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UsingBestParams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4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  <table:table-cell office:value-type="string" calcext:value-type="string">
            <text:p>Parameter set</text:p>
          </table:table-cell>
          <table:table-cell table:style-name="ce2" office:value-type="string" calcext:value-type="string">
            <text:p>$S_{N}$</text:p>
          </table:table-cell>
          <table:table-cell office:value-type="string" calcext:value-type="string">
            <text:p>$S_{k_1}$</text:p>
          </table:table-cell>
          <table:table-cell office:value-type="string" calcext:value-type="string">
            <text:p>$S_{\tau_1}$</text:p>
          </table:table-cell>
          <table:table-cell office:value-type="string" calcext:value-type="string">
            <text:p>$S_{\tau_2}$</text:p>
          </table:table-cell>
          <table:table-cell office:value-type="string" calcext:value-type="string">
            <text:p>$S_{\tau_{ach}}$</text:p>
          </table:table-cell>
          <table:table-cell office:value-type="string" calcext:value-type="string">
            <text:p>$S_{\tau_{nor}}$</text:p>
          </table:table-cell>
          <table:table-cell table:style-name="ce2" office:value-type="string" calcext:value-type="string">
            <text:p>$S_{h_0}$</text:p>
          </table:table-cell>
          <table:table-cell office:value-type="string" calcext:value-type="string">
            <text:p>$S_{m_{ach}}$</text:p>
          </table:table-cell>
          <table:table-cell office:value-type="string" calcext:value-type="string">
            <text:p>$S_{m_{nor}}$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276])" office:value-type="float" office:value="2.23948091073384" calcext:value-type="float">
            <text:p>2.2394809107</text:p>
          </table:table-cell>
          <table:table-cell table:formula="of:=AVERAGE([.C4:.C276])" office:value-type="float" office:value="0.886608979736124" calcext:value-type="float">
            <text:p>0.8866089797</text:p>
          </table:table-cell>
          <table:table-cell table:formula="of:=AVERAGE([.D4:.D276])" office:value-type="float" office:value="1.20489603997726" calcext:value-type="float">
            <text:p>1.20489604</text:p>
          </table:table-cell>
          <table:table-cell table:formula="of:=AVERAGE([.E4:.E276])" office:value-type="float" office:value="0.608517363444912" calcext:value-type="float">
            <text:p>0.6085173634</text:p>
          </table:table-cell>
          <table:table-cell table:formula="of:=AVERAGE([.F4:.F276])" office:value-type="float" office:value="0.525388764844766" calcext:value-type="float">
            <text:p>0.5253887648</text:p>
          </table:table-cell>
          <table:table-cell table:formula="of:=AVERAGE([.G4:.G276])" office:value-type="float" office:value="4.3455263740622" calcext:value-type="float">
            <text:p>4.3455263741</text:p>
          </table:table-cell>
          <table:table-cell table:formula="of:=AVERAGE([.H4:.H276])" office:value-type="float" office:value="20.0551450892789" calcext:value-type="float">
            <text:p>20.0551450893</text:p>
          </table:table-cell>
          <table:table-cell table:formula="of:=AVERAGE([.I4:.I276])" office:value-type="float" office:value="6.78923811915744" calcext:value-type="float">
            <text:p>6.7892381192</text:p>
          </table:table-cell>
          <table:table-cell table:formula="of:=AVERAGE([.J4:.J276])" office:value-type="float" office:value="0.832887792088195" calcext:value-type="float">
            <text:p>0.8328877921</text:p>
          </table:table-cell>
          <table:table-cell table:number-columns-repeated="3"/>
          <table:table-cell office:value-type="string" calcext:value-type="string">
            <text:p>original parameters</text:p>
          </table:table-cell>
          <table:table-cell office:value-type="string" calcext:value-type="string">
            <text:p>$15.26\pm4$</text:p>
          </table:table-cell>
          <table:table-cell office:value-type="string" calcext:value-type="string">
            <text:p>$.0792\pm .04$</text:p>
          </table:table-cell>
          <table:table-cell office:value-type="string" calcext:value-type="string">
            <text:p>$.0739\pm.04$</text:p>
          </table:table-cell>
          <table:table-cell office:value-type="string" calcext:value-type="string">
            <text:p>$.0156\pm.004$</text:p>
          </table:table-cell>
          <table:table-cell office:value-type="string" calcext:value-type="string">
            <text:p>$.0540\pm.013$</text:p>
          </table:table-cell>
          <table:table-cell table:style-name="ce1" office:value-type="string" calcext:value-type="string">
            <text:p>$0.00055\pm4E-4$</text:p>
          </table:table-cell>
          <table:table-cell office:value-type="string" calcext:value-type="string">
            <text:p>$19.9\pm 6$</text:p>
          </table:table-cell>
          <table:table-cell office:value-type="string" calcext:value-type="string">
            <text:p>$.574\pm.7$</text:p>
          </table:table-cell>
          <table:table-cell office:value-type="string" calcext:value-type="string">
            <text:p>$14.6\pm4$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4:.B276])" office:value-type="float" office:value="4.84630830786511" calcext:value-type="float">
            <text:p>4.8463083079</text:p>
          </table:table-cell>
          <table:table-cell table:formula="of:=STDEV([.C4:.C276])" office:value-type="float" office:value="3.2366772398993" calcext:value-type="float">
            <text:p>3.2366772399</text:p>
          </table:table-cell>
          <table:table-cell table:formula="of:=STDEV([.D4:.D276])" office:value-type="float" office:value="3.59385613141149" calcext:value-type="float">
            <text:p>3.5938561314</text:p>
          </table:table-cell>
          <table:table-cell table:formula="of:=STDEV([.E4:.E276])" office:value-type="float" office:value="2.77283608030496" calcext:value-type="float">
            <text:p>2.7728360803</text:p>
          </table:table-cell>
          <table:table-cell table:formula="of:=STDEV([.F4:.F276])" office:value-type="float" office:value="2.43528508602779" calcext:value-type="float">
            <text:p>2.435285086</text:p>
          </table:table-cell>
          <table:table-cell table:formula="of:=STDEV([.G4:.G276])" office:value-type="float" office:value="1.87363829081017" calcext:value-type="float">
            <text:p>1.8736382908</text:p>
          </table:table-cell>
          <table:table-cell table:formula="of:=STDEV([.H4:.H276])" office:value-type="float" office:value="5.51410857453201" calcext:value-type="float">
            <text:p>5.5141085745</text:p>
          </table:table-cell>
          <table:table-cell table:formula="of:=STDEV([.I4:.I276])" office:value-type="float" office:value="2.07647140029821" calcext:value-type="float">
            <text:p>2.0764714003</text:p>
          </table:table-cell>
          <table:table-cell table:formula="of:=STDEV([.J4:.J276])" office:value-type="float" office:value="1.85503914829902" calcext:value-type="float">
            <text:p>1.8550391483</text:p>
          </table:table-cell>
          <table:table-cell table:number-columns-repeated="3"/>
          <table:table-cell office:value-type="string" calcext:value-type="string">
            <text:p>estimated parameters</text:p>
          </table:table-cell>
          <table:table-cell office:value-type="string" calcext:value-type="string">
            <text:p>$2.24\pm5$</text:p>
          </table:table-cell>
          <table:table-cell office:value-type="string" calcext:value-type="string">
            <text:p>$.89\pm3$</text:p>
          </table:table-cell>
          <table:table-cell office:value-type="string" calcext:value-type="string">
            <text:p>$1.20\pm4$</text:p>
          </table:table-cell>
          <table:table-cell office:value-type="string" calcext:value-type="string">
            <text:p>$.61\pm3$</text:p>
          </table:table-cell>
          <table:table-cell office:value-type="string" calcext:value-type="string">
            <text:p>$0.52\pm2$</text:p>
          </table:table-cell>
          <table:table-cell office:value-type="string" calcext:value-type="string">
            <text:p>$4.34\pm1.9$</text:p>
          </table:table-cell>
          <table:table-cell office:value-type="string" calcext:value-type="string">
            <text:p>$20.1\pm 6$</text:p>
          </table:table-cell>
          <table:table-cell office:value-type="string" calcext:value-type="string">
            <text:p>$6.79\pm2$</text:p>
          </table:table-cell>
          <table:table-cell office:value-type="string" calcext:value-type="string">
            <text:p>$.83\pm 1.9$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0.192604327248638" calcext:value-type="float">
            <text:p>0.1926043272</text:p>
          </table:table-cell>
          <table:table-cell office:value-type="float" office:value="0.0449692194452814" calcext:value-type="float">
            <text:p>0.0449692194</text:p>
          </table:table-cell>
          <table:table-cell office:value-type="float" office:value="0.126120801482002" calcext:value-type="float">
            <text:p>0.1261208015</text:p>
          </table:table-cell>
          <table:table-cell office:value-type="float" office:value="0.011457517151532" calcext:value-type="float">
            <text:p>0.0114575172</text:p>
          </table:table-cell>
          <table:table-cell office:value-type="float" office:value="0.0416070543625956" calcext:value-type="float">
            <text:p>0.0416070544</text:p>
          </table:table-cell>
          <table:table-cell office:value-type="float" office:value="4.62522289927686" calcext:value-type="float">
            <text:p>4.6252228993</text:p>
          </table:table-cell>
          <table:table-cell office:value-type="float" office:value="22.560973210134" calcext:value-type="float">
            <text:p>22.5609732101</text:p>
          </table:table-cell>
          <table:table-cell office:value-type="float" office:value="7.55395645843279" calcext:value-type="float">
            <text:p>7.5539564584</text:p>
          </table:table-cell>
          <table:table-cell office:value-type="float" office:value="0.695749582049137" calcext:value-type="float">
            <text:p>0.6957495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3.2509574433404" calcext:value-type="float">
            <text:p>13.2509574433</text:p>
          </table:table-cell>
          <table:table-cell office:value-type="float" office:value="12.8975148225086" calcext:value-type="float">
            <text:p>12.8975148225</text:p>
          </table:table-cell>
          <table:table-cell office:value-type="float" office:value="13.2510175913486" calcext:value-type="float">
            <text:p>13.2510175913</text:p>
          </table:table-cell>
          <table:table-cell office:value-type="float" office:value="13.2408050827725" calcext:value-type="float">
            <text:p>13.2408050828</text:p>
          </table:table-cell>
          <table:table-cell office:value-type="float" office:value="13.23610026707" calcext:value-type="float">
            <text:p>13.2361002671</text:p>
          </table:table-cell>
          <table:table-cell office:value-type="float" office:value="5.01489121807295" calcext:value-type="float">
            <text:p>5.0148912181</text:p>
          </table:table-cell>
          <table:table-cell office:value-type="float" office:value="24.4947875967261" calcext:value-type="float">
            <text:p>24.4947875967</text:p>
          </table:table-cell>
          <table:table-cell office:value-type="float" office:value="8.19252552236144" calcext:value-type="float">
            <text:p>8.1925255224</text:p>
          </table:table-cell>
          <table:table-cell office:value-type="float" office:value="0.757687885045709" calcext:value-type="float">
            <text:p>0.7576878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0.296486941872884" calcext:value-type="float">
            <text:p>0.2964869419</text:p>
          </table:table-cell>
          <table:table-cell office:value-type="float" office:value="0.0761508416377018" calcext:value-type="float">
            <text:p>0.0761508416</text:p>
          </table:table-cell>
          <table:table-cell office:value-type="float" office:value="0.138904444022646" calcext:value-type="float">
            <text:p>0.138904444</text:p>
          </table:table-cell>
          <table:table-cell office:value-type="float" office:value="0.0273117054299896" calcext:value-type="float">
            <text:p>0.0273117054</text:p>
          </table:table-cell>
          <table:table-cell office:value-type="float" office:value="0.058698612755" calcext:value-type="float">
            <text:p>0.0586986128</text:p>
          </table:table-cell>
          <table:table-cell office:value-type="float" office:value="4.89707087989682" calcext:value-type="float">
            <text:p>4.8970708799</text:p>
          </table:table-cell>
          <table:table-cell office:value-type="float" office:value="23.8941736919162" calcext:value-type="float">
            <text:p>23.8941736919</text:p>
          </table:table-cell>
          <table:table-cell office:value-type="float" office:value="7.99941963293361" calcext:value-type="float">
            <text:p>7.9994196329</text:p>
          </table:table-cell>
          <table:table-cell office:value-type="float" office:value="0.738772677393489" calcext:value-type="float">
            <text:p>0.73877267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0.131667844710409" calcext:value-type="float">
            <text:p>0.1316678447</text:p>
          </table:table-cell>
          <table:table-cell office:value-type="float" office:value="0.0400064981261028" calcext:value-type="float">
            <text:p>0.0400064981</text:p>
          </table:table-cell>
          <table:table-cell office:value-type="float" office:value="0.089666468742604" calcext:value-type="float">
            <text:p>0.0896664687</text:p>
          </table:table-cell>
          <table:table-cell office:value-type="float" office:value="0.00667801344024938" calcext:value-type="float">
            <text:p>0.0066780134</text:p>
          </table:table-cell>
          <table:table-cell office:value-type="float" office:value="0.0442730722224466" calcext:value-type="float">
            <text:p>0.0442730722</text:p>
          </table:table-cell>
          <table:table-cell office:value-type="float" office:value="2.75487331634108" calcext:value-type="float">
            <text:p>2.7548733163</text:p>
          </table:table-cell>
          <table:table-cell office:value-type="float" office:value="13.4910708996661" calcext:value-type="float">
            <text:p>13.4910708997</text:p>
          </table:table-cell>
          <table:table-cell office:value-type="float" office:value="4.50748160079483" calcext:value-type="float">
            <text:p>4.5074816008</text:p>
          </table:table-cell>
          <table:table-cell office:value-type="float" office:value="0.414153005215234" calcext:value-type="float">
            <text:p>0.4141530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0.167595733916136" calcext:value-type="float">
            <text:p>0.1675957339</text:p>
          </table:table-cell>
          <table:table-cell office:value-type="float" office:value="0.0394660410844924" calcext:value-type="float">
            <text:p>0.0394660411</text:p>
          </table:table-cell>
          <table:table-cell office:value-type="float" office:value="0.0969185902254778" calcext:value-type="float">
            <text:p>0.0969185902</text:p>
          </table:table-cell>
          <table:table-cell office:value-type="float" office:value="0.00688814597470629" calcext:value-type="float">
            <text:p>0.006888146</text:p>
          </table:table-cell>
          <table:table-cell office:value-type="float" office:value="0.0362579573182672" calcext:value-type="float">
            <text:p>0.0362579573</text:p>
          </table:table-cell>
          <table:table-cell office:value-type="float" office:value="3.68238238383191" calcext:value-type="float">
            <text:p>3.6823823838</text:p>
          </table:table-cell>
          <table:table-cell office:value-type="float" office:value="17.6917547804313" calcext:value-type="float">
            <text:p>17.6917547804</text:p>
          </table:table-cell>
          <table:table-cell office:value-type="float" office:value="6.02272941984093" calcext:value-type="float">
            <text:p>6.0227294198</text:p>
          </table:table-cell>
          <table:table-cell office:value-type="float" office:value="0.544765595009938" calcext:value-type="float">
            <text:p>0.544765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0.262265173335837" calcext:value-type="float">
            <text:p>0.2622651733</text:p>
          </table:table-cell>
          <table:table-cell office:value-type="float" office:value="0.0771460878315683" calcext:value-type="float">
            <text:p>0.0771460878</text:p>
          </table:table-cell>
          <table:table-cell office:value-type="float" office:value="0.128123067986456" calcext:value-type="float">
            <text:p>0.128123068</text:p>
          </table:table-cell>
          <table:table-cell office:value-type="float" office:value="0.0189467482309611" calcext:value-type="float">
            <text:p>0.0189467482</text:p>
          </table:table-cell>
          <table:table-cell office:value-type="float" office:value="0.0585074670268175" calcext:value-type="float">
            <text:p>0.058507467</text:p>
          </table:table-cell>
          <table:table-cell office:value-type="float" office:value="4.68546115672291" calcext:value-type="float">
            <text:p>4.6854611567</text:p>
          </table:table-cell>
          <table:table-cell office:value-type="float" office:value="22.8251330882924" calcext:value-type="float">
            <text:p>22.8251330883</text:p>
          </table:table-cell>
          <table:table-cell office:value-type="float" office:value="7.65505913122824" calcext:value-type="float">
            <text:p>7.6550591312</text:p>
          </table:table-cell>
          <table:table-cell office:value-type="float" office:value="0.705819136485067" calcext:value-type="float">
            <text:p>0.70581913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0.180080637207792" calcext:value-type="float">
            <text:p>0.1800806372</text:p>
          </table:table-cell>
          <table:table-cell office:value-type="float" office:value="0.0633395013154957" calcext:value-type="float">
            <text:p>0.0633395013</text:p>
          </table:table-cell>
          <table:table-cell office:value-type="float" office:value="0.132199948180553" calcext:value-type="float">
            <text:p>0.1321999482</text:p>
          </table:table-cell>
          <table:table-cell office:value-type="float" office:value="0.0146407637883351" calcext:value-type="float">
            <text:p>0.0146407638</text:p>
          </table:table-cell>
          <table:table-cell office:value-type="float" office:value="0.0504671557722359" calcext:value-type="float">
            <text:p>0.0504671558</text:p>
          </table:table-cell>
          <table:table-cell office:value-type="float" office:value="4.25644858896291" calcext:value-type="float">
            <text:p>4.256448589</text:p>
          </table:table-cell>
          <table:table-cell office:value-type="float" office:value="20.7603861670204" calcext:value-type="float">
            <text:p>20.760386167</text:p>
          </table:table-cell>
          <table:table-cell office:value-type="float" office:value="6.9434942104686" calcext:value-type="float">
            <text:p>6.9434942105</text:p>
          </table:table-cell>
          <table:table-cell office:value-type="float" office:value="0.641387960344195" calcext:value-type="float">
            <text:p>0.64138796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0.203442787627726" calcext:value-type="float">
            <text:p>0.2034427876</text:p>
          </table:table-cell>
          <table:table-cell office:value-type="float" office:value="0.048369515247191" calcext:value-type="float">
            <text:p>0.0483695152</text:p>
          </table:table-cell>
          <table:table-cell office:value-type="float" office:value="0.108893376758501" calcext:value-type="float">
            <text:p>0.1088933768</text:p>
          </table:table-cell>
          <table:table-cell office:value-type="float" office:value="0.00903316468981604" calcext:value-type="float">
            <text:p>0.0090331647</text:p>
          </table:table-cell>
          <table:table-cell office:value-type="float" office:value="0.0485336918906676" calcext:value-type="float">
            <text:p>0.0485336919</text:p>
          </table:table-cell>
          <table:table-cell office:value-type="float" office:value="3.74812198727859" calcext:value-type="float">
            <text:p>3.7481219873</text:p>
          </table:table-cell>
          <table:table-cell office:value-type="float" office:value="18.3578041743503" calcext:value-type="float">
            <text:p>18.3578041744</text:p>
          </table:table-cell>
          <table:table-cell office:value-type="float" office:value="6.11341830160489" calcext:value-type="float">
            <text:p>6.1134183016</text:p>
          </table:table-cell>
          <table:table-cell office:value-type="float" office:value="0.569437580561927" calcext:value-type="float">
            <text:p>0.56943758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0.258669576025785" calcext:value-type="float">
            <text:p>0.258669576</text:p>
          </table:table-cell>
          <table:table-cell office:value-type="float" office:value="0.0894193195169759" calcext:value-type="float">
            <text:p>0.0894193195</text:p>
          </table:table-cell>
          <table:table-cell office:value-type="float" office:value="0.14774165066667" calcext:value-type="float">
            <text:p>0.1477416507</text:p>
          </table:table-cell>
          <table:table-cell office:value-type="float" office:value="0.00976991625467531" calcext:value-type="float">
            <text:p>0.0097699163</text:p>
          </table:table-cell>
          <table:table-cell office:value-type="float" office:value="0.0611764960880924" calcext:value-type="float">
            <text:p>0.0611764961</text:p>
          </table:table-cell>
          <table:table-cell office:value-type="float" office:value="5.02943221145122" calcext:value-type="float">
            <text:p>5.0294322115</text:p>
          </table:table-cell>
          <table:table-cell office:value-type="float" office:value="24.4954431938409" calcext:value-type="float">
            <text:p>24.4954431938</text:p>
          </table:table-cell>
          <table:table-cell office:value-type="float" office:value="8.22009910576025" calcext:value-type="float">
            <text:p>8.2200991058</text:p>
          </table:table-cell>
          <table:table-cell office:value-type="float" office:value="0.758437919599425" calcext:value-type="float">
            <text:p>0.75843791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0.201849295161315" calcext:value-type="float">
            <text:p>0.2018492952</text:p>
          </table:table-cell>
          <table:table-cell office:value-type="float" office:value="0.0444065014731778" calcext:value-type="float">
            <text:p>0.0444065015</text:p>
          </table:table-cell>
          <table:table-cell office:value-type="float" office:value="0.134342577640904" calcext:value-type="float">
            <text:p>0.1343425776</text:p>
          </table:table-cell>
          <table:table-cell office:value-type="float" office:value="0.00895497073338629" calcext:value-type="float">
            <text:p>0.0089549707</text:p>
          </table:table-cell>
          <table:table-cell office:value-type="float" office:value="0.0517736137623046" calcext:value-type="float">
            <text:p>0.0517736138</text:p>
          </table:table-cell>
          <table:table-cell office:value-type="float" office:value="5.01921269963408" calcext:value-type="float">
            <text:p>5.0192126996</text:p>
          </table:table-cell>
          <table:table-cell office:value-type="float" office:value="24.4543313655958" calcext:value-type="float">
            <text:p>24.4543313656</text:p>
          </table:table-cell>
          <table:table-cell office:value-type="float" office:value="8.19546285012359" calcext:value-type="float">
            <text:p>8.1954628501</text:p>
          </table:table-cell>
          <table:table-cell office:value-type="float" office:value="0.754395220715588" calcext:value-type="float">
            <text:p>0.7543952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0.364918395171675" calcext:value-type="float">
            <text:p>0.3649183952</text:p>
          </table:table-cell>
          <table:table-cell office:value-type="float" office:value="0.0600349166760307" calcext:value-type="float">
            <text:p>0.0600349167</text:p>
          </table:table-cell>
          <table:table-cell office:value-type="float" office:value="0.062665618825456" calcext:value-type="float">
            <text:p>0.0626656188</text:p>
          </table:table-cell>
          <table:table-cell office:value-type="float" office:value="0.00664161705353728" calcext:value-type="float">
            <text:p>0.0066416171</text:p>
          </table:table-cell>
          <table:table-cell office:value-type="float" office:value="0.0300300839418405" calcext:value-type="float">
            <text:p>0.0300300839</text:p>
          </table:table-cell>
          <table:table-cell office:value-type="float" office:value="2.31649428430521" calcext:value-type="float">
            <text:p>2.3164942843</text:p>
          </table:table-cell>
          <table:table-cell office:value-type="float" office:value="11.090049578856" calcext:value-type="float">
            <text:p>11.0900495789</text:p>
          </table:table-cell>
          <table:table-cell office:value-type="float" office:value="3.77907775002295" calcext:value-type="float">
            <text:p>3.77907775</text:p>
          </table:table-cell>
          <table:table-cell office:value-type="float" office:value="0.351364209141928" calcext:value-type="float">
            <text:p>0.35136420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0.231694862909679" calcext:value-type="float">
            <text:p>0.2316948629</text:p>
          </table:table-cell>
          <table:table-cell office:value-type="float" office:value="0.076141519033396" calcext:value-type="float">
            <text:p>0.076141519</text:p>
          </table:table-cell>
          <table:table-cell office:value-type="float" office:value="0.134052655246323" calcext:value-type="float">
            <text:p>0.1340526552</text:p>
          </table:table-cell>
          <table:table-cell office:value-type="float" office:value="0.0219713064355356" calcext:value-type="float">
            <text:p>0.0219713064</text:p>
          </table:table-cell>
          <table:table-cell office:value-type="float" office:value="0.0539255353979379" calcext:value-type="float">
            <text:p>0.0539255354</text:p>
          </table:table-cell>
          <table:table-cell office:value-type="float" office:value="5.02506419334999" calcext:value-type="float">
            <text:p>5.0250641933</text:p>
          </table:table-cell>
          <table:table-cell office:value-type="float" office:value="24.4953805307546" calcext:value-type="float">
            <text:p>24.4953805308</text:p>
          </table:table-cell>
          <table:table-cell office:value-type="float" office:value="8.20931239461781" calcext:value-type="float">
            <text:p>8.2093123946</text:p>
          </table:table-cell>
          <table:table-cell office:value-type="float" office:value="0.756429313857484" calcext:value-type="float">
            <text:p>0.75642931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0.22290320683628" calcext:value-type="float">
            <text:p>0.2229032068</text:p>
          </table:table-cell>
          <table:table-cell office:value-type="float" office:value="0.0600136669818964" calcext:value-type="float">
            <text:p>0.060013667</text:p>
          </table:table-cell>
          <table:table-cell office:value-type="float" office:value="0.129334948348305" calcext:value-type="float">
            <text:p>0.1293349483</text:p>
          </table:table-cell>
          <table:table-cell office:value-type="float" office:value="0.0277192501856234" calcext:value-type="float">
            <text:p>0.0277192502</text:p>
          </table:table-cell>
          <table:table-cell office:value-type="float" office:value="0.0679301542340937" calcext:value-type="float">
            <text:p>0.0679301542</text:p>
          </table:table-cell>
          <table:table-cell office:value-type="float" office:value="4.25443971377828" calcext:value-type="float">
            <text:p>4.2544397138</text:p>
          </table:table-cell>
          <table:table-cell office:value-type="float" office:value="20.7371933106177" calcext:value-type="float">
            <text:p>20.7371933106</text:p>
          </table:table-cell>
          <table:table-cell office:value-type="float" office:value="6.93984397034652" calcext:value-type="float">
            <text:p>6.9398439703</text:p>
          </table:table-cell>
          <table:table-cell office:value-type="float" office:value="0.645662617927056" calcext:value-type="float">
            <text:p>0.64566261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0.11273835977118" calcext:value-type="float">
            <text:p>0.1127383598</text:p>
          </table:table-cell>
          <table:table-cell office:value-type="float" office:value="0.0337224918064577" calcext:value-type="float">
            <text:p>0.0337224918</text:p>
          </table:table-cell>
          <table:table-cell office:value-type="float" office:value="0.0756998782687022" calcext:value-type="float">
            <text:p>0.0756998783</text:p>
          </table:table-cell>
          <table:table-cell office:value-type="float" office:value="0.00729767658079768" calcext:value-type="float">
            <text:p>0.0072976766</text:p>
          </table:table-cell>
          <table:table-cell office:value-type="float" office:value="0.039018445934499" calcext:value-type="float">
            <text:p>0.0390184459</text:p>
          </table:table-cell>
          <table:table-cell office:value-type="float" office:value="2.7908475815181" calcext:value-type="float">
            <text:p>2.7908475815</text:p>
          </table:table-cell>
          <table:table-cell office:value-type="float" office:value="13.601302913625" calcext:value-type="float">
            <text:p>13.6013029136</text:p>
          </table:table-cell>
          <table:table-cell office:value-type="float" office:value="4.55286358178222" calcext:value-type="float">
            <text:p>4.5528635818</text:p>
          </table:table-cell>
          <table:table-cell office:value-type="float" office:value="0.419335927240974" calcext:value-type="float">
            <text:p>0.41933592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0.121474927746607" calcext:value-type="float">
            <text:p>0.1214749277</text:p>
          </table:table-cell>
          <table:table-cell office:value-type="float" office:value="0.0260946341941914" calcext:value-type="float">
            <text:p>0.0260946342</text:p>
          </table:table-cell>
          <table:table-cell office:value-type="float" office:value="0.0775839526605602" calcext:value-type="float">
            <text:p>0.0775839527</text:p>
          </table:table-cell>
          <table:table-cell office:value-type="float" office:value="0.00860465458027046" calcext:value-type="float">
            <text:p>0.0086046546</text:p>
          </table:table-cell>
          <table:table-cell office:value-type="float" office:value="0.0230373002071049" calcext:value-type="float">
            <text:p>0.0230373002</text:p>
          </table:table-cell>
          <table:table-cell office:value-type="float" office:value="3.17291013747341" calcext:value-type="float">
            <text:p>3.1729101375</text:p>
          </table:table-cell>
          <table:table-cell office:value-type="float" office:value="15.4592079452655" calcext:value-type="float">
            <text:p>15.4592079453</text:p>
          </table:table-cell>
          <table:table-cell office:value-type="float" office:value="5.17585450808072" calcext:value-type="float">
            <text:p>5.1758545081</text:p>
          </table:table-cell>
          <table:table-cell office:value-type="float" office:value="0.477396849573056" calcext:value-type="float">
            <text:p>0.4773968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0.111448894157956" calcext:value-type="float">
            <text:p>0.1114488942</text:p>
          </table:table-cell>
          <table:table-cell office:value-type="float" office:value="0.0343429938853616" calcext:value-type="float">
            <text:p>0.0343429939</text:p>
          </table:table-cell>
          <table:table-cell office:value-type="float" office:value="0.0764814715628115" calcext:value-type="float">
            <text:p>0.0764814716</text:p>
          </table:table-cell>
          <table:table-cell office:value-type="float" office:value="0.0285779906573198" calcext:value-type="float">
            <text:p>0.0285779907</text:p>
          </table:table-cell>
          <table:table-cell office:value-type="float" office:value="0.0233769340404165" calcext:value-type="float">
            <text:p>0.023376934</text:p>
          </table:table-cell>
          <table:table-cell office:value-type="float" office:value="2.56814161039277" calcext:value-type="float">
            <text:p>2.5681416104</text:p>
          </table:table-cell>
          <table:table-cell office:value-type="float" office:value="12.6090298351138" calcext:value-type="float">
            <text:p>12.6090298351</text:p>
          </table:table-cell>
          <table:table-cell office:value-type="float" office:value="4.1963251032905" calcext:value-type="float">
            <text:p>4.1963251033</text:p>
          </table:table-cell>
          <table:table-cell office:value-type="float" office:value="0.391202774751283" calcext:value-type="float">
            <text:p>0.39120277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13.0724149395472" calcext:value-type="float">
            <text:p>13.0724149395</text:p>
          </table:table-cell>
          <table:table-cell office:value-type="float" office:value="13.1332533175669" calcext:value-type="float">
            <text:p>13.1332533176</text:p>
          </table:table-cell>
          <table:table-cell office:value-type="float" office:value="0.16718477140799" calcext:value-type="float">
            <text:p>0.1671847714</text:p>
          </table:table-cell>
          <table:table-cell office:value-type="float" office:value="0.0328299800323428" calcext:value-type="float">
            <text:p>0.03282998</text:p>
          </table:table-cell>
          <table:table-cell office:value-type="float" office:value="0.0510753937986053" calcext:value-type="float">
            <text:p>0.0510753938</text:p>
          </table:table-cell>
          <table:table-cell office:value-type="float" office:value="4.79368867888124" calcext:value-type="float">
            <text:p>4.7936886789</text:p>
          </table:table-cell>
          <table:table-cell office:value-type="float" office:value="23.3010015801145" calcext:value-type="float">
            <text:p>23.3010015801</text:p>
          </table:table-cell>
          <table:table-cell office:value-type="float" office:value="7.83030526325899" calcext:value-type="float">
            <text:p>7.8303052633</text:p>
          </table:table-cell>
          <table:table-cell office:value-type="float" office:value="0.72198921780832" calcext:value-type="float">
            <text:p>0.72198921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0.043404765932313" calcext:value-type="float">
            <text:p>0.0434047659</text:p>
          </table:table-cell>
          <table:table-cell office:value-type="float" office:value="0.0126480565144164" calcext:value-type="float">
            <text:p>0.0126480565</text:p>
          </table:table-cell>
          <table:table-cell office:value-type="float" office:value="0.0271043715835774" calcext:value-type="float">
            <text:p>0.0271043716</text:p>
          </table:table-cell>
          <table:table-cell office:value-type="float" office:value="0.00164703314788395" calcext:value-type="float">
            <text:p>0.0016470331</text:p>
          </table:table-cell>
          <table:table-cell office:value-type="float" office:value="0.017736513434579" calcext:value-type="float">
            <text:p>0.0177365134</text:p>
          </table:table-cell>
          <table:table-cell office:value-type="float" office:value="1.01191530690501" calcext:value-type="float">
            <text:p>1.0119153069</text:p>
          </table:table-cell>
          <table:table-cell office:value-type="float" office:value="5.00028763851262" calcext:value-type="float">
            <text:p>5.0002876385</text:p>
          </table:table-cell>
          <table:table-cell office:value-type="float" office:value="1.65107459182371" calcext:value-type="float">
            <text:p>1.6510745918</text:p>
          </table:table-cell>
          <table:table-cell office:value-type="float" office:value="0.160500326868262" calcext:value-type="float">
            <text:p>0.16050032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0.192339130212332" calcext:value-type="float">
            <text:p>0.1923391302</text:p>
          </table:table-cell>
          <table:table-cell office:value-type="float" office:value="0.0603104379560304" calcext:value-type="float">
            <text:p>0.060310438</text:p>
          </table:table-cell>
          <table:table-cell office:value-type="float" office:value="0.137423851786974" calcext:value-type="float">
            <text:p>0.1374238518</text:p>
          </table:table-cell>
          <table:table-cell office:value-type="float" office:value="0.0257777755966672" calcext:value-type="float">
            <text:p>0.0257777756</text:p>
          </table:table-cell>
          <table:table-cell office:value-type="float" office:value="0.049153977614407" calcext:value-type="float">
            <text:p>0.0491539776</text:p>
          </table:table-cell>
          <table:table-cell office:value-type="float" office:value="5.02712786729933" calcext:value-type="float">
            <text:p>5.0271278673</text:p>
          </table:table-cell>
          <table:table-cell office:value-type="float" office:value="24.4937829233895" calcext:value-type="float">
            <text:p>24.4937829234</text:p>
          </table:table-cell>
          <table:table-cell office:value-type="float" office:value="8.21190817919967" calcext:value-type="float">
            <text:p>8.2119081792</text:p>
          </table:table-cell>
          <table:table-cell office:value-type="float" office:value="0.756390992466636" calcext:value-type="float">
            <text:p>0.75639099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0.334569080518234" calcext:value-type="float">
            <text:p>0.3345690805</text:p>
          </table:table-cell>
          <table:table-cell office:value-type="float" office:value="0.0680353779021456" calcext:value-type="float">
            <text:p>0.0680353779</text:p>
          </table:table-cell>
          <table:table-cell office:value-type="float" office:value="0.113381490743319" calcext:value-type="float">
            <text:p>0.1133814907</text:p>
          </table:table-cell>
          <table:table-cell office:value-type="float" office:value="0.00805532659098714" calcext:value-type="float">
            <text:p>0.0080553266</text:p>
          </table:table-cell>
          <table:table-cell office:value-type="float" office:value="0.0409717415064209" calcext:value-type="float">
            <text:p>0.0409717415</text:p>
          </table:table-cell>
          <table:table-cell office:value-type="float" office:value="3.98042325304753" calcext:value-type="float">
            <text:p>3.980423253</text:p>
          </table:table-cell>
          <table:table-cell office:value-type="float" office:value="19.3650453313" calcext:value-type="float">
            <text:p>19.3650453313</text:p>
          </table:table-cell>
          <table:table-cell office:value-type="float" office:value="6.50866255872852" calcext:value-type="float">
            <text:p>6.5086625587</text:p>
          </table:table-cell>
          <table:table-cell office:value-type="float" office:value="0.604666695232479" calcext:value-type="float">
            <text:p>0.60466669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0.188356317269937" calcext:value-type="float">
            <text:p>0.1883563173</text:p>
          </table:table-cell>
          <table:table-cell office:value-type="float" office:value="0.0532931493080783" calcext:value-type="float">
            <text:p>0.0532931493</text:p>
          </table:table-cell>
          <table:table-cell office:value-type="float" office:value="0.0911164413320385" calcext:value-type="float">
            <text:p>0.0911164413</text:p>
          </table:table-cell>
          <table:table-cell office:value-type="float" office:value="0.0352873403715209" calcext:value-type="float">
            <text:p>0.0352873404</text:p>
          </table:table-cell>
          <table:table-cell office:value-type="float" office:value="0.0397375701338999" calcext:value-type="float">
            <text:p>0.0397375701</text:p>
          </table:table-cell>
          <table:table-cell office:value-type="float" office:value="3.21845767929921" calcext:value-type="float">
            <text:p>3.2184576793</text:p>
          </table:table-cell>
          <table:table-cell office:value-type="float" office:value="15.5587111471337" calcext:value-type="float">
            <text:p>15.5587111471</text:p>
          </table:table-cell>
          <table:table-cell office:value-type="float" office:value="5.24893454168599" calcext:value-type="float">
            <text:p>5.2489345417</text:p>
          </table:table-cell>
          <table:table-cell office:value-type="float" office:value="0.47934033652134" calcext:value-type="float">
            <text:p>0.47934033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0.106946067662169" calcext:value-type="float">
            <text:p>0.1069460677</text:p>
          </table:table-cell>
          <table:table-cell office:value-type="float" office:value="0.0245561045161442" calcext:value-type="float">
            <text:p>0.0245561045</text:p>
          </table:table-cell>
          <table:table-cell office:value-type="float" office:value="0.0822085580098235" calcext:value-type="float">
            <text:p>0.082208558</text:p>
          </table:table-cell>
          <table:table-cell office:value-type="float" office:value="0.00586417834362715" calcext:value-type="float">
            <text:p>0.0058641783</text:p>
          </table:table-cell>
          <table:table-cell office:value-type="float" office:value="0.018794199199371" calcext:value-type="float">
            <text:p>0.0187941992</text:p>
          </table:table-cell>
          <table:table-cell office:value-type="float" office:value="1.59555252857572" calcext:value-type="float">
            <text:p>1.5955525286</text:p>
          </table:table-cell>
          <table:table-cell office:value-type="float" office:value="7.8745095725037" calcext:value-type="float">
            <text:p>7.8745095725</text:p>
          </table:table-cell>
          <table:table-cell office:value-type="float" office:value="2.60208415419329" calcext:value-type="float">
            <text:p>2.6020841542</text:p>
          </table:table-cell>
          <table:table-cell office:value-type="float" office:value="0.239474481602642" calcext:value-type="float">
            <text:p>0.23947448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0.180000575396086" calcext:value-type="float">
            <text:p>0.1800005754</text:p>
          </table:table-cell>
          <table:table-cell office:value-type="float" office:value="0.0539192779936706" calcext:value-type="float">
            <text:p>0.053919278</text:p>
          </table:table-cell>
          <table:table-cell office:value-type="float" office:value="0.105938820437498" calcext:value-type="float">
            <text:p>0.1059388204</text:p>
          </table:table-cell>
          <table:table-cell office:value-type="float" office:value="0.0226804528572922" calcext:value-type="float">
            <text:p>0.0226804529</text:p>
          </table:table-cell>
          <table:table-cell office:value-type="float" office:value="0.0504592110184956" calcext:value-type="float">
            <text:p>0.050459211</text:p>
          </table:table-cell>
          <table:table-cell office:value-type="float" office:value="3.0246088057387" calcext:value-type="float">
            <text:p>3.0246088057</text:p>
          </table:table-cell>
          <table:table-cell office:value-type="float" office:value="14.7628487618154" calcext:value-type="float">
            <text:p>14.7628487618</text:p>
          </table:table-cell>
          <table:table-cell office:value-type="float" office:value="4.93318582808611" calcext:value-type="float">
            <text:p>4.9331858281</text:p>
          </table:table-cell>
          <table:table-cell office:value-type="float" office:value="0.458318988869183" calcext:value-type="float">
            <text:p>0.4583189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0.127520839602702" calcext:value-type="float">
            <text:p>0.1275208396</text:p>
          </table:table-cell>
          <table:table-cell office:value-type="float" office:value="0.0700620647482711" calcext:value-type="float">
            <text:p>0.0700620647</text:p>
          </table:table-cell>
          <table:table-cell office:value-type="float" office:value="0.109106072686669" calcext:value-type="float">
            <text:p>0.1091060727</text:p>
          </table:table-cell>
          <table:table-cell office:value-type="float" office:value="0.0268688339797717" calcext:value-type="float">
            <text:p>0.026868834</text:p>
          </table:table-cell>
          <table:table-cell office:value-type="float" office:value="0.041352520932788" calcext:value-type="float">
            <text:p>0.0413525209</text:p>
          </table:table-cell>
          <table:table-cell office:value-type="float" office:value="2.59269501347845" calcext:value-type="float">
            <text:p>2.5926950135</text:p>
          </table:table-cell>
          <table:table-cell office:value-type="float" office:value="12.6096154699722" calcext:value-type="float">
            <text:p>12.60961547</text:p>
          </table:table-cell>
          <table:table-cell office:value-type="float" office:value="4.22762797593354" calcext:value-type="float">
            <text:p>4.2276279759</text:p>
          </table:table-cell>
          <table:table-cell office:value-type="float" office:value="0.391076864832623" calcext:value-type="float">
            <text:p>0.39107686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0.17557442591331" calcext:value-type="float">
            <text:p>0.1755744259</text:p>
          </table:table-cell>
          <table:table-cell office:value-type="float" office:value="0.0664168193149035" calcext:value-type="float">
            <text:p>0.0664168193</text:p>
          </table:table-cell>
          <table:table-cell office:value-type="float" office:value="12.5402296614758" calcext:value-type="float">
            <text:p>12.5402296615</text:p>
          </table:table-cell>
          <table:table-cell office:value-type="float" office:value="0.0210314521666496" calcext:value-type="float">
            <text:p>0.0210314522</text:p>
          </table:table-cell>
          <table:table-cell office:value-type="float" office:value="0.0560131419332922" calcext:value-type="float">
            <text:p>0.0560131419</text:p>
          </table:table-cell>
          <table:table-cell office:value-type="float" office:value="4.29421343963718" calcext:value-type="float">
            <text:p>4.2942134396</text:p>
          </table:table-cell>
          <table:table-cell office:value-type="float" office:value="20.853611264503" calcext:value-type="float">
            <text:p>20.8536112645</text:p>
          </table:table-cell>
          <table:table-cell office:value-type="float" office:value="7.00404329349115" calcext:value-type="float">
            <text:p>7.0040432935</text:p>
          </table:table-cell>
          <table:table-cell office:value-type="float" office:value="0.651234297076593" calcext:value-type="float">
            <text:p>0.65123429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0.20079807333022" calcext:value-type="float">
            <text:p>0.2007980733</text:p>
          </table:table-cell>
          <table:table-cell office:value-type="float" office:value="0.0663644696792103" calcext:value-type="float">
            <text:p>0.0663644697</text:p>
          </table:table-cell>
          <table:table-cell office:value-type="float" office:value="0.141307816736885" calcext:value-type="float">
            <text:p>0.1413078167</text:p>
          </table:table-cell>
          <table:table-cell office:value-type="float" office:value="0.0480359168592861" calcext:value-type="float">
            <text:p>0.0480359169</text:p>
          </table:table-cell>
          <table:table-cell office:value-type="float" office:value="0.040820412288996" calcext:value-type="float">
            <text:p>0.0408204123</text:p>
          </table:table-cell>
          <table:table-cell office:value-type="float" office:value="4.56124607577264" calcext:value-type="float">
            <text:p>4.5612460758</text:p>
          </table:table-cell>
          <table:table-cell office:value-type="float" office:value="22.2037616346516" calcext:value-type="float">
            <text:p>22.2037616347</text:p>
          </table:table-cell>
          <table:table-cell office:value-type="float" office:value="7.45144985388344" calcext:value-type="float">
            <text:p>7.4514498539</text:p>
          </table:table-cell>
          <table:table-cell office:value-type="float" office:value="0.68510179998019" calcext:value-type="float">
            <text:p>0.68510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0.0710919394132387" calcext:value-type="float">
            <text:p>0.0710919394</text:p>
          </table:table-cell>
          <table:table-cell office:value-type="float" office:value="0.0148688158244037" calcext:value-type="float">
            <text:p>0.0148688158</text:p>
          </table:table-cell>
          <table:table-cell office:value-type="float" office:value="0.0501121097949952" calcext:value-type="float">
            <text:p>0.0501121098</text:p>
          </table:table-cell>
          <table:table-cell office:value-type="float" office:value="0.00128324424110473" calcext:value-type="float">
            <text:p>0.0012832442</text:p>
          </table:table-cell>
          <table:table-cell office:value-type="float" office:value="0.00168697660909531" calcext:value-type="float">
            <text:p>0.0016869766</text:p>
          </table:table-cell>
          <table:table-cell office:value-type="float" office:value="1.3219835968482" calcext:value-type="float">
            <text:p>1.3219835968</text:p>
          </table:table-cell>
          <table:table-cell office:value-type="float" office:value="6.63323393672903" calcext:value-type="float">
            <text:p>6.6332339367</text:p>
          </table:table-cell>
          <table:table-cell office:value-type="float" office:value="2.19357563849314" calcext:value-type="float">
            <text:p>2.1935756385</text:p>
          </table:table-cell>
          <table:table-cell office:value-type="float" office:value="0.204399827033621" calcext:value-type="float">
            <text:p>0.204399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0.0450794416452759" calcext:value-type="float">
            <text:p>0.0450794416</text:p>
          </table:table-cell>
          <table:table-cell office:value-type="float" office:value="0.00955299399073605" calcext:value-type="float">
            <text:p>0.009552994</text:p>
          </table:table-cell>
          <table:table-cell office:value-type="float" office:value="0.0292136248973495" calcext:value-type="float">
            <text:p>0.0292136249</text:p>
          </table:table-cell>
          <table:table-cell office:value-type="float" office:value="0.00620111921470494" calcext:value-type="float">
            <text:p>0.0062011192</text:p>
          </table:table-cell>
          <table:table-cell office:value-type="float" office:value="0.0164735101524837" calcext:value-type="float">
            <text:p>0.0164735102</text:p>
          </table:table-cell>
          <table:table-cell office:value-type="float" office:value="1.09115487637713" calcext:value-type="float">
            <text:p>1.0911548764</text:p>
          </table:table-cell>
          <table:table-cell office:value-type="float" office:value="5.38516471381439" calcext:value-type="float">
            <text:p>5.3851647138</text:p>
          </table:table-cell>
          <table:table-cell office:value-type="float" office:value="1.77988671177566" calcext:value-type="float">
            <text:p>1.7798867118</text:p>
          </table:table-cell>
          <table:table-cell office:value-type="float" office:value="0.163456610587434" calcext:value-type="float">
            <text:p>0.16345661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0.0659283258847924" calcext:value-type="float">
            <text:p>0.0659283259</text:p>
          </table:table-cell>
          <table:table-cell office:value-type="float" office:value="0.0340817210605334" calcext:value-type="float">
            <text:p>0.0340817211</text:p>
          </table:table-cell>
          <table:table-cell office:value-type="float" office:value="0.0424539550667928" calcext:value-type="float">
            <text:p>0.0424539551</text:p>
          </table:table-cell>
          <table:table-cell office:value-type="float" office:value="0.00341647930140284" calcext:value-type="float">
            <text:p>0.0034164793</text:p>
          </table:table-cell>
          <table:table-cell office:value-type="float" office:value="0.0186170360380675" calcext:value-type="float">
            <text:p>0.018617036</text:p>
          </table:table-cell>
          <table:table-cell office:value-type="float" office:value="1.48439464928577" calcext:value-type="float">
            <text:p>1.4843946493</text:p>
          </table:table-cell>
          <table:table-cell office:value-type="float" office:value="7.41629224658752" calcext:value-type="float">
            <text:p>7.4162922466</text:p>
          </table:table-cell>
          <table:table-cell office:value-type="float" office:value="2.42148967543039" calcext:value-type="float">
            <text:p>2.4214896754</text:p>
          </table:table-cell>
          <table:table-cell office:value-type="float" office:value="0.229088137145506" calcext:value-type="float">
            <text:p>0.22908813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0.0670197476715421" calcext:value-type="float">
            <text:p>0.0670197477</text:p>
          </table:table-cell>
          <table:table-cell office:value-type="float" office:value="0.0171403062452959" calcext:value-type="float">
            <text:p>0.0171403062</text:p>
          </table:table-cell>
          <table:table-cell office:value-type="float" office:value="0.0438759635621787" calcext:value-type="float">
            <text:p>0.0438759636</text:p>
          </table:table-cell>
          <table:table-cell office:value-type="float" office:value="0.00069965408204115" calcext:value-type="float">
            <text:p>0.0006996541</text:p>
          </table:table-cell>
          <table:table-cell office:value-type="float" office:value="0.03544765805567" calcext:value-type="float">
            <text:p>0.0354476581</text:p>
          </table:table-cell>
          <table:table-cell office:value-type="float" office:value="1.42658749109496" calcext:value-type="float">
            <text:p>1.4265874911</text:p>
          </table:table-cell>
          <table:table-cell office:value-type="float" office:value="7.07106658736767" calcext:value-type="float">
            <text:p>7.0710665874</text:p>
          </table:table-cell>
          <table:table-cell office:value-type="float" office:value="2.32704018588865" calcext:value-type="float">
            <text:p>2.3270401859</text:p>
          </table:table-cell>
          <table:table-cell office:value-type="float" office:value="0.21423625213547" calcext:value-type="float">
            <text:p>0.21423625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0.184819044447323" calcext:value-type="float">
            <text:p>0.1848190444</text:p>
          </table:table-cell>
          <table:table-cell office:value-type="float" office:value="0.0468481355460562" calcext:value-type="float">
            <text:p>0.0468481355</text:p>
          </table:table-cell>
          <table:table-cell office:value-type="float" office:value="0.133468717504043" calcext:value-type="float">
            <text:p>0.1334687175</text:p>
          </table:table-cell>
          <table:table-cell office:value-type="float" office:value="0.0206336832672516" calcext:value-type="float">
            <text:p>0.0206336833</text:p>
          </table:table-cell>
          <table:table-cell office:value-type="float" office:value="0.0487800041700296" calcext:value-type="float">
            <text:p>0.0487800042</text:p>
          </table:table-cell>
          <table:table-cell office:value-type="float" office:value="4.95429609326642" calcext:value-type="float">
            <text:p>4.9542960933</text:p>
          </table:table-cell>
          <table:table-cell office:value-type="float" office:value="24.1238786489727" calcext:value-type="float">
            <text:p>24.123878649</text:p>
          </table:table-cell>
          <table:table-cell office:value-type="float" office:value="8.08229257087056" calcext:value-type="float">
            <text:p>8.0822925709</text:p>
          </table:table-cell>
          <table:table-cell office:value-type="float" office:value="0.744238942348774" calcext:value-type="float">
            <text:p>0.74423894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0.185000616675709" calcext:value-type="float">
            <text:p>0.1850006167</text:p>
          </table:table-cell>
          <table:table-cell office:value-type="float" office:value="0.0704273253604513" calcext:value-type="float">
            <text:p>0.0704273254</text:p>
          </table:table-cell>
          <table:table-cell office:value-type="float" office:value="0.109972645207493" calcext:value-type="float">
            <text:p>0.1099726452</text:p>
          </table:table-cell>
          <table:table-cell office:value-type="float" office:value="0.0172570989227949" calcext:value-type="float">
            <text:p>0.0172570989</text:p>
          </table:table-cell>
          <table:table-cell office:value-type="float" office:value="0.0507703915449909" calcext:value-type="float">
            <text:p>0.0507703915</text:p>
          </table:table-cell>
          <table:table-cell office:value-type="float" office:value="3.80484710364065" calcext:value-type="float">
            <text:p>3.8048471036</text:p>
          </table:table-cell>
          <table:table-cell office:value-type="float" office:value="18.5463437821772" calcext:value-type="float">
            <text:p>18.5463437822</text:p>
          </table:table-cell>
          <table:table-cell office:value-type="float" office:value="6.20591621742273" calcext:value-type="float">
            <text:p>6.2059162174</text:p>
          </table:table-cell>
          <table:table-cell office:value-type="float" office:value="0.573025067426652" calcext:value-type="float">
            <text:p>0.57302506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2.9042208967432" calcext:value-type="float">
            <text:p>12.9042208967</text:p>
          </table:table-cell>
          <table:table-cell office:value-type="float" office:value="0.0772363597998765" calcext:value-type="float">
            <text:p>0.0772363598</text:p>
          </table:table-cell>
          <table:table-cell office:value-type="float" office:value="0.154151843232292" calcext:value-type="float">
            <text:p>0.1541518432</text:p>
          </table:table-cell>
          <table:table-cell office:value-type="float" office:value="0.0328270305352791" calcext:value-type="float">
            <text:p>0.0328270305</text:p>
          </table:table-cell>
          <table:table-cell office:value-type="float" office:value="0.0526793866572918" calcext:value-type="float">
            <text:p>0.0526793867</text:p>
          </table:table-cell>
          <table:table-cell office:value-type="float" office:value="5.02519206320836" calcext:value-type="float">
            <text:p>5.0251920632</text:p>
          </table:table-cell>
          <table:table-cell office:value-type="float" office:value="24.4745948992509" calcext:value-type="float">
            <text:p>24.4745948993</text:p>
          </table:table-cell>
          <table:table-cell office:value-type="float" office:value="8.20982175118575" calcext:value-type="float">
            <text:p>8.2098217512</text:p>
          </table:table-cell>
          <table:table-cell office:value-type="float" office:value="0.758408810100104" calcext:value-type="float">
            <text:p>0.75840881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0.199297525797707" calcext:value-type="float">
            <text:p>0.1992975258</text:p>
          </table:table-cell>
          <table:table-cell office:value-type="float" office:value="0.0614260786479283" calcext:value-type="float">
            <text:p>0.0614260786</text:p>
          </table:table-cell>
          <table:table-cell office:value-type="float" office:value="0.140517735663072" calcext:value-type="float">
            <text:p>0.1405177357</text:p>
          </table:table-cell>
          <table:table-cell office:value-type="float" office:value="0.0315613710796607" calcext:value-type="float">
            <text:p>0.0315613711</text:p>
          </table:table-cell>
          <table:table-cell office:value-type="float" office:value="0.0587194262437901" calcext:value-type="float">
            <text:p>0.0587194262</text:p>
          </table:table-cell>
          <table:table-cell office:value-type="float" office:value="4.94571738405109" calcext:value-type="float">
            <text:p>4.9457173841</text:p>
          </table:table-cell>
          <table:table-cell office:value-type="float" office:value="24.08291165433" calcext:value-type="float">
            <text:p>24.0829116543</text:p>
          </table:table-cell>
          <table:table-cell office:value-type="float" office:value="8.07048241569763" calcext:value-type="float">
            <text:p>8.0704824157</text:p>
          </table:table-cell>
          <table:table-cell office:value-type="float" office:value="0.744303537491811" calcext:value-type="float">
            <text:p>0.74430353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0.289795278529261" calcext:value-type="float">
            <text:p>0.2897952785</text:p>
          </table:table-cell>
          <table:table-cell office:value-type="float" office:value="0.061250850977501" calcext:value-type="float">
            <text:p>0.061250851</text:p>
          </table:table-cell>
          <table:table-cell office:value-type="float" office:value="0.145156538433022" calcext:value-type="float">
            <text:p>0.1451565384</text:p>
          </table:table-cell>
          <table:table-cell office:value-type="float" office:value="0.00786710538837548" calcext:value-type="float">
            <text:p>0.0078671054</text:p>
          </table:table-cell>
          <table:table-cell office:value-type="float" office:value="0.0355251939476725" calcext:value-type="float">
            <text:p>0.0355251939</text:p>
          </table:table-cell>
          <table:table-cell office:value-type="float" office:value="5.01729798068509" calcext:value-type="float">
            <text:p>5.0172979807</text:p>
          </table:table-cell>
          <table:table-cell office:value-type="float" office:value="24.4951305505995" calcext:value-type="float">
            <text:p>24.4951305506</text:p>
          </table:table-cell>
          <table:table-cell office:value-type="float" office:value="8.19512047450923" calcext:value-type="float">
            <text:p>8.1951204745</text:p>
          </table:table-cell>
          <table:table-cell office:value-type="float" office:value="0.757029646515499" calcext:value-type="float">
            <text:p>0.75702964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12.8985067334309" calcext:value-type="float">
            <text:p>12.8985067334</text:p>
          </table:table-cell>
          <table:table-cell office:value-type="float" office:value="0.0642660972479428" calcext:value-type="float">
            <text:p>0.0642660972</text:p>
          </table:table-cell>
          <table:table-cell office:value-type="float" office:value="0.126841112614436" calcext:value-type="float">
            <text:p>0.1268411126</text:p>
          </table:table-cell>
          <table:table-cell office:value-type="float" office:value="0.0506988736124178" calcext:value-type="float">
            <text:p>0.0506988736</text:p>
          </table:table-cell>
          <table:table-cell office:value-type="float" office:value="0.0762222536019914" calcext:value-type="float">
            <text:p>0.0762222536</text:p>
          </table:table-cell>
          <table:table-cell office:value-type="float" office:value="4.91983832413537" calcext:value-type="float">
            <text:p>4.9198383241</text:p>
          </table:table-cell>
          <table:table-cell office:value-type="float" office:value="23.939236998079" calcext:value-type="float">
            <text:p>23.9392369981</text:p>
          </table:table-cell>
          <table:table-cell office:value-type="float" office:value="8.02526530849758" calcext:value-type="float">
            <text:p>8.0252653085</text:p>
          </table:table-cell>
          <table:table-cell office:value-type="float" office:value="0.73907289416085" calcext:value-type="float">
            <text:p>0.73907289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0.119116112125153" calcext:value-type="float">
            <text:p>0.1191161121</text:p>
          </table:table-cell>
          <table:table-cell office:value-type="float" office:value="0.0398062304049174" calcext:value-type="float">
            <text:p>0.0398062304</text:p>
          </table:table-cell>
          <table:table-cell office:value-type="float" office:value="0.0804505854730983" calcext:value-type="float">
            <text:p>0.0804505855</text:p>
          </table:table-cell>
          <table:table-cell office:value-type="float" office:value="0.0159489633991557" calcext:value-type="float">
            <text:p>0.0159489634</text:p>
          </table:table-cell>
          <table:table-cell office:value-type="float" office:value="0.0472662023793884" calcext:value-type="float">
            <text:p>0.0472662024</text:p>
          </table:table-cell>
          <table:table-cell office:value-type="float" office:value="3.01039871876888" calcext:value-type="float">
            <text:p>3.0103987188</text:p>
          </table:table-cell>
          <table:table-cell office:value-type="float" office:value="14.6968663534722" calcext:value-type="float">
            <text:p>14.6968663535</text:p>
          </table:table-cell>
          <table:table-cell office:value-type="float" office:value="4.91273716587271" calcext:value-type="float">
            <text:p>4.9127371659</text:p>
          </table:table-cell>
          <table:table-cell office:value-type="float" office:value="0.454176292387733" calcext:value-type="float">
            <text:p>0.45417629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0.25528835859574" calcext:value-type="float">
            <text:p>0.2552883586</text:p>
          </table:table-cell>
          <table:table-cell office:value-type="float" office:value="0.0671168331440842" calcext:value-type="float">
            <text:p>0.0671168331</text:p>
          </table:table-cell>
          <table:table-cell office:value-type="float" office:value="0.112517511026438" calcext:value-type="float">
            <text:p>0.112517511</text:p>
          </table:table-cell>
          <table:table-cell office:value-type="float" office:value="0.00809069365904589" calcext:value-type="float">
            <text:p>0.0080906937</text:p>
          </table:table-cell>
          <table:table-cell office:value-type="float" office:value="0.052399578620953" calcext:value-type="float">
            <text:p>0.0523995786</text:p>
          </table:table-cell>
          <table:table-cell office:value-type="float" office:value="3.96601465321621" calcext:value-type="float">
            <text:p>3.9660146532</text:p>
          </table:table-cell>
          <table:table-cell office:value-type="float" office:value="19.3395397992763" calcext:value-type="float">
            <text:p>19.3395397993</text:p>
          </table:table-cell>
          <table:table-cell office:value-type="float" office:value="6.4745831502449" calcext:value-type="float">
            <text:p>6.4745831502</text:p>
          </table:table-cell>
          <table:table-cell office:value-type="float" office:value="0.596846357335368" calcext:value-type="float">
            <text:p>0.59684635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12.8484183039571" calcext:value-type="float">
            <text:p>12.848418304</text:p>
          </table:table-cell>
          <table:table-cell office:value-type="float" office:value="0.0538980560093413" calcext:value-type="float">
            <text:p>0.053898056</text:p>
          </table:table-cell>
          <table:table-cell office:value-type="float" office:value="12.8506806772324" calcext:value-type="float">
            <text:p>12.8506806772</text:p>
          </table:table-cell>
          <table:table-cell office:value-type="float" office:value="0.0183099449956329" calcext:value-type="float">
            <text:p>0.018309945</text:p>
          </table:table-cell>
          <table:table-cell office:value-type="float" office:value="0.0548427478921031" calcext:value-type="float">
            <text:p>0.0548427479</text:p>
          </table:table-cell>
          <table:table-cell office:value-type="float" office:value="4.99462750505641" calcext:value-type="float">
            <text:p>4.9946275051</text:p>
          </table:table-cell>
          <table:table-cell office:value-type="float" office:value="24.3107720902348" calcext:value-type="float">
            <text:p>24.3107720902</text:p>
          </table:table-cell>
          <table:table-cell office:value-type="float" office:value="8.15075799254123" calcext:value-type="float">
            <text:p>8.1507579925</text:p>
          </table:table-cell>
          <table:table-cell office:value-type="float" office:value="0.754079161899196" calcext:value-type="float">
            <text:p>0.75407916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0.193031490826743" calcext:value-type="float">
            <text:p>0.1930314908</text:p>
          </table:table-cell>
          <table:table-cell office:value-type="float" office:value="0.0527176770301616" calcext:value-type="float">
            <text:p>0.052717677</text:p>
          </table:table-cell>
          <table:table-cell office:value-type="float" office:value="0.143439880959101" calcext:value-type="float">
            <text:p>0.143439881</text:p>
          </table:table-cell>
          <table:table-cell office:value-type="float" office:value="0.0183733724177586" calcext:value-type="float">
            <text:p>0.0183733724</text:p>
          </table:table-cell>
          <table:table-cell office:value-type="float" office:value="0.0470443511352608" calcext:value-type="float">
            <text:p>0.0470443511</text:p>
          </table:table-cell>
          <table:table-cell office:value-type="float" office:value="5.00437379617037" calcext:value-type="float">
            <text:p>5.0043737962</text:p>
          </table:table-cell>
          <table:table-cell office:value-type="float" office:value="24.3721916465611" calcext:value-type="float">
            <text:p>24.3721916466</text:p>
          </table:table-cell>
          <table:table-cell office:value-type="float" office:value="8.16667735210388" calcext:value-type="float">
            <text:p>8.1666773521</text:p>
          </table:table-cell>
          <table:table-cell office:value-type="float" office:value="0.751587879742038" calcext:value-type="float">
            <text:p>0.7515878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0.0569808225956751" calcext:value-type="float">
            <text:p>0.0569808226</text:p>
          </table:table-cell>
          <table:table-cell office:value-type="float" office:value="0.016434984571411" calcext:value-type="float">
            <text:p>0.0164349846</text:p>
          </table:table-cell>
          <table:table-cell office:value-type="float" office:value="0.0464791500945909" calcext:value-type="float">
            <text:p>0.0464791501</text:p>
          </table:table-cell>
          <table:table-cell office:value-type="float" office:value="0.000278303995830844" calcext:value-type="float">
            <text:p>0.000278304</text:p>
          </table:table-cell>
          <table:table-cell office:value-type="float" office:value="0.00172137596575761" calcext:value-type="float">
            <text:p>0.001721376</text:p>
          </table:table-cell>
          <table:table-cell office:value-type="float" office:value="1.08937420355109" calcext:value-type="float">
            <text:p>1.0893742036</text:p>
          </table:table-cell>
          <table:table-cell office:value-type="float" office:value="5.47725568264428" calcext:value-type="float">
            <text:p>5.4772556826</text:p>
          </table:table-cell>
          <table:table-cell office:value-type="float" office:value="1.7803568766763" calcext:value-type="float">
            <text:p>1.7803568767</text:p>
          </table:table-cell>
          <table:table-cell office:value-type="float" office:value="0.163962654475969" calcext:value-type="float">
            <text:p>0.16396265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0.136508356466937" calcext:value-type="float">
            <text:p>0.1365083565</text:p>
          </table:table-cell>
          <table:table-cell office:value-type="float" office:value="0.0383904338286246" calcext:value-type="float">
            <text:p>0.0383904338</text:p>
          </table:table-cell>
          <table:table-cell office:value-type="float" office:value="0.0885651508636146" calcext:value-type="float">
            <text:p>0.0885651509</text:p>
          </table:table-cell>
          <table:table-cell office:value-type="float" office:value="0.00927500691346303" calcext:value-type="float">
            <text:p>0.0092750069</text:p>
          </table:table-cell>
          <table:table-cell office:value-type="float" office:value="0.0513937927471713" calcext:value-type="float">
            <text:p>0.0513937927</text:p>
          </table:table-cell>
          <table:table-cell office:value-type="float" office:value="3.36849638192235" calcext:value-type="float">
            <text:p>3.3684963819</text:p>
          </table:table-cell>
          <table:table-cell office:value-type="float" office:value="16.3710084514567" calcext:value-type="float">
            <text:p>16.3710084515</text:p>
          </table:table-cell>
          <table:table-cell office:value-type="float" office:value="5.49415321404727" calcext:value-type="float">
            <text:p>5.494153214</text:p>
          </table:table-cell>
          <table:table-cell office:value-type="float" office:value="0.509295671204906" calcext:value-type="float">
            <text:p>0.5092956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0.179364505303041" calcext:value-type="float">
            <text:p>0.1793645053</text:p>
          </table:table-cell>
          <table:table-cell office:value-type="float" office:value="0.0518310803737136" calcext:value-type="float">
            <text:p>0.0518310804</text:p>
          </table:table-cell>
          <table:table-cell office:value-type="float" office:value="0.13182461430779" calcext:value-type="float">
            <text:p>0.1318246143</text:p>
          </table:table-cell>
          <table:table-cell office:value-type="float" office:value="0.0154156901628463" calcext:value-type="float">
            <text:p>0.0154156902</text:p>
          </table:table-cell>
          <table:table-cell office:value-type="float" office:value="0.0738365914625967" calcext:value-type="float">
            <text:p>0.0738365915</text:p>
          </table:table-cell>
          <table:table-cell office:value-type="float" office:value="4.57912288149919" calcext:value-type="float">
            <text:p>4.5791228815</text:p>
          </table:table-cell>
          <table:table-cell office:value-type="float" office:value="22.3157721874065" calcext:value-type="float">
            <text:p>22.3157721874</text:p>
          </table:table-cell>
          <table:table-cell office:value-type="float" office:value="7.47387969378189" calcext:value-type="float">
            <text:p>7.4738796938</text:p>
          </table:table-cell>
          <table:table-cell office:value-type="float" office:value="0.691982436362213" calcext:value-type="float">
            <text:p>0.6919824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0.0575592895379146" calcext:value-type="float">
            <text:p>0.0575592895</text:p>
          </table:table-cell>
          <table:table-cell office:value-type="float" office:value="0.023040047854491" calcext:value-type="float">
            <text:p>0.0230400479</text:p>
          </table:table-cell>
          <table:table-cell office:value-type="float" office:value="0.0333000182797125" calcext:value-type="float">
            <text:p>0.0333000183</text:p>
          </table:table-cell>
          <table:table-cell office:value-type="float" office:value="0.00650411205724412" calcext:value-type="float">
            <text:p>0.0065041121</text:p>
          </table:table-cell>
          <table:table-cell office:value-type="float" office:value="0.0203816792720634" calcext:value-type="float">
            <text:p>0.0203816793</text:p>
          </table:table-cell>
          <table:table-cell office:value-type="float" office:value="1.30411869576551" calcext:value-type="float">
            <text:p>1.3041186958</text:p>
          </table:table-cell>
          <table:table-cell office:value-type="float" office:value="6.4807439209168" calcext:value-type="float">
            <text:p>6.4807439209</text:p>
          </table:table-cell>
          <table:table-cell office:value-type="float" office:value="2.12523365181607" calcext:value-type="float">
            <text:p>2.1252336518</text:p>
          </table:table-cell>
          <table:table-cell office:value-type="float" office:value="0.195693666867077" calcext:value-type="float">
            <text:p>0.19569366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0.191806741590094" calcext:value-type="float">
            <text:p>0.1918067416</text:p>
          </table:table-cell>
          <table:table-cell office:value-type="float" office:value="0.0412387618461126" calcext:value-type="float">
            <text:p>0.0412387618</text:p>
          </table:table-cell>
          <table:table-cell office:value-type="float" office:value="0.129858305243752" calcext:value-type="float">
            <text:p>0.1298583052</text:p>
          </table:table-cell>
          <table:table-cell office:value-type="float" office:value="0.00583022765213225" calcext:value-type="float">
            <text:p>0.0058302277</text:p>
          </table:table-cell>
          <table:table-cell office:value-type="float" office:value="0.0376227956592245" calcext:value-type="float">
            <text:p>0.0376227957</text:p>
          </table:table-cell>
          <table:table-cell office:value-type="float" office:value="5.0305335065511" calcext:value-type="float">
            <text:p>5.0305335066</text:p>
          </table:table-cell>
          <table:table-cell office:value-type="float" office:value="24.4950317342225" calcext:value-type="float">
            <text:p>24.4950317342</text:p>
          </table:table-cell>
          <table:table-cell office:value-type="float" office:value="8.22112274705065" calcext:value-type="float">
            <text:p>8.2211227471</text:p>
          </table:table-cell>
          <table:table-cell office:value-type="float" office:value="0.757522076253608" calcext:value-type="float">
            <text:p>0.75752207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0.116287560528108" calcext:value-type="float">
            <text:p>0.1162875605</text:p>
          </table:table-cell>
          <table:table-cell office:value-type="float" office:value="0.0325493859437672" calcext:value-type="float">
            <text:p>0.0325493859</text:p>
          </table:table-cell>
          <table:table-cell office:value-type="float" office:value="0.0736672719017898" calcext:value-type="float">
            <text:p>0.0736672719</text:p>
          </table:table-cell>
          <table:table-cell office:value-type="float" office:value="0.00741196320945676" calcext:value-type="float">
            <text:p>0.0074119632</text:p>
          </table:table-cell>
          <table:table-cell office:value-type="float" office:value="0.0443382070004749" calcext:value-type="float">
            <text:p>0.044338207</text:p>
          </table:table-cell>
          <table:table-cell office:value-type="float" office:value="2.88045969386622" calcext:value-type="float">
            <text:p>2.8804596939</text:p>
          </table:table-cell>
          <table:table-cell office:value-type="float" office:value="14.0357836375712" calcext:value-type="float">
            <text:p>14.0357836376</text:p>
          </table:table-cell>
          <table:table-cell office:value-type="float" office:value="4.69821281725358" calcext:value-type="float">
            <text:p>4.6982128173</text:p>
          </table:table-cell>
          <table:table-cell office:value-type="float" office:value="0.435644616955061" calcext:value-type="float">
            <text:p>0.4356446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0.207167634392698" calcext:value-type="float">
            <text:p>0.2071676344</text:p>
          </table:table-cell>
          <table:table-cell office:value-type="float" office:value="0.0549284254357987" calcext:value-type="float">
            <text:p>0.0549284254</text:p>
          </table:table-cell>
          <table:table-cell office:value-type="float" office:value="0.139902969453562" calcext:value-type="float">
            <text:p>0.1399029695</text:p>
          </table:table-cell>
          <table:table-cell office:value-type="float" office:value="0.0333954173319191" calcext:value-type="float">
            <text:p>0.0333954173</text:p>
          </table:table-cell>
          <table:table-cell office:value-type="float" office:value="0.0502313406023043" calcext:value-type="float">
            <text:p>0.0502313406</text:p>
          </table:table-cell>
          <table:table-cell office:value-type="float" office:value="4.79141697468031" calcext:value-type="float">
            <text:p>4.7914169747</text:p>
          </table:table-cell>
          <table:table-cell office:value-type="float" office:value="23.3429603808728" calcext:value-type="float">
            <text:p>23.3429603809</text:p>
          </table:table-cell>
          <table:table-cell office:value-type="float" office:value="7.83126832437993" calcext:value-type="float">
            <text:p>7.8312683244</text:p>
          </table:table-cell>
          <table:table-cell office:value-type="float" office:value="0.720613532879948" calcext:value-type="float">
            <text:p>0.7206135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0.218392354778248" calcext:value-type="float">
            <text:p>0.2183923548</text:p>
          </table:table-cell>
          <table:table-cell office:value-type="float" office:value="0.0914529933579951" calcext:value-type="float">
            <text:p>0.0914529934</text:p>
          </table:table-cell>
          <table:table-cell office:value-type="float" office:value="0.146504615838635" calcext:value-type="float">
            <text:p>0.1465046158</text:p>
          </table:table-cell>
          <table:table-cell office:value-type="float" office:value="0.0140042169377105" calcext:value-type="float">
            <text:p>0.0140042169</text:p>
          </table:table-cell>
          <table:table-cell office:value-type="float" office:value="0.0901983749625304" calcext:value-type="float">
            <text:p>0.090198375</text:p>
          </table:table-cell>
          <table:table-cell office:value-type="float" office:value="5.02671238632767" calcext:value-type="float">
            <text:p>5.0267123863</text:p>
          </table:table-cell>
          <table:table-cell office:value-type="float" office:value="24.4990529424417" calcext:value-type="float">
            <text:p>24.4990529424</text:p>
          </table:table-cell>
          <table:table-cell office:value-type="float" office:value="8.21117627184598" calcext:value-type="float">
            <text:p>8.2111762718</text:p>
          </table:table-cell>
          <table:table-cell office:value-type="float" office:value="0.761820440355165" calcext:value-type="float">
            <text:p>0.76182044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0.209755626688719" calcext:value-type="float">
            <text:p>0.2097556267</text:p>
          </table:table-cell>
          <table:table-cell office:value-type="float" office:value="0.0802809489256206" calcext:value-type="float">
            <text:p>0.0802809489</text:p>
          </table:table-cell>
          <table:table-cell office:value-type="float" office:value="0.139835897034066" calcext:value-type="float">
            <text:p>0.139835897</text:p>
          </table:table-cell>
          <table:table-cell office:value-type="float" office:value="0.00807759076913176" calcext:value-type="float">
            <text:p>0.0080775908</text:p>
          </table:table-cell>
          <table:table-cell office:value-type="float" office:value="0.0574258908761091" calcext:value-type="float">
            <text:p>0.0574258909</text:p>
          </table:table-cell>
          <table:table-cell office:value-type="float" office:value="5.02600102682849" calcext:value-type="float">
            <text:p>5.0260010268</text:p>
          </table:table-cell>
          <table:table-cell office:value-type="float" office:value="24.4949019552381" calcext:value-type="float">
            <text:p>24.4949019552</text:p>
          </table:table-cell>
          <table:table-cell office:value-type="float" office:value="8.21038944665108" calcext:value-type="float">
            <text:p>8.2103894467</text:p>
          </table:table-cell>
          <table:table-cell office:value-type="float" office:value="0.756856487944637" calcext:value-type="float">
            <text:p>0.7568564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0.176989548492049" calcext:value-type="float">
            <text:p>0.1769895485</text:p>
          </table:table-cell>
          <table:table-cell office:value-type="float" office:value="0.0449536250106029" calcext:value-type="float">
            <text:p>0.044953625</text:p>
          </table:table-cell>
          <table:table-cell office:value-type="float" office:value="0.0873912355590487" calcext:value-type="float">
            <text:p>0.0873912356</text:p>
          </table:table-cell>
          <table:table-cell office:value-type="float" office:value="0.0182581091721405" calcext:value-type="float">
            <text:p>0.0182581092</text:p>
          </table:table-cell>
          <table:table-cell office:value-type="float" office:value="0.0416964302550911" calcext:value-type="float">
            <text:p>0.0416964303</text:p>
          </table:table-cell>
          <table:table-cell office:value-type="float" office:value="3.15060826493982" calcext:value-type="float">
            <text:p>3.1506082649</text:p>
          </table:table-cell>
          <table:table-cell office:value-type="float" office:value="15.4606886209733" calcext:value-type="float">
            <text:p>15.460688621</text:p>
          </table:table-cell>
          <table:table-cell office:value-type="float" office:value="5.13994988779236" calcext:value-type="float">
            <text:p>5.1399498878</text:p>
          </table:table-cell>
          <table:table-cell office:value-type="float" office:value="0.477796064209716" calcext:value-type="float">
            <text:p>0.47779606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0.192154263159604" calcext:value-type="float">
            <text:p>0.1921542632</text:p>
          </table:table-cell>
          <table:table-cell office:value-type="float" office:value="0.0442697920939623" calcext:value-type="float">
            <text:p>0.0442697921</text:p>
          </table:table-cell>
          <table:table-cell office:value-type="float" office:value="0.141866714459707" calcext:value-type="float">
            <text:p>0.1418667145</text:p>
          </table:table-cell>
          <table:table-cell office:value-type="float" office:value="0.0124141639214142" calcext:value-type="float">
            <text:p>0.0124141639</text:p>
          </table:table-cell>
          <table:table-cell office:value-type="float" office:value="0.0542178762518586" calcext:value-type="float">
            <text:p>0.0542178763</text:p>
          </table:table-cell>
          <table:table-cell office:value-type="float" office:value="4.85663365967404" calcext:value-type="float">
            <text:p>4.8566336597</text:p>
          </table:table-cell>
          <table:table-cell office:value-type="float" office:value="23.6432593579274" calcext:value-type="float">
            <text:p>23.6432593579</text:p>
          </table:table-cell>
          <table:table-cell office:value-type="float" office:value="7.92950381358633" calcext:value-type="float">
            <text:p>7.9295038136</text:p>
          </table:table-cell>
          <table:table-cell office:value-type="float" office:value="0.733379385278229" calcext:value-type="float">
            <text:p>0.73337938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0.166439299500441" calcext:value-type="float">
            <text:p>0.1664392995</text:p>
          </table:table-cell>
          <table:table-cell office:value-type="float" office:value="0.0422940817500688" calcext:value-type="float">
            <text:p>0.0422940818</text:p>
          </table:table-cell>
          <table:table-cell office:value-type="float" office:value="0.119522594483924" calcext:value-type="float">
            <text:p>0.1195225945</text:p>
          </table:table-cell>
          <table:table-cell office:value-type="float" office:value="0.00953366796891237" calcext:value-type="float">
            <text:p>0.009533668</text:p>
          </table:table-cell>
          <table:table-cell office:value-type="float" office:value="0.0454091355470232" calcext:value-type="float">
            <text:p>0.0454091355</text:p>
          </table:table-cell>
          <table:table-cell office:value-type="float" office:value="4.59966562866374" calcext:value-type="float">
            <text:p>4.5996656287</text:p>
          </table:table-cell>
          <table:table-cell office:value-type="float" office:value="22.4050809918984" calcext:value-type="float">
            <text:p>22.4050809919</text:p>
          </table:table-cell>
          <table:table-cell office:value-type="float" office:value="7.50441137431795" calcext:value-type="float">
            <text:p>7.5044113743</text:p>
          </table:table-cell>
          <table:table-cell office:value-type="float" office:value="0.691150763190434" calcext:value-type="float">
            <text:p>0.6911507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0.0561042157180656" calcext:value-type="float">
            <text:p>0.0561042157</text:p>
          </table:table-cell>
          <table:table-cell office:value-type="float" office:value="0.0150869376403093" calcext:value-type="float">
            <text:p>0.0150869376</text:p>
          </table:table-cell>
          <table:table-cell office:value-type="float" office:value="0.0395054781795712" calcext:value-type="float">
            <text:p>0.0395054782</text:p>
          </table:table-cell>
          <table:table-cell office:value-type="float" office:value="0.00267714169675575" calcext:value-type="float">
            <text:p>0.0026771417</text:p>
          </table:table-cell>
          <table:table-cell office:value-type="float" office:value="0.0356264059925406" calcext:value-type="float">
            <text:p>0.035626406</text:p>
          </table:table-cell>
          <table:table-cell office:value-type="float" office:value="1.04892594166502" calcext:value-type="float">
            <text:p>1.0489259417</text:p>
          </table:table-cell>
          <table:table-cell office:value-type="float" office:value="5.19615428294544" calcext:value-type="float">
            <text:p>5.1961542829</text:p>
          </table:table-cell>
          <table:table-cell office:value-type="float" office:value="1.71180883091909" calcext:value-type="float">
            <text:p>1.7118088309</text:p>
          </table:table-cell>
          <table:table-cell office:value-type="float" office:value="0.163603467638183" calcext:value-type="float">
            <text:p>0.16360346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0.284457385418963" calcext:value-type="float">
            <text:p>0.2844573854</text:p>
          </table:table-cell>
          <table:table-cell office:value-type="float" office:value="0.0813976171725151" calcext:value-type="float">
            <text:p>0.0813976172</text:p>
          </table:table-cell>
          <table:table-cell office:value-type="float" office:value="0.145011574096474" calcext:value-type="float">
            <text:p>0.1450115741</text:p>
          </table:table-cell>
          <table:table-cell office:value-type="float" office:value="0.0162762305435263" calcext:value-type="float">
            <text:p>0.0162762305</text:p>
          </table:table-cell>
          <table:table-cell office:value-type="float" office:value="0.0479924277140914" calcext:value-type="float">
            <text:p>0.0479924277</text:p>
          </table:table-cell>
          <table:table-cell office:value-type="float" office:value="5.03102110947117" calcext:value-type="float">
            <text:p>5.0310211095</text:p>
          </table:table-cell>
          <table:table-cell office:value-type="float" office:value="24.4951785057527" calcext:value-type="float">
            <text:p>24.4951785058</text:p>
          </table:table-cell>
          <table:table-cell office:value-type="float" office:value="8.22141059602664" calcext:value-type="float">
            <text:p>8.221410596</text:p>
          </table:table-cell>
          <table:table-cell office:value-type="float" office:value="0.759411060414514" calcext:value-type="float">
            <text:p>0.75941106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0.212252847822653" calcext:value-type="float">
            <text:p>0.2122528478</text:p>
          </table:table-cell>
          <table:table-cell office:value-type="float" office:value="0.0639970116283102" calcext:value-type="float">
            <text:p>0.0639970116</text:p>
          </table:table-cell>
          <table:table-cell office:value-type="float" office:value="0.146822412733734" calcext:value-type="float">
            <text:p>0.1468224127</text:p>
          </table:table-cell>
          <table:table-cell office:value-type="float" office:value="0.0241762476853659" calcext:value-type="float">
            <text:p>0.0241762477</text:p>
          </table:table-cell>
          <table:table-cell office:value-type="float" office:value="0.0839944583035691" calcext:value-type="float">
            <text:p>0.0839944583</text:p>
          </table:table-cell>
          <table:table-cell office:value-type="float" office:value="5.02611629545355" calcext:value-type="float">
            <text:p>5.0261162955</text:p>
          </table:table-cell>
          <table:table-cell office:value-type="float" office:value="24.4929943436312" calcext:value-type="float">
            <text:p>24.4929943436</text:p>
          </table:table-cell>
          <table:table-cell office:value-type="float" office:value="8.21102963979351" calcext:value-type="float">
            <text:p>8.2110296398</text:p>
          </table:table-cell>
          <table:table-cell office:value-type="float" office:value="0.756355799923779" calcext:value-type="float">
            <text:p>0.75635579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0.187570540845318" calcext:value-type="float">
            <text:p>0.1875705408</text:p>
          </table:table-cell>
          <table:table-cell office:value-type="float" office:value="0.0402209606816134" calcext:value-type="float">
            <text:p>0.0402209607</text:p>
          </table:table-cell>
          <table:table-cell office:value-type="float" office:value="0.133390030643331" calcext:value-type="float">
            <text:p>0.1333900306</text:p>
          </table:table-cell>
          <table:table-cell office:value-type="float" office:value="0.00508277744503599" calcext:value-type="float">
            <text:p>0.0050827774</text:p>
          </table:table-cell>
          <table:table-cell office:value-type="float" office:value="0.0504707975572225" calcext:value-type="float">
            <text:p>0.0504707976</text:p>
          </table:table-cell>
          <table:table-cell office:value-type="float" office:value="5.02633501025182" calcext:value-type="float">
            <text:p>5.0263350103</text:p>
          </table:table-cell>
          <table:table-cell office:value-type="float" office:value="24.4950626808874" calcext:value-type="float">
            <text:p>24.4950626809</text:p>
          </table:table-cell>
          <table:table-cell office:value-type="float" office:value="8.2115066451434" calcext:value-type="float">
            <text:p>8.2115066451</text:p>
          </table:table-cell>
          <table:table-cell office:value-type="float" office:value="0.756410363762246" calcext:value-type="float">
            <text:p>0.75641036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0.198281653452395" calcext:value-type="float">
            <text:p>0.1982816535</text:p>
          </table:table-cell>
          <table:table-cell office:value-type="float" office:value="0.0492442634266427" calcext:value-type="float">
            <text:p>0.0492442634</text:p>
          </table:table-cell>
          <table:table-cell office:value-type="float" office:value="0.142765307690152" calcext:value-type="float">
            <text:p>0.1427653077</text:p>
          </table:table-cell>
          <table:table-cell office:value-type="float" office:value="0.0108713886843811" calcext:value-type="float">
            <text:p>0.0108713887</text:p>
          </table:table-cell>
          <table:table-cell office:value-type="float" office:value="0.0499236029394955" calcext:value-type="float">
            <text:p>0.0499236029</text:p>
          </table:table-cell>
          <table:table-cell office:value-type="float" office:value="5.03355744494907" calcext:value-type="float">
            <text:p>5.0335574449</text:p>
          </table:table-cell>
          <table:table-cell office:value-type="float" office:value="24.4949639931918" calcext:value-type="float">
            <text:p>24.4949639932</text:p>
          </table:table-cell>
          <table:table-cell office:value-type="float" office:value="8.22524950848495" calcext:value-type="float">
            <text:p>8.2252495085</text:p>
          </table:table-cell>
          <table:table-cell office:value-type="float" office:value="0.757954643104813" calcext:value-type="float">
            <text:p>0.75795464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0.276510396953655" calcext:value-type="float">
            <text:p>0.276510397</text:p>
          </table:table-cell>
          <table:table-cell office:value-type="float" office:value="0.0684493309592034" calcext:value-type="float">
            <text:p>0.068449331</text:p>
          </table:table-cell>
          <table:table-cell office:value-type="float" office:value="0.151295216982683" calcext:value-type="float">
            <text:p>0.151295217</text:p>
          </table:table-cell>
          <table:table-cell office:value-type="float" office:value="0.0274552468382439" calcext:value-type="float">
            <text:p>0.0274552468</text:p>
          </table:table-cell>
          <table:table-cell office:value-type="float" office:value="0.0617219902246909" calcext:value-type="float">
            <text:p>0.0617219902</text:p>
          </table:table-cell>
          <table:table-cell office:value-type="float" office:value="5.0283013596133" calcext:value-type="float">
            <text:p>5.0283013596</text:p>
          </table:table-cell>
          <table:table-cell office:value-type="float" office:value="24.4936031213186" calcext:value-type="float">
            <text:p>24.4936031213</text:p>
          </table:table-cell>
          <table:table-cell office:value-type="float" office:value="8.21420891286215" calcext:value-type="float">
            <text:p>8.2142089129</text:p>
          </table:table-cell>
          <table:table-cell office:value-type="float" office:value="0.759617971512752" calcext:value-type="float">
            <text:p>0.75961797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3.1176824893228" calcext:value-type="float">
            <text:p>13.1176824893</text:p>
          </table:table-cell>
          <table:table-cell office:value-type="float" office:value="0.0714457318283468" calcext:value-type="float">
            <text:p>0.0714457318</text:p>
          </table:table-cell>
          <table:table-cell office:value-type="float" office:value="0.145306489817795" calcext:value-type="float">
            <text:p>0.1453064898</text:p>
          </table:table-cell>
          <table:table-cell office:value-type="float" office:value="0.00833981707846474" calcext:value-type="float">
            <text:p>0.0083398171</text:p>
          </table:table-cell>
          <table:table-cell office:value-type="float" office:value="0.0467685782866383" calcext:value-type="float">
            <text:p>0.0467685783</text:p>
          </table:table-cell>
          <table:table-cell office:value-type="float" office:value="5.02665818038719" calcext:value-type="float">
            <text:p>5.0266581804</text:p>
          </table:table-cell>
          <table:table-cell office:value-type="float" office:value="24.4948110170292" calcext:value-type="float">
            <text:p>24.494811017</text:p>
          </table:table-cell>
          <table:table-cell office:value-type="float" office:value="8.21195064367291" calcext:value-type="float">
            <text:p>8.2119506437</text:p>
          </table:table-cell>
          <table:table-cell office:value-type="float" office:value="0.756404869416353" calcext:value-type="float">
            <text:p>0.7564048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12.611392616862" calcext:value-type="float">
            <text:p>12.6113926169</text:p>
          </table:table-cell>
          <table:table-cell office:value-type="float" office:value="0.0632559596011389" calcext:value-type="float">
            <text:p>0.0632559596</text:p>
          </table:table-cell>
          <table:table-cell office:value-type="float" office:value="12.6075487415547" calcext:value-type="float">
            <text:p>12.6075487416</text:p>
          </table:table-cell>
          <table:table-cell office:value-type="float" office:value="0.0265739924651603" calcext:value-type="float">
            <text:p>0.0265739925</text:p>
          </table:table-cell>
          <table:table-cell office:value-type="float" office:value="0.0549769925248647" calcext:value-type="float">
            <text:p>0.0549769925</text:p>
          </table:table-cell>
          <table:table-cell office:value-type="float" office:value="3.79209108750166" calcext:value-type="float">
            <text:p>3.7920910875</text:p>
          </table:table-cell>
          <table:table-cell office:value-type="float" office:value="18.4109157712667" calcext:value-type="float">
            <text:p>18.4109157713</text:p>
          </table:table-cell>
          <table:table-cell office:value-type="float" office:value="6.18618189952072" calcext:value-type="float">
            <text:p>6.1861818995</text:p>
          </table:table-cell>
          <table:table-cell office:value-type="float" office:value="0.570863633613779" calcext:value-type="float">
            <text:p>0.57086363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0.26639432406083" calcext:value-type="float">
            <text:p>0.2663943241</text:p>
          </table:table-cell>
          <table:table-cell office:value-type="float" office:value="0.0583969058427185" calcext:value-type="float">
            <text:p>0.0583969058</text:p>
          </table:table-cell>
          <table:table-cell office:value-type="float" office:value="0.0921868778780922" calcext:value-type="float">
            <text:p>0.0921868779</text:p>
          </table:table-cell>
          <table:table-cell office:value-type="float" office:value="0.0112433780649594" calcext:value-type="float">
            <text:p>0.0112433781</text:p>
          </table:table-cell>
          <table:table-cell office:value-type="float" office:value="0.0454613080001629" calcext:value-type="float">
            <text:p>0.045461308</text:p>
          </table:table-cell>
          <table:table-cell office:value-type="float" office:value="3.32975481957494" calcext:value-type="float">
            <text:p>3.3297548196</text:p>
          </table:table-cell>
          <table:table-cell office:value-type="float" office:value="16.2174071506306" calcext:value-type="float">
            <text:p>16.2174071506</text:p>
          </table:table-cell>
          <table:table-cell office:value-type="float" office:value="5.4310910395007" calcext:value-type="float">
            <text:p>5.4310910395</text:p>
          </table:table-cell>
          <table:table-cell office:value-type="float" office:value="0.506063130196172" calcext:value-type="float">
            <text:p>0.50606313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0.166826041358061" calcext:value-type="float">
            <text:p>0.1668260414</text:p>
          </table:table-cell>
          <table:table-cell office:value-type="float" office:value="0.045484241026342" calcext:value-type="float">
            <text:p>0.045484241</text:p>
          </table:table-cell>
          <table:table-cell office:value-type="float" office:value="0.0858902656479184" calcext:value-type="float">
            <text:p>0.0858902656</text:p>
          </table:table-cell>
          <table:table-cell office:value-type="float" office:value="0.00847000036460168" calcext:value-type="float">
            <text:p>0.0084700004</text:p>
          </table:table-cell>
          <table:table-cell office:value-type="float" office:value="0.0600115040785404" calcext:value-type="float">
            <text:p>0.0600115041</text:p>
          </table:table-cell>
          <table:table-cell office:value-type="float" office:value="3.29236074190748" calcext:value-type="float">
            <text:p>3.2923607419</text:p>
          </table:table-cell>
          <table:table-cell office:value-type="float" office:value="16.0934534685276" calcext:value-type="float">
            <text:p>16.0934534685</text:p>
          </table:table-cell>
          <table:table-cell office:value-type="float" office:value="5.36977500325444" calcext:value-type="float">
            <text:p>5.3697750033</text:p>
          </table:table-cell>
          <table:table-cell office:value-type="float" office:value="0.497711026086101" calcext:value-type="float">
            <text:p>0.49771102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0.196697448534469" calcext:value-type="float">
            <text:p>0.1966974485</text:p>
          </table:table-cell>
          <table:table-cell office:value-type="float" office:value="0.0592795210242941" calcext:value-type="float">
            <text:p>0.059279521</text:p>
          </table:table-cell>
          <table:table-cell office:value-type="float" office:value="0.157180888524123" calcext:value-type="float">
            <text:p>0.1571808885</text:p>
          </table:table-cell>
          <table:table-cell office:value-type="float" office:value="12.8701983291652" calcext:value-type="float">
            <text:p>12.8701983292</text:p>
          </table:table-cell>
          <table:table-cell office:value-type="float" office:value="0.0609855819666821" calcext:value-type="float">
            <text:p>0.060985582</text:p>
          </table:table-cell>
          <table:table-cell office:value-type="float" office:value="4.9949723815998" calcext:value-type="float">
            <text:p>4.9949723816</text:p>
          </table:table-cell>
          <table:table-cell office:value-type="float" office:value="24.3713972694692" calcext:value-type="float">
            <text:p>24.3713972695</text:p>
          </table:table-cell>
          <table:table-cell office:value-type="float" office:value="8.16114690954121" calcext:value-type="float">
            <text:p>8.1611469095</text:p>
          </table:table-cell>
          <table:table-cell office:value-type="float" office:value="0.754668913705029" calcext:value-type="float">
            <text:p>0.75466891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0.35334992898442" calcext:value-type="float">
            <text:p>0.353349929</text:p>
          </table:table-cell>
          <table:table-cell office:value-type="float" office:value="0.0746637856128226" calcext:value-type="float">
            <text:p>0.0746637856</text:p>
          </table:table-cell>
          <table:table-cell office:value-type="float" office:value="13.2684690501509" calcext:value-type="float">
            <text:p>13.2684690502</text:p>
          </table:table-cell>
          <table:table-cell office:value-type="float" office:value="0.0103541247171019" calcext:value-type="float">
            <text:p>0.0103541247</text:p>
          </table:table-cell>
          <table:table-cell office:value-type="float" office:value="13.2674923310229" calcext:value-type="float">
            <text:p>13.267492331</text:p>
          </table:table-cell>
          <table:table-cell office:value-type="float" office:value="4.10805370787178" calcext:value-type="float">
            <text:p>4.1080537079</text:p>
          </table:table-cell>
          <table:table-cell office:value-type="float" office:value="20.0741357828198" calcext:value-type="float">
            <text:p>20.0741357828</text:p>
          </table:table-cell>
          <table:table-cell office:value-type="float" office:value="6.71196093117256" calcext:value-type="float">
            <text:p>6.7119609312</text:p>
          </table:table-cell>
          <table:table-cell office:value-type="float" office:value="0.622805656147405" calcext:value-type="float">
            <text:p>0.62280565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0.190551906328628" calcext:value-type="float">
            <text:p>0.1905519063</text:p>
          </table:table-cell>
          <table:table-cell office:value-type="float" office:value="0.0590225555786343" calcext:value-type="float">
            <text:p>0.0590225556</text:p>
          </table:table-cell>
          <table:table-cell office:value-type="float" office:value="0.120109042016956" calcext:value-type="float">
            <text:p>0.120109042</text:p>
          </table:table-cell>
          <table:table-cell office:value-type="float" office:value="0.0104149998269942" calcext:value-type="float">
            <text:p>0.0104149998</text:p>
          </table:table-cell>
          <table:table-cell office:value-type="float" office:value="0.0597783165867496" calcext:value-type="float">
            <text:p>0.0597783166</text:p>
          </table:table-cell>
          <table:table-cell office:value-type="float" office:value="3.96776919109248" calcext:value-type="float">
            <text:p>3.9677691911</text:p>
          </table:table-cell>
          <table:table-cell office:value-type="float" office:value="19.3383788099842" calcext:value-type="float">
            <text:p>19.33837881</text:p>
          </table:table-cell>
          <table:table-cell office:value-type="float" office:value="6.47217492593003" calcext:value-type="float">
            <text:p>6.4721749259</text:p>
          </table:table-cell>
          <table:table-cell office:value-type="float" office:value="0.596069345575806" calcext:value-type="float">
            <text:p>0.59606934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0.262796016611853" calcext:value-type="float">
            <text:p>0.2627960166</text:p>
          </table:table-cell>
          <table:table-cell office:value-type="float" office:value="0.0650430893702809" calcext:value-type="float">
            <text:p>0.0650430894</text:p>
          </table:table-cell>
          <table:table-cell office:value-type="float" office:value="0.133537149574117" calcext:value-type="float">
            <text:p>0.1335371496</text:p>
          </table:table-cell>
          <table:table-cell office:value-type="float" office:value="0.0180069512892152" calcext:value-type="float">
            <text:p>0.0180069513</text:p>
          </table:table-cell>
          <table:table-cell office:value-type="float" office:value="0.0570255363356098" calcext:value-type="float">
            <text:p>0.0570255363</text:p>
          </table:table-cell>
          <table:table-cell office:value-type="float" office:value="4.92912079965577" calcext:value-type="float">
            <text:p>4.9291207997</text:p>
          </table:table-cell>
          <table:table-cell office:value-type="float" office:value="24.0009151999814" calcext:value-type="float">
            <text:p>24.0009152</text:p>
          </table:table-cell>
          <table:table-cell office:value-type="float" office:value="8.05398210543263" calcext:value-type="float">
            <text:p>8.0539821054</text:p>
          </table:table-cell>
          <table:table-cell office:value-type="float" office:value="0.743038248075558" calcext:value-type="float">
            <text:p>0.74303824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18.8771297220666" calcext:value-type="float">
            <text:p>18.8771297221</text:p>
          </table:table-cell>
          <table:table-cell office:value-type="float" office:value="0.0506013147263524" calcext:value-type="float">
            <text:p>0.0506013147</text:p>
          </table:table-cell>
          <table:table-cell office:value-type="float" office:value="0.0948710081894785" calcext:value-type="float">
            <text:p>0.0948710082</text:p>
          </table:table-cell>
          <table:table-cell office:value-type="float" office:value="0.0187632326648031" calcext:value-type="float">
            <text:p>0.0187632327</text:p>
          </table:table-cell>
          <table:table-cell office:value-type="float" office:value="0.052401713398548" calcext:value-type="float">
            <text:p>0.0524017134</text:p>
          </table:table-cell>
          <table:table-cell office:value-type="float" office:value="3.7019896488648" calcext:value-type="float">
            <text:p>3.7019896489</text:p>
          </table:table-cell>
          <table:table-cell office:value-type="float" office:value="17.944846290634" calcext:value-type="float">
            <text:p>17.9448462906</text:p>
          </table:table-cell>
          <table:table-cell office:value-type="float" office:value="6.03848713556838" calcext:value-type="float">
            <text:p>6.0384871356</text:p>
          </table:table-cell>
          <table:table-cell office:value-type="float" office:value="0.556417056213856" calcext:value-type="float">
            <text:p>0.55641705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0.26319605150716" calcext:value-type="float">
            <text:p>0.2631960515</text:p>
          </table:table-cell>
          <table:table-cell office:value-type="float" office:value="0.0889350917524041" calcext:value-type="float">
            <text:p>0.0889350918</text:p>
          </table:table-cell>
          <table:table-cell office:value-type="float" office:value="0.154527918628457" calcext:value-type="float">
            <text:p>0.1545279186</text:p>
          </table:table-cell>
          <table:table-cell office:value-type="float" office:value="0.032334897755901" calcext:value-type="float">
            <text:p>0.0323348978</text:p>
          </table:table-cell>
          <table:table-cell office:value-type="float" office:value="0.061452778191498" calcext:value-type="float">
            <text:p>0.0614527782</text:p>
          </table:table-cell>
          <table:table-cell office:value-type="float" office:value="4.8340747309554" calcext:value-type="float">
            <text:p>4.834074731</text:p>
          </table:table-cell>
          <table:table-cell office:value-type="float" office:value="23.5781512121233" calcext:value-type="float">
            <text:p>23.5781512121</text:p>
          </table:table-cell>
          <table:table-cell office:value-type="float" office:value="7.89003588080374" calcext:value-type="float">
            <text:p>7.8900358808</text:p>
          </table:table-cell>
          <table:table-cell office:value-type="float" office:value="0.731135309326785" calcext:value-type="float">
            <text:p>0.73113530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0.191607353638248" calcext:value-type="float">
            <text:p>0.1916073536</text:p>
          </table:table-cell>
          <table:table-cell office:value-type="float" office:value="0.0460931395046636" calcext:value-type="float">
            <text:p>0.0460931395</text:p>
          </table:table-cell>
          <table:table-cell office:value-type="float" office:value="0.131635055920616" calcext:value-type="float">
            <text:p>0.1316350559</text:p>
          </table:table-cell>
          <table:table-cell office:value-type="float" office:value="0.0118573124413505" calcext:value-type="float">
            <text:p>0.0118573124</text:p>
          </table:table-cell>
          <table:table-cell office:value-type="float" office:value="0.0424165937058128" calcext:value-type="float">
            <text:p>0.0424165937</text:p>
          </table:table-cell>
          <table:table-cell office:value-type="float" office:value="5.02608169558387" calcext:value-type="float">
            <text:p>5.0260816956</text:p>
          </table:table-cell>
          <table:table-cell office:value-type="float" office:value="24.4951423369509" calcext:value-type="float">
            <text:p>24.495142337</text:p>
          </table:table-cell>
          <table:table-cell office:value-type="float" office:value="8.210888998216" calcext:value-type="float">
            <text:p>8.2108889982</text:p>
          </table:table-cell>
          <table:table-cell office:value-type="float" office:value="0.756366089699836" calcext:value-type="float">
            <text:p>0.7563660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0.120076565024056" calcext:value-type="float">
            <text:p>0.120076565</text:p>
          </table:table-cell>
          <table:table-cell office:value-type="float" office:value="0.0694635871778823" calcext:value-type="float">
            <text:p>0.0694635872</text:p>
          </table:table-cell>
          <table:table-cell office:value-type="float" office:value="0.0922330729604711" calcext:value-type="float">
            <text:p>0.092233073</text:p>
          </table:table-cell>
          <table:table-cell office:value-type="float" office:value="0.0175439753164741" calcext:value-type="float">
            <text:p>0.0175439753</text:p>
          </table:table-cell>
          <table:table-cell office:value-type="float" office:value="0.0496195994075548" calcext:value-type="float">
            <text:p>0.0496195994</text:p>
          </table:table-cell>
          <table:table-cell office:value-type="float" office:value="3.0796883394865" calcext:value-type="float">
            <text:p>3.0796883395</text:p>
          </table:table-cell>
          <table:table-cell office:value-type="float" office:value="15.0324482895842" calcext:value-type="float">
            <text:p>15.0324482896</text:p>
          </table:table-cell>
          <table:table-cell office:value-type="float" office:value="5.02350418167357" calcext:value-type="float">
            <text:p>5.0235041817</text:p>
          </table:table-cell>
          <table:table-cell office:value-type="float" office:value="0.462357857143415" calcext:value-type="float">
            <text:p>0.46235785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12.6655149331322" calcext:value-type="float">
            <text:p>12.6655149331</text:p>
          </table:table-cell>
          <table:table-cell office:value-type="float" office:value="12.4975508979872" calcext:value-type="float">
            <text:p>12.497550898</text:p>
          </table:table-cell>
          <table:table-cell office:value-type="float" office:value="0.110289949427214" calcext:value-type="float">
            <text:p>0.1102899494</text:p>
          </table:table-cell>
          <table:table-cell office:value-type="float" office:value="0.0143765304763509" calcext:value-type="float">
            <text:p>0.0143765305</text:p>
          </table:table-cell>
          <table:table-cell office:value-type="float" office:value="0.0515756516679163" calcext:value-type="float">
            <text:p>0.0515756517</text:p>
          </table:table-cell>
          <table:table-cell office:value-type="float" office:value="4.05190955605497" calcext:value-type="float">
            <text:p>4.0519095561</text:p>
          </table:table-cell>
          <table:table-cell office:value-type="float" office:value="19.7747925880347" calcext:value-type="float">
            <text:p>19.774792588</text:p>
          </table:table-cell>
          <table:table-cell office:value-type="float" office:value="6.60914636628786" calcext:value-type="float">
            <text:p>6.6091463663</text:p>
          </table:table-cell>
          <table:table-cell office:value-type="float" office:value="0.612048970802024" calcext:value-type="float">
            <text:p>0.61204897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0.114476771335939" calcext:value-type="float">
            <text:p>0.1144767713</text:p>
          </table:table-cell>
          <table:table-cell office:value-type="float" office:value="0.0389758010897064" calcext:value-type="float">
            <text:p>0.0389758011</text:p>
          </table:table-cell>
          <table:table-cell office:value-type="float" office:value="0.0712077102363396" calcext:value-type="float">
            <text:p>0.0712077102</text:p>
          </table:table-cell>
          <table:table-cell office:value-type="float" office:value="0.00630892538789625" calcext:value-type="float">
            <text:p>0.0063089254</text:p>
          </table:table-cell>
          <table:table-cell office:value-type="float" office:value="0.0325106934587416" calcext:value-type="float">
            <text:p>0.0325106935</text:p>
          </table:table-cell>
          <table:table-cell office:value-type="float" office:value="2.71306086457451" calcext:value-type="float">
            <text:p>2.7130608646</text:p>
          </table:table-cell>
          <table:table-cell office:value-type="float" office:value="13.3043188435058" calcext:value-type="float">
            <text:p>13.3043188435</text:p>
          </table:table-cell>
          <table:table-cell office:value-type="float" office:value="4.4248618421483" calcext:value-type="float">
            <text:p>4.4248618421</text:p>
          </table:table-cell>
          <table:table-cell office:value-type="float" office:value="0.412474335757211" calcext:value-type="float">
            <text:p>0.4124743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12.8898542049322" calcext:value-type="float">
            <text:p>12.8898542049</text:p>
          </table:table-cell>
          <table:table-cell office:value-type="float" office:value="0.0586610814354979" calcext:value-type="float">
            <text:p>0.0586610814</text:p>
          </table:table-cell>
          <table:table-cell office:value-type="float" office:value="0.109278840337188" calcext:value-type="float">
            <text:p>0.1092788403</text:p>
          </table:table-cell>
          <table:table-cell office:value-type="float" office:value="12.8183402294171" calcext:value-type="float">
            <text:p>12.8183402294</text:p>
          </table:table-cell>
          <table:table-cell office:value-type="float" office:value="12.8255102079843" calcext:value-type="float">
            <text:p>12.825510208</text:p>
          </table:table-cell>
          <table:table-cell office:value-type="float" office:value="13.7172200295138" calcext:value-type="float">
            <text:p>13.7172200295</text:p>
          </table:table-cell>
          <table:table-cell office:value-type="float" office:value="24.1281336818189" calcext:value-type="float">
            <text:p>24.1281336818</text:p>
          </table:table-cell>
          <table:table-cell office:value-type="float" office:value="14.0268807066493" calcext:value-type="float">
            <text:p>14.0268807066</text:p>
          </table:table-cell>
          <table:table-cell office:value-type="float" office:value="0.614785016355014" calcext:value-type="float">
            <text:p>0.61478501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0.204908133663628" calcext:value-type="float">
            <text:p>0.2049081337</text:p>
          </table:table-cell>
          <table:table-cell office:value-type="float" office:value="0.0907285613710955" calcext:value-type="float">
            <text:p>0.0907285614</text:p>
          </table:table-cell>
          <table:table-cell office:value-type="float" office:value="0.161041569162127" calcext:value-type="float">
            <text:p>0.1610415692</text:p>
          </table:table-cell>
          <table:table-cell office:value-type="float" office:value="0.0386442462180303" calcext:value-type="float">
            <text:p>0.0386442462</text:p>
          </table:table-cell>
          <table:table-cell office:value-type="float" office:value="0.0638581738949009" calcext:value-type="float">
            <text:p>0.0638581739</text:p>
          </table:table-cell>
          <table:table-cell office:value-type="float" office:value="5.02580796764551" calcext:value-type="float">
            <text:p>5.0258079676</text:p>
          </table:table-cell>
          <table:table-cell office:value-type="float" office:value="24.4950638322251" calcext:value-type="float">
            <text:p>24.4950638322</text:p>
          </table:table-cell>
          <table:table-cell office:value-type="float" office:value="8.2117900760451" calcext:value-type="float">
            <text:p>8.211790076</text:p>
          </table:table-cell>
          <table:table-cell office:value-type="float" office:value="0.756782169837967" calcext:value-type="float">
            <text:p>0.75678216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0.153117059854242" calcext:value-type="float">
            <text:p>0.1531170599</text:p>
          </table:table-cell>
          <table:table-cell office:value-type="float" office:value="0.0493765797616275" calcext:value-type="float">
            <text:p>0.0493765798</text:p>
          </table:table-cell>
          <table:table-cell office:value-type="float" office:value="0.104165311847835" calcext:value-type="float">
            <text:p>0.1041653118</text:p>
          </table:table-cell>
          <table:table-cell office:value-type="float" office:value="0.0126702326569225" calcext:value-type="float">
            <text:p>0.0126702327</text:p>
          </table:table-cell>
          <table:table-cell office:value-type="float" office:value="0.0622453716006681" calcext:value-type="float">
            <text:p>0.0622453716</text:p>
          </table:table-cell>
          <table:table-cell office:value-type="float" office:value="3.47944213190762" calcext:value-type="float">
            <text:p>3.4794421319</text:p>
          </table:table-cell>
          <table:table-cell office:value-type="float" office:value="16.9406102968972" calcext:value-type="float">
            <text:p>16.9406102969</text:p>
          </table:table-cell>
          <table:table-cell office:value-type="float" office:value="5.67565361121749" calcext:value-type="float">
            <text:p>5.6756536112</text:p>
          </table:table-cell>
          <table:table-cell office:value-type="float" office:value="0.526514634392998" calcext:value-type="float">
            <text:p>0.52651463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12.8878477522339" calcext:value-type="float">
            <text:p>12.8878477522</text:p>
          </table:table-cell>
          <table:table-cell office:value-type="float" office:value="0.043348882002178" calcext:value-type="float">
            <text:p>0.043348882</text:p>
          </table:table-cell>
          <table:table-cell office:value-type="float" office:value="0.104093863525713" calcext:value-type="float">
            <text:p>0.1040938635</text:p>
          </table:table-cell>
          <table:table-cell office:value-type="float" office:value="0.0153733357682686" calcext:value-type="float">
            <text:p>0.0153733358</text:p>
          </table:table-cell>
          <table:table-cell office:value-type="float" office:value="0.0482796967800358" calcext:value-type="float">
            <text:p>0.0482796968</text:p>
          </table:table-cell>
          <table:table-cell office:value-type="float" office:value="4.01130439813705" calcext:value-type="float">
            <text:p>4.0113043981</text:p>
          </table:table-cell>
          <table:table-cell office:value-type="float" office:value="19.4671861325185" calcext:value-type="float">
            <text:p>19.4671861325</text:p>
          </table:table-cell>
          <table:table-cell office:value-type="float" office:value="6.54087995060551" calcext:value-type="float">
            <text:p>6.5408799506</text:p>
          </table:table-cell>
          <table:table-cell office:value-type="float" office:value="0.599188663489748" calcext:value-type="float">
            <text:p>0.5991886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0.0693242783109239" calcext:value-type="float">
            <text:p>0.0693242783</text:p>
          </table:table-cell>
          <table:table-cell office:value-type="float" office:value="0.0331694715025758" calcext:value-type="float">
            <text:p>0.0331694715</text:p>
          </table:table-cell>
          <table:table-cell office:value-type="float" office:value="0.0470944561618083" calcext:value-type="float">
            <text:p>0.0470944562</text:p>
          </table:table-cell>
          <table:table-cell office:value-type="float" office:value="0.00628059398002666" calcext:value-type="float">
            <text:p>0.006280594</text:p>
          </table:table-cell>
          <table:table-cell office:value-type="float" office:value="0.0350905655707681" calcext:value-type="float">
            <text:p>0.0350905656</text:p>
          </table:table-cell>
          <table:table-cell office:value-type="float" office:value="1.59529230173956" calcext:value-type="float">
            <text:p>1.5952923017</text:p>
          </table:table-cell>
          <table:table-cell office:value-type="float" office:value="7.87399338554338" calcext:value-type="float">
            <text:p>7.8739933855</text:p>
          </table:table-cell>
          <table:table-cell office:value-type="float" office:value="2.60224562580493" calcext:value-type="float">
            <text:p>2.6022456258</text:p>
          </table:table-cell>
          <table:table-cell office:value-type="float" office:value="0.251081001414447" calcext:value-type="float">
            <text:p>0.25108100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0.259185857874814" calcext:value-type="float">
            <text:p>0.2591858579</text:p>
          </table:table-cell>
          <table:table-cell office:value-type="float" office:value="0.0620004216611581" calcext:value-type="float">
            <text:p>0.0620004217</text:p>
          </table:table-cell>
          <table:table-cell office:value-type="float" office:value="0.15502405021215" calcext:value-type="float">
            <text:p>0.1550240502</text:p>
          </table:table-cell>
          <table:table-cell office:value-type="float" office:value="0.0130977104876508" calcext:value-type="float">
            <text:p>0.0130977105</text:p>
          </table:table-cell>
          <table:table-cell office:value-type="float" office:value="0.0580130205109993" calcext:value-type="float">
            <text:p>0.0580130205</text:p>
          </table:table-cell>
          <table:table-cell office:value-type="float" office:value="5.00776321474262" calcext:value-type="float">
            <text:p>5.0077632147</text:p>
          </table:table-cell>
          <table:table-cell office:value-type="float" office:value="24.4336174344162" calcext:value-type="float">
            <text:p>24.4336174344</text:p>
          </table:table-cell>
          <table:table-cell office:value-type="float" office:value="8.18094054474829" calcext:value-type="float">
            <text:p>8.1809405447</text:p>
          </table:table-cell>
          <table:table-cell office:value-type="float" office:value="0.755566032484874" calcext:value-type="float">
            <text:p>0.75556603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0.043570100400617" calcext:value-type="float">
            <text:p>0.0435701004</text:p>
          </table:table-cell>
          <table:table-cell office:value-type="float" office:value="0.00596835638585022" calcext:value-type="float">
            <text:p>0.0059683564</text:p>
          </table:table-cell>
          <table:table-cell office:value-type="float" office:value="0.0340439518791638" calcext:value-type="float">
            <text:p>0.0340439519</text:p>
          </table:table-cell>
          <table:table-cell office:value-type="float" office:value="0.000918869607876279" calcext:value-type="float">
            <text:p>0.0009188696</text:p>
          </table:table-cell>
          <table:table-cell office:value-type="float" office:value="0.000987569086448815" calcext:value-type="float">
            <text:p>0.0009875691</text:p>
          </table:table-cell>
          <table:table-cell office:value-type="float" office:value="0.801602103590987" calcext:value-type="float">
            <text:p>0.8016021036</text:p>
          </table:table-cell>
          <table:table-cell office:value-type="float" office:value="4.12310514176083" calcext:value-type="float">
            <text:p>4.1231051418</text:p>
          </table:table-cell>
          <table:table-cell office:value-type="float" office:value="1.36899368778189" calcext:value-type="float">
            <text:p>1.3689936878</text:p>
          </table:table-cell>
          <table:table-cell office:value-type="float" office:value="0.122274853140441" calcext:value-type="float">
            <text:p>0.12227485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0.347281549862267" calcext:value-type="float">
            <text:p>0.3472815499</text:p>
          </table:table-cell>
          <table:table-cell office:value-type="float" office:value="0.0878725544592443" calcext:value-type="float">
            <text:p>0.0878725545</text:p>
          </table:table-cell>
          <table:table-cell office:value-type="float" office:value="0.133520120713106" calcext:value-type="float">
            <text:p>0.1335201207</text:p>
          </table:table-cell>
          <table:table-cell office:value-type="float" office:value="0.0136333860042834" calcext:value-type="float">
            <text:p>0.013633386</text:p>
          </table:table-cell>
          <table:table-cell office:value-type="float" office:value="0.0546432767156928" calcext:value-type="float">
            <text:p>0.0546432767</text:p>
          </table:table-cell>
          <table:table-cell office:value-type="float" office:value="4.73360390003647" calcext:value-type="float">
            <text:p>4.7336039</text:p>
          </table:table-cell>
          <table:table-cell office:value-type="float" office:value="22.9349985615934" calcext:value-type="float">
            <text:p>22.9349985616</text:p>
          </table:table-cell>
          <table:table-cell office:value-type="float" office:value="7.73378813101714" calcext:value-type="float">
            <text:p>7.733788131</text:p>
          </table:table-cell>
          <table:table-cell office:value-type="float" office:value="0.710904610785655" calcext:value-type="float">
            <text:p>0.71090461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0.0193310446432917" calcext:value-type="float">
            <text:p>0.0193310446</text:p>
          </table:table-cell>
          <table:table-cell office:value-type="float" office:value="0.00228605249719674" calcext:value-type="float">
            <text:p>0.0022860525</text:p>
          </table:table-cell>
          <table:table-cell office:value-type="float" office:value="0.0149015942382691" calcext:value-type="float">
            <text:p>0.0149015942</text:p>
          </table:table-cell>
          <table:table-cell table:style-name="ce1" office:value-type="float" office:value="0.0000609051579909636" calcext:value-type="float">
            <text:p>6.09E-05</text:p>
          </table:table-cell>
          <table:table-cell table:style-name="ce1" office:value-type="float" office:value="0.0000429977224122784" calcext:value-type="float">
            <text:p>4.30E-05</text:p>
          </table:table-cell>
          <table:table-cell office:value-type="float" office:value="0.385152336902938" calcext:value-type="float">
            <text:p>0.3851523369</text:p>
          </table:table-cell>
          <table:table-cell office:value-type="float" office:value="2.23606954120285" calcext:value-type="float">
            <text:p>2.2360695412</text:p>
          </table:table-cell>
          <table:table-cell office:value-type="float" office:value="0.725936910082785" calcext:value-type="float">
            <text:p>0.7259369101</text:p>
          </table:table-cell>
          <table:table-cell office:value-type="float" office:value="0.0758570702693108" calcext:value-type="float">
            <text:p>0.0758570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3.2034040759775" calcext:value-type="float">
            <text:p>13.203404076</text:p>
          </table:table-cell>
          <table:table-cell office:value-type="float" office:value="0.0831540273665613" calcext:value-type="float">
            <text:p>0.0831540274</text:p>
          </table:table-cell>
          <table:table-cell office:value-type="float" office:value="0.161952711721641" calcext:value-type="float">
            <text:p>0.1619527117</text:p>
          </table:table-cell>
          <table:table-cell office:value-type="float" office:value="0.0284910085333642" calcext:value-type="float">
            <text:p>0.0284910085</text:p>
          </table:table-cell>
          <table:table-cell office:value-type="float" office:value="0.0565879183335583" calcext:value-type="float">
            <text:p>0.0565879183</text:p>
          </table:table-cell>
          <table:table-cell office:value-type="float" office:value="4.89758446047946" calcext:value-type="float">
            <text:p>4.8975844605</text:p>
          </table:table-cell>
          <table:table-cell office:value-type="float" office:value="23.8963315355197" calcext:value-type="float">
            <text:p>23.8963315355</text:p>
          </table:table-cell>
          <table:table-cell office:value-type="float" office:value="8.00127807017496" calcext:value-type="float">
            <text:p>8.0012780702</text:p>
          </table:table-cell>
          <table:table-cell office:value-type="float" office:value="0.739296149938663" calcext:value-type="float">
            <text:p>0.73929614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19.1435702311952" calcext:value-type="float">
            <text:p>19.1435702312</text:p>
          </table:table-cell>
          <table:table-cell office:value-type="float" office:value="0.112599680358263" calcext:value-type="float">
            <text:p>0.1125996804</text:p>
          </table:table-cell>
          <table:table-cell office:value-type="float" office:value="0.114776188987514" calcext:value-type="float">
            <text:p>0.114776189</text:p>
          </table:table-cell>
          <table:table-cell office:value-type="float" office:value="0.0146936763653059" calcext:value-type="float">
            <text:p>0.0146936764</text:p>
          </table:table-cell>
          <table:table-cell office:value-type="float" office:value="12.664448872681" calcext:value-type="float">
            <text:p>12.6644488727</text:p>
          </table:table-cell>
          <table:table-cell office:value-type="float" office:value="4.44856062813635" calcext:value-type="float">
            <text:p>4.4485606281</text:p>
          </table:table-cell>
          <table:table-cell office:value-type="float" office:value="21.6336719743922" calcext:value-type="float">
            <text:p>21.6336719744</text:p>
          </table:table-cell>
          <table:table-cell office:value-type="float" office:value="7.25601530606004" calcext:value-type="float">
            <text:p>7.2560153061</text:p>
          </table:table-cell>
          <table:table-cell office:value-type="float" office:value="0.674894959577624" calcext:value-type="float">
            <text:p>0.6748949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3.1597877419114" calcext:value-type="float">
            <text:p>13.1597877419</text:p>
          </table:table-cell>
          <table:table-cell office:value-type="float" office:value="0.0498920877978448" calcext:value-type="float">
            <text:p>0.0498920878</text:p>
          </table:table-cell>
          <table:table-cell office:value-type="float" office:value="0.138018529718084" calcext:value-type="float">
            <text:p>0.1380185297</text:p>
          </table:table-cell>
          <table:table-cell office:value-type="float" office:value="0.0119693610003608" calcext:value-type="float">
            <text:p>0.011969361</text:p>
          </table:table-cell>
          <table:table-cell office:value-type="float" office:value="0.045870037958265" calcext:value-type="float">
            <text:p>0.045870038</text:p>
          </table:table-cell>
          <table:table-cell office:value-type="float" office:value="5.03313596192055" calcext:value-type="float">
            <text:p>5.0331359619</text:p>
          </table:table-cell>
          <table:table-cell office:value-type="float" office:value="24.4948947290854" calcext:value-type="float">
            <text:p>24.4948947291</text:p>
          </table:table-cell>
          <table:table-cell office:value-type="float" office:value="8.22501242398652" calcext:value-type="float">
            <text:p>8.225012424</text:p>
          </table:table-cell>
          <table:table-cell office:value-type="float" office:value="0.757882437744851" calcext:value-type="float">
            <text:p>0.75788243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0.177353270924832" calcext:value-type="float">
            <text:p>0.1773532709</text:p>
          </table:table-cell>
          <table:table-cell office:value-type="float" office:value="0.0638464590804533" calcext:value-type="float">
            <text:p>0.0638464591</text:p>
          </table:table-cell>
          <table:table-cell office:value-type="float" office:value="0.121262288393198" calcext:value-type="float">
            <text:p>0.1212622884</text:p>
          </table:table-cell>
          <table:table-cell office:value-type="float" office:value="0.0158221806592076" calcext:value-type="float">
            <text:p>0.0158221807</text:p>
          </table:table-cell>
          <table:table-cell office:value-type="float" office:value="0.0558397226629877" calcext:value-type="float">
            <text:p>0.0558397227</text:p>
          </table:table-cell>
          <table:table-cell office:value-type="float" office:value="4.69015327574189" calcext:value-type="float">
            <text:p>4.6901532757</text:p>
          </table:table-cell>
          <table:table-cell office:value-type="float" office:value="22.8038738371352" calcext:value-type="float">
            <text:p>22.8038738371</text:p>
          </table:table-cell>
          <table:table-cell office:value-type="float" office:value="7.65102284819697" calcext:value-type="float">
            <text:p>7.6510228482</text:p>
          </table:table-cell>
          <table:table-cell office:value-type="float" office:value="0.706425714953395" calcext:value-type="float">
            <text:p>0.7064257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13.5454809826907" calcext:value-type="float">
            <text:p>13.5454809827</text:p>
          </table:table-cell>
          <table:table-cell office:value-type="float" office:value="0.0623889275595408" calcext:value-type="float">
            <text:p>0.0623889276</text:p>
          </table:table-cell>
          <table:table-cell office:value-type="float" office:value="0.139383463164242" calcext:value-type="float">
            <text:p>0.1393834632</text:p>
          </table:table-cell>
          <table:table-cell office:value-type="float" office:value="0.0239711291008529" calcext:value-type="float">
            <text:p>0.0239711291</text:p>
          </table:table-cell>
          <table:table-cell office:value-type="float" office:value="0.0599975333329212" calcext:value-type="float">
            <text:p>0.0599975333</text:p>
          </table:table-cell>
          <table:table-cell office:value-type="float" office:value="4.94920704692076" calcext:value-type="float">
            <text:p>4.9492070469</text:p>
          </table:table-cell>
          <table:table-cell office:value-type="float" office:value="24.0823721957302" calcext:value-type="float">
            <text:p>24.0823721957</text:p>
          </table:table-cell>
          <table:table-cell office:value-type="float" office:value="8.08412283979537" calcext:value-type="float">
            <text:p>8.0841228398</text:p>
          </table:table-cell>
          <table:table-cell office:value-type="float" office:value="0.745382957322138" calcext:value-type="float">
            <text:p>0.74538295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0.210570981836626" calcext:value-type="float">
            <text:p>0.2105709818</text:p>
          </table:table-cell>
          <table:table-cell office:value-type="float" office:value="0.0542374802532045" calcext:value-type="float">
            <text:p>0.0542374803</text:p>
          </table:table-cell>
          <table:table-cell office:value-type="float" office:value="0.132990400219347" calcext:value-type="float">
            <text:p>0.1329904002</text:p>
          </table:table-cell>
          <table:table-cell office:value-type="float" office:value="0.0368483207364461" calcext:value-type="float">
            <text:p>0.0368483207</text:p>
          </table:table-cell>
          <table:table-cell office:value-type="float" office:value="0.0700616319502692" calcext:value-type="float">
            <text:p>0.070061632</text:p>
          </table:table-cell>
          <table:table-cell office:value-type="float" office:value="4.9978102179712" calcext:value-type="float">
            <text:p>4.997810218</text:p>
          </table:table-cell>
          <table:table-cell office:value-type="float" office:value="24.3735922613777" calcext:value-type="float">
            <text:p>24.3735922614</text:p>
          </table:table-cell>
          <table:table-cell office:value-type="float" office:value="8.16864053969391" calcext:value-type="float">
            <text:p>8.1686405397</text:p>
          </table:table-cell>
          <table:table-cell office:value-type="float" office:value="0.754950535311605" calcext:value-type="float">
            <text:p>0.75495053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12.4112686549442" calcext:value-type="float">
            <text:p>12.4112686549</text:p>
          </table:table-cell>
          <table:table-cell office:value-type="float" office:value="0.0467910322506673" calcext:value-type="float">
            <text:p>0.0467910323</text:p>
          </table:table-cell>
          <table:table-cell office:value-type="float" office:value="0.0548346766853856" calcext:value-type="float">
            <text:p>0.0548346767</text:p>
          </table:table-cell>
          <table:table-cell office:value-type="float" office:value="0.00269016087842047" calcext:value-type="float">
            <text:p>0.0026901609</text:p>
          </table:table-cell>
          <table:table-cell office:value-type="float" office:value="0.0295907026276994" calcext:value-type="float">
            <text:p>0.0295907026</text:p>
          </table:table-cell>
          <table:table-cell office:value-type="float" office:value="12.790439516403" calcext:value-type="float">
            <text:p>12.7904395164</text:p>
          </table:table-cell>
          <table:table-cell office:value-type="float" office:value="14.584411529949" calcext:value-type="float">
            <text:p>14.5844115299</text:p>
          </table:table-cell>
          <table:table-cell office:value-type="float" office:value="12.3353280066239" calcext:value-type="float">
            <text:p>12.3353280066</text:p>
          </table:table-cell>
          <table:table-cell office:value-type="float" office:value="12.4227767527373" calcext:value-type="float">
            <text:p>12.42277675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0.236920421128411" calcext:value-type="float">
            <text:p>0.2369204211</text:p>
          </table:table-cell>
          <table:table-cell office:value-type="float" office:value="0.0628385619774886" calcext:value-type="float">
            <text:p>0.062838562</text:p>
          </table:table-cell>
          <table:table-cell office:value-type="float" office:value="0.156181541779935" calcext:value-type="float">
            <text:p>0.1561815418</text:p>
          </table:table-cell>
          <table:table-cell office:value-type="float" office:value="0.0332634467529654" calcext:value-type="float">
            <text:p>0.0332634468</text:p>
          </table:table-cell>
          <table:table-cell office:value-type="float" office:value="0.0537202876408231" calcext:value-type="float">
            <text:p>0.0537202876</text:p>
          </table:table-cell>
          <table:table-cell office:value-type="float" office:value="5.03375300846032" calcext:value-type="float">
            <text:p>5.0337530085</text:p>
          </table:table-cell>
          <table:table-cell office:value-type="float" office:value="24.4932647602126" calcext:value-type="float">
            <text:p>24.4932647602</text:p>
          </table:table-cell>
          <table:table-cell office:value-type="float" office:value="8.22480936018854" calcext:value-type="float">
            <text:p>8.2248093602</text:p>
          </table:table-cell>
          <table:table-cell office:value-type="float" office:value="0.757960397375281" calcext:value-type="float">
            <text:p>0.75796039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0.134694469810091" calcext:value-type="float">
            <text:p>0.1346944698</text:p>
          </table:table-cell>
          <table:table-cell office:value-type="float" office:value="0.0468226610737324" calcext:value-type="float">
            <text:p>0.0468226611</text:p>
          </table:table-cell>
          <table:table-cell office:value-type="float" office:value="0.0558223983621021" calcext:value-type="float">
            <text:p>0.0558223984</text:p>
          </table:table-cell>
          <table:table-cell office:value-type="float" office:value="0.00612775719868632" calcext:value-type="float">
            <text:p>0.0061277572</text:p>
          </table:table-cell>
          <table:table-cell office:value-type="float" office:value="0.0403853737074659" calcext:value-type="float">
            <text:p>0.0403853737</text:p>
          </table:table-cell>
          <table:table-cell office:value-type="float" office:value="2.01573029399764" calcext:value-type="float">
            <text:p>2.015730294</text:p>
          </table:table-cell>
          <table:table-cell office:value-type="float" office:value="9.79795068291218" calcext:value-type="float">
            <text:p>9.7979506829</text:p>
          </table:table-cell>
          <table:table-cell office:value-type="float" office:value="3.28764767942609" calcext:value-type="float">
            <text:p>3.2876476794</text:p>
          </table:table-cell>
          <table:table-cell office:value-type="float" office:value="0.30802429894972" calcext:value-type="float">
            <text:p>0.30802429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0.147965527886387" calcext:value-type="float">
            <text:p>0.1479655279</text:p>
          </table:table-cell>
          <table:table-cell office:value-type="float" office:value="0.0303242531911263" calcext:value-type="float">
            <text:p>0.0303242532</text:p>
          </table:table-cell>
          <table:table-cell office:value-type="float" office:value="0.0421184370277648" calcext:value-type="float">
            <text:p>0.042118437</text:p>
          </table:table-cell>
          <table:table-cell office:value-type="float" office:value="0.00909606726117712" calcext:value-type="float">
            <text:p>0.0090960673</text:p>
          </table:table-cell>
          <table:table-cell office:value-type="float" office:value="0.0227929681626675" calcext:value-type="float">
            <text:p>0.0227929682</text:p>
          </table:table-cell>
          <table:table-cell office:value-type="float" office:value="1.41511242780571" calcext:value-type="float">
            <text:p>1.4151124278</text:p>
          </table:table-cell>
          <table:table-cell office:value-type="float" office:value="6.9997147269945" calcext:value-type="float">
            <text:p>6.999714727</text:p>
          </table:table-cell>
          <table:table-cell office:value-type="float" office:value="2.30642321472636" calcext:value-type="float">
            <text:p>2.3064232147</text:p>
          </table:table-cell>
          <table:table-cell office:value-type="float" office:value="0.220800395972794" calcext:value-type="float">
            <text:p>0.2208003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0.192087369940883" calcext:value-type="float">
            <text:p>0.1920873699</text:p>
          </table:table-cell>
          <table:table-cell office:value-type="float" office:value="0.0428889888613352" calcext:value-type="float">
            <text:p>0.0428889889</text:p>
          </table:table-cell>
          <table:table-cell office:value-type="float" office:value="0.115054091112534" calcext:value-type="float">
            <text:p>0.1150540911</text:p>
          </table:table-cell>
          <table:table-cell office:value-type="float" office:value="0.0124758584220725" calcext:value-type="float">
            <text:p>0.0124758584</text:p>
          </table:table-cell>
          <table:table-cell office:value-type="float" office:value="0.0419247425779176" calcext:value-type="float">
            <text:p>0.0419247426</text:p>
          </table:table-cell>
          <table:table-cell office:value-type="float" office:value="4.22698345403298" calcext:value-type="float">
            <text:p>4.226983454</text:p>
          </table:table-cell>
          <table:table-cell office:value-type="float" office:value="20.5910634649383" calcext:value-type="float">
            <text:p>20.5910634649</text:p>
          </table:table-cell>
          <table:table-cell office:value-type="float" office:value="6.89548121649195" calcext:value-type="float">
            <text:p>6.8954812165</text:p>
          </table:table-cell>
          <table:table-cell office:value-type="float" office:value="0.63619427039793" calcext:value-type="float">
            <text:p>0.63619427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0.184629482930139" calcext:value-type="float">
            <text:p>0.1846294829</text:p>
          </table:table-cell>
          <table:table-cell office:value-type="float" office:value="0.0846292197178808" calcext:value-type="float">
            <text:p>0.0846292197</text:p>
          </table:table-cell>
          <table:table-cell office:value-type="float" office:value="0.128130221668913" calcext:value-type="float">
            <text:p>0.1281302217</text:p>
          </table:table-cell>
          <table:table-cell office:value-type="float" office:value="0.0511996216136072" calcext:value-type="float">
            <text:p>0.0511996216</text:p>
          </table:table-cell>
          <table:table-cell office:value-type="float" office:value="0.0581291281728951" calcext:value-type="float">
            <text:p>0.0581291282</text:p>
          </table:table-cell>
          <table:table-cell office:value-type="float" office:value="4.02209377201134" calcext:value-type="float">
            <text:p>4.022093772</text:p>
          </table:table-cell>
          <table:table-cell office:value-type="float" office:value="19.5980330657597" calcext:value-type="float">
            <text:p>19.5980330658</text:p>
          </table:table-cell>
          <table:table-cell office:value-type="float" office:value="6.56071618844876" calcext:value-type="float">
            <text:p>6.5607161884</text:p>
          </table:table-cell>
          <table:table-cell office:value-type="float" office:value="0.606597559333889" calcext:value-type="float">
            <text:p>0.60659755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0.194090266591058" calcext:value-type="float">
            <text:p>0.1940902666</text:p>
          </table:table-cell>
          <table:table-cell office:value-type="float" office:value="0.0613560921642355" calcext:value-type="float">
            <text:p>0.0613560922</text:p>
          </table:table-cell>
          <table:table-cell office:value-type="float" office:value="0.129442926581068" calcext:value-type="float">
            <text:p>0.1294429266</text:p>
          </table:table-cell>
          <table:table-cell office:value-type="float" office:value="0.0413668936966969" calcext:value-type="float">
            <text:p>0.0413668937</text:p>
          </table:table-cell>
          <table:table-cell office:value-type="float" office:value="0.0631994879549843" calcext:value-type="float">
            <text:p>0.063199488</text:p>
          </table:table-cell>
          <table:table-cell office:value-type="float" office:value="4.72704043316197" calcext:value-type="float">
            <text:p>4.7270404332</text:p>
          </table:table-cell>
          <table:table-cell office:value-type="float" office:value="23.0222915847331" calcext:value-type="float">
            <text:p>23.0222915847</text:p>
          </table:table-cell>
          <table:table-cell office:value-type="float" office:value="7.7106157882156" calcext:value-type="float">
            <text:p>7.7106157882</text:p>
          </table:table-cell>
          <table:table-cell office:value-type="float" office:value="0.710437055822462" calcext:value-type="float">
            <text:p>0.71043705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0.268400957671766" calcext:value-type="float">
            <text:p>0.2684009577</text:p>
          </table:table-cell>
          <table:table-cell office:value-type="float" office:value="12.9112214290646" calcext:value-type="float">
            <text:p>12.9112214291</text:p>
          </table:table-cell>
          <table:table-cell office:value-type="float" office:value="0.154352684755164" calcext:value-type="float">
            <text:p>0.1543526848</text:p>
          </table:table-cell>
          <table:table-cell office:value-type="float" office:value="0.0238006204830537" calcext:value-type="float">
            <text:p>0.0238006205</text:p>
          </table:table-cell>
          <table:table-cell office:value-type="float" office:value="0.0738215976122382" calcext:value-type="float">
            <text:p>0.0738215976</text:p>
          </table:table-cell>
          <table:table-cell office:value-type="float" office:value="13.5228471191767" calcext:value-type="float">
            <text:p>13.5228471192</text:p>
          </table:table-cell>
          <table:table-cell office:value-type="float" office:value="27.4090486855659" calcext:value-type="float">
            <text:p>27.4090486856</text:p>
          </table:table-cell>
          <table:table-cell office:value-type="float" office:value="7.94266899797694" calcext:value-type="float">
            <text:p>7.942668998</text:p>
          </table:table-cell>
          <table:table-cell office:value-type="float" office:value="0.733832892451464" calcext:value-type="float">
            <text:p>0.73383289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0.335292990660161" calcext:value-type="float">
            <text:p>0.3352929907</text:p>
          </table:table-cell>
          <table:table-cell office:value-type="float" office:value="0.0895008299819843" calcext:value-type="float">
            <text:p>0.08950083</text:p>
          </table:table-cell>
          <table:table-cell office:value-type="float" office:value="0.142201731125055" calcext:value-type="float">
            <text:p>0.1422017311</text:p>
          </table:table-cell>
          <table:table-cell office:value-type="float" office:value="0.0220970150845665" calcext:value-type="float">
            <text:p>0.0220970151</text:p>
          </table:table-cell>
          <table:table-cell office:value-type="float" office:value="0.0471071668865934" calcext:value-type="float">
            <text:p>0.0471071669</text:p>
          </table:table-cell>
          <table:table-cell office:value-type="float" office:value="4.64080346774395" calcext:value-type="float">
            <text:p>4.6408034677</text:p>
          </table:table-cell>
          <table:table-cell office:value-type="float" office:value="22.6493294018283" calcext:value-type="float">
            <text:p>22.6493294018</text:p>
          </table:table-cell>
          <table:table-cell office:value-type="float" office:value="7.58133271794154" calcext:value-type="float">
            <text:p>7.5813327179</text:p>
          </table:table-cell>
          <table:table-cell office:value-type="float" office:value="0.700456572448863" calcext:value-type="float">
            <text:p>0.70045657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0.194476330007073" calcext:value-type="float">
            <text:p>0.19447633</text:p>
          </table:table-cell>
          <table:table-cell office:value-type="float" office:value="0.0564097880509312" calcext:value-type="float">
            <text:p>0.0564097881</text:p>
          </table:table-cell>
          <table:table-cell office:value-type="float" office:value="0.11199892421733" calcext:value-type="float">
            <text:p>0.1119989242</text:p>
          </table:table-cell>
          <table:table-cell office:value-type="float" office:value="0.0167325972095032" calcext:value-type="float">
            <text:p>0.0167325972</text:p>
          </table:table-cell>
          <table:table-cell office:value-type="float" office:value="0.0561564224186597" calcext:value-type="float">
            <text:p>0.0561564224</text:p>
          </table:table-cell>
          <table:table-cell office:value-type="float" office:value="4.15525230490646" calcext:value-type="float">
            <text:p>4.1552523049</text:p>
          </table:table-cell>
          <table:table-cell office:value-type="float" office:value="20.2237335127864" calcext:value-type="float">
            <text:p>20.2237335128</text:p>
          </table:table-cell>
          <table:table-cell office:value-type="float" office:value="6.77948725459804" calcext:value-type="float">
            <text:p>6.7794872546</text:p>
          </table:table-cell>
          <table:table-cell office:value-type="float" office:value="0.624518728589496" calcext:value-type="float">
            <text:p>0.62451872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13.3137193445707" calcext:value-type="float">
            <text:p>13.3137193446</text:p>
          </table:table-cell>
          <table:table-cell office:value-type="float" office:value="0.0518437069745487" calcext:value-type="float">
            <text:p>0.051843707</text:p>
          </table:table-cell>
          <table:table-cell office:value-type="float" office:value="0.142914220247213" calcext:value-type="float">
            <text:p>0.1429142202</text:p>
          </table:table-cell>
          <table:table-cell office:value-type="float" office:value="0.0340590331957711" calcext:value-type="float">
            <text:p>0.0340590332</text:p>
          </table:table-cell>
          <table:table-cell office:value-type="float" office:value="0.0538651735589557" calcext:value-type="float">
            <text:p>0.0538651736</text:p>
          </table:table-cell>
          <table:table-cell office:value-type="float" office:value="4.75496725059071" calcext:value-type="float">
            <text:p>4.7549672506</text:p>
          </table:table-cell>
          <table:table-cell office:value-type="float" office:value="23.1507094383506" calcext:value-type="float">
            <text:p>23.1507094384</text:p>
          </table:table-cell>
          <table:table-cell office:value-type="float" office:value="7.75614666897067" calcext:value-type="float">
            <text:p>7.756146669</text:p>
          </table:table-cell>
          <table:table-cell office:value-type="float" office:value="0.71363048597957" calcext:value-type="float">
            <text:p>0.7136304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0.19836490806787" calcext:value-type="float">
            <text:p>0.1983649081</text:p>
          </table:table-cell>
          <table:table-cell office:value-type="float" office:value="0.0631683143931938" calcext:value-type="float">
            <text:p>0.0631683144</text:p>
          </table:table-cell>
          <table:table-cell office:value-type="float" office:value="0.144576706602811" calcext:value-type="float">
            <text:p>0.1445767066</text:p>
          </table:table-cell>
          <table:table-cell office:value-type="float" office:value="0.0187178624537796" calcext:value-type="float">
            <text:p>0.0187178625</text:p>
          </table:table-cell>
          <table:table-cell office:value-type="float" office:value="0.0570715509272911" calcext:value-type="float">
            <text:p>0.0570715509</text:p>
          </table:table-cell>
          <table:table-cell office:value-type="float" office:value="4.78027847575666" calcext:value-type="float">
            <text:p>4.7802784758</text:p>
          </table:table-cell>
          <table:table-cell office:value-type="float" office:value="23.2368692999004" calcext:value-type="float">
            <text:p>23.2368692999</text:p>
          </table:table-cell>
          <table:table-cell office:value-type="float" office:value="7.79913861320173" calcext:value-type="float">
            <text:p>7.7991386132</text:p>
          </table:table-cell>
          <table:table-cell office:value-type="float" office:value="0.720172392686586" calcext:value-type="float">
            <text:p>0.72017239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13.5113347383339" calcext:value-type="float">
            <text:p>13.5113347383</text:p>
          </table:table-cell>
          <table:table-cell office:value-type="float" office:value="0.057452040554807" calcext:value-type="float">
            <text:p>0.0574520406</text:p>
          </table:table-cell>
          <table:table-cell office:value-type="float" office:value="0.103672814431324" calcext:value-type="float">
            <text:p>0.1036728144</text:p>
          </table:table-cell>
          <table:table-cell office:value-type="float" office:value="0.0177701440263455" calcext:value-type="float">
            <text:p>0.017770144</text:p>
          </table:table-cell>
          <table:table-cell office:value-type="float" office:value="0.0576471659562744" calcext:value-type="float">
            <text:p>0.057647166</text:p>
          </table:table-cell>
          <table:table-cell office:value-type="float" office:value="3.69221451281306" calcext:value-type="float">
            <text:p>3.6922145128</text:p>
          </table:table-cell>
          <table:table-cell office:value-type="float" office:value="17.9992472228686" calcext:value-type="float">
            <text:p>17.9992472229</text:p>
          </table:table-cell>
          <table:table-cell office:value-type="float" office:value="6.02287863656024" calcext:value-type="float">
            <text:p>6.0228786366</text:p>
          </table:table-cell>
          <table:table-cell office:value-type="float" office:value="0.559349116117031" calcext:value-type="float">
            <text:p>0.55934911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12.1519761009694" calcext:value-type="float">
            <text:p>12.151976101</text:p>
          </table:table-cell>
          <table:table-cell office:value-type="float" office:value="0.060933166419202" calcext:value-type="float">
            <text:p>0.0609331664</text:p>
          </table:table-cell>
          <table:table-cell office:value-type="float" office:value="0.14250989606011" calcext:value-type="float">
            <text:p>0.1425098961</text:p>
          </table:table-cell>
          <table:table-cell office:value-type="float" office:value="0.0166964826566084" calcext:value-type="float">
            <text:p>0.0166964827</text:p>
          </table:table-cell>
          <table:table-cell office:value-type="float" office:value="0.0523463479894337" calcext:value-type="float">
            <text:p>0.052346348</text:p>
          </table:table-cell>
          <table:table-cell office:value-type="float" office:value="4.79477085079029" calcext:value-type="float">
            <text:p>4.7947708508</text:p>
          </table:table-cell>
          <table:table-cell office:value-type="float" office:value="23.387725779046" calcext:value-type="float">
            <text:p>23.387725779</text:p>
          </table:table-cell>
          <table:table-cell office:value-type="float" office:value="7.83045821652358" calcext:value-type="float">
            <text:p>7.8304582165</text:p>
          </table:table-cell>
          <table:table-cell office:value-type="float" office:value="0.723770937257558" calcext:value-type="float">
            <text:p>0.72377093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0.228049841673453" calcext:value-type="float">
            <text:p>0.2280498417</text:p>
          </table:table-cell>
          <table:table-cell office:value-type="float" office:value="0.0824409289139368" calcext:value-type="float">
            <text:p>0.0824409289</text:p>
          </table:table-cell>
          <table:table-cell office:value-type="float" office:value="0.171659029889564" calcext:value-type="float">
            <text:p>0.1716590299</text:p>
          </table:table-cell>
          <table:table-cell office:value-type="float" office:value="0.0347483665350478" calcext:value-type="float">
            <text:p>0.0347483665</text:p>
          </table:table-cell>
          <table:table-cell office:value-type="float" office:value="0.0695207231008274" calcext:value-type="float">
            <text:p>0.0695207231</text:p>
          </table:table-cell>
          <table:table-cell office:value-type="float" office:value="5.02692604522429" calcext:value-type="float">
            <text:p>5.0269260452</text:p>
          </table:table-cell>
          <table:table-cell office:value-type="float" office:value="24.4958247324423" calcext:value-type="float">
            <text:p>24.4958247324</text:p>
          </table:table-cell>
          <table:table-cell office:value-type="float" office:value="8.21170863952736" calcext:value-type="float">
            <text:p>8.2117086395</text:p>
          </table:table-cell>
          <table:table-cell office:value-type="float" office:value="0.758218223453815" calcext:value-type="float">
            <text:p>0.7582182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0.217601339951734" calcext:value-type="float">
            <text:p>0.21760134</text:p>
          </table:table-cell>
          <table:table-cell office:value-type="float" office:value="0.075195479739648" calcext:value-type="float">
            <text:p>0.0751954797</text:p>
          </table:table-cell>
          <table:table-cell office:value-type="float" office:value="0.143599198603498" calcext:value-type="float">
            <text:p>0.1435991986</text:p>
          </table:table-cell>
          <table:table-cell office:value-type="float" office:value="0.0163244181416217" calcext:value-type="float">
            <text:p>0.0163244181</text:p>
          </table:table-cell>
          <table:table-cell office:value-type="float" office:value="0.056049832228968" calcext:value-type="float">
            <text:p>0.0560498322</text:p>
          </table:table-cell>
          <table:table-cell office:value-type="float" office:value="5.02595691142177" calcext:value-type="float">
            <text:p>5.0259569114</text:p>
          </table:table-cell>
          <table:table-cell office:value-type="float" office:value="24.4938170398635" calcext:value-type="float">
            <text:p>24.4938170399</text:p>
          </table:table-cell>
          <table:table-cell office:value-type="float" office:value="8.21038875311982" calcext:value-type="float">
            <text:p>8.2103887531</text:p>
          </table:table-cell>
          <table:table-cell office:value-type="float" office:value="0.757224976692122" calcext:value-type="float">
            <text:p>0.75722497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13.5005207721332" calcext:value-type="float">
            <text:p>13.5005207721</text:p>
          </table:table-cell>
          <table:table-cell office:value-type="float" office:value="0.0888022451082249" calcext:value-type="float">
            <text:p>0.0888022451</text:p>
          </table:table-cell>
          <table:table-cell office:value-type="float" office:value="12.4638685632356" calcext:value-type="float">
            <text:p>12.4638685632</text:p>
          </table:table-cell>
          <table:table-cell office:value-type="float" office:value="0.0206133676338756" calcext:value-type="float">
            <text:p>0.0206133676</text:p>
          </table:table-cell>
          <table:table-cell office:value-type="float" office:value="0.0603130935508286" calcext:value-type="float">
            <text:p>0.0603130936</text:p>
          </table:table-cell>
          <table:table-cell office:value-type="float" office:value="4.53185554708864" calcext:value-type="float">
            <text:p>4.5318555471</text:p>
          </table:table-cell>
          <table:table-cell office:value-type="float" office:value="22.0452987308269" calcext:value-type="float">
            <text:p>22.0452987308</text:p>
          </table:table-cell>
          <table:table-cell office:value-type="float" office:value="7.39487349674972" calcext:value-type="float">
            <text:p>7.3948734967</text:p>
          </table:table-cell>
          <table:table-cell office:value-type="float" office:value="0.683701519476883" calcext:value-type="float">
            <text:p>0.6837015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2.8963379379758" calcext:value-type="float">
            <text:p>12.896337938</text:p>
          </table:table-cell>
          <table:table-cell office:value-type="float" office:value="18.3067248794341" calcext:value-type="float">
            <text:p>18.3067248794</text:p>
          </table:table-cell>
          <table:table-cell office:value-type="float" office:value="0.147251401406469" calcext:value-type="float">
            <text:p>0.1472514014</text:p>
          </table:table-cell>
          <table:table-cell office:value-type="float" office:value="18.3111260768098" calcext:value-type="float">
            <text:p>18.3111260768</text:p>
          </table:table-cell>
          <table:table-cell office:value-type="float" office:value="12.9975539578886" calcext:value-type="float">
            <text:p>12.9975539579</text:p>
          </table:table-cell>
          <table:table-cell office:value-type="float" office:value="13.6712555888245" calcext:value-type="float">
            <text:p>13.6712555888</text:p>
          </table:table-cell>
          <table:table-cell office:value-type="float" office:value="24.3299823158791" calcext:value-type="float">
            <text:p>24.3299823159</text:p>
          </table:table-cell>
          <table:table-cell office:value-type="float" office:value="15.6486969552501" calcext:value-type="float">
            <text:p>15.6486969553</text:p>
          </table:table-cell>
          <table:table-cell office:value-type="float" office:value="22.7474832023026" calcext:value-type="float">
            <text:p>22.74748320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0.161130120389029" calcext:value-type="float">
            <text:p>0.1611301204</text:p>
          </table:table-cell>
          <table:table-cell office:value-type="float" office:value="0.0475927524805078" calcext:value-type="float">
            <text:p>0.0475927525</text:p>
          </table:table-cell>
          <table:table-cell office:value-type="float" office:value="0.0960301785098717" calcext:value-type="float">
            <text:p>0.0960301785</text:p>
          </table:table-cell>
          <table:table-cell office:value-type="float" office:value="0.0102057177282131" calcext:value-type="float">
            <text:p>0.0102057177</text:p>
          </table:table-cell>
          <table:table-cell office:value-type="float" office:value="0.0559288930371366" calcext:value-type="float">
            <text:p>0.055928893</text:p>
          </table:table-cell>
          <table:table-cell office:value-type="float" office:value="3.72624155212987" calcext:value-type="float">
            <text:p>3.7262415521</text:p>
          </table:table-cell>
          <table:table-cell office:value-type="float" office:value="18.1399699441027" calcext:value-type="float">
            <text:p>18.1399699441</text:p>
          </table:table-cell>
          <table:table-cell office:value-type="float" office:value="6.07647759219983" calcext:value-type="float">
            <text:p>6.0764775922</text:p>
          </table:table-cell>
          <table:table-cell office:value-type="float" office:value="0.559968597333102" calcext:value-type="float">
            <text:p>0.55996859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0.290776313771799" calcext:value-type="float">
            <text:p>0.2907763138</text:p>
          </table:table-cell>
          <table:table-cell office:value-type="float" office:value="0.0785679141526258" calcext:value-type="float">
            <text:p>0.0785679142</text:p>
          </table:table-cell>
          <table:table-cell office:value-type="float" office:value="0.0934314765318356" calcext:value-type="float">
            <text:p>0.0934314765</text:p>
          </table:table-cell>
          <table:table-cell office:value-type="float" office:value="0.0447794860106484" calcext:value-type="float">
            <text:p>0.044779486</text:p>
          </table:table-cell>
          <table:table-cell office:value-type="float" office:value="0.0491658453451472" calcext:value-type="float">
            <text:p>0.0491658453</text:p>
          </table:table-cell>
          <table:table-cell office:value-type="float" office:value="2.90559219202329" calcext:value-type="float">
            <text:p>2.905592192</text:p>
          </table:table-cell>
          <table:table-cell office:value-type="float" office:value="14.1739862883053" calcext:value-type="float">
            <text:p>14.1739862883</text:p>
          </table:table-cell>
          <table:table-cell office:value-type="float" office:value="4.7407853882141" calcext:value-type="float">
            <text:p>4.7407853882</text:p>
          </table:table-cell>
          <table:table-cell office:value-type="float" office:value="0.44350024851117" calcext:value-type="float">
            <text:p>0.44350024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0.235578052112858" calcext:value-type="float">
            <text:p>0.2355780521</text:p>
          </table:table-cell>
          <table:table-cell office:value-type="float" office:value="0.0938105394272754" calcext:value-type="float">
            <text:p>0.0938105394</text:p>
          </table:table-cell>
          <table:table-cell office:value-type="float" office:value="0.143343940185687" calcext:value-type="float">
            <text:p>0.1433439402</text:p>
          </table:table-cell>
          <table:table-cell office:value-type="float" office:value="0.0134320189993054" calcext:value-type="float">
            <text:p>0.013432019</text:p>
          </table:table-cell>
          <table:table-cell office:value-type="float" office:value="0.0880025143031667" calcext:value-type="float">
            <text:p>0.0880025143</text:p>
          </table:table-cell>
          <table:table-cell office:value-type="float" office:value="4.97084889917013" calcext:value-type="float">
            <text:p>4.9708488992</text:p>
          </table:table-cell>
          <table:table-cell office:value-type="float" office:value="24.2284947926103" calcext:value-type="float">
            <text:p>24.2284947926</text:p>
          </table:table-cell>
          <table:table-cell office:value-type="float" office:value="8.10961492391584" calcext:value-type="float">
            <text:p>8.1096149239</text:p>
          </table:table-cell>
          <table:table-cell office:value-type="float" office:value="0.749042105851272" calcext:value-type="float">
            <text:p>0.7490421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0.194650621828903" calcext:value-type="float">
            <text:p>0.1946506218</text:p>
          </table:table-cell>
          <table:table-cell office:value-type="float" office:value="0.0578534751980262" calcext:value-type="float">
            <text:p>0.0578534752</text:p>
          </table:table-cell>
          <table:table-cell office:value-type="float" office:value="0.133245794873718" calcext:value-type="float">
            <text:p>0.1332457949</text:p>
          </table:table-cell>
          <table:table-cell office:value-type="float" office:value="0.0224688465328511" calcext:value-type="float">
            <text:p>0.0224688465</text:p>
          </table:table-cell>
          <table:table-cell office:value-type="float" office:value="0.0517263439715068" calcext:value-type="float">
            <text:p>0.051726344</text:p>
          </table:table-cell>
          <table:table-cell office:value-type="float" office:value="5.03333955071908" calcext:value-type="float">
            <text:p>5.0333395507</text:p>
          </table:table-cell>
          <table:table-cell office:value-type="float" office:value="24.4945226217442" calcext:value-type="float">
            <text:p>24.4945226217</text:p>
          </table:table-cell>
          <table:table-cell office:value-type="float" office:value="8.22516565296232" calcext:value-type="float">
            <text:p>8.225165653</text:p>
          </table:table-cell>
          <table:table-cell office:value-type="float" office:value="0.758312038684966" calcext:value-type="float">
            <text:p>0.75831203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0.222853720508324" calcext:value-type="float">
            <text:p>0.2228537205</text:p>
          </table:table-cell>
          <table:table-cell office:value-type="float" office:value="0.122366277288516" calcext:value-type="float">
            <text:p>0.1223662773</text:p>
          </table:table-cell>
          <table:table-cell office:value-type="float" office:value="0.168182650028129" calcext:value-type="float">
            <text:p>0.16818265</text:p>
          </table:table-cell>
          <table:table-cell office:value-type="float" office:value="0.0462373485986457" calcext:value-type="float">
            <text:p>0.0462373486</text:p>
          </table:table-cell>
          <table:table-cell office:value-type="float" office:value="0.0596397628019288" calcext:value-type="float">
            <text:p>0.0596397628</text:p>
          </table:table-cell>
          <table:table-cell office:value-type="float" office:value="4.86743086617513" calcext:value-type="float">
            <text:p>4.8674308662</text:p>
          </table:table-cell>
          <table:table-cell office:value-type="float" office:value="23.6846053188703" calcext:value-type="float">
            <text:p>23.6846053189</text:p>
          </table:table-cell>
          <table:table-cell office:value-type="float" office:value="7.94112173785049" calcext:value-type="float">
            <text:p>7.9411217379</text:p>
          </table:table-cell>
          <table:table-cell office:value-type="float" office:value="0.731822121777116" calcext:value-type="float">
            <text:p>0.7318221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0.0365562612965245" calcext:value-type="float">
            <text:p>0.0365562613</text:p>
          </table:table-cell>
          <table:table-cell office:value-type="float" office:value="0.00990834440894298" calcext:value-type="float">
            <text:p>0.0099083444</text:p>
          </table:table-cell>
          <table:table-cell office:value-type="float" office:value="0.0186490930583911" calcext:value-type="float">
            <text:p>0.0186490931</text:p>
          </table:table-cell>
          <table:table-cell office:value-type="float" office:value="0.000214057183789138" calcext:value-type="float">
            <text:p>0.0002140572</text:p>
          </table:table-cell>
          <table:table-cell office:value-type="float" office:value="0.00147146275274111" calcext:value-type="float">
            <text:p>0.0014714628</text:p>
          </table:table-cell>
          <table:table-cell office:value-type="float" office:value="0.65828744014042" calcext:value-type="float">
            <text:p>0.6582874401</text:p>
          </table:table-cell>
          <table:table-cell office:value-type="float" office:value="3.46410918801668" calcext:value-type="float">
            <text:p>3.464109188</text:p>
          </table:table-cell>
          <table:table-cell office:value-type="float" office:value="1.0737923964902" calcext:value-type="float">
            <text:p>1.0737923965</text:p>
          </table:table-cell>
          <table:table-cell office:value-type="float" office:value="0.107614973949261" calcext:value-type="float">
            <text:p>0.10761497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0.246808557286944" calcext:value-type="float">
            <text:p>0.2468085573</text:p>
          </table:table-cell>
          <table:table-cell office:value-type="float" office:value="0.0854666748455092" calcext:value-type="float">
            <text:p>0.0854666748</text:p>
          </table:table-cell>
          <table:table-cell office:value-type="float" office:value="0.144398848358842" calcext:value-type="float">
            <text:p>0.1443988484</text:p>
          </table:table-cell>
          <table:table-cell office:value-type="float" office:value="0.0279226116997092" calcext:value-type="float">
            <text:p>0.0279226117</text:p>
          </table:table-cell>
          <table:table-cell office:value-type="float" office:value="0.0550964854524664" calcext:value-type="float">
            <text:p>0.0550964855</text:p>
          </table:table-cell>
          <table:table-cell office:value-type="float" office:value="4.929240374923" calcext:value-type="float">
            <text:p>4.9292403749</text:p>
          </table:table-cell>
          <table:table-cell office:value-type="float" office:value="24.0006608860943" calcext:value-type="float">
            <text:p>24.0006608861</text:p>
          </table:table-cell>
          <table:table-cell office:value-type="float" office:value="8.03901654836231" calcext:value-type="float">
            <text:p>8.0390165484</text:p>
          </table:table-cell>
          <table:table-cell office:value-type="float" office:value="0.744534225147167" calcext:value-type="float">
            <text:p>0.74453422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0.200083938525192" calcext:value-type="float">
            <text:p>0.2000839385</text:p>
          </table:table-cell>
          <table:table-cell office:value-type="float" office:value="0.0505237456353274" calcext:value-type="float">
            <text:p>0.0505237456</text:p>
          </table:table-cell>
          <table:table-cell office:value-type="float" office:value="0.133046450191673" calcext:value-type="float">
            <text:p>0.1330464502</text:p>
          </table:table-cell>
          <table:table-cell office:value-type="float" office:value="0.0256778261383275" calcext:value-type="float">
            <text:p>0.0256778261</text:p>
          </table:table-cell>
          <table:table-cell office:value-type="float" office:value="0.0593367884394315" calcext:value-type="float">
            <text:p>0.0593367884</text:p>
          </table:table-cell>
          <table:table-cell office:value-type="float" office:value="4.82507981983767" calcext:value-type="float">
            <text:p>4.8250798198</text:p>
          </table:table-cell>
          <table:table-cell office:value-type="float" office:value="23.4946170447963" calcext:value-type="float">
            <text:p>23.4946170448</text:p>
          </table:table-cell>
          <table:table-cell office:value-type="float" office:value="7.8708177139103" calcext:value-type="float">
            <text:p>7.8708177139</text:p>
          </table:table-cell>
          <table:table-cell office:value-type="float" office:value="0.725860870261554" calcext:value-type="float">
            <text:p>0.7258608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0.182777850644435" calcext:value-type="float">
            <text:p>0.1827778506</text:p>
          </table:table-cell>
          <table:table-cell office:value-type="float" office:value="0.0667554963824019" calcext:value-type="float">
            <text:p>0.0667554964</text:p>
          </table:table-cell>
          <table:table-cell office:value-type="float" office:value="0.11199372382024" calcext:value-type="float">
            <text:p>0.1119937238</text:p>
          </table:table-cell>
          <table:table-cell office:value-type="float" office:value="0.00810753428663424" calcext:value-type="float">
            <text:p>0.0081075343</text:p>
          </table:table-cell>
          <table:table-cell office:value-type="float" office:value="0.0379310734071303" calcext:value-type="float">
            <text:p>0.0379310734</text:p>
          </table:table-cell>
          <table:table-cell office:value-type="float" office:value="3.97816490673284" calcext:value-type="float">
            <text:p>3.9781649067</text:p>
          </table:table-cell>
          <table:table-cell office:value-type="float" office:value="19.4161803114675" calcext:value-type="float">
            <text:p>19.4161803115</text:p>
          </table:table-cell>
          <table:table-cell office:value-type="float" office:value="6.49269367714493" calcext:value-type="float">
            <text:p>6.4926936771</text:p>
          </table:table-cell>
          <table:table-cell office:value-type="float" office:value="0.598950412916059" calcext:value-type="float">
            <text:p>0.59895041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12.4871909238165" calcext:value-type="float">
            <text:p>12.4871909238</text:p>
          </table:table-cell>
          <table:table-cell office:value-type="float" office:value="12.6289670849665" calcext:value-type="float">
            <text:p>12.628967085</text:p>
          </table:table-cell>
          <table:table-cell office:value-type="float" office:value="12.5388793307333" calcext:value-type="float">
            <text:p>12.5388793307</text:p>
          </table:table-cell>
          <table:table-cell office:value-type="float" office:value="12.4998720492519" calcext:value-type="float">
            <text:p>12.4998720493</text:p>
          </table:table-cell>
          <table:table-cell office:value-type="float" office:value="0.051436531302272" calcext:value-type="float">
            <text:p>0.0514365313</text:p>
          </table:table-cell>
          <table:table-cell office:value-type="float" office:value="4.4373243416797" calcext:value-type="float">
            <text:p>4.4373243417</text:p>
          </table:table-cell>
          <table:table-cell office:value-type="float" office:value="21.5181511558292" calcext:value-type="float">
            <text:p>21.5181511558</text:p>
          </table:table-cell>
          <table:table-cell office:value-type="float" office:value="7.23794460539241" calcext:value-type="float">
            <text:p>7.2379446054</text:p>
          </table:table-cell>
          <table:table-cell office:value-type="float" office:value="0.667777767165665" calcext:value-type="float">
            <text:p>0.66777776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0.193521921071024" calcext:value-type="float">
            <text:p>0.1935219211</text:p>
          </table:table-cell>
          <table:table-cell office:value-type="float" office:value="0.0767939405634621" calcext:value-type="float">
            <text:p>0.0767939406</text:p>
          </table:table-cell>
          <table:table-cell office:value-type="float" office:value="0.1338332586358" calcext:value-type="float">
            <text:p>0.1338332586</text:p>
          </table:table-cell>
          <table:table-cell office:value-type="float" office:value="0.019334347225567" calcext:value-type="float">
            <text:p>0.0193343472</text:p>
          </table:table-cell>
          <table:table-cell office:value-type="float" office:value="0.0595378683422328" calcext:value-type="float">
            <text:p>0.0595378683</text:p>
          </table:table-cell>
          <table:table-cell office:value-type="float" office:value="4.37369581259646" calcext:value-type="float">
            <text:p>4.3736958126</text:p>
          </table:table-cell>
          <table:table-cell office:value-type="float" office:value="21.3305295787281" calcext:value-type="float">
            <text:p>21.3305295787</text:p>
          </table:table-cell>
          <table:table-cell office:value-type="float" office:value="7.13433260972686" calcext:value-type="float">
            <text:p>7.1343326097</text:p>
          </table:table-cell>
          <table:table-cell office:value-type="float" office:value="0.659236636901422" calcext:value-type="float">
            <text:p>0.65923663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13.1729856299373" calcext:value-type="float">
            <text:p>13.1729856299</text:p>
          </table:table-cell>
          <table:table-cell office:value-type="float" office:value="0.047527942610045" calcext:value-type="float">
            <text:p>0.0475279426</text:p>
          </table:table-cell>
          <table:table-cell office:value-type="float" office:value="0.0778809712723969" calcext:value-type="float">
            <text:p>0.0778809713</text:p>
          </table:table-cell>
          <table:table-cell office:value-type="float" office:value="0.00783463979743026" calcext:value-type="float">
            <text:p>0.0078346398</text:p>
          </table:table-cell>
          <table:table-cell office:value-type="float" office:value="0.0381052402487323" calcext:value-type="float">
            <text:p>0.0381052402</text:p>
          </table:table-cell>
          <table:table-cell office:value-type="float" office:value="2.81377293046216" calcext:value-type="float">
            <text:p>2.8137729305</text:p>
          </table:table-cell>
          <table:table-cell office:value-type="float" office:value="13.747897680587" calcext:value-type="float">
            <text:p>13.7478976806</text:p>
          </table:table-cell>
          <table:table-cell office:value-type="float" office:value="4.59022448343683" calcext:value-type="float">
            <text:p>4.5902244834</text:p>
          </table:table-cell>
          <table:table-cell office:value-type="float" office:value="0.428019472398978" calcext:value-type="float">
            <text:p>0.42801947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0.243866440424237" calcext:value-type="float">
            <text:p>0.2438664404</text:p>
          </table:table-cell>
          <table:table-cell office:value-type="float" office:value="0.0665461962250692" calcext:value-type="float">
            <text:p>0.0665461962</text:p>
          </table:table-cell>
          <table:table-cell office:value-type="float" office:value="0.143045218939558" calcext:value-type="float">
            <text:p>0.1430452189</text:p>
          </table:table-cell>
          <table:table-cell office:value-type="float" office:value="0.0267684925641427" calcext:value-type="float">
            <text:p>0.0267684926</text:p>
          </table:table-cell>
          <table:table-cell office:value-type="float" office:value="0.0636071039542062" calcext:value-type="float">
            <text:p>0.063607104</text:p>
          </table:table-cell>
          <table:table-cell office:value-type="float" office:value="4.99793462938543" calcext:value-type="float">
            <text:p>4.9979346294</text:p>
          </table:table-cell>
          <table:table-cell office:value-type="float" office:value="24.3521917889513" calcext:value-type="float">
            <text:p>24.352191789</text:p>
          </table:table-cell>
          <table:table-cell office:value-type="float" office:value="8.16584595425662" calcext:value-type="float">
            <text:p>8.1658459543</text:p>
          </table:table-cell>
          <table:table-cell office:value-type="float" office:value="0.753418494854751" calcext:value-type="float">
            <text:p>0.75341849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0.374336995212705" calcext:value-type="float">
            <text:p>0.3743369952</text:p>
          </table:table-cell>
          <table:table-cell office:value-type="float" office:value="0.107050138632588" calcext:value-type="float">
            <text:p>0.1070501386</text:p>
          </table:table-cell>
          <table:table-cell office:value-type="float" office:value="0.106150528706407" calcext:value-type="float">
            <text:p>0.1061505287</text:p>
          </table:table-cell>
          <table:table-cell office:value-type="float" office:value="0.0205776611513786" calcext:value-type="float">
            <text:p>0.0205776612</text:p>
          </table:table-cell>
          <table:table-cell office:value-type="float" office:value="0.0741231940904836" calcext:value-type="float">
            <text:p>0.0741231941</text:p>
          </table:table-cell>
          <table:table-cell office:value-type="float" office:value="4.21379409813544" calcext:value-type="float">
            <text:p>4.2137940981</text:p>
          </table:table-cell>
          <table:table-cell office:value-type="float" office:value="20.4253123781362" calcext:value-type="float">
            <text:p>20.4253123781</text:p>
          </table:table-cell>
          <table:table-cell office:value-type="float" office:value="6.87258040484125" calcext:value-type="float">
            <text:p>6.8725804048</text:p>
          </table:table-cell>
          <table:table-cell office:value-type="float" office:value="0.63512304131808" calcext:value-type="float">
            <text:p>0.63512304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0.3261342216648" calcext:value-type="float">
            <text:p>0.3261342217</text:p>
          </table:table-cell>
          <table:table-cell office:value-type="float" office:value="0.0779285393663072" calcext:value-type="float">
            <text:p>0.0779285394</text:p>
          </table:table-cell>
          <table:table-cell office:value-type="float" office:value="0.12804609915048" calcext:value-type="float">
            <text:p>0.1280460992</text:p>
          </table:table-cell>
          <table:table-cell office:value-type="float" office:value="0.00740162778732216" calcext:value-type="float">
            <text:p>0.0074016278</text:p>
          </table:table-cell>
          <table:table-cell office:value-type="float" office:value="0.0537488108888647" calcext:value-type="float">
            <text:p>0.0537488109</text:p>
          </table:table-cell>
          <table:table-cell office:value-type="float" office:value="4.49133696963364" calcext:value-type="float">
            <text:p>4.4913369696</text:p>
          </table:table-cell>
          <table:table-cell office:value-type="float" office:value="21.8863317034942" calcext:value-type="float">
            <text:p>21.8863317035</text:p>
          </table:table-cell>
          <table:table-cell office:value-type="float" office:value="7.33993140475906" calcext:value-type="float">
            <text:p>7.3399314048</text:p>
          </table:table-cell>
          <table:table-cell office:value-type="float" office:value="0.678358762604989" calcext:value-type="float">
            <text:p>0.67835876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0.143904093912319" calcext:value-type="float">
            <text:p>0.1439040939</text:p>
          </table:table-cell>
          <table:table-cell office:value-type="float" office:value="0.036920817706506" calcext:value-type="float">
            <text:p>0.0369208177</text:p>
          </table:table-cell>
          <table:table-cell office:value-type="float" office:value="0.0853520131158738" calcext:value-type="float">
            <text:p>0.0853520131</text:p>
          </table:table-cell>
          <table:table-cell office:value-type="float" office:value="0.0110626343546002" calcext:value-type="float">
            <text:p>0.0110626344</text:p>
          </table:table-cell>
          <table:table-cell office:value-type="float" office:value="0.0478356571957497" calcext:value-type="float">
            <text:p>0.0478356572</text:p>
          </table:table-cell>
          <table:table-cell office:value-type="float" office:value="2.82061539456434" calcext:value-type="float">
            <text:p>2.8206153946</text:p>
          </table:table-cell>
          <table:table-cell office:value-type="float" office:value="13.7490736109716" calcext:value-type="float">
            <text:p>13.749073611</text:p>
          </table:table-cell>
          <table:table-cell office:value-type="float" office:value="4.60143453563119" calcext:value-type="float">
            <text:p>4.6014345356</text:p>
          </table:table-cell>
          <table:table-cell office:value-type="float" office:value="0.423829936393" calcext:value-type="float">
            <text:p>0.4238299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0.19949347471707" calcext:value-type="float">
            <text:p>0.1994934747</text:p>
          </table:table-cell>
          <table:table-cell office:value-type="float" office:value="0.0531313733887492" calcext:value-type="float">
            <text:p>0.0531313734</text:p>
          </table:table-cell>
          <table:table-cell office:value-type="float" office:value="0.133677068820056" calcext:value-type="float">
            <text:p>0.1336770688</text:p>
          </table:table-cell>
          <table:table-cell office:value-type="float" office:value="0.0127968682048974" calcext:value-type="float">
            <text:p>0.0127968682</text:p>
          </table:table-cell>
          <table:table-cell office:value-type="float" office:value="0.055191039811016" calcext:value-type="float">
            <text:p>0.0551910398</text:p>
          </table:table-cell>
          <table:table-cell office:value-type="float" office:value="4.91971278098451" calcext:value-type="float">
            <text:p>4.919712781</text:p>
          </table:table-cell>
          <table:table-cell office:value-type="float" office:value="23.9380886633414" calcext:value-type="float">
            <text:p>23.9380886633</text:p>
          </table:table-cell>
          <table:table-cell office:value-type="float" office:value="8.02596870449953" calcext:value-type="float">
            <text:p>8.0259687045</text:p>
          </table:table-cell>
          <table:table-cell office:value-type="float" office:value="0.738765912990115" calcext:value-type="float">
            <text:p>0.7387659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0.367066216113318" calcext:value-type="float">
            <text:p>0.3670662161</text:p>
          </table:table-cell>
          <table:table-cell office:value-type="float" office:value="0.0787596641690878" calcext:value-type="float">
            <text:p>0.0787596642</text:p>
          </table:table-cell>
          <table:table-cell office:value-type="float" office:value="12.6420747365369" calcext:value-type="float">
            <text:p>12.6420747365</text:p>
          </table:table-cell>
          <table:table-cell office:value-type="float" office:value="0.0105242812490424" calcext:value-type="float">
            <text:p>0.0105242812</text:p>
          </table:table-cell>
          <table:table-cell office:value-type="float" office:value="0.0520843710660525" calcext:value-type="float">
            <text:p>0.0520843711</text:p>
          </table:table-cell>
          <table:table-cell office:value-type="float" office:value="4.55965905591964" calcext:value-type="float">
            <text:p>4.5596590559</text:p>
          </table:table-cell>
          <table:table-cell office:value-type="float" office:value="22.18057118848" calcext:value-type="float">
            <text:p>22.1805711885</text:p>
          </table:table-cell>
          <table:table-cell office:value-type="float" office:value="7.43789524006909" calcext:value-type="float">
            <text:p>7.4378952401</text:p>
          </table:table-cell>
          <table:table-cell office:value-type="float" office:value="0.689562553442914" calcext:value-type="float">
            <text:p>0.68956255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0.176209777176591" calcext:value-type="float">
            <text:p>0.1762097772</text:p>
          </table:table-cell>
          <table:table-cell office:value-type="float" office:value="0.0555871287075583" calcext:value-type="float">
            <text:p>0.0555871287</text:p>
          </table:table-cell>
          <table:table-cell office:value-type="float" office:value="0.131243327269068" calcext:value-type="float">
            <text:p>0.1312433273</text:p>
          </table:table-cell>
          <table:table-cell office:value-type="float" office:value="0.0189248036211008" calcext:value-type="float">
            <text:p>0.0189248036</text:p>
          </table:table-cell>
          <table:table-cell office:value-type="float" office:value="0.062578791170651" calcext:value-type="float">
            <text:p>0.0625787912</text:p>
          </table:table-cell>
          <table:table-cell office:value-type="float" office:value="4.48790344624781" calcext:value-type="float">
            <text:p>4.4879034462</text:p>
          </table:table-cell>
          <table:table-cell office:value-type="float" office:value="21.8632093602122" calcext:value-type="float">
            <text:p>21.8632093602</text:p>
          </table:table-cell>
          <table:table-cell office:value-type="float" office:value="7.32083127934598" calcext:value-type="float">
            <text:p>7.3208312793</text:p>
          </table:table-cell>
          <table:table-cell office:value-type="float" office:value="0.678137106060916" calcext:value-type="float">
            <text:p>0.67813710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0.121708227671146" calcext:value-type="float">
            <text:p>0.1217082277</text:p>
          </table:table-cell>
          <table:table-cell office:value-type="float" office:value="0.0521653153616986" calcext:value-type="float">
            <text:p>0.0521653154</text:p>
          </table:table-cell>
          <table:table-cell office:value-type="float" office:value="0.0922803765504082" calcext:value-type="float">
            <text:p>0.0922803766</text:p>
          </table:table-cell>
          <table:table-cell office:value-type="float" office:value="0.0439518868603247" calcext:value-type="float">
            <text:p>0.0439518869</text:p>
          </table:table-cell>
          <table:table-cell office:value-type="float" office:value="0.0570901505879104" calcext:value-type="float">
            <text:p>0.0570901506</text:p>
          </table:table-cell>
          <table:table-cell office:value-type="float" office:value="2.93911379160413" calcext:value-type="float">
            <text:p>2.9391137916</text:p>
          </table:table-cell>
          <table:table-cell office:value-type="float" office:value="14.3215285625822" calcext:value-type="float">
            <text:p>14.3215285626</text:p>
          </table:table-cell>
          <table:table-cell office:value-type="float" office:value="4.79449997116912" calcext:value-type="float">
            <text:p>4.7944999712</text:p>
          </table:table-cell>
          <table:table-cell office:value-type="float" office:value="0.441114582461418" calcext:value-type="float">
            <text:p>0.44111458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0.193239662232653" calcext:value-type="float">
            <text:p>0.1932396622</text:p>
          </table:table-cell>
          <table:table-cell office:value-type="float" office:value="0.0451493638411843" calcext:value-type="float">
            <text:p>0.0451493638</text:p>
          </table:table-cell>
          <table:table-cell office:value-type="float" office:value="0.145428546710468" calcext:value-type="float">
            <text:p>0.1454285467</text:p>
          </table:table-cell>
          <table:table-cell office:value-type="float" office:value="0.0194774474290463" calcext:value-type="float">
            <text:p>0.0194774474</text:p>
          </table:table-cell>
          <table:table-cell office:value-type="float" office:value="0.0576795583505281" calcext:value-type="float">
            <text:p>0.0576795584</text:p>
          </table:table-cell>
          <table:table-cell office:value-type="float" office:value="5.03276723789265" calcext:value-type="float">
            <text:p>5.0327672379</text:p>
          </table:table-cell>
          <table:table-cell office:value-type="float" office:value="24.4946968618834" calcext:value-type="float">
            <text:p>24.4946968619</text:p>
          </table:table-cell>
          <table:table-cell office:value-type="float" office:value="8.22480890966352" calcext:value-type="float">
            <text:p>8.2248089097</text:p>
          </table:table-cell>
          <table:table-cell office:value-type="float" office:value="0.758174778738102" calcext:value-type="float">
            <text:p>0.75817477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0.230192220226598" calcext:value-type="float">
            <text:p>0.2301922202</text:p>
          </table:table-cell>
          <table:table-cell office:value-type="float" office:value="0.0862973547368332" calcext:value-type="float">
            <text:p>0.0862973547</text:p>
          </table:table-cell>
          <table:table-cell office:value-type="float" office:value="0.160466821468898" calcext:value-type="float">
            <text:p>0.1604668215</text:p>
          </table:table-cell>
          <table:table-cell office:value-type="float" office:value="0.0139657982017326" calcext:value-type="float">
            <text:p>0.0139657982</text:p>
          </table:table-cell>
          <table:table-cell office:value-type="float" office:value="0.06756401909345" calcext:value-type="float">
            <text:p>0.0675640191</text:p>
          </table:table-cell>
          <table:table-cell office:value-type="float" office:value="5.02611652953845" calcext:value-type="float">
            <text:p>5.0261165295</text:p>
          </table:table-cell>
          <table:table-cell office:value-type="float" office:value="24.4958751848405" calcext:value-type="float">
            <text:p>24.4958751848</text:p>
          </table:table-cell>
          <table:table-cell office:value-type="float" office:value="8.21143255826175" calcext:value-type="float">
            <text:p>8.2114325583</text:p>
          </table:table-cell>
          <table:table-cell office:value-type="float" office:value="0.759176822277674" calcext:value-type="float">
            <text:p>0.7591768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0.204715936676444" calcext:value-type="float">
            <text:p>0.2047159367</text:p>
          </table:table-cell>
          <table:table-cell office:value-type="float" office:value="0.0612532346435523" calcext:value-type="float">
            <text:p>0.0612532346</text:p>
          </table:table-cell>
          <table:table-cell office:value-type="float" office:value="0.146338843415774" calcext:value-type="float">
            <text:p>0.1463388434</text:p>
          </table:table-cell>
          <table:table-cell office:value-type="float" office:value="0.0215267150083579" calcext:value-type="float">
            <text:p>0.021526715</text:p>
          </table:table-cell>
          <table:table-cell office:value-type="float" office:value="0.0693007274819479" calcext:value-type="float">
            <text:p>0.0693007275</text:p>
          </table:table-cell>
          <table:table-cell office:value-type="float" office:value="5.03331460308653" calcext:value-type="float">
            <text:p>5.0333146031</text:p>
          </table:table-cell>
          <table:table-cell office:value-type="float" office:value="24.4947540089175" calcext:value-type="float">
            <text:p>24.4947540089</text:p>
          </table:table-cell>
          <table:table-cell office:value-type="float" office:value="8.22491599578863" calcext:value-type="float">
            <text:p>8.2249159958</text:p>
          </table:table-cell>
          <table:table-cell office:value-type="float" office:value="0.758151759531611" calcext:value-type="float">
            <text:p>0.7581517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0.154693007718146" calcext:value-type="float">
            <text:p>0.1546930077</text:p>
          </table:table-cell>
          <table:table-cell office:value-type="float" office:value="0.0421701459121232" calcext:value-type="float">
            <text:p>0.0421701459</text:p>
          </table:table-cell>
          <table:table-cell office:value-type="float" office:value="0.0602226061704915" calcext:value-type="float">
            <text:p>0.0602226062</text:p>
          </table:table-cell>
          <table:table-cell office:value-type="float" office:value="0.0304211198569935" calcext:value-type="float">
            <text:p>0.0304211199</text:p>
          </table:table-cell>
          <table:table-cell office:value-type="float" office:value="0.0476957996488144" calcext:value-type="float">
            <text:p>0.0476957996</text:p>
          </table:table-cell>
          <table:table-cell office:value-type="float" office:value="2.17726734608022" calcext:value-type="float">
            <text:p>2.1772673461</text:p>
          </table:table-cell>
          <table:table-cell office:value-type="float" office:value="10.5831285568556" calcext:value-type="float">
            <text:p>10.5831285569</text:p>
          </table:table-cell>
          <table:table-cell office:value-type="float" office:value="3.55315662931154" calcext:value-type="float">
            <text:p>3.5531566293</text:p>
          </table:table-cell>
          <table:table-cell office:value-type="float" office:value="0.331574227125942" calcext:value-type="float">
            <text:p>0.33157422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0.221286093686542" calcext:value-type="float">
            <text:p>0.2212860937</text:p>
          </table:table-cell>
          <table:table-cell office:value-type="float" office:value="0.0593677074195378" calcext:value-type="float">
            <text:p>0.0593677074</text:p>
          </table:table-cell>
          <table:table-cell office:value-type="float" office:value="0.135284487327631" calcext:value-type="float">
            <text:p>0.1352844873</text:p>
          </table:table-cell>
          <table:table-cell office:value-type="float" office:value="0.025258095310558" calcext:value-type="float">
            <text:p>0.0252580953</text:p>
          </table:table-cell>
          <table:table-cell office:value-type="float" office:value="0.0534854931191619" calcext:value-type="float">
            <text:p>0.0534854931</text:p>
          </table:table-cell>
          <table:table-cell office:value-type="float" office:value="4.76921369032266" calcext:value-type="float">
            <text:p>4.7692136903</text:p>
          </table:table-cell>
          <table:table-cell office:value-type="float" office:value="23.2386862903439" calcext:value-type="float">
            <text:p>23.2386862903</text:p>
          </table:table-cell>
          <table:table-cell office:value-type="float" office:value="7.78723087121743" calcext:value-type="float">
            <text:p>7.7872308712</text:p>
          </table:table-cell>
          <table:table-cell office:value-type="float" office:value="0.719593963342548" calcext:value-type="float">
            <text:p>0.7195939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0.124149498738565" calcext:value-type="float">
            <text:p>0.1241494987</text:p>
          </table:table-cell>
          <table:table-cell office:value-type="float" office:value="0.0419069863222695" calcext:value-type="float">
            <text:p>0.0419069863</text:p>
          </table:table-cell>
          <table:table-cell office:value-type="float" office:value="0.0816280912070537" calcext:value-type="float">
            <text:p>0.0816280912</text:p>
          </table:table-cell>
          <table:table-cell office:value-type="float" office:value="0.00765865395570804" calcext:value-type="float">
            <text:p>0.007658654</text:p>
          </table:table-cell>
          <table:table-cell office:value-type="float" office:value="0.0562325298038301" calcext:value-type="float">
            <text:p>0.0562325298</text:p>
          </table:table-cell>
          <table:table-cell office:value-type="float" office:value="2.99627683570338" calcext:value-type="float">
            <text:p>2.9962768357</text:p>
          </table:table-cell>
          <table:table-cell office:value-type="float" office:value="14.5947896535407" calcext:value-type="float">
            <text:p>14.5947896535</text:p>
          </table:table-cell>
          <table:table-cell office:value-type="float" office:value="4.88815694150064" calcext:value-type="float">
            <text:p>4.8881569415</text:p>
          </table:table-cell>
          <table:table-cell office:value-type="float" office:value="0.453107198701917" calcext:value-type="float">
            <text:p>0.45310719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0.0428319771283985" calcext:value-type="float">
            <text:p>0.0428319771</text:p>
          </table:table-cell>
          <table:table-cell office:value-type="float" office:value="0.0162280258276913" calcext:value-type="float">
            <text:p>0.0162280258</text:p>
          </table:table-cell>
          <table:table-cell office:value-type="float" office:value="0.0305465430015946" calcext:value-type="float">
            <text:p>0.030546543</text:p>
          </table:table-cell>
          <table:table-cell office:value-type="float" office:value="0.000228925218841841" calcext:value-type="float">
            <text:p>0.0002289252</text:p>
          </table:table-cell>
          <table:table-cell office:value-type="float" office:value="0.0105373061433372" calcext:value-type="float">
            <text:p>0.0105373061</text:p>
          </table:table-cell>
          <table:table-cell office:value-type="float" office:value="0.923864738902647" calcext:value-type="float">
            <text:p>0.9238647389</text:p>
          </table:table-cell>
          <table:table-cell office:value-type="float" office:value="4.7958318156706" calcext:value-type="float">
            <text:p>4.7958318157</text:p>
          </table:table-cell>
          <table:table-cell office:value-type="float" office:value="1.50700395070418" calcext:value-type="float">
            <text:p>1.5070039507</text:p>
          </table:table-cell>
          <table:table-cell office:value-type="float" office:value="0.14888902361758" calcext:value-type="float">
            <text:p>0.1488890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3.2688945146333" calcext:value-type="float">
            <text:p>13.2688945146</text:p>
          </table:table-cell>
          <table:table-cell office:value-type="float" office:value="13.2706405301835" calcext:value-type="float">
            <text:p>13.2706405302</text:p>
          </table:table-cell>
          <table:table-cell office:value-type="float" office:value="13.2706056304168" calcext:value-type="float">
            <text:p>13.2706056304</text:p>
          </table:table-cell>
          <table:table-cell office:value-type="float" office:value="0.0473956719075337" calcext:value-type="float">
            <text:p>0.0473956719</text:p>
          </table:table-cell>
          <table:table-cell office:value-type="float" office:value="0.0553403934555513" calcext:value-type="float">
            <text:p>0.0553403935</text:p>
          </table:table-cell>
          <table:table-cell office:value-type="float" office:value="4.68378619951332" calcext:value-type="float">
            <text:p>4.6837861995</text:p>
          </table:table-cell>
          <table:table-cell office:value-type="float" office:value="22.8255878846758" calcext:value-type="float">
            <text:p>22.8255878847</text:p>
          </table:table-cell>
          <table:table-cell office:value-type="float" office:value="7.65412163984536" calcext:value-type="float">
            <text:p>7.6541216398</text:p>
          </table:table-cell>
          <table:table-cell office:value-type="float" office:value="0.70557544910212" calcext:value-type="float">
            <text:p>0.7055754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0.262967238718177" calcext:value-type="float">
            <text:p>0.2629672387</text:p>
          </table:table-cell>
          <table:table-cell office:value-type="float" office:value="0.0878129372654007" calcext:value-type="float">
            <text:p>0.0878129373</text:p>
          </table:table-cell>
          <table:table-cell office:value-type="float" office:value="13.585748232962" calcext:value-type="float">
            <text:p>13.585748233</text:p>
          </table:table-cell>
          <table:table-cell office:value-type="float" office:value="0.0503024748370395" calcext:value-type="float">
            <text:p>0.0503024748</text:p>
          </table:table-cell>
          <table:table-cell office:value-type="float" office:value="0.0754329169530588" calcext:value-type="float">
            <text:p>0.075432917</text:p>
          </table:table-cell>
          <table:table-cell office:value-type="float" office:value="5.03274130873957" calcext:value-type="float">
            <text:p>5.0327413087</text:p>
          </table:table-cell>
          <table:table-cell office:value-type="float" office:value="24.4935471232631" calcext:value-type="float">
            <text:p>24.4935471233</text:p>
          </table:table-cell>
          <table:table-cell office:value-type="float" office:value="8.22577311804521" calcext:value-type="float">
            <text:p>8.225773118</text:p>
          </table:table-cell>
          <table:table-cell office:value-type="float" office:value="0.758706905434103" calcext:value-type="float">
            <text:p>0.75870690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0.145467951881816" calcext:value-type="float">
            <text:p>0.1454679519</text:p>
          </table:table-cell>
          <table:table-cell office:value-type="float" office:value="0.0422997476284538" calcext:value-type="float">
            <text:p>0.0422997476</text:p>
          </table:table-cell>
          <table:table-cell office:value-type="float" office:value="0.100747319151011" calcext:value-type="float">
            <text:p>0.1007473192</text:p>
          </table:table-cell>
          <table:table-cell office:value-type="float" office:value="0.0124834258313021" calcext:value-type="float">
            <text:p>0.0124834258</text:p>
          </table:table-cell>
          <table:table-cell office:value-type="float" office:value="0.0527468649972735" calcext:value-type="float">
            <text:p>0.052746865</text:p>
          </table:table-cell>
          <table:table-cell office:value-type="float" office:value="3.74545786921154" calcext:value-type="float">
            <text:p>3.7454578692</text:p>
          </table:table-cell>
          <table:table-cell office:value-type="float" office:value="18.2218681283291" calcext:value-type="float">
            <text:p>18.2218681283</text:p>
          </table:table-cell>
          <table:table-cell office:value-type="float" office:value="6.10956595606781" calcext:value-type="float">
            <text:p>6.1095659561</text:p>
          </table:table-cell>
          <table:table-cell office:value-type="float" office:value="0.565525057810789" calcext:value-type="float">
            <text:p>0.56552505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0.200982446660585" calcext:value-type="float">
            <text:p>0.2009824467</text:p>
          </table:table-cell>
          <table:table-cell office:value-type="float" office:value="0.0591509533792924" calcext:value-type="float">
            <text:p>0.0591509534</text:p>
          </table:table-cell>
          <table:table-cell office:value-type="float" office:value="0.0951985148064724" calcext:value-type="float">
            <text:p>0.0951985148</text:p>
          </table:table-cell>
          <table:table-cell office:value-type="float" office:value="0.00744288208383884" calcext:value-type="float">
            <text:p>0.0074428821</text:p>
          </table:table-cell>
          <table:table-cell office:value-type="float" office:value="0.0471141933435865" calcext:value-type="float">
            <text:p>0.0471141933</text:p>
          </table:table-cell>
          <table:table-cell office:value-type="float" office:value="3.49975212583581" calcext:value-type="float">
            <text:p>3.4997521258</text:p>
          </table:table-cell>
          <table:table-cell office:value-type="float" office:value="17.0316052890914" calcext:value-type="float">
            <text:p>17.0316052891</text:p>
          </table:table-cell>
          <table:table-cell office:value-type="float" office:value="5.70914649705363" calcext:value-type="float">
            <text:p>5.7091464971</text:p>
          </table:table-cell>
          <table:table-cell office:value-type="float" office:value="0.525441711331826" calcext:value-type="float">
            <text:p>0.52544171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0.102438716185999" calcext:value-type="float">
            <text:p>0.1024387162</text:p>
          </table:table-cell>
          <table:table-cell office:value-type="float" office:value="0.0489102454700459" calcext:value-type="float">
            <text:p>0.0489102455</text:p>
          </table:table-cell>
          <table:table-cell office:value-type="float" office:value="0.0700765131691521" calcext:value-type="float">
            <text:p>0.0700765132</text:p>
          </table:table-cell>
          <table:table-cell office:value-type="float" office:value="0.0254919201777528" calcext:value-type="float">
            <text:p>0.0254919202</text:p>
          </table:table-cell>
          <table:table-cell office:value-type="float" office:value="0.0403397728758548" calcext:value-type="float">
            <text:p>0.0403397729</text:p>
          </table:table-cell>
          <table:table-cell office:value-type="float" office:value="2.53848585994993" calcext:value-type="float">
            <text:p>2.5384858599</text:p>
          </table:table-cell>
          <table:table-cell office:value-type="float" office:value="12.3702322848439" calcext:value-type="float">
            <text:p>12.3702322848</text:p>
          </table:table-cell>
          <table:table-cell office:value-type="float" office:value="4.13987902935128" calcext:value-type="float">
            <text:p>4.1398790294</text:p>
          </table:table-cell>
          <table:table-cell office:value-type="float" office:value="0.380754574402458" calcext:value-type="float">
            <text:p>0.38075457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13.5421733470909" calcext:value-type="float">
            <text:p>13.5421733471</text:p>
          </table:table-cell>
          <table:table-cell office:value-type="float" office:value="0.0228168011636282" calcext:value-type="float">
            <text:p>0.0228168012</text:p>
          </table:table-cell>
          <table:table-cell office:value-type="float" office:value="0.0648049547555537" calcext:value-type="float">
            <text:p>0.0648049548</text:p>
          </table:table-cell>
          <table:table-cell office:value-type="float" office:value="0.0221736267786446" calcext:value-type="float">
            <text:p>0.0221736268</text:p>
          </table:table-cell>
          <table:table-cell office:value-type="float" office:value="0.0388532885693837" calcext:value-type="float">
            <text:p>0.0388532886</text:p>
          </table:table-cell>
          <table:table-cell office:value-type="float" office:value="2.14412579218378" calcext:value-type="float">
            <text:p>2.1441257922</text:p>
          </table:table-cell>
          <table:table-cell office:value-type="float" office:value="10.4398139192383" calcext:value-type="float">
            <text:p>10.4398139192</text:p>
          </table:table-cell>
          <table:table-cell office:value-type="float" office:value="3.48321259084843" calcext:value-type="float">
            <text:p>3.4832125908</text:p>
          </table:table-cell>
          <table:table-cell office:value-type="float" office:value="0.320958790079224" calcext:value-type="float">
            <text:p>0.3209587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0.215364967251709" calcext:value-type="float">
            <text:p>0.2153649673</text:p>
          </table:table-cell>
          <table:table-cell office:value-type="float" office:value="0.07683421374347" calcext:value-type="float">
            <text:p>0.0768342137</text:p>
          </table:table-cell>
          <table:table-cell office:value-type="float" office:value="0.154960580091677" calcext:value-type="float">
            <text:p>0.1549605801</text:p>
          </table:table-cell>
          <table:table-cell office:value-type="float" office:value="0.0396131599377221" calcext:value-type="float">
            <text:p>0.0396131599</text:p>
          </table:table-cell>
          <table:table-cell office:value-type="float" office:value="0.0701314525239029" calcext:value-type="float">
            <text:p>0.0701314525</text:p>
          </table:table-cell>
          <table:table-cell office:value-type="float" office:value="4.90309915654431" calcext:value-type="float">
            <text:p>4.9030991565</text:p>
          </table:table-cell>
          <table:table-cell office:value-type="float" office:value="23.8960306678284" calcext:value-type="float">
            <text:p>23.8960306678</text:p>
          </table:table-cell>
          <table:table-cell office:value-type="float" office:value="7.99720918119454" calcext:value-type="float">
            <text:p>7.9972091812</text:p>
          </table:table-cell>
          <table:table-cell office:value-type="float" office:value="0.738367763630654" calcext:value-type="float">
            <text:p>0.73836776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0.121927505114657" calcext:value-type="float">
            <text:p>0.1219275051</text:p>
          </table:table-cell>
          <table:table-cell office:value-type="float" office:value="0.0403457322525724" calcext:value-type="float">
            <text:p>0.0403457323</text:p>
          </table:table-cell>
          <table:table-cell office:value-type="float" office:value="0.0889113025093887" calcext:value-type="float">
            <text:p>0.0889113025</text:p>
          </table:table-cell>
          <table:table-cell office:value-type="float" office:value="0.00695683916545453" calcext:value-type="float">
            <text:p>0.0069568392</text:p>
          </table:table-cell>
          <table:table-cell office:value-type="float" office:value="0.0473418928367145" calcext:value-type="float">
            <text:p>0.0473418928</text:p>
          </table:table-cell>
          <table:table-cell office:value-type="float" office:value="3.24038418191053" calcext:value-type="float">
            <text:p>3.2403841819</text:p>
          </table:table-cell>
          <table:table-cell office:value-type="float" office:value="15.7803288613547" calcext:value-type="float">
            <text:p>15.7803288614</text:p>
          </table:table-cell>
          <table:table-cell office:value-type="float" office:value="5.2874592250193" calcext:value-type="float">
            <text:p>5.287459225</text:p>
          </table:table-cell>
          <table:table-cell office:value-type="float" office:value="0.489226914625184" calcext:value-type="float">
            <text:p>0.48922691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0.0923464593505216" calcext:value-type="float">
            <text:p>0.0923464594</text:p>
          </table:table-cell>
          <table:table-cell office:value-type="float" office:value="0.0301324703610029" calcext:value-type="float">
            <text:p>0.0301324704</text:p>
          </table:table-cell>
          <table:table-cell office:value-type="float" office:value="0.0616647918375307" calcext:value-type="float">
            <text:p>0.0616647918</text:p>
          </table:table-cell>
          <table:table-cell office:value-type="float" office:value="0.000945735862251921" calcext:value-type="float">
            <text:p>0.0009457359</text:p>
          </table:table-cell>
          <table:table-cell office:value-type="float" office:value="0.00448981580451886" calcext:value-type="float">
            <text:p>0.0044898158</text:p>
          </table:table-cell>
          <table:table-cell office:value-type="float" office:value="1.8808281288865" calcext:value-type="float">
            <text:p>1.8808281289</text:p>
          </table:table-cell>
          <table:table-cell office:value-type="float" office:value="9.21953422162433" calcext:value-type="float">
            <text:p>9.2195342216</text:p>
          </table:table-cell>
          <table:table-cell office:value-type="float" office:value="3.08249476459188" calcext:value-type="float">
            <text:p>3.0824947646</text:p>
          </table:table-cell>
          <table:table-cell office:value-type="float" office:value="0.283076550911323" calcext:value-type="float">
            <text:p>0.28307655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0.212778064516086" calcext:value-type="float">
            <text:p>0.2127780645</text:p>
          </table:table-cell>
          <table:table-cell office:value-type="float" office:value="0.0638446995587041" calcext:value-type="float">
            <text:p>0.0638446996</text:p>
          </table:table-cell>
          <table:table-cell office:value-type="float" office:value="0.150181695735719" calcext:value-type="float">
            <text:p>0.1501816957</text:p>
          </table:table-cell>
          <table:table-cell office:value-type="float" office:value="0.0323726087044842" calcext:value-type="float">
            <text:p>0.0323726087</text:p>
          </table:table-cell>
          <table:table-cell office:value-type="float" office:value="0.0677704578275701" calcext:value-type="float">
            <text:p>0.0677704578</text:p>
          </table:table-cell>
          <table:table-cell office:value-type="float" office:value="5.03196177452775" calcext:value-type="float">
            <text:p>5.0319617745</text:p>
          </table:table-cell>
          <table:table-cell office:value-type="float" office:value="24.4954463673911" calcext:value-type="float">
            <text:p>24.4954463674</text:p>
          </table:table-cell>
          <table:table-cell office:value-type="float" office:value="8.22303662858498" calcext:value-type="float">
            <text:p>8.2230366286</text:p>
          </table:table-cell>
          <table:table-cell office:value-type="float" office:value="0.758521154651969" calcext:value-type="float">
            <text:p>0.75852115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0.191817968714195" calcext:value-type="float">
            <text:p>0.1918179687</text:p>
          </table:table-cell>
          <table:table-cell office:value-type="float" office:value="0.0929926319714375" calcext:value-type="float">
            <text:p>0.092992632</text:p>
          </table:table-cell>
          <table:table-cell office:value-type="float" office:value="0.141232105090943" calcext:value-type="float">
            <text:p>0.1412321051</text:p>
          </table:table-cell>
          <table:table-cell office:value-type="float" office:value="0.0683271768044456" calcext:value-type="float">
            <text:p>0.0683271768</text:p>
          </table:table-cell>
          <table:table-cell office:value-type="float" office:value="0.107139821981316" calcext:value-type="float">
            <text:p>0.107139822</text:p>
          </table:table-cell>
          <table:table-cell office:value-type="float" office:value="4.9724812807209" calcext:value-type="float">
            <text:p>4.9724812807</text:p>
          </table:table-cell>
          <table:table-cell office:value-type="float" office:value="24.1847853751406" calcext:value-type="float">
            <text:p>24.1847853751</text:p>
          </table:table-cell>
          <table:table-cell office:value-type="float" office:value="8.11071050343848" calcext:value-type="float">
            <text:p>8.1107105034</text:p>
          </table:table-cell>
          <table:table-cell office:value-type="float" office:value="0.744474376939422" calcext:value-type="float">
            <text:p>0.74447437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0.319076189513679" calcext:value-type="float">
            <text:p>0.3190761895</text:p>
          </table:table-cell>
          <table:table-cell office:value-type="float" office:value="12.5045882520412" calcext:value-type="float">
            <text:p>12.504588252</text:p>
          </table:table-cell>
          <table:table-cell office:value-type="float" office:value="0.118208534821261" calcext:value-type="float">
            <text:p>0.1182085348</text:p>
          </table:table-cell>
          <table:table-cell office:value-type="float" office:value="0.0344626875375255" calcext:value-type="float">
            <text:p>0.0344626875</text:p>
          </table:table-cell>
          <table:table-cell office:value-type="float" office:value="0.0555097150267162" calcext:value-type="float">
            <text:p>0.055509715</text:p>
          </table:table-cell>
          <table:table-cell office:value-type="float" office:value="4.3646325910467" calcext:value-type="float">
            <text:p>4.364632591</text:p>
          </table:table-cell>
          <table:table-cell office:value-type="float" office:value="21.2597725910979" calcext:value-type="float">
            <text:p>21.2597725911</text:p>
          </table:table-cell>
          <table:table-cell office:value-type="float" office:value="7.11996491625193" calcext:value-type="float">
            <text:p>7.1199649163</text:p>
          </table:table-cell>
          <table:table-cell office:value-type="float" office:value="0.658183712033222" calcext:value-type="float">
            <text:p>0.658183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0.217438123505353" calcext:value-type="float">
            <text:p>0.2174381235</text:p>
          </table:table-cell>
          <table:table-cell office:value-type="float" office:value="0.0479588220461523" calcext:value-type="float">
            <text:p>0.047958822</text:p>
          </table:table-cell>
          <table:table-cell office:value-type="float" office:value="0.115640782686135" calcext:value-type="float">
            <text:p>0.1156407827</text:p>
          </table:table-cell>
          <table:table-cell office:value-type="float" office:value="0.0125182754734224" calcext:value-type="float">
            <text:p>0.0125182755</text:p>
          </table:table-cell>
          <table:table-cell office:value-type="float" office:value="0.0578275409987305" calcext:value-type="float">
            <text:p>0.057827541</text:p>
          </table:table-cell>
          <table:table-cell office:value-type="float" office:value="4.17619462923655" calcext:value-type="float">
            <text:p>4.1761946292</text:p>
          </table:table-cell>
          <table:table-cell office:value-type="float" office:value="20.3229114385332" calcext:value-type="float">
            <text:p>20.3229114385</text:p>
          </table:table-cell>
          <table:table-cell office:value-type="float" office:value="6.81123801345481" calcext:value-type="float">
            <text:p>6.8112380135</text:p>
          </table:table-cell>
          <table:table-cell office:value-type="float" office:value="0.631725123912509" calcext:value-type="float">
            <text:p>0.6317251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0.310396455600803" calcext:value-type="float">
            <text:p>0.3103964556</text:p>
          </table:table-cell>
          <table:table-cell office:value-type="float" office:value="0.0833482538463196" calcext:value-type="float">
            <text:p>0.0833482538</text:p>
          </table:table-cell>
          <table:table-cell office:value-type="float" office:value="0.144192718355005" calcext:value-type="float">
            <text:p>0.1441927184</text:p>
          </table:table-cell>
          <table:table-cell office:value-type="float" office:value="0.0152264977848646" calcext:value-type="float">
            <text:p>0.0152264978</text:p>
          </table:table-cell>
          <table:table-cell office:value-type="float" office:value="0.058756449140356" calcext:value-type="float">
            <text:p>0.0587564491</text:p>
          </table:table-cell>
          <table:table-cell office:value-type="float" office:value="4.94561998516512" calcext:value-type="float">
            <text:p>4.9456199852</text:p>
          </table:table-cell>
          <table:table-cell office:value-type="float" office:value="24.1041536146439" calcext:value-type="float">
            <text:p>24.1041536146</text:p>
          </table:table-cell>
          <table:table-cell office:value-type="float" office:value="8.07518908483955" calcext:value-type="float">
            <text:p>8.0751890848</text:p>
          </table:table-cell>
          <table:table-cell office:value-type="float" office:value="0.746833244476358" calcext:value-type="float">
            <text:p>0.74683324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0.204931072366173" calcext:value-type="float">
            <text:p>0.2049310724</text:p>
          </table:table-cell>
          <table:table-cell office:value-type="float" office:value="0.0627707321122686" calcext:value-type="float">
            <text:p>0.0627707321</text:p>
          </table:table-cell>
          <table:table-cell office:value-type="float" office:value="0.140567599698408" calcext:value-type="float">
            <text:p>0.1405675997</text:p>
          </table:table-cell>
          <table:table-cell office:value-type="float" office:value="0.0222267424903216" calcext:value-type="float">
            <text:p>0.0222267425</text:p>
          </table:table-cell>
          <table:table-cell office:value-type="float" office:value="0.0595474455179161" calcext:value-type="float">
            <text:p>0.0595474455</text:p>
          </table:table-cell>
          <table:table-cell office:value-type="float" office:value="4.93569440215538" calcext:value-type="float">
            <text:p>4.9356944022</text:p>
          </table:table-cell>
          <table:table-cell office:value-type="float" office:value="24.0411134228149" calcext:value-type="float">
            <text:p>24.0411134228</text:p>
          </table:table-cell>
          <table:table-cell office:value-type="float" office:value="8.05384086118046" calcext:value-type="float">
            <text:p>8.0538408612</text:p>
          </table:table-cell>
          <table:table-cell office:value-type="float" office:value="0.74517788890227" calcext:value-type="float">
            <text:p>0.7451778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0.205629233361391" calcext:value-type="float">
            <text:p>0.2056292334</text:p>
          </table:table-cell>
          <table:table-cell office:value-type="float" office:value="0.0617620493990668" calcext:value-type="float">
            <text:p>0.0617620494</text:p>
          </table:table-cell>
          <table:table-cell office:value-type="float" office:value="0.146612831501329" calcext:value-type="float">
            <text:p>0.1466128315</text:p>
          </table:table-cell>
          <table:table-cell office:value-type="float" office:value="0.0181400167507558" calcext:value-type="float">
            <text:p>0.0181400168</text:p>
          </table:table-cell>
          <table:table-cell office:value-type="float" office:value="0.0546646191277046" calcext:value-type="float">
            <text:p>0.0546646191</text:p>
          </table:table-cell>
          <table:table-cell office:value-type="float" office:value="4.97069465609978" calcext:value-type="float">
            <text:p>4.9706946561</text:p>
          </table:table-cell>
          <table:table-cell office:value-type="float" office:value="24.2279334642095" calcext:value-type="float">
            <text:p>24.2279334642</text:p>
          </table:table-cell>
          <table:table-cell office:value-type="float" office:value="8.1095889728676" calcext:value-type="float">
            <text:p>8.1095889729</text:p>
          </table:table-cell>
          <table:table-cell office:value-type="float" office:value="0.748647789487741" calcext:value-type="float">
            <text:p>0.74864778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0.203581708016938" calcext:value-type="float">
            <text:p>0.203581708</text:p>
          </table:table-cell>
          <table:table-cell office:value-type="float" office:value="0.0597866836104994" calcext:value-type="float">
            <text:p>0.0597866836</text:p>
          </table:table-cell>
          <table:table-cell office:value-type="float" office:value="0.142913562375784" calcext:value-type="float">
            <text:p>0.1429135624</text:p>
          </table:table-cell>
          <table:table-cell office:value-type="float" office:value="0.0305148857844576" calcext:value-type="float">
            <text:p>0.0305148858</text:p>
          </table:table-cell>
          <table:table-cell office:value-type="float" office:value="0.0549346988357061" calcext:value-type="float">
            <text:p>0.0549346988</text:p>
          </table:table-cell>
          <table:table-cell office:value-type="float" office:value="4.9972933343504" calcext:value-type="float">
            <text:p>4.9972933344</text:p>
          </table:table-cell>
          <table:table-cell office:value-type="float" office:value="24.330437828202" calcext:value-type="float">
            <text:p>24.3304378282</text:p>
          </table:table-cell>
          <table:table-cell office:value-type="float" office:value="8.15284879158305" calcext:value-type="float">
            <text:p>8.1528487916</text:p>
          </table:table-cell>
          <table:table-cell office:value-type="float" office:value="0.751707226776408" calcext:value-type="float">
            <text:p>0.75170722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0.195368155801228" calcext:value-type="float">
            <text:p>0.1953681558</text:p>
          </table:table-cell>
          <table:table-cell office:value-type="float" office:value="0.0709669820962799" calcext:value-type="float">
            <text:p>0.0709669821</text:p>
          </table:table-cell>
          <table:table-cell office:value-type="float" office:value="0.146576465369087" calcext:value-type="float">
            <text:p>0.1465764654</text:p>
          </table:table-cell>
          <table:table-cell office:value-type="float" office:value="0.0209033164935167" calcext:value-type="float">
            <text:p>0.0209033165</text:p>
          </table:table-cell>
          <table:table-cell office:value-type="float" office:value="0.0581586462711226" calcext:value-type="float">
            <text:p>0.0581586463</text:p>
          </table:table-cell>
          <table:table-cell office:value-type="float" office:value="4.32679191768625" calcext:value-type="float">
            <text:p>4.3267919177</text:p>
          </table:table-cell>
          <table:table-cell office:value-type="float" office:value="21.0950921417296" calcext:value-type="float">
            <text:p>21.0950921417</text:p>
          </table:table-cell>
          <table:table-cell office:value-type="float" office:value="7.05820887528145" calcext:value-type="float">
            <text:p>7.0582088753</text:p>
          </table:table-cell>
          <table:table-cell office:value-type="float" office:value="0.654263878936811" calcext:value-type="float">
            <text:p>0.65426387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0.203767473301742" calcext:value-type="float">
            <text:p>0.2037674733</text:p>
          </table:table-cell>
          <table:table-cell office:value-type="float" office:value="0.0537574729431688" calcext:value-type="float">
            <text:p>0.0537574729</text:p>
          </table:table-cell>
          <table:table-cell office:value-type="float" office:value="0.133417710629498" calcext:value-type="float">
            <text:p>0.1334177106</text:p>
          </table:table-cell>
          <table:table-cell office:value-type="float" office:value="0.00784879661956961" calcext:value-type="float">
            <text:p>0.0078487966</text:p>
          </table:table-cell>
          <table:table-cell office:value-type="float" office:value="0.0565926198080251" calcext:value-type="float">
            <text:p>0.0565926198</text:p>
          </table:table-cell>
          <table:table-cell office:value-type="float" office:value="4.91873093375633" calcext:value-type="float">
            <text:p>4.9187309338</text:p>
          </table:table-cell>
          <table:table-cell office:value-type="float" office:value="23.9576016885085" calcext:value-type="float">
            <text:p>23.9576016885</text:p>
          </table:table-cell>
          <table:table-cell office:value-type="float" office:value="8.02569868523989" calcext:value-type="float">
            <text:p>8.0256986852</text:p>
          </table:table-cell>
          <table:table-cell office:value-type="float" office:value="0.740463068483048" calcext:value-type="float">
            <text:p>0.74046306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0.159771432776053" calcext:value-type="float">
            <text:p>0.1597714328</text:p>
          </table:table-cell>
          <table:table-cell office:value-type="float" office:value="0.0424094708133233" calcext:value-type="float">
            <text:p>0.0424094708</text:p>
          </table:table-cell>
          <table:table-cell office:value-type="float" office:value="0.114306969214943" calcext:value-type="float">
            <text:p>0.1143069692</text:p>
          </table:table-cell>
          <table:table-cell office:value-type="float" office:value="0.00936189937070569" calcext:value-type="float">
            <text:p>0.0093618994</text:p>
          </table:table-cell>
          <table:table-cell office:value-type="float" office:value="0.0477761876552476" calcext:value-type="float">
            <text:p>0.0477761877</text:p>
          </table:table-cell>
          <table:table-cell office:value-type="float" office:value="4.29544158489603" calcext:value-type="float">
            <text:p>4.2954415849</text:p>
          </table:table-cell>
          <table:table-cell office:value-type="float" office:value="20.952254691222" calcext:value-type="float">
            <text:p>20.9522546912</text:p>
          </table:table-cell>
          <table:table-cell office:value-type="float" office:value="7.00732569735837" calcext:value-type="float">
            <text:p>7.0073256974</text:p>
          </table:table-cell>
          <table:table-cell office:value-type="float" office:value="0.647966766919137" calcext:value-type="float">
            <text:p>0.64796676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0.134715908095205" calcext:value-type="float">
            <text:p>0.1347159081</text:p>
          </table:table-cell>
          <table:table-cell office:value-type="float" office:value="0.0441782367233227" calcext:value-type="float">
            <text:p>0.0441782367</text:p>
          </table:table-cell>
          <table:table-cell office:value-type="float" office:value="0.103614932254438" calcext:value-type="float">
            <text:p>0.1036149323</text:p>
          </table:table-cell>
          <table:table-cell office:value-type="float" office:value="0.0114937121607214" calcext:value-type="float">
            <text:p>0.0114937122</text:p>
          </table:table-cell>
          <table:table-cell office:value-type="float" office:value="0.0367329016289154" calcext:value-type="float">
            <text:p>0.0367329016</text:p>
          </table:table-cell>
          <table:table-cell office:value-type="float" office:value="3.77155389900903" calcext:value-type="float">
            <text:p>3.771553899</text:p>
          </table:table-cell>
          <table:table-cell office:value-type="float" office:value="18.3849037589422" calcext:value-type="float">
            <text:p>18.3849037589</text:p>
          </table:table-cell>
          <table:table-cell office:value-type="float" office:value="6.1520273390358" calcext:value-type="float">
            <text:p>6.152027339</text:p>
          </table:table-cell>
          <table:table-cell office:value-type="float" office:value="0.566905347546312" calcext:value-type="float">
            <text:p>0.56690534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0.280921805541141" calcext:value-type="float">
            <text:p>0.2809218055</text:p>
          </table:table-cell>
          <table:table-cell office:value-type="float" office:value="0.0613670743819098" calcext:value-type="float">
            <text:p>0.0613670744</text:p>
          </table:table-cell>
          <table:table-cell office:value-type="float" office:value="0.144868315014299" calcext:value-type="float">
            <text:p>0.144868315</text:p>
          </table:table-cell>
          <table:table-cell office:value-type="float" office:value="0.0153309081485701" calcext:value-type="float">
            <text:p>0.0153309081</text:p>
          </table:table-cell>
          <table:table-cell office:value-type="float" office:value="0.0614960553842712" calcext:value-type="float">
            <text:p>0.0614960554</text:p>
          </table:table-cell>
          <table:table-cell office:value-type="float" office:value="5.03159478952091" calcext:value-type="float">
            <text:p>5.0315947895</text:p>
          </table:table-cell>
          <table:table-cell office:value-type="float" office:value="24.4938055747701" calcext:value-type="float">
            <text:p>24.4938055748</text:p>
          </table:table-cell>
          <table:table-cell office:value-type="float" office:value="8.22173248872757" calcext:value-type="float">
            <text:p>8.2217324887</text:p>
          </table:table-cell>
          <table:table-cell office:value-type="float" office:value="0.759686666637335" calcext:value-type="float">
            <text:p>0.75968666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13.2598600487793" calcext:value-type="float">
            <text:p>13.2598600488</text:p>
          </table:table-cell>
          <table:table-cell office:value-type="float" office:value="0.056904425694522" calcext:value-type="float">
            <text:p>0.0569044257</text:p>
          </table:table-cell>
          <table:table-cell office:value-type="float" office:value="13.2552929628302" calcext:value-type="float">
            <text:p>13.2552929628</text:p>
          </table:table-cell>
          <table:table-cell office:value-type="float" office:value="0.0319127261372092" calcext:value-type="float">
            <text:p>0.0319127261</text:p>
          </table:table-cell>
          <table:table-cell office:value-type="float" office:value="0.0542011396101027" calcext:value-type="float">
            <text:p>0.0542011396</text:p>
          </table:table-cell>
          <table:table-cell office:value-type="float" office:value="5.02660728952441" calcext:value-type="float">
            <text:p>5.0266072895</text:p>
          </table:table-cell>
          <table:table-cell office:value-type="float" office:value="24.4958356156821" calcext:value-type="float">
            <text:p>24.4958356157</text:p>
          </table:table-cell>
          <table:table-cell office:value-type="float" office:value="8.21136252307228" calcext:value-type="float">
            <text:p>8.2113625231</text:p>
          </table:table-cell>
          <table:table-cell office:value-type="float" office:value="0.75498219470563" calcext:value-type="float">
            <text:p>0.75498219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0.197901686046156" calcext:value-type="float">
            <text:p>0.197901686</text:p>
          </table:table-cell>
          <table:table-cell office:value-type="float" office:value="0.0713697730779283" calcext:value-type="float">
            <text:p>0.0713697731</text:p>
          </table:table-cell>
          <table:table-cell office:value-type="float" office:value="0.146391174487816" calcext:value-type="float">
            <text:p>0.1463911745</text:p>
          </table:table-cell>
          <table:table-cell office:value-type="float" office:value="0.0292971543242479" calcext:value-type="float">
            <text:p>0.0292971543</text:p>
          </table:table-cell>
          <table:table-cell office:value-type="float" office:value="0.0712521769836775" calcext:value-type="float">
            <text:p>0.071252177</text:p>
          </table:table-cell>
          <table:table-cell office:value-type="float" office:value="5.01847011427737" calcext:value-type="float">
            <text:p>5.0184701143</text:p>
          </table:table-cell>
          <table:table-cell office:value-type="float" office:value="24.4750608859223" calcext:value-type="float">
            <text:p>24.4750608859</text:p>
          </table:table-cell>
          <table:table-cell office:value-type="float" office:value="8.19584707375448" calcext:value-type="float">
            <text:p>8.1958470738</text:p>
          </table:table-cell>
          <table:table-cell office:value-type="float" office:value="0.758785596427013" calcext:value-type="float">
            <text:p>0.75878559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13.4672936575456" calcext:value-type="float">
            <text:p>13.4672936575</text:p>
          </table:table-cell>
          <table:table-cell office:value-type="float" office:value="0.0713240325848946" calcext:value-type="float">
            <text:p>0.0713240326</text:p>
          </table:table-cell>
          <table:table-cell office:value-type="float" office:value="0.115876938042448" calcext:value-type="float">
            <text:p>0.115876938</text:p>
          </table:table-cell>
          <table:table-cell office:value-type="float" office:value="0.0349353460664095" calcext:value-type="float">
            <text:p>0.0349353461</text:p>
          </table:table-cell>
          <table:table-cell office:value-type="float" office:value="0.0697633935722374" calcext:value-type="float">
            <text:p>0.0697633936</text:p>
          </table:table-cell>
          <table:table-cell office:value-type="float" office:value="4.10426037088665" calcext:value-type="float">
            <text:p>4.1042603709</text:p>
          </table:table-cell>
          <table:table-cell office:value-type="float" office:value="19.9752660989667" calcext:value-type="float">
            <text:p>19.975266099</text:p>
          </table:table-cell>
          <table:table-cell office:value-type="float" office:value="6.69438087010265" calcext:value-type="float">
            <text:p>6.6943808701</text:p>
          </table:table-cell>
          <table:table-cell office:value-type="float" office:value="0.618481294820197" calcext:value-type="float">
            <text:p>0.61848129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0.164209335914865" calcext:value-type="float">
            <text:p>0.1642093359</text:p>
          </table:table-cell>
          <table:table-cell office:value-type="float" office:value="0.0492222092943479" calcext:value-type="float">
            <text:p>0.0492222093</text:p>
          </table:table-cell>
          <table:table-cell office:value-type="float" office:value="0.115390104319847" calcext:value-type="float">
            <text:p>0.1153901043</text:p>
          </table:table-cell>
          <table:table-cell office:value-type="float" office:value="0.0434578500030997" calcext:value-type="float">
            <text:p>0.04345785</text:p>
          </table:table-cell>
          <table:table-cell office:value-type="float" office:value="0.0590888016797515" calcext:value-type="float">
            <text:p>0.0590888017</text:p>
          </table:table-cell>
          <table:table-cell office:value-type="float" office:value="4.31551013872426" calcext:value-type="float">
            <text:p>4.3155101387</text:p>
          </table:table-cell>
          <table:table-cell office:value-type="float" office:value="21.0237554349674" calcext:value-type="float">
            <text:p>21.023755435</text:p>
          </table:table-cell>
          <table:table-cell office:value-type="float" office:value="7.04108586566873" calcext:value-type="float">
            <text:p>7.0410858657</text:p>
          </table:table-cell>
          <table:table-cell office:value-type="float" office:value="0.64882458904965" calcext:value-type="float">
            <text:p>0.6488245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0.213523947874331" calcext:value-type="float">
            <text:p>0.2135239479</text:p>
          </table:table-cell>
          <table:table-cell office:value-type="float" office:value="12.8927408417251" calcext:value-type="float">
            <text:p>12.8927408417</text:p>
          </table:table-cell>
          <table:table-cell office:value-type="float" office:value="12.9079763917953" calcext:value-type="float">
            <text:p>12.9079763918</text:p>
          </table:table-cell>
          <table:table-cell office:value-type="float" office:value="0.0221723149310727" calcext:value-type="float">
            <text:p>0.0221723149</text:p>
          </table:table-cell>
          <table:table-cell office:value-type="float" office:value="0.0513666487970453" calcext:value-type="float">
            <text:p>0.0513666488</text:p>
          </table:table-cell>
          <table:table-cell office:value-type="float" office:value="5.00928603823276" calcext:value-type="float">
            <text:p>5.0092860382</text:p>
          </table:table-cell>
          <table:table-cell office:value-type="float" office:value="24.4114600487411" calcext:value-type="float">
            <text:p>24.4114600487</text:p>
          </table:table-cell>
          <table:table-cell office:value-type="float" office:value="8.18407678996745" calcext:value-type="float">
            <text:p>8.18407679</text:p>
          </table:table-cell>
          <table:table-cell office:value-type="float" office:value="0.754063553219512" calcext:value-type="float">
            <text:p>0.75406355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0.0165037492158835" calcext:value-type="float">
            <text:p>0.0165037492</text:p>
          </table:table-cell>
          <table:table-cell office:value-type="float" office:value="0.00472825519490782" calcext:value-type="float">
            <text:p>0.0047282552</text:p>
          </table:table-cell>
          <table:table-cell office:value-type="float" office:value="0.0107919151508529" calcext:value-type="float">
            <text:p>0.0107919152</text:p>
          </table:table-cell>
          <table:table-cell office:value-type="float" office:value="0.0204600114029709" calcext:value-type="float">
            <text:p>0.0204600114</text:p>
          </table:table-cell>
          <table:table-cell office:value-type="float" office:value="0.0164534334936278" calcext:value-type="float">
            <text:p>0.0164534335</text:p>
          </table:table-cell>
          <table:table-cell office:value-type="float" office:value="0.419944650508226" calcext:value-type="float">
            <text:p>0.4199446505</text:p>
          </table:table-cell>
          <table:table-cell office:value-type="float" office:value="2.23513781720572" calcext:value-type="float">
            <text:p>2.2351378172</text:p>
          </table:table-cell>
          <table:table-cell office:value-type="float" office:value="0.687492765181257" calcext:value-type="float">
            <text:p>0.6874927652</text:p>
          </table:table-cell>
          <table:table-cell office:value-type="float" office:value="0.0643290677726171" calcext:value-type="float">
            <text:p>0.06432906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12.6776163187215" calcext:value-type="float">
            <text:p>12.6776163187</text:p>
          </table:table-cell>
          <table:table-cell office:value-type="float" office:value="12.6602445876655" calcext:value-type="float">
            <text:p>12.6602445877</text:p>
          </table:table-cell>
          <table:table-cell office:value-type="float" office:value="12.6620360958627" calcext:value-type="float">
            <text:p>12.6620360959</text:p>
          </table:table-cell>
          <table:table-cell office:value-type="float" office:value="0.0161402144295041" calcext:value-type="float">
            <text:p>0.0161402144</text:p>
          </table:table-cell>
          <table:table-cell office:value-type="float" office:value="0.0599449354687441" calcext:value-type="float">
            <text:p>0.0599449355</text:p>
          </table:table-cell>
          <table:table-cell office:value-type="float" office:value="4.98626149691841" calcext:value-type="float">
            <text:p>4.9862614969</text:p>
          </table:table-cell>
          <table:table-cell office:value-type="float" office:value="24.2488487980738" calcext:value-type="float">
            <text:p>24.2488487981</text:p>
          </table:table-cell>
          <table:table-cell office:value-type="float" office:value="8.13859606601001" calcext:value-type="float">
            <text:p>8.138596066</text:p>
          </table:table-cell>
          <table:table-cell office:value-type="float" office:value="0.747545082821746" calcext:value-type="float">
            <text:p>0.74754508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0.205306002605376" calcext:value-type="float">
            <text:p>0.2053060026</text:p>
          </table:table-cell>
          <table:table-cell office:value-type="float" office:value="0.0694236173146188" calcext:value-type="float">
            <text:p>0.0694236173</text:p>
          </table:table-cell>
          <table:table-cell office:value-type="float" office:value="0.112547379812657" calcext:value-type="float">
            <text:p>0.1125473798</text:p>
          </table:table-cell>
          <table:table-cell office:value-type="float" office:value="0.0152083874922473" calcext:value-type="float">
            <text:p>0.0152083875</text:p>
          </table:table-cell>
          <table:table-cell office:value-type="float" office:value="0.0650708998651545" calcext:value-type="float">
            <text:p>0.0650708999</text:p>
          </table:table-cell>
          <table:table-cell office:value-type="float" office:value="3.99684121262793" calcext:value-type="float">
            <text:p>3.9968412126</text:p>
          </table:table-cell>
          <table:table-cell office:value-type="float" office:value="19.3901531953676" calcext:value-type="float">
            <text:p>19.3901531954</text:p>
          </table:table-cell>
          <table:table-cell office:value-type="float" office:value="6.51898809593827" calcext:value-type="float">
            <text:p>6.5189880959</text:p>
          </table:table-cell>
          <table:table-cell office:value-type="float" office:value="0.600740773602409" calcext:value-type="float">
            <text:p>0.6007407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0.27869632046977" calcext:value-type="float">
            <text:p>0.2786963205</text:p>
          </table:table-cell>
          <table:table-cell office:value-type="float" office:value="0.0608083168830755" calcext:value-type="float">
            <text:p>0.0608083169</text:p>
          </table:table-cell>
          <table:table-cell office:value-type="float" office:value="12.4998199383961" calcext:value-type="float">
            <text:p>12.4998199384</text:p>
          </table:table-cell>
          <table:table-cell office:value-type="float" office:value="0.0122303893793434" calcext:value-type="float">
            <text:p>0.0122303894</text:p>
          </table:table-cell>
          <table:table-cell office:value-type="float" office:value="0.0580077116333912" calcext:value-type="float">
            <text:p>0.0580077116</text:p>
          </table:table-cell>
          <table:table-cell office:value-type="float" office:value="4.87937811197441" calcext:value-type="float">
            <text:p>4.879378112</text:p>
          </table:table-cell>
          <table:table-cell office:value-type="float" office:value="23.790784899367" calcext:value-type="float">
            <text:p>23.7907848994</text:p>
          </table:table-cell>
          <table:table-cell office:value-type="float" office:value="7.9669741260527" calcext:value-type="float">
            <text:p>7.9669741261</text:p>
          </table:table-cell>
          <table:table-cell office:value-type="float" office:value="0.737802428445794" calcext:value-type="float">
            <text:p>0.73780242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0.199638926174364" calcext:value-type="float">
            <text:p>0.1996389262</text:p>
          </table:table-cell>
          <table:table-cell office:value-type="float" office:value="0.0734878503012234" calcext:value-type="float">
            <text:p>0.0734878503</text:p>
          </table:table-cell>
          <table:table-cell office:value-type="float" office:value="0.146428727858741" calcext:value-type="float">
            <text:p>0.1464287279</text:p>
          </table:table-cell>
          <table:table-cell office:value-type="float" office:value="0.0355610714579319" calcext:value-type="float">
            <text:p>0.0355610715</text:p>
          </table:table-cell>
          <table:table-cell office:value-type="float" office:value="0.052478145571601" calcext:value-type="float">
            <text:p>0.0524781456</text:p>
          </table:table-cell>
          <table:table-cell office:value-type="float" office:value="4.43151533482691" calcext:value-type="float">
            <text:p>4.4315153348</text:p>
          </table:table-cell>
          <table:table-cell office:value-type="float" office:value="21.6108222901999" calcext:value-type="float">
            <text:p>21.6108222902</text:p>
          </table:table-cell>
          <table:table-cell office:value-type="float" office:value="7.22846749214215" calcext:value-type="float">
            <text:p>7.2284674921</text:p>
          </table:table-cell>
          <table:table-cell office:value-type="float" office:value="0.668138258071649" calcext:value-type="float">
            <text:p>0.66813825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0.223704034449278" calcext:value-type="float">
            <text:p>0.2237040344</text:p>
          </table:table-cell>
          <table:table-cell office:value-type="float" office:value="0.0813831683810949" calcext:value-type="float">
            <text:p>0.0813831684</text:p>
          </table:table-cell>
          <table:table-cell office:value-type="float" office:value="0.158201380674728" calcext:value-type="float">
            <text:p>0.1582013807</text:p>
          </table:table-cell>
          <table:table-cell office:value-type="float" office:value="0.0263842733928058" calcext:value-type="float">
            <text:p>0.0263842734</text:p>
          </table:table-cell>
          <table:table-cell office:value-type="float" office:value="0.0759996642178668" calcext:value-type="float">
            <text:p>0.0759996642</text:p>
          </table:table-cell>
          <table:table-cell office:value-type="float" office:value="4.884700475468" calcext:value-type="float">
            <text:p>4.8847004755</text:p>
          </table:table-cell>
          <table:table-cell office:value-type="float" office:value="23.7706297335304" calcext:value-type="float">
            <text:p>23.7706297335</text:p>
          </table:table-cell>
          <table:table-cell office:value-type="float" office:value="7.97109017293999" calcext:value-type="float">
            <text:p>7.9710901729</text:p>
          </table:table-cell>
          <table:table-cell office:value-type="float" office:value="0.732955638835778" calcext:value-type="float">
            <text:p>0.73295563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0.146010304931558" calcext:value-type="float">
            <text:p>0.1460103049</text:p>
          </table:table-cell>
          <table:table-cell office:value-type="float" office:value="0.0458448137366877" calcext:value-type="float">
            <text:p>0.0458448137</text:p>
          </table:table-cell>
          <table:table-cell office:value-type="float" office:value="0.0992774351295978" calcext:value-type="float">
            <text:p>0.0992774351</text:p>
          </table:table-cell>
          <table:table-cell office:value-type="float" office:value="0.0148110799187949" calcext:value-type="float">
            <text:p>0.0148110799</text:p>
          </table:table-cell>
          <table:table-cell office:value-type="float" office:value="0.0478133415434608" calcext:value-type="float">
            <text:p>0.0478133415</text:p>
          </table:table-cell>
          <table:table-cell office:value-type="float" office:value="3.31745150039884" calcext:value-type="float">
            <text:p>3.3174515004</text:p>
          </table:table-cell>
          <table:table-cell office:value-type="float" office:value="16.1864200700257" calcext:value-type="float">
            <text:p>16.18642007</text:p>
          </table:table-cell>
          <table:table-cell office:value-type="float" office:value="5.41114990052859" calcext:value-type="float">
            <text:p>5.4111499005</text:p>
          </table:table-cell>
          <table:table-cell office:value-type="float" office:value="0.506270351502361" calcext:value-type="float">
            <text:p>0.50627035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0.175409157471064" calcext:value-type="float">
            <text:p>0.1754091575</text:p>
          </table:table-cell>
          <table:table-cell office:value-type="float" office:value="0.0449953922947942" calcext:value-type="float">
            <text:p>0.0449953923</text:p>
          </table:table-cell>
          <table:table-cell office:value-type="float" office:value="0.114928377223374" calcext:value-type="float">
            <text:p>0.1149283772</text:p>
          </table:table-cell>
          <table:table-cell office:value-type="float" office:value="0.0123899938598492" calcext:value-type="float">
            <text:p>0.0123899939</text:p>
          </table:table-cell>
          <table:table-cell office:value-type="float" office:value="0.0499938895786076" calcext:value-type="float">
            <text:p>0.0499938896</text:p>
          </table:table-cell>
          <table:table-cell office:value-type="float" office:value="4.50761136058319" calcext:value-type="float">
            <text:p>4.5076113606</text:p>
          </table:table-cell>
          <table:table-cell office:value-type="float" office:value="21.9763248508472" calcext:value-type="float">
            <text:p>21.9763248508</text:p>
          </table:table-cell>
          <table:table-cell office:value-type="float" office:value="7.35289678618932" calcext:value-type="float">
            <text:p>7.3528967862</text:p>
          </table:table-cell>
          <table:table-cell office:value-type="float" office:value="0.678969329780962" calcext:value-type="float">
            <text:p>0.6789693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0.139163193066284" calcext:value-type="float">
            <text:p>0.1391631931</text:p>
          </table:table-cell>
          <table:table-cell office:value-type="float" office:value="0.0419573189796272" calcext:value-type="float">
            <text:p>0.041957319</text:p>
          </table:table-cell>
          <table:table-cell office:value-type="float" office:value="0.0639278677549304" calcext:value-type="float">
            <text:p>0.0639278678</text:p>
          </table:table-cell>
          <table:table-cell office:value-type="float" office:value="0.0112854286911425" calcext:value-type="float">
            <text:p>0.0112854287</text:p>
          </table:table-cell>
          <table:table-cell office:value-type="float" office:value="0.0342660439280362" calcext:value-type="float">
            <text:p>0.0342660439</text:p>
          </table:table-cell>
          <table:table-cell office:value-type="float" office:value="2.46910000730003" calcext:value-type="float">
            <text:p>2.4691000073</text:p>
          </table:table-cell>
          <table:table-cell office:value-type="float" office:value="12.0842256319675" calcext:value-type="float">
            <text:p>12.084225632</text:p>
          </table:table-cell>
          <table:table-cell office:value-type="float" office:value="4.02712224134456" calcext:value-type="float">
            <text:p>4.0271222413</text:p>
          </table:table-cell>
          <table:table-cell office:value-type="float" office:value="0.371231126984176" calcext:value-type="float">
            <text:p>0.3712311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0.0784182224441297" calcext:value-type="float">
            <text:p>0.0784182224</text:p>
          </table:table-cell>
          <table:table-cell office:value-type="float" office:value="0.0221171661299796" calcext:value-type="float">
            <text:p>0.0221171661</text:p>
          </table:table-cell>
          <table:table-cell office:value-type="float" office:value="0.0497864078567382" calcext:value-type="float">
            <text:p>0.0497864079</text:p>
          </table:table-cell>
          <table:table-cell office:value-type="float" office:value="0.0054184440856096" calcext:value-type="float">
            <text:p>0.0054184441</text:p>
          </table:table-cell>
          <table:table-cell office:value-type="float" office:value="0.0306128565218459" calcext:value-type="float">
            <text:p>0.0306128565</text:p>
          </table:table-cell>
          <table:table-cell office:value-type="float" office:value="1.84194259935415" calcext:value-type="float">
            <text:p>1.8419425994</text:p>
          </table:table-cell>
          <table:table-cell office:value-type="float" office:value="9.0553840371041" calcext:value-type="float">
            <text:p>9.0553840371</text:p>
          </table:table-cell>
          <table:table-cell office:value-type="float" office:value="3.00560365730474" calcext:value-type="float">
            <text:p>3.0056036573</text:p>
          </table:table-cell>
          <table:table-cell office:value-type="float" office:value="0.276442269707167" calcext:value-type="float">
            <text:p>0.27644226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0.187056746231776" calcext:value-type="float">
            <text:p>0.1870567462</text:p>
          </table:table-cell>
          <table:table-cell office:value-type="float" office:value="0.041753882418198" calcext:value-type="float">
            <text:p>0.0417538824</text:p>
          </table:table-cell>
          <table:table-cell office:value-type="float" office:value="0.126172231156512" calcext:value-type="float">
            <text:p>0.1261722312</text:p>
          </table:table-cell>
          <table:table-cell office:value-type="float" office:value="0.00889512480903437" calcext:value-type="float">
            <text:p>0.0088951248</text:p>
          </table:table-cell>
          <table:table-cell office:value-type="float" office:value="0.0469033662331109" calcext:value-type="float">
            <text:p>0.0469033662</text:p>
          </table:table-cell>
          <table:table-cell office:value-type="float" office:value="4.87408409585342" calcext:value-type="float">
            <text:p>4.8740840959</text:p>
          </table:table-cell>
          <table:table-cell office:value-type="float" office:value="23.7696195575335" calcext:value-type="float">
            <text:p>23.7696195575</text:p>
          </table:table-cell>
          <table:table-cell office:value-type="float" office:value="7.96048550830932" calcext:value-type="float">
            <text:p>7.9604855083</text:p>
          </table:table-cell>
          <table:table-cell office:value-type="float" office:value="0.733646869408907" calcext:value-type="float">
            <text:p>0.73364686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0.232473363720072" calcext:value-type="float">
            <text:p>0.2324733637</text:p>
          </table:table-cell>
          <table:table-cell office:value-type="float" office:value="0.0548861809557323" calcext:value-type="float">
            <text:p>0.054886181</text:p>
          </table:table-cell>
          <table:table-cell office:value-type="float" office:value="0.0899957718471337" calcext:value-type="float">
            <text:p>0.0899957718</text:p>
          </table:table-cell>
          <table:table-cell office:value-type="float" office:value="0.0100607159640657" calcext:value-type="float">
            <text:p>0.010060716</text:p>
          </table:table-cell>
          <table:table-cell office:value-type="float" office:value="0.0456172878529335" calcext:value-type="float">
            <text:p>0.0456172879</text:p>
          </table:table-cell>
          <table:table-cell office:value-type="float" office:value="3.33839558846542" calcext:value-type="float">
            <text:p>3.3383955885</text:p>
          </table:table-cell>
          <table:table-cell office:value-type="float" office:value="16.2788513124527" calcext:value-type="float">
            <text:p>16.2788513125</text:p>
          </table:table-cell>
          <table:table-cell office:value-type="float" office:value="5.44442924200985" calcext:value-type="float">
            <text:p>5.444429242</text:p>
          </table:table-cell>
          <table:table-cell office:value-type="float" office:value="0.50499537568175" calcext:value-type="float">
            <text:p>0.50499537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0.105605210471177" calcext:value-type="float">
            <text:p>0.1056052105</text:p>
          </table:table-cell>
          <table:table-cell office:value-type="float" office:value="0.0372865956052713" calcext:value-type="float">
            <text:p>0.0372865956</text:p>
          </table:table-cell>
          <table:table-cell office:value-type="float" office:value="0.0713915498021433" calcext:value-type="float">
            <text:p>0.0713915498</text:p>
          </table:table-cell>
          <table:table-cell office:value-type="float" office:value="0.0170019761422319" calcext:value-type="float">
            <text:p>0.0170019761</text:p>
          </table:table-cell>
          <table:table-cell office:value-type="float" office:value="0.0277322360623979" calcext:value-type="float">
            <text:p>0.0277322361</text:p>
          </table:table-cell>
          <table:table-cell office:value-type="float" office:value="3.13210489980526" calcext:value-type="float">
            <text:p>3.1321048998</text:p>
          </table:table-cell>
          <table:table-cell office:value-type="float" office:value="15.2654576548472" calcext:value-type="float">
            <text:p>15.2654576548</text:p>
          </table:table-cell>
          <table:table-cell office:value-type="float" office:value="5.11039786676939" calcext:value-type="float">
            <text:p>5.1103978668</text:p>
          </table:table-cell>
          <table:table-cell office:value-type="float" office:value="0.473166158857276" calcext:value-type="float">
            <text:p>0.47316615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0.277099938887111" calcext:value-type="float">
            <text:p>0.2770999389</text:p>
          </table:table-cell>
          <table:table-cell office:value-type="float" office:value="0.0901690414347739" calcext:value-type="float">
            <text:p>0.0901690414</text:p>
          </table:table-cell>
          <table:table-cell office:value-type="float" office:value="0.151264892552036" calcext:value-type="float">
            <text:p>0.1512648926</text:p>
          </table:table-cell>
          <table:table-cell office:value-type="float" office:value="0.0103202667997777" calcext:value-type="float">
            <text:p>0.0103202668</text:p>
          </table:table-cell>
          <table:table-cell office:value-type="float" office:value="0.0680284432269789" calcext:value-type="float">
            <text:p>0.0680284432</text:p>
          </table:table-cell>
          <table:table-cell office:value-type="float" office:value="4.72308819207056" calcext:value-type="float">
            <text:p>4.7230881921</text:p>
          </table:table-cell>
          <table:table-cell office:value-type="float" office:value="23.0433884656686" calcext:value-type="float">
            <text:p>23.0433884657</text:p>
          </table:table-cell>
          <table:table-cell office:value-type="float" office:value="7.71516411572812" calcext:value-type="float">
            <text:p>7.7151641157</text:p>
          </table:table-cell>
          <table:table-cell office:value-type="float" office:value="0.715392003093198" calcext:value-type="float">
            <text:p>0.71539200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18.6790600649815" calcext:value-type="float">
            <text:p>18.679060065</text:p>
          </table:table-cell>
          <table:table-cell office:value-type="float" office:value="0.087005715635307" calcext:value-type="float">
            <text:p>0.0870057156</text:p>
          </table:table-cell>
          <table:table-cell office:value-type="float" office:value="0.144571799739612" calcext:value-type="float">
            <text:p>0.1445717997</text:p>
          </table:table-cell>
          <table:table-cell office:value-type="float" office:value="0.0313962477582214" calcext:value-type="float">
            <text:p>0.0313962478</text:p>
          </table:table-cell>
          <table:table-cell office:value-type="float" office:value="0.0570641512220777" calcext:value-type="float">
            <text:p>0.0570641512</text:p>
          </table:table-cell>
          <table:table-cell office:value-type="float" office:value="5.05228295414489" calcext:value-type="float">
            <text:p>5.0522829541</text:p>
          </table:table-cell>
          <table:table-cell office:value-type="float" office:value="24.4953040291748" calcext:value-type="float">
            <text:p>24.4953040292</text:p>
          </table:table-cell>
          <table:table-cell office:value-type="float" office:value="8.25257613458938" calcext:value-type="float">
            <text:p>8.2525761346</text:p>
          </table:table-cell>
          <table:table-cell office:value-type="float" office:value="0.755821721185296" calcext:value-type="float">
            <text:p>0.75582172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0.190953915885507" calcext:value-type="float">
            <text:p>0.1909539159</text:p>
          </table:table-cell>
          <table:table-cell office:value-type="float" office:value="0.0548257380263922" calcext:value-type="float">
            <text:p>0.054825738</text:p>
          </table:table-cell>
          <table:table-cell office:value-type="float" office:value="0.128926790467612" calcext:value-type="float">
            <text:p>0.1289267905</text:p>
          </table:table-cell>
          <table:table-cell office:value-type="float" office:value="0.0229391079937049" calcext:value-type="float">
            <text:p>0.022939108</text:p>
          </table:table-cell>
          <table:table-cell office:value-type="float" office:value="0.0655712522269644" calcext:value-type="float">
            <text:p>0.0655712522</text:p>
          </table:table-cell>
          <table:table-cell office:value-type="float" office:value="4.75443179998436" calcext:value-type="float">
            <text:p>4.7544318</text:p>
          </table:table-cell>
          <table:table-cell office:value-type="float" office:value="23.173829515991" calcext:value-type="float">
            <text:p>23.173829516</text:p>
          </table:table-cell>
          <table:table-cell office:value-type="float" office:value="7.75577019035335" calcext:value-type="float">
            <text:p>7.7557701904</text:p>
          </table:table-cell>
          <table:table-cell office:value-type="float" office:value="0.71733992981603" calcext:value-type="float">
            <text:p>0.71733992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0.214728553255628" calcext:value-type="float">
            <text:p>0.2147285533</text:p>
          </table:table-cell>
          <table:table-cell office:value-type="float" office:value="0.0485072027424924" calcext:value-type="float">
            <text:p>0.0485072027</text:p>
          </table:table-cell>
          <table:table-cell office:value-type="float" office:value="0.133857486063426" calcext:value-type="float">
            <text:p>0.1338574861</text:p>
          </table:table-cell>
          <table:table-cell office:value-type="float" office:value="12.9070371599282" calcext:value-type="float">
            <text:p>12.9070371599</text:p>
          </table:table-cell>
          <table:table-cell office:value-type="float" office:value="12.908848324459" calcext:value-type="float">
            <text:p>12.9088483245</text:p>
          </table:table-cell>
          <table:table-cell office:value-type="float" office:value="4.91906931105171" calcext:value-type="float">
            <text:p>4.9190693111</text:p>
          </table:table-cell>
          <table:table-cell office:value-type="float" office:value="23.9376703747552" calcext:value-type="float">
            <text:p>23.9376703748</text:p>
          </table:table-cell>
          <table:table-cell office:value-type="float" office:value="8.02887991474135" calcext:value-type="float">
            <text:p>8.0288799147</text:p>
          </table:table-cell>
          <table:table-cell office:value-type="float" office:value="0.738918524422414" calcext:value-type="float">
            <text:p>0.73891852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0.132734081191312" calcext:value-type="float">
            <text:p>0.1327340812</text:p>
          </table:table-cell>
          <table:table-cell office:value-type="float" office:value="0.0900404035963576" calcext:value-type="float">
            <text:p>0.0900404036</text:p>
          </table:table-cell>
          <table:table-cell office:value-type="float" office:value="0.139626302816886" calcext:value-type="float">
            <text:p>0.1396263028</text:p>
          </table:table-cell>
          <table:table-cell office:value-type="float" office:value="0.00844468360012019" calcext:value-type="float">
            <text:p>0.0084446836</text:p>
          </table:table-cell>
          <table:table-cell office:value-type="float" office:value="0.0499064944879664" calcext:value-type="float">
            <text:p>0.0499064945</text:p>
          </table:table-cell>
          <table:table-cell office:value-type="float" office:value="3.37186443078929" calcext:value-type="float">
            <text:p>3.3718644308</text:p>
          </table:table-cell>
          <table:table-cell office:value-type="float" office:value="16.3716517800492" calcext:value-type="float">
            <text:p>16.37165178</text:p>
          </table:table-cell>
          <table:table-cell office:value-type="float" office:value="5.49990334901586" calcext:value-type="float">
            <text:p>5.499903349</text:p>
          </table:table-cell>
          <table:table-cell office:value-type="float" office:value="0.505387867855499" calcext:value-type="float">
            <text:p>0.50538786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0.20481518395905" calcext:value-type="float">
            <text:p>0.204815184</text:p>
          </table:table-cell>
          <table:table-cell office:value-type="float" office:value="0.107594898450973" calcext:value-type="float">
            <text:p>0.1075948985</text:p>
          </table:table-cell>
          <table:table-cell office:value-type="float" office:value="0.148127468638446" calcext:value-type="float">
            <text:p>0.1481274686</text:p>
          </table:table-cell>
          <table:table-cell office:value-type="float" office:value="0.042680542798455" calcext:value-type="float">
            <text:p>0.0426805428</text:p>
          </table:table-cell>
          <table:table-cell office:value-type="float" office:value="0.0673564219912397" calcext:value-type="float">
            <text:p>0.067356422</text:p>
          </table:table-cell>
          <table:table-cell office:value-type="float" office:value="5.02634677839801" calcext:value-type="float">
            <text:p>5.0263467784</text:p>
          </table:table-cell>
          <table:table-cell office:value-type="float" office:value="24.4958413032103" calcext:value-type="float">
            <text:p>24.4958413032</text:p>
          </table:table-cell>
          <table:table-cell office:value-type="float" office:value="8.21133220154333" calcext:value-type="float">
            <text:p>8.2113322015</text:p>
          </table:table-cell>
          <table:table-cell office:value-type="float" office:value="0.757675221802443" calcext:value-type="float">
            <text:p>0.7576752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0.19530508663194" calcext:value-type="float">
            <text:p>0.1953050866</text:p>
          </table:table-cell>
          <table:table-cell office:value-type="float" office:value="0.055837085391941" calcext:value-type="float">
            <text:p>0.0558370854</text:p>
          </table:table-cell>
          <table:table-cell office:value-type="float" office:value="0.13166977174399" calcext:value-type="float">
            <text:p>0.1316697717</text:p>
          </table:table-cell>
          <table:table-cell office:value-type="float" office:value="0.0291003965057326" calcext:value-type="float">
            <text:p>0.0291003965</text:p>
          </table:table-cell>
          <table:table-cell office:value-type="float" office:value="0.0516140277308604" calcext:value-type="float">
            <text:p>0.0516140277</text:p>
          </table:table-cell>
          <table:table-cell office:value-type="float" office:value="5.02684447865926" calcext:value-type="float">
            <text:p>5.0268444787</text:p>
          </table:table-cell>
          <table:table-cell office:value-type="float" office:value="24.4943977957478" calcext:value-type="float">
            <text:p>24.4943977957</text:p>
          </table:table-cell>
          <table:table-cell office:value-type="float" office:value="8.21119961432763" calcext:value-type="float">
            <text:p>8.2111996143</text:p>
          </table:table-cell>
          <table:table-cell office:value-type="float" office:value="0.756686311876439" calcext:value-type="float">
            <text:p>0.75668631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0.183791623325988" calcext:value-type="float">
            <text:p>0.1837916233</text:p>
          </table:table-cell>
          <table:table-cell office:value-type="float" office:value="0.0541718689567601" calcext:value-type="float">
            <text:p>0.054171869</text:p>
          </table:table-cell>
          <table:table-cell office:value-type="float" office:value="0.0919981869017997" calcext:value-type="float">
            <text:p>0.0919981869</text:p>
          </table:table-cell>
          <table:table-cell office:value-type="float" office:value="0.0123769730999206" calcext:value-type="float">
            <text:p>0.0123769731</text:p>
          </table:table-cell>
          <table:table-cell office:value-type="float" office:value="0.0457379593986515" calcext:value-type="float">
            <text:p>0.0457379594</text:p>
          </table:table-cell>
          <table:table-cell office:value-type="float" office:value="3.4799446887653" calcext:value-type="float">
            <text:p>3.4799446888</text:p>
          </table:table-cell>
          <table:table-cell office:value-type="float" office:value="16.9698225784987" calcext:value-type="float">
            <text:p>16.9698225785</text:p>
          </table:table-cell>
          <table:table-cell office:value-type="float" office:value="5.67628276408235" calcext:value-type="float">
            <text:p>5.6762827641</text:p>
          </table:table-cell>
          <table:table-cell office:value-type="float" office:value="0.52507753887373" calcext:value-type="float">
            <text:p>0.52507753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0.1678181483946" calcext:value-type="float">
            <text:p>0.1678181484</text:p>
          </table:table-cell>
          <table:table-cell office:value-type="float" office:value="0.0609770870662356" calcext:value-type="float">
            <text:p>0.0609770871</text:p>
          </table:table-cell>
          <table:table-cell office:value-type="float" office:value="0.119456403264954" calcext:value-type="float">
            <text:p>0.1194564033</text:p>
          </table:table-cell>
          <table:table-cell office:value-type="float" office:value="0.0151322013409516" calcext:value-type="float">
            <text:p>0.0151322013</text:p>
          </table:table-cell>
          <table:table-cell office:value-type="float" office:value="0.0586550846347272" calcext:value-type="float">
            <text:p>0.0586550846</text:p>
          </table:table-cell>
          <table:table-cell office:value-type="float" office:value="4.21721156534483" calcext:value-type="float">
            <text:p>4.2172115653</text:p>
          </table:table-cell>
          <table:table-cell office:value-type="float" office:value="20.5681951107346" calcext:value-type="float">
            <text:p>20.5681951107</text:p>
          </table:table-cell>
          <table:table-cell office:value-type="float" office:value="6.87832846046818" calcext:value-type="float">
            <text:p>6.8783284605</text:p>
          </table:table-cell>
          <table:table-cell office:value-type="float" office:value="0.635561797417626" calcext:value-type="float">
            <text:p>0.63556179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0.19772029496647" calcext:value-type="float">
            <text:p>0.197720295</text:p>
          </table:table-cell>
          <table:table-cell office:value-type="float" office:value="0.0921485220758546" calcext:value-type="float">
            <text:p>0.0921485221</text:p>
          </table:table-cell>
          <table:table-cell office:value-type="float" office:value="0.143349772718325" calcext:value-type="float">
            <text:p>0.1433497727</text:p>
          </table:table-cell>
          <table:table-cell office:value-type="float" office:value="0.0348060046297198" calcext:value-type="float">
            <text:p>0.0348060046</text:p>
          </table:table-cell>
          <table:table-cell office:value-type="float" office:value="0.0515907918742236" calcext:value-type="float">
            <text:p>0.0515907919</text:p>
          </table:table-cell>
          <table:table-cell office:value-type="float" office:value="5.02694225606908" calcext:value-type="float">
            <text:p>5.0269422561</text:p>
          </table:table-cell>
          <table:table-cell office:value-type="float" office:value="24.4942320686885" calcext:value-type="float">
            <text:p>24.4942320687</text:p>
          </table:table-cell>
          <table:table-cell office:value-type="float" office:value="8.21152287506359" calcext:value-type="float">
            <text:p>8.2115228751</text:p>
          </table:table-cell>
          <table:table-cell office:value-type="float" office:value="0.754769977746049" calcext:value-type="float">
            <text:p>0.7547699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12.8575912299618" calcext:value-type="float">
            <text:p>12.85759123</text:p>
          </table:table-cell>
          <table:table-cell office:value-type="float" office:value="0.123213995086569" calcext:value-type="float">
            <text:p>0.1232139951</text:p>
          </table:table-cell>
          <table:table-cell office:value-type="float" office:value="12.8229457631771" calcext:value-type="float">
            <text:p>12.8229457632</text:p>
          </table:table-cell>
          <table:table-cell office:value-type="float" office:value="0.0283775581251326" calcext:value-type="float">
            <text:p>0.0283775581</text:p>
          </table:table-cell>
          <table:table-cell office:value-type="float" office:value="0.085925130694742" calcext:value-type="float">
            <text:p>0.0859251307</text:p>
          </table:table-cell>
          <table:table-cell office:value-type="float" office:value="3.92272076820431" calcext:value-type="float">
            <text:p>3.9227207682</text:p>
          </table:table-cell>
          <table:table-cell office:value-type="float" office:value="19.0528665409442" calcext:value-type="float">
            <text:p>19.0528665409</text:p>
          </table:table-cell>
          <table:table-cell office:value-type="float" office:value="6.39934477444485" calcext:value-type="float">
            <text:p>6.3993447744</text:p>
          </table:table-cell>
          <table:table-cell office:value-type="float" office:value="0.59101106379964" calcext:value-type="float">
            <text:p>0.59101106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0.333056883272267" calcext:value-type="float">
            <text:p>0.3330568833</text:p>
          </table:table-cell>
          <table:table-cell office:value-type="float" office:value="0.0888678780881431" calcext:value-type="float">
            <text:p>0.0888678781</text:p>
          </table:table-cell>
          <table:table-cell office:value-type="float" office:value="0.134294755681685" calcext:value-type="float">
            <text:p>0.1342947557</text:p>
          </table:table-cell>
          <table:table-cell office:value-type="float" office:value="0.0172347126927772" calcext:value-type="float">
            <text:p>0.0172347127</text:p>
          </table:table-cell>
          <table:table-cell office:value-type="float" office:value="0.0525690107618639" calcext:value-type="float">
            <text:p>0.0525690108</text:p>
          </table:table-cell>
          <table:table-cell office:value-type="float" office:value="4.79550331408644" calcext:value-type="float">
            <text:p>4.7955033141</text:p>
          </table:table-cell>
          <table:table-cell office:value-type="float" office:value="23.3241986121362" calcext:value-type="float">
            <text:p>23.3241986121</text:p>
          </table:table-cell>
          <table:table-cell office:value-type="float" office:value="7.8220793668694" calcext:value-type="float">
            <text:p>7.8220793669</text:p>
          </table:table-cell>
          <table:table-cell office:value-type="float" office:value="0.72155150854634" calcext:value-type="float">
            <text:p>0.72155150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0.220725434147151" calcext:value-type="float">
            <text:p>0.2207254341</text:p>
          </table:table-cell>
          <table:table-cell office:value-type="float" office:value="0.083176413210374" calcext:value-type="float">
            <text:p>0.0831764132</text:p>
          </table:table-cell>
          <table:table-cell office:value-type="float" office:value="0.172748638218749" calcext:value-type="float">
            <text:p>0.1727486382</text:p>
          </table:table-cell>
          <table:table-cell office:value-type="float" office:value="0.0343240867775088" calcext:value-type="float">
            <text:p>0.0343240868</text:p>
          </table:table-cell>
          <table:table-cell office:value-type="float" office:value="0.0592864745897415" calcext:value-type="float">
            <text:p>0.0592864746</text:p>
          </table:table-cell>
          <table:table-cell office:value-type="float" office:value="5.02659844841684" calcext:value-type="float">
            <text:p>5.0265984484</text:p>
          </table:table-cell>
          <table:table-cell office:value-type="float" office:value="24.4941117813536" calcext:value-type="float">
            <text:p>24.4941117814</text:p>
          </table:table-cell>
          <table:table-cell office:value-type="float" office:value="8.21167725624743" calcext:value-type="float">
            <text:p>8.2116772562</text:p>
          </table:table-cell>
          <table:table-cell office:value-type="float" office:value="0.756664574904655" calcext:value-type="float">
            <text:p>0.7566645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0.248985085281056" calcext:value-type="float">
            <text:p>0.2489850853</text:p>
          </table:table-cell>
          <table:table-cell office:value-type="float" office:value="0.0658898162652046" calcext:value-type="float">
            <text:p>0.0658898163</text:p>
          </table:table-cell>
          <table:table-cell office:value-type="float" office:value="0.144088753067592" calcext:value-type="float">
            <text:p>0.1440887531</text:p>
          </table:table-cell>
          <table:table-cell office:value-type="float" office:value="0.0110399156454713" calcext:value-type="float">
            <text:p>0.0110399156</text:p>
          </table:table-cell>
          <table:table-cell office:value-type="float" office:value="0.0489039473041451" calcext:value-type="float">
            <text:p>0.0489039473</text:p>
          </table:table-cell>
          <table:table-cell office:value-type="float" office:value="5.01901646009047" calcext:value-type="float">
            <text:p>5.0190164601</text:p>
          </table:table-cell>
          <table:table-cell office:value-type="float" office:value="24.4335422751138" calcext:value-type="float">
            <text:p>24.4335422751</text:p>
          </table:table-cell>
          <table:table-cell office:value-type="float" office:value="8.19353498449361" calcext:value-type="float">
            <text:p>8.1935349845</text:p>
          </table:table-cell>
          <table:table-cell office:value-type="float" office:value="0.754520357121595" calcext:value-type="float">
            <text:p>0.75452035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0.254131946964856" calcext:value-type="float">
            <text:p>0.254131947</text:p>
          </table:table-cell>
          <table:table-cell office:value-type="float" office:value="0.0567304948353946" calcext:value-type="float">
            <text:p>0.0567304948</text:p>
          </table:table-cell>
          <table:table-cell office:value-type="float" office:value="0.0899645068015092" calcext:value-type="float">
            <text:p>0.0899645068</text:p>
          </table:table-cell>
          <table:table-cell office:value-type="float" office:value="0.00464480915782124" calcext:value-type="float">
            <text:p>0.0046448092</text:p>
          </table:table-cell>
          <table:table-cell office:value-type="float" office:value="0.041664612650802" calcext:value-type="float">
            <text:p>0.0416646127</text:p>
          </table:table-cell>
          <table:table-cell office:value-type="float" office:value="3.08533001621417" calcext:value-type="float">
            <text:p>3.0853300162</text:p>
          </table:table-cell>
          <table:table-cell office:value-type="float" office:value="14.9330227763107" calcext:value-type="float">
            <text:p>14.9330227763</text:p>
          </table:table-cell>
          <table:table-cell office:value-type="float" office:value="5.03544604993519" calcext:value-type="float">
            <text:p>5.0354460499</text:p>
          </table:table-cell>
          <table:table-cell office:value-type="float" office:value="0.466254720022242" calcext:value-type="float">
            <text:p>0.466254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0.227270554686213" calcext:value-type="float">
            <text:p>0.2272705547</text:p>
          </table:table-cell>
          <table:table-cell office:value-type="float" office:value="0.079508794404022" calcext:value-type="float">
            <text:p>0.0795087944</text:p>
          </table:table-cell>
          <table:table-cell office:value-type="float" office:value="0.150665476040574" calcext:value-type="float">
            <text:p>0.150665476</text:p>
          </table:table-cell>
          <table:table-cell office:value-type="float" office:value="0.054897750464961" calcext:value-type="float">
            <text:p>0.0548977505</text:p>
          </table:table-cell>
          <table:table-cell office:value-type="float" office:value="0.0699092892243505" calcext:value-type="float">
            <text:p>0.0699092892</text:p>
          </table:table-cell>
          <table:table-cell office:value-type="float" office:value="5.02591164105311" calcext:value-type="float">
            <text:p>5.0259116411</text:p>
          </table:table-cell>
          <table:table-cell office:value-type="float" office:value="24.4956354452789" calcext:value-type="float">
            <text:p>24.4956354453</text:p>
          </table:table-cell>
          <table:table-cell office:value-type="float" office:value="8.20984192291817" calcext:value-type="float">
            <text:p>8.2098419229</text:p>
          </table:table-cell>
          <table:table-cell office:value-type="float" office:value="0.755192775427483" calcext:value-type="float">
            <text:p>0.75519277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0.133885036539912" calcext:value-type="float">
            <text:p>0.1338850365</text:p>
          </table:table-cell>
          <table:table-cell office:value-type="float" office:value="0.0376425558273127" calcext:value-type="float">
            <text:p>0.0376425558</text:p>
          </table:table-cell>
          <table:table-cell office:value-type="float" office:value="0.0942878837541686" calcext:value-type="float">
            <text:p>0.0942878838</text:p>
          </table:table-cell>
          <table:table-cell office:value-type="float" office:value="0.01074468474144" calcext:value-type="float">
            <text:p>0.0107446847</text:p>
          </table:table-cell>
          <table:table-cell office:value-type="float" office:value="0.0438070200152171" calcext:value-type="float">
            <text:p>0.04380702</text:p>
          </table:table-cell>
          <table:table-cell office:value-type="float" office:value="3.42018181126194" calcext:value-type="float">
            <text:p>3.4201818113</text:p>
          </table:table-cell>
          <table:table-cell office:value-type="float" office:value="16.6434973938326" calcext:value-type="float">
            <text:p>16.6434973938</text:p>
          </table:table-cell>
          <table:table-cell office:value-type="float" office:value="5.57931772354102" calcext:value-type="float">
            <text:p>5.5793177235</text:p>
          </table:table-cell>
          <table:table-cell office:value-type="float" office:value="0.515765012344117" calcext:value-type="float">
            <text:p>0.51576501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3.2529421053532" calcext:value-type="float">
            <text:p>13.2529421054</text:p>
          </table:table-cell>
          <table:table-cell office:value-type="float" office:value="0.0714071793837563" calcext:value-type="float">
            <text:p>0.0714071794</text:p>
          </table:table-cell>
          <table:table-cell office:value-type="float" office:value="0.152055292375964" calcext:value-type="float">
            <text:p>0.1520552924</text:p>
          </table:table-cell>
          <table:table-cell office:value-type="float" office:value="0.0259254274959427" calcext:value-type="float">
            <text:p>0.0259254275</text:p>
          </table:table-cell>
          <table:table-cell office:value-type="float" office:value="0.0742904466249158" calcext:value-type="float">
            <text:p>0.0742904466</text:p>
          </table:table-cell>
          <table:table-cell office:value-type="float" office:value="5.0263796745992" calcext:value-type="float">
            <text:p>5.0263796746</text:p>
          </table:table-cell>
          <table:table-cell office:value-type="float" office:value="24.4959970016727" calcext:value-type="float">
            <text:p>24.4959970017</text:p>
          </table:table-cell>
          <table:table-cell office:value-type="float" office:value="8.21150018033788" calcext:value-type="float">
            <text:p>8.2115001803</text:p>
          </table:table-cell>
          <table:table-cell office:value-type="float" office:value="0.754384016359414" calcext:value-type="float">
            <text:p>0.75438401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0.262310586104474" calcext:value-type="float">
            <text:p>0.2623105861</text:p>
          </table:table-cell>
          <table:table-cell office:value-type="float" office:value="0.0612500701751002" calcext:value-type="float">
            <text:p>0.0612500702</text:p>
          </table:table-cell>
          <table:table-cell office:value-type="float" office:value="0.132926978055359" calcext:value-type="float">
            <text:p>0.1329269781</text:p>
          </table:table-cell>
          <table:table-cell office:value-type="float" office:value="0.0137881024043788" calcext:value-type="float">
            <text:p>0.0137881024</text:p>
          </table:table-cell>
          <table:table-cell office:value-type="float" office:value="0.0499194711945861" calcext:value-type="float">
            <text:p>0.0499194712</text:p>
          </table:table-cell>
          <table:table-cell office:value-type="float" office:value="4.95027517543489" calcext:value-type="float">
            <text:p>4.9502751754</text:p>
          </table:table-cell>
          <table:table-cell office:value-type="float" office:value="24.1244598679949" calcext:value-type="float">
            <text:p>24.124459868</text:p>
          </table:table-cell>
          <table:table-cell office:value-type="float" office:value="8.08503635242616" calcext:value-type="float">
            <text:p>8.0850363524</text:p>
          </table:table-cell>
          <table:table-cell office:value-type="float" office:value="0.744547651502997" calcext:value-type="float">
            <text:p>0.74454765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0.18335600922316" calcext:value-type="float">
            <text:p>0.1833560092</text:p>
          </table:table-cell>
          <table:table-cell office:value-type="float" office:value="0.0554943208813208" calcext:value-type="float">
            <text:p>0.0554943209</text:p>
          </table:table-cell>
          <table:table-cell office:value-type="float" office:value="0.11701974011026" calcext:value-type="float">
            <text:p>0.1170197401</text:p>
          </table:table-cell>
          <table:table-cell office:value-type="float" office:value="0.0322760185293794" calcext:value-type="float">
            <text:p>0.0322760185</text:p>
          </table:table-cell>
          <table:table-cell office:value-type="float" office:value="0.0600668070519443" calcext:value-type="float">
            <text:p>0.0600668071</text:p>
          </table:table-cell>
          <table:table-cell office:value-type="float" office:value="3.95720056762147" calcext:value-type="float">
            <text:p>3.9572005676</text:p>
          </table:table-cell>
          <table:table-cell office:value-type="float" office:value="19.1583083041667" calcext:value-type="float">
            <text:p>19.1583083042</text:p>
          </table:table-cell>
          <table:table-cell office:value-type="float" office:value="6.45446687813361" calcext:value-type="float">
            <text:p>6.4544668781</text:p>
          </table:table-cell>
          <table:table-cell office:value-type="float" office:value="0.593777880708048" calcext:value-type="float">
            <text:p>0.59377788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0.197513506084233" calcext:value-type="float">
            <text:p>0.1975135061</text:p>
          </table:table-cell>
          <table:table-cell office:value-type="float" office:value="13.2453768996724" calcext:value-type="float">
            <text:p>13.2453768997</text:p>
          </table:table-cell>
          <table:table-cell office:value-type="float" office:value="13.2450056023959" calcext:value-type="float">
            <text:p>13.2450056024</text:p>
          </table:table-cell>
          <table:table-cell office:value-type="float" office:value="0.00969072218341405" calcext:value-type="float">
            <text:p>0.0096907222</text:p>
          </table:table-cell>
          <table:table-cell office:value-type="float" office:value="0.0637517397207658" calcext:value-type="float">
            <text:p>0.0637517397</text:p>
          </table:table-cell>
          <table:table-cell office:value-type="float" office:value="5.02615647571981" calcext:value-type="float">
            <text:p>5.0261564757</text:p>
          </table:table-cell>
          <table:table-cell office:value-type="float" office:value="24.4950336209892" calcext:value-type="float">
            <text:p>24.495033621</text:p>
          </table:table-cell>
          <table:table-cell office:value-type="float" office:value="8.21119086506315" calcext:value-type="float">
            <text:p>8.2111908651</text:p>
          </table:table-cell>
          <table:table-cell office:value-type="float" office:value="0.756361772745218" calcext:value-type="float">
            <text:p>0.75636177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0.0959941899834979" calcext:value-type="float">
            <text:p>0.09599419</text:p>
          </table:table-cell>
          <table:table-cell office:value-type="float" office:value="0.0334189499169215" calcext:value-type="float">
            <text:p>0.0334189499</text:p>
          </table:table-cell>
          <table:table-cell office:value-type="float" office:value="0.0695422665000351" calcext:value-type="float">
            <text:p>0.0695422665</text:p>
          </table:table-cell>
          <table:table-cell office:value-type="float" office:value="0.0093286862753832" calcext:value-type="float">
            <text:p>0.0093286863</text:p>
          </table:table-cell>
          <table:table-cell office:value-type="float" office:value="0.034413660062581" calcext:value-type="float">
            <text:p>0.0344136601</text:p>
          </table:table-cell>
          <table:table-cell office:value-type="float" office:value="2.52313893787296" calcext:value-type="float">
            <text:p>2.5231389379</text:p>
          </table:table-cell>
          <table:table-cell office:value-type="float" office:value="12.2884372478953" calcext:value-type="float">
            <text:p>12.2884372479</text:p>
          </table:table-cell>
          <table:table-cell office:value-type="float" office:value="4.11520884631798" calcext:value-type="float">
            <text:p>4.1152088463</text:p>
          </table:table-cell>
          <table:table-cell office:value-type="float" office:value="0.377648891533462" calcext:value-type="float">
            <text:p>0.37764889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12.8460482426943" calcext:value-type="float">
            <text:p>12.8460482427</text:p>
          </table:table-cell>
          <table:table-cell office:value-type="float" office:value="0.0542113105676448" calcext:value-type="float">
            <text:p>0.0542113106</text:p>
          </table:table-cell>
          <table:table-cell office:value-type="float" office:value="0.141826820076246" calcext:value-type="float">
            <text:p>0.1418268201</text:p>
          </table:table-cell>
          <table:table-cell office:value-type="float" office:value="0.026276946592135" calcext:value-type="float">
            <text:p>0.0262769466</text:p>
          </table:table-cell>
          <table:table-cell office:value-type="float" office:value="0.0524198499949866" calcext:value-type="float">
            <text:p>0.05241985</text:p>
          </table:table-cell>
          <table:table-cell office:value-type="float" office:value="4.18099652610156" calcext:value-type="float">
            <text:p>4.1809965261</text:p>
          </table:table-cell>
          <table:table-cell office:value-type="float" office:value="20.3461337020501" calcext:value-type="float">
            <text:p>20.3461337021</text:p>
          </table:table-cell>
          <table:table-cell office:value-type="float" office:value="6.81950694603403" calcext:value-type="float">
            <text:p>6.819506946</text:p>
          </table:table-cell>
          <table:table-cell office:value-type="float" office:value="0.631836195615245" calcext:value-type="float">
            <text:p>0.63183619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0.206074158330436" calcext:value-type="float">
            <text:p>0.2060741583</text:p>
          </table:table-cell>
          <table:table-cell office:value-type="float" office:value="0.0600257886314857" calcext:value-type="float">
            <text:p>0.0600257886</text:p>
          </table:table-cell>
          <table:table-cell office:value-type="float" office:value="0.149705242392215" calcext:value-type="float">
            <text:p>0.1497052424</text:p>
          </table:table-cell>
          <table:table-cell office:value-type="float" office:value="12.8950169260399" calcext:value-type="float">
            <text:p>12.895016926</text:p>
          </table:table-cell>
          <table:table-cell office:value-type="float" office:value="0.060354526759866" calcext:value-type="float">
            <text:p>0.0603545268</text:p>
          </table:table-cell>
          <table:table-cell office:value-type="float" office:value="5.03111077900169" calcext:value-type="float">
            <text:p>5.031110779</text:p>
          </table:table-cell>
          <table:table-cell office:value-type="float" office:value="24.4936614245692" calcext:value-type="float">
            <text:p>24.4936614246</text:p>
          </table:table-cell>
          <table:table-cell office:value-type="float" office:value="8.22048770978749" calcext:value-type="float">
            <text:p>8.2204877098</text:p>
          </table:table-cell>
          <table:table-cell office:value-type="float" office:value="0.758953269948355" calcext:value-type="float">
            <text:p>0.75895326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3.3039695864523" calcext:value-type="float">
            <text:p>13.3039695865</text:p>
          </table:table-cell>
          <table:table-cell office:value-type="float" office:value="0.066176492507067" calcext:value-type="float">
            <text:p>0.0661764925</text:p>
          </table:table-cell>
          <table:table-cell office:value-type="float" office:value="0.150696154534844" calcext:value-type="float">
            <text:p>0.1506961545</text:p>
          </table:table-cell>
          <table:table-cell office:value-type="float" office:value="0.0172752239673507" calcext:value-type="float">
            <text:p>0.017275224</text:p>
          </table:table-cell>
          <table:table-cell office:value-type="float" office:value="0.0593619734151761" calcext:value-type="float">
            <text:p>0.0593619734</text:p>
          </table:table-cell>
          <table:table-cell office:value-type="float" office:value="5.02504329501265" calcext:value-type="float">
            <text:p>5.025043295</text:p>
          </table:table-cell>
          <table:table-cell office:value-type="float" office:value="24.4952631804624" calcext:value-type="float">
            <text:p>24.4952631805</text:p>
          </table:table-cell>
          <table:table-cell office:value-type="float" office:value="8.20921112792219" calcext:value-type="float">
            <text:p>8.2092111279</text:p>
          </table:table-cell>
          <table:table-cell office:value-type="float" office:value="0.756943144688821" calcext:value-type="float">
            <text:p>0.75694314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0.248152868421212" calcext:value-type="float">
            <text:p>0.2481528684</text:p>
          </table:table-cell>
          <table:table-cell office:value-type="float" office:value="0.0723054514090094" calcext:value-type="float">
            <text:p>0.0723054514</text:p>
          </table:table-cell>
          <table:table-cell office:value-type="float" office:value="0.138709089433816" calcext:value-type="float">
            <text:p>0.1387090894</text:p>
          </table:table-cell>
          <table:table-cell office:value-type="float" office:value="0.00964653735137384" calcext:value-type="float">
            <text:p>0.0096465374</text:p>
          </table:table-cell>
          <table:table-cell office:value-type="float" office:value="0.0597875434394695" calcext:value-type="float">
            <text:p>0.0597875434</text:p>
          </table:table-cell>
          <table:table-cell office:value-type="float" office:value="5.02212165244437" calcext:value-type="float">
            <text:p>5.0221216524</text:p>
          </table:table-cell>
          <table:table-cell office:value-type="float" office:value="24.4950092003874" calcext:value-type="float">
            <text:p>24.4950092004</text:p>
          </table:table-cell>
          <table:table-cell office:value-type="float" office:value="8.2034565286526" calcext:value-type="float">
            <text:p>8.2034565287</text:p>
          </table:table-cell>
          <table:table-cell office:value-type="float" office:value="0.757102283355605" calcext:value-type="float">
            <text:p>0.75710228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0.132516900290912" calcext:value-type="float">
            <text:p>0.1325169003</text:p>
          </table:table-cell>
          <table:table-cell office:value-type="float" office:value="0.0346818142941529" calcext:value-type="float">
            <text:p>0.0346818143</text:p>
          </table:table-cell>
          <table:table-cell office:value-type="float" office:value="0.0742122622147468" calcext:value-type="float">
            <text:p>0.0742122622</text:p>
          </table:table-cell>
          <table:table-cell office:value-type="float" office:value="0.00843942567167202" calcext:value-type="float">
            <text:p>0.0084394257</text:p>
          </table:table-cell>
          <table:table-cell office:value-type="float" office:value="0.039707982835367" calcext:value-type="float">
            <text:p>0.0397079828</text:p>
          </table:table-cell>
          <table:table-cell office:value-type="float" office:value="2.5758696447441" calcext:value-type="float">
            <text:p>2.5758696447</text:p>
          </table:table-cell>
          <table:table-cell office:value-type="float" office:value="12.4501157057682" calcext:value-type="float">
            <text:p>12.4501157058</text:p>
          </table:table-cell>
          <table:table-cell office:value-type="float" office:value="4.20075422073573" calcext:value-type="float">
            <text:p>4.2007542207</text:p>
          </table:table-cell>
          <table:table-cell office:value-type="float" office:value="0.390531467705171" calcext:value-type="float">
            <text:p>0.39053146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0.218977300999052" calcext:value-type="float">
            <text:p>0.218977301</text:p>
          </table:table-cell>
          <table:table-cell office:value-type="float" office:value="0.0739294440392122" calcext:value-type="float">
            <text:p>0.073929444</text:p>
          </table:table-cell>
          <table:table-cell office:value-type="float" office:value="0.141072601767939" calcext:value-type="float">
            <text:p>0.1410726018</text:p>
          </table:table-cell>
          <table:table-cell office:value-type="float" office:value="0.026580886616955" calcext:value-type="float">
            <text:p>0.0265808866</text:p>
          </table:table-cell>
          <table:table-cell office:value-type="float" office:value="0.0565254748768903" calcext:value-type="float">
            <text:p>0.0565254749</text:p>
          </table:table-cell>
          <table:table-cell office:value-type="float" office:value="4.79356917581179" calcext:value-type="float">
            <text:p>4.7935691758</text:p>
          </table:table-cell>
          <table:table-cell office:value-type="float" office:value="23.3866613840363" calcext:value-type="float">
            <text:p>23.386661384</text:p>
          </table:table-cell>
          <table:table-cell office:value-type="float" office:value="7.83151681555309" calcext:value-type="float">
            <text:p>7.8315168156</text:p>
          </table:table-cell>
          <table:table-cell office:value-type="float" office:value="0.722459392113522" calcext:value-type="float">
            <text:p>0.72245939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0.228350604627747" calcext:value-type="float">
            <text:p>0.2283506046</text:p>
          </table:table-cell>
          <table:table-cell office:value-type="float" office:value="0.0773543964840115" calcext:value-type="float">
            <text:p>0.0773543965</text:p>
          </table:table-cell>
          <table:table-cell office:value-type="float" office:value="0.163553366614739" calcext:value-type="float">
            <text:p>0.1635533666</text:p>
          </table:table-cell>
          <table:table-cell office:value-type="float" office:value="0.0283576171590519" calcext:value-type="float">
            <text:p>0.0283576172</text:p>
          </table:table-cell>
          <table:table-cell office:value-type="float" office:value="0.0397781568705743" calcext:value-type="float">
            <text:p>0.0397781569</text:p>
          </table:table-cell>
          <table:table-cell office:value-type="float" office:value="3.98340775989553" calcext:value-type="float">
            <text:p>3.9834077599</text:p>
          </table:table-cell>
          <table:table-cell office:value-type="float" office:value="19.4415688900868" calcext:value-type="float">
            <text:p>19.4415688901</text:p>
          </table:table-cell>
          <table:table-cell office:value-type="float" office:value="6.51270048753409" calcext:value-type="float">
            <text:p>6.5127004875</text:p>
          </table:table-cell>
          <table:table-cell office:value-type="float" office:value="0.599069238291046" calcext:value-type="float">
            <text:p>0.59906923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0.186378698897841" calcext:value-type="float">
            <text:p>0.1863786989</text:p>
          </table:table-cell>
          <table:table-cell office:value-type="float" office:value="0.0562497027349389" calcext:value-type="float">
            <text:p>0.0562497027</text:p>
          </table:table-cell>
          <table:table-cell office:value-type="float" office:value="0.0881340390656273" calcext:value-type="float">
            <text:p>0.0881340391</text:p>
          </table:table-cell>
          <table:table-cell office:value-type="float" office:value="0.015969655989089" calcext:value-type="float">
            <text:p>0.015969656</text:p>
          </table:table-cell>
          <table:table-cell office:value-type="float" office:value="0.0410781643970512" calcext:value-type="float">
            <text:p>0.0410781644</text:p>
          </table:table-cell>
          <table:table-cell office:value-type="float" office:value="2.98187648525316" calcext:value-type="float">
            <text:p>2.9818764853</text:p>
          </table:table-cell>
          <table:table-cell office:value-type="float" office:value="14.6642897688378" calcext:value-type="float">
            <text:p>14.6642897688</text:p>
          </table:table-cell>
          <table:table-cell office:value-type="float" office:value="4.88400038321701" calcext:value-type="float">
            <text:p>4.8840003832</text:p>
          </table:table-cell>
          <table:table-cell office:value-type="float" office:value="0.456701219132284" calcext:value-type="float">
            <text:p>0.45670121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0.203052535477198" calcext:value-type="float">
            <text:p>0.2030525355</text:p>
          </table:table-cell>
          <table:table-cell office:value-type="float" office:value="0.0533442780757301" calcext:value-type="float">
            <text:p>0.0533442781</text:p>
          </table:table-cell>
          <table:table-cell office:value-type="float" office:value="0.141281982110858" calcext:value-type="float">
            <text:p>0.1412819821</text:p>
          </table:table-cell>
          <table:table-cell office:value-type="float" office:value="0.00978716005298108" calcext:value-type="float">
            <text:p>0.0097871601</text:p>
          </table:table-cell>
          <table:table-cell office:value-type="float" office:value="0.0653170775507854" calcext:value-type="float">
            <text:p>0.0653170776</text:p>
          </table:table-cell>
          <table:table-cell office:value-type="float" office:value="4.95309984961165" calcext:value-type="float">
            <text:p>4.9530998496</text:p>
          </table:table-cell>
          <table:table-cell office:value-type="float" office:value="24.1252472434128" calcext:value-type="float">
            <text:p>24.1252472434</text:p>
          </table:table-cell>
          <table:table-cell office:value-type="float" office:value="8.08074312836359" calcext:value-type="float">
            <text:p>8.0807431284</text:p>
          </table:table-cell>
          <table:table-cell office:value-type="float" office:value="0.74777602939055" calcext:value-type="float">
            <text:p>0.74777602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0.102450544765951" calcext:value-type="float">
            <text:p>0.1024505448</text:p>
          </table:table-cell>
          <table:table-cell office:value-type="float" office:value="0.0403916372333074" calcext:value-type="float">
            <text:p>0.0403916372</text:p>
          </table:table-cell>
          <table:table-cell office:value-type="float" office:value="0.0645841432471114" calcext:value-type="float">
            <text:p>0.0645841432</text:p>
          </table:table-cell>
          <table:table-cell office:value-type="float" office:value="0.0102904829626322" calcext:value-type="float">
            <text:p>0.010290483</text:p>
          </table:table-cell>
          <table:table-cell office:value-type="float" office:value="0.0426603004663933" calcext:value-type="float">
            <text:p>0.0426603005</text:p>
          </table:table-cell>
          <table:table-cell office:value-type="float" office:value="2.09846803662363" calcext:value-type="float">
            <text:p>2.0984680366</text:p>
          </table:table-cell>
          <table:table-cell office:value-type="float" office:value="10.2959213139423" calcext:value-type="float">
            <text:p>10.2959213139</text:p>
          </table:table-cell>
          <table:table-cell office:value-type="float" office:value="3.42374257335882" calcext:value-type="float">
            <text:p>3.4237425734</text:p>
          </table:table-cell>
          <table:table-cell office:value-type="float" office:value="0.319793578462282" calcext:value-type="float">
            <text:p>0.31979357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0.19565776133828" calcext:value-type="float">
            <text:p>0.1956577613</text:p>
          </table:table-cell>
          <table:table-cell office:value-type="float" office:value="0.0645436007547252" calcext:value-type="float">
            <text:p>0.0645436008</text:p>
          </table:table-cell>
          <table:table-cell office:value-type="float" office:value="0.136014663571277" calcext:value-type="float">
            <text:p>0.1360146636</text:p>
          </table:table-cell>
          <table:table-cell office:value-type="float" office:value="0.0626417622202033" calcext:value-type="float">
            <text:p>0.0626417622</text:p>
          </table:table-cell>
          <table:table-cell office:value-type="float" office:value="0.04791406665225" calcext:value-type="float">
            <text:p>0.0479140667</text:p>
          </table:table-cell>
          <table:table-cell office:value-type="float" office:value="5.02688449846318" calcext:value-type="float">
            <text:p>5.0268844985</text:p>
          </table:table-cell>
          <table:table-cell office:value-type="float" office:value="24.4948267254644" calcext:value-type="float">
            <text:p>24.4948267255</text:p>
          </table:table-cell>
          <table:table-cell office:value-type="float" office:value="8.21172682127121" calcext:value-type="float">
            <text:p>8.2117268213</text:p>
          </table:table-cell>
          <table:table-cell office:value-type="float" office:value="0.757232373083191" calcext:value-type="float">
            <text:p>0.7572323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0.165451657242476" calcext:value-type="float">
            <text:p>0.1654516572</text:p>
          </table:table-cell>
          <table:table-cell office:value-type="float" office:value="13.1668032519247" calcext:value-type="float">
            <text:p>13.1668032519</text:p>
          </table:table-cell>
          <table:table-cell office:value-type="float" office:value="13.168205783478" calcext:value-type="float">
            <text:p>13.1682057835</text:p>
          </table:table-cell>
          <table:table-cell office:value-type="float" office:value="0.0126157324025383" calcext:value-type="float">
            <text:p>0.0126157324</text:p>
          </table:table-cell>
          <table:table-cell office:value-type="float" office:value="0.0521070922591143" calcext:value-type="float">
            <text:p>0.0521070923</text:p>
          </table:table-cell>
          <table:table-cell office:value-type="float" office:value="3.89339062804022" calcext:value-type="float">
            <text:p>3.893390628</text:p>
          </table:table-cell>
          <table:table-cell office:value-type="float" office:value="18.9475699628839" calcext:value-type="float">
            <text:p>18.9475699629</text:p>
          </table:table-cell>
          <table:table-cell office:value-type="float" office:value="6.35051963183963" calcext:value-type="float">
            <text:p>6.3505196318</text:p>
          </table:table-cell>
          <table:table-cell office:value-type="float" office:value="0.588380888665621" calcext:value-type="float">
            <text:p>0.58838088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0.197630277775364" calcext:value-type="float">
            <text:p>0.1976302778</text:p>
          </table:table-cell>
          <table:table-cell office:value-type="float" office:value="0.0729065651153606" calcext:value-type="float">
            <text:p>0.0729065651</text:p>
          </table:table-cell>
          <table:table-cell office:value-type="float" office:value="0.143570599439475" calcext:value-type="float">
            <text:p>0.1435705994</text:p>
          </table:table-cell>
          <table:table-cell office:value-type="float" office:value="13.0923918792093" calcext:value-type="float">
            <text:p>13.0923918792</text:p>
          </table:table-cell>
          <table:table-cell office:value-type="float" office:value="13.092777575224" calcext:value-type="float">
            <text:p>13.0927775752</text:p>
          </table:table-cell>
          <table:table-cell office:value-type="float" office:value="4.97473608345418" calcext:value-type="float">
            <text:p>4.9747360835</text:p>
          </table:table-cell>
          <table:table-cell office:value-type="float" office:value="24.247455272098" calcext:value-type="float">
            <text:p>24.2474552721</text:p>
          </table:table-cell>
          <table:table-cell office:value-type="float" office:value="8.12787181719338" calcext:value-type="float">
            <text:p>8.1278718172</text:p>
          </table:table-cell>
          <table:table-cell office:value-type="float" office:value="0.747744475635663" calcext:value-type="float">
            <text:p>0.74774447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0.345068616349242" calcext:value-type="float">
            <text:p>0.3450686163</text:p>
          </table:table-cell>
          <table:table-cell office:value-type="float" office:value="0.0776572781884643" calcext:value-type="float">
            <text:p>0.0776572782</text:p>
          </table:table-cell>
          <table:table-cell office:value-type="float" office:value="0.111979609421215" calcext:value-type="float">
            <text:p>0.1119796094</text:p>
          </table:table-cell>
          <table:table-cell office:value-type="float" office:value="0.0124857975785001" calcext:value-type="float">
            <text:p>0.0124857976</text:p>
          </table:table-cell>
          <table:table-cell office:value-type="float" office:value="0.0546820284284723" calcext:value-type="float">
            <text:p>0.0546820284</text:p>
          </table:table-cell>
          <table:table-cell office:value-type="float" office:value="4.19655644575787" calcext:value-type="float">
            <text:p>4.1965564458</text:p>
          </table:table-cell>
          <table:table-cell office:value-type="float" office:value="20.5427983063445" calcext:value-type="float">
            <text:p>20.5427983063</text:p>
          </table:table-cell>
          <table:table-cell office:value-type="float" office:value="6.84613875425784" calcext:value-type="float">
            <text:p>6.8461387543</text:p>
          </table:table-cell>
          <table:table-cell office:value-type="float" office:value="0.638445600928248" calcext:value-type="float">
            <text:p>0.63844560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0.113911786191552" calcext:value-type="float">
            <text:p>0.1139117862</text:p>
          </table:table-cell>
          <table:table-cell office:value-type="float" office:value="0.0371314624483013" calcext:value-type="float">
            <text:p>0.0371314624</text:p>
          </table:table-cell>
          <table:table-cell office:value-type="float" office:value="0.0622736850723753" calcext:value-type="float">
            <text:p>0.0622736851</text:p>
          </table:table-cell>
          <table:table-cell office:value-type="float" office:value="0.022098019876929" calcext:value-type="float">
            <text:p>0.0220980199</text:p>
          </table:table-cell>
          <table:table-cell office:value-type="float" office:value="0.036476850457645" calcext:value-type="float">
            <text:p>0.0364768505</text:p>
          </table:table-cell>
          <table:table-cell office:value-type="float" office:value="2.2548321438633" calcext:value-type="float">
            <text:p>2.2548321439</text:p>
          </table:table-cell>
          <table:table-cell office:value-type="float" office:value="11.000018376659" calcext:value-type="float">
            <text:p>11.0000183767</text:p>
          </table:table-cell>
          <table:table-cell office:value-type="float" office:value="3.67894017671472" calcext:value-type="float">
            <text:p>3.6789401767</text:p>
          </table:table-cell>
          <table:table-cell office:value-type="float" office:value="0.339796523002002" calcext:value-type="float">
            <text:p>0.3397965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0.166511740949298" calcext:value-type="float">
            <text:p>0.1665117409</text:p>
          </table:table-cell>
          <table:table-cell office:value-type="float" office:value="0.0459754473653877" calcext:value-type="float">
            <text:p>0.0459754474</text:p>
          </table:table-cell>
          <table:table-cell office:value-type="float" office:value="0.120079063246278" calcext:value-type="float">
            <text:p>0.1200790632</text:p>
          </table:table-cell>
          <table:table-cell office:value-type="float" office:value="0.0061140287730125" calcext:value-type="float">
            <text:p>0.0061140288</text:p>
          </table:table-cell>
          <table:table-cell office:value-type="float" office:value="0.0435827996268877" calcext:value-type="float">
            <text:p>0.0435827996</text:p>
          </table:table-cell>
          <table:table-cell office:value-type="float" office:value="4.63755458397269" calcext:value-type="float">
            <text:p>4.637554584</text:p>
          </table:table-cell>
          <table:table-cell office:value-type="float" office:value="22.5609111741579" calcext:value-type="float">
            <text:p>22.5609111742</text:p>
          </table:table-cell>
          <table:table-cell office:value-type="float" office:value="7.56427412358454" calcext:value-type="float">
            <text:p>7.5642741236</text:p>
          </table:table-cell>
          <table:table-cell office:value-type="float" office:value="0.696252460811095" calcext:value-type="float">
            <text:p>0.69625246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13.2832709101162" calcext:value-type="float">
            <text:p>13.2832709101</text:p>
          </table:table-cell>
          <table:table-cell office:value-type="float" office:value="0.0616992685950208" calcext:value-type="float">
            <text:p>0.0616992686</text:p>
          </table:table-cell>
          <table:table-cell office:value-type="float" office:value="13.2856161196795" calcext:value-type="float">
            <text:p>13.2856161197</text:p>
          </table:table-cell>
          <table:table-cell office:value-type="float" office:value="0.0208826677959384" calcext:value-type="float">
            <text:p>0.0208826678</text:p>
          </table:table-cell>
          <table:table-cell office:value-type="float" office:value="0.0528125117929967" calcext:value-type="float">
            <text:p>0.0528125118</text:p>
          </table:table-cell>
          <table:table-cell office:value-type="float" office:value="4.00816566706675" calcext:value-type="float">
            <text:p>4.0081656671</text:p>
          </table:table-cell>
          <table:table-cell office:value-type="float" office:value="19.5447789440663" calcext:value-type="float">
            <text:p>19.5447789441</text:p>
          </table:table-cell>
          <table:table-cell office:value-type="float" office:value="6.53715208079879" calcext:value-type="float">
            <text:p>6.5371520808</text:p>
          </table:table-cell>
          <table:table-cell office:value-type="float" office:value="0.605990948277309" calcext:value-type="float">
            <text:p>0.60599094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0.207901385124786" calcext:value-type="float">
            <text:p>0.2079013851</text:p>
          </table:table-cell>
          <table:table-cell office:value-type="float" office:value="0.0666311237607082" calcext:value-type="float">
            <text:p>0.0666311238</text:p>
          </table:table-cell>
          <table:table-cell office:value-type="float" office:value="0.13979701526124" calcext:value-type="float">
            <text:p>0.1397970153</text:p>
          </table:table-cell>
          <table:table-cell office:value-type="float" office:value="0.0125678197979929" calcext:value-type="float">
            <text:p>0.0125678198</text:p>
          </table:table-cell>
          <table:table-cell office:value-type="float" office:value="0.0585998594175195" calcext:value-type="float">
            <text:p>0.0585998594</text:p>
          </table:table-cell>
          <table:table-cell office:value-type="float" office:value="5.02697322133844" calcext:value-type="float">
            <text:p>5.0269732213</text:p>
          </table:table-cell>
          <table:table-cell office:value-type="float" office:value="24.4947152114058" calcext:value-type="float">
            <text:p>24.4947152114</text:p>
          </table:table-cell>
          <table:table-cell office:value-type="float" office:value="8.21075129314402" calcext:value-type="float">
            <text:p>8.2107512931</text:p>
          </table:table-cell>
          <table:table-cell office:value-type="float" office:value="0.756628953993831" calcext:value-type="float">
            <text:p>0.7566289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13.1180702197541" calcext:value-type="float">
            <text:p>13.1180702198</text:p>
          </table:table-cell>
          <table:table-cell office:value-type="float" office:value="0.0588253015324132" calcext:value-type="float">
            <text:p>0.0588253015</text:p>
          </table:table-cell>
          <table:table-cell office:value-type="float" office:value="0.165729868896184" calcext:value-type="float">
            <text:p>0.1657298689</text:p>
          </table:table-cell>
          <table:table-cell office:value-type="float" office:value="0.0208415593460176" calcext:value-type="float">
            <text:p>0.0208415593</text:p>
          </table:table-cell>
          <table:table-cell office:value-type="float" office:value="0.0444534424603603" calcext:value-type="float">
            <text:p>0.0444534425</text:p>
          </table:table-cell>
          <table:table-cell office:value-type="float" office:value="5.02695282587786" calcext:value-type="float">
            <text:p>5.0269528259</text:p>
          </table:table-cell>
          <table:table-cell office:value-type="float" office:value="24.4951246774505" calcext:value-type="float">
            <text:p>24.4951246775</text:p>
          </table:table-cell>
          <table:table-cell office:value-type="float" office:value="8.21162480861877" calcext:value-type="float">
            <text:p>8.2116248086</text:p>
          </table:table-cell>
          <table:table-cell office:value-type="float" office:value="0.756622073419985" calcext:value-type="float">
            <text:p>0.75662207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0.136637953699639" calcext:value-type="float">
            <text:p>0.1366379537</text:p>
          </table:table-cell>
          <table:table-cell office:value-type="float" office:value="0.0299551414036292" calcext:value-type="float">
            <text:p>0.0299551414</text:p>
          </table:table-cell>
          <table:table-cell office:value-type="float" office:value="13.2417476227877" calcext:value-type="float">
            <text:p>13.2417476228</text:p>
          </table:table-cell>
          <table:table-cell office:value-type="float" office:value="0.00197962485616174" calcext:value-type="float">
            <text:p>0.0019796249</text:p>
          </table:table-cell>
          <table:table-cell office:value-type="float" office:value="13.2408873909382" calcext:value-type="float">
            <text:p>13.2408873909</text:p>
          </table:table-cell>
          <table:table-cell office:value-type="float" office:value="3.04491856021044" calcext:value-type="float">
            <text:p>3.0449185602</text:p>
          </table:table-cell>
          <table:table-cell office:value-type="float" office:value="14.9331859729464" calcext:value-type="float">
            <text:p>14.9331859729</text:p>
          </table:table-cell>
          <table:table-cell office:value-type="float" office:value="4.98338389399594" calcext:value-type="float">
            <text:p>4.983383894</text:p>
          </table:table-cell>
          <table:table-cell office:value-type="float" office:value="0.461151469919349" calcext:value-type="float">
            <text:p>0.46115146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0.202715002837031" calcext:value-type="float">
            <text:p>0.2027150028</text:p>
          </table:table-cell>
          <table:table-cell office:value-type="float" office:value="0.0484966983310823" calcext:value-type="float">
            <text:p>0.0484966983</text:p>
          </table:table-cell>
          <table:table-cell office:value-type="float" office:value="0.134962266067855" calcext:value-type="float">
            <text:p>0.1349622661</text:p>
          </table:table-cell>
          <table:table-cell office:value-type="float" office:value="12.7982213348231" calcext:value-type="float">
            <text:p>12.7982213348</text:p>
          </table:table-cell>
          <table:table-cell office:value-type="float" office:value="12.8021297756802" calcext:value-type="float">
            <text:p>12.8021297757</text:p>
          </table:table-cell>
          <table:table-cell office:value-type="float" office:value="5.02664312251953" calcext:value-type="float">
            <text:p>5.0266431225</text:p>
          </table:table-cell>
          <table:table-cell office:value-type="float" office:value="27.1721030537232" calcext:value-type="float">
            <text:p>27.1721030537</text:p>
          </table:table-cell>
          <table:table-cell office:value-type="float" office:value="8.21179088304996" calcext:value-type="float">
            <text:p>8.211790883</text:p>
          </table:table-cell>
          <table:table-cell office:value-type="float" office:value="12.8304854293079" calcext:value-type="float">
            <text:p>12.8304854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0.227072690190417" calcext:value-type="float">
            <text:p>0.2270726902</text:p>
          </table:table-cell>
          <table:table-cell office:value-type="float" office:value="0.0539960314342372" calcext:value-type="float">
            <text:p>0.0539960314</text:p>
          </table:table-cell>
          <table:table-cell office:value-type="float" office:value="0.155267437013376" calcext:value-type="float">
            <text:p>0.155267437</text:p>
          </table:table-cell>
          <table:table-cell office:value-type="float" office:value="0.0161880453028076" calcext:value-type="float">
            <text:p>0.0161880453</text:p>
          </table:table-cell>
          <table:table-cell office:value-type="float" office:value="0.0587735197204023" calcext:value-type="float">
            <text:p>0.0587735197</text:p>
          </table:table-cell>
          <table:table-cell office:value-type="float" office:value="4.89805468713674" calcext:value-type="float">
            <text:p>4.8980546871</text:p>
          </table:table-cell>
          <table:table-cell office:value-type="float" office:value="23.7900841585622" calcext:value-type="float">
            <text:p>23.7900841586</text:p>
          </table:table-cell>
          <table:table-cell office:value-type="float" office:value="8.00518750959003" calcext:value-type="float">
            <text:p>8.0051875096</text:p>
          </table:table-cell>
          <table:table-cell office:value-type="float" office:value="0.737271497782877" calcext:value-type="float">
            <text:p>0.73727149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13.8688955187311" calcext:value-type="float">
            <text:p>13.8688955187</text:p>
          </table:table-cell>
          <table:table-cell office:value-type="float" office:value="13.8749460333362" calcext:value-type="float">
            <text:p>13.8749460333</text:p>
          </table:table-cell>
          <table:table-cell office:value-type="float" office:value="13.8928802925006" calcext:value-type="float">
            <text:p>13.8928802925</text:p>
          </table:table-cell>
          <table:table-cell office:value-type="float" office:value="0.000189795995325405" calcext:value-type="float">
            <text:p>0.000189796</text:p>
          </table:table-cell>
          <table:table-cell office:value-type="float" office:value="0.00983330938924514" calcext:value-type="float">
            <text:p>0.0098333094</text:p>
          </table:table-cell>
          <table:table-cell office:value-type="float" office:value="14.2188847303475" calcext:value-type="float">
            <text:p>14.2188847303</text:p>
          </table:table-cell>
          <table:table-cell office:value-type="float" office:value="15.3883073607846" calcext:value-type="float">
            <text:p>15.3883073608</text:p>
          </table:table-cell>
          <table:table-cell office:value-type="float" office:value="1.26630185155988" calcext:value-type="float">
            <text:p>1.2663018516</text:p>
          </table:table-cell>
          <table:table-cell office:value-type="float" office:value="0.123825246739657" calcext:value-type="float">
            <text:p>0.12382524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0.335047999723374" calcext:value-type="float">
            <text:p>0.3350479997</text:p>
          </table:table-cell>
          <table:table-cell office:value-type="float" office:value="0.0908608588437762" calcext:value-type="float">
            <text:p>0.0908608588</text:p>
          </table:table-cell>
          <table:table-cell office:value-type="float" office:value="0.131494744001585" calcext:value-type="float">
            <text:p>0.131494744</text:p>
          </table:table-cell>
          <table:table-cell office:value-type="float" office:value="0.0320273749176516" calcext:value-type="float">
            <text:p>0.0320273749</text:p>
          </table:table-cell>
          <table:table-cell office:value-type="float" office:value="0.0627982036609518" calcext:value-type="float">
            <text:p>0.0627982037</text:p>
          </table:table-cell>
          <table:table-cell office:value-type="float" office:value="4.587213438412" calcext:value-type="float">
            <text:p>4.5872134384</text:p>
          </table:table-cell>
          <table:table-cell office:value-type="float" office:value="22.3389014364681" calcext:value-type="float">
            <text:p>22.3389014365</text:p>
          </table:table-cell>
          <table:table-cell office:value-type="float" office:value="7.48221996241095" calcext:value-type="float">
            <text:p>7.4822199624</text:p>
          </table:table-cell>
          <table:table-cell office:value-type="float" office:value="0.697004509586224" calcext:value-type="float">
            <text:p>0.69700450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2.8562665640663" calcext:value-type="float">
            <text:p>12.8562665641</text:p>
          </table:table-cell>
          <table:table-cell office:value-type="float" office:value="0.0618142141875914" calcext:value-type="float">
            <text:p>0.0618142142</text:p>
          </table:table-cell>
          <table:table-cell office:value-type="float" office:value="12.8570073842459" calcext:value-type="float">
            <text:p>12.8570073842</text:p>
          </table:table-cell>
          <table:table-cell office:value-type="float" office:value="12.8604405608903" calcext:value-type="float">
            <text:p>12.8604405609</text:p>
          </table:table-cell>
          <table:table-cell office:value-type="float" office:value="12.861124845744" calcext:value-type="float">
            <text:p>12.8611248457</text:p>
          </table:table-cell>
          <table:table-cell office:value-type="float" office:value="13.4258555956867" calcext:value-type="float">
            <text:p>13.4258555957</text:p>
          </table:table-cell>
          <table:table-cell office:value-type="float" office:value="25.8002571816807" calcext:value-type="float">
            <text:p>25.8002571817</text:p>
          </table:table-cell>
          <table:table-cell office:value-type="float" office:value="14.5815543086813" calcext:value-type="float">
            <text:p>14.5815543087</text:p>
          </table:table-cell>
          <table:table-cell office:value-type="float" office:value="0.70705634431873" calcext:value-type="float">
            <text:p>0.70705634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0.130257947896371" calcext:value-type="float">
            <text:p>0.1302579479</text:p>
          </table:table-cell>
          <table:table-cell office:value-type="float" office:value="0.0480749707177262" calcext:value-type="float">
            <text:p>0.0480749707</text:p>
          </table:table-cell>
          <table:table-cell office:value-type="float" office:value="0.0688572352158899" calcext:value-type="float">
            <text:p>0.0688572352</text:p>
          </table:table-cell>
          <table:table-cell office:value-type="float" office:value="0.0134207859826744" calcext:value-type="float">
            <text:p>0.013420786</text:p>
          </table:table-cell>
          <table:table-cell office:value-type="float" office:value="0.0483150689000597" calcext:value-type="float">
            <text:p>0.0483150689</text:p>
          </table:table-cell>
          <table:table-cell office:value-type="float" office:value="2.47038863872504" calcext:value-type="float">
            <text:p>2.4703886387</text:p>
          </table:table-cell>
          <table:table-cell office:value-type="float" office:value="12.0832149003814" calcext:value-type="float">
            <text:p>12.0832149004</text:p>
          </table:table-cell>
          <table:table-cell office:value-type="float" office:value="4.02810241774743" calcext:value-type="float">
            <text:p>4.0281024177</text:p>
          </table:table-cell>
          <table:table-cell office:value-type="float" office:value="0.378744865002221" calcext:value-type="float">
            <text:p>0.3787448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0.194770361405245" calcext:value-type="float">
            <text:p>0.1947703614</text:p>
          </table:table-cell>
          <table:table-cell office:value-type="float" office:value="0.0631505617258828" calcext:value-type="float">
            <text:p>0.0631505617</text:p>
          </table:table-cell>
          <table:table-cell office:value-type="float" office:value="0.136556337574938" calcext:value-type="float">
            <text:p>0.1365563376</text:p>
          </table:table-cell>
          <table:table-cell office:value-type="float" office:value="0.0155483450443384" calcext:value-type="float">
            <text:p>0.015548345</text:p>
          </table:table-cell>
          <table:table-cell office:value-type="float" office:value="0.0568239576436253" calcext:value-type="float">
            <text:p>0.0568239576</text:p>
          </table:table-cell>
          <table:table-cell office:value-type="float" office:value="5.02707306100958" calcext:value-type="float">
            <text:p>5.027073061</text:p>
          </table:table-cell>
          <table:table-cell office:value-type="float" office:value="24.4952754504471" calcext:value-type="float">
            <text:p>24.4952754504</text:p>
          </table:table-cell>
          <table:table-cell office:value-type="float" office:value="8.21145347595506" calcext:value-type="float">
            <text:p>8.211453476</text:p>
          </table:table-cell>
          <table:table-cell office:value-type="float" office:value="0.756427650154076" calcext:value-type="float">
            <text:p>0.75642765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3.1847416052977" calcext:value-type="float">
            <text:p>13.1847416053</text:p>
          </table:table-cell>
          <table:table-cell office:value-type="float" office:value="0.089954880728194" calcext:value-type="float">
            <text:p>0.0899548807</text:p>
          </table:table-cell>
          <table:table-cell office:value-type="float" office:value="0.148093226120397" calcext:value-type="float">
            <text:p>0.1480932261</text:p>
          </table:table-cell>
          <table:table-cell office:value-type="float" office:value="0.0486250742667475" calcext:value-type="float">
            <text:p>0.0486250743</text:p>
          </table:table-cell>
          <table:table-cell office:value-type="float" office:value="0.0903948481500178" calcext:value-type="float">
            <text:p>0.0903948482</text:p>
          </table:table-cell>
          <table:table-cell office:value-type="float" office:value="4.75855642729539" calcext:value-type="float">
            <text:p>4.7585564273</text:p>
          </table:table-cell>
          <table:table-cell office:value-type="float" office:value="23.1524933992505" calcext:value-type="float">
            <text:p>23.1524933993</text:p>
          </table:table-cell>
          <table:table-cell office:value-type="float" office:value="7.77392392489226" calcext:value-type="float">
            <text:p>7.7739239249</text:p>
          </table:table-cell>
          <table:table-cell office:value-type="float" office:value="0.712009056626511" calcext:value-type="float">
            <text:p>0.71200905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0.204161199565995" calcext:value-type="float">
            <text:p>0.2041611996</text:p>
          </table:table-cell>
          <table:table-cell office:value-type="float" office:value="0.0589406550441523" calcext:value-type="float">
            <text:p>0.058940655</text:p>
          </table:table-cell>
          <table:table-cell office:value-type="float" office:value="0.137178786637276" calcext:value-type="float">
            <text:p>0.1371787866</text:p>
          </table:table-cell>
          <table:table-cell office:value-type="float" office:value="0.0364006501773483" calcext:value-type="float">
            <text:p>0.0364006502</text:p>
          </table:table-cell>
          <table:table-cell office:value-type="float" office:value="0.0578519441260393" calcext:value-type="float">
            <text:p>0.0578519441</text:p>
          </table:table-cell>
          <table:table-cell office:value-type="float" office:value="5.02651646479041" calcext:value-type="float">
            <text:p>5.0265164648</text:p>
          </table:table-cell>
          <table:table-cell office:value-type="float" office:value="24.4938315846139" calcext:value-type="float">
            <text:p>24.4938315846</text:p>
          </table:table-cell>
          <table:table-cell office:value-type="float" office:value="8.2117033876167" calcext:value-type="float">
            <text:p>8.2117033876</text:p>
          </table:table-cell>
          <table:table-cell office:value-type="float" office:value="0.756562630181893" calcext:value-type="float">
            <text:p>0.75656263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0.166231530209219" calcext:value-type="float">
            <text:p>0.1662315302</text:p>
          </table:table-cell>
          <table:table-cell office:value-type="float" office:value="13.6552694384796" calcext:value-type="float">
            <text:p>13.6552694385</text:p>
          </table:table-cell>
          <table:table-cell office:value-type="float" office:value="0.11501519736345" calcext:value-type="float">
            <text:p>0.1150151974</text:p>
          </table:table-cell>
          <table:table-cell office:value-type="float" office:value="13.6670948878809" calcext:value-type="float">
            <text:p>13.6670948879</text:p>
          </table:table-cell>
          <table:table-cell office:value-type="float" office:value="0.0585799384062308" calcext:value-type="float">
            <text:p>0.0585799384</text:p>
          </table:table-cell>
          <table:table-cell office:value-type="float" office:value="4.46052224629068" calcext:value-type="float">
            <text:p>4.4605222463</text:p>
          </table:table-cell>
          <table:table-cell office:value-type="float" office:value="21.70351127266" calcext:value-type="float">
            <text:p>21.7035112727</text:p>
          </table:table-cell>
          <table:table-cell office:value-type="float" office:value="7.27584415815784" calcext:value-type="float">
            <text:p>7.2758441582</text:p>
          </table:table-cell>
          <table:table-cell office:value-type="float" office:value="0.67432776907052" calcext:value-type="float">
            <text:p>0.67432776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0.281168322349379" calcext:value-type="float">
            <text:p>0.2811683223</text:p>
          </table:table-cell>
          <table:table-cell office:value-type="float" office:value="0.0680769003462835" calcext:value-type="float">
            <text:p>0.0680769003</text:p>
          </table:table-cell>
          <table:table-cell office:value-type="float" office:value="0.145307346011307" calcext:value-type="float">
            <text:p>0.145307346</text:p>
          </table:table-cell>
          <table:table-cell office:value-type="float" office:value="0.0256652298206066" calcext:value-type="float">
            <text:p>0.0256652298</text:p>
          </table:table-cell>
          <table:table-cell office:value-type="float" office:value="0.0860867074485434" calcext:value-type="float">
            <text:p>0.0860867074</text:p>
          </table:table-cell>
          <table:table-cell office:value-type="float" office:value="5.02202202487458" calcext:value-type="float">
            <text:p>5.0220220249</text:p>
          </table:table-cell>
          <table:table-cell office:value-type="float" office:value="24.4334406534308" calcext:value-type="float">
            <text:p>24.4334406534</text:p>
          </table:table-cell>
          <table:table-cell office:value-type="float" office:value="8.19914206982666" calcext:value-type="float">
            <text:p>8.1991420698</text:p>
          </table:table-cell>
          <table:table-cell office:value-type="float" office:value="0.756583300698165" calcext:value-type="float">
            <text:p>0.75658330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13.2411559605596" calcext:value-type="float">
            <text:p>13.2411559606</text:p>
          </table:table-cell>
          <table:table-cell office:value-type="float" office:value="13.2364408948477" calcext:value-type="float">
            <text:p>13.2364408948</text:p>
          </table:table-cell>
          <table:table-cell office:value-type="float" office:value="13.2381947687766" calcext:value-type="float">
            <text:p>13.2381947688</text:p>
          </table:table-cell>
          <table:table-cell office:value-type="float" office:value="13.2358852715176" calcext:value-type="float">
            <text:p>13.2358852715</text:p>
          </table:table-cell>
          <table:table-cell office:value-type="float" office:value="0.0633667478965814" calcext:value-type="float">
            <text:p>0.0633667479</text:p>
          </table:table-cell>
          <table:table-cell office:value-type="float" office:value="5.02689018790397" calcext:value-type="float">
            <text:p>5.0268901879</text:p>
          </table:table-cell>
          <table:table-cell office:value-type="float" office:value="24.4947685106718" calcext:value-type="float">
            <text:p>24.4947685107</text:p>
          </table:table-cell>
          <table:table-cell office:value-type="float" office:value="8.210763605029" calcext:value-type="float">
            <text:p>8.210763605</text:p>
          </table:table-cell>
          <table:table-cell office:value-type="float" office:value="0.755295932866714" calcext:value-type="float">
            <text:p>0.7552959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0.189011017088045" calcext:value-type="float">
            <text:p>0.1890110171</text:p>
          </table:table-cell>
          <table:table-cell office:value-type="float" office:value="0.0377985703488711" calcext:value-type="float">
            <text:p>0.0377985703</text:p>
          </table:table-cell>
          <table:table-cell office:value-type="float" office:value="0.136778455178128" calcext:value-type="float">
            <text:p>0.1367784552</text:p>
          </table:table-cell>
          <table:table-cell office:value-type="float" office:value="0.0276448425207721" calcext:value-type="float">
            <text:p>0.0276448425</text:p>
          </table:table-cell>
          <table:table-cell office:value-type="float" office:value="0.0441026971812394" calcext:value-type="float">
            <text:p>0.0441026972</text:p>
          </table:table-cell>
          <table:table-cell office:value-type="float" office:value="5.02700162660283" calcext:value-type="float">
            <text:p>5.0270016266</text:p>
          </table:table-cell>
          <table:table-cell office:value-type="float" office:value="24.4942197433295" calcext:value-type="float">
            <text:p>24.4942197433</text:p>
          </table:table-cell>
          <table:table-cell office:value-type="float" office:value="8.21035332025365" calcext:value-type="float">
            <text:p>8.2103533203</text:p>
          </table:table-cell>
          <table:table-cell office:value-type="float" office:value="0.756492184141197" calcext:value-type="float">
            <text:p>0.75649218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0.201136207458149" calcext:value-type="float">
            <text:p>0.2011362075</text:p>
          </table:table-cell>
          <table:table-cell office:value-type="float" office:value="0.0579214244485616" calcext:value-type="float">
            <text:p>0.0579214244</text:p>
          </table:table-cell>
          <table:table-cell office:value-type="float" office:value="0.147639305692708" calcext:value-type="float">
            <text:p>0.1476393057</text:p>
          </table:table-cell>
          <table:table-cell office:value-type="float" office:value="0.0375801453812605" calcext:value-type="float">
            <text:p>0.0375801454</text:p>
          </table:table-cell>
          <table:table-cell office:value-type="float" office:value="0.0623386208807015" calcext:value-type="float">
            <text:p>0.0623386209</text:p>
          </table:table-cell>
          <table:table-cell office:value-type="float" office:value="5.00444460380847" calcext:value-type="float">
            <text:p>5.0044446038</text:p>
          </table:table-cell>
          <table:table-cell office:value-type="float" office:value="24.3522868164649" calcext:value-type="float">
            <text:p>24.3522868165</text:p>
          </table:table-cell>
          <table:table-cell office:value-type="float" office:value="8.16611283161982" calcext:value-type="float">
            <text:p>8.1661128316</text:p>
          </table:table-cell>
          <table:table-cell office:value-type="float" office:value="0.751781577576407" calcext:value-type="float">
            <text:p>0.75178157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0.207258825182975" calcext:value-type="float">
            <text:p>0.2072588252</text:p>
          </table:table-cell>
          <table:table-cell office:value-type="float" office:value="0.069635923505343" calcext:value-type="float">
            <text:p>0.0696359235</text:p>
          </table:table-cell>
          <table:table-cell office:value-type="float" office:value="0.138973178079648" calcext:value-type="float">
            <text:p>0.1389731781</text:p>
          </table:table-cell>
          <table:table-cell office:value-type="float" office:value="0.0177663635445718" calcext:value-type="float">
            <text:p>0.0177663635</text:p>
          </table:table-cell>
          <table:table-cell office:value-type="float" office:value="0.0601964876339944" calcext:value-type="float">
            <text:p>0.0601964876</text:p>
          </table:table-cell>
          <table:table-cell office:value-type="float" office:value="4.88471257146511" calcext:value-type="float">
            <text:p>4.8847125715</text:p>
          </table:table-cell>
          <table:table-cell office:value-type="float" office:value="23.7684203204608" calcext:value-type="float">
            <text:p>23.7684203205</text:p>
          </table:table-cell>
          <table:table-cell office:value-type="float" office:value="7.97076070313287" calcext:value-type="float">
            <text:p>7.9707607031</text:p>
          </table:table-cell>
          <table:table-cell office:value-type="float" office:value="0.733958339440875" calcext:value-type="float">
            <text:p>0.73395833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3.130916733573" calcext:value-type="float">
            <text:p>13.1309167336</text:p>
          </table:table-cell>
          <table:table-cell office:value-type="float" office:value="0.101367989468456" calcext:value-type="float">
            <text:p>0.1013679895</text:p>
          </table:table-cell>
          <table:table-cell office:value-type="float" office:value="0.146756689813247" calcext:value-type="float">
            <text:p>0.1467566898</text:p>
          </table:table-cell>
          <table:table-cell office:value-type="float" office:value="0.0213074858251709" calcext:value-type="float">
            <text:p>0.0213074858</text:p>
          </table:table-cell>
          <table:table-cell office:value-type="float" office:value="0.0532064695017735" calcext:value-type="float">
            <text:p>0.0532064695</text:p>
          </table:table-cell>
          <table:table-cell office:value-type="float" office:value="4.86865729840256" calcext:value-type="float">
            <text:p>4.8686572984</text:p>
          </table:table-cell>
          <table:table-cell office:value-type="float" office:value="23.7266016483993" calcext:value-type="float">
            <text:p>23.7266016484</text:p>
          </table:table-cell>
          <table:table-cell office:value-type="float" office:value="7.94167618291404" calcext:value-type="float">
            <text:p>7.9416761829</text:p>
          </table:table-cell>
          <table:table-cell office:value-type="float" office:value="0.732998515678201" calcext:value-type="float">
            <text:p>0.73299851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0.154629636097174" calcext:value-type="float">
            <text:p>0.1546296361</text:p>
          </table:table-cell>
          <table:table-cell office:value-type="float" office:value="0.0497745990969347" calcext:value-type="float">
            <text:p>0.0497745991</text:p>
          </table:table-cell>
          <table:table-cell office:value-type="float" office:value="0.115333005806535" calcext:value-type="float">
            <text:p>0.1153330058</text:p>
          </table:table-cell>
          <table:table-cell office:value-type="float" office:value="0.0285853001389171" calcext:value-type="float">
            <text:p>0.0285853001</text:p>
          </table:table-cell>
          <table:table-cell office:value-type="float" office:value="0.0526220577825528" calcext:value-type="float">
            <text:p>0.0526220578</text:p>
          </table:table-cell>
          <table:table-cell office:value-type="float" office:value="3.9341845198415" calcext:value-type="float">
            <text:p>3.9341845198</text:p>
          </table:table-cell>
          <table:table-cell office:value-type="float" office:value="19.1565614038187" calcext:value-type="float">
            <text:p>19.1565614038</text:p>
          </table:table-cell>
          <table:table-cell office:value-type="float" office:value="6.41655230430167" calcext:value-type="float">
            <text:p>6.4165523043</text:p>
          </table:table-cell>
          <table:table-cell office:value-type="float" office:value="0.594407975716457" calcext:value-type="float">
            <text:p>0.59440797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0.229079133439568" calcext:value-type="float">
            <text:p>0.2290791334</text:p>
          </table:table-cell>
          <table:table-cell office:value-type="float" office:value="0.0563809720298489" calcext:value-type="float">
            <text:p>0.056380972</text:p>
          </table:table-cell>
          <table:table-cell office:value-type="float" office:value="0.083279474088392" calcext:value-type="float">
            <text:p>0.0832794741</text:p>
          </table:table-cell>
          <table:table-cell office:value-type="float" office:value="0.00455778594325038" calcext:value-type="float">
            <text:p>0.0045577859</text:p>
          </table:table-cell>
          <table:table-cell office:value-type="float" office:value="0.0564969437010166" calcext:value-type="float">
            <text:p>0.0564969437</text:p>
          </table:table-cell>
          <table:table-cell office:value-type="float" office:value="2.96645677252056" calcext:value-type="float">
            <text:p>2.9664567725</text:p>
          </table:table-cell>
          <table:table-cell office:value-type="float" office:value="14.5254885852664" calcext:value-type="float">
            <text:p>14.5254885853</text:p>
          </table:table-cell>
          <table:table-cell office:value-type="float" office:value="4.83902576296061" calcext:value-type="float">
            <text:p>4.839025763</text:p>
          </table:table-cell>
          <table:table-cell office:value-type="float" office:value="0.449932358678453" calcext:value-type="float">
            <text:p>0.44993235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0.172412227851315" calcext:value-type="float">
            <text:p>0.1724122279</text:p>
          </table:table-cell>
          <table:table-cell office:value-type="float" office:value="0.0358391792485399" calcext:value-type="float">
            <text:p>0.0358391792</text:p>
          </table:table-cell>
          <table:table-cell office:value-type="float" office:value="0.126934045060118" calcext:value-type="float">
            <text:p>0.1269340451</text:p>
          </table:table-cell>
          <table:table-cell office:value-type="float" office:value="0.0125637036792305" calcext:value-type="float">
            <text:p>0.0125637037</text:p>
          </table:table-cell>
          <table:table-cell office:value-type="float" office:value="0.0452281423287829" calcext:value-type="float">
            <text:p>0.0452281423</text:p>
          </table:table-cell>
          <table:table-cell office:value-type="float" office:value="4.79813803676707" calcext:value-type="float">
            <text:p>4.7981380368</text:p>
          </table:table-cell>
          <table:table-cell office:value-type="float" office:value="23.388190530304" calcext:value-type="float">
            <text:p>23.3881905303</text:p>
          </table:table-cell>
          <table:table-cell office:value-type="float" office:value="7.82697637736624" calcext:value-type="float">
            <text:p>7.8269763774</text:p>
          </table:table-cell>
          <table:table-cell office:value-type="float" office:value="0.722708936910213" calcext:value-type="float">
            <text:p>0.72270893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0.177433000616982" calcext:value-type="float">
            <text:p>0.1774330006</text:p>
          </table:table-cell>
          <table:table-cell office:value-type="float" office:value="0.0511344363412977" calcext:value-type="float">
            <text:p>0.0511344363</text:p>
          </table:table-cell>
          <table:table-cell office:value-type="float" office:value="0.122351140855122" calcext:value-type="float">
            <text:p>0.1223511409</text:p>
          </table:table-cell>
          <table:table-cell office:value-type="float" office:value="0.0239715827923619" calcext:value-type="float">
            <text:p>0.0239715828</text:p>
          </table:table-cell>
          <table:table-cell office:value-type="float" office:value="0.0413934850954414" calcext:value-type="float">
            <text:p>0.0413934851</text:p>
          </table:table-cell>
          <table:table-cell office:value-type="float" office:value="4.76233393220871" calcext:value-type="float">
            <text:p>4.7623339322</text:p>
          </table:table-cell>
          <table:table-cell office:value-type="float" office:value="23.2159304667484" calcext:value-type="float">
            <text:p>23.2159304667</text:p>
          </table:table-cell>
          <table:table-cell office:value-type="float" office:value="7.76919692849058" calcext:value-type="float">
            <text:p>7.7691969285</text:p>
          </table:table-cell>
          <table:table-cell office:value-type="float" office:value="0.717942693289336" calcext:value-type="float">
            <text:p>0.71794269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0.196741376447477" calcext:value-type="float">
            <text:p>0.1967413764</text:p>
          </table:table-cell>
          <table:table-cell office:value-type="float" office:value="0.0452974346624342" calcext:value-type="float">
            <text:p>0.0452974347</text:p>
          </table:table-cell>
          <table:table-cell office:value-type="float" office:value="0.139181656639771" calcext:value-type="float">
            <text:p>0.1391816566</text:p>
          </table:table-cell>
          <table:table-cell office:value-type="float" office:value="0.0303795722775123" calcext:value-type="float">
            <text:p>0.0303795723</text:p>
          </table:table-cell>
          <table:table-cell office:value-type="float" office:value="0.0540069580347215" calcext:value-type="float">
            <text:p>0.054006958</text:p>
          </table:table-cell>
          <table:table-cell office:value-type="float" office:value="4.90297249815301" calcext:value-type="float">
            <text:p>4.9029724982</text:p>
          </table:table-cell>
          <table:table-cell office:value-type="float" office:value="23.8756747057851" calcext:value-type="float">
            <text:p>23.8756747058</text:p>
          </table:table-cell>
          <table:table-cell office:value-type="float" office:value="7.99754242447131" calcext:value-type="float">
            <text:p>7.9975424245</text:p>
          </table:table-cell>
          <table:table-cell office:value-type="float" office:value="0.736379312117984" calcext:value-type="float">
            <text:p>0.73637931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0.132142659012418" calcext:value-type="float">
            <text:p>0.132142659</text:p>
          </table:table-cell>
          <table:table-cell office:value-type="float" office:value="0.0348569257917517" calcext:value-type="float">
            <text:p>0.0348569258</text:p>
          </table:table-cell>
          <table:table-cell office:value-type="float" office:value="0.0411839468803572" calcext:value-type="float">
            <text:p>0.0411839469</text:p>
          </table:table-cell>
          <table:table-cell office:value-type="float" office:value="0.00196961150979668" calcext:value-type="float">
            <text:p>0.0019696115</text:p>
          </table:table-cell>
          <table:table-cell office:value-type="float" office:value="0.024316207344656" calcext:value-type="float">
            <text:p>0.0243162073</text:p>
          </table:table-cell>
          <table:table-cell office:value-type="float" office:value="1.54452267196321" calcext:value-type="float">
            <text:p>1.544522672</text:p>
          </table:table-cell>
          <table:table-cell office:value-type="float" office:value="7.68114516313227" calcext:value-type="float">
            <text:p>7.6811451631</text:p>
          </table:table-cell>
          <table:table-cell office:value-type="float" office:value="2.51942084316389" calcext:value-type="float">
            <text:p>2.5194208432</text:p>
          </table:table-cell>
          <table:table-cell office:value-type="float" office:value="0.246325566739355" calcext:value-type="float">
            <text:p>0.24632556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0.0722620996598864" calcext:value-type="float">
            <text:p>0.0722620997</text:p>
          </table:table-cell>
          <table:table-cell office:value-type="float" office:value="0.023077937864733" calcext:value-type="float">
            <text:p>0.0230779379</text:p>
          </table:table-cell>
          <table:table-cell office:value-type="float" office:value="0.0501387973690979" calcext:value-type="float">
            <text:p>0.0501387974</text:p>
          </table:table-cell>
          <table:table-cell office:value-type="float" office:value="0.00376973593481352" calcext:value-type="float">
            <text:p>0.0037697359</text:p>
          </table:table-cell>
          <table:table-cell office:value-type="float" office:value="0.0259279725606913" calcext:value-type="float">
            <text:p>0.0259279726</text:p>
          </table:table-cell>
          <table:table-cell office:value-type="float" office:value="1.64694430290512" calcext:value-type="float">
            <text:p>1.6469443029</text:p>
          </table:table-cell>
          <table:table-cell office:value-type="float" office:value="8.12416667941401" calcext:value-type="float">
            <text:p>8.1241666794</text:p>
          </table:table-cell>
          <table:table-cell office:value-type="float" office:value="2.68648390712072" calcext:value-type="float">
            <text:p>2.6864839071</text:p>
          </table:table-cell>
          <table:table-cell office:value-type="float" office:value="0.24744689098042" calcext:value-type="float">
            <text:p>0.2474468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0.171952017987545" calcext:value-type="float">
            <text:p>0.171952018</text:p>
          </table:table-cell>
          <table:table-cell office:value-type="float" office:value="0.0586650483414985" calcext:value-type="float">
            <text:p>0.0586650483</text:p>
          </table:table-cell>
          <table:table-cell office:value-type="float" office:value="0.116405791114304" calcext:value-type="float">
            <text:p>0.1164057911</text:p>
          </table:table-cell>
          <table:table-cell office:value-type="float" office:value="0.0229970860725742" calcext:value-type="float">
            <text:p>0.0229970861</text:p>
          </table:table-cell>
          <table:table-cell office:value-type="float" office:value="0.0483422847259361" calcext:value-type="float">
            <text:p>0.0483422847</text:p>
          </table:table-cell>
          <table:table-cell office:value-type="float" office:value="4.37236162141239" calcext:value-type="float">
            <text:p>4.3723616214</text:p>
          </table:table-cell>
          <table:table-cell office:value-type="float" office:value="21.2608919715938" calcext:value-type="float">
            <text:p>21.2608919716</text:p>
          </table:table-cell>
          <table:table-cell office:value-type="float" office:value="7.13348702289395" calcext:value-type="float">
            <text:p>7.1334870229</text:p>
          </table:table-cell>
          <table:table-cell office:value-type="float" office:value="0.658907885969224" calcext:value-type="float">
            <text:p>0.6589078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0.18339404340431" calcext:value-type="float">
            <text:p>0.1833940434</text:p>
          </table:table-cell>
          <table:table-cell office:value-type="float" office:value="0.0558748069867584" calcext:value-type="float">
            <text:p>0.055874807</text:p>
          </table:table-cell>
          <table:table-cell office:value-type="float" office:value="0.127818422589669" calcext:value-type="float">
            <text:p>0.1278184226</text:p>
          </table:table-cell>
          <table:table-cell office:value-type="float" office:value="0.015247824653094" calcext:value-type="float">
            <text:p>0.0152478247</text:p>
          </table:table-cell>
          <table:table-cell office:value-type="float" office:value="0.0473800322667908" calcext:value-type="float">
            <text:p>0.0473800323</text:p>
          </table:table-cell>
          <table:table-cell office:value-type="float" office:value="4.6351771488139" calcext:value-type="float">
            <text:p>4.6351771488</text:p>
          </table:table-cell>
          <table:table-cell office:value-type="float" office:value="22.5604543375359" calcext:value-type="float">
            <text:p>22.5604543375</text:p>
          </table:table-cell>
          <table:table-cell office:value-type="float" office:value="7.5649388590255" calcext:value-type="float">
            <text:p>7.564938859</text:p>
          </table:table-cell>
          <table:table-cell office:value-type="float" office:value="0.698141459189565" calcext:value-type="float">
            <text:p>0.69814145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0.235509416522171" calcext:value-type="float">
            <text:p>0.2355094165</text:p>
          </table:table-cell>
          <table:table-cell office:value-type="float" office:value="0.0627055419220255" calcext:value-type="float">
            <text:p>0.0627055419</text:p>
          </table:table-cell>
          <table:table-cell office:value-type="float" office:value="0.14195653905841" calcext:value-type="float">
            <text:p>0.1419565391</text:p>
          </table:table-cell>
          <table:table-cell office:value-type="float" office:value="0.010434280852384" calcext:value-type="float">
            <text:p>0.0104342809</text:p>
          </table:table-cell>
          <table:table-cell office:value-type="float" office:value="0.0615117350017993" calcext:value-type="float">
            <text:p>0.061511735</text:p>
          </table:table-cell>
          <table:table-cell office:value-type="float" office:value="5.0041492973323" calcext:value-type="float">
            <text:p>5.0041492973</text:p>
          </table:table-cell>
          <table:table-cell office:value-type="float" office:value="24.3510456839556" calcext:value-type="float">
            <text:p>24.351045684</text:p>
          </table:table-cell>
          <table:table-cell office:value-type="float" office:value="8.16608532795599" calcext:value-type="float">
            <text:p>8.166085328</text:p>
          </table:table-cell>
          <table:table-cell office:value-type="float" office:value="0.751944143402848" calcext:value-type="float">
            <text:p>0.75194414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0.129755750096838" calcext:value-type="float">
            <text:p>0.1297557501</text:p>
          </table:table-cell>
          <table:table-cell office:value-type="float" office:value="0.0374176140304082" calcext:value-type="float">
            <text:p>0.037417614</text:p>
          </table:table-cell>
          <table:table-cell office:value-type="float" office:value="0.0742737100283195" calcext:value-type="float">
            <text:p>0.07427371</text:p>
          </table:table-cell>
          <table:table-cell office:value-type="float" office:value="0.0116517858227504" calcext:value-type="float">
            <text:p>0.0116517858</text:p>
          </table:table-cell>
          <table:table-cell office:value-type="float" office:value="0.0378075452927838" calcext:value-type="float">
            <text:p>0.0378075453</text:p>
          </table:table-cell>
          <table:table-cell office:value-type="float" office:value="2.82121714986527" calcext:value-type="float">
            <text:p>2.8212171499</text:p>
          </table:table-cell>
          <table:table-cell office:value-type="float" office:value="13.7505174489597" calcext:value-type="float">
            <text:p>13.750517449</text:p>
          </table:table-cell>
          <table:table-cell office:value-type="float" office:value="4.60236507090246" calcext:value-type="float">
            <text:p>4.6023650709</text:p>
          </table:table-cell>
          <table:table-cell office:value-type="float" office:value="0.425450373856639" calcext:value-type="float">
            <text:p>0.42545037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0.190923510231541" calcext:value-type="float">
            <text:p>0.1909235102</text:p>
          </table:table-cell>
          <table:table-cell office:value-type="float" office:value="0.0481275544256983" calcext:value-type="float">
            <text:p>0.0481275544</text:p>
          </table:table-cell>
          <table:table-cell office:value-type="float" office:value="0.123979127746892" calcext:value-type="float">
            <text:p>0.1239791277</text:p>
          </table:table-cell>
          <table:table-cell office:value-type="float" office:value="0.0151472435586837" calcext:value-type="float">
            <text:p>0.0151472436</text:p>
          </table:table-cell>
          <table:table-cell office:value-type="float" office:value="0.0634002953861727" calcext:value-type="float">
            <text:p>0.0634002954</text:p>
          </table:table-cell>
          <table:table-cell office:value-type="float" office:value="3.8557614127336" calcext:value-type="float">
            <text:p>3.8557614127</text:p>
          </table:table-cell>
          <table:table-cell office:value-type="float" office:value="18.7889829928519" calcext:value-type="float">
            <text:p>18.7889829929</text:p>
          </table:table-cell>
          <table:table-cell office:value-type="float" office:value="6.28894909928634" calcext:value-type="float">
            <text:p>6.2889490993</text:p>
          </table:table-cell>
          <table:table-cell office:value-type="float" office:value="0.582344413866795" calcext:value-type="float">
            <text:p>0.58234441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0.216754691203938" calcext:value-type="float">
            <text:p>0.2167546912</text:p>
          </table:table-cell>
          <table:table-cell office:value-type="float" office:value="0.0532403876950209" calcext:value-type="float">
            <text:p>0.0532403877</text:p>
          </table:table-cell>
          <table:table-cell office:value-type="float" office:value="0.106491828361905" calcext:value-type="float">
            <text:p>0.1064918284</text:p>
          </table:table-cell>
          <table:table-cell office:value-type="float" office:value="0.0117231307588068" calcext:value-type="float">
            <text:p>0.0117231308</text:p>
          </table:table-cell>
          <table:table-cell office:value-type="float" office:value="0.0497087284985285" calcext:value-type="float">
            <text:p>0.0497087285</text:p>
          </table:table-cell>
          <table:table-cell office:value-type="float" office:value="4.16618567059195" calcext:value-type="float">
            <text:p>4.1661856706</text:p>
          </table:table-cell>
          <table:table-cell office:value-type="float" office:value="20.2732497630519" calcext:value-type="float">
            <text:p>20.2732497631</text:p>
          </table:table-cell>
          <table:table-cell office:value-type="float" office:value="6.79698481260722" calcext:value-type="float">
            <text:p>6.7969848126</text:p>
          </table:table-cell>
          <table:table-cell office:value-type="float" office:value="0.626975624622853" calcext:value-type="float">
            <text:p>0.62697562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0.17799844633133" calcext:value-type="float">
            <text:p>0.1779984463</text:p>
          </table:table-cell>
          <table:table-cell office:value-type="float" office:value="0.0627028659513598" calcext:value-type="float">
            <text:p>0.062702866</text:p>
          </table:table-cell>
          <table:table-cell office:value-type="float" office:value="0.135235368586006" calcext:value-type="float">
            <text:p>0.1352353686</text:p>
          </table:table-cell>
          <table:table-cell office:value-type="float" office:value="0.0187569808674406" calcext:value-type="float">
            <text:p>0.0187569809</text:p>
          </table:table-cell>
          <table:table-cell office:value-type="float" office:value="0.0683974182770534" calcext:value-type="float">
            <text:p>0.0683974183</text:p>
          </table:table-cell>
          <table:table-cell office:value-type="float" office:value="4.39324149524061" calcext:value-type="float">
            <text:p>4.3932414952</text:p>
          </table:table-cell>
          <table:table-cell office:value-type="float" office:value="21.4010101439402" calcext:value-type="float">
            <text:p>21.4010101439</text:p>
          </table:table-cell>
          <table:table-cell office:value-type="float" office:value="7.16689100803063" calcext:value-type="float">
            <text:p>7.166891008</text:p>
          </table:table-cell>
          <table:table-cell office:value-type="float" office:value="0.659820029184879" calcext:value-type="float">
            <text:p>0.6598200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0.136893004036331" calcext:value-type="float">
            <text:p>0.136893004</text:p>
          </table:table-cell>
          <table:table-cell office:value-type="float" office:value="0.0502841606223725" calcext:value-type="float">
            <text:p>0.0502841606</text:p>
          </table:table-cell>
          <table:table-cell office:value-type="float" office:value="0.0966906159589708" calcext:value-type="float">
            <text:p>0.096690616</text:p>
          </table:table-cell>
          <table:table-cell office:value-type="float" office:value="0.0288039827957009" calcext:value-type="float">
            <text:p>0.0288039828</text:p>
          </table:table-cell>
          <table:table-cell office:value-type="float" office:value="0.0513154960481565" calcext:value-type="float">
            <text:p>0.051315496</text:p>
          </table:table-cell>
          <table:table-cell office:value-type="float" office:value="3.78296901019725" calcext:value-type="float">
            <text:p>3.7829690102</text:p>
          </table:table-cell>
          <table:table-cell office:value-type="float" office:value="18.409661405661" calcext:value-type="float">
            <text:p>18.4096614057</text:p>
          </table:table-cell>
          <table:table-cell office:value-type="float" office:value="6.17082853202497" calcext:value-type="float">
            <text:p>6.170828532</text:p>
          </table:table-cell>
          <table:table-cell office:value-type="float" office:value="0.572254053377567" calcext:value-type="float">
            <text:p>0.57225405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0.240380274085141" calcext:value-type="float">
            <text:p>0.2403802741</text:p>
          </table:table-cell>
          <table:table-cell office:value-type="float" office:value="12.8745453028643" calcext:value-type="float">
            <text:p>12.8745453029</text:p>
          </table:table-cell>
          <table:table-cell office:value-type="float" office:value="0.136814876864715" calcext:value-type="float">
            <text:p>0.1368148769</text:p>
          </table:table-cell>
          <table:table-cell office:value-type="float" office:value="0.0109023647530048" calcext:value-type="float">
            <text:p>0.0109023648</text:p>
          </table:table-cell>
          <table:table-cell office:value-type="float" office:value="0.0536279670187648" calcext:value-type="float">
            <text:p>0.053627967</text:p>
          </table:table-cell>
          <table:table-cell office:value-type="float" office:value="4.7799909053641" calcext:value-type="float">
            <text:p>4.7799909054</text:p>
          </table:table-cell>
          <table:table-cell office:value-type="float" office:value="23.302536402388" calcext:value-type="float">
            <text:p>23.3025364024</text:p>
          </table:table-cell>
          <table:table-cell office:value-type="float" office:value="7.7969075360145" calcext:value-type="float">
            <text:p>7.796907536</text:p>
          </table:table-cell>
          <table:table-cell office:value-type="float" office:value="0.720945341925889" calcext:value-type="float">
            <text:p>0.72094534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0.264821907037327" calcext:value-type="float">
            <text:p>0.264821907</text:p>
          </table:table-cell>
          <table:table-cell office:value-type="float" office:value="0.0861059123899128" calcext:value-type="float">
            <text:p>0.0861059124</text:p>
          </table:table-cell>
          <table:table-cell office:value-type="float" office:value="0.134483559527402" calcext:value-type="float">
            <text:p>0.1344835595</text:p>
          </table:table-cell>
          <table:table-cell office:value-type="float" office:value="0.0165051133818444" calcext:value-type="float">
            <text:p>0.0165051134</text:p>
          </table:table-cell>
          <table:table-cell office:value-type="float" office:value="0.0663207364736682" calcext:value-type="float">
            <text:p>0.0663207365</text:p>
          </table:table-cell>
          <table:table-cell office:value-type="float" office:value="4.64376845423617" calcext:value-type="float">
            <text:p>4.6437684542</text:p>
          </table:table-cell>
          <table:table-cell office:value-type="float" office:value="22.6934660206043" calcext:value-type="float">
            <text:p>22.6934660206</text:p>
          </table:table-cell>
          <table:table-cell office:value-type="float" office:value="7.57479186295196" calcext:value-type="float">
            <text:p>7.574791863</text:p>
          </table:table-cell>
          <table:table-cell office:value-type="float" office:value="0.704923580135848" calcext:value-type="float">
            <text:p>0.70492358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0.163991794495586" calcext:value-type="float">
            <text:p>0.1639917945</text:p>
          </table:table-cell>
          <table:table-cell office:value-type="float" office:value="0.0616628946201833" calcext:value-type="float">
            <text:p>0.0616628946</text:p>
          </table:table-cell>
          <table:table-cell office:value-type="float" office:value="0.113317160209991" calcext:value-type="float">
            <text:p>0.1133171602</text:p>
          </table:table-cell>
          <table:table-cell office:value-type="float" office:value="0.0264911831911886" calcext:value-type="float">
            <text:p>0.0264911832</text:p>
          </table:table-cell>
          <table:table-cell office:value-type="float" office:value="0.0612539195756919" calcext:value-type="float">
            <text:p>0.0612539196</text:p>
          </table:table-cell>
          <table:table-cell office:value-type="float" office:value="3.72553224210376" calcext:value-type="float">
            <text:p>3.7255322421</text:p>
          </table:table-cell>
          <table:table-cell office:value-type="float" office:value="18.1943423121889" calcext:value-type="float">
            <text:p>18.1943423122</text:p>
          </table:table-cell>
          <table:table-cell office:value-type="float" office:value="6.07714206134527" calcext:value-type="float">
            <text:p>6.0771420613</text:p>
          </table:table-cell>
          <table:table-cell office:value-type="float" office:value="0.562936577576556" calcext:value-type="float">
            <text:p>0.56293657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0.209998231110652" calcext:value-type="float">
            <text:p>0.2099982311</text:p>
          </table:table-cell>
          <table:table-cell office:value-type="float" office:value="0.0534776950891671" calcext:value-type="float">
            <text:p>0.0534776951</text:p>
          </table:table-cell>
          <table:table-cell office:value-type="float" office:value="0.157717410453346" calcext:value-type="float">
            <text:p>0.1577174105</text:p>
          </table:table-cell>
          <table:table-cell office:value-type="float" office:value="0.0117688347242519" calcext:value-type="float">
            <text:p>0.0117688347</text:p>
          </table:table-cell>
          <table:table-cell office:value-type="float" office:value="0.0453194409395983" calcext:value-type="float">
            <text:p>0.0453194409</text:p>
          </table:table-cell>
          <table:table-cell office:value-type="float" office:value="4.67165330988826" calcext:value-type="float">
            <text:p>4.6716533099</text:p>
          </table:table-cell>
          <table:table-cell office:value-type="float" office:value="22.7380766658608" calcext:value-type="float">
            <text:p>22.7380766659</text:p>
          </table:table-cell>
          <table:table-cell office:value-type="float" office:value="7.62409171004827" calcext:value-type="float">
            <text:p>7.62409171</text:p>
          </table:table-cell>
          <table:table-cell office:value-type="float" office:value="0.701660808422052" calcext:value-type="float">
            <text:p>0.70166080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0.209077878640547" calcext:value-type="float">
            <text:p>0.2090778786</text:p>
          </table:table-cell>
          <table:table-cell office:value-type="float" office:value="0.0708002274553763" calcext:value-type="float">
            <text:p>0.0708002275</text:p>
          </table:table-cell>
          <table:table-cell office:value-type="float" office:value="0.14399535744671" calcext:value-type="float">
            <text:p>0.1439953574</text:p>
          </table:table-cell>
          <table:table-cell office:value-type="float" office:value="0.0208178353930116" calcext:value-type="float">
            <text:p>0.0208178354</text:p>
          </table:table-cell>
          <table:table-cell office:value-type="float" office:value="0.0513717537447025" calcext:value-type="float">
            <text:p>0.0513717537</text:p>
          </table:table-cell>
          <table:table-cell office:value-type="float" office:value="4.97137342609425" calcext:value-type="float">
            <text:p>4.9713734261</text:p>
          </table:table-cell>
          <table:table-cell office:value-type="float" office:value="24.2081629059452" calcext:value-type="float">
            <text:p>24.2081629059</text:p>
          </table:table-cell>
          <table:table-cell office:value-type="float" office:value="8.10959591211118" calcext:value-type="float">
            <text:p>8.1095959121</text:p>
          </table:table-cell>
          <table:table-cell office:value-type="float" office:value="0.747162796570446" calcext:value-type="float">
            <text:p>0.74716279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0.187096537678718" calcext:value-type="float">
            <text:p>0.1870965377</text:p>
          </table:table-cell>
          <table:table-cell office:value-type="float" office:value="0.0602283558234299" calcext:value-type="float">
            <text:p>0.0602283558</text:p>
          </table:table-cell>
          <table:table-cell office:value-type="float" office:value="0.132498544813649" calcext:value-type="float">
            <text:p>0.1324985448</text:p>
          </table:table-cell>
          <table:table-cell office:value-type="float" office:value="0.0116427055858576" calcext:value-type="float">
            <text:p>0.0116427056</text:p>
          </table:table-cell>
          <table:table-cell office:value-type="float" office:value="0.0461158312011339" calcext:value-type="float">
            <text:p>0.0461158312</text:p>
          </table:table-cell>
          <table:table-cell office:value-type="float" office:value="4.97175795651303" calcext:value-type="float">
            <text:p>4.9717579565</text:p>
          </table:table-cell>
          <table:table-cell office:value-type="float" office:value="24.207287513948" calcext:value-type="float">
            <text:p>24.2072875139</text:p>
          </table:table-cell>
          <table:table-cell office:value-type="float" office:value="8.11002309762952" calcext:value-type="float">
            <text:p>8.1100230976</text:p>
          </table:table-cell>
          <table:table-cell office:value-type="float" office:value="0.750577461699016" calcext:value-type="float">
            <text:p>0.75057746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0.199205314385926" calcext:value-type="float">
            <text:p>0.1992053144</text:p>
          </table:table-cell>
          <table:table-cell office:value-type="float" office:value="0.058089516039896" calcext:value-type="float">
            <text:p>0.058089516</text:p>
          </table:table-cell>
          <table:table-cell office:value-type="float" office:value="0.140063202836993" calcext:value-type="float">
            <text:p>0.1400632028</text:p>
          </table:table-cell>
          <table:table-cell office:value-type="float" office:value="0.0166036176536568" calcext:value-type="float">
            <text:p>0.0166036177</text:p>
          </table:table-cell>
          <table:table-cell office:value-type="float" office:value="0.0613731892914454" calcext:value-type="float">
            <text:p>0.0613731893</text:p>
          </table:table-cell>
          <table:table-cell office:value-type="float" office:value="5.00394433968919" calcext:value-type="float">
            <text:p>5.0039443397</text:p>
          </table:table-cell>
          <table:table-cell office:value-type="float" office:value="24.3928642018302" calcext:value-type="float">
            <text:p>24.3928642018</text:p>
          </table:table-cell>
          <table:table-cell office:value-type="float" office:value="8.16575845512738" calcext:value-type="float">
            <text:p>8.1657584551</text:p>
          </table:table-cell>
          <table:table-cell office:value-type="float" office:value="0.753396409243657" calcext:value-type="float">
            <text:p>0.75339640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0.213749259318282" calcext:value-type="float">
            <text:p>0.2137492593</text:p>
          </table:table-cell>
          <table:table-cell office:value-type="float" office:value="0.0777082228351109" calcext:value-type="float">
            <text:p>0.0777082228</text:p>
          </table:table-cell>
          <table:table-cell office:value-type="float" office:value="0.130577382154325" calcext:value-type="float">
            <text:p>0.1305773822</text:p>
          </table:table-cell>
          <table:table-cell office:value-type="float" office:value="0.0142198162419172" calcext:value-type="float">
            <text:p>0.0142198162</text:p>
          </table:table-cell>
          <table:table-cell office:value-type="float" office:value="0.0632515461066392" calcext:value-type="float">
            <text:p>0.0632515461</text:p>
          </table:table-cell>
          <table:table-cell office:value-type="float" office:value="4.5366959008759" calcext:value-type="float">
            <text:p>4.5366959009</text:p>
          </table:table-cell>
          <table:table-cell office:value-type="float" office:value="22.0680538648128" calcext:value-type="float">
            <text:p>22.0680538648</text:p>
          </table:table-cell>
          <table:table-cell office:value-type="float" office:value="7.39787433933524" calcext:value-type="float">
            <text:p>7.3978743393</text:p>
          </table:table-cell>
          <table:table-cell office:value-type="float" office:value="0.684507268282775" calcext:value-type="float">
            <text:p>0.68450726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0.104749121811648" calcext:value-type="float">
            <text:p>0.1047491218</text:p>
          </table:table-cell>
          <table:table-cell office:value-type="float" office:value="0.0287128343551329" calcext:value-type="float">
            <text:p>0.0287128344</text:p>
          </table:table-cell>
          <table:table-cell office:value-type="float" office:value="0.0777672610769244" calcext:value-type="float">
            <text:p>0.0777672611</text:p>
          </table:table-cell>
          <table:table-cell office:value-type="float" office:value="0.00664340414540641" calcext:value-type="float">
            <text:p>0.0066434041</text:p>
          </table:table-cell>
          <table:table-cell office:value-type="float" office:value="0.040194395156833" calcext:value-type="float">
            <text:p>0.0401943952</text:p>
          </table:table-cell>
          <table:table-cell office:value-type="float" office:value="2.85000320156976" calcext:value-type="float">
            <text:p>2.8500032016</text:p>
          </table:table-cell>
          <table:table-cell office:value-type="float" office:value="13.9285225490639" calcext:value-type="float">
            <text:p>13.9285225491</text:p>
          </table:table-cell>
          <table:table-cell office:value-type="float" office:value="4.65024754303091" calcext:value-type="float">
            <text:p>4.650247543</text:p>
          </table:table-cell>
          <table:table-cell office:value-type="float" office:value="0.434687789936917" calcext:value-type="float">
            <text:p>0.43468778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0.182237900918762" calcext:value-type="float">
            <text:p>0.1822379009</text:p>
          </table:table-cell>
          <table:table-cell office:value-type="float" office:value="0.0373758303073668" calcext:value-type="float">
            <text:p>0.0373758303</text:p>
          </table:table-cell>
          <table:table-cell office:value-type="float" office:value="0.126210978929159" calcext:value-type="float">
            <text:p>0.1262109789</text:p>
          </table:table-cell>
          <table:table-cell office:value-type="float" office:value="0.00753830693345951" calcext:value-type="float">
            <text:p>0.0075383069</text:p>
          </table:table-cell>
          <table:table-cell office:value-type="float" office:value="0.0345478404748945" calcext:value-type="float">
            <text:p>0.0345478405</text:p>
          </table:table-cell>
          <table:table-cell office:value-type="float" office:value="4.6898014642703" calcext:value-type="float">
            <text:p>4.6898014643</text:p>
          </table:table-cell>
          <table:table-cell office:value-type="float" office:value="22.8240233026229" calcext:value-type="float">
            <text:p>22.8240233026</text:p>
          </table:table-cell>
          <table:table-cell office:value-type="float" office:value="7.65461619411305" calcext:value-type="float">
            <text:p>7.6546161941</text:p>
          </table:table-cell>
          <table:table-cell office:value-type="float" office:value="0.704506544868823" calcext:value-type="float">
            <text:p>0.70450654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0.188931046463993" calcext:value-type="float">
            <text:p>0.1889310465</text:p>
          </table:table-cell>
          <table:table-cell office:value-type="float" office:value="0.0480537815435464" calcext:value-type="float">
            <text:p>0.0480537815</text:p>
          </table:table-cell>
          <table:table-cell office:value-type="float" office:value="0.134628371766603" calcext:value-type="float">
            <text:p>0.1346283718</text:p>
          </table:table-cell>
          <table:table-cell office:value-type="float" office:value="0.0277132019274207" calcext:value-type="float">
            <text:p>0.0277132019</text:p>
          </table:table-cell>
          <table:table-cell office:value-type="float" office:value="0.0575580224795447" calcext:value-type="float">
            <text:p>0.0575580225</text:p>
          </table:table-cell>
          <table:table-cell office:value-type="float" office:value="4.90255476359106" calcext:value-type="float">
            <text:p>4.9025547636</text:p>
          </table:table-cell>
          <table:table-cell office:value-type="float" office:value="23.8740564910212" calcext:value-type="float">
            <text:p>23.874056491</text:p>
          </table:table-cell>
          <table:table-cell office:value-type="float" office:value="7.99768124120743" calcext:value-type="float">
            <text:p>7.9976812412</text:p>
          </table:table-cell>
          <table:table-cell office:value-type="float" office:value="0.73627502233954" calcext:value-type="float">
            <text:p>0.736275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0.297882085113425" calcext:value-type="float">
            <text:p>0.2978820851</text:p>
          </table:table-cell>
          <table:table-cell office:value-type="float" office:value="0.0917623013357332" calcext:value-type="float">
            <text:p>0.0917623013</text:p>
          </table:table-cell>
          <table:table-cell office:value-type="float" office:value="0.145751311416188" calcext:value-type="float">
            <text:p>0.1457513114</text:p>
          </table:table-cell>
          <table:table-cell office:value-type="float" office:value="0.0204008435086821" calcext:value-type="float">
            <text:p>0.0204008435</text:p>
          </table:table-cell>
          <table:table-cell office:value-type="float" office:value="0.0648498865549693" calcext:value-type="float">
            <text:p>0.0648498866</text:p>
          </table:table-cell>
          <table:table-cell office:value-type="float" office:value="4.96483244184663" calcext:value-type="float">
            <text:p>4.9648324418</text:p>
          </table:table-cell>
          <table:table-cell office:value-type="float" office:value="24.1862671703686" calcext:value-type="float">
            <text:p>24.1862671704</text:p>
          </table:table-cell>
          <table:table-cell office:value-type="float" office:value="8.10120148525298" calcext:value-type="float">
            <text:p>8.1012014853</text:p>
          </table:table-cell>
          <table:table-cell office:value-type="float" office:value="0.747938287893439" calcext:value-type="float">
            <text:p>0.7479382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13.2508534557862" calcext:value-type="float">
            <text:p>13.2508534558</text:p>
          </table:table-cell>
          <table:table-cell office:value-type="float" office:value="0.0557183483269112" calcext:value-type="float">
            <text:p>0.0557183483</text:p>
          </table:table-cell>
          <table:table-cell office:value-type="float" office:value="0.142880699167027" calcext:value-type="float">
            <text:p>0.1428806992</text:p>
          </table:table-cell>
          <table:table-cell office:value-type="float" office:value="0.0223950821802209" calcext:value-type="float">
            <text:p>0.0223950822</text:p>
          </table:table-cell>
          <table:table-cell office:value-type="float" office:value="0.0580433019195927" calcext:value-type="float">
            <text:p>0.0580433019</text:p>
          </table:table-cell>
          <table:table-cell office:value-type="float" office:value="4.96779708369524" calcext:value-type="float">
            <text:p>4.9677970837</text:p>
          </table:table-cell>
          <table:table-cell office:value-type="float" office:value="24.1877919793597" calcext:value-type="float">
            <text:p>24.1877919794</text:p>
          </table:table-cell>
          <table:table-cell office:value-type="float" office:value="8.11098438213686" calcext:value-type="float">
            <text:p>8.1109843821</text:p>
          </table:table-cell>
          <table:table-cell office:value-type="float" office:value="0.748205144460161" calcext:value-type="float">
            <text:p>0.74820514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0.22363569883991" calcext:value-type="float">
            <text:p>0.2236356988</text:p>
          </table:table-cell>
          <table:table-cell office:value-type="float" office:value="0.0847676100118196" calcext:value-type="float">
            <text:p>0.08476761</text:p>
          </table:table-cell>
          <table:table-cell office:value-type="float" office:value="0.115955816546075" calcext:value-type="float">
            <text:p>0.1159558165</text:p>
          </table:table-cell>
          <table:table-cell office:value-type="float" office:value="0.0239824432765819" calcext:value-type="float">
            <text:p>0.0239824433</text:p>
          </table:table-cell>
          <table:table-cell office:value-type="float" office:value="0.0593833035410079" calcext:value-type="float">
            <text:p>0.0593833035</text:p>
          </table:table-cell>
          <table:table-cell office:value-type="float" office:value="4.00711069776434" calcext:value-type="float">
            <text:p>4.0071106978</text:p>
          </table:table-cell>
          <table:table-cell office:value-type="float" office:value="19.5191494278522" calcext:value-type="float">
            <text:p>19.5191494279</text:p>
          </table:table-cell>
          <table:table-cell office:value-type="float" office:value="6.53561945972159" calcext:value-type="float">
            <text:p>6.5356194597</text:p>
          </table:table-cell>
          <table:table-cell office:value-type="float" office:value="0.606687711599832" calcext:value-type="float">
            <text:p>0.60668771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0.374830713562855" calcext:value-type="float">
            <text:p>0.3748307136</text:p>
          </table:table-cell>
          <table:table-cell office:value-type="float" office:value="0.100027575771658" calcext:value-type="float">
            <text:p>0.1000275758</text:p>
          </table:table-cell>
          <table:table-cell office:value-type="float" office:value="0.146078226701764" calcext:value-type="float">
            <text:p>0.1460782267</text:p>
          </table:table-cell>
          <table:table-cell office:value-type="float" office:value="0.0538931653128156" calcext:value-type="float">
            <text:p>0.0538931653</text:p>
          </table:table-cell>
          <table:table-cell office:value-type="float" office:value="0.0908845461899075" calcext:value-type="float">
            <text:p>0.0908845462</text:p>
          </table:table-cell>
          <table:table-cell office:value-type="float" office:value="4.71499472064718" calcext:value-type="float">
            <text:p>4.7149947206</text:p>
          </table:table-cell>
          <table:table-cell office:value-type="float" office:value="22.979274385964" calcext:value-type="float">
            <text:p>22.979274386</text:p>
          </table:table-cell>
          <table:table-cell office:value-type="float" office:value="7.69637026475324" calcext:value-type="float">
            <text:p>7.6963702648</text:p>
          </table:table-cell>
          <table:table-cell office:value-type="float" office:value="0.711280609173901" calcext:value-type="float">
            <text:p>0.71128060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0.21291352148109" calcext:value-type="float">
            <text:p>0.2129135215</text:p>
          </table:table-cell>
          <table:table-cell office:value-type="float" office:value="0.0622901400858009" calcext:value-type="float">
            <text:p>0.0622901401</text:p>
          </table:table-cell>
          <table:table-cell office:value-type="float" office:value="0.159823370458351" calcext:value-type="float">
            <text:p>0.1598233705</text:p>
          </table:table-cell>
          <table:table-cell office:value-type="float" office:value="0.0324062079796315" calcext:value-type="float">
            <text:p>0.032406208</text:p>
          </table:table-cell>
          <table:table-cell office:value-type="float" office:value="0.0456550263157201" calcext:value-type="float">
            <text:p>0.0456550263</text:p>
          </table:table-cell>
          <table:table-cell office:value-type="float" office:value="4.07324742280704" calcext:value-type="float">
            <text:p>4.0732474228</text:p>
          </table:table-cell>
          <table:table-cell office:value-type="float" office:value="19.8507876286722" calcext:value-type="float">
            <text:p>19.8507876287</text:p>
          </table:table-cell>
          <table:table-cell office:value-type="float" office:value="6.6448902168027" calcext:value-type="float">
            <text:p>6.6448902168</text:p>
          </table:table-cell>
          <table:table-cell office:value-type="float" office:value="0.612966557463419" calcext:value-type="float">
            <text:p>0.61296655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0.163677860467761" calcext:value-type="float">
            <text:p>0.1636778605</text:p>
          </table:table-cell>
          <table:table-cell office:value-type="float" office:value="0.0734251667883998" calcext:value-type="float">
            <text:p>0.0734251668</text:p>
          </table:table-cell>
          <table:table-cell office:value-type="float" office:value="13.4929157117179" calcext:value-type="float">
            <text:p>13.4929157117</text:p>
          </table:table-cell>
          <table:table-cell office:value-type="float" office:value="0.00691212163792462" calcext:value-type="float">
            <text:p>0.0069121216</text:p>
          </table:table-cell>
          <table:table-cell office:value-type="float" office:value="0.0519844228174698" calcext:value-type="float">
            <text:p>0.0519844228</text:p>
          </table:table-cell>
          <table:table-cell office:value-type="float" office:value="3.3919652727534" calcext:value-type="float">
            <text:p>3.3919652728</text:p>
          </table:table-cell>
          <table:table-cell office:value-type="float" office:value="16.5526683362952" calcext:value-type="float">
            <text:p>16.5526683363</text:p>
          </table:table-cell>
          <table:table-cell office:value-type="float" office:value="5.53408212181652" calcext:value-type="float">
            <text:p>5.5340821218</text:p>
          </table:table-cell>
          <table:table-cell office:value-type="float" office:value="0.50992390581299" calcext:value-type="float">
            <text:p>0.50992390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0.200614641515442" calcext:value-type="float">
            <text:p>0.2006146415</text:p>
          </table:table-cell>
          <table:table-cell office:value-type="float" office:value="0.0744822306870043" calcext:value-type="float">
            <text:p>0.0744822307</text:p>
          </table:table-cell>
          <table:table-cell office:value-type="float" office:value="0.130106372675756" calcext:value-type="float">
            <text:p>0.1301063727</text:p>
          </table:table-cell>
          <table:table-cell office:value-type="float" office:value="0.0406818442605274" calcext:value-type="float">
            <text:p>0.0406818443</text:p>
          </table:table-cell>
          <table:table-cell office:value-type="float" office:value="0.0740829761961343" calcext:value-type="float">
            <text:p>0.0740829762</text:p>
          </table:table-cell>
          <table:table-cell office:value-type="float" office:value="5.03285026552665" calcext:value-type="float">
            <text:p>5.0328502655</text:p>
          </table:table-cell>
          <table:table-cell office:value-type="float" office:value="24.4944719124904" calcext:value-type="float">
            <text:p>24.4944719125</text:p>
          </table:table-cell>
          <table:table-cell office:value-type="float" office:value="8.22473738950735" calcext:value-type="float">
            <text:p>8.2247373895</text:p>
          </table:table-cell>
          <table:table-cell office:value-type="float" office:value="0.757831547190917" calcext:value-type="float">
            <text:p>0.75783154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0.184071330593899" calcext:value-type="float">
            <text:p>0.1840713306</text:p>
          </table:table-cell>
          <table:table-cell office:value-type="float" office:value="0.0455886627226234" calcext:value-type="float">
            <text:p>0.0455886627</text:p>
          </table:table-cell>
          <table:table-cell office:value-type="float" office:value="0.137748103018106" calcext:value-type="float">
            <text:p>0.137748103</text:p>
          </table:table-cell>
          <table:table-cell office:value-type="float" office:value="0.00861477816953462" calcext:value-type="float">
            <text:p>0.0086147782</text:p>
          </table:table-cell>
          <table:table-cell office:value-type="float" office:value="0.0379345938116794" calcext:value-type="float">
            <text:p>0.0379345938</text:p>
          </table:table-cell>
          <table:table-cell office:value-type="float" office:value="4.97863794257809" calcext:value-type="float">
            <text:p>4.9786379426</text:p>
          </table:table-cell>
          <table:table-cell office:value-type="float" office:value="24.2487535564446" calcext:value-type="float">
            <text:p>24.2487535564</text:p>
          </table:table-cell>
          <table:table-cell office:value-type="float" office:value="8.12648857440402" calcext:value-type="float">
            <text:p>8.1264885744</text:p>
          </table:table-cell>
          <table:table-cell office:value-type="float" office:value="0.749170827823087" calcext:value-type="float">
            <text:p>0.74917082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0.165980229789505" calcext:value-type="float">
            <text:p>0.1659802298</text:p>
          </table:table-cell>
          <table:table-cell office:value-type="float" office:value="0.0476102128123098" calcext:value-type="float">
            <text:p>0.0476102128</text:p>
          </table:table-cell>
          <table:table-cell office:value-type="float" office:value="0.113786384874262" calcext:value-type="float">
            <text:p>0.1137863849</text:p>
          </table:table-cell>
          <table:table-cell office:value-type="float" office:value="0.00953307607173671" calcext:value-type="float">
            <text:p>0.0095330761</text:p>
          </table:table-cell>
          <table:table-cell office:value-type="float" office:value="0.05457323208545" calcext:value-type="float">
            <text:p>0.0545732321</text:p>
          </table:table-cell>
          <table:table-cell office:value-type="float" office:value="4.36496426690214" calcext:value-type="float">
            <text:p>4.3649642669</text:p>
          </table:table-cell>
          <table:table-cell office:value-type="float" office:value="21.2606276820599" calcext:value-type="float">
            <text:p>21.2606276821</text:p>
          </table:table-cell>
          <table:table-cell office:value-type="float" office:value="7.11996746961171" calcext:value-type="float">
            <text:p>7.1199674696</text:p>
          </table:table-cell>
          <table:table-cell office:value-type="float" office:value="0.657595269483829" calcext:value-type="float">
            <text:p>0.65759526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0.239114617907332" calcext:value-type="float">
            <text:p>0.2391146179</text:p>
          </table:table-cell>
          <table:table-cell office:value-type="float" office:value="0.0567440881674966" calcext:value-type="float">
            <text:p>0.0567440882</text:p>
          </table:table-cell>
          <table:table-cell office:value-type="float" office:value="0.133192890460453" calcext:value-type="float">
            <text:p>0.1331928905</text:p>
          </table:table-cell>
          <table:table-cell office:value-type="float" office:value="0.0322005091069157" calcext:value-type="float">
            <text:p>0.0322005091</text:p>
          </table:table-cell>
          <table:table-cell office:value-type="float" office:value="0.0614388116531669" calcext:value-type="float">
            <text:p>0.0614388117</text:p>
          </table:table-cell>
          <table:table-cell office:value-type="float" office:value="4.83926154575419" calcext:value-type="float">
            <text:p>4.8392615458</text:p>
          </table:table-cell>
          <table:table-cell office:value-type="float" office:value="23.5580256483719" calcext:value-type="float">
            <text:p>23.5580256484</text:p>
          </table:table-cell>
          <table:table-cell office:value-type="float" office:value="7.89276514177412" calcext:value-type="float">
            <text:p>7.8927651418</text:p>
          </table:table-cell>
          <table:table-cell office:value-type="float" office:value="0.731180252529174" calcext:value-type="float">
            <text:p>0.73118025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0.188803259439978" calcext:value-type="float">
            <text:p>0.1888032594</text:p>
          </table:table-cell>
          <table:table-cell office:value-type="float" office:value="0.042193074725401" calcext:value-type="float">
            <text:p>0.0421930747</text:p>
          </table:table-cell>
          <table:table-cell office:value-type="float" office:value="0.128458348874304" calcext:value-type="float">
            <text:p>0.1284583489</text:p>
          </table:table-cell>
          <table:table-cell office:value-type="float" office:value="0.0129265668480998" calcext:value-type="float">
            <text:p>0.0129265668</text:p>
          </table:table-cell>
          <table:table-cell office:value-type="float" office:value="0.050411508897339" calcext:value-type="float">
            <text:p>0.0504115089</text:p>
          </table:table-cell>
          <table:table-cell office:value-type="float" office:value="4.95196727226718" calcext:value-type="float">
            <text:p>4.9519672723</text:p>
          </table:table-cell>
          <table:table-cell office:value-type="float" office:value="24.1451989492931" calcext:value-type="float">
            <text:p>24.1451989493</text:p>
          </table:table-cell>
          <table:table-cell office:value-type="float" office:value="8.08378533878274" calcext:value-type="float">
            <text:p>8.0837853388</text:p>
          </table:table-cell>
          <table:table-cell office:value-type="float" office:value="0.746164336627331" calcext:value-type="float">
            <text:p>0.74616433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3.1800343961901" calcext:value-type="float">
            <text:p>13.1800343962</text:p>
          </table:table-cell>
          <table:table-cell office:value-type="float" office:value="0.0519872787000603" calcext:value-type="float">
            <text:p>0.0519872787</text:p>
          </table:table-cell>
          <table:table-cell office:value-type="float" office:value="0.138171320261428" calcext:value-type="float">
            <text:p>0.1381713203</text:p>
          </table:table-cell>
          <table:table-cell office:value-type="float" office:value="0.0123468511091638" calcext:value-type="float">
            <text:p>0.0123468511</text:p>
          </table:table-cell>
          <table:table-cell office:value-type="float" office:value="0.0532209073948623" calcext:value-type="float">
            <text:p>0.0532209074</text:p>
          </table:table-cell>
          <table:table-cell office:value-type="float" office:value="5.03363970240664" calcext:value-type="float">
            <text:p>5.0336397024</text:p>
          </table:table-cell>
          <table:table-cell office:value-type="float" office:value="24.4945972299653" calcext:value-type="float">
            <text:p>24.49459723</text:p>
          </table:table-cell>
          <table:table-cell office:value-type="float" office:value="8.22401545292301" calcext:value-type="float">
            <text:p>8.2240154529</text:p>
          </table:table-cell>
          <table:table-cell office:value-type="float" office:value="0.758217897679385" calcext:value-type="float">
            <text:p>0.75821789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0.241550160044434" calcext:value-type="float">
            <text:p>0.24155016</text:p>
          </table:table-cell>
          <table:table-cell office:value-type="float" office:value="0.087985474159105" calcext:value-type="float">
            <text:p>0.0879854742</text:p>
          </table:table-cell>
          <table:table-cell office:value-type="float" office:value="0.127776539241692" calcext:value-type="float">
            <text:p>0.1277765392</text:p>
          </table:table-cell>
          <table:table-cell office:value-type="float" office:value="0.0176826783882783" calcext:value-type="float">
            <text:p>0.0176826784</text:p>
          </table:table-cell>
          <table:table-cell office:value-type="float" office:value="0.0629103275522496" calcext:value-type="float">
            <text:p>0.0629103276</text:p>
          </table:table-cell>
          <table:table-cell office:value-type="float" office:value="4.62452914414035" calcext:value-type="float">
            <text:p>4.6245291441</text:p>
          </table:table-cell>
          <table:table-cell office:value-type="float" office:value="22.539064349351" calcext:value-type="float">
            <text:p>22.5390643494</text:p>
          </table:table-cell>
          <table:table-cell office:value-type="float" office:value="7.55036864504031" calcext:value-type="float">
            <text:p>7.550368645</text:p>
          </table:table-cell>
          <table:table-cell office:value-type="float" office:value="0.697021225463788" calcext:value-type="float">
            <text:p>0.6970212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0.149826866640671" calcext:value-type="float">
            <text:p>0.1498268666</text:p>
          </table:table-cell>
          <table:table-cell office:value-type="float" office:value="0.0383067298906352" calcext:value-type="float">
            <text:p>0.0383067299</text:p>
          </table:table-cell>
          <table:table-cell office:value-type="float" office:value="0.0962422478373624" calcext:value-type="float">
            <text:p>0.0962422478</text:p>
          </table:table-cell>
          <table:table-cell office:value-type="float" office:value="0.015307069354616" calcext:value-type="float">
            <text:p>0.0153070694</text:p>
          </table:table-cell>
          <table:table-cell office:value-type="float" office:value="0.0505737226118896" calcext:value-type="float">
            <text:p>0.0505737226</text:p>
          </table:table-cell>
          <table:table-cell office:value-type="float" office:value="3.63492942732709" calcext:value-type="float">
            <text:p>3.6349294273</text:p>
          </table:table-cell>
          <table:table-cell office:value-type="float" office:value="17.6634178404794" calcext:value-type="float">
            <text:p>17.6634178405</text:p>
          </table:table-cell>
          <table:table-cell office:value-type="float" office:value="5.92910702045496" calcext:value-type="float">
            <text:p>5.9291070205</text:p>
          </table:table-cell>
          <table:table-cell office:value-type="float" office:value="0.548839426711926" calcext:value-type="float">
            <text:p>0.54883942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0.191312157903064" calcext:value-type="float">
            <text:p>0.1913121579</text:p>
          </table:table-cell>
          <table:table-cell office:value-type="float" office:value="0.0469730219381037" calcext:value-type="float">
            <text:p>0.0469730219</text:p>
          </table:table-cell>
          <table:table-cell office:value-type="float" office:value="0.132556835388559" calcext:value-type="float">
            <text:p>0.1325568354</text:p>
          </table:table-cell>
          <table:table-cell office:value-type="float" office:value="0.0191010808164292" calcext:value-type="float">
            <text:p>0.0191010808</text:p>
          </table:table-cell>
          <table:table-cell office:value-type="float" office:value="0.0491304630479166" calcext:value-type="float">
            <text:p>0.049130463</text:p>
          </table:table-cell>
          <table:table-cell office:value-type="float" office:value="5.0326198665426" calcext:value-type="float">
            <text:p>5.0326198665</text:p>
          </table:table-cell>
          <table:table-cell office:value-type="float" office:value="24.4947828423692" calcext:value-type="float">
            <text:p>24.4947828424</text:p>
          </table:table-cell>
          <table:table-cell office:value-type="float" office:value="8.2232718628718" calcext:value-type="float">
            <text:p>8.2232718629</text:p>
          </table:table-cell>
          <table:table-cell office:value-type="float" office:value="0.757768786353192" calcext:value-type="float">
            <text:p>0.75776878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0.312459188686933" calcext:value-type="float">
            <text:p>0.3124591887</text:p>
          </table:table-cell>
          <table:table-cell office:value-type="float" office:value="13.3808307838127" calcext:value-type="float">
            <text:p>13.3808307838</text:p>
          </table:table-cell>
          <table:table-cell office:value-type="float" office:value="0.0915117992064216" calcext:value-type="float">
            <text:p>0.0915117992</text:p>
          </table:table-cell>
          <table:table-cell office:value-type="float" office:value="0.0113763500027942" calcext:value-type="float">
            <text:p>0.01137635</text:p>
          </table:table-cell>
          <table:table-cell office:value-type="float" office:value="0.0401158925349602" calcext:value-type="float">
            <text:p>0.0401158925</text:p>
          </table:table-cell>
          <table:table-cell office:value-type="float" office:value="13.5704854105817" calcext:value-type="float">
            <text:p>13.5704854106</text:p>
          </table:table-cell>
          <table:table-cell office:value-type="float" office:value="21.5239750754484" calcext:value-type="float">
            <text:p>21.5239750754</text:p>
          </table:table-cell>
          <table:table-cell office:value-type="float" office:value="5.88257648174501" calcext:value-type="float">
            <text:p>5.8825764817</text:p>
          </table:table-cell>
          <table:table-cell office:value-type="float" office:value="13.3638368043019" calcext:value-type="float">
            <text:p>13.36383680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0.196108382421537" calcext:value-type="float">
            <text:p>0.1961083824</text:p>
          </table:table-cell>
          <table:table-cell office:value-type="float" office:value="0.0970877207205206" calcext:value-type="float">
            <text:p>0.0970877207</text:p>
          </table:table-cell>
          <table:table-cell office:value-type="float" office:value="0.148362327712801" calcext:value-type="float">
            <text:p>0.1483623277</text:p>
          </table:table-cell>
          <table:table-cell office:value-type="float" office:value="0.0175239025604933" calcext:value-type="float">
            <text:p>0.0175239026</text:p>
          </table:table-cell>
          <table:table-cell office:value-type="float" office:value="0.0690085660773625" calcext:value-type="float">
            <text:p>0.0690085661</text:p>
          </table:table-cell>
          <table:table-cell office:value-type="float" office:value="4.84147536265184" calcext:value-type="float">
            <text:p>4.8414753627</text:p>
          </table:table-cell>
          <table:table-cell office:value-type="float" office:value="23.5795184664033" calcext:value-type="float">
            <text:p>23.5795184664</text:p>
          </table:table-cell>
          <table:table-cell office:value-type="float" office:value="7.90000948537384" calcext:value-type="float">
            <text:p>7.9000094854</text:p>
          </table:table-cell>
          <table:table-cell office:value-type="float" office:value="0.726978417168925" calcext:value-type="float">
            <text:p>0.7269784172</text:p>
          </table:table-cell>
          <table:table-cell table:number-columns-repeated="13"/>
        </table:table-row>
      </table:table>
      <table:table table:name="Using Original Params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formula="of:=AVERAGE([.B4:.B276])" office:value-type="float" office:value="15.3619717892665" calcext:value-type="float">
            <text:p>15.3619717893</text:p>
          </table:table-cell>
          <table:table-cell table:formula="of:=AVERAGE([.C4:.C276])" office:value-type="float" office:value="0.0792158896336769" calcext:value-type="float">
            <text:p>0.0792158896</text:p>
          </table:table-cell>
          <table:table-cell table:formula="of:=AVERAGE([.D4:.D276])" office:value-type="float" office:value="0.0739632400688361" calcext:value-type="float">
            <text:p>0.0739632401</text:p>
          </table:table-cell>
          <table:table-cell table:formula="of:=AVERAGE([.E4:.E276])" office:value-type="float" office:value="0.0155649567801235" calcext:value-type="float">
            <text:p>0.0155649568</text:p>
          </table:table-cell>
          <table:table-cell table:formula="of:=AVERAGE([.F4:.F276])" office:value-type="float" office:value="0.0539795305369005" calcext:value-type="float">
            <text:p>0.0539795305</text:p>
          </table:table-cell>
          <table:table-cell table:formula="of:=AVERAGE([.G4:.G276])" office:value-type="float" office:value="0.000550795410002889" calcext:value-type="float">
            <text:p>0.0005507954</text:p>
          </table:table-cell>
          <table:table-cell table:formula="of:=AVERAGE([.H4:.H276])" office:value-type="float" office:value="19.9293513457806" calcext:value-type="float">
            <text:p>19.9293513458</text:p>
          </table:table-cell>
          <table:table-cell table:style-name="Default" table:formula="of:=AVERAGE([.I4:.I276])" office:value-type="float" office:value="0.573993861246713" calcext:value-type="float">
            <text:p>0.5739938612</text:p>
          </table:table-cell>
          <table:table-cell table:formula="of:=AVERAGE([.J4:.J276])" office:value-type="float" office:value="14.5868291487518" calcext:value-type="float">
            <text:p>14.5868291488</text:p>
          </table:table-cell>
        </table:table-row>
        <table:table-row table:style-name="ro1">
          <table:table-cell/>
          <table:table-cell table:formula="of:=STDEV([.B4:.B276])" office:value-type="float" office:value="4.36787098888964" calcext:value-type="float">
            <text:p>4.3678709889</text:p>
          </table:table-cell>
          <table:table-cell table:formula="of:=STDEV([.C4:.C276])" office:value-type="float" office:value="0.0423791341450266" calcext:value-type="float">
            <text:p>0.0423791341</text:p>
          </table:table-cell>
          <table:table-cell table:formula="of:=STDEV([.D4:.D276])" office:value-type="float" office:value="0.0404705033535994" calcext:value-type="float">
            <text:p>0.0404705034</text:p>
          </table:table-cell>
          <table:table-cell table:formula="of:=STDEV([.E4:.E276])" office:value-type="float" office:value="0.00380914377735104" calcext:value-type="float">
            <text:p>0.0038091438</text:p>
          </table:table-cell>
          <table:table-cell table:formula="of:=STDEV([.F4:.F276])" office:value-type="float" office:value="0.0130619201518904" calcext:value-type="float">
            <text:p>0.0130619202</text:p>
          </table:table-cell>
          <table:table-cell table:formula="of:=STDEV([.G4:.G276])" office:value-type="float" office:value="0.000474865406289814" calcext:value-type="float">
            <text:p>0.0004748654</text:p>
          </table:table-cell>
          <table:table-cell table:formula="of:=STDEV([.H4:.H276])" office:value-type="float" office:value="5.58395761929894" calcext:value-type="float">
            <text:p>5.5839576193</text:p>
          </table:table-cell>
          <table:table-cell table:style-name="Default" table:formula="of:=STDEV([.I4:.I276])" office:value-type="float" office:value="0.655327936287995" calcext:value-type="float">
            <text:p>0.6553279363</text:p>
          </table:table-cell>
          <table:table-cell table:formula="of:=STDEV([.J4:.J276])" office:value-type="float" office:value="3.94415686539792" calcext:value-type="float">
            <text:p>3.9441568654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18.9124100388452" calcext:value-type="float">
            <text:p>18.9124100388</text:p>
          </table:table-cell>
          <table:table-cell office:value-type="float" office:value="0.0352503642373747" calcext:value-type="float">
            <text:p>0.0352503642</text:p>
          </table:table-cell>
          <table:table-cell office:value-type="float" office:value="0.0335275667032844" calcext:value-type="float">
            <text:p>0.0335275667</text:p>
          </table:table-cell>
          <table:table-cell office:value-type="float" office:value="0.0144960406982196" calcext:value-type="float">
            <text:p>0.0144960407</text:p>
          </table:table-cell>
          <table:table-cell office:value-type="float" office:value="0.053948968035017" calcext:value-type="float">
            <text:p>0.053948968</text:p>
          </table:table-cell>
          <table:table-cell office:value-type="float" office:value="0.000976084087149497" calcext:value-type="float">
            <text:p>0.0009760841</text:p>
          </table:table-cell>
          <table:table-cell office:value-type="float" office:value="24.4948971988405" calcext:value-type="float">
            <text:p>24.4948971988</text:p>
          </table:table-cell>
          <table:table-cell table:style-name="Default" office:value-type="float" office:value="1.57160290899838" calcext:value-type="float">
            <text:p>1.571602909</text:p>
          </table:table-cell>
          <table:table-cell office:value-type="float" office:value="17.6995365700534" calcext:value-type="float">
            <text:p>17.6995365701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10.7616725629921" calcext:value-type="float">
            <text:p>10.761672563</text:p>
          </table:table-cell>
          <table:table-cell office:value-type="float" office:value="0.0894854640768917" calcext:value-type="float">
            <text:p>0.0894854641</text:p>
          </table:table-cell>
          <table:table-cell office:value-type="float" office:value="0.0888713590077275" calcext:value-type="float">
            <text:p>0.088871359</text:p>
          </table:table-cell>
          <table:table-cell office:value-type="float" office:value="0.0122118590570058" calcext:value-type="float">
            <text:p>0.0122118591</text:p>
          </table:table-cell>
          <table:table-cell office:value-type="float" office:value="0.0372236959714633" calcext:value-type="float">
            <text:p>0.037223696</text:p>
          </table:table-cell>
          <table:table-cell office:value-type="float" office:value="0.000108531764144127" calcext:value-type="float">
            <text:p>0.0001085318</text:p>
          </table:table-cell>
          <table:table-cell office:value-type="float" office:value="13.9283881223106" calcext:value-type="float">
            <text:p>13.9283881223</text:p>
          </table:table-cell>
          <table:table-cell office:value-type="float" office:value="0.0000109388037481388" calcext:value-type="float">
            <text:p>1.09E-05</text:p>
          </table:table-cell>
          <table:table-cell office:value-type="float" office:value="10.292171096626" calcext:value-type="float">
            <text:p>10.2921710966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8.9282302731919" calcext:value-type="float">
            <text:p>18.9282302732</text:p>
          </table:table-cell>
          <table:table-cell office:value-type="float" office:value="0.0286670652010178" calcext:value-type="float">
            <text:p>0.0286670652</text:p>
          </table:table-cell>
          <table:table-cell office:value-type="float" office:value="0.0286466369737886" calcext:value-type="float">
            <text:p>0.028646637</text:p>
          </table:table-cell>
          <table:table-cell office:value-type="float" office:value="0.0129008290180808" calcext:value-type="float">
            <text:p>0.012900829</text:p>
          </table:table-cell>
          <table:table-cell office:value-type="float" office:value="0.0505240784895757" calcext:value-type="float">
            <text:p>0.0505240785</text:p>
          </table:table-cell>
          <table:table-cell office:value-type="float" office:value="0.00104998677319436" calcext:value-type="float">
            <text:p>0.0010499868</text:p>
          </table:table-cell>
          <table:table-cell office:value-type="float" office:value="24.4948971679698" calcext:value-type="float">
            <text:p>24.494897168</text:p>
          </table:table-cell>
          <table:table-cell table:style-name="Default" office:value-type="float" office:value="1.50381538577413" calcext:value-type="float">
            <text:p>1.5038153858</text:p>
          </table:table-cell>
          <table:table-cell office:value-type="float" office:value="17.7222530103849" calcext:value-type="float">
            <text:p>17.7222530104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18.6814413095264" calcext:value-type="float">
            <text:p>18.6814413095</text:p>
          </table:table-cell>
          <table:table-cell office:value-type="float" office:value="0.0899661513224317" calcext:value-type="float">
            <text:p>0.0899661513</text:p>
          </table:table-cell>
          <table:table-cell office:value-type="float" office:value="0.0852022956009503" calcext:value-type="float">
            <text:p>0.0852022956</text:p>
          </table:table-cell>
          <table:table-cell office:value-type="float" office:value="0.015215531982458" calcext:value-type="float">
            <text:p>0.015215532</text:p>
          </table:table-cell>
          <table:table-cell office:value-type="float" office:value="0.0542630730036157" calcext:value-type="float">
            <text:p>0.054263073</text:p>
          </table:table-cell>
          <table:table-cell table:style-name="ce1" office:value-type="float" office:value="0.0000970757038064053" calcext:value-type="float">
            <text:p>9.71E-05</text:p>
          </table:table-cell>
          <table:table-cell office:value-type="float" office:value="24.1246759398312" calcext:value-type="float">
            <text:p>24.1246759398</text:p>
          </table:table-cell>
          <table:table-cell office:value-type="float" office:value="0.0000097432224728625" calcext:value-type="float">
            <text:p>9.74E-06</text:p>
          </table:table-cell>
          <table:table-cell office:value-type="float" office:value="17.5911460189998" calcext:value-type="float">
            <text:p>17.591146019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15.3822971056473" calcext:value-type="float">
            <text:p>15.3822971056</text:p>
          </table:table-cell>
          <table:table-cell office:value-type="float" office:value="0.113651517810721" calcext:value-type="float">
            <text:p>0.1136515178</text:p>
          </table:table-cell>
          <table:table-cell office:value-type="float" office:value="0.103964441039406" calcext:value-type="float">
            <text:p>0.103964441</text:p>
          </table:table-cell>
          <table:table-cell office:value-type="float" office:value="0.0197847070372309" calcext:value-type="float">
            <text:p>0.019784707</text:p>
          </table:table-cell>
          <table:table-cell office:value-type="float" office:value="0.0756314728068646" calcext:value-type="float">
            <text:p>0.0756314728</text:p>
          </table:table-cell>
          <table:table-cell office:value-type="float" office:value="0.00106954981379336" calcext:value-type="float">
            <text:p>0.0010695498</text:p>
          </table:table-cell>
          <table:table-cell office:value-type="float" office:value="20.0748597400695" calcext:value-type="float">
            <text:p>20.0748597401</text:p>
          </table:table-cell>
          <table:table-cell table:style-name="Default" office:value-type="float" office:value="1.31846880121514" calcext:value-type="float">
            <text:p>1.3184688012</text:p>
          </table:table-cell>
          <table:table-cell office:value-type="float" office:value="14.668688470715" calcext:value-type="float">
            <text:p>14.6686884707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18.9202353019708" calcext:value-type="float">
            <text:p>18.920235302</text:p>
          </table:table-cell>
          <table:table-cell office:value-type="float" office:value="0.0290882441516281" calcext:value-type="float">
            <text:p>0.0290882442</text:p>
          </table:table-cell>
          <table:table-cell office:value-type="float" office:value="0.0278630847345437" calcext:value-type="float">
            <text:p>0.0278630847</text:p>
          </table:table-cell>
          <table:table-cell office:value-type="float" office:value="0.0135309329459298" calcext:value-type="float">
            <text:p>0.0135309329</text:p>
          </table:table-cell>
          <table:table-cell office:value-type="float" office:value="0.0522221389474121" calcext:value-type="float">
            <text:p>0.0522221389</text:p>
          </table:table-cell>
          <table:table-cell office:value-type="float" office:value="0.00105124541196545" calcext:value-type="float">
            <text:p>0.0010512454</text:p>
          </table:table-cell>
          <table:table-cell office:value-type="float" office:value="24.4948971882566" calcext:value-type="float">
            <text:p>24.4948971883</text:p>
          </table:table-cell>
          <table:table-cell table:style-name="Default" office:value-type="float" office:value="1.46214108758851" calcext:value-type="float">
            <text:p>1.4621410876</text:p>
          </table:table-cell>
          <table:table-cell office:value-type="float" office:value="17.7100687271735" calcext:value-type="float">
            <text:p>17.7100687272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11.6407723181504" calcext:value-type="float">
            <text:p>11.6407723182</text:p>
          </table:table-cell>
          <table:table-cell office:value-type="float" office:value="0.220139529148345" calcext:value-type="float">
            <text:p>0.2201395291</text:p>
          </table:table-cell>
          <table:table-cell office:value-type="float" office:value="0.237637064854957" calcext:value-type="float">
            <text:p>0.2376370649</text:p>
          </table:table-cell>
          <table:table-cell office:value-type="float" office:value="0.0292052433766375" calcext:value-type="float">
            <text:p>0.0292052434</text:p>
          </table:table-cell>
          <table:table-cell office:value-type="float" office:value="0.0929353190507519" calcext:value-type="float">
            <text:p>0.0929353191</text:p>
          </table:table-cell>
          <table:table-cell office:value-type="float" office:value="0.000226119219479213" calcext:value-type="float">
            <text:p>0.0002261192</text:p>
          </table:table-cell>
          <table:table-cell office:value-type="float" office:value="15.459624798069" calcext:value-type="float">
            <text:p>15.4596247981</text:p>
          </table:table-cell>
          <table:table-cell office:value-type="float" office:value="0.0000224452740754602" calcext:value-type="float">
            <text:p>2.24E-05</text:p>
          </table:table-cell>
          <table:table-cell office:value-type="float" office:value="12.2684529516641" calcext:value-type="float">
            <text:p>12.2684529517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16.9203757831848" calcext:value-type="float">
            <text:p>16.9203757832</text:p>
          </table:table-cell>
          <table:table-cell office:value-type="float" office:value="0.0897096015579472" calcext:value-type="float">
            <text:p>0.0897096016</text:p>
          </table:table-cell>
          <table:table-cell office:value-type="float" office:value="0.0904636442881478" calcext:value-type="float">
            <text:p>0.0904636443</text:p>
          </table:table-cell>
          <table:table-cell office:value-type="float" office:value="0.0156715110639669" calcext:value-type="float">
            <text:p>0.0156715111</text:p>
          </table:table-cell>
          <table:table-cell office:value-type="float" office:value="0.0526377570573843" calcext:value-type="float">
            <text:p>0.0526377571</text:p>
          </table:table-cell>
          <table:table-cell office:value-type="float" office:value="0.00012419651160824" calcext:value-type="float">
            <text:p>0.0001241965</text:p>
          </table:table-cell>
          <table:table-cell office:value-type="float" office:value="21.8632108158004" calcext:value-type="float">
            <text:p>21.8632108158</text:p>
          </table:table-cell>
          <table:table-cell office:value-type="float" office:value="0.000012431304023439" calcext:value-type="float">
            <text:p>1.24E-05</text:p>
          </table:table-cell>
          <table:table-cell office:value-type="float" office:value="16.0262271599509" calcext:value-type="float">
            <text:p>16.02622716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14.9321396308004" calcext:value-type="float">
            <text:p>14.9321396308</text:p>
          </table:table-cell>
          <table:table-cell office:value-type="float" office:value="0.178260121321403" calcext:value-type="float">
            <text:p>0.1782601213</text:p>
          </table:table-cell>
          <table:table-cell office:value-type="float" office:value="0.163886089345852" calcext:value-type="float">
            <text:p>0.1638860893</text:p>
          </table:table-cell>
          <table:table-cell office:value-type="float" office:value="0.0233169793384412" calcext:value-type="float">
            <text:p>0.0233169793</text:p>
          </table:table-cell>
          <table:table-cell office:value-type="float" office:value="0.0779928334993853" calcext:value-type="float">
            <text:p>0.0779928335</text:p>
          </table:table-cell>
          <table:table-cell office:value-type="float" office:value="0.000131483788078291" calcext:value-type="float">
            <text:p>0.0001314838</text:p>
          </table:table-cell>
          <table:table-cell office:value-type="float" office:value="19.467922128544" calcext:value-type="float">
            <text:p>19.4679221285</text:p>
          </table:table-cell>
          <table:table-cell office:value-type="float" office:value="0.000013117989942638" calcext:value-type="float">
            <text:p>1.31E-05</text:p>
          </table:table-cell>
          <table:table-cell office:value-type="float" office:value="14.4987828766265" calcext:value-type="float">
            <text:p>14.4987828766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8.48070263095488" calcext:value-type="float">
            <text:p>8.480702631</text:p>
          </table:table-cell>
          <table:table-cell office:value-type="float" office:value="0.0899627830983091" calcext:value-type="float">
            <text:p>0.0899627831</text:p>
          </table:table-cell>
          <table:table-cell office:value-type="float" office:value="0.0862636374211713" calcext:value-type="float">
            <text:p>0.0862636374</text:p>
          </table:table-cell>
          <table:table-cell office:value-type="float" office:value="0.0115130120745408" calcext:value-type="float">
            <text:p>0.0115130121</text:p>
          </table:table-cell>
          <table:table-cell office:value-type="float" office:value="0.0322757824884976" calcext:value-type="float">
            <text:p>0.0322757825</text:p>
          </table:table-cell>
          <table:table-cell table:style-name="ce1" office:value-type="float" office:value="0.0000909920063334474" calcext:value-type="float">
            <text:p>9.10E-05</text:p>
          </table:table-cell>
          <table:table-cell office:value-type="float" office:value="10.9999999058579" calcext:value-type="float">
            <text:p>10.9999999059</text:p>
          </table:table-cell>
          <table:table-cell office:value-type="float" office:value="0.000009001446898222" calcext:value-type="float">
            <text:p>9.00E-06</text:p>
          </table:table-cell>
          <table:table-cell office:value-type="float" office:value="8.23270281118874" calcext:value-type="float">
            <text:p>8.2327028112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11.2103365105373" calcext:value-type="float">
            <text:p>11.2103365105</text:p>
          </table:table-cell>
          <table:table-cell office:value-type="float" office:value="0.0341556870740611" calcext:value-type="float">
            <text:p>0.0341556871</text:p>
          </table:table-cell>
          <table:table-cell office:value-type="float" office:value="0.0310160004317891" calcext:value-type="float">
            <text:p>0.0310160004</text:p>
          </table:table-cell>
          <table:table-cell office:value-type="float" office:value="0.0119753246894919" calcext:value-type="float">
            <text:p>0.0119753247</text:p>
          </table:table-cell>
          <table:table-cell office:value-type="float" office:value="0.0431066977953643" calcext:value-type="float">
            <text:p>0.0431066978</text:p>
          </table:table-cell>
          <table:table-cell office:value-type="float" office:value="0.00108169453768425" calcext:value-type="float">
            <text:p>0.0010816945</text:p>
          </table:table-cell>
          <table:table-cell office:value-type="float" office:value="14.6628781292589" calcext:value-type="float">
            <text:p>14.6628781293</text:p>
          </table:table-cell>
          <table:table-cell table:style-name="Default" office:value-type="float" office:value="1.4845285178814" calcext:value-type="float">
            <text:p>1.4845285179</text:p>
          </table:table-cell>
          <table:table-cell office:value-type="float" office:value="10.6544578862803" calcext:value-type="float">
            <text:p>10.6544578863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5.33356663907738" calcext:value-type="float">
            <text:p>5.3335666391</text:p>
          </table:table-cell>
          <table:table-cell office:value-type="float" office:value="0.0908377412378242" calcext:value-type="float">
            <text:p>0.0908377412</text:p>
          </table:table-cell>
          <table:table-cell office:value-type="float" office:value="0.0725434464086737" calcext:value-type="float">
            <text:p>0.0725434464</text:p>
          </table:table-cell>
          <table:table-cell office:value-type="float" office:value="0.0118043216014126" calcext:value-type="float">
            <text:p>0.0118043216</text:p>
          </table:table-cell>
          <table:table-cell office:value-type="float" office:value="0.0453792978496793" calcext:value-type="float">
            <text:p>0.0453792978</text:p>
          </table:table-cell>
          <table:table-cell table:style-name="ce1" office:value-type="float" office:value="0.0000682925656097808" calcext:value-type="float">
            <text:p>6.83E-05</text:p>
          </table:table-cell>
          <table:table-cell office:value-type="float" office:value="7.07106784039909" calcext:value-type="float">
            <text:p>7.0710678404</text:p>
          </table:table-cell>
          <table:table-cell office:value-type="float" office:value="0.00000684263689151952" calcext:value-type="float">
            <text:p>6.84E-06</text:p>
          </table:table-cell>
          <table:table-cell office:value-type="float" office:value="5.2848678710813" calcext:value-type="float">
            <text:p>5.2848678711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15.6428325655149" calcext:value-type="float">
            <text:p>15.6428325655</text:p>
          </table:table-cell>
          <table:table-cell office:value-type="float" office:value="0.0875355402871155" calcext:value-type="float">
            <text:p>0.0875355403</text:p>
          </table:table-cell>
          <table:table-cell office:value-type="float" office:value="0.0757395440842394" calcext:value-type="float">
            <text:p>0.0757395441</text:p>
          </table:table-cell>
          <table:table-cell office:value-type="float" office:value="0.0149404643227259" calcext:value-type="float">
            <text:p>0.0149404643</text:p>
          </table:table-cell>
          <table:table-cell office:value-type="float" office:value="0.0533617250601267" calcext:value-type="float">
            <text:p>0.0533617251</text:p>
          </table:table-cell>
          <table:table-cell table:style-name="ce1" office:value-type="float" office:value="0.0000893291291472521" calcext:value-type="float">
            <text:p>8.93E-05</text:p>
          </table:table-cell>
          <table:table-cell office:value-type="float" office:value="20.2237482423876" calcext:value-type="float">
            <text:p>20.2237482424</text:p>
          </table:table-cell>
          <table:table-cell office:value-type="float" office:value="0.00000902060880245753" calcext:value-type="float">
            <text:p>9.02E-06</text:p>
          </table:table-cell>
          <table:table-cell office:value-type="float" office:value="14.8541271987352" calcext:value-type="float">
            <text:p>14.8541271987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10.6243655584179" calcext:value-type="float">
            <text:p>10.6243655584</text:p>
          </table:table-cell>
          <table:table-cell office:value-type="float" office:value="0.0901085759315533" calcext:value-type="float">
            <text:p>0.0901085759</text:p>
          </table:table-cell>
          <table:table-cell office:value-type="float" office:value="0.0869424830696528" calcext:value-type="float">
            <text:p>0.0869424831</text:p>
          </table:table-cell>
          <table:table-cell office:value-type="float" office:value="0.0123485391705782" calcext:value-type="float">
            <text:p>0.0123485392</text:p>
          </table:table-cell>
          <table:table-cell office:value-type="float" office:value="0.0371547532514851" calcext:value-type="float">
            <text:p>0.0371547533</text:p>
          </table:table-cell>
          <table:table-cell office:value-type="float" office:value="0.00010669187098978" calcext:value-type="float">
            <text:p>0.0001066919</text:p>
          </table:table-cell>
          <table:table-cell office:value-type="float" office:value="13.7477269597514" calcext:value-type="float">
            <text:p>13.7477269598</text:p>
          </table:table-cell>
          <table:table-cell office:value-type="float" office:value="0.000010711238008994" calcext:value-type="float">
            <text:p>1.07E-05</text:p>
          </table:table-cell>
          <table:table-cell office:value-type="float" office:value="10.360757662641" calcext:value-type="float">
            <text:p>10.3607576626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8.9268516943508" calcext:value-type="float">
            <text:p>18.9268516944</text:p>
          </table:table-cell>
          <table:table-cell office:value-type="float" office:value="0.0288585498086925" calcext:value-type="float">
            <text:p>0.0288585498</text:p>
          </table:table-cell>
          <table:table-cell office:value-type="float" office:value="0.0258068440381881" calcext:value-type="float">
            <text:p>0.025806844</text:p>
          </table:table-cell>
          <table:table-cell office:value-type="float" office:value="0.0130942940453611" calcext:value-type="float">
            <text:p>0.013094294</text:p>
          </table:table-cell>
          <table:table-cell office:value-type="float" office:value="0.0510978935291228" calcext:value-type="float">
            <text:p>0.0510978935</text:p>
          </table:table-cell>
          <table:table-cell office:value-type="float" office:value="0.00104248234121903" calcext:value-type="float">
            <text:p>0.0010424823</text:p>
          </table:table-cell>
          <table:table-cell office:value-type="float" office:value="24.4948972019451" calcext:value-type="float">
            <text:p>24.4948972019</text:p>
          </table:table-cell>
          <table:table-cell table:style-name="Default" office:value-type="float" office:value="1.41802320315466" calcext:value-type="float">
            <text:p>1.4180232032</text:p>
          </table:table-cell>
          <table:table-cell office:value-type="float" office:value="17.6995169101538" calcext:value-type="float">
            <text:p>17.6995169102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11.8137597990018" calcext:value-type="float">
            <text:p>11.813759799</text:p>
          </table:table-cell>
          <table:table-cell office:value-type="float" office:value="0.0896093301947922" calcext:value-type="float">
            <text:p>0.0896093302</text:p>
          </table:table-cell>
          <table:table-cell office:value-type="float" office:value="0.0889833207095524" calcext:value-type="float">
            <text:p>0.0889833207</text:p>
          </table:table-cell>
          <table:table-cell office:value-type="float" office:value="0.0119050438855126" calcext:value-type="float">
            <text:p>0.0119050439</text:p>
          </table:table-cell>
          <table:table-cell office:value-type="float" office:value="0.0370997997090452" calcext:value-type="float">
            <text:p>0.0370997997</text:p>
          </table:table-cell>
          <table:table-cell office:value-type="float" office:value="0.000107007325969421" calcext:value-type="float">
            <text:p>0.0001070073</text:p>
          </table:table-cell>
          <table:table-cell office:value-type="float" office:value="15.2643373126029" calcext:value-type="float">
            <text:p>15.2643373126</text:p>
          </table:table-cell>
          <table:table-cell office:value-type="float" office:value="0.0000105142268542121" calcext:value-type="float">
            <text:p>1.05E-05</text:p>
          </table:table-cell>
          <table:table-cell office:value-type="float" office:value="11.2753703630173" calcext:value-type="float">
            <text:p>11.275370363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18.9177063115382" calcext:value-type="float">
            <text:p>18.9177063115</text:p>
          </table:table-cell>
          <table:table-cell office:value-type="float" office:value="0.0295090935060531" calcext:value-type="float">
            <text:p>0.0295090935</text:p>
          </table:table-cell>
          <table:table-cell office:value-type="float" office:value="0.0254910469650135" calcext:value-type="float">
            <text:p>0.025491047</text:p>
          </table:table-cell>
          <table:table-cell office:value-type="float" office:value="0.0139591293661745" calcext:value-type="float">
            <text:p>0.0139591294</text:p>
          </table:table-cell>
          <table:table-cell office:value-type="float" office:value="0.0534839293010754" calcext:value-type="float">
            <text:p>0.0534839293</text:p>
          </table:table-cell>
          <table:table-cell office:value-type="float" office:value="0.00103666875021314" calcext:value-type="float">
            <text:p>0.0010366688</text:p>
          </table:table-cell>
          <table:table-cell office:value-type="float" office:value="24.4948971899875" calcext:value-type="float">
            <text:p>24.49489719</text:p>
          </table:table-cell>
          <table:table-cell table:style-name="Default" office:value-type="float" office:value="1.40958730320598" calcext:value-type="float">
            <text:p>1.4095873032</text:p>
          </table:table-cell>
          <table:table-cell office:value-type="float" office:value="17.7222617861822" calcext:value-type="float">
            <text:p>17.7222617862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9.53505598500891" calcext:value-type="float">
            <text:p>9.535055985</text:p>
          </table:table-cell>
          <table:table-cell office:value-type="float" office:value="0.0882970865564972" calcext:value-type="float">
            <text:p>0.0882970866</text:p>
          </table:table-cell>
          <table:table-cell office:value-type="float" office:value="0.0790893648219392" calcext:value-type="float">
            <text:p>0.0790893648</text:p>
          </table:table-cell>
          <table:table-cell office:value-type="float" office:value="0.012109314190928" calcext:value-type="float">
            <text:p>0.0121093142</text:p>
          </table:table-cell>
          <table:table-cell office:value-type="float" office:value="0.0397151655215814" calcext:value-type="float">
            <text:p>0.0397151655</text:p>
          </table:table-cell>
          <table:table-cell table:style-name="ce1" office:value-type="float" office:value="0.0000813481085572758" calcext:value-type="float">
            <text:p>8.13E-05</text:p>
          </table:table-cell>
          <table:table-cell office:value-type="float" office:value="12.3693167423546" calcext:value-type="float">
            <text:p>12.3693167424</text:p>
          </table:table-cell>
          <table:table-cell office:value-type="float" office:value="0.00000825571151394503" calcext:value-type="float">
            <text:p>8.26E-06</text:p>
          </table:table-cell>
          <table:table-cell office:value-type="float" office:value="9.15990188507847" calcext:value-type="float">
            <text:p>9.1599018851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15.6848250505905" calcext:value-type="float">
            <text:p>15.6848250506</text:p>
          </table:table-cell>
          <table:table-cell office:value-type="float" office:value="0.138514721672936" calcext:value-type="float">
            <text:p>0.1385147217</text:p>
          </table:table-cell>
          <table:table-cell office:value-type="float" office:value="0.138972334501781" calcext:value-type="float">
            <text:p>0.1389723345</text:p>
          </table:table-cell>
          <table:table-cell office:value-type="float" office:value="0.0185896778673155" calcext:value-type="float">
            <text:p>0.0185896779</text:p>
          </table:table-cell>
          <table:table-cell office:value-type="float" office:value="0.0633717371571179" calcext:value-type="float">
            <text:p>0.0633717372</text:p>
          </table:table-cell>
          <table:table-cell office:value-type="float" office:value="0.000121894536083998" calcext:value-type="float">
            <text:p>0.0001218945</text:p>
          </table:table-cell>
          <table:table-cell office:value-type="float" office:value="20.322401171113" calcext:value-type="float">
            <text:p>20.3224011711</text:p>
          </table:table-cell>
          <table:table-cell office:value-type="float" office:value="0.0000120687288724995" calcext:value-type="float">
            <text:p>1.21E-05</text:p>
          </table:table-cell>
          <table:table-cell office:value-type="float" office:value="15.0130729771903" calcext:value-type="float">
            <text:p>15.0130729772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18.8106573881958" calcext:value-type="float">
            <text:p>18.8106573882</text:p>
          </table:table-cell>
          <table:table-cell office:value-type="float" office:value="0.0886796188848989" calcext:value-type="float">
            <text:p>0.0886796189</text:p>
          </table:table-cell>
          <table:table-cell office:value-type="float" office:value="0.0893333780570223" calcext:value-type="float">
            <text:p>0.0893333781</text:p>
          </table:table-cell>
          <table:table-cell office:value-type="float" office:value="0.0166635910945777" calcext:value-type="float">
            <text:p>0.0166635911</text:p>
          </table:table-cell>
          <table:table-cell office:value-type="float" office:value="0.0578347683436243" calcext:value-type="float">
            <text:p>0.0578347683</text:p>
          </table:table-cell>
          <table:table-cell office:value-type="float" office:value="0.000944109158110896" calcext:value-type="float">
            <text:p>0.0009441092</text:p>
          </table:table-cell>
          <table:table-cell office:value-type="float" office:value="24.3104912824962" calcext:value-type="float">
            <text:p>24.3104912825</text:p>
          </table:table-cell>
          <table:table-cell table:style-name="Default" office:value-type="float" office:value="0.685709856502632" calcext:value-type="float">
            <text:p>0.6857098565</text:p>
          </table:table-cell>
          <table:table-cell office:value-type="float" office:value="17.7688842173794" calcext:value-type="float">
            <text:p>17.7688842174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7.89191442531817" calcext:value-type="float">
            <text:p>7.8919144253</text:p>
          </table:table-cell>
          <table:table-cell office:value-type="float" office:value="0.239945036282187" calcext:value-type="float">
            <text:p>0.2399450363</text:p>
          </table:table-cell>
          <table:table-cell office:value-type="float" office:value="0.214307451027357" calcext:value-type="float">
            <text:p>0.214307451</text:p>
          </table:table-cell>
          <table:table-cell office:value-type="float" office:value="0.0329100134850769" calcext:value-type="float">
            <text:p>0.0329100135</text:p>
          </table:table-cell>
          <table:table-cell office:value-type="float" office:value="0.101370097072149" calcext:value-type="float">
            <text:p>0.1013700971</text:p>
          </table:table-cell>
          <table:table-cell office:value-type="float" office:value="0.000208808593948083" calcext:value-type="float">
            <text:p>0.0002088086</text:p>
          </table:table-cell>
          <table:table-cell office:value-type="float" office:value="11.0905363087177" calcext:value-type="float">
            <text:p>11.0905363087</text:p>
          </table:table-cell>
          <table:table-cell office:value-type="float" office:value="0.0000208473617974694" calcext:value-type="float">
            <text:p>2.08E-05</text:p>
          </table:table-cell>
          <table:table-cell office:value-type="float" office:value="9.56308518603275" calcext:value-type="float">
            <text:p>9.563085186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18.2300516072041" calcext:value-type="float">
            <text:p>18.2300516072</text:p>
          </table:table-cell>
          <table:table-cell office:value-type="float" office:value="0.089950330405579" calcext:value-type="float">
            <text:p>0.0899503304</text:p>
          </table:table-cell>
          <table:table-cell office:value-type="float" office:value="0.0902140398674272" calcext:value-type="float">
            <text:p>0.0902140399</text:p>
          </table:table-cell>
          <table:table-cell office:value-type="float" office:value="0.0167124167545617" calcext:value-type="float">
            <text:p>0.0167124168</text:p>
          </table:table-cell>
          <table:table-cell office:value-type="float" office:value="0.056933063307632" calcext:value-type="float">
            <text:p>0.0569330633</text:p>
          </table:table-cell>
          <table:table-cell office:value-type="float" office:value="0.000126904489406227" calcext:value-type="float">
            <text:p>0.0001269045</text:p>
          </table:table-cell>
          <table:table-cell office:value-type="float" office:value="23.5584377449734" calcext:value-type="float">
            <text:p>23.558437745</text:p>
          </table:table-cell>
          <table:table-cell office:value-type="float" office:value="0.0000126840490982768" calcext:value-type="float">
            <text:p>1.27E-05</text:p>
          </table:table-cell>
          <table:table-cell office:value-type="float" office:value="17.2761720963542" calcext:value-type="float">
            <text:p>17.2761720964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16.7695751707344" calcext:value-type="float">
            <text:p>16.7695751707</text:p>
          </table:table-cell>
          <table:table-cell office:value-type="float" office:value="0.102218167988099" calcext:value-type="float">
            <text:p>0.102218168</text:p>
          </table:table-cell>
          <table:table-cell office:value-type="float" office:value="0.0974297836069027" calcext:value-type="float">
            <text:p>0.0974297836</text:p>
          </table:table-cell>
          <table:table-cell office:value-type="float" office:value="0.0172878939526016" calcext:value-type="float">
            <text:p>0.017287894</text:p>
          </table:table-cell>
          <table:table-cell office:value-type="float" office:value="0.0555444581703586" calcext:value-type="float">
            <text:p>0.0555444582</text:p>
          </table:table-cell>
          <table:table-cell office:value-type="float" office:value="0.000134746567572593" calcext:value-type="float">
            <text:p>0.0001347466</text:p>
          </table:table-cell>
          <table:table-cell office:value-type="float" office:value="21.7025342430561" calcext:value-type="float">
            <text:p>21.7025342431</text:p>
          </table:table-cell>
          <table:table-cell office:value-type="float" office:value="0.0000133838411828053" calcext:value-type="float">
            <text:p>1.34E-05</text:p>
          </table:table-cell>
          <table:table-cell office:value-type="float" office:value="15.8608350815798" calcext:value-type="float">
            <text:p>15.8608350816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16.9915863413987" calcext:value-type="float">
            <text:p>16.9915863414</text:p>
          </table:table-cell>
          <table:table-cell office:value-type="float" office:value="0.106793813109877" calcext:value-type="float">
            <text:p>0.1067938131</text:p>
          </table:table-cell>
          <table:table-cell office:value-type="float" office:value="0.105479047879457" calcext:value-type="float">
            <text:p>0.1054790479</text:p>
          </table:table-cell>
          <table:table-cell office:value-type="float" office:value="0.0197416689249502" calcext:value-type="float">
            <text:p>0.0197416689</text:p>
          </table:table-cell>
          <table:table-cell office:value-type="float" office:value="0.0627441771361757" calcext:value-type="float">
            <text:p>0.0627441771</text:p>
          </table:table-cell>
          <table:table-cell office:value-type="float" office:value="0.000127402153346037" calcext:value-type="float">
            <text:p>0.0001274022</text:p>
          </table:table-cell>
          <table:table-cell office:value-type="float" office:value="22.0454074965969" calcext:value-type="float">
            <text:p>22.0454074966</text:p>
          </table:table-cell>
          <table:table-cell office:value-type="float" office:value="0.0000128056705835901" calcext:value-type="float">
            <text:p>1.28E-05</text:p>
          </table:table-cell>
          <table:table-cell office:value-type="float" office:value="16.187487169085" calcext:value-type="float">
            <text:p>16.1874871691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14.9927795492713" calcext:value-type="float">
            <text:p>14.9927795493</text:p>
          </table:table-cell>
          <table:table-cell office:value-type="float" office:value="0.0290281553300129" calcext:value-type="float">
            <text:p>0.0290281553</text:p>
          </table:table-cell>
          <table:table-cell office:value-type="float" office:value="0.0252882350325314" calcext:value-type="float">
            <text:p>0.025288235</text:p>
          </table:table-cell>
          <table:table-cell office:value-type="float" office:value="0.0107186870276366" calcext:value-type="float">
            <text:p>0.010718687</text:p>
          </table:table-cell>
          <table:table-cell office:value-type="float" office:value="0.0414231496976771" calcext:value-type="float">
            <text:p>0.0414231497</text:p>
          </table:table-cell>
          <table:table-cell office:value-type="float" office:value="0.00104960453257096" calcext:value-type="float">
            <text:p>0.0010496045</text:p>
          </table:table-cell>
          <table:table-cell office:value-type="float" office:value="19.4422218889227" calcext:value-type="float">
            <text:p>19.4422218889</text:p>
          </table:table-cell>
          <table:table-cell table:style-name="Default" office:value-type="float" office:value="1.40973798772696" calcext:value-type="float">
            <text:p>1.4097379877</text:p>
          </table:table-cell>
          <table:table-cell office:value-type="float" office:value="14.0124565743657" calcext:value-type="float">
            <text:p>14.0124565744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13.1187661086647" calcext:value-type="float">
            <text:p>13.1187661087</text:p>
          </table:table-cell>
          <table:table-cell office:value-type="float" office:value="0.0900274565589067" calcext:value-type="float">
            <text:p>0.0900274566</text:p>
          </table:table-cell>
          <table:table-cell office:value-type="float" office:value="0.0860275674471393" calcext:value-type="float">
            <text:p>0.0860275674</text:p>
          </table:table-cell>
          <table:table-cell office:value-type="float" office:value="0.0137087759835379" calcext:value-type="float">
            <text:p>0.013708776</text:p>
          </table:table-cell>
          <table:table-cell office:value-type="float" office:value="0.0435026424981328" calcext:value-type="float">
            <text:p>0.0435026425</text:p>
          </table:table-cell>
          <table:table-cell office:value-type="float" office:value="0.00010124185512306" calcext:value-type="float">
            <text:p>0.0001012419</text:p>
          </table:table-cell>
          <table:table-cell office:value-type="float" office:value="16.9705625958804" calcext:value-type="float">
            <text:p>16.9705625959</text:p>
          </table:table-cell>
          <table:table-cell office:value-type="float" office:value="0.0000102209094991909" calcext:value-type="float">
            <text:p>1.02E-05</text:p>
          </table:table-cell>
          <table:table-cell office:value-type="float" office:value="12.4945518054787" calcext:value-type="float">
            <text:p>12.4945518055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18.5090901857619" calcext:value-type="float">
            <text:p>18.5090901858</text:p>
          </table:table-cell>
          <table:table-cell office:value-type="float" office:value="0.0300595057871968" calcext:value-type="float">
            <text:p>0.0300595058</text:p>
          </table:table-cell>
          <table:table-cell office:value-type="float" office:value="0.0299356490877582" calcext:value-type="float">
            <text:p>0.0299356491</text:p>
          </table:table-cell>
          <table:table-cell office:value-type="float" office:value="0.0150200733723493" calcext:value-type="float">
            <text:p>0.0150200734</text:p>
          </table:table-cell>
          <table:table-cell office:value-type="float" office:value="0.0561461059924662" calcext:value-type="float">
            <text:p>0.056146106</text:p>
          </table:table-cell>
          <table:table-cell office:value-type="float" office:value="0.00107550798067386" calcext:value-type="float">
            <text:p>0.001075508</text:p>
          </table:table-cell>
          <table:table-cell office:value-type="float" office:value="23.9999997823397" calcext:value-type="float">
            <text:p>23.9999997823</text:p>
          </table:table-cell>
          <table:table-cell table:style-name="Default" office:value-type="float" office:value="1.53965428943095" calcext:value-type="float">
            <text:p>1.5396542894</text:p>
          </table:table-cell>
          <table:table-cell office:value-type="float" office:value="17.3505272596335" calcext:value-type="float">
            <text:p>17.3505272596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15.1498116284165" calcext:value-type="float">
            <text:p>15.1498116284</text:p>
          </table:table-cell>
          <table:table-cell office:value-type="float" office:value="0.0881499227322725" calcext:value-type="float">
            <text:p>0.0881499227</text:p>
          </table:table-cell>
          <table:table-cell office:value-type="float" office:value="0.0761123373137894" calcext:value-type="float">
            <text:p>0.0761123373</text:p>
          </table:table-cell>
          <table:table-cell office:value-type="float" office:value="0.0146245829235689" calcext:value-type="float">
            <text:p>0.0146245829</text:p>
          </table:table-cell>
          <table:table-cell office:value-type="float" office:value="0.0533308086089562" calcext:value-type="float">
            <text:p>0.0533308086</text:p>
          </table:table-cell>
          <table:table-cell table:style-name="ce1" office:value-type="float" office:value="0.0000811125469411367" calcext:value-type="float">
            <text:p>8.11E-05</text:p>
          </table:table-cell>
          <table:table-cell office:value-type="float" office:value="19.59591772328" calcext:value-type="float">
            <text:p>19.5959177233</text:p>
          </table:table-cell>
          <table:table-cell office:value-type="float" office:value="0.00000809737333439028" calcext:value-type="float">
            <text:p>8.10E-06</text:p>
          </table:table-cell>
          <table:table-cell office:value-type="float" office:value="14.307508091543" calcext:value-type="float">
            <text:p>14.3075080915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10.4974031496725" calcext:value-type="float">
            <text:p>10.4974031497</text:p>
          </table:table-cell>
          <table:table-cell office:value-type="float" office:value="0.0885796045539847" calcext:value-type="float">
            <text:p>0.0885796046</text:p>
          </table:table-cell>
          <table:table-cell office:value-type="float" office:value="0.0797137044362286" calcext:value-type="float">
            <text:p>0.0797137044</text:p>
          </table:table-cell>
          <table:table-cell office:value-type="float" office:value="0.0123640361289281" calcext:value-type="float">
            <text:p>0.0123640361</text:p>
          </table:table-cell>
          <table:table-cell office:value-type="float" office:value="0.0403393416523338" calcext:value-type="float">
            <text:p>0.0403393417</text:p>
          </table:table-cell>
          <table:table-cell table:style-name="ce1" office:value-type="float" office:value="0.0000816965786140321" calcext:value-type="float">
            <text:p>8.17E-05</text:p>
          </table:table-cell>
          <table:table-cell office:value-type="float" office:value="13.6014704008593" calcext:value-type="float">
            <text:p>13.6014704009</text:p>
          </table:table-cell>
          <table:table-cell office:value-type="float" office:value="0.00000808359547332867" calcext:value-type="float">
            <text:p>8.08E-06</text:p>
          </table:table-cell>
          <table:table-cell office:value-type="float" office:value="10.0394434275477" calcext:value-type="float">
            <text:p>10.0394434275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18.9236791878076" calcext:value-type="float">
            <text:p>18.9236791878</text:p>
          </table:table-cell>
          <table:table-cell office:value-type="float" office:value="0.0288128077873512" calcext:value-type="float">
            <text:p>0.0288128078</text:p>
          </table:table-cell>
          <table:table-cell office:value-type="float" office:value="0.0283373117923304" calcext:value-type="float">
            <text:p>0.0283373118</text:p>
          </table:table-cell>
          <table:table-cell office:value-type="float" office:value="0.0130467250182284" calcext:value-type="float">
            <text:p>0.013046725</text:p>
          </table:table-cell>
          <table:table-cell office:value-type="float" office:value="0.0510909247836263" calcext:value-type="float">
            <text:p>0.0510909248</text:p>
          </table:table-cell>
          <table:table-cell office:value-type="float" office:value="0.00105362572565635" calcext:value-type="float">
            <text:p>0.0010536257</text:p>
          </table:table-cell>
          <table:table-cell office:value-type="float" office:value="24.49489723474" calcext:value-type="float">
            <text:p>24.4948972347</text:p>
          </table:table-cell>
          <table:table-cell table:style-name="Default" office:value-type="float" office:value="1.48848540385462" calcext:value-type="float">
            <text:p>1.4884854039</text:p>
          </table:table-cell>
          <table:table-cell office:value-type="float" office:value="17.6815547545094" calcext:value-type="float">
            <text:p>17.6815547545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18.5570260699165" calcext:value-type="float">
            <text:p>18.5570260699</text:p>
          </table:table-cell>
          <table:table-cell office:value-type="float" office:value="0.0899797899412717" calcext:value-type="float">
            <text:p>0.0899797899</text:p>
          </table:table-cell>
          <table:table-cell office:value-type="float" office:value="0.0902499810348408" calcext:value-type="float">
            <text:p>0.090249981</text:p>
          </table:table-cell>
          <table:table-cell office:value-type="float" office:value="0.0176127205829391" calcext:value-type="float">
            <text:p>0.0176127206</text:p>
          </table:table-cell>
          <table:table-cell office:value-type="float" office:value="0.0602807609015723" calcext:value-type="float">
            <text:p>0.0602807609</text:p>
          </table:table-cell>
          <table:table-cell office:value-type="float" office:value="0.000128609217801798" calcext:value-type="float">
            <text:p>0.0001286092</text:p>
          </table:table-cell>
          <table:table-cell office:value-type="float" office:value="23.9999998003418" calcext:value-type="float">
            <text:p>23.9999998003</text:p>
          </table:table-cell>
          <table:table-cell office:value-type="float" office:value="0.0000128810764485499" calcext:value-type="float">
            <text:p>1.29E-05</text:p>
          </table:table-cell>
          <table:table-cell office:value-type="float" office:value="17.5516518722491" calcext:value-type="float">
            <text:p>17.5516518722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12.4951212713975" calcext:value-type="float">
            <text:p>12.4951212714</text:p>
          </table:table-cell>
          <table:table-cell office:value-type="float" office:value="0.0881161660078829" calcext:value-type="float">
            <text:p>0.088116166</text:p>
          </table:table-cell>
          <table:table-cell office:value-type="float" office:value="0.0780464712367596" calcext:value-type="float">
            <text:p>0.0780464712</text:p>
          </table:table-cell>
          <table:table-cell office:value-type="float" office:value="0.0139609356640272" calcext:value-type="float">
            <text:p>0.0139609357</text:p>
          </table:table-cell>
          <table:table-cell office:value-type="float" office:value="0.0505480811183259" calcext:value-type="float">
            <text:p>0.0505480811</text:p>
          </table:table-cell>
          <table:table-cell table:style-name="ce1" office:value-type="float" office:value="0.0000927441759666782" calcext:value-type="float">
            <text:p>9.27E-05</text:p>
          </table:table-cell>
          <table:table-cell office:value-type="float" office:value="16.1864139164279" calcext:value-type="float">
            <text:p>16.1864139164</text:p>
          </table:table-cell>
          <table:table-cell office:value-type="float" office:value="0.0000092034215685553" calcext:value-type="float">
            <text:p>9.20E-06</text:p>
          </table:table-cell>
          <table:table-cell office:value-type="float" office:value="11.9345723545829" calcext:value-type="float">
            <text:p>11.9345723546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15.5966206551486" calcext:value-type="float">
            <text:p>15.5966206551</text:p>
          </table:table-cell>
          <table:table-cell office:value-type="float" office:value="0.149402417911597" calcext:value-type="float">
            <text:p>0.1494024179</text:p>
          </table:table-cell>
          <table:table-cell office:value-type="float" office:value="0.132959333200948" calcext:value-type="float">
            <text:p>0.1329593332</text:p>
          </table:table-cell>
          <table:table-cell office:value-type="float" office:value="0.0233388054813452" calcext:value-type="float">
            <text:p>0.0233388055</text:p>
          </table:table-cell>
          <table:table-cell office:value-type="float" office:value="0.0745951101825243" calcext:value-type="float">
            <text:p>0.0745951102</text:p>
          </table:table-cell>
          <table:table-cell office:value-type="float" office:value="0.000127595710273064" calcext:value-type="float">
            <text:p>0.0001275957</text:p>
          </table:table-cell>
          <table:table-cell office:value-type="float" office:value="20.3469897857014" calcext:value-type="float">
            <text:p>20.3469897857</text:p>
          </table:table-cell>
          <table:table-cell office:value-type="float" office:value="0.0000125827490178636" calcext:value-type="float">
            <text:p>1.26E-05</text:p>
          </table:table-cell>
          <table:table-cell office:value-type="float" office:value="14.9307526267126" calcext:value-type="float">
            <text:p>14.9307526267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9.63770306176737" calcext:value-type="float">
            <text:p>9.6377030618</text:p>
          </table:table-cell>
          <table:table-cell office:value-type="float" office:value="0.126748951236096" calcext:value-type="float">
            <text:p>0.1267489512</text:p>
          </table:table-cell>
          <table:table-cell office:value-type="float" office:value="0.104943446662099" calcext:value-type="float">
            <text:p>0.1049434467</text:p>
          </table:table-cell>
          <table:table-cell office:value-type="float" office:value="0.0176613187775092" calcext:value-type="float">
            <text:p>0.0176613188</text:p>
          </table:table-cell>
          <table:table-cell office:value-type="float" office:value="0.0572570750985908" calcext:value-type="float">
            <text:p>0.0572570751</text:p>
          </table:table-cell>
          <table:table-cell office:value-type="float" office:value="0.000686280431188941" calcext:value-type="float">
            <text:p>0.0006862804</text:p>
          </table:table-cell>
          <table:table-cell office:value-type="float" office:value="12.6095200765852" calcext:value-type="float">
            <text:p>12.6095200766</text:p>
          </table:table-cell>
          <table:table-cell table:style-name="Default" office:value-type="float" office:value="0.464882230782301" calcext:value-type="float">
            <text:p>0.4648822308</text:p>
          </table:table-cell>
          <table:table-cell office:value-type="float" office:value="9.27691051088975" calcext:value-type="float">
            <text:p>9.2769105109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18.9198286660147" calcext:value-type="float">
            <text:p>18.919828666</text:p>
          </table:table-cell>
          <table:table-cell office:value-type="float" office:value="0.0298303738712179" calcext:value-type="float">
            <text:p>0.0298303739</text:p>
          </table:table-cell>
          <table:table-cell office:value-type="float" office:value="0.0256731706046641" calcext:value-type="float">
            <text:p>0.0256731706</text:p>
          </table:table-cell>
          <table:table-cell office:value-type="float" office:value="0.0136420802835594" calcext:value-type="float">
            <text:p>0.0136420803</text:p>
          </table:table-cell>
          <table:table-cell office:value-type="float" office:value="0.0527255989104438" calcext:value-type="float">
            <text:p>0.0527255989</text:p>
          </table:table-cell>
          <table:table-cell office:value-type="float" office:value="0.00105071162548068" calcext:value-type="float">
            <text:p>0.0010507116</text:p>
          </table:table-cell>
          <table:table-cell office:value-type="float" office:value="24.4948971965854" calcext:value-type="float">
            <text:p>24.4948971966</text:p>
          </table:table-cell>
          <table:table-cell table:style-name="Default" office:value-type="float" office:value="1.40699475377074" calcext:value-type="float">
            <text:p>1.4069947538</text:p>
          </table:table-cell>
          <table:table-cell office:value-type="float" office:value="17.7014862290353" calcext:value-type="float">
            <text:p>17.701486229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16.5939337403028" calcext:value-type="float">
            <text:p>16.5939337403</text:p>
          </table:table-cell>
          <table:table-cell office:value-type="float" office:value="0.0957865034851876" calcext:value-type="float">
            <text:p>0.0957865035</text:p>
          </table:table-cell>
          <table:table-cell office:value-type="float" office:value="0.0818787046426973" calcext:value-type="float">
            <text:p>0.0818787046</text:p>
          </table:table-cell>
          <table:table-cell office:value-type="float" office:value="0.0234116097523569" calcext:value-type="float">
            <text:p>0.0234116098</text:p>
          </table:table-cell>
          <table:table-cell office:value-type="float" office:value="0.0787946848956052" calcext:value-type="float">
            <text:p>0.0787946849</text:p>
          </table:table-cell>
          <table:table-cell office:value-type="float" office:value="0.000137071893556597" calcext:value-type="float">
            <text:p>0.0001370719</text:p>
          </table:table-cell>
          <table:table-cell office:value-type="float" office:value="21.6333073554892" calcext:value-type="float">
            <text:p>21.6333073555</text:p>
          </table:table-cell>
          <table:table-cell office:value-type="float" office:value="0.0000137694503628631" calcext:value-type="float">
            <text:p>1.38E-05</text:p>
          </table:table-cell>
          <table:table-cell office:value-type="float" office:value="16.0776273099632" calcext:value-type="float">
            <text:p>16.07762731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18.923713988916" calcext:value-type="float">
            <text:p>18.9237139889</text:p>
          </table:table-cell>
          <table:table-cell office:value-type="float" office:value="0.0287465063564793" calcext:value-type="float">
            <text:p>0.0287465064</text:p>
          </table:table-cell>
          <table:table-cell office:value-type="float" office:value="0.0287769442916476" calcext:value-type="float">
            <text:p>0.0287769443</text:p>
          </table:table-cell>
          <table:table-cell office:value-type="float" office:value="0.0132613315593357" calcext:value-type="float">
            <text:p>0.0132613316</text:p>
          </table:table-cell>
          <table:table-cell office:value-type="float" office:value="0.0515208439356051" calcext:value-type="float">
            <text:p>0.0515208439</text:p>
          </table:table-cell>
          <table:table-cell office:value-type="float" office:value="0.00105814048298265" calcext:value-type="float">
            <text:p>0.0010581405</text:p>
          </table:table-cell>
          <table:table-cell office:value-type="float" office:value="24.494897224236" calcext:value-type="float">
            <text:p>24.4948972242</text:p>
          </table:table-cell>
          <table:table-cell table:style-name="Default" office:value-type="float" office:value="1.50773109226131" calcext:value-type="float">
            <text:p>1.5077310923</text:p>
          </table:table-cell>
          <table:table-cell office:value-type="float" office:value="17.732427990292" calcext:value-type="float">
            <text:p>17.7324279903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17.3272630525153" calcext:value-type="float">
            <text:p>17.3272630525</text:p>
          </table:table-cell>
          <table:table-cell office:value-type="float" office:value="0.157904486051553" calcext:value-type="float">
            <text:p>0.1579044861</text:p>
          </table:table-cell>
          <table:table-cell office:value-type="float" office:value="0.15568630624297" calcext:value-type="float">
            <text:p>0.1556863062</text:p>
          </table:table-cell>
          <table:table-cell office:value-type="float" office:value="0.0222035826322985" calcext:value-type="float">
            <text:p>0.0222035826</text:p>
          </table:table-cell>
          <table:table-cell office:value-type="float" office:value="0.0735202671861433" calcext:value-type="float">
            <text:p>0.0735202672</text:p>
          </table:table-cell>
          <table:table-cell office:value-type="float" office:value="0.00109657901499808" calcext:value-type="float">
            <text:p>0.001096579</text:p>
          </table:table-cell>
          <table:table-cell office:value-type="float" office:value="22.5610280208831" calcext:value-type="float">
            <text:p>22.5610280209</text:p>
          </table:table-cell>
          <table:table-cell table:style-name="Default" office:value-type="float" office:value="1.14444069474552" calcext:value-type="float">
            <text:p>1.1444406947</text:p>
          </table:table-cell>
          <table:table-cell office:value-type="float" office:value="16.4567660845882" calcext:value-type="float">
            <text:p>16.4567660846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6.23830697027509" calcext:value-type="float">
            <text:p>6.2383069703</text:p>
          </table:table-cell>
          <table:table-cell office:value-type="float" office:value="0.0898237555834417" calcext:value-type="float">
            <text:p>0.0898237556</text:p>
          </table:table-cell>
          <table:table-cell office:value-type="float" office:value="0.0851120002817824" calcext:value-type="float">
            <text:p>0.0851120003</text:p>
          </table:table-cell>
          <table:table-cell office:value-type="float" office:value="0.0097938783564047" calcext:value-type="float">
            <text:p>0.0097938784</text:p>
          </table:table-cell>
          <table:table-cell office:value-type="float" office:value="0.0282850701961798" calcext:value-type="float">
            <text:p>0.0282850702</text:p>
          </table:table-cell>
          <table:table-cell table:style-name="ce1" office:value-type="float" office:value="0.0000868427021322168" calcext:value-type="float">
            <text:p>8.68E-05</text:p>
          </table:table-cell>
          <table:table-cell office:value-type="float" office:value="8.12403840938797" calcext:value-type="float">
            <text:p>8.1240384094</text:p>
          </table:table-cell>
          <table:table-cell office:value-type="float" office:value="0.00000819009317518335" calcext:value-type="float">
            <text:p>8.19E-06</text:p>
          </table:table-cell>
          <table:table-cell office:value-type="float" office:value="6.12903595358103" calcext:value-type="float">
            <text:p>6.1290359536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10.139249874017" calcext:value-type="float">
            <text:p>10.139249874</text:p>
          </table:table-cell>
          <table:table-cell office:value-type="float" office:value="0.171506523900477" calcext:value-type="float">
            <text:p>0.1715065239</text:p>
          </table:table-cell>
          <table:table-cell office:value-type="float" office:value="0.156359025650173" calcext:value-type="float">
            <text:p>0.1563590257</text:p>
          </table:table-cell>
          <table:table-cell office:value-type="float" office:value="0.0196228184074087" calcext:value-type="float">
            <text:p>0.0196228184</text:p>
          </table:table-cell>
          <table:table-cell office:value-type="float" office:value="0.0753828366762528" calcext:value-type="float">
            <text:p>0.0753828367</text:p>
          </table:table-cell>
          <table:table-cell office:value-type="float" office:value="0.000125237605140812" calcext:value-type="float">
            <text:p>0.0001252376</text:p>
          </table:table-cell>
          <table:table-cell office:value-type="float" office:value="13.3041346373484" calcext:value-type="float">
            <text:p>13.3041346373</text:p>
          </table:table-cell>
          <table:table-cell office:value-type="float" office:value="0.0000124820152736449" calcext:value-type="float">
            <text:p>1.25E-05</text:p>
          </table:table-cell>
          <table:table-cell office:value-type="float" office:value="10.0587562745262" calcext:value-type="float">
            <text:p>10.0587562745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18.8466168344108" calcext:value-type="float">
            <text:p>18.8466168344</text:p>
          </table:table-cell>
          <table:table-cell office:value-type="float" office:value="0.0369104300447959" calcext:value-type="float">
            <text:p>0.03691043</text:p>
          </table:table-cell>
          <table:table-cell office:value-type="float" office:value="0.030296626268018" calcext:value-type="float">
            <text:p>0.0302966263</text:p>
          </table:table-cell>
          <table:table-cell office:value-type="float" office:value="0.01904015185831" calcext:value-type="float">
            <text:p>0.0190401519</text:p>
          </table:table-cell>
          <table:table-cell office:value-type="float" office:value="0.0672702996258436" calcext:value-type="float">
            <text:p>0.0672702996</text:p>
          </table:table-cell>
          <table:table-cell office:value-type="float" office:value="0.00107231891237281" calcext:value-type="float">
            <text:p>0.0010723189</text:p>
          </table:table-cell>
          <table:table-cell office:value-type="float" office:value="24.4948972147939" calcext:value-type="float">
            <text:p>24.4948972148</text:p>
          </table:table-cell>
          <table:table-cell table:style-name="Default" office:value-type="float" office:value="1.45219922887529" calcext:value-type="float">
            <text:p>1.4521992289</text:p>
          </table:table-cell>
          <table:table-cell office:value-type="float" office:value="17.8087794975938" calcext:value-type="float">
            <text:p>17.8087794976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18.8940923397658" calcext:value-type="float">
            <text:p>18.8940923398</text:p>
          </table:table-cell>
          <table:table-cell office:value-type="float" office:value="0.0293164723441215" calcext:value-type="float">
            <text:p>0.0293164723</text:p>
          </table:table-cell>
          <table:table-cell office:value-type="float" office:value="0.0289772934737663" calcext:value-type="float">
            <text:p>0.0289772935</text:p>
          </table:table-cell>
          <table:table-cell office:value-type="float" office:value="0.0155578727856329" calcext:value-type="float">
            <text:p>0.0155578728</text:p>
          </table:table-cell>
          <table:table-cell office:value-type="float" office:value="0.0576567028180076" calcext:value-type="float">
            <text:p>0.0576567028</text:p>
          </table:table-cell>
          <table:table-cell office:value-type="float" office:value="0.00107285919872605" calcext:value-type="float">
            <text:p>0.0010728592</text:p>
          </table:table-cell>
          <table:table-cell office:value-type="float" office:value="24.4948971460758" calcext:value-type="float">
            <text:p>24.4948971461</text:p>
          </table:table-cell>
          <table:table-cell table:style-name="Default" office:value-type="float" office:value="1.50190180479669" calcext:value-type="float">
            <text:p>1.5019018048</text:p>
          </table:table-cell>
          <table:table-cell office:value-type="float" office:value="17.7696227177015" calcext:value-type="float">
            <text:p>17.7696227177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18.8975789093204" calcext:value-type="float">
            <text:p>18.8975789093</text:p>
          </table:table-cell>
          <table:table-cell office:value-type="float" office:value="0.0313733656608678" calcext:value-type="float">
            <text:p>0.0313733657</text:p>
          </table:table-cell>
          <table:table-cell office:value-type="float" office:value="0.0307813132869536" calcext:value-type="float">
            <text:p>0.0307813133</text:p>
          </table:table-cell>
          <table:table-cell office:value-type="float" office:value="0.0151894365021532" calcext:value-type="float">
            <text:p>0.0151894365</text:p>
          </table:table-cell>
          <table:table-cell office:value-type="float" office:value="0.0566591608362225" calcext:value-type="float">
            <text:p>0.0566591608</text:p>
          </table:table-cell>
          <table:table-cell office:value-type="float" office:value="0.00107547591437239" calcext:value-type="float">
            <text:p>0.0010754759</text:p>
          </table:table-cell>
          <table:table-cell office:value-type="float" office:value="24.4948971494054" calcext:value-type="float">
            <text:p>24.4948971494</text:p>
          </table:table-cell>
          <table:table-cell table:style-name="Default" office:value-type="float" office:value="1.55089345240354" calcext:value-type="float">
            <text:p>1.5508934524</text:p>
          </table:table-cell>
          <table:table-cell office:value-type="float" office:value="17.7560221256663" calcext:value-type="float">
            <text:p>17.7560221257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18.9268892666983" calcext:value-type="float">
            <text:p>18.9268892667</text:p>
          </table:table-cell>
          <table:table-cell office:value-type="float" office:value="0.0287336961172896" calcext:value-type="float">
            <text:p>0.0287336961</text:p>
          </table:table-cell>
          <table:table-cell office:value-type="float" office:value="0.0261689665783896" calcext:value-type="float">
            <text:p>0.0261689666</text:p>
          </table:table-cell>
          <table:table-cell office:value-type="float" office:value="0.0130408604633158" calcext:value-type="float">
            <text:p>0.0130408605</text:p>
          </table:table-cell>
          <table:table-cell office:value-type="float" office:value="0.0509755052263129" calcext:value-type="float">
            <text:p>0.0509755052</text:p>
          </table:table-cell>
          <table:table-cell office:value-type="float" office:value="0.00104901730852017" calcext:value-type="float">
            <text:p>0.0010490173</text:p>
          </table:table-cell>
          <table:table-cell office:value-type="float" office:value="24.4948972025438" calcext:value-type="float">
            <text:p>24.4948972025</text:p>
          </table:table-cell>
          <table:table-cell table:style-name="Default" office:value-type="float" office:value="1.42450772228619" calcext:value-type="float">
            <text:p>1.4245077223</text:p>
          </table:table-cell>
          <table:table-cell office:value-type="float" office:value="17.6979380697496" calcext:value-type="float">
            <text:p>17.6979380697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13.7513725446723" calcext:value-type="float">
            <text:p>13.7513725447</text:p>
          </table:table-cell>
          <table:table-cell office:value-type="float" office:value="0.175507501116566" calcext:value-type="float">
            <text:p>0.1755075011</text:p>
          </table:table-cell>
          <table:table-cell office:value-type="float" office:value="0.173565861951071" calcext:value-type="float">
            <text:p>0.173565862</text:p>
          </table:table-cell>
          <table:table-cell office:value-type="float" office:value="0.0224562158886948" calcext:value-type="float">
            <text:p>0.0224562159</text:p>
          </table:table-cell>
          <table:table-cell office:value-type="float" office:value="0.0674542943322968" calcext:value-type="float">
            <text:p>0.0674542943</text:p>
          </table:table-cell>
          <table:table-cell office:value-type="float" office:value="0.000173849995120439" calcext:value-type="float">
            <text:p>0.00017385</text:p>
          </table:table-cell>
          <table:table-cell office:value-type="float" office:value="17.944358322741" calcext:value-type="float">
            <text:p>17.9443583227</text:p>
          </table:table-cell>
          <table:table-cell office:value-type="float" office:value="0.0000171532176428672" calcext:value-type="float">
            <text:p>1.72E-05</text:p>
          </table:table-cell>
          <table:table-cell office:value-type="float" office:value="13.393350939716" calcext:value-type="float">
            <text:p>13.3933509397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18.8926150955924" calcext:value-type="float">
            <text:p>18.8926150956</text:p>
          </table:table-cell>
          <table:table-cell office:value-type="float" office:value="0.0295454687631855" calcext:value-type="float">
            <text:p>0.0295454688</text:p>
          </table:table-cell>
          <table:table-cell office:value-type="float" office:value="0.0287721198941728" calcext:value-type="float">
            <text:p>0.0287721199</text:p>
          </table:table-cell>
          <table:table-cell office:value-type="float" office:value="0.0155368106979446" calcext:value-type="float">
            <text:p>0.0155368107</text:p>
          </table:table-cell>
          <table:table-cell office:value-type="float" office:value="0.058037056155025" calcext:value-type="float">
            <text:p>0.0580370562</text:p>
          </table:table-cell>
          <table:table-cell office:value-type="float" office:value="0.00108545069418713" calcext:value-type="float">
            <text:p>0.0010854507</text:p>
          </table:table-cell>
          <table:table-cell office:value-type="float" office:value="24.4948972214753" calcext:value-type="float">
            <text:p>24.4948972215</text:p>
          </table:table-cell>
          <table:table-cell table:style-name="Default" office:value-type="float" office:value="1.48289680736018" calcext:value-type="float">
            <text:p>1.4828968074</text:p>
          </table:table-cell>
          <table:table-cell office:value-type="float" office:value="17.7446743773694" calcext:value-type="float">
            <text:p>17.7446743774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3.75933717946987" calcext:value-type="float">
            <text:p>3.7593371795</text:p>
          </table:table-cell>
          <table:table-cell office:value-type="float" office:value="0.0943760018841483" calcext:value-type="float">
            <text:p>0.0943760019</text:p>
          </table:table-cell>
          <table:table-cell office:value-type="float" office:value="0.0934878573106812" calcext:value-type="float">
            <text:p>0.0934878573</text:p>
          </table:table-cell>
          <table:table-cell office:value-type="float" office:value="0.0117474244660588" calcext:value-type="float">
            <text:p>0.0117474245</text:p>
          </table:table-cell>
          <table:table-cell office:value-type="float" office:value="0.0306847884464521" calcext:value-type="float">
            <text:p>0.0306847884</text:p>
          </table:table-cell>
          <table:table-cell office:value-type="float" office:value="0.000128386108238344" calcext:value-type="float">
            <text:p>0.0001283861</text:p>
          </table:table-cell>
          <table:table-cell office:value-type="float" office:value="4.99999995700669" calcext:value-type="float">
            <text:p>4.999999957</text:p>
          </table:table-cell>
          <table:table-cell office:value-type="float" office:value="0.0000127568713382088" calcext:value-type="float">
            <text:p>1.28E-05</text:p>
          </table:table-cell>
          <table:table-cell office:value-type="float" office:value="4.45928250703815" calcext:value-type="float">
            <text:p>4.459282507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15.3854325851662" calcext:value-type="float">
            <text:p>15.3854325852</text:p>
          </table:table-cell>
          <table:table-cell office:value-type="float" office:value="0.0888136796040144" calcext:value-type="float">
            <text:p>0.0888136796</text:p>
          </table:table-cell>
          <table:table-cell office:value-type="float" office:value="0.0788815128876786" calcext:value-type="float">
            <text:p>0.0788815129</text:p>
          </table:table-cell>
          <table:table-cell office:value-type="float" office:value="0.018179324892883" calcext:value-type="float">
            <text:p>0.0181793249</text:p>
          </table:table-cell>
          <table:table-cell office:value-type="float" office:value="0.0620956435304512" calcext:value-type="float">
            <text:p>0.0620956435</text:p>
          </table:table-cell>
          <table:table-cell office:value-type="float" office:value="0.000105415362983116" calcext:value-type="float">
            <text:p>0.0001054154</text:p>
          </table:table-cell>
          <table:table-cell office:value-type="float" office:value="19.9749841063456" calcext:value-type="float">
            <text:p>19.9749841063</text:p>
          </table:table-cell>
          <table:table-cell office:value-type="float" office:value="0.0000105603213058642" calcext:value-type="float">
            <text:p>1.06E-05</text:p>
          </table:table-cell>
          <table:table-cell office:value-type="float" office:value="14.6535672888888" calcext:value-type="float">
            <text:p>14.6535672889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15.3342560231748" calcext:value-type="float">
            <text:p>15.3342560232</text:p>
          </table:table-cell>
          <table:table-cell office:value-type="float" office:value="0.0900855337349841" calcext:value-type="float">
            <text:p>0.0900855337</text:p>
          </table:table-cell>
          <table:table-cell office:value-type="float" office:value="0.0778519340709646" calcext:value-type="float">
            <text:p>0.0778519341</text:p>
          </table:table-cell>
          <table:table-cell office:value-type="float" office:value="0.0154929483483954" calcext:value-type="float">
            <text:p>0.0154929483</text:p>
          </table:table-cell>
          <table:table-cell office:value-type="float" office:value="0.0552525120935111" calcext:value-type="float">
            <text:p>0.0552525121</text:p>
          </table:table-cell>
          <table:table-cell table:style-name="ce1" office:value-type="float" office:value="0.0000848811057458669" calcext:value-type="float">
            <text:p>8.49E-05</text:p>
          </table:table-cell>
          <table:table-cell office:value-type="float" office:value="19.8494330743781" calcext:value-type="float">
            <text:p>19.8494330744</text:p>
          </table:table-cell>
          <table:table-cell office:value-type="float" office:value="0.00000859929520114651" calcext:value-type="float">
            <text:p>8.60E-06</text:p>
          </table:table-cell>
          <table:table-cell office:value-type="float" office:value="14.5005045043268" calcext:value-type="float">
            <text:p>14.5005045043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11.5886647400674" calcext:value-type="float">
            <text:p>11.5886647401</text:p>
          </table:table-cell>
          <table:table-cell office:value-type="float" office:value="0.0883592113739779" calcext:value-type="float">
            <text:p>0.0883592114</text:p>
          </table:table-cell>
          <table:table-cell office:value-type="float" office:value="0.0752615350767907" calcext:value-type="float">
            <text:p>0.0752615351</text:p>
          </table:table-cell>
          <table:table-cell office:value-type="float" office:value="0.0135673138674933" calcext:value-type="float">
            <text:p>0.0135673139</text:p>
          </table:table-cell>
          <table:table-cell office:value-type="float" office:value="0.048929885408468" calcext:value-type="float">
            <text:p>0.0489298854</text:p>
          </table:table-cell>
          <table:table-cell table:style-name="ce1" office:value-type="float" office:value="0.0000772865864424936" calcext:value-type="float">
            <text:p>7.73E-05</text:p>
          </table:table-cell>
          <table:table-cell office:value-type="float" office:value="15.0332962817407" calcext:value-type="float">
            <text:p>15.0332962817</text:p>
          </table:table-cell>
          <table:table-cell office:value-type="float" office:value="0.00000768070395792323" calcext:value-type="float">
            <text:p>7.68E-06</text:p>
          </table:table-cell>
          <table:table-cell office:value-type="float" office:value="10.9916743053229" calcext:value-type="float">
            <text:p>10.9916743053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18.9083770534142" calcext:value-type="float">
            <text:p>18.9083770534</text:p>
          </table:table-cell>
          <table:table-cell office:value-type="float" office:value="0.029070057736095" calcext:value-type="float">
            <text:p>0.0290700577</text:p>
          </table:table-cell>
          <table:table-cell office:value-type="float" office:value="0.028849757568993" calcext:value-type="float">
            <text:p>0.0288497576</text:p>
          </table:table-cell>
          <table:table-cell office:value-type="float" office:value="0.0143378604559637" calcext:value-type="float">
            <text:p>0.0143378605</text:p>
          </table:table-cell>
          <table:table-cell office:value-type="float" office:value="0.0545864299972425" calcext:value-type="float">
            <text:p>0.05458643</text:p>
          </table:table-cell>
          <table:table-cell office:value-type="float" office:value="0.00106503260740691" calcext:value-type="float">
            <text:p>0.0010650326</text:p>
          </table:table-cell>
          <table:table-cell office:value-type="float" office:value="24.4948972012687" calcext:value-type="float">
            <text:p>24.4948972013</text:p>
          </table:table-cell>
          <table:table-cell table:style-name="Default" office:value-type="float" office:value="1.50212797561176" calcext:value-type="float">
            <text:p>1.5021279756</text:p>
          </table:table-cell>
          <table:table-cell office:value-type="float" office:value="17.7196841346523" calcext:value-type="float">
            <text:p>17.7196841347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5.36659115768246" calcext:value-type="float">
            <text:p>5.3665911577</text:p>
          </table:table-cell>
          <table:table-cell office:value-type="float" office:value="0.0899625741908431" calcext:value-type="float">
            <text:p>0.0899625742</text:p>
          </table:table-cell>
          <table:table-cell office:value-type="float" office:value="0.0882505025237409" calcext:value-type="float">
            <text:p>0.0882505025</text:p>
          </table:table-cell>
          <table:table-cell office:value-type="float" office:value="0.00967192234498597" calcext:value-type="float">
            <text:p>0.0096719223</text:p>
          </table:table-cell>
          <table:table-cell office:value-type="float" office:value="0.0264325983302132" calcext:value-type="float">
            <text:p>0.0264325983</text:p>
          </table:table-cell>
          <table:table-cell table:style-name="ce1" office:value-type="float" office:value="0.0000974733820494884" calcext:value-type="float">
            <text:p>9.75E-05</text:p>
          </table:table-cell>
          <table:table-cell office:value-type="float" office:value="6.99999989630743" calcext:value-type="float">
            <text:p>6.9999998963</text:p>
          </table:table-cell>
          <table:table-cell office:value-type="float" office:value="0.00000968447167024093" calcext:value-type="float">
            <text:p>9.68E-06</text:p>
          </table:table-cell>
          <table:table-cell office:value-type="float" office:value="5.46293027872784" calcext:value-type="float">
            <text:p>5.4629302787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18.7743643467575" calcext:value-type="float">
            <text:p>18.7743643468</text:p>
          </table:table-cell>
          <table:table-cell office:value-type="float" office:value="0.0413625481367052" calcext:value-type="float">
            <text:p>0.0413625481</text:p>
          </table:table-cell>
          <table:table-cell office:value-type="float" office:value="0.0394663205166486" calcext:value-type="float">
            <text:p>0.0394663205</text:p>
          </table:table-cell>
          <table:table-cell office:value-type="float" office:value="0.0162122239703555" calcext:value-type="float">
            <text:p>0.016212224</text:p>
          </table:table-cell>
          <table:table-cell office:value-type="float" office:value="0.060791719971427" calcext:value-type="float">
            <text:p>0.06079172</text:p>
          </table:table-cell>
          <table:table-cell office:value-type="float" office:value="0.00107199396503163" calcext:value-type="float">
            <text:p>0.001071994</text:p>
          </table:table-cell>
          <table:table-cell office:value-type="float" office:value="24.3721150101816" calcext:value-type="float">
            <text:p>24.3721150102</text:p>
          </table:table-cell>
          <table:table-cell table:style-name="Default" office:value-type="float" office:value="1.58580506816016" calcext:value-type="float">
            <text:p>1.5858050682</text:p>
          </table:table-cell>
          <table:table-cell office:value-type="float" office:value="17.5016130374574" calcext:value-type="float">
            <text:p>17.5016130375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17.3385787717377" calcext:value-type="float">
            <text:p>17.3385787717</text:p>
          </table:table-cell>
          <table:table-cell office:value-type="float" office:value="0.0884594877725912" calcext:value-type="float">
            <text:p>0.0884594878</text:p>
          </table:table-cell>
          <table:table-cell office:value-type="float" office:value="0.0796464424177596" calcext:value-type="float">
            <text:p>0.0796464424</text:p>
          </table:table-cell>
          <table:table-cell office:value-type="float" office:value="0.0153781024207397" calcext:value-type="float">
            <text:p>0.0153781024</text:p>
          </table:table-cell>
          <table:table-cell office:value-type="float" office:value="0.0547894362712759" calcext:value-type="float">
            <text:p>0.0547894363</text:p>
          </table:table-cell>
          <table:table-cell table:style-name="ce1" office:value-type="float" office:value="0.0000884614253851359" calcext:value-type="float">
            <text:p>8.85E-05</text:p>
          </table:table-cell>
          <table:table-cell office:value-type="float" office:value="22.4053562166801" calcext:value-type="float">
            <text:p>22.4053562167</text:p>
          </table:table-cell>
          <table:table-cell office:value-type="float" office:value="0.00000888341233933084" calcext:value-type="float">
            <text:p>8.88E-06</text:p>
          </table:table-cell>
          <table:table-cell office:value-type="float" office:value="16.340787035879" calcext:value-type="float">
            <text:p>16.3407870359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12.7401571412729" calcext:value-type="float">
            <text:p>12.7401571413</text:p>
          </table:table-cell>
          <table:table-cell office:value-type="float" office:value="0.141558909781525" calcext:value-type="float">
            <text:p>0.1415589098</text:p>
          </table:table-cell>
          <table:table-cell office:value-type="float" office:value="0.170060741325298" calcext:value-type="float">
            <text:p>0.1700607413</text:p>
          </table:table-cell>
          <table:table-cell office:value-type="float" office:value="0.0210634505746993" calcext:value-type="float">
            <text:p>0.0210634506</text:p>
          </table:table-cell>
          <table:table-cell office:value-type="float" office:value="0.061653429120082" calcext:value-type="float">
            <text:p>0.0616534291</text:p>
          </table:table-cell>
          <table:table-cell office:value-type="float" office:value="0.000181247721180702" calcext:value-type="float">
            <text:p>0.0001812477</text:p>
          </table:table-cell>
          <table:table-cell office:value-type="float" office:value="16.6433167728782" calcext:value-type="float">
            <text:p>16.6433167729</text:p>
          </table:table-cell>
          <table:table-cell office:value-type="float" office:value="0.0000180037298655904" calcext:value-type="float">
            <text:p>1.80E-05</text:p>
          </table:table-cell>
          <table:table-cell office:value-type="float" office:value="12.4783480853362" calcext:value-type="float">
            <text:p>12.4783480853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14.5923610986944" calcext:value-type="float">
            <text:p>14.5923610987</text:p>
          </table:table-cell>
          <table:table-cell office:value-type="float" office:value="0.124580051340116" calcext:value-type="float">
            <text:p>0.1245800513</text:p>
          </table:table-cell>
          <table:table-cell office:value-type="float" office:value="0.10356279028772" calcext:value-type="float">
            <text:p>0.1035627903</text:p>
          </table:table-cell>
          <table:table-cell office:value-type="float" office:value="0.0224944368126228" calcext:value-type="float">
            <text:p>0.0224944368</text:p>
          </table:table-cell>
          <table:table-cell office:value-type="float" office:value="0.0741377868873617" calcext:value-type="float">
            <text:p>0.0741377869</text:p>
          </table:table-cell>
          <table:table-cell office:value-type="float" office:value="0.000129771224584236" calcext:value-type="float">
            <text:p>0.0001297712</text:p>
          </table:table-cell>
          <table:table-cell office:value-type="float" office:value="19.0525587327035" calcext:value-type="float">
            <text:p>19.0525587327</text:p>
          </table:table-cell>
          <table:table-cell office:value-type="float" office:value="0.0000128483837253904" calcext:value-type="float">
            <text:p>1.28E-05</text:p>
          </table:table-cell>
          <table:table-cell office:value-type="float" office:value="14.1725058468934" calcext:value-type="float">
            <text:p>14.1725058469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8.9036942295096" calcext:value-type="float">
            <text:p>18.9036942295</text:p>
          </table:table-cell>
          <table:table-cell office:value-type="float" office:value="0.0294394462274958" calcext:value-type="float">
            <text:p>0.0294394462</text:p>
          </table:table-cell>
          <table:table-cell office:value-type="float" office:value="0.0277817361399108" calcext:value-type="float">
            <text:p>0.0277817361</text:p>
          </table:table-cell>
          <table:table-cell office:value-type="float" office:value="0.0148581889619015" calcext:value-type="float">
            <text:p>0.014858189</text:p>
          </table:table-cell>
          <table:table-cell office:value-type="float" office:value="0.0556204771361955" calcext:value-type="float">
            <text:p>0.0556204771</text:p>
          </table:table-cell>
          <table:table-cell office:value-type="float" office:value="0.00108136819121554" calcext:value-type="float">
            <text:p>0.0010813682</text:p>
          </table:table-cell>
          <table:table-cell office:value-type="float" office:value="24.4948971977474" calcext:value-type="float">
            <text:p>24.4948971977</text:p>
          </table:table-cell>
          <table:table-cell table:style-name="Default" office:value-type="float" office:value="1.45875763651074" calcext:value-type="float">
            <text:p>1.4587576365</text:p>
          </table:table-cell>
          <table:table-cell office:value-type="float" office:value="17.7572119632717" calcext:value-type="float">
            <text:p>17.7572119633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18.637086449349" calcext:value-type="float">
            <text:p>18.6370864493</text:p>
          </table:table-cell>
          <table:table-cell office:value-type="float" office:value="0.0338133110502027" calcext:value-type="float">
            <text:p>0.0338133111</text:p>
          </table:table-cell>
          <table:table-cell office:value-type="float" office:value="0.0310053523933964" calcext:value-type="float">
            <text:p>0.0310053524</text:p>
          </table:table-cell>
          <table:table-cell office:value-type="float" office:value="0.0144248893302447" calcext:value-type="float">
            <text:p>0.0144248893</text:p>
          </table:table-cell>
          <table:table-cell office:value-type="float" office:value="0.0539972217709495" calcext:value-type="float">
            <text:p>0.0539972218</text:p>
          </table:table-cell>
          <table:table-cell office:value-type="float" office:value="0.00104895811627956" calcext:value-type="float">
            <text:p>0.0010489581</text:p>
          </table:table-cell>
          <table:table-cell office:value-type="float" office:value="24.1246759548875" calcext:value-type="float">
            <text:p>24.1246759549</text:p>
          </table:table-cell>
          <table:table-cell table:style-name="Default" office:value-type="float" office:value="1.27792306152401" calcext:value-type="float">
            <text:p>1.2779230615</text:p>
          </table:table-cell>
          <table:table-cell office:value-type="float" office:value="17.4906337038992" calcext:value-type="float">
            <text:p>17.4906337039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18.898756625734" calcext:value-type="float">
            <text:p>18.8987566257</text:p>
          </table:table-cell>
          <table:table-cell office:value-type="float" office:value="0.0322470890038981" calcext:value-type="float">
            <text:p>0.032247089</text:p>
          </table:table-cell>
          <table:table-cell office:value-type="float" office:value="0.0268244961815085" calcext:value-type="float">
            <text:p>0.0268244962</text:p>
          </table:table-cell>
          <table:table-cell office:value-type="float" office:value="0.0158866782632683" calcext:value-type="float">
            <text:p>0.0158866783</text:p>
          </table:table-cell>
          <table:table-cell office:value-type="float" office:value="0.0581092409822303" calcext:value-type="float">
            <text:p>0.058109241</text:p>
          </table:table-cell>
          <table:table-cell office:value-type="float" office:value="0.00104322407881055" calcext:value-type="float">
            <text:p>0.0010432241</text:p>
          </table:table-cell>
          <table:table-cell office:value-type="float" office:value="24.4948971947074" calcext:value-type="float">
            <text:p>24.4948971947</text:p>
          </table:table-cell>
          <table:table-cell table:style-name="Default" office:value-type="float" office:value="1.41420803208862" calcext:value-type="float">
            <text:p>1.4142080321</text:p>
          </table:table-cell>
          <table:table-cell office:value-type="float" office:value="17.8054273851342" calcext:value-type="float">
            <text:p>17.8054273851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18.9249584342421" calcext:value-type="float">
            <text:p>18.9249584342</text:p>
          </table:table-cell>
          <table:table-cell office:value-type="float" office:value="0.0287906733634488" calcext:value-type="float">
            <text:p>0.0287906734</text:p>
          </table:table-cell>
          <table:table-cell office:value-type="float" office:value="0.0260694882896533" calcext:value-type="float">
            <text:p>0.0260694883</text:p>
          </table:table-cell>
          <table:table-cell office:value-type="float" office:value="0.0132375292737047" calcext:value-type="float">
            <text:p>0.0132375293</text:p>
          </table:table-cell>
          <table:table-cell office:value-type="float" office:value="0.0514827490842629" calcext:value-type="float">
            <text:p>0.0514827491</text:p>
          </table:table-cell>
          <table:table-cell office:value-type="float" office:value="0.00104317568657975" calcext:value-type="float">
            <text:p>0.0010431757</text:p>
          </table:table-cell>
          <table:table-cell office:value-type="float" office:value="24.494897169431" calcext:value-type="float">
            <text:p>24.4948971694</text:p>
          </table:table-cell>
          <table:table-cell table:style-name="Default" office:value-type="float" office:value="1.42413697618136" calcext:value-type="float">
            <text:p>1.4241369762</text:p>
          </table:table-cell>
          <table:table-cell office:value-type="float" office:value="17.7014876430849" calcext:value-type="float">
            <text:p>17.7014876431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16.3814764199666" calcext:value-type="float">
            <text:p>16.38147642</text:p>
          </table:table-cell>
          <table:table-cell office:value-type="float" office:value="0.0887471752747725" calcext:value-type="float">
            <text:p>0.0887471753</text:p>
          </table:table-cell>
          <table:table-cell office:value-type="float" office:value="0.0749462835909073" calcext:value-type="float">
            <text:p>0.0749462836</text:p>
          </table:table-cell>
          <table:table-cell office:value-type="float" office:value="0.0190501860126411" calcext:value-type="float">
            <text:p>0.019050186</text:p>
          </table:table-cell>
          <table:table-cell office:value-type="float" office:value="0.0675358383936453" calcext:value-type="float">
            <text:p>0.0675358384</text:p>
          </table:table-cell>
          <table:table-cell office:value-type="float" office:value="0.000108663142499179" calcext:value-type="float">
            <text:p>0.0001086631</text:p>
          </table:table-cell>
          <table:table-cell office:value-type="float" office:value="21.260291441664" calcext:value-type="float">
            <text:p>21.2602914417</text:p>
          </table:table-cell>
          <table:table-cell office:value-type="float" office:value="0.0000109224353121432" calcext:value-type="float">
            <text:p>1.09E-05</text:p>
          </table:table-cell>
          <table:table-cell office:value-type="float" office:value="15.6511909650686" calcext:value-type="float">
            <text:p>15.6511909651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18.9256431771917" calcext:value-type="float">
            <text:p>18.9256431772</text:p>
          </table:table-cell>
          <table:table-cell office:value-type="float" office:value="0.0295197961713357" calcext:value-type="float">
            <text:p>0.0295197962</text:p>
          </table:table-cell>
          <table:table-cell office:value-type="float" office:value="0.0296628617602204" calcext:value-type="float">
            <text:p>0.0296628618</text:p>
          </table:table-cell>
          <table:table-cell office:value-type="float" office:value="0.0130218904869418" calcext:value-type="float">
            <text:p>0.0130218905</text:p>
          </table:table-cell>
          <table:table-cell office:value-type="float" office:value="0.0508682749310545" calcext:value-type="float">
            <text:p>0.0508682749</text:p>
          </table:table-cell>
          <table:table-cell office:value-type="float" office:value="0.00105608817925979" calcext:value-type="float">
            <text:p>0.0010560882</text:p>
          </table:table-cell>
          <table:table-cell office:value-type="float" office:value="24.4948971853719" calcext:value-type="float">
            <text:p>24.4948971854</text:p>
          </table:table-cell>
          <table:table-cell table:style-name="Default" office:value-type="float" office:value="1.54124307197877" calcext:value-type="float">
            <text:p>1.541243072</text:p>
          </table:table-cell>
          <table:table-cell office:value-type="float" office:value="17.7213267133092" calcext:value-type="float">
            <text:p>17.7213267133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18.8485678116833" calcext:value-type="float">
            <text:p>18.8485678117</text:p>
          </table:table-cell>
          <table:table-cell office:value-type="float" office:value="0.0292326107568884" calcext:value-type="float">
            <text:p>0.0292326108</text:p>
          </table:table-cell>
          <table:table-cell office:value-type="float" office:value="0.0280654589144125" calcext:value-type="float">
            <text:p>0.0280654589</text:p>
          </table:table-cell>
          <table:table-cell office:value-type="float" office:value="0.014084678346055" calcext:value-type="float">
            <text:p>0.0140846783</text:p>
          </table:table-cell>
          <table:table-cell office:value-type="float" office:value="0.0536674577834611" calcext:value-type="float">
            <text:p>0.0536674578</text:p>
          </table:table-cell>
          <table:table-cell office:value-type="float" office:value="0.00107335094692625" calcext:value-type="float">
            <text:p>0.0010733509</text:p>
          </table:table-cell>
          <table:table-cell office:value-type="float" office:value="24.4131110009665" calcext:value-type="float">
            <text:p>24.413111001</text:p>
          </table:table-cell>
          <table:table-cell table:style-name="Default" office:value-type="float" office:value="1.46958627521504" calcext:value-type="float">
            <text:p>1.4695862752</text:p>
          </table:table-cell>
          <table:table-cell office:value-type="float" office:value="17.6717532473947" calcext:value-type="float">
            <text:p>17.6717532474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18.8971198162902" calcext:value-type="float">
            <text:p>18.8971198163</text:p>
          </table:table-cell>
          <table:table-cell office:value-type="float" office:value="0.0293964212229721" calcext:value-type="float">
            <text:p>0.0293964212</text:p>
          </table:table-cell>
          <table:table-cell office:value-type="float" office:value="0.027545170641654" calcext:value-type="float">
            <text:p>0.0275451706</text:p>
          </table:table-cell>
          <table:table-cell office:value-type="float" office:value="0.0150198868031045" calcext:value-type="float">
            <text:p>0.0150198868</text:p>
          </table:table-cell>
          <table:table-cell office:value-type="float" office:value="0.0562551356218376" calcext:value-type="float">
            <text:p>0.0562551356</text:p>
          </table:table-cell>
          <table:table-cell office:value-type="float" office:value="0.00111123919856446" calcext:value-type="float">
            <text:p>0.0011112392</text:p>
          </table:table-cell>
          <table:table-cell office:value-type="float" office:value="24.4948971893997" calcext:value-type="float">
            <text:p>24.4948971894</text:p>
          </table:table-cell>
          <table:table-cell table:style-name="Default" office:value-type="float" office:value="1.45187437757225" calcext:value-type="float">
            <text:p>1.4518743776</text:p>
          </table:table-cell>
          <table:table-cell office:value-type="float" office:value="17.7035890333217" calcext:value-type="float">
            <text:p>17.7035890333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14.1813923617133" calcext:value-type="float">
            <text:p>14.1813923617</text:p>
          </table:table-cell>
          <table:table-cell office:value-type="float" office:value="0.0981335126335329" calcext:value-type="float">
            <text:p>0.0981335126</text:p>
          </table:table-cell>
          <table:table-cell office:value-type="float" office:value="0.0949786403673673" calcext:value-type="float">
            <text:p>0.0949786404</text:p>
          </table:table-cell>
          <table:table-cell office:value-type="float" office:value="0.0180702742797405" calcext:value-type="float">
            <text:p>0.0180702743</text:p>
          </table:table-cell>
          <table:table-cell office:value-type="float" office:value="0.0594492605640799" calcext:value-type="float">
            <text:p>0.0594492606</text:p>
          </table:table-cell>
          <table:table-cell office:value-type="float" office:value="0.000144661136021866" calcext:value-type="float">
            <text:p>0.0001446611</text:p>
          </table:table-cell>
          <table:table-cell office:value-type="float" office:value="18.4119524882883" calcext:value-type="float">
            <text:p>18.4119524883</text:p>
          </table:table-cell>
          <table:table-cell office:value-type="float" office:value="0.0000144611617290511" calcext:value-type="float">
            <text:p>1.45E-05</text:p>
          </table:table-cell>
          <table:table-cell office:value-type="float" office:value="13.621600243356" calcext:value-type="float">
            <text:p>13.6216002434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18.8653256813845" calcext:value-type="float">
            <text:p>18.8653256814</text:p>
          </table:table-cell>
          <table:table-cell office:value-type="float" office:value="0.0299276809620887" calcext:value-type="float">
            <text:p>0.029927681</text:p>
          </table:table-cell>
          <table:table-cell office:value-type="float" office:value="0.0256253064394646" calcext:value-type="float">
            <text:p>0.0256253064</text:p>
          </table:table-cell>
          <table:table-cell office:value-type="float" office:value="0.0144158206278323" calcext:value-type="float">
            <text:p>0.0144158206</text:p>
          </table:table-cell>
          <table:table-cell office:value-type="float" office:value="0.0546798040740222" calcext:value-type="float">
            <text:p>0.0546798041</text:p>
          </table:table-cell>
          <table:table-cell office:value-type="float" office:value="0.00103961951850383" calcext:value-type="float">
            <text:p>0.0010396195</text:p>
          </table:table-cell>
          <table:table-cell office:value-type="float" office:value="24.433583194049" calcext:value-type="float">
            <text:p>24.433583194</text:p>
          </table:table-cell>
          <table:table-cell table:style-name="Default" office:value-type="float" office:value="1.39930055816973" calcext:value-type="float">
            <text:p>1.3993005582</text:p>
          </table:table-cell>
          <table:table-cell office:value-type="float" office:value="17.6941952381598" calcext:value-type="float">
            <text:p>17.6941952382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8.02263752131023" calcext:value-type="float">
            <text:p>8.0226375213</text:p>
          </table:table-cell>
          <table:table-cell office:value-type="float" office:value="0.0884253716373645" calcext:value-type="float">
            <text:p>0.0884253716</text:p>
          </table:table-cell>
          <table:table-cell office:value-type="float" office:value="0.0796244106161744" calcext:value-type="float">
            <text:p>0.0796244106</text:p>
          </table:table-cell>
          <table:table-cell office:value-type="float" office:value="0.0117562942510915" calcext:value-type="float">
            <text:p>0.0117562943</text:p>
          </table:table-cell>
          <table:table-cell office:value-type="float" office:value="0.0373685059562114" calcext:value-type="float">
            <text:p>0.037368506</text:p>
          </table:table-cell>
          <table:table-cell table:style-name="ce1" office:value-type="float" office:value="0.0000800142076220363" calcext:value-type="float">
            <text:p>8.00E-05</text:p>
          </table:table-cell>
          <table:table-cell office:value-type="float" office:value="10.4403064090013" calcext:value-type="float">
            <text:p>10.440306409</text:p>
          </table:table-cell>
          <table:table-cell office:value-type="float" office:value="0.00000789493750544696" calcext:value-type="float">
            <text:p>7.89E-06</text:p>
          </table:table-cell>
          <table:table-cell office:value-type="float" office:value="7.73800086736318" calcext:value-type="float">
            <text:p>7.7380008674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18.0123805324279" calcext:value-type="float">
            <text:p>18.0123805324</text:p>
          </table:table-cell>
          <table:table-cell office:value-type="float" office:value="0.0899228101142505" calcext:value-type="float">
            <text:p>0.0899228101</text:p>
          </table:table-cell>
          <table:table-cell office:value-type="float" office:value="0.0892259525045739" calcext:value-type="float">
            <text:p>0.0892259525</text:p>
          </table:table-cell>
          <table:table-cell office:value-type="float" office:value="0.0187786219457584" calcext:value-type="float">
            <text:p>0.0187786219</text:p>
          </table:table-cell>
          <table:table-cell office:value-type="float" office:value="0.0627294545077435" calcext:value-type="float">
            <text:p>0.0627294545</text:p>
          </table:table-cell>
          <table:table-cell office:value-type="float" office:value="0.00012964415335345" calcext:value-type="float">
            <text:p>0.0001296442</text:p>
          </table:table-cell>
          <table:table-cell office:value-type="float" office:value="23.3238073851974" calcext:value-type="float">
            <text:p>23.3238073852</text:p>
          </table:table-cell>
          <table:table-cell office:value-type="float" office:value="0.0000129737978698023" calcext:value-type="float">
            <text:p>1.30E-05</text:p>
          </table:table-cell>
          <table:table-cell office:value-type="float" office:value="17.1574832120491" calcext:value-type="float">
            <text:p>17.157483212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18.9118013248076" calcext:value-type="float">
            <text:p>18.9118013248</text:p>
          </table:table-cell>
          <table:table-cell office:value-type="float" office:value="0.0399753739145305" calcext:value-type="float">
            <text:p>0.0399753739</text:p>
          </table:table-cell>
          <table:table-cell office:value-type="float" office:value="0.03702285812607" calcext:value-type="float">
            <text:p>0.0370228581</text:p>
          </table:table-cell>
          <table:table-cell office:value-type="float" office:value="0.0143133490670998" calcext:value-type="float">
            <text:p>0.0143133491</text:p>
          </table:table-cell>
          <table:table-cell office:value-type="float" office:value="0.0534811420832248" calcext:value-type="float">
            <text:p>0.0534811421</text:p>
          </table:table-cell>
          <table:table-cell office:value-type="float" office:value="0.00109236155467544" calcext:value-type="float">
            <text:p>0.0010923616</text:p>
          </table:table-cell>
          <table:table-cell office:value-type="float" office:value="24.4540382606939" calcext:value-type="float">
            <text:p>24.4540382607</text:p>
          </table:table-cell>
          <table:table-cell table:style-name="Default" office:value-type="float" office:value="1.12634605649568" calcext:value-type="float">
            <text:p>1.1263460565</text:p>
          </table:table-cell>
          <table:table-cell office:value-type="float" office:value="17.7704094259409" calcext:value-type="float">
            <text:p>17.7704094259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12.6678815538276" calcext:value-type="float">
            <text:p>12.6678815538</text:p>
          </table:table-cell>
          <table:table-cell office:value-type="float" office:value="0.0896677766238424" calcext:value-type="float">
            <text:p>0.0896677766</text:p>
          </table:table-cell>
          <table:table-cell office:value-type="float" office:value="0.0890824195733461" calcext:value-type="float">
            <text:p>0.0890824196</text:p>
          </table:table-cell>
          <table:table-cell office:value-type="float" office:value="0.0130842074922303" calcext:value-type="float">
            <text:p>0.0130842075</text:p>
          </table:table-cell>
          <table:table-cell office:value-type="float" office:value="0.0405869261403606" calcext:value-type="float">
            <text:p>0.0405869261</text:p>
          </table:table-cell>
          <table:table-cell office:value-type="float" office:value="0.000115465077971315" calcext:value-type="float">
            <text:p>0.0001154651</text:p>
          </table:table-cell>
          <table:table-cell office:value-type="float" office:value="16.3707053834559" calcext:value-type="float">
            <text:p>16.3707053835</text:p>
          </table:table-cell>
          <table:table-cell office:value-type="float" office:value="0.000011594039597086" calcext:value-type="float">
            <text:p>1.16E-05</text:p>
          </table:table-cell>
          <table:table-cell office:value-type="float" office:value="12.0951713290704" calcext:value-type="float">
            <text:p>12.0951713291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14.6540126934486" calcext:value-type="float">
            <text:p>14.6540126934</text:p>
          </table:table-cell>
          <table:table-cell office:value-type="float" office:value="0.0895642983478602" calcext:value-type="float">
            <text:p>0.0895642983</text:p>
          </table:table-cell>
          <table:table-cell office:value-type="float" office:value="0.090697141850955" calcext:value-type="float">
            <text:p>0.0906971419</text:p>
          </table:table-cell>
          <table:table-cell office:value-type="float" office:value="0.0148634566687947" calcext:value-type="float">
            <text:p>0.0148634567</text:p>
          </table:table-cell>
          <table:table-cell office:value-type="float" office:value="0.0483156374430031" calcext:value-type="float">
            <text:p>0.0483156374</text:p>
          </table:table-cell>
          <table:table-cell office:value-type="float" office:value="0.00012506421076594" calcext:value-type="float">
            <text:p>0.0001250642</text:p>
          </table:table-cell>
          <table:table-cell office:value-type="float" office:value="18.9472951267794" calcext:value-type="float">
            <text:p>18.9472951268</text:p>
          </table:table-cell>
          <table:table-cell office:value-type="float" office:value="0.0000125572444903688" calcext:value-type="float">
            <text:p>1.26E-05</text:p>
          </table:table-cell>
          <table:table-cell office:value-type="float" office:value="13.9777944779376" calcext:value-type="float">
            <text:p>13.9777944779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17.7811518080168" calcext:value-type="float">
            <text:p>17.781151808</text:p>
          </table:table-cell>
          <table:table-cell office:value-type="float" office:value="0.161672417408617" calcext:value-type="float">
            <text:p>0.1616724174</text:p>
          </table:table-cell>
          <table:table-cell office:value-type="float" office:value="0.161293993563801" calcext:value-type="float">
            <text:p>0.1612939936</text:p>
          </table:table-cell>
          <table:table-cell office:value-type="float" office:value="0.024568407831873" calcext:value-type="float">
            <text:p>0.0245684078</text:p>
          </table:table-cell>
          <table:table-cell office:value-type="float" office:value="0.0853755773640478" calcext:value-type="float">
            <text:p>0.0853755774</text:p>
          </table:table-cell>
          <table:table-cell office:value-type="float" office:value="0.000125638781537404" calcext:value-type="float">
            <text:p>0.0001256388</text:p>
          </table:table-cell>
          <table:table-cell office:value-type="float" office:value="23.1516735843191" calcext:value-type="float">
            <text:p>23.1516735843</text:p>
          </table:table-cell>
          <table:table-cell office:value-type="float" office:value="0.0000126490302338719" calcext:value-type="float">
            <text:p>1.26E-05</text:p>
          </table:table-cell>
          <table:table-cell office:value-type="float" office:value="16.8939462768794" calcext:value-type="float">
            <text:p>16.8939462769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5.9955027229323" calcext:value-type="float">
            <text:p>5.9955027229</text:p>
          </table:table-cell>
          <table:table-cell office:value-type="float" office:value="0.0883402168564398" calcext:value-type="float">
            <text:p>0.0883402169</text:p>
          </table:table-cell>
          <table:table-cell office:value-type="float" office:value="0.0762293270172411" calcext:value-type="float">
            <text:p>0.076229327</text:p>
          </table:table-cell>
          <table:table-cell office:value-type="float" office:value="0.0115224163818211" calcext:value-type="float">
            <text:p>0.0115224164</text:p>
          </table:table-cell>
          <table:table-cell office:value-type="float" office:value="0.0391953952588958" calcext:value-type="float">
            <text:p>0.0391953953</text:p>
          </table:table-cell>
          <table:table-cell table:style-name="ce1" office:value-type="float" office:value="0.0000737849792709163" calcext:value-type="float">
            <text:p>7.38E-05</text:p>
          </table:table-cell>
          <table:table-cell office:value-type="float" office:value="7.87400762887173" calcext:value-type="float">
            <text:p>7.8740076289</text:p>
          </table:table-cell>
          <table:table-cell office:value-type="float" office:value="0.00000756873336442097" calcext:value-type="float">
            <text:p>7.57E-06</text:p>
          </table:table-cell>
          <table:table-cell office:value-type="float" office:value="5.9088068057576" calcext:value-type="float">
            <text:p>5.9088068058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18.919992747838" calcext:value-type="float">
            <text:p>18.9199927478</text:p>
          </table:table-cell>
          <table:table-cell office:value-type="float" office:value="0.0290030658859741" calcext:value-type="float">
            <text:p>0.0290030659</text:p>
          </table:table-cell>
          <table:table-cell office:value-type="float" office:value="0.0275797184880697" calcext:value-type="float">
            <text:p>0.0275797185</text:p>
          </table:table-cell>
          <table:table-cell office:value-type="float" office:value="0.0133920424964676" calcext:value-type="float">
            <text:p>0.0133920425</text:p>
          </table:table-cell>
          <table:table-cell office:value-type="float" office:value="0.0519597116490219" calcext:value-type="float">
            <text:p>0.0519597116</text:p>
          </table:table-cell>
          <table:table-cell office:value-type="float" office:value="0.00105715237584953" calcext:value-type="float">
            <text:p>0.0010571524</text:p>
          </table:table-cell>
          <table:table-cell office:value-type="float" office:value="24.4948972196291" calcext:value-type="float">
            <text:p>24.4948972196</text:p>
          </table:table-cell>
          <table:table-cell table:style-name="Default" office:value-type="float" office:value="1.45580154779163" calcext:value-type="float">
            <text:p>1.4558015478</text:p>
          </table:table-cell>
          <table:table-cell office:value-type="float" office:value="17.680018358051" calcext:value-type="float">
            <text:p>17.6800183581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18.2483359379368" calcext:value-type="float">
            <text:p>18.2483359379</text:p>
          </table:table-cell>
          <table:table-cell office:value-type="float" office:value="0.0338890815095545" calcext:value-type="float">
            <text:p>0.0338890815</text:p>
          </table:table-cell>
          <table:table-cell office:value-type="float" office:value="0.0338975999378652" calcext:value-type="float">
            <text:p>0.0338975999</text:p>
          </table:table-cell>
          <table:table-cell office:value-type="float" office:value="0.0148863028774559" calcext:value-type="float">
            <text:p>0.0148863029</text:p>
          </table:table-cell>
          <table:table-cell office:value-type="float" office:value="0.0554154826976743" calcext:value-type="float">
            <text:p>0.0554154827</text:p>
          </table:table-cell>
          <table:table-cell office:value-type="float" office:value="0.0010940387673995" calcext:value-type="float">
            <text:p>0.0010940388</text:p>
          </table:table-cell>
          <table:table-cell office:value-type="float" office:value="23.6431806441402" calcext:value-type="float">
            <text:p>23.6431806441</text:p>
          </table:table-cell>
          <table:table-cell table:style-name="Default" office:value-type="float" office:value="1.36583543712316" calcext:value-type="float">
            <text:p>1.3658354371</text:p>
          </table:table-cell>
          <table:table-cell office:value-type="float" office:value="17.1529666579466" calcext:value-type="float">
            <text:p>17.1529666579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14.8345847741659" calcext:value-type="float">
            <text:p>14.8345847742</text:p>
          </table:table-cell>
          <table:table-cell office:value-type="float" office:value="0.0893990535036356" calcext:value-type="float">
            <text:p>0.0893990535</text:p>
          </table:table-cell>
          <table:table-cell office:value-type="float" office:value="0.0892842260123601" calcext:value-type="float">
            <text:p>0.089284226</text:p>
          </table:table-cell>
          <table:table-cell office:value-type="float" office:value="0.0130687168774865" calcext:value-type="float">
            <text:p>0.0130687169</text:p>
          </table:table-cell>
          <table:table-cell office:value-type="float" office:value="0.04430735628726" calcext:value-type="float">
            <text:p>0.0443073563</text:p>
          </table:table-cell>
          <table:table-cell office:value-type="float" office:value="0.000107516001834589" calcext:value-type="float">
            <text:p>0.000107516</text:p>
          </table:table-cell>
          <table:table-cell office:value-type="float" office:value="19.1572438408362" calcext:value-type="float">
            <text:p>19.1572438408</text:p>
          </table:table-cell>
          <table:table-cell office:value-type="float" office:value="0.0000106930650849209" calcext:value-type="float">
            <text:p>1.07E-05</text:p>
          </table:table-cell>
          <table:table-cell office:value-type="float" office:value="14.0911645235985" calcext:value-type="float">
            <text:p>14.0911645236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2.99602215282133" calcext:value-type="float">
            <text:p>2.9960221528</text:p>
          </table:table-cell>
          <table:table-cell office:value-type="float" office:value="0.0891192893635061" calcext:value-type="float">
            <text:p>0.0891192894</text:p>
          </table:table-cell>
          <table:table-cell office:value-type="float" office:value="0.0855516703854452" calcext:value-type="float">
            <text:p>0.0855516704</text:p>
          </table:table-cell>
          <table:table-cell office:value-type="float" office:value="0.00960078082979154" calcext:value-type="float">
            <text:p>0.0096007808</text:p>
          </table:table-cell>
          <table:table-cell office:value-type="float" office:value="0.0222030059546255" calcext:value-type="float">
            <text:p>0.022203006</text:p>
          </table:table-cell>
          <table:table-cell table:style-name="ce1" office:value-type="float" office:value="0.0000880308640514028" calcext:value-type="float">
            <text:p>8.80E-05</text:p>
          </table:table-cell>
          <table:table-cell office:value-type="float" office:value="4.00000034730593" calcext:value-type="float">
            <text:p>4.0000003473</text:p>
          </table:table-cell>
          <table:table-cell office:value-type="float" office:value="0.00000927521269937674" calcext:value-type="float">
            <text:p>9.28E-06</text:p>
          </table:table-cell>
          <table:table-cell office:value-type="float" office:value="3.39178279519276" calcext:value-type="float">
            <text:p>3.3917827952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14.9037802418272" calcext:value-type="float">
            <text:p>14.9037802418</text:p>
          </table:table-cell>
          <table:table-cell office:value-type="float" office:value="0.155486234622265" calcext:value-type="float">
            <text:p>0.1554862346</text:p>
          </table:table-cell>
          <table:table-cell office:value-type="float" office:value="0.131049982261977" calcext:value-type="float">
            <text:p>0.1310499823</text:p>
          </table:table-cell>
          <table:table-cell office:value-type="float" office:value="0.0219222781078608" calcext:value-type="float">
            <text:p>0.0219222781</text:p>
          </table:table-cell>
          <table:table-cell office:value-type="float" office:value="0.0709384909517014" calcext:value-type="float">
            <text:p>0.070938491</text:p>
          </table:table-cell>
          <table:table-cell office:value-type="float" office:value="0.000677779670040312" calcext:value-type="float">
            <text:p>0.0006777797</text:p>
          </table:table-cell>
          <table:table-cell office:value-type="float" office:value="19.4164877325784" calcext:value-type="float">
            <text:p>19.4164877326</text:p>
          </table:table-cell>
          <table:table-cell table:style-name="Default" office:value-type="float" office:value="0.598528496733335" calcext:value-type="float">
            <text:p>0.5985284967</text:p>
          </table:table-cell>
          <table:table-cell office:value-type="float" office:value="14.3021001634185" calcext:value-type="float">
            <text:p>14.3021001634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18.0681177772884" calcext:value-type="float">
            <text:p>18.0681177773</text:p>
          </table:table-cell>
          <table:table-cell office:value-type="float" office:value="0.0400428225927586" calcext:value-type="float">
            <text:p>0.0400428226</text:p>
          </table:table-cell>
          <table:table-cell office:value-type="float" office:value="0.0388710058751047" calcext:value-type="float">
            <text:p>0.0388710059</text:p>
          </table:table-cell>
          <table:table-cell office:value-type="float" office:value="0.0144436855953524" calcext:value-type="float">
            <text:p>0.0144436856</text:p>
          </table:table-cell>
          <table:table-cell office:value-type="float" office:value="0.0538272919345123" calcext:value-type="float">
            <text:p>0.0538272919</text:p>
          </table:table-cell>
          <table:table-cell office:value-type="float" office:value="0.00110461181785857" calcext:value-type="float">
            <text:p>0.0011046118</text:p>
          </table:table-cell>
          <table:table-cell office:value-type="float" office:value="23.3880309223494" calcext:value-type="float">
            <text:p>23.3880309223</text:p>
          </table:table-cell>
          <table:table-cell table:style-name="Default" office:value-type="float" office:value="1.16304567166818" calcext:value-type="float">
            <text:p>1.1630456717</text:p>
          </table:table-cell>
          <table:table-cell office:value-type="float" office:value="16.9423251328079" calcext:value-type="float">
            <text:p>16.9423251328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3.95774117836743" calcext:value-type="float">
            <text:p>3.9577411784</text:p>
          </table:table-cell>
          <table:table-cell office:value-type="float" office:value="0.0898633481546042" calcext:value-type="float">
            <text:p>0.0898633482</text:p>
          </table:table-cell>
          <table:table-cell office:value-type="float" office:value="0.0876350170760568" calcext:value-type="float">
            <text:p>0.0876350171</text:p>
          </table:table-cell>
          <table:table-cell office:value-type="float" office:value="0.0105679226222483" calcext:value-type="float">
            <text:p>0.0105679226</text:p>
          </table:table-cell>
          <table:table-cell office:value-type="float" office:value="0.0225561013265701" calcext:value-type="float">
            <text:p>0.0225561013</text:p>
          </table:table-cell>
          <table:table-cell table:style-name="ce1" office:value-type="float" office:value="0.0000963815620353028" calcext:value-type="float">
            <text:p>9.64E-05</text:p>
          </table:table-cell>
          <table:table-cell office:value-type="float" office:value="5.19615231470636" calcext:value-type="float">
            <text:p>5.1961523147</text:p>
          </table:table-cell>
          <table:table-cell office:value-type="float" office:value="0.00000929386461895348" calcext:value-type="float">
            <text:p>9.29E-06</text:p>
          </table:table-cell>
          <table:table-cell office:value-type="float" office:value="4.23721758019205" calcext:value-type="float">
            <text:p>4.2372175802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10.8188889630353" calcext:value-type="float">
            <text:p>10.818888963</text:p>
          </table:table-cell>
          <table:table-cell office:value-type="float" office:value="0.0939074398399164" calcext:value-type="float">
            <text:p>0.0939074398</text:p>
          </table:table-cell>
          <table:table-cell office:value-type="float" office:value="0.092802421441982" calcext:value-type="float">
            <text:p>0.0928024214</text:p>
          </table:table-cell>
          <table:table-cell office:value-type="float" office:value="0.0141542507978687" calcext:value-type="float">
            <text:p>0.0141542508</text:p>
          </table:table-cell>
          <table:table-cell office:value-type="float" office:value="0.0427443933485709" calcext:value-type="float">
            <text:p>0.0427443933</text:p>
          </table:table-cell>
          <table:table-cell office:value-type="float" office:value="0.000129597230448287" calcext:value-type="float">
            <text:p>0.0001295972</text:p>
          </table:table-cell>
          <table:table-cell office:value-type="float" office:value="14.0356687541689" calcext:value-type="float">
            <text:p>14.0356687542</text:p>
          </table:table-cell>
          <table:table-cell office:value-type="float" office:value="0.0000130359768267743" calcext:value-type="float">
            <text:p>1.30E-05</text:p>
          </table:table-cell>
          <table:table-cell office:value-type="float" office:value="10.4382543965244" calcext:value-type="float">
            <text:p>10.4382543965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18.925032646788" calcext:value-type="float">
            <text:p>18.9250326468</text:p>
          </table:table-cell>
          <table:table-cell office:value-type="float" office:value="0.0288970075293843" calcext:value-type="float">
            <text:p>0.0288970075</text:p>
          </table:table-cell>
          <table:table-cell office:value-type="float" office:value="0.0269390711584516" calcext:value-type="float">
            <text:p>0.0269390712</text:p>
          </table:table-cell>
          <table:table-cell office:value-type="float" office:value="0.0131746982609949" calcext:value-type="float">
            <text:p>0.0131746983</text:p>
          </table:table-cell>
          <table:table-cell office:value-type="float" office:value="0.0513280236855857" calcext:value-type="float">
            <text:p>0.0513280237</text:p>
          </table:table-cell>
          <table:table-cell office:value-type="float" office:value="0.00104212332955765" calcext:value-type="float">
            <text:p>0.0010421233</text:p>
          </table:table-cell>
          <table:table-cell office:value-type="float" office:value="24.4948972064166" calcext:value-type="float">
            <text:p>24.4948972064</text:p>
          </table:table-cell>
          <table:table-cell table:style-name="Default" office:value-type="float" office:value="1.44434404577963" calcext:value-type="float">
            <text:p>1.4443440458</text:p>
          </table:table-cell>
          <table:table-cell office:value-type="float" office:value="17.698046849033" calcext:value-type="float">
            <text:p>17.698046849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17.0074434538768" calcext:value-type="float">
            <text:p>17.0074434539</text:p>
          </table:table-cell>
          <table:table-cell office:value-type="float" office:value="0.0886769983735325" calcext:value-type="float">
            <text:p>0.0886769984</text:p>
          </table:table-cell>
          <table:table-cell office:value-type="float" office:value="0.0802303045123964" calcext:value-type="float">
            <text:p>0.0802303045</text:p>
          </table:table-cell>
          <table:table-cell office:value-type="float" office:value="0.0152522435618338" calcext:value-type="float">
            <text:p>0.0152522436</text:p>
          </table:table-cell>
          <table:table-cell office:value-type="float" office:value="0.0535830586024682" calcext:value-type="float">
            <text:p>0.0535830586</text:p>
          </table:table-cell>
          <table:table-cell table:style-name="ce1" office:value-type="float" office:value="0.0000900397107040357" calcext:value-type="float">
            <text:p>9.00E-05</text:p>
          </table:table-cell>
          <table:table-cell office:value-type="float" office:value="21.9772607226509" calcext:value-type="float">
            <text:p>21.9772607227</text:p>
          </table:table-cell>
          <table:table-cell office:value-type="float" office:value="0.00000901148859255693" calcext:value-type="float">
            <text:p>9.01E-06</text:p>
          </table:table-cell>
          <table:table-cell office:value-type="float" office:value="16.058127491083" calcext:value-type="float">
            <text:p>16.0581274911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16.7120885850099" calcext:value-type="float">
            <text:p>16.712088585</text:p>
          </table:table-cell>
          <table:table-cell office:value-type="float" office:value="0.0881914213977204" calcext:value-type="float">
            <text:p>0.0881914214</text:p>
          </table:table-cell>
          <table:table-cell office:value-type="float" office:value="0.0761436511070481" calcext:value-type="float">
            <text:p>0.0761436511</text:p>
          </table:table-cell>
          <table:table-cell office:value-type="float" office:value="0.0155308413135274" calcext:value-type="float">
            <text:p>0.0155308413</text:p>
          </table:table-cell>
          <table:table-cell office:value-type="float" office:value="0.0570209346617177" calcext:value-type="float">
            <text:p>0.0570209347</text:p>
          </table:table-cell>
          <table:table-cell table:style-name="ce1" office:value-type="float" office:value="0.0000842254041308925" calcext:value-type="float">
            <text:p>8.42E-05</text:p>
          </table:table-cell>
          <table:table-cell office:value-type="float" office:value="21.6101826042689" calcext:value-type="float">
            <text:p>21.6101826043</text:p>
          </table:table-cell>
          <table:table-cell office:value-type="float" office:value="0.00000842944512874705" calcext:value-type="float">
            <text:p>8.43E-06</text:p>
          </table:table-cell>
          <table:table-cell office:value-type="float" office:value="15.7621038635294" calcext:value-type="float">
            <text:p>15.7621038635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18.726519530498" calcext:value-type="float">
            <text:p>18.7265195305</text:p>
          </table:table-cell>
          <table:table-cell office:value-type="float" office:value="0.0290311403684245" calcext:value-type="float">
            <text:p>0.0290311404</text:p>
          </table:table-cell>
          <table:table-cell office:value-type="float" office:value="0.0269151239558492" calcext:value-type="float">
            <text:p>0.026915124</text:p>
          </table:table-cell>
          <table:table-cell office:value-type="float" office:value="0.0136571916883338" calcext:value-type="float">
            <text:p>0.0136571917</text:p>
          </table:table-cell>
          <table:table-cell office:value-type="float" office:value="0.0524125881961995" calcext:value-type="float">
            <text:p>0.0524125882</text:p>
          </table:table-cell>
          <table:table-cell office:value-type="float" office:value="0.00104161516028758" calcext:value-type="float">
            <text:p>0.0010416152</text:p>
          </table:table-cell>
          <table:table-cell office:value-type="float" office:value="24.2487110690121" calcext:value-type="float">
            <text:p>24.248711069</text:p>
          </table:table-cell>
          <table:table-cell table:style-name="Default" office:value-type="float" office:value="1.43840029359315" calcext:value-type="float">
            <text:p>1.4384002936</text:p>
          </table:table-cell>
          <table:table-cell office:value-type="float" office:value="17.5267574101853" calcext:value-type="float">
            <text:p>17.5267574102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14.0035668539919" calcext:value-type="float">
            <text:p>14.003566854</text:p>
          </table:table-cell>
          <table:table-cell office:value-type="float" office:value="0.0901319054597335" calcext:value-type="float">
            <text:p>0.0901319055</text:p>
          </table:table-cell>
          <table:table-cell office:value-type="float" office:value="0.0863365594141858" calcext:value-type="float">
            <text:p>0.0863365594</text:p>
          </table:table-cell>
          <table:table-cell office:value-type="float" office:value="0.0149346031836102" calcext:value-type="float">
            <text:p>0.0149346032</text:p>
          </table:table-cell>
          <table:table-cell office:value-type="float" office:value="0.0480827632435741" calcext:value-type="float">
            <text:p>0.0480827632</text:p>
          </table:table-cell>
          <table:table-cell table:style-name="ce1" office:value-type="float" office:value="0.0000974561829381966" calcext:value-type="float">
            <text:p>9.75E-05</text:p>
          </table:table-cell>
          <table:table-cell office:value-type="float" office:value="18.1383570096962" calcext:value-type="float">
            <text:p>18.1383570097</text:p>
          </table:table-cell>
          <table:table-cell office:value-type="float" office:value="0.00000975371403619013" calcext:value-type="float">
            <text:p>9.75E-06</text:p>
          </table:table-cell>
          <table:table-cell office:value-type="float" office:value="13.2380411550589" calcext:value-type="float">
            <text:p>13.2380411551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12.6002951298908" calcext:value-type="float">
            <text:p>12.6002951299</text:p>
          </table:table-cell>
          <table:table-cell office:value-type="float" office:value="0.0907715805427528" calcext:value-type="float">
            <text:p>0.0907715805</text:p>
          </table:table-cell>
          <table:table-cell office:value-type="float" office:value="0.0704388110248126" calcext:value-type="float">
            <text:p>0.070438811</text:p>
          </table:table-cell>
          <table:table-cell office:value-type="float" office:value="0.0152538884900583" calcext:value-type="float">
            <text:p>0.0152538885</text:p>
          </table:table-cell>
          <table:table-cell office:value-type="float" office:value="0.0599174912375536" calcext:value-type="float">
            <text:p>0.0599174912</text:p>
          </table:table-cell>
          <table:table-cell table:style-name="ce1" office:value-type="float" office:value="0.0000816801969679373" calcext:value-type="float">
            <text:p>8.17E-05</text:p>
          </table:table-cell>
          <table:table-cell office:value-type="float" office:value="16.3707054077786" calcext:value-type="float">
            <text:p>16.3707054078</text:p>
          </table:table-cell>
          <table:table-cell office:value-type="float" office:value="0.00000819133912254138" calcext:value-type="float">
            <text:p>8.19E-06</text:p>
          </table:table-cell>
          <table:table-cell office:value-type="float" office:value="11.9643863958063" calcext:value-type="float">
            <text:p>11.9643863958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10.3645139898642" calcext:value-type="float">
            <text:p>10.3645139899</text:p>
          </table:table-cell>
          <table:table-cell office:value-type="float" office:value="0.0396165329777005" calcext:value-type="float">
            <text:p>0.039616533</text:p>
          </table:table-cell>
          <table:table-cell office:value-type="float" office:value="0.0360216418498847" calcext:value-type="float">
            <text:p>0.0360216418</text:p>
          </table:table-cell>
          <table:table-cell office:value-type="float" office:value="0.00975627033785389" calcext:value-type="float">
            <text:p>0.0097562703</text:p>
          </table:table-cell>
          <table:table-cell office:value-type="float" office:value="0.0346776216485492" calcext:value-type="float">
            <text:p>0.0346776216</text:p>
          </table:table-cell>
          <table:table-cell office:value-type="float" office:value="0.00111454413224426" calcext:value-type="float">
            <text:p>0.0011145441</text:p>
          </table:table-cell>
          <table:table-cell office:value-type="float" office:value="13.4907374508448" calcext:value-type="float">
            <text:p>13.4907374508</text:p>
          </table:table-cell>
          <table:table-cell table:style-name="Default" office:value-type="float" office:value="1.11408947739891" calcext:value-type="float">
            <text:p>1.1140894774</text:p>
          </table:table-cell>
          <table:table-cell office:value-type="float" office:value="9.65379940597149" calcext:value-type="float">
            <text:p>9.653799406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18.9213139116573" calcext:value-type="float">
            <text:p>18.9213139117</text:p>
          </table:table-cell>
          <table:table-cell office:value-type="float" office:value="0.029720771187603" calcext:value-type="float">
            <text:p>0.0297207712</text:p>
          </table:table-cell>
          <table:table-cell office:value-type="float" office:value="0.025452266581942" calcext:value-type="float">
            <text:p>0.0254522666</text:p>
          </table:table-cell>
          <table:table-cell office:value-type="float" office:value="0.0136525572840274" calcext:value-type="float">
            <text:p>0.0136525573</text:p>
          </table:table-cell>
          <table:table-cell office:value-type="float" office:value="0.0526442887729267" calcext:value-type="float">
            <text:p>0.0526442888</text:p>
          </table:table-cell>
          <table:table-cell office:value-type="float" office:value="0.00102903872794217" calcext:value-type="float">
            <text:p>0.0010290387</text:p>
          </table:table-cell>
          <table:table-cell office:value-type="float" office:value="24.4948971433297" calcext:value-type="float">
            <text:p>24.4948971433</text:p>
          </table:table-cell>
          <table:table-cell table:style-name="Default" office:value-type="float" office:value="1.40591584681629" calcext:value-type="float">
            <text:p>1.4059158468</text:p>
          </table:table-cell>
          <table:table-cell office:value-type="float" office:value="17.7067126329872" calcext:value-type="float">
            <text:p>17.706712633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16.2112563754337" calcext:value-type="float">
            <text:p>16.2112563754</text:p>
          </table:table-cell>
          <table:table-cell office:value-type="float" office:value="0.0888953531604757" calcext:value-type="float">
            <text:p>0.0888953532</text:p>
          </table:table-cell>
          <table:table-cell office:value-type="float" office:value="0.0843070336374967" calcext:value-type="float">
            <text:p>0.0843070336</text:p>
          </table:table-cell>
          <table:table-cell office:value-type="float" office:value="0.0149901183455652" calcext:value-type="float">
            <text:p>0.0149901183</text:p>
          </table:table-cell>
          <table:table-cell office:value-type="float" office:value="0.0498567105013345" calcext:value-type="float">
            <text:p>0.0498567105</text:p>
          </table:table-cell>
          <table:table-cell table:style-name="ce1" office:value-type="float" office:value="0.0000930759354391433" calcext:value-type="float">
            <text:p>9.31E-05</text:p>
          </table:table-cell>
          <table:table-cell office:value-type="float" office:value="20.9523266677138" calcext:value-type="float">
            <text:p>20.9523266677</text:p>
          </table:table-cell>
          <table:table-cell office:value-type="float" office:value="0.00000927824381399619" calcext:value-type="float">
            <text:p>9.28E-06</text:p>
          </table:table-cell>
          <table:table-cell office:value-type="float" office:value="15.3054475408567" calcext:value-type="float">
            <text:p>15.3054475409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18.9292137104765" calcext:value-type="float">
            <text:p>18.9292137105</text:p>
          </table:table-cell>
          <table:table-cell office:value-type="float" office:value="0.0288766644766644" calcext:value-type="float">
            <text:p>0.0288766645</text:p>
          </table:table-cell>
          <table:table-cell office:value-type="float" office:value="0.0270422140324792" calcext:value-type="float">
            <text:p>0.027042214</text:p>
          </table:table-cell>
          <table:table-cell office:value-type="float" office:value="0.0129325442059403" calcext:value-type="float">
            <text:p>0.0129325442</text:p>
          </table:table-cell>
          <table:table-cell office:value-type="float" office:value="0.0505119926385107" calcext:value-type="float">
            <text:p>0.0505119926</text:p>
          </table:table-cell>
          <table:table-cell office:value-type="float" office:value="0.00103949943392331" calcext:value-type="float">
            <text:p>0.0010394994</text:p>
          </table:table-cell>
          <table:table-cell office:value-type="float" office:value="24.4948971698939" calcext:value-type="float">
            <text:p>24.4948971699</text:p>
          </table:table-cell>
          <table:table-cell table:style-name="Default" office:value-type="float" office:value="1.44464078470536" calcext:value-type="float">
            <text:p>1.4446407847</text:p>
          </table:table-cell>
          <table:table-cell office:value-type="float" office:value="17.7147929718566" calcext:value-type="float">
            <text:p>17.7147929719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16.0305621199223" calcext:value-type="float">
            <text:p>16.0305621199</text:p>
          </table:table-cell>
          <table:table-cell office:value-type="float" office:value="0.0399591035985328" calcext:value-type="float">
            <text:p>0.0399591036</text:p>
          </table:table-cell>
          <table:table-cell office:value-type="float" office:value="0.0383970925448512" calcext:value-type="float">
            <text:p>0.0383970925</text:p>
          </table:table-cell>
          <table:table-cell office:value-type="float" office:value="0.0124335245859152" calcext:value-type="float">
            <text:p>0.0124335246</text:p>
          </table:table-cell>
          <table:table-cell office:value-type="float" office:value="0.0493728452723026" calcext:value-type="float">
            <text:p>0.0493728453</text:p>
          </table:table-cell>
          <table:table-cell office:value-type="float" office:value="0.000331982870026225" calcext:value-type="float">
            <text:p>0.0003319829</text:p>
          </table:table-cell>
          <table:table-cell office:value-type="float" office:value="20.7605393058778" calcext:value-type="float">
            <text:p>20.7605393059</text:p>
          </table:table-cell>
          <table:table-cell table:style-name="Default" office:value-type="float" office:value="0.981521841374125" calcext:value-type="float">
            <text:p>0.9815218414</text:p>
          </table:table-cell>
          <table:table-cell office:value-type="float" office:value="15.009212148683" calcext:value-type="float">
            <text:p>15.0092121487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16.560622171873" calcext:value-type="float">
            <text:p>16.5606221719</text:p>
          </table:table-cell>
          <table:table-cell office:value-type="float" office:value="0.0890184472682935" calcext:value-type="float">
            <text:p>0.0890184473</text:p>
          </table:table-cell>
          <table:table-cell office:value-type="float" office:value="0.0813062334867141" calcext:value-type="float">
            <text:p>0.0813062335</text:p>
          </table:table-cell>
          <table:table-cell office:value-type="float" office:value="0.0151102971128709" calcext:value-type="float">
            <text:p>0.0151102971</text:p>
          </table:table-cell>
          <table:table-cell office:value-type="float" office:value="0.0519654576586204" calcext:value-type="float">
            <text:p>0.0519654577</text:p>
          </table:table-cell>
          <table:table-cell table:style-name="ce1" office:value-type="float" office:value="0.0000931053886062734" calcext:value-type="float">
            <text:p>9.31E-05</text:p>
          </table:table-cell>
          <table:table-cell office:value-type="float" office:value="21.4009343289786" calcext:value-type="float">
            <text:p>21.400934329</text:p>
          </table:table-cell>
          <table:table-cell office:value-type="float" office:value="0.00000938075572028496" calcext:value-type="float">
            <text:p>9.38E-06</text:p>
          </table:table-cell>
          <table:table-cell office:value-type="float" office:value="15.6648720896509" calcext:value-type="float">
            <text:p>15.6648720897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18.9223186997471" calcext:value-type="float">
            <text:p>18.9223186997</text:p>
          </table:table-cell>
          <table:table-cell office:value-type="float" office:value="0.0288800495639083" calcext:value-type="float">
            <text:p>0.0288800496</text:p>
          </table:table-cell>
          <table:table-cell office:value-type="float" office:value="0.0269245678583093" calcext:value-type="float">
            <text:p>0.0269245679</text:p>
          </table:table-cell>
          <table:table-cell office:value-type="float" office:value="0.0132529307718987" calcext:value-type="float">
            <text:p>0.0132529308</text:p>
          </table:table-cell>
          <table:table-cell office:value-type="float" office:value="0.0516112424557666" calcext:value-type="float">
            <text:p>0.0516112425</text:p>
          </table:table-cell>
          <table:table-cell office:value-type="float" office:value="0.00104269799720814" calcext:value-type="float">
            <text:p>0.001042698</text:p>
          </table:table-cell>
          <table:table-cell office:value-type="float" office:value="24.4948971675849" calcext:value-type="float">
            <text:p>24.4948971676</text:p>
          </table:table-cell>
          <table:table-cell table:style-name="Default" office:value-type="float" office:value="1.43888557946116" calcext:value-type="float">
            <text:p>1.4388855795</text:p>
          </table:table-cell>
          <table:table-cell office:value-type="float" office:value="17.6697662165555" calcext:value-type="float">
            <text:p>17.6697662166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12.1221391182312" calcext:value-type="float">
            <text:p>12.1221391182</text:p>
          </table:table-cell>
          <table:table-cell office:value-type="float" office:value="0.166523926504363" calcext:value-type="float">
            <text:p>0.1665239265</text:p>
          </table:table-cell>
          <table:table-cell office:value-type="float" office:value="0.165377914794264" calcext:value-type="float">
            <text:p>0.1653779148</text:p>
          </table:table-cell>
          <table:table-cell office:value-type="float" office:value="0.0193018197565148" calcext:value-type="float">
            <text:p>0.0193018198</text:p>
          </table:table-cell>
          <table:table-cell office:value-type="float" office:value="0.0631123125408507" calcext:value-type="float">
            <text:p>0.0631123125</text:p>
          </table:table-cell>
          <table:table-cell office:value-type="float" office:value="0.000159848077070452" calcext:value-type="float">
            <text:p>0.0001598481</text:p>
          </table:table-cell>
          <table:table-cell office:value-type="float" office:value="15.7797335504705" calcext:value-type="float">
            <text:p>15.7797335505</text:p>
          </table:table-cell>
          <table:table-cell office:value-type="float" office:value="0.0000162370368889425" calcext:value-type="float">
            <text:p>1.62E-05</text:p>
          </table:table-cell>
          <table:table-cell office:value-type="float" office:value="11.8015153162314" calcext:value-type="float">
            <text:p>11.8015153162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12.420100308985" calcext:value-type="float">
            <text:p>12.420100309</text:p>
          </table:table-cell>
          <table:table-cell office:value-type="float" office:value="0.0898146808591403" calcext:value-type="float">
            <text:p>0.0898146809</text:p>
          </table:table-cell>
          <table:table-cell office:value-type="float" office:value="0.0843463864494811" calcext:value-type="float">
            <text:p>0.0843463864</text:p>
          </table:table-cell>
          <table:table-cell office:value-type="float" office:value="0.0141576064634727" calcext:value-type="float">
            <text:p>0.0141576065</text:p>
          </table:table-cell>
          <table:table-cell office:value-type="float" office:value="0.045149052672567" calcext:value-type="float">
            <text:p>0.0451490527</text:p>
          </table:table-cell>
          <table:table-cell table:style-name="ce1" office:value-type="float" office:value="0.0000947844301578643" calcext:value-type="float">
            <text:p>9.48E-05</text:p>
          </table:table-cell>
          <table:table-cell office:value-type="float" office:value="16.0934767914176" calcext:value-type="float">
            <text:p>16.0934767914</text:p>
          </table:table-cell>
          <table:table-cell office:value-type="float" office:value="0.00000947275136910287" calcext:value-type="float">
            <text:p>9.47E-06</text:p>
          </table:table-cell>
          <table:table-cell office:value-type="float" office:value="11.812402758016" calcext:value-type="float">
            <text:p>11.812402758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18.9242047295139" calcext:value-type="float">
            <text:p>18.9242047295</text:p>
          </table:table-cell>
          <table:table-cell office:value-type="float" office:value="0.0289741439332429" calcext:value-type="float">
            <text:p>0.0289741439</text:p>
          </table:table-cell>
          <table:table-cell office:value-type="float" office:value="0.0276747476318505" calcext:value-type="float">
            <text:p>0.0276747476</text:p>
          </table:table-cell>
          <table:table-cell office:value-type="float" office:value="0.0131383342547962" calcext:value-type="float">
            <text:p>0.0131383343</text:p>
          </table:table-cell>
          <table:table-cell office:value-type="float" office:value="0.0512547612764613" calcext:value-type="float">
            <text:p>0.0512547613</text:p>
          </table:table-cell>
          <table:table-cell office:value-type="float" office:value="0.00104930215821234" calcext:value-type="float">
            <text:p>0.0010493022</text:p>
          </table:table-cell>
          <table:table-cell office:value-type="float" office:value="24.4948971680231" calcext:value-type="float">
            <text:p>24.494897168</text:p>
          </table:table-cell>
          <table:table-cell table:style-name="Default" office:value-type="float" office:value="1.4620890967989" calcext:value-type="float">
            <text:p>1.4620890968</text:p>
          </table:table-cell>
          <table:table-cell office:value-type="float" office:value="17.692580321642" calcext:value-type="float">
            <text:p>17.6925803216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16.5861632841811" calcext:value-type="float">
            <text:p>16.5861632842</text:p>
          </table:table-cell>
          <table:table-cell office:value-type="float" office:value="0.0921817693939226" calcext:value-type="float">
            <text:p>0.0921817694</text:p>
          </table:table-cell>
          <table:table-cell office:value-type="float" office:value="0.0850459923690922" calcext:value-type="float">
            <text:p>0.0850459924</text:p>
          </table:table-cell>
          <table:table-cell office:value-type="float" office:value="0.0202758066817331" calcext:value-type="float">
            <text:p>0.0202758067</text:p>
          </table:table-cell>
          <table:table-cell office:value-type="float" office:value="0.0656876619332433" calcext:value-type="float">
            <text:p>0.0656876619</text:p>
          </table:table-cell>
          <table:table-cell office:value-type="float" office:value="0.000134769133383711" calcext:value-type="float">
            <text:p>0.0001347691</text:p>
          </table:table-cell>
          <table:table-cell office:value-type="float" office:value="21.5174346299351" calcext:value-type="float">
            <text:p>21.5174346299</text:p>
          </table:table-cell>
          <table:table-cell office:value-type="float" office:value="0.0000135394995218316" calcext:value-type="float">
            <text:p>1.35E-05</text:p>
          </table:table-cell>
          <table:table-cell office:value-type="float" office:value="16.0461764649062" calcext:value-type="float">
            <text:p>16.0461764649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18.9030516661157" calcext:value-type="float">
            <text:p>18.9030516661</text:p>
          </table:table-cell>
          <table:table-cell office:value-type="float" office:value="0.0291417813333421" calcext:value-type="float">
            <text:p>0.0291417813</text:p>
          </table:table-cell>
          <table:table-cell office:value-type="float" office:value="0.0290131334008216" calcext:value-type="float">
            <text:p>0.0290131334</text:p>
          </table:table-cell>
          <table:table-cell office:value-type="float" office:value="0.0146066847475003" calcext:value-type="float">
            <text:p>0.0146066847</text:p>
          </table:table-cell>
          <table:table-cell office:value-type="float" office:value="0.0553883844488088" calcext:value-type="float">
            <text:p>0.0553883844</text:p>
          </table:table-cell>
          <table:table-cell office:value-type="float" office:value="0.00106943629195672" calcext:value-type="float">
            <text:p>0.0010694363</text:p>
          </table:table-cell>
          <table:table-cell office:value-type="float" office:value="24.4948972038235" calcext:value-type="float">
            <text:p>24.4948972038</text:p>
          </table:table-cell>
          <table:table-cell table:style-name="Default" office:value-type="float" office:value="1.51341447053424" calcext:value-type="float">
            <text:p>1.5134144705</text:p>
          </table:table-cell>
          <table:table-cell office:value-type="float" office:value="17.7074878402161" calcext:value-type="float">
            <text:p>17.7074878402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18.9125920929079" calcext:value-type="float">
            <text:p>18.9125920929</text:p>
          </table:table-cell>
          <table:table-cell office:value-type="float" office:value="0.0288559349143293" calcext:value-type="float">
            <text:p>0.0288559349</text:p>
          </table:table-cell>
          <table:table-cell office:value-type="float" office:value="0.0288458571342493" calcext:value-type="float">
            <text:p>0.0288458571</text:p>
          </table:table-cell>
          <table:table-cell office:value-type="float" office:value="0.013903662931184" calcext:value-type="float">
            <text:p>0.0139036629</text:p>
          </table:table-cell>
          <table:table-cell office:value-type="float" office:value="0.0533770988017248" calcext:value-type="float">
            <text:p>0.0533770988</text:p>
          </table:table-cell>
          <table:table-cell office:value-type="float" office:value="0.0010581122641444" calcext:value-type="float">
            <text:p>0.0010581123</text:p>
          </table:table-cell>
          <table:table-cell office:value-type="float" office:value="24.4948972050983" calcext:value-type="float">
            <text:p>24.4948972051</text:p>
          </table:table-cell>
          <table:table-cell table:style-name="Default" office:value-type="float" office:value="1.50773109226082" calcext:value-type="float">
            <text:p>1.5077310923</text:p>
          </table:table-cell>
          <table:table-cell office:value-type="float" office:value="17.692718403464" calcext:value-type="float">
            <text:p>17.6927184035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14.0505465680626" calcext:value-type="float">
            <text:p>14.0505465681</text:p>
          </table:table-cell>
          <table:table-cell office:value-type="float" office:value="0.0879396557817472" calcext:value-type="float">
            <text:p>0.0879396558</text:p>
          </table:table-cell>
          <table:table-cell office:value-type="float" office:value="0.0759870219294567" calcext:value-type="float">
            <text:p>0.0759870219</text:p>
          </table:table-cell>
          <table:table-cell office:value-type="float" office:value="0.0145768731009253" calcext:value-type="float">
            <text:p>0.0145768731</text:p>
          </table:table-cell>
          <table:table-cell office:value-type="float" office:value="0.0527025726219159" calcext:value-type="float">
            <text:p>0.0527025726</text:p>
          </table:table-cell>
          <table:table-cell table:style-name="ce1" office:value-type="float" office:value="0.0000827317985350755" calcext:value-type="float">
            <text:p>8.27E-05</text:p>
          </table:table-cell>
          <table:table-cell office:value-type="float" office:value="18.193405125016" calcext:value-type="float">
            <text:p>18.193405125</text:p>
          </table:table-cell>
          <table:table-cell office:value-type="float" office:value="0.00000825972361922862" calcext:value-type="float">
            <text:p>8.26E-06</text:p>
          </table:table-cell>
          <table:table-cell office:value-type="float" office:value="13.2851599218489" calcext:value-type="float">
            <text:p>13.2851599218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11.4250287114507" calcext:value-type="float">
            <text:p>11.4250287115</text:p>
          </table:table-cell>
          <table:table-cell office:value-type="float" office:value="0.0526657412229158" calcext:value-type="float">
            <text:p>0.0526657412</text:p>
          </table:table-cell>
          <table:table-cell office:value-type="float" office:value="0.0400661868434056" calcext:value-type="float">
            <text:p>0.0400661868</text:p>
          </table:table-cell>
          <table:table-cell office:value-type="float" office:value="0.0136487475994521" calcext:value-type="float">
            <text:p>0.0136487476</text:p>
          </table:table-cell>
          <table:table-cell office:value-type="float" office:value="0.0465278326991233" calcext:value-type="float">
            <text:p>0.0465278327</text:p>
          </table:table-cell>
          <table:table-cell office:value-type="float" office:value="0.00104038170000145" calcext:value-type="float">
            <text:p>0.0010403817</text:p>
          </table:table-cell>
          <table:table-cell office:value-type="float" office:value="14.933184366595" calcext:value-type="float">
            <text:p>14.9331843666</text:p>
          </table:table-cell>
          <table:table-cell table:style-name="Default" office:value-type="float" office:value="1.26716806035438" calcext:value-type="float">
            <text:p>1.2671680604</text:p>
          </table:table-cell>
          <table:table-cell office:value-type="float" office:value="10.7519572015551" calcext:value-type="float">
            <text:p>10.7519572016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18.9280357186697" calcext:value-type="float">
            <text:p>18.9280357187</text:p>
          </table:table-cell>
          <table:table-cell office:value-type="float" office:value="0.0289113562564223" calcext:value-type="float">
            <text:p>0.0289113563</text:p>
          </table:table-cell>
          <table:table-cell office:value-type="float" office:value="0.0278368847718096" calcext:value-type="float">
            <text:p>0.0278368848</text:p>
          </table:table-cell>
          <table:table-cell office:value-type="float" office:value="0.0128754462627053" calcext:value-type="float">
            <text:p>0.0128754463</text:p>
          </table:table-cell>
          <table:table-cell office:value-type="float" office:value="0.0504906290204658" calcext:value-type="float">
            <text:p>0.050490629</text:p>
          </table:table-cell>
          <table:table-cell office:value-type="float" office:value="0.00105051562591557" calcext:value-type="float">
            <text:p>0.0010505156</text:p>
          </table:table-cell>
          <table:table-cell office:value-type="float" office:value="24.49489715725" calcext:value-type="float">
            <text:p>24.4948971573</text:p>
          </table:table-cell>
          <table:table-cell table:style-name="Default" office:value-type="float" office:value="1.46743677128051" calcext:value-type="float">
            <text:p>1.4674367713</text:p>
          </table:table-cell>
          <table:table-cell office:value-type="float" office:value="17.7040758083774" calcext:value-type="float">
            <text:p>17.7040758084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17.7799381909854" calcext:value-type="float">
            <text:p>17.779938191</text:p>
          </table:table-cell>
          <table:table-cell office:value-type="float" office:value="0.0422092359791121" calcext:value-type="float">
            <text:p>0.042209236</text:p>
          </table:table-cell>
          <table:table-cell office:value-type="float" office:value="0.0406924119813023" calcext:value-type="float">
            <text:p>0.040692412</text:p>
          </table:table-cell>
          <table:table-cell office:value-type="float" office:value="0.0156542128330399" calcext:value-type="float">
            <text:p>0.0156542128</text:p>
          </table:table-cell>
          <table:table-cell office:value-type="float" office:value="0.056802871921055" calcext:value-type="float">
            <text:p>0.0568028719</text:p>
          </table:table-cell>
          <table:table-cell office:value-type="float" office:value="0.00112249656821645" calcext:value-type="float">
            <text:p>0.0011224966</text:p>
          </table:table-cell>
          <table:table-cell office:value-type="float" office:value="23.0434370168563" calcext:value-type="float">
            <text:p>23.0434370169</text:p>
          </table:table-cell>
          <table:table-cell table:style-name="Default" office:value-type="float" office:value="1.20245705686955" calcext:value-type="float">
            <text:p>1.2024570569</text:p>
          </table:table-cell>
          <table:table-cell office:value-type="float" office:value="16.701204328009" calcext:value-type="float">
            <text:p>16.701204328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18.9244332117215" calcext:value-type="float">
            <text:p>18.9244332117</text:p>
          </table:table-cell>
          <table:table-cell office:value-type="float" office:value="0.0309032927259015" calcext:value-type="float">
            <text:p>0.0309032927</text:p>
          </table:table-cell>
          <table:table-cell office:value-type="float" office:value="0.0256364441899212" calcext:value-type="float">
            <text:p>0.0256364442</text:p>
          </table:table-cell>
          <table:table-cell office:value-type="float" office:value="0.0133538999593463" calcext:value-type="float">
            <text:p>0.0133539</text:p>
          </table:table-cell>
          <table:table-cell office:value-type="float" office:value="0.051977006416046" calcext:value-type="float">
            <text:p>0.0519770064</text:p>
          </table:table-cell>
          <table:table-cell office:value-type="float" office:value="0.00104413523007512" calcext:value-type="float">
            <text:p>0.0010441352</text:p>
          </table:table-cell>
          <table:table-cell office:value-type="float" office:value="24.4948972326198" calcext:value-type="float">
            <text:p>24.4948972326</text:p>
          </table:table-cell>
          <table:table-cell table:style-name="Default" office:value-type="float" office:value="1.39870316927594" calcext:value-type="float">
            <text:p>1.3987031693</text:p>
          </table:table-cell>
          <table:table-cell office:value-type="float" office:value="17.7065771567555" calcext:value-type="float">
            <text:p>17.7065771568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18.8204293462834" calcext:value-type="float">
            <text:p>18.8204293463</text:p>
          </table:table-cell>
          <table:table-cell office:value-type="float" office:value="0.0289686261053151" calcext:value-type="float">
            <text:p>0.0289686261</text:p>
          </table:table-cell>
          <table:table-cell office:value-type="float" office:value="0.0288591954399399" calcext:value-type="float">
            <text:p>0.0288591954</text:p>
          </table:table-cell>
          <table:table-cell office:value-type="float" office:value="0.0139012227273381" calcext:value-type="float">
            <text:p>0.0139012227</text:p>
          </table:table-cell>
          <table:table-cell office:value-type="float" office:value="0.0531056256038582" calcext:value-type="float">
            <text:p>0.0531056256</text:p>
          </table:table-cell>
          <table:table-cell office:value-type="float" office:value="0.0010610989866109" calcext:value-type="float">
            <text:p>0.001061099</text:p>
          </table:table-cell>
          <table:table-cell office:value-type="float" office:value="24.3721149892249" calcext:value-type="float">
            <text:p>24.3721149892</text:p>
          </table:table-cell>
          <table:table-cell table:style-name="Default" office:value-type="float" office:value="1.50307910949751" calcext:value-type="float">
            <text:p>1.5030791095</text:p>
          </table:table-cell>
          <table:table-cell office:value-type="float" office:value="17.6631760325529" calcext:value-type="float">
            <text:p>17.6631760326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18.6521571656402" calcext:value-type="float">
            <text:p>18.6521571656</text:p>
          </table:table-cell>
          <table:table-cell office:value-type="float" office:value="0.108748297425999" calcext:value-type="float">
            <text:p>0.1087482974</text:p>
          </table:table-cell>
          <table:table-cell office:value-type="float" office:value="0.0846094624308744" calcext:value-type="float">
            <text:p>0.0846094624</text:p>
          </table:table-cell>
          <table:table-cell office:value-type="float" office:value="0.0220757050028189" calcext:value-type="float">
            <text:p>0.022075705</text:p>
          </table:table-cell>
          <table:table-cell office:value-type="float" office:value="0.0759317212691589" calcext:value-type="float">
            <text:p>0.0759317213</text:p>
          </table:table-cell>
          <table:table-cell office:value-type="float" office:value="0.000716270828294558" calcext:value-type="float">
            <text:p>0.0007162708</text:p>
          </table:table-cell>
          <table:table-cell office:value-type="float" office:value="24.1867730177929" calcext:value-type="float">
            <text:p>24.1867730178</text:p>
          </table:table-cell>
          <table:table-cell table:style-name="Default" office:value-type="float" office:value="0.601869605678282" calcext:value-type="float">
            <text:p>0.6018696057</text:p>
          </table:table-cell>
          <table:table-cell office:value-type="float" office:value="17.7071074385792" calcext:value-type="float">
            <text:p>17.7071074386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6.02701906777056" calcext:value-type="float">
            <text:p>6.0270190678</text:p>
          </table:table-cell>
          <table:table-cell office:value-type="float" office:value="0.0911577600023432" calcext:value-type="float">
            <text:p>0.09115776</text:p>
          </table:table-cell>
          <table:table-cell office:value-type="float" office:value="0.0917492881664156" calcext:value-type="float">
            <text:p>0.0917492882</text:p>
          </table:table-cell>
          <table:table-cell office:value-type="float" office:value="0.0116427108960515" calcext:value-type="float">
            <text:p>0.0116427109</text:p>
          </table:table-cell>
          <table:table-cell office:value-type="float" office:value="0.032587781112513" calcext:value-type="float">
            <text:p>0.0325877811</text:p>
          </table:table-cell>
          <table:table-cell office:value-type="float" office:value="0.000123825596935984" calcext:value-type="float">
            <text:p>0.0001238256</text:p>
          </table:table-cell>
          <table:table-cell office:value-type="float" office:value="7.87400766524637" calcext:value-type="float">
            <text:p>7.8740076652</text:p>
          </table:table-cell>
          <table:table-cell office:value-type="float" office:value="0.0000123832441633246" calcext:value-type="float">
            <text:p>1.24E-05</text:p>
          </table:table-cell>
          <table:table-cell office:value-type="float" office:value="6.18503600582399" calcext:value-type="float">
            <text:p>6.1850360058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18.8687840451162" calcext:value-type="float">
            <text:p>18.8687840451</text:p>
          </table:table-cell>
          <table:table-cell office:value-type="float" office:value="0.0295631137916605" calcext:value-type="float">
            <text:p>0.0295631138</text:p>
          </table:table-cell>
          <table:table-cell office:value-type="float" office:value="0.0292114185211528" calcext:value-type="float">
            <text:p>0.0292114185</text:p>
          </table:table-cell>
          <table:table-cell office:value-type="float" office:value="0.0168219063673164" calcext:value-type="float">
            <text:p>0.0168219064</text:p>
          </table:table-cell>
          <table:table-cell office:value-type="float" office:value="0.061631277843144" calcext:value-type="float">
            <text:p>0.0616312778</text:p>
          </table:table-cell>
          <table:table-cell office:value-type="float" office:value="0.00104385242468648" calcext:value-type="float">
            <text:p>0.0010438524</text:p>
          </table:table-cell>
          <table:table-cell office:value-type="float" office:value="24.4948971766526" calcext:value-type="float">
            <text:p>24.4948971767</text:p>
          </table:table-cell>
          <table:table-cell table:style-name="Default" office:value-type="float" office:value="1.50727609618227" calcext:value-type="float">
            <text:p>1.5072760962</text:p>
          </table:table-cell>
          <table:table-cell office:value-type="float" office:value="17.6668464970616" calcext:value-type="float">
            <text:p>17.6668464971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18.9179449948262" calcext:value-type="float">
            <text:p>18.9179449948</text:p>
          </table:table-cell>
          <table:table-cell office:value-type="float" office:value="0.0291073233910703" calcext:value-type="float">
            <text:p>0.0291073234</text:p>
          </table:table-cell>
          <table:table-cell office:value-type="float" office:value="0.0256829617208388" calcext:value-type="float">
            <text:p>0.0256829617</text:p>
          </table:table-cell>
          <table:table-cell office:value-type="float" office:value="0.0137806132894749" calcext:value-type="float">
            <text:p>0.0137806133</text:p>
          </table:table-cell>
          <table:table-cell office:value-type="float" office:value="0.0530625230790565" calcext:value-type="float">
            <text:p>0.0530625231</text:p>
          </table:table-cell>
          <table:table-cell office:value-type="float" office:value="0.00104162368298281" calcext:value-type="float">
            <text:p>0.0010416237</text:p>
          </table:table-cell>
          <table:table-cell office:value-type="float" office:value="24.4948972307799" calcext:value-type="float">
            <text:p>24.4948972308</text:p>
          </table:table-cell>
          <table:table-cell table:style-name="Default" office:value-type="float" office:value="1.41420803207649" calcext:value-type="float">
            <text:p>1.4142080321</text:p>
          </table:table-cell>
          <table:table-cell office:value-type="float" office:value="17.6961203502524" calcext:value-type="float">
            <text:p>17.6961203503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18.8987182008258" calcext:value-type="float">
            <text:p>18.8987182008</text:p>
          </table:table-cell>
          <table:table-cell office:value-type="float" office:value="0.0485692587418519" calcext:value-type="float">
            <text:p>0.0485692587</text:p>
          </table:table-cell>
          <table:table-cell office:value-type="float" office:value="0.0472697400873589" calcext:value-type="float">
            <text:p>0.0472697401</text:p>
          </table:table-cell>
          <table:table-cell office:value-type="float" office:value="0.0145332983216236" calcext:value-type="float">
            <text:p>0.0145332983</text:p>
          </table:table-cell>
          <table:table-cell office:value-type="float" office:value="0.054351191583827" calcext:value-type="float">
            <text:p>0.0543511916</text:p>
          </table:table-cell>
          <table:table-cell office:value-type="float" office:value="0.00117407186910841" calcext:value-type="float">
            <text:p>0.0011740719</text:p>
          </table:table-cell>
          <table:table-cell office:value-type="float" office:value="24.4335832078012" calcext:value-type="float">
            <text:p>24.4335832078</text:p>
          </table:table-cell>
          <table:table-cell table:style-name="Default" office:value-type="float" office:value="0.988324077420279" calcext:value-type="float">
            <text:p>0.9883240774</text:p>
          </table:table-cell>
          <table:table-cell office:value-type="float" office:value="17.7065200108282" calcext:value-type="float">
            <text:p>17.7065200108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8.7325930500612" calcext:value-type="float">
            <text:p>18.7325930501</text:p>
          </table:table-cell>
          <table:table-cell office:value-type="float" office:value="0.0309426543588079" calcext:value-type="float">
            <text:p>0.0309426544</text:p>
          </table:table-cell>
          <table:table-cell office:value-type="float" office:value="0.030628099993363" calcext:value-type="float">
            <text:p>0.0306281</text:p>
          </table:table-cell>
          <table:table-cell office:value-type="float" office:value="0.0176504181092532" calcext:value-type="float">
            <text:p>0.0176504181</text:p>
          </table:table-cell>
          <table:table-cell office:value-type="float" office:value="0.0635173168467164" calcext:value-type="float">
            <text:p>0.0635173168</text:p>
          </table:table-cell>
          <table:table-cell office:value-type="float" office:value="0.00104844535478075" calcext:value-type="float">
            <text:p>0.0010484454</text:p>
          </table:table-cell>
          <table:table-cell office:value-type="float" office:value="24.3310499178019" calcext:value-type="float">
            <text:p>24.3310499178</text:p>
          </table:table-cell>
          <table:table-cell table:style-name="Default" office:value-type="float" office:value="1.5484474574046" calcext:value-type="float">
            <text:p>1.5484474574</text:p>
          </table:table-cell>
          <table:table-cell office:value-type="float" office:value="17.6575360920142" calcext:value-type="float">
            <text:p>17.657536092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18.9221058359285" calcext:value-type="float">
            <text:p>18.9221058359</text:p>
          </table:table-cell>
          <table:table-cell office:value-type="float" office:value="0.0293258205935812" calcext:value-type="float">
            <text:p>0.0293258206</text:p>
          </table:table-cell>
          <table:table-cell office:value-type="float" office:value="0.0251929125360772" calcext:value-type="float">
            <text:p>0.0251929125</text:p>
          </table:table-cell>
          <table:table-cell office:value-type="float" office:value="0.0135112314684919" calcext:value-type="float">
            <text:p>0.0135112315</text:p>
          </table:table-cell>
          <table:table-cell office:value-type="float" office:value="0.0522869685524765" calcext:value-type="float">
            <text:p>0.0522869686</text:p>
          </table:table-cell>
          <table:table-cell office:value-type="float" office:value="0.00103975444286251" calcext:value-type="float">
            <text:p>0.0010397544</text:p>
          </table:table-cell>
          <table:table-cell office:value-type="float" office:value="24.4948972264395" calcext:value-type="float">
            <text:p>24.4948972264</text:p>
          </table:table-cell>
          <table:table-cell table:style-name="Default" office:value-type="float" office:value="1.40605825123402" calcext:value-type="float">
            <text:p>1.4060582512</text:p>
          </table:table-cell>
          <table:table-cell office:value-type="float" office:value="17.6977712326318" calcext:value-type="float">
            <text:p>17.6977712326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15.5991785106518" calcext:value-type="float">
            <text:p>15.5991785107</text:p>
          </table:table-cell>
          <table:table-cell office:value-type="float" office:value="0.110309615443819" calcext:value-type="float">
            <text:p>0.1103096154</text:p>
          </table:table-cell>
          <table:table-cell office:value-type="float" office:value="0.100757375474006" calcext:value-type="float">
            <text:p>0.1007573755</text:p>
          </table:table-cell>
          <table:table-cell office:value-type="float" office:value="0.0251703805125062" calcext:value-type="float">
            <text:p>0.0251703805</text:p>
          </table:table-cell>
          <table:table-cell office:value-type="float" office:value="0.0806954804910237" calcext:value-type="float">
            <text:p>0.0806954805</text:p>
          </table:table-cell>
          <table:table-cell office:value-type="float" office:value="0.000164443256489077" calcext:value-type="float">
            <text:p>0.0001644433</text:p>
          </table:table-cell>
          <table:table-cell office:value-type="float" office:value="20.4205776716404" calcext:value-type="float">
            <text:p>20.4205776716</text:p>
          </table:table-cell>
          <table:table-cell office:value-type="float" office:value="0.0000164881700639259" calcext:value-type="float">
            <text:p>1.65E-05</text:p>
          </table:table-cell>
          <table:table-cell office:value-type="float" office:value="15.1774137789359" calcext:value-type="float">
            <text:p>15.1774137789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13.6356530108861" calcext:value-type="float">
            <text:p>13.6356530109</text:p>
          </table:table-cell>
          <table:table-cell office:value-type="float" office:value="0.100494859732826" calcext:value-type="float">
            <text:p>0.1004948597</text:p>
          </table:table-cell>
          <table:table-cell office:value-type="float" office:value="0.0971641524905446" calcext:value-type="float">
            <text:p>0.0971641525</text:p>
          </table:table-cell>
          <table:table-cell office:value-type="float" office:value="0.0163231919042552" calcext:value-type="float">
            <text:p>0.0163231919</text:p>
          </table:table-cell>
          <table:table-cell office:value-type="float" office:value="0.0511527875289278" calcext:value-type="float">
            <text:p>0.0511527875</text:p>
          </table:table-cell>
          <table:table-cell office:value-type="float" office:value="0.000142555740952361" calcext:value-type="float">
            <text:p>0.0001425557</text:p>
          </table:table-cell>
          <table:table-cell office:value-type="float" office:value="17.663521581442" calcext:value-type="float">
            <text:p>17.6635215814</text:p>
          </table:table-cell>
          <table:table-cell office:value-type="float" office:value="0.0000140591491916412" calcext:value-type="float">
            <text:p>1.41E-05</text:p>
          </table:table-cell>
          <table:table-cell office:value-type="float" office:value="13.1286589742268" calcext:value-type="float">
            <text:p>13.1286589742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18.9232853461232" calcext:value-type="float">
            <text:p>18.9232853461</text:p>
          </table:table-cell>
          <table:table-cell office:value-type="float" office:value="0.0290092740659612" calcext:value-type="float">
            <text:p>0.0290092741</text:p>
          </table:table-cell>
          <table:table-cell office:value-type="float" office:value="0.0272548372257679" calcext:value-type="float">
            <text:p>0.0272548372</text:p>
          </table:table-cell>
          <table:table-cell office:value-type="float" office:value="0.0133211278176753" calcext:value-type="float">
            <text:p>0.0133211278</text:p>
          </table:table-cell>
          <table:table-cell office:value-type="float" office:value="0.0517530036425103" calcext:value-type="float">
            <text:p>0.0517530036</text:p>
          </table:table-cell>
          <table:table-cell office:value-type="float" office:value="0.00104971218761568" calcext:value-type="float">
            <text:p>0.0010497122</text:p>
          </table:table-cell>
          <table:table-cell office:value-type="float" office:value="24.4948972084974" calcext:value-type="float">
            <text:p>24.4948972085</text:p>
          </table:table-cell>
          <table:table-cell table:style-name="Default" office:value-type="float" office:value="1.4464725060092" calcext:value-type="float">
            <text:p>1.446472506</text:p>
          </table:table-cell>
          <table:table-cell office:value-type="float" office:value="17.7074421641429" calcext:value-type="float">
            <text:p>17.7074421641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10.6151128464004" calcext:value-type="float">
            <text:p>10.6151128464</text:p>
          </table:table-cell>
          <table:table-cell office:value-type="float" office:value="0.0894929004365049" calcext:value-type="float">
            <text:p>0.0894929004</text:p>
          </table:table-cell>
          <table:table-cell office:value-type="float" office:value="0.0894801217550545" calcext:value-type="float">
            <text:p>0.0894801218</text:p>
          </table:table-cell>
          <table:table-cell office:value-type="float" office:value="0.0126318463919047" calcext:value-type="float">
            <text:p>0.0126318464</text:p>
          </table:table-cell>
          <table:table-cell office:value-type="float" office:value="0.0392142498760847" calcext:value-type="float">
            <text:p>0.0392142499</text:p>
          </table:table-cell>
          <table:table-cell office:value-type="float" office:value="0.000113407750659771" calcext:value-type="float">
            <text:p>0.0001134078</text:p>
          </table:table-cell>
          <table:table-cell office:value-type="float" office:value="13.74772696453" calcext:value-type="float">
            <text:p>13.7477269645</text:p>
          </table:table-cell>
          <table:table-cell office:value-type="float" office:value="0.0000115770628316595" calcext:value-type="float">
            <text:p>1.16E-05</text:p>
          </table:table-cell>
          <table:table-cell office:value-type="float" office:value="10.2637638892009" calcext:value-type="float">
            <text:p>10.2637638892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15.8973900325227" calcext:value-type="float">
            <text:p>15.8973900325</text:p>
          </table:table-cell>
          <table:table-cell office:value-type="float" office:value="0.0900567688088601" calcext:value-type="float">
            <text:p>0.0900567688</text:p>
          </table:table-cell>
          <table:table-cell office:value-type="float" office:value="0.087215245956138" calcext:value-type="float">
            <text:p>0.087215246</text:p>
          </table:table-cell>
          <table:table-cell office:value-type="float" office:value="0.015073620426387" calcext:value-type="float">
            <text:p>0.0150736204</text:p>
          </table:table-cell>
          <table:table-cell office:value-type="float" office:value="0.0493743036519417" calcext:value-type="float">
            <text:p>0.0493743037</text:p>
          </table:table-cell>
          <table:table-cell office:value-type="float" office:value="0.000110988583888579" calcext:value-type="float">
            <text:p>0.0001109886</text:p>
          </table:table-cell>
          <table:table-cell office:value-type="float" office:value="20.5426384547482" calcext:value-type="float">
            <text:p>20.5426384547</text:p>
          </table:table-cell>
          <table:table-cell office:value-type="float" office:value="0.0000111830707618404" calcext:value-type="float">
            <text:p>1.12E-05</text:p>
          </table:table-cell>
          <table:table-cell office:value-type="float" office:value="15.126904647229" calcext:value-type="float">
            <text:p>15.1269046472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18.0337135386091" calcext:value-type="float">
            <text:p>18.0337135386</text:p>
          </table:table-cell>
          <table:table-cell office:value-type="float" office:value="0.0901509585970696" calcext:value-type="float">
            <text:p>0.0901509586</text:p>
          </table:table-cell>
          <table:table-cell office:value-type="float" office:value="0.0876104304474597" calcext:value-type="float">
            <text:p>0.0876104304</text:p>
          </table:table-cell>
          <table:table-cell office:value-type="float" office:value="0.0165338312611405" calcext:value-type="float">
            <text:p>0.0165338313</text:p>
          </table:table-cell>
          <table:table-cell office:value-type="float" office:value="0.0549374367131966" calcext:value-type="float">
            <text:p>0.0549374367</text:p>
          </table:table-cell>
          <table:table-cell office:value-type="float" office:value="0.000109854674290448" calcext:value-type="float">
            <text:p>0.0001098547</text:p>
          </table:table-cell>
          <table:table-cell office:value-type="float" office:value="23.3023601760102" calcext:value-type="float">
            <text:p>23.302360176</text:p>
          </table:table-cell>
          <table:table-cell office:value-type="float" office:value="0.0000110455676362774" calcext:value-type="float">
            <text:p>1.10E-05</text:p>
          </table:table-cell>
          <table:table-cell office:value-type="float" office:value="17.054643530269" calcext:value-type="float">
            <text:p>17.0546435303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15.1112406192613" calcext:value-type="float">
            <text:p>15.1112406193</text:p>
          </table:table-cell>
          <table:table-cell office:value-type="float" office:value="0.089971504537401" calcext:value-type="float">
            <text:p>0.0899715045</text:p>
          </table:table-cell>
          <table:table-cell office:value-type="float" office:value="0.0852704976286589" calcext:value-type="float">
            <text:p>0.0852704976</text:p>
          </table:table-cell>
          <table:table-cell office:value-type="float" office:value="0.0145347201583183" calcext:value-type="float">
            <text:p>0.0145347202</text:p>
          </table:table-cell>
          <table:table-cell office:value-type="float" office:value="0.0484849751034363" calcext:value-type="float">
            <text:p>0.0484849751</text:p>
          </table:table-cell>
          <table:table-cell office:value-type="float" office:value="0.000107632625833848" calcext:value-type="float">
            <text:p>0.0001076326</text:p>
          </table:table-cell>
          <table:table-cell office:value-type="float" office:value="19.5448201419717" calcext:value-type="float">
            <text:p>19.544820142</text:p>
          </table:table-cell>
          <table:table-cell office:value-type="float" office:value="0.0000108951028066355" calcext:value-type="float">
            <text:p>1.09E-05</text:p>
          </table:table-cell>
          <table:table-cell office:value-type="float" office:value="14.3299068263651" calcext:value-type="float">
            <text:p>14.3299068264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17.5318447631838" calcext:value-type="float">
            <text:p>17.5318447632</text:p>
          </table:table-cell>
          <table:table-cell office:value-type="float" office:value="0.0903074482473892" calcext:value-type="float">
            <text:p>0.0903074482</text:p>
          </table:table-cell>
          <table:table-cell office:value-type="float" office:value="0.087726837654954" calcext:value-type="float">
            <text:p>0.0877268377</text:p>
          </table:table-cell>
          <table:table-cell office:value-type="float" office:value="0.0176793425232544" calcext:value-type="float">
            <text:p>0.0176793425</text:p>
          </table:table-cell>
          <table:table-cell office:value-type="float" office:value="0.0596555813712183" calcext:value-type="float">
            <text:p>0.0596555814</text:p>
          </table:table-cell>
          <table:table-cell office:value-type="float" office:value="0.000117981800889318" calcext:value-type="float">
            <text:p>0.0001179818</text:p>
          </table:table-cell>
          <table:table-cell office:value-type="float" office:value="22.6936112360096" calcext:value-type="float">
            <text:p>22.693611236</text:p>
          </table:table-cell>
          <table:table-cell office:value-type="float" office:value="0.0000118308296610193" calcext:value-type="float">
            <text:p>1.18E-05</text:p>
          </table:table-cell>
          <table:table-cell office:value-type="float" office:value="16.6372344708628" calcext:value-type="float">
            <text:p>16.6372344709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13.9055435896601" calcext:value-type="float">
            <text:p>13.9055435897</text:p>
          </table:table-cell>
          <table:table-cell office:value-type="float" office:value="0.0899395236937487" calcext:value-type="float">
            <text:p>0.0899395237</text:p>
          </table:table-cell>
          <table:table-cell office:value-type="float" office:value="0.0883807566040715" calcext:value-type="float">
            <text:p>0.0883807566</text:p>
          </table:table-cell>
          <table:table-cell office:value-type="float" office:value="0.0144232425903888" calcext:value-type="float">
            <text:p>0.0144232426</text:p>
          </table:table-cell>
          <table:table-cell office:value-type="float" office:value="0.0469794588550272" calcext:value-type="float">
            <text:p>0.0469794589</text:p>
          </table:table-cell>
          <table:table-cell office:value-type="float" office:value="0.000106238867337775" calcext:value-type="float">
            <text:p>0.0001062389</text:p>
          </table:table-cell>
          <table:table-cell office:value-type="float" office:value="17.9999998585755" calcext:value-type="float">
            <text:p>17.9999998586</text:p>
          </table:table-cell>
          <table:table-cell office:value-type="float" office:value="0.0000103582368683219" calcext:value-type="float">
            <text:p>1.04E-05</text:p>
          </table:table-cell>
          <table:table-cell office:value-type="float" office:value="13.1608937631604" calcext:value-type="float">
            <text:p>13.1608937632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18.9077596200625" calcext:value-type="float">
            <text:p>18.9077596201</text:p>
          </table:table-cell>
          <table:table-cell office:value-type="float" office:value="0.0293588495231578" calcext:value-type="float">
            <text:p>0.0293588495</text:p>
          </table:table-cell>
          <table:table-cell office:value-type="float" office:value="0.0280622695995949" calcext:value-type="float">
            <text:p>0.0280622696</text:p>
          </table:table-cell>
          <table:table-cell office:value-type="float" office:value="0.0145299799502385" calcext:value-type="float">
            <text:p>0.01452998</text:p>
          </table:table-cell>
          <table:table-cell office:value-type="float" office:value="0.0552842092099832" calcext:value-type="float">
            <text:p>0.0552842092</text:p>
          </table:table-cell>
          <table:table-cell office:value-type="float" office:value="0.00104137936290162" calcext:value-type="float">
            <text:p>0.0010413794</text:p>
          </table:table-cell>
          <table:table-cell office:value-type="float" office:value="24.4948972220925" calcext:value-type="float">
            <text:p>24.4948972221</text:p>
          </table:table-cell>
          <table:table-cell table:style-name="Default" office:value-type="float" office:value="1.46273652279849" calcext:value-type="float">
            <text:p>1.4627365228</text:p>
          </table:table-cell>
          <table:table-cell office:value-type="float" office:value="17.7143661715753" calcext:value-type="float">
            <text:p>17.7143661716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18.5900972616871" calcext:value-type="float">
            <text:p>18.5900972617</text:p>
          </table:table-cell>
          <table:table-cell office:value-type="float" office:value="0.0402735751602012" calcext:value-type="float">
            <text:p>0.0402735752</text:p>
          </table:table-cell>
          <table:table-cell office:value-type="float" office:value="0.0407577916675888" calcext:value-type="float">
            <text:p>0.0407577917</text:p>
          </table:table-cell>
          <table:table-cell office:value-type="float" office:value="0.0158864307626302" calcext:value-type="float">
            <text:p>0.0158864308</text:p>
          </table:table-cell>
          <table:table-cell office:value-type="float" office:value="0.058390330794637" calcext:value-type="float">
            <text:p>0.0583903308</text:p>
          </table:table-cell>
          <table:table-cell office:value-type="float" office:value="0.00114073114432048" calcext:value-type="float">
            <text:p>0.0011407311</text:p>
          </table:table-cell>
          <table:table-cell office:value-type="float" office:value="24.0831889133055" calcext:value-type="float">
            <text:p>24.0831889133</text:p>
          </table:table-cell>
          <table:table-cell table:style-name="Default" office:value-type="float" office:value="1.2246471565373" calcext:value-type="float">
            <text:p>1.2246471565</text:p>
          </table:table-cell>
          <table:table-cell office:value-type="float" office:value="17.4779238736776" calcext:value-type="float">
            <text:p>17.4779238737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7.6833613403361" calcext:value-type="float">
            <text:p>17.6833613403</text:p>
          </table:table-cell>
          <table:table-cell office:value-type="float" office:value="0.0294517769844582" calcext:value-type="float">
            <text:p>0.029451777</text:p>
          </table:table-cell>
          <table:table-cell office:value-type="float" office:value="0.0254714120533566" calcext:value-type="float">
            <text:p>0.0254714121</text:p>
          </table:table-cell>
          <table:table-cell office:value-type="float" office:value="0.0145770636474553" calcext:value-type="float">
            <text:p>0.0145770636</text:p>
          </table:table-cell>
          <table:table-cell office:value-type="float" office:value="0.0542732215894665" calcext:value-type="float">
            <text:p>0.0542732216</text:p>
          </table:table-cell>
          <table:table-cell office:value-type="float" office:value="0.00103165578877727" calcext:value-type="float">
            <text:p>0.0010316558</text:p>
          </table:table-cell>
          <table:table-cell office:value-type="float" office:value="22.9346896389308" calcext:value-type="float">
            <text:p>22.9346896389</text:p>
          </table:table-cell>
          <table:table-cell table:style-name="Default" office:value-type="float" office:value="1.40820772105939" calcext:value-type="float">
            <text:p>1.4082077211</text:p>
          </table:table-cell>
          <table:table-cell office:value-type="float" office:value="16.5615046155172" calcext:value-type="float">
            <text:p>16.5615046155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11.3717555749388" calcext:value-type="float">
            <text:p>11.3717555749</text:p>
          </table:table-cell>
          <table:table-cell office:value-type="float" office:value="0.0902016139181033" calcext:value-type="float">
            <text:p>0.0902016139</text:p>
          </table:table-cell>
          <table:table-cell office:value-type="float" office:value="0.0906186782028529" calcext:value-type="float">
            <text:p>0.0906186782</text:p>
          </table:table-cell>
          <table:table-cell office:value-type="float" office:value="0.0149624616647496" calcext:value-type="float">
            <text:p>0.0149624617</text:p>
          </table:table-cell>
          <table:table-cell office:value-type="float" office:value="0.0460924241771253" calcext:value-type="float">
            <text:p>0.0460924242</text:p>
          </table:table-cell>
          <table:table-cell office:value-type="float" office:value="0.000126342423866954" calcext:value-type="float">
            <text:p>0.0001263424</text:p>
          </table:table-cell>
          <table:table-cell office:value-type="float" office:value="14.7648229843725" calcext:value-type="float">
            <text:p>14.7648229844</text:p>
          </table:table-cell>
          <table:table-cell office:value-type="float" office:value="0.000012580008159026" calcext:value-type="float">
            <text:p>1.26E-05</text:p>
          </table:table-cell>
          <table:table-cell office:value-type="float" office:value="10.9984995880518" calcext:value-type="float">
            <text:p>10.9984995881</text:p>
          </table:table-cell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3.62083675426636" calcext:value-type="float">
            <text:p>3.6208367543</text:p>
          </table:table-cell>
          <table:table-cell office:value-type="float" office:value="0.089437420574933" calcext:value-type="float">
            <text:p>0.0894374206</text:p>
          </table:table-cell>
          <table:table-cell office:value-type="float" office:value="0.0831598504302114" calcext:value-type="float">
            <text:p>0.0831598504</text:p>
          </table:table-cell>
          <table:table-cell office:value-type="float" office:value="0.00987913791847736" calcext:value-type="float">
            <text:p>0.0098791379</text:p>
          </table:table-cell>
          <table:table-cell office:value-type="float" office:value="0.0272872374589517" calcext:value-type="float">
            <text:p>0.0272872375</text:p>
          </table:table-cell>
          <table:table-cell table:style-name="ce1" office:value-type="float" office:value="0.0000861516679191022" calcext:value-type="float">
            <text:p>8.62E-05</text:p>
          </table:table-cell>
          <table:table-cell office:value-type="float" office:value="4.79583147460561" calcext:value-type="float">
            <text:p>4.7958314746</text:p>
          </table:table-cell>
          <table:table-cell office:value-type="float" office:value="0.00000920098380725234" calcext:value-type="float">
            <text:p>9.20E-06</text:p>
          </table:table-cell>
          <table:table-cell office:value-type="float" office:value="3.91951818693996" calcext:value-type="float">
            <text:p>3.9195181869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7.53496326732975" calcext:value-type="float">
            <text:p>7.5349632673</text:p>
          </table:table-cell>
          <table:table-cell office:value-type="float" office:value="0.0896344964080169" calcext:value-type="float">
            <text:p>0.0896344964</text:p>
          </table:table-cell>
          <table:table-cell office:value-type="float" office:value="0.0907031403646063" calcext:value-type="float">
            <text:p>0.0907031404</text:p>
          </table:table-cell>
          <table:table-cell office:value-type="float" office:value="0.0121660741860093" calcext:value-type="float">
            <text:p>0.0121660742</text:p>
          </table:table-cell>
          <table:table-cell office:value-type="float" office:value="0.0346922928130677" calcext:value-type="float">
            <text:p>0.0346922928</text:p>
          </table:table-cell>
          <table:table-cell office:value-type="float" office:value="0.000120561929950166" calcext:value-type="float">
            <text:p>0.0001205619</text:p>
          </table:table-cell>
          <table:table-cell office:value-type="float" office:value="9.79795889149045" calcext:value-type="float">
            <text:p>9.7979588915</text:p>
          </table:table-cell>
          <table:table-cell office:value-type="float" office:value="0.0000121660764242041" calcext:value-type="float">
            <text:p>1.22E-05</text:p>
          </table:table-cell>
          <table:table-cell office:value-type="float" office:value="7.545900893919" calcext:value-type="float">
            <text:p>7.5459008939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12.7405691282831" calcext:value-type="float">
            <text:p>12.7405691283</text:p>
          </table:table-cell>
          <table:table-cell office:value-type="float" office:value="0.0917738930511842" calcext:value-type="float">
            <text:p>0.0917738931</text:p>
          </table:table-cell>
          <table:table-cell office:value-type="float" office:value="0.0714213713737559" calcext:value-type="float">
            <text:p>0.0714213714</text:p>
          </table:table-cell>
          <table:table-cell office:value-type="float" office:value="0.0153289318674278" calcext:value-type="float">
            <text:p>0.0153289319</text:p>
          </table:table-cell>
          <table:table-cell office:value-type="float" office:value="0.0599008272671828" calcext:value-type="float">
            <text:p>0.0599008273</text:p>
          </table:table-cell>
          <table:table-cell table:style-name="ce1" office:value-type="float" office:value="0.0000797308798414307" calcext:value-type="float">
            <text:p>7.97E-05</text:p>
          </table:table-cell>
          <table:table-cell office:value-type="float" office:value="16.5529450808257" calcext:value-type="float">
            <text:p>16.5529450808</text:p>
          </table:table-cell>
          <table:table-cell office:value-type="float" office:value="0.00000807467482015329" calcext:value-type="float">
            <text:p>8.07E-06</text:p>
          </table:table-cell>
          <table:table-cell office:value-type="float" office:value="12.0771590176548" calcext:value-type="float">
            <text:p>12.0771590177</text:p>
          </table:table-cell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1.15925188292949" calcext:value-type="float">
            <text:p>1.1592518829</text:p>
          </table:table-cell>
          <table:table-cell office:value-type="float" office:value="0.10965022345928" calcext:value-type="float">
            <text:p>0.1096502235</text:p>
          </table:table-cell>
          <table:table-cell office:value-type="float" office:value="0.100329191827209" calcext:value-type="float">
            <text:p>0.1003291918</text:p>
          </table:table-cell>
          <table:table-cell office:value-type="float" office:value="0.0121308869617592" calcext:value-type="float">
            <text:p>0.012130887</text:p>
          </table:table-cell>
          <table:table-cell office:value-type="float" office:value="0.0451917114054155" calcext:value-type="float">
            <text:p>0.0451917114</text:p>
          </table:table-cell>
          <table:table-cell table:style-name="ce1" office:value-type="float" office:value="0.0000728810888578946" calcext:value-type="float">
            <text:p>7.29E-05</text:p>
          </table:table-cell>
          <table:table-cell office:value-type="float" office:value="2.2360682808481" calcext:value-type="float">
            <text:p>2.2360682808</text:p>
          </table:table-cell>
          <table:table-cell office:value-type="float" office:value="0.00000769615456061451" calcext:value-type="float">
            <text:p>7.70E-06</text:p>
          </table:table-cell>
          <table:table-cell office:value-type="float" office:value="2.32946760124083" calcext:value-type="float">
            <text:p>2.3294676012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14.9516950819842" calcext:value-type="float">
            <text:p>14.951695082</text:p>
          </table:table-cell>
          <table:table-cell office:value-type="float" office:value="0.0915364164990337" calcext:value-type="float">
            <text:p>0.0915364165</text:p>
          </table:table-cell>
          <table:table-cell office:value-type="float" office:value="0.0901010012310188" calcext:value-type="float">
            <text:p>0.0901010012</text:p>
          </table:table-cell>
          <table:table-cell office:value-type="float" office:value="0.0174808932596502" calcext:value-type="float">
            <text:p>0.0174808933</text:p>
          </table:table-cell>
          <table:table-cell office:value-type="float" office:value="0.057057297937122" calcext:value-type="float">
            <text:p>0.0570572979</text:p>
          </table:table-cell>
          <table:table-cell office:value-type="float" office:value="0.000129674610940399" calcext:value-type="float">
            <text:p>0.0001296746</text:p>
          </table:table-cell>
          <table:table-cell office:value-type="float" office:value="19.3907192698509" calcext:value-type="float">
            <text:p>19.3907192699</text:p>
          </table:table-cell>
          <table:table-cell office:value-type="float" office:value="0.0000129320642393983" calcext:value-type="float">
            <text:p>1.29E-05</text:p>
          </table:table-cell>
          <table:table-cell office:value-type="float" office:value="14.299720408206" calcext:value-type="float">
            <text:p>14.2997204082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18.2316045140322" calcext:value-type="float">
            <text:p>18.231604514</text:p>
          </table:table-cell>
          <table:table-cell office:value-type="float" office:value="0.137197421762537" calcext:value-type="float">
            <text:p>0.1371974218</text:p>
          </table:table-cell>
          <table:table-cell office:value-type="float" office:value="0.113270411977169" calcext:value-type="float">
            <text:p>0.113270412</text:p>
          </table:table-cell>
          <table:table-cell office:value-type="float" office:value="0.0239811690614995" calcext:value-type="float">
            <text:p>0.0239811691</text:p>
          </table:table-cell>
          <table:table-cell office:value-type="float" office:value="0.0774005881557913" calcext:value-type="float">
            <text:p>0.0774005882</text:p>
          </table:table-cell>
          <table:table-cell office:value-type="float" office:value="0.00108054944427254" calcext:value-type="float">
            <text:p>0.0010805494</text:p>
          </table:table-cell>
          <table:table-cell office:value-type="float" office:value="23.7907542582147" calcext:value-type="float">
            <text:p>23.7907542582</text:p>
          </table:table-cell>
          <table:table-cell table:style-name="Default" office:value-type="float" office:value="1.56161886326083" calcext:value-type="float">
            <text:p>1.5616188633</text:p>
          </table:table-cell>
          <table:table-cell office:value-type="float" office:value="17.5116527178047" calcext:value-type="float">
            <text:p>17.5116527178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13.586104175158" calcext:value-type="float">
            <text:p>13.5861041752</text:p>
          </table:table-cell>
          <table:table-cell office:value-type="float" office:value="0.0902295173920582" calcext:value-type="float">
            <text:p>0.0902295174</text:p>
          </table:table-cell>
          <table:table-cell office:value-type="float" office:value="0.0796607741640586" calcext:value-type="float">
            <text:p>0.0796607742</text:p>
          </table:table-cell>
          <table:table-cell office:value-type="float" office:value="0.0165456346966291" calcext:value-type="float">
            <text:p>0.0165456347</text:p>
          </table:table-cell>
          <table:table-cell office:value-type="float" office:value="0.0573986316492548" calcext:value-type="float">
            <text:p>0.0573986316</text:p>
          </table:table-cell>
          <table:table-cell office:value-type="float" office:value="0.000100112115673737" calcext:value-type="float">
            <text:p>0.0001001121</text:p>
          </table:table-cell>
          <table:table-cell office:value-type="float" office:value="17.6351920007717" calcext:value-type="float">
            <text:p>17.6351920008</text:p>
          </table:table-cell>
          <table:table-cell office:value-type="float" office:value="0.0000100056197967695" calcext:value-type="float">
            <text:p>1.00E-05</text:p>
          </table:table-cell>
          <table:table-cell office:value-type="float" office:value="13.0365762133818" calcext:value-type="float">
            <text:p>13.0365762134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14.7362351885591" calcext:value-type="float">
            <text:p>14.7362351886</text:p>
          </table:table-cell>
          <table:table-cell office:value-type="float" office:value="0.185709014676027" calcext:value-type="float">
            <text:p>0.1857090147</text:p>
          </table:table-cell>
          <table:table-cell office:value-type="float" office:value="0.188691770398894" calcext:value-type="float">
            <text:p>0.1886917704</text:p>
          </table:table-cell>
          <table:table-cell office:value-type="float" office:value="0.026286288340592" calcext:value-type="float">
            <text:p>0.0262862883</text:p>
          </table:table-cell>
          <table:table-cell office:value-type="float" office:value="0.0904715471580057" calcext:value-type="float">
            <text:p>0.0904715472</text:p>
          </table:table-cell>
          <table:table-cell office:value-type="float" office:value="0.00101769579290745" calcext:value-type="float">
            <text:p>0.0010176958</text:p>
          </table:table-cell>
          <table:table-cell office:value-type="float" office:value="19.3649165573432" calcext:value-type="float">
            <text:p>19.3649165573</text:p>
          </table:table-cell>
          <table:table-cell table:style-name="Default" office:value-type="float" office:value="1.38921093577968" calcext:value-type="float">
            <text:p>1.3892109358</text:p>
          </table:table-cell>
          <table:table-cell office:value-type="float" office:value="14.7707703213463" calcext:value-type="float">
            <text:p>14.7707703213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17.4606868036509" calcext:value-type="float">
            <text:p>17.4606868037</text:p>
          </table:table-cell>
          <table:table-cell office:value-type="float" office:value="0.088669237680153" calcext:value-type="float">
            <text:p>0.0886692377</text:p>
          </table:table-cell>
          <table:table-cell office:value-type="float" office:value="0.0802238267654948" calcext:value-type="float">
            <text:p>0.0802238268</text:p>
          </table:table-cell>
          <table:table-cell office:value-type="float" office:value="0.0153851113217787" calcext:value-type="float">
            <text:p>0.0153851113</text:p>
          </table:table-cell>
          <table:table-cell office:value-type="float" office:value="0.0544175541116509" calcext:value-type="float">
            <text:p>0.0544175541</text:p>
          </table:table-cell>
          <table:table-cell table:style-name="ce1" office:value-type="float" office:value="0.0000885534299398767" calcext:value-type="float">
            <text:p>8.86E-05</text:p>
          </table:table-cell>
          <table:table-cell office:value-type="float" office:value="22.5610281420516" calcext:value-type="float">
            <text:p>22.5610281421</text:p>
          </table:table-cell>
          <table:table-cell office:value-type="float" office:value="0.00000886265205104882" calcext:value-type="float">
            <text:p>8.86E-06</text:p>
          </table:table-cell>
          <table:table-cell office:value-type="float" office:value="16.4575311988688" calcext:value-type="float">
            <text:p>16.4575311989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18.6594878063747" calcext:value-type="float">
            <text:p>18.6594878064</text:p>
          </table:table-cell>
          <table:table-cell office:value-type="float" office:value="0.0655894465828333" calcext:value-type="float">
            <text:p>0.0655894466</text:p>
          </table:table-cell>
          <table:table-cell office:value-type="float" office:value="0.0517016193621011" calcext:value-type="float">
            <text:p>0.0517016194</text:p>
          </table:table-cell>
          <table:table-cell office:value-type="float" office:value="0.0215689870156885" calcext:value-type="float">
            <text:p>0.021568987</text:p>
          </table:table-cell>
          <table:table-cell office:value-type="float" office:value="0.0743685886887958" calcext:value-type="float">
            <text:p>0.0743685887</text:p>
          </table:table-cell>
          <table:table-cell office:value-type="float" office:value="0.00109422570234881" calcext:value-type="float">
            <text:p>0.0010942257</text:p>
          </table:table-cell>
          <table:table-cell office:value-type="float" office:value="24.2487110730024" calcext:value-type="float">
            <text:p>24.248711073</text:p>
          </table:table-cell>
          <table:table-cell table:style-name="Default" office:value-type="float" office:value="0.94794802119825" calcext:value-type="float">
            <text:p>0.9479480212</text:p>
          </table:table-cell>
          <table:table-cell office:value-type="float" office:value="17.6910780942911" calcext:value-type="float">
            <text:p>17.6910780943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14.3351501212373" calcext:value-type="float">
            <text:p>14.3351501212</text:p>
          </table:table-cell>
          <table:table-cell office:value-type="float" office:value="0.0897727716525081" calcext:value-type="float">
            <text:p>0.0897727717</text:p>
          </table:table-cell>
          <table:table-cell office:value-type="float" office:value="0.0843250632554509" calcext:value-type="float">
            <text:p>0.0843250633</text:p>
          </table:table-cell>
          <table:table-cell office:value-type="float" office:value="0.0147170909696948" calcext:value-type="float">
            <text:p>0.014717091</text:p>
          </table:table-cell>
          <table:table-cell office:value-type="float" office:value="0.048368542269251" calcext:value-type="float">
            <text:p>0.0483685423</text:p>
          </table:table-cell>
          <table:table-cell table:style-name="ce1" office:value-type="float" office:value="0.0000956579365824824" calcext:value-type="float">
            <text:p>9.57E-05</text:p>
          </table:table-cell>
          <table:table-cell office:value-type="float" office:value="18.547236871125" calcext:value-type="float">
            <text:p>18.5472368711</text:p>
          </table:table-cell>
          <table:table-cell office:value-type="float" office:value="0.00000961238795933611" calcext:value-type="float">
            <text:p>9.61E-06</text:p>
          </table:table-cell>
          <table:table-cell office:value-type="float" office:value="13.6054321295007" calcext:value-type="float">
            <text:p>13.6054321295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7.89898569331157" calcext:value-type="float">
            <text:p>7.8989856933</text:p>
          </table:table-cell>
          <table:table-cell office:value-type="float" office:value="0.101007333292809" calcext:value-type="float">
            <text:p>0.1010073333</text:p>
          </table:table-cell>
          <table:table-cell office:value-type="float" office:value="0.0965555622924415" calcext:value-type="float">
            <text:p>0.0965555623</text:p>
          </table:table-cell>
          <table:table-cell office:value-type="float" office:value="0.0125400407877735" calcext:value-type="float">
            <text:p>0.0125400408</text:p>
          </table:table-cell>
          <table:table-cell office:value-type="float" office:value="0.0321979366852336" calcext:value-type="float">
            <text:p>0.0321979367</text:p>
          </table:table-cell>
          <table:table-cell table:style-name="ce1" office:value-type="float" office:value="0.0000956995366844572" calcext:value-type="float">
            <text:p>9.57E-05</text:p>
          </table:table-cell>
          <table:table-cell office:value-type="float" office:value="10.2956299628205" calcext:value-type="float">
            <text:p>10.2956299628</text:p>
          </table:table-cell>
          <table:table-cell office:value-type="float" office:value="0.00000959370473881828" calcext:value-type="float">
            <text:p>9.59E-06</text:p>
          </table:table-cell>
          <table:table-cell office:value-type="float" office:value="7.74409527502" calcext:value-type="float">
            <text:p>7.744095275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18.9305501572203" calcext:value-type="float">
            <text:p>18.9305501572</text:p>
          </table:table-cell>
          <table:table-cell office:value-type="float" office:value="0.0287941573567418" calcext:value-type="float">
            <text:p>0.0287941574</text:p>
          </table:table-cell>
          <table:table-cell office:value-type="float" office:value="0.025923567811662" calcext:value-type="float">
            <text:p>0.0259235678</text:p>
          </table:table-cell>
          <table:table-cell office:value-type="float" office:value="0.0130146545794407" calcext:value-type="float">
            <text:p>0.0130146546</text:p>
          </table:table-cell>
          <table:table-cell office:value-type="float" office:value="0.0507697795270423" calcext:value-type="float">
            <text:p>0.0507697795</text:p>
          </table:table-cell>
          <table:table-cell office:value-type="float" office:value="0.00104314638512661" calcext:value-type="float">
            <text:p>0.0010431464</text:p>
          </table:table-cell>
          <table:table-cell office:value-type="float" office:value="24.4948972173047" calcext:value-type="float">
            <text:p>24.4948972173</text:p>
          </table:table-cell>
          <table:table-cell table:style-name="Default" office:value-type="float" office:value="1.42154197673333" calcext:value-type="float">
            <text:p>1.4215419767</text:p>
          </table:table-cell>
          <table:table-cell office:value-type="float" office:value="17.7408325015239" calcext:value-type="float">
            <text:p>17.7408325015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18.9175821735771" calcext:value-type="float">
            <text:p>18.9175821736</text:p>
          </table:table-cell>
          <table:table-cell office:value-type="float" office:value="0.0299597815261661" calcext:value-type="float">
            <text:p>0.0299597815</text:p>
          </table:table-cell>
          <table:table-cell office:value-type="float" office:value="0.0299631011202437" calcext:value-type="float">
            <text:p>0.0299631011</text:p>
          </table:table-cell>
          <table:table-cell office:value-type="float" office:value="0.0135177975984001" calcext:value-type="float">
            <text:p>0.0135177976</text:p>
          </table:table-cell>
          <table:table-cell office:value-type="float" office:value="0.0523571298742663" calcext:value-type="float">
            <text:p>0.0523571299</text:p>
          </table:table-cell>
          <table:table-cell office:value-type="float" office:value="0.00105703645929071" calcext:value-type="float">
            <text:p>0.0010570365</text:p>
          </table:table-cell>
          <table:table-cell office:value-type="float" office:value="24.4948971800432" calcext:value-type="float">
            <text:p>24.49489718</text:p>
          </table:table-cell>
          <table:table-cell table:style-name="Default" office:value-type="float" office:value="1.54355928496569" calcext:value-type="float">
            <text:p>1.543559285</text:p>
          </table:table-cell>
          <table:table-cell office:value-type="float" office:value="17.6917391498659" calcext:value-type="float">
            <text:p>17.6917391499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11.2683477148677" calcext:value-type="float">
            <text:p>11.2683477149</text:p>
          </table:table-cell>
          <table:table-cell office:value-type="float" office:value="0.0968491319309017" calcext:value-type="float">
            <text:p>0.0968491319</text:p>
          </table:table-cell>
          <table:table-cell office:value-type="float" office:value="0.0951717364586854" calcext:value-type="float">
            <text:p>0.0951717365</text:p>
          </table:table-cell>
          <table:table-cell office:value-type="float" office:value="0.0142117362872499" calcext:value-type="float">
            <text:p>0.0142117363</text:p>
          </table:table-cell>
          <table:table-cell office:value-type="float" office:value="0.0430247628697987" calcext:value-type="float">
            <text:p>0.0430247629</text:p>
          </table:table-cell>
          <table:table-cell office:value-type="float" office:value="0.000135360582138469" calcext:value-type="float">
            <text:p>0.0001353606</text:p>
          </table:table-cell>
          <table:table-cell office:value-type="float" office:value="14.5945193233337" calcext:value-type="float">
            <text:p>14.5945193233</text:p>
          </table:table-cell>
          <table:table-cell office:value-type="float" office:value="0.0000135697103309705" calcext:value-type="float">
            <text:p>1.36E-05</text:p>
          </table:table-cell>
          <table:table-cell office:value-type="float" office:value="10.9496642773183" calcext:value-type="float">
            <text:p>10.9496642773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14.2535500499934" calcext:value-type="float">
            <text:p>14.25355005</text:p>
          </table:table-cell>
          <table:table-cell office:value-type="float" office:value="0.0895267404585754" calcext:value-type="float">
            <text:p>0.0895267405</text:p>
          </table:table-cell>
          <table:table-cell office:value-type="float" office:value="0.0888970431964387" calcext:value-type="float">
            <text:p>0.0888970432</text:p>
          </table:table-cell>
          <table:table-cell office:value-type="float" office:value="0.0135076014483199" calcext:value-type="float">
            <text:p>0.0135076014</text:p>
          </table:table-cell>
          <table:table-cell office:value-type="float" office:value="0.0437504793078169" calcext:value-type="float">
            <text:p>0.0437504793</text:p>
          </table:table-cell>
          <table:table-cell office:value-type="float" office:value="0.000113258583991645" calcext:value-type="float">
            <text:p>0.0001132586</text:p>
          </table:table-cell>
          <table:table-cell office:value-type="float" office:value="18.4119523664897" calcext:value-type="float">
            <text:p>18.4119523665</text:p>
          </table:table-cell>
          <table:table-cell office:value-type="float" office:value="0.0000114220461152787" calcext:value-type="float">
            <text:p>1.14E-05</text:p>
          </table:table-cell>
          <table:table-cell office:value-type="float" office:value="13.5672928276442" calcext:value-type="float">
            <text:p>13.5672928276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18.9037879259941" calcext:value-type="float">
            <text:p>18.903787926</text:p>
          </table:table-cell>
          <table:table-cell office:value-type="float" office:value="0.0293796728486489" calcext:value-type="float">
            <text:p>0.0293796728</text:p>
          </table:table-cell>
          <table:table-cell office:value-type="float" office:value="0.0267783222840098" calcext:value-type="float">
            <text:p>0.0267783223</text:p>
          </table:table-cell>
          <table:table-cell office:value-type="float" office:value="0.0148538566597985" calcext:value-type="float">
            <text:p>0.0148538567</text:p>
          </table:table-cell>
          <table:table-cell office:value-type="float" office:value="0.0558808961002657" calcext:value-type="float">
            <text:p>0.0558808961</text:p>
          </table:table-cell>
          <table:table-cell office:value-type="float" office:value="0.00105793744841799" calcext:value-type="float">
            <text:p>0.0010579374</text:p>
          </table:table-cell>
          <table:table-cell office:value-type="float" office:value="24.49489723243" calcext:value-type="float">
            <text:p>24.4948972324</text:p>
          </table:table-cell>
          <table:table-cell table:style-name="Default" office:value-type="float" office:value="1.42795105005148" calcext:value-type="float">
            <text:p>1.4279510501</text:p>
          </table:table-cell>
          <table:table-cell office:value-type="float" office:value="17.7265802088364" calcext:value-type="float">
            <text:p>17.7265802088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9.34143142991436" calcext:value-type="float">
            <text:p>9.3414314299</text:p>
          </table:table-cell>
          <table:table-cell office:value-type="float" office:value="0.16988594085023" calcext:value-type="float">
            <text:p>0.1698859409</text:p>
          </table:table-cell>
          <table:table-cell office:value-type="float" office:value="0.15094636841917" calcext:value-type="float">
            <text:p>0.1509463684</text:p>
          </table:table-cell>
          <table:table-cell office:value-type="float" office:value="0.019539146795958" calcext:value-type="float">
            <text:p>0.0195391468</text:p>
          </table:table-cell>
          <table:table-cell office:value-type="float" office:value="0.063438609709251" calcext:value-type="float">
            <text:p>0.0634386097</text:p>
          </table:table-cell>
          <table:table-cell office:value-type="float" office:value="0.000114558850089086" calcext:value-type="float">
            <text:p>0.0001145589</text:p>
          </table:table-cell>
          <table:table-cell office:value-type="float" office:value="12.2882057357102" calcext:value-type="float">
            <text:p>12.2882057357</text:p>
          </table:table-cell>
          <table:table-cell office:value-type="float" office:value="0.0000111718068032547" calcext:value-type="float">
            <text:p>1.12E-05</text:p>
          </table:table-cell>
          <table:table-cell office:value-type="float" office:value="9.3367657655314" calcext:value-type="float">
            <text:p>9.3367657655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15.2891149240688" calcext:value-type="float">
            <text:p>15.2891149241</text:p>
          </table:table-cell>
          <table:table-cell office:value-type="float" office:value="0.101161896981889" calcext:value-type="float">
            <text:p>0.101161897</text:p>
          </table:table-cell>
          <table:table-cell office:value-type="float" office:value="0.0979514800125134" calcext:value-type="float">
            <text:p>0.09795148</text:p>
          </table:table-cell>
          <table:table-cell office:value-type="float" office:value="0.017150530442367" calcext:value-type="float">
            <text:p>0.0171505304</text:p>
          </table:table-cell>
          <table:table-cell office:value-type="float" office:value="0.0556981488235229" calcext:value-type="float">
            <text:p>0.0556981488</text:p>
          </table:table-cell>
          <table:table-cell office:value-type="float" office:value="0.000143648667676473" calcext:value-type="float">
            <text:p>0.0001436487</text:p>
          </table:table-cell>
          <table:table-cell office:value-type="float" office:value="19.7989896712935" calcext:value-type="float">
            <text:p>19.7989896713</text:p>
          </table:table-cell>
          <table:table-cell office:value-type="float" office:value="0.0000143963692078458" calcext:value-type="float">
            <text:p>1.44E-05</text:p>
          </table:table-cell>
          <table:table-cell office:value-type="float" office:value="14.6132051768779" calcext:value-type="float">
            <text:p>14.6132051769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18.9189007546872" calcext:value-type="float">
            <text:p>18.9189007547</text:p>
          </table:table-cell>
          <table:table-cell office:value-type="float" office:value="0.0315464043113645" calcext:value-type="float">
            <text:p>0.0315464043</text:p>
          </table:table-cell>
          <table:table-cell office:value-type="float" office:value="0.0258408268390939" calcext:value-type="float">
            <text:p>0.0258408268</text:p>
          </table:table-cell>
          <table:table-cell office:value-type="float" office:value="0.0139535811488042" calcext:value-type="float">
            <text:p>0.0139535811</text:p>
          </table:table-cell>
          <table:table-cell office:value-type="float" office:value="0.0534539896308349" calcext:value-type="float">
            <text:p>0.0534539896</text:p>
          </table:table-cell>
          <table:table-cell office:value-type="float" office:value="0.00104678404452275" calcext:value-type="float">
            <text:p>0.001046784</text:p>
          </table:table-cell>
          <table:table-cell office:value-type="float" office:value="24.4948972207143" calcext:value-type="float">
            <text:p>24.4948972207</text:p>
          </table:table-cell>
          <table:table-cell table:style-name="Default" office:value-type="float" office:value="1.39493883045496" calcext:value-type="float">
            <text:p>1.3949388305</text:p>
          </table:table-cell>
          <table:table-cell office:value-type="float" office:value="17.7392410308673" calcext:value-type="float">
            <text:p>17.7392410309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8.9037579694003" calcext:value-type="float">
            <text:p>18.9037579694</text:p>
          </table:table-cell>
          <table:table-cell office:value-type="float" office:value="0.0293058294809257" calcext:value-type="float">
            <text:p>0.0293058295</text:p>
          </table:table-cell>
          <table:table-cell office:value-type="float" office:value="0.0271111454918249" calcext:value-type="float">
            <text:p>0.0271111455</text:p>
          </table:table-cell>
          <table:table-cell office:value-type="float" office:value="0.0148885128339215" calcext:value-type="float">
            <text:p>0.0148885128</text:p>
          </table:table-cell>
          <table:table-cell office:value-type="float" office:value="0.0560441006149996" calcext:value-type="float">
            <text:p>0.0560441006</text:p>
          </table:table-cell>
          <table:table-cell office:value-type="float" office:value="0.00104227508935797" calcext:value-type="float">
            <text:p>0.0010422751</text:p>
          </table:table-cell>
          <table:table-cell office:value-type="float" office:value="24.4948971931216" calcext:value-type="float">
            <text:p>24.4948971931</text:p>
          </table:table-cell>
          <table:table-cell table:style-name="Default" office:value-type="float" office:value="1.43985945854181" calcext:value-type="float">
            <text:p>1.4398594585</text:p>
          </table:table-cell>
          <table:table-cell office:value-type="float" office:value="17.7207639344205" calcext:value-type="float">
            <text:p>17.7207639344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17.597377586476" calcext:value-type="float">
            <text:p>17.5973775865</text:p>
          </table:table-cell>
          <table:table-cell office:value-type="float" office:value="0.0884158158881139" calcext:value-type="float">
            <text:p>0.0884158159</text:p>
          </table:table-cell>
          <table:table-cell office:value-type="float" office:value="0.0803332957808316" calcext:value-type="float">
            <text:p>0.0803332958</text:p>
          </table:table-cell>
          <table:table-cell office:value-type="float" office:value="0.0159968492036773" calcext:value-type="float">
            <text:p>0.0159968492</text:p>
          </table:table-cell>
          <table:table-cell office:value-type="float" office:value="0.0556689172750746" calcext:value-type="float">
            <text:p>0.0556689173</text:p>
          </table:table-cell>
          <table:table-cell office:value-type="float" office:value="0.000639490927166298" calcext:value-type="float">
            <text:p>0.0006394909</text:p>
          </table:table-cell>
          <table:table-cell office:value-type="float" office:value="22.7376337867395" calcext:value-type="float">
            <text:p>22.7376337867</text:p>
          </table:table-cell>
          <table:table-cell table:style-name="Default" office:value-type="float" office:value="0.427980750523676" calcext:value-type="float">
            <text:p>0.4279807505</text:p>
          </table:table-cell>
          <table:table-cell office:value-type="float" office:value="16.5386279192185" calcext:value-type="float">
            <text:p>16.5386279192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17.67897363042" calcext:value-type="float">
            <text:p>17.6789736304</text:p>
          </table:table-cell>
          <table:table-cell office:value-type="float" office:value="0.0804756130403209" calcext:value-type="float">
            <text:p>0.080475613</text:p>
          </table:table-cell>
          <table:table-cell office:value-type="float" office:value="0.0752531281687637" calcext:value-type="float">
            <text:p>0.0752531282</text:p>
          </table:table-cell>
          <table:table-cell office:value-type="float" office:value="0.0147123279103963" calcext:value-type="float">
            <text:p>0.0147123279</text:p>
          </table:table-cell>
          <table:table-cell office:value-type="float" office:value="0.0510573178005763" calcext:value-type="float">
            <text:p>0.0510573178</text:p>
          </table:table-cell>
          <table:table-cell office:value-type="float" office:value="0.0012329350788313" calcext:value-type="float">
            <text:p>0.0012329351</text:p>
          </table:table-cell>
          <table:table-cell office:value-type="float" office:value="22.8254242171707" calcext:value-type="float">
            <text:p>22.8254242172</text:p>
          </table:table-cell>
          <table:table-cell table:style-name="Default" office:value-type="float" office:value="0.594208941054255" calcext:value-type="float">
            <text:p>0.5942089411</text:p>
          </table:table-cell>
          <table:table-cell office:value-type="float" office:value="16.5968748778659" calcext:value-type="float">
            <text:p>16.5968748779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18.7954394914178" calcext:value-type="float">
            <text:p>18.7954394914</text:p>
          </table:table-cell>
          <table:table-cell office:value-type="float" office:value="0.0338291688635621" calcext:value-type="float">
            <text:p>0.0338291689</text:p>
          </table:table-cell>
          <table:table-cell office:value-type="float" office:value="0.0336272770513936" calcext:value-type="float">
            <text:p>0.0336272771</text:p>
          </table:table-cell>
          <table:table-cell office:value-type="float" office:value="0.0151785843080615" calcext:value-type="float">
            <text:p>0.0151785843</text:p>
          </table:table-cell>
          <table:table-cell office:value-type="float" office:value="0.0569275451109047" calcext:value-type="float">
            <text:p>0.0569275451</text:p>
          </table:table-cell>
          <table:table-cell office:value-type="float" office:value="0.00106762412732975" calcext:value-type="float">
            <text:p>0.0010676241</text:p>
          </table:table-cell>
          <table:table-cell office:value-type="float" office:value="24.3515910799008" calcext:value-type="float">
            <text:p>24.3515910799</text:p>
          </table:table-cell>
          <table:table-cell table:style-name="Default" office:value-type="float" office:value="1.35513036764408" calcext:value-type="float">
            <text:p>1.3551303676</text:p>
          </table:table-cell>
          <table:table-cell office:value-type="float" office:value="17.5864663428177" calcext:value-type="float">
            <text:p>17.5864663428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17.0641010512185" calcext:value-type="float">
            <text:p>17.0641010512</text:p>
          </table:table-cell>
          <table:table-cell office:value-type="float" office:value="0.0908611479959484" calcext:value-type="float">
            <text:p>0.090861148</text:p>
          </table:table-cell>
          <table:table-cell office:value-type="float" office:value="0.0871046540955262" calcext:value-type="float">
            <text:p>0.0871046541</text:p>
          </table:table-cell>
          <table:table-cell office:value-type="float" office:value="0.0161272591413713" calcext:value-type="float">
            <text:p>0.0161272591</text:p>
          </table:table-cell>
          <table:table-cell office:value-type="float" office:value="0.0539354926255437" calcext:value-type="float">
            <text:p>0.0539354926</text:p>
          </table:table-cell>
          <table:table-cell office:value-type="float" office:value="0.000115172615549777" calcext:value-type="float">
            <text:p>0.0001151726</text:p>
          </table:table-cell>
          <table:table-cell office:value-type="float" office:value="22.0680763068006" calcext:value-type="float">
            <text:p>22.0680763068</text:p>
          </table:table-cell>
          <table:table-cell office:value-type="float" office:value="0.0000115535825194159" calcext:value-type="float">
            <text:p>1.16E-05</text:p>
          </table:table-cell>
          <table:table-cell office:value-type="float" office:value="16.1142204903932" calcext:value-type="float">
            <text:p>16.1142204904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8.13137066613989" calcext:value-type="float">
            <text:p>8.1313706661</text:p>
          </table:table-cell>
          <table:table-cell office:value-type="float" office:value="0.0958451147232065" calcext:value-type="float">
            <text:p>0.0958451147</text:p>
          </table:table-cell>
          <table:table-cell office:value-type="float" office:value="0.0943110636599076" calcext:value-type="float">
            <text:p>0.0943110637</text:p>
          </table:table-cell>
          <table:table-cell office:value-type="float" office:value="0.013394249071765" calcext:value-type="float">
            <text:p>0.0133942491</text:p>
          </table:table-cell>
          <table:table-cell office:value-type="float" office:value="0.0384207755964161" calcext:value-type="float">
            <text:p>0.0384207756</text:p>
          </table:table-cell>
          <table:table-cell office:value-type="float" office:value="0.000132749508154252" calcext:value-type="float">
            <text:p>0.0001327495</text:p>
          </table:table-cell>
          <table:table-cell office:value-type="float" office:value="10.5830051578349" calcext:value-type="float">
            <text:p>10.5830051578</text:p>
          </table:table-cell>
          <table:table-cell office:value-type="float" office:value="0.0000133121111324944" calcext:value-type="float">
            <text:p>1.33E-05</text:p>
          </table:table-cell>
          <table:table-cell office:value-type="float" office:value="8.12223764245165" calcext:value-type="float">
            <text:p>8.1222376425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14.1011616413634" calcext:value-type="float">
            <text:p>14.1011616414</text:p>
          </table:table-cell>
          <table:table-cell office:value-type="float" office:value="0.0891812127568891" calcext:value-type="float">
            <text:p>0.0891812128</text:p>
          </table:table-cell>
          <table:table-cell office:value-type="float" office:value="0.0875220406133473" calcext:value-type="float">
            <text:p>0.0875220406</text:p>
          </table:table-cell>
          <table:table-cell office:value-type="float" office:value="0.0131221300862722" calcext:value-type="float">
            <text:p>0.0131221301</text:p>
          </table:table-cell>
          <table:table-cell office:value-type="float" office:value="0.0432407295107107" calcext:value-type="float">
            <text:p>0.0432407295</text:p>
          </table:table-cell>
          <table:table-cell office:value-type="float" office:value="0.0001049639399138" calcext:value-type="float">
            <text:p>0.0001049639</text:p>
          </table:table-cell>
          <table:table-cell office:value-type="float" office:value="18.2208669326983" calcext:value-type="float">
            <text:p>18.2208669327</text:p>
          </table:table-cell>
          <table:table-cell office:value-type="float" office:value="0.0000104690587326479" calcext:value-type="float">
            <text:p>1.05E-05</text:p>
          </table:table-cell>
          <table:table-cell office:value-type="float" office:value="13.3687888761155" calcext:value-type="float">
            <text:p>13.3687888761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16.4868075421358" calcext:value-type="float">
            <text:p>16.4868075421</text:p>
          </table:table-cell>
          <table:table-cell office:value-type="float" office:value="0.0883421403159504" calcext:value-type="float">
            <text:p>0.0883421403</text:p>
          </table:table-cell>
          <table:table-cell office:value-type="float" office:value="0.0791386816886488" calcext:value-type="float">
            <text:p>0.0791386817</text:p>
          </table:table-cell>
          <table:table-cell office:value-type="float" office:value="0.016022673440718" calcext:value-type="float">
            <text:p>0.0160226734</text:p>
          </table:table-cell>
          <table:table-cell office:value-type="float" office:value="0.0557696178966198" calcext:value-type="float">
            <text:p>0.0557696179</text:p>
          </table:table-cell>
          <table:table-cell table:style-name="ce1" office:value-type="float" office:value="0.0000931911585925767" calcext:value-type="float">
            <text:p>9.32E-05</text:p>
          </table:table-cell>
          <table:table-cell office:value-type="float" office:value="21.330728787163" calcext:value-type="float">
            <text:p>21.3307287872</text:p>
          </table:table-cell>
          <table:table-cell office:value-type="float" office:value="0.00000928376153164491" calcext:value-type="float">
            <text:p>9.28E-06</text:p>
          </table:table-cell>
          <table:table-cell office:value-type="float" office:value="15.5755823818471" calcext:value-type="float">
            <text:p>15.5755823818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17.0811473884675" calcext:value-type="float">
            <text:p>17.0811473885</text:p>
          </table:table-cell>
          <table:table-cell office:value-type="float" office:value="0.138872677477568" calcext:value-type="float">
            <text:p>0.1388726775</text:p>
          </table:table-cell>
          <table:table-cell office:value-type="float" office:value="0.143448467430444" calcext:value-type="float">
            <text:p>0.1434484674</text:p>
          </table:table-cell>
          <table:table-cell office:value-type="float" office:value="0.0197515488729255" calcext:value-type="float">
            <text:p>0.0197515489</text:p>
          </table:table-cell>
          <table:table-cell office:value-type="float" office:value="0.0678257022513778" calcext:value-type="float">
            <text:p>0.0678257023</text:p>
          </table:table-cell>
          <table:table-cell office:value-type="float" office:value="0.00105326378004327" calcext:value-type="float">
            <text:p>0.0010532638</text:p>
          </table:table-cell>
          <table:table-cell office:value-type="float" office:value="22.2036031174582" calcext:value-type="float">
            <text:p>22.2036031175</text:p>
          </table:table-cell>
          <table:table-cell table:style-name="Default" office:value-type="float" office:value="1.26640970269609" calcext:value-type="float">
            <text:p>1.2664097027</text:p>
          </table:table-cell>
          <table:table-cell office:value-type="float" office:value="16.2213877443883" calcext:value-type="float">
            <text:p>16.2213877444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18.2652875916975" calcext:value-type="float">
            <text:p>18.2652875917</text:p>
          </table:table-cell>
          <table:table-cell office:value-type="float" office:value="0.0888436994943515" calcext:value-type="float">
            <text:p>0.0888436995</text:p>
          </table:table-cell>
          <table:table-cell office:value-type="float" office:value="0.0786287690070696" calcext:value-type="float">
            <text:p>0.078628769</text:p>
          </table:table-cell>
          <table:table-cell office:value-type="float" office:value="0.0172793407893059" calcext:value-type="float">
            <text:p>0.0172793408</text:p>
          </table:table-cell>
          <table:table-cell office:value-type="float" office:value="0.0582455486037315" calcext:value-type="float">
            <text:p>0.0582455486</text:p>
          </table:table-cell>
          <table:table-cell office:value-type="float" office:value="0.000837031402860856" calcext:value-type="float">
            <text:p>0.0008370314</text:p>
          </table:table-cell>
          <table:table-cell office:value-type="float" office:value="23.5796520058534" calcext:value-type="float">
            <text:p>23.5796520059</text:p>
          </table:table-cell>
          <table:table-cell table:style-name="Default" office:value-type="float" office:value="0.324948048037915" calcext:value-type="float">
            <text:p>0.324948048</text:p>
          </table:table-cell>
          <table:table-cell office:value-type="float" office:value="17.2233453287275" calcext:value-type="float">
            <text:p>17.2233453287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18.175732202806" calcext:value-type="float">
            <text:p>18.1757322028</text:p>
          </table:table-cell>
          <table:table-cell office:value-type="float" office:value="0.0886323934492943" calcext:value-type="float">
            <text:p>0.0886323934</text:p>
          </table:table-cell>
          <table:table-cell office:value-type="float" office:value="0.0749509030974412" calcext:value-type="float">
            <text:p>0.0749509031</text:p>
          </table:table-cell>
          <table:table-cell office:value-type="float" office:value="0.016392635360868" calcext:value-type="float">
            <text:p>0.0163926354</text:p>
          </table:table-cell>
          <table:table-cell office:value-type="float" office:value="0.0612839621312369" calcext:value-type="float">
            <text:p>0.0612839621</text:p>
          </table:table-cell>
          <table:table-cell table:style-name="ce1" office:value-type="float" office:value="0.0000883852446890833" calcext:value-type="float">
            <text:p>8.84E-05</text:p>
          </table:table-cell>
          <table:table-cell office:value-type="float" office:value="23.494680014937" calcext:value-type="float">
            <text:p>23.4946800149</text:p>
          </table:table-cell>
          <table:table-cell office:value-type="float" office:value="0.0000088727673630084" calcext:value-type="float">
            <text:p>8.87E-06</text:p>
          </table:table-cell>
          <table:table-cell office:value-type="float" office:value="17.1594230157658" calcext:value-type="float">
            <text:p>17.1594230158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16.8382809049788" calcext:value-type="float">
            <text:p>16.838280905</text:p>
          </table:table-cell>
          <table:table-cell office:value-type="float" office:value="0.0345240196066887" calcext:value-type="float">
            <text:p>0.0345240196</text:p>
          </table:table-cell>
          <table:table-cell office:value-type="float" office:value="0.0327022001693219" calcext:value-type="float">
            <text:p>0.0327022002</text:p>
          </table:table-cell>
          <table:table-cell office:value-type="float" office:value="0.0158380887691619" calcext:value-type="float">
            <text:p>0.0158380888</text:p>
          </table:table-cell>
          <table:table-cell office:value-type="float" office:value="0.0569563623548912" calcext:value-type="float">
            <text:p>0.0569563624</text:p>
          </table:table-cell>
          <table:table-cell office:value-type="float" office:value="0.00103293740154546" calcext:value-type="float">
            <text:p>0.0010329374</text:p>
          </table:table-cell>
          <table:table-cell office:value-type="float" office:value="21.8860684006864" calcext:value-type="float">
            <text:p>21.8860684007</text:p>
          </table:table-cell>
          <table:table-cell table:style-name="Default" office:value-type="float" office:value="1.56187326265571" calcext:value-type="float">
            <text:p>1.5618732627</text:p>
          </table:table-cell>
          <table:table-cell office:value-type="float" office:value="15.8068387406948" calcext:value-type="float">
            <text:p>15.8068387407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8.9277448818965" calcext:value-type="float">
            <text:p>18.9277448819</text:p>
          </table:table-cell>
          <table:table-cell office:value-type="float" office:value="0.0286323726605451" calcext:value-type="float">
            <text:p>0.0286323727</text:p>
          </table:table-cell>
          <table:table-cell office:value-type="float" office:value="0.0286223764440954" calcext:value-type="float">
            <text:p>0.0286223764</text:p>
          </table:table-cell>
          <table:table-cell office:value-type="float" office:value="0.0128099746439597" calcext:value-type="float">
            <text:p>0.0128099746</text:p>
          </table:table-cell>
          <table:table-cell office:value-type="float" office:value="0.0503947980737333" calcext:value-type="float">
            <text:p>0.0503947981</text:p>
          </table:table-cell>
          <table:table-cell office:value-type="float" office:value="0.00105727580330676" calcext:value-type="float">
            <text:p>0.0010572758</text:p>
          </table:table-cell>
          <table:table-cell office:value-type="float" office:value="24.4948972244024" calcext:value-type="float">
            <text:p>24.4948972244</text:p>
          </table:table-cell>
          <table:table-cell table:style-name="Default" office:value-type="float" office:value="1.50457010075384" calcext:value-type="float">
            <text:p>1.5045701008</text:p>
          </table:table-cell>
          <table:table-cell office:value-type="float" office:value="17.7074638956843" calcext:value-type="float">
            <text:p>17.7074638957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18.9183809409202" calcext:value-type="float">
            <text:p>18.9183809409</text:p>
          </table:table-cell>
          <table:table-cell office:value-type="float" office:value="0.0291509318744545" calcext:value-type="float">
            <text:p>0.0291509319</text:p>
          </table:table-cell>
          <table:table-cell office:value-type="float" office:value="0.0273638422276425" calcext:value-type="float">
            <text:p>0.0273638422</text:p>
          </table:table-cell>
          <table:table-cell office:value-type="float" office:value="0.0137580437933678" calcext:value-type="float">
            <text:p>0.0137580438</text:p>
          </table:table-cell>
          <table:table-cell office:value-type="float" office:value="0.0527085368760887" calcext:value-type="float">
            <text:p>0.0527085369</text:p>
          </table:table-cell>
          <table:table-cell office:value-type="float" office:value="0.00106957350717289" calcext:value-type="float">
            <text:p>0.0010695735</text:p>
          </table:table-cell>
          <table:table-cell office:value-type="float" office:value="24.4948972384625" calcext:value-type="float">
            <text:p>24.4948972385</text:p>
          </table:table-cell>
          <table:table-cell table:style-name="Default" office:value-type="float" office:value="1.44898652645145" calcext:value-type="float">
            <text:p>1.4489865265</text:p>
          </table:table-cell>
          <table:table-cell office:value-type="float" office:value="17.7343692366075" calcext:value-type="float">
            <text:p>17.7343692366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18.3504078498364" calcext:value-type="float">
            <text:p>18.3504078498</text:p>
          </table:table-cell>
          <table:table-cell office:value-type="float" office:value="0.0353167014188687" calcext:value-type="float">
            <text:p>0.0353167014</text:p>
          </table:table-cell>
          <table:table-cell office:value-type="float" office:value="0.0331369335855578" calcext:value-type="float">
            <text:p>0.0331369336</text:p>
          </table:table-cell>
          <table:table-cell office:value-type="float" office:value="0.0147962356483784" calcext:value-type="float">
            <text:p>0.0147962356</text:p>
          </table:table-cell>
          <table:table-cell office:value-type="float" office:value="0.0553449661086392" calcext:value-type="float">
            <text:p>0.0553449661</text:p>
          </table:table-cell>
          <table:table-cell office:value-type="float" office:value="0.00105348528012427" calcext:value-type="float">
            <text:p>0.0010534853</text:p>
          </table:table-cell>
          <table:table-cell office:value-type="float" office:value="23.7697283411398" calcext:value-type="float">
            <text:p>23.7697283411</text:p>
          </table:table-cell>
          <table:table-cell table:style-name="Default" office:value-type="float" office:value="1.31003002011394" calcext:value-type="float">
            <text:p>1.3100300201</text:p>
          </table:table-cell>
          <table:table-cell office:value-type="float" office:value="17.2134540213339" calcext:value-type="float">
            <text:p>17.2134540213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18.8189159268454" calcext:value-type="float">
            <text:p>18.8189159268</text:p>
          </table:table-cell>
          <table:table-cell office:value-type="float" office:value="0.0708246729339247" calcext:value-type="float">
            <text:p>0.0708246729</text:p>
          </table:table-cell>
          <table:table-cell office:value-type="float" office:value="0.0570445707973293" calcext:value-type="float">
            <text:p>0.0570445708</text:p>
          </table:table-cell>
          <table:table-cell office:value-type="float" office:value="0.0207868946525418" calcext:value-type="float">
            <text:p>0.0207868947</text:p>
          </table:table-cell>
          <table:table-cell office:value-type="float" office:value="0.0710639776299437" calcext:value-type="float">
            <text:p>0.0710639776</text:p>
          </table:table-cell>
          <table:table-cell office:value-type="float" office:value="0.0011245297647511" calcext:value-type="float">
            <text:p>0.0011245298</text:p>
          </table:table-cell>
          <table:table-cell office:value-type="float" office:value="24.4335832173273" calcext:value-type="float">
            <text:p>24.4335832173</text:p>
          </table:table-cell>
          <table:table-cell table:style-name="Default" office:value-type="float" office:value="0.974645828087549" calcext:value-type="float">
            <text:p>0.9746458281</text:p>
          </table:table-cell>
          <table:table-cell office:value-type="float" office:value="17.8230503683486" calcext:value-type="float">
            <text:p>17.8230503683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13.0902297736012" calcext:value-type="float">
            <text:p>13.0902297736</text:p>
          </table:table-cell>
          <table:table-cell office:value-type="float" office:value="0.0896336149640372" calcext:value-type="float">
            <text:p>0.089633615</text:p>
          </table:table-cell>
          <table:table-cell office:value-type="float" office:value="0.0889537897861305" calcext:value-type="float">
            <text:p>0.0889537898</text:p>
          </table:table-cell>
          <table:table-cell office:value-type="float" office:value="0.0141296616288638" calcext:value-type="float">
            <text:p>0.0141296616</text:p>
          </table:table-cell>
          <table:table-cell office:value-type="float" office:value="0.0452624851343096" calcext:value-type="float">
            <text:p>0.0452624851</text:p>
          </table:table-cell>
          <table:table-cell office:value-type="float" office:value="0.000116681592666065" calcext:value-type="float">
            <text:p>0.0001166816</text:p>
          </table:table-cell>
          <table:table-cell office:value-type="float" office:value="16.9410741602392" calcext:value-type="float">
            <text:p>16.9410741602</text:p>
          </table:table-cell>
          <table:table-cell office:value-type="float" office:value="0.0000116731956807471" calcext:value-type="float">
            <text:p>1.17E-05</text:p>
          </table:table-cell>
          <table:table-cell office:value-type="float" office:value="12.51079617481" calcext:value-type="float">
            <text:p>12.5107961748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17.9145177447886" calcext:value-type="float">
            <text:p>17.9145177448</text:p>
          </table:table-cell>
          <table:table-cell office:value-type="float" office:value="0.0431776646350573" calcext:value-type="float">
            <text:p>0.0431776646</text:p>
          </table:table-cell>
          <table:table-cell office:value-type="float" office:value="0.0366816135704587" calcext:value-type="float">
            <text:p>0.0366816136</text:p>
          </table:table-cell>
          <table:table-cell office:value-type="float" office:value="0.0181821486545804" calcext:value-type="float">
            <text:p>0.0181821487</text:p>
          </table:table-cell>
          <table:table-cell office:value-type="float" office:value="0.0660959604426495" calcext:value-type="float">
            <text:p>0.0660959604</text:p>
          </table:table-cell>
          <table:table-cell office:value-type="float" office:value="0.00110085825195019" calcext:value-type="float">
            <text:p>0.0011008583</text:p>
          </table:table-cell>
          <table:table-cell office:value-type="float" office:value="23.3023602041779" calcext:value-type="float">
            <text:p>23.3023602042</text:p>
          </table:table-cell>
          <table:table-cell table:style-name="Default" office:value-type="float" office:value="1.47816976711506" calcext:value-type="float">
            <text:p>1.4781697671</text:p>
          </table:table-cell>
          <table:table-cell office:value-type="float" office:value="16.8780103127204" calcext:value-type="float">
            <text:p>16.8780103127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11.980129545045" calcext:value-type="float">
            <text:p>11.980129545</text:p>
          </table:table-cell>
          <table:table-cell office:value-type="float" office:value="0.169426433048023" calcext:value-type="float">
            <text:p>0.169426433</text:p>
          </table:table-cell>
          <table:table-cell office:value-type="float" office:value="0.160761289240981" calcext:value-type="float">
            <text:p>0.1607612892</text:p>
          </table:table-cell>
          <table:table-cell office:value-type="float" office:value="0.0206839880594108" calcext:value-type="float">
            <text:p>0.0206839881</text:p>
          </table:table-cell>
          <table:table-cell office:value-type="float" office:value="0.0644556155769651" calcext:value-type="float">
            <text:p>0.0644556156</text:p>
          </table:table-cell>
          <table:table-cell office:value-type="float" office:value="0.000144458394907037" calcext:value-type="float">
            <text:p>0.0001444584</text:p>
          </table:table-cell>
          <table:table-cell office:value-type="float" office:value="15.5563490399684" calcext:value-type="float">
            <text:p>15.55634904</text:p>
          </table:table-cell>
          <table:table-cell office:value-type="float" office:value="0.0000147392773963453" calcext:value-type="float">
            <text:p>1.47E-05</text:p>
          </table:table-cell>
          <table:table-cell office:value-type="float" office:value="12.3109069660445" calcext:value-type="float">
            <text:p>12.310906966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16.0323919776802" calcext:value-type="float">
            <text:p>16.0323919777</text:p>
          </table:table-cell>
          <table:table-cell office:value-type="float" office:value="0.0891911911190247" calcext:value-type="float">
            <text:p>0.0891911911</text:p>
          </table:table-cell>
          <table:table-cell office:value-type="float" office:value="0.0885229278574353" calcext:value-type="float">
            <text:p>0.0885229279</text:p>
          </table:table-cell>
          <table:table-cell office:value-type="float" office:value="0.0156076081807626" calcext:value-type="float">
            <text:p>0.0156076082</text:p>
          </table:table-cell>
          <table:table-cell office:value-type="float" office:value="0.0517403675065541" calcext:value-type="float">
            <text:p>0.0517403675</text:p>
          </table:table-cell>
          <table:table-cell office:value-type="float" office:value="0.000112831018918315" calcext:value-type="float">
            <text:p>0.000112831</text:p>
          </table:table-cell>
          <table:table-cell office:value-type="float" office:value="20.7364411177061" calcext:value-type="float">
            <text:p>20.7364411177</text:p>
          </table:table-cell>
          <table:table-cell office:value-type="float" office:value="0.0000112726070684363" calcext:value-type="float">
            <text:p>1.13E-05</text:p>
          </table:table-cell>
          <table:table-cell office:value-type="float" office:value="15.1667780097323" calcext:value-type="float">
            <text:p>15.1667780097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17.0446359880333" calcext:value-type="float">
            <text:p>17.044635988</text:p>
          </table:table-cell>
          <table:table-cell office:value-type="float" office:value="0.12094970642985" calcext:value-type="float">
            <text:p>0.1209497064</text:p>
          </table:table-cell>
          <table:table-cell office:value-type="float" office:value="0.108623025629563" calcext:value-type="float">
            <text:p>0.1086230256</text:p>
          </table:table-cell>
          <table:table-cell office:value-type="float" office:value="0.0232420276060135" calcext:value-type="float">
            <text:p>0.0232420276</text:p>
          </table:table-cell>
          <table:table-cell office:value-type="float" office:value="0.0749924204143648" calcext:value-type="float">
            <text:p>0.0749924204</text:p>
          </table:table-cell>
          <table:table-cell office:value-type="float" office:value="0.000158875991712516" calcext:value-type="float">
            <text:p>0.000158876</text:p>
          </table:table-cell>
          <table:table-cell office:value-type="float" office:value="22.1810728590519" calcext:value-type="float">
            <text:p>22.1810728591</text:p>
          </table:table-cell>
          <table:table-cell office:value-type="float" office:value="0.0000158694718371954" calcext:value-type="float">
            <text:p>1.59E-05</text:p>
          </table:table-cell>
          <table:table-cell office:value-type="float" office:value="16.3647996030858" calcext:value-type="float">
            <text:p>16.3647996031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18.476674099197" calcext:value-type="float">
            <text:p>18.4766740992</text:p>
          </table:table-cell>
          <table:table-cell office:value-type="float" office:value="0.0900768154995758" calcext:value-type="float">
            <text:p>0.0900768155</text:p>
          </table:table-cell>
          <table:table-cell office:value-type="float" office:value="0.0856781780770139" calcext:value-type="float">
            <text:p>0.0856781781</text:p>
          </table:table-cell>
          <table:table-cell office:value-type="float" office:value="0.0157296906592996" calcext:value-type="float">
            <text:p>0.0157296907</text:p>
          </table:table-cell>
          <table:table-cell office:value-type="float" office:value="0.0556476441540058" calcext:value-type="float">
            <text:p>0.0556476442</text:p>
          </table:table-cell>
          <table:table-cell table:style-name="ce1" office:value-type="float" office:value="0.0000992299691798046" calcext:value-type="float">
            <text:p>9.92E-05</text:p>
          </table:table-cell>
          <table:table-cell office:value-type="float" office:value="23.8746726031376" calcext:value-type="float">
            <text:p>23.8746726031</text:p>
          </table:table-cell>
          <table:table-cell office:value-type="float" office:value="0.00000998506990931447" calcext:value-type="float">
            <text:p>9.99E-06</text:p>
          </table:table-cell>
          <table:table-cell office:value-type="float" office:value="17.3883739308062" calcext:value-type="float">
            <text:p>17.3883739308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14.7110782739032" calcext:value-type="float">
            <text:p>14.7110782739</text:p>
          </table:table-cell>
          <table:table-cell office:value-type="float" office:value="0.175823653842576" calcext:value-type="float">
            <text:p>0.1758236538</text:p>
          </table:table-cell>
          <table:table-cell office:value-type="float" office:value="0.168317385916955" calcext:value-type="float">
            <text:p>0.1683173859</text:p>
          </table:table-cell>
          <table:table-cell office:value-type="float" office:value="0.0223790394746896" calcext:value-type="float">
            <text:p>0.0223790395</text:p>
          </table:table-cell>
          <table:table-cell office:value-type="float" office:value="0.0749961572784706" calcext:value-type="float">
            <text:p>0.0749961573</text:p>
          </table:table-cell>
          <table:table-cell office:value-type="float" office:value="0.000140593705124815" calcext:value-type="float">
            <text:p>0.0001405937</text:p>
          </table:table-cell>
          <table:table-cell office:value-type="float" office:value="19.1572438838117" calcext:value-type="float">
            <text:p>19.1572438838</text:p>
          </table:table-cell>
          <table:table-cell office:value-type="float" office:value="0.0000142592716005682" calcext:value-type="float">
            <text:p>1.43E-05</text:p>
          </table:table-cell>
          <table:table-cell office:value-type="float" office:value="14.284942250592" calcext:value-type="float">
            <text:p>14.2849422506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11.2083305092492" calcext:value-type="float">
            <text:p>11.2083305092</text:p>
          </table:table-cell>
          <table:table-cell office:value-type="float" office:value="0.0897307074753434" calcext:value-type="float">
            <text:p>0.0897307075</text:p>
          </table:table-cell>
          <table:table-cell office:value-type="float" office:value="0.0843036568340737" calcext:value-type="float">
            <text:p>0.0843036568</text:p>
          </table:table-cell>
          <table:table-cell office:value-type="float" office:value="0.0132081612813341" calcext:value-type="float">
            <text:p>0.0132081613</text:p>
          </table:table-cell>
          <table:table-cell office:value-type="float" office:value="0.0412696669436597" calcext:value-type="float">
            <text:p>0.0412696669</text:p>
          </table:table-cell>
          <table:table-cell table:style-name="ce1" office:value-type="float" office:value="0.0000909713098974238" calcext:value-type="float">
            <text:p>9.10E-05</text:p>
          </table:table-cell>
          <table:table-cell office:value-type="float" office:value="14.525838840101" calcext:value-type="float">
            <text:p>14.5258388401</text:p>
          </table:table-cell>
          <table:table-cell office:value-type="float" office:value="0.00000924897643515858" calcext:value-type="float">
            <text:p>9.25E-06</text:p>
          </table:table-cell>
          <table:table-cell office:value-type="float" office:value="10.6722477311962" calcext:value-type="float">
            <text:p>10.6722477312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18.8618206729097" calcext:value-type="float">
            <text:p>18.8618206729</text:p>
          </table:table-cell>
          <table:table-cell office:value-type="float" office:value="0.0893202893191815" calcext:value-type="float">
            <text:p>0.0893202893</text:p>
          </table:table-cell>
          <table:table-cell office:value-type="float" office:value="0.0792656207735183" calcext:value-type="float">
            <text:p>0.0792656208</text:p>
          </table:table-cell>
          <table:table-cell office:value-type="float" office:value="0.0182628567777362" calcext:value-type="float">
            <text:p>0.0182628568</text:p>
          </table:table-cell>
          <table:table-cell office:value-type="float" office:value="0.0591434046492544" calcext:value-type="float">
            <text:p>0.0591434046</text:p>
          </table:table-cell>
          <table:table-cell office:value-type="float" office:value="0.00108700971243351" calcext:value-type="float">
            <text:p>0.0010870097</text:p>
          </table:table-cell>
          <table:table-cell office:value-type="float" office:value="24.3310498812234" calcext:value-type="float">
            <text:p>24.3310498812</text:p>
          </table:table-cell>
          <table:table-cell table:style-name="Default" office:value-type="float" office:value="0.185850983152088" calcext:value-type="float">
            <text:p>0.1858509832</text:p>
          </table:table-cell>
          <table:table-cell office:value-type="float" office:value="17.7248616044127" calcext:value-type="float">
            <text:p>17.7248616044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18.5132352500714" calcext:value-type="float">
            <text:p>18.5132352501</text:p>
          </table:table-cell>
          <table:table-cell office:value-type="float" office:value="0.0900046163880235" calcext:value-type="float">
            <text:p>0.0900046164</text:p>
          </table:table-cell>
          <table:table-cell office:value-type="float" office:value="0.0734968662412422" calcext:value-type="float">
            <text:p>0.0734968662</text:p>
          </table:table-cell>
          <table:table-cell office:value-type="float" office:value="0.0176613546743915" calcext:value-type="float">
            <text:p>0.0176613547</text:p>
          </table:table-cell>
          <table:table-cell office:value-type="float" office:value="0.066812178865197" calcext:value-type="float">
            <text:p>0.0668121789</text:p>
          </table:table-cell>
          <table:table-cell table:style-name="ce1" office:value-type="float" office:value="0.0000875836634490237" calcext:value-type="float">
            <text:p>8.76E-05</text:p>
          </table:table-cell>
          <table:table-cell office:value-type="float" office:value="23.9582969123531" calcext:value-type="float">
            <text:p>23.9582969124</text:p>
          </table:table-cell>
          <table:table-cell office:value-type="float" office:value="0.00000876404112829918" calcext:value-type="float">
            <text:p>8.76E-06</text:p>
          </table:table-cell>
          <table:table-cell office:value-type="float" office:value="17.4373298638081" calcext:value-type="float">
            <text:p>17.4373298638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18.780204340236" calcext:value-type="float">
            <text:p>18.7802043402</text:p>
          </table:table-cell>
          <table:table-cell office:value-type="float" office:value="0.0609268389117239" calcext:value-type="float">
            <text:p>0.0609268389</text:p>
          </table:table-cell>
          <table:table-cell office:value-type="float" office:value="0.0575196461113936" calcext:value-type="float">
            <text:p>0.0575196461</text:p>
          </table:table-cell>
          <table:table-cell office:value-type="float" office:value="0.0140661627443872" calcext:value-type="float">
            <text:p>0.0140661627</text:p>
          </table:table-cell>
          <table:table-cell office:value-type="float" office:value="0.0518115871837069" calcext:value-type="float">
            <text:p>0.0518115872</text:p>
          </table:table-cell>
          <table:table-cell office:value-type="float" office:value="0.00119966448285667" calcext:value-type="float">
            <text:p>0.0011996645</text:p>
          </table:table-cell>
          <table:table-cell office:value-type="float" office:value="24.2487110653238" calcext:value-type="float">
            <text:p>24.2487110653</text:p>
          </table:table-cell>
          <table:table-cell table:style-name="Default" office:value-type="float" office:value="0.791977975443938" calcext:value-type="float">
            <text:p>0.7919779754</text:p>
          </table:table-cell>
          <table:table-cell office:value-type="float" office:value="17.6098606348349" calcext:value-type="float">
            <text:p>17.6098606348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17.9394844693457" calcext:value-type="float">
            <text:p>17.9394844693</text:p>
          </table:table-cell>
          <table:table-cell office:value-type="float" office:value="0.0899371636680814" calcext:value-type="float">
            <text:p>0.0899371637</text:p>
          </table:table-cell>
          <table:table-cell office:value-type="float" office:value="0.0883850716207167" calcext:value-type="float">
            <text:p>0.0883850716</text:p>
          </table:table-cell>
          <table:table-cell office:value-type="float" office:value="0.0154171678282637" calcext:value-type="float">
            <text:p>0.0154171678</text:p>
          </table:table-cell>
          <table:table-cell office:value-type="float" office:value="0.0529794580236094" calcext:value-type="float">
            <text:p>0.052979458</text:p>
          </table:table-cell>
          <table:table-cell office:value-type="float" office:value="0.000105633307573836" calcext:value-type="float">
            <text:p>0.0001056333</text:p>
          </table:table-cell>
          <table:table-cell office:value-type="float" office:value="23.1732602090001" calcext:value-type="float">
            <text:p>23.173260209</text:p>
          </table:table-cell>
          <table:table-cell office:value-type="float" office:value="0.0000104805599307703" calcext:value-type="float">
            <text:p>1.05E-05</text:p>
          </table:table-cell>
          <table:table-cell office:value-type="float" office:value="16.8857376424253" calcext:value-type="float">
            <text:p>16.8857376424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17.2637474703612" calcext:value-type="float">
            <text:p>17.2637474704</text:p>
          </table:table-cell>
          <table:table-cell office:value-type="float" office:value="0.080249676276051" calcext:value-type="float">
            <text:p>0.0802496763</text:p>
          </table:table-cell>
          <table:table-cell office:value-type="float" office:value="0.0804354707470809" calcext:value-type="float">
            <text:p>0.0804354707</text:p>
          </table:table-cell>
          <table:table-cell office:value-type="float" office:value="0.0150929028996162" calcext:value-type="float">
            <text:p>0.0150929029</text:p>
          </table:table-cell>
          <table:table-cell office:value-type="float" office:value="0.0527460537648349" calcext:value-type="float">
            <text:p>0.0527460538</text:p>
          </table:table-cell>
          <table:table-cell office:value-type="float" office:value="0.00136996198173845" calcext:value-type="float">
            <text:p>0.001369962</text:p>
          </table:table-cell>
          <table:table-cell office:value-type="float" office:value="22.3159133739491" calcext:value-type="float">
            <text:p>22.3159133739</text:p>
          </table:table-cell>
          <table:table-cell table:style-name="Default" office:value-type="float" office:value="0.633384292807885" calcext:value-type="float">
            <text:p>0.6333842928</text:p>
          </table:table-cell>
          <table:table-cell office:value-type="float" office:value="16.1932688578017" calcext:value-type="float">
            <text:p>16.1932688578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17.6539282752216" calcext:value-type="float">
            <text:p>17.6539282752</text:p>
          </table:table-cell>
          <table:table-cell office:value-type="float" office:value="0.0891351336031198" calcext:value-type="float">
            <text:p>0.0891351336</text:p>
          </table:table-cell>
          <table:table-cell office:value-type="float" office:value="0.0884879358267864" calcext:value-type="float">
            <text:p>0.0884879358</text:p>
          </table:table-cell>
          <table:table-cell office:value-type="float" office:value="0.0154043018658188" calcext:value-type="float">
            <text:p>0.0154043019</text:p>
          </table:table-cell>
          <table:table-cell office:value-type="float" office:value="0.0524302466486882" calcext:value-type="float">
            <text:p>0.0524302466</text:p>
          </table:table-cell>
          <table:table-cell office:value-type="float" office:value="0.000110303737295337" calcext:value-type="float">
            <text:p>0.0001103037</text:p>
          </table:table-cell>
          <table:table-cell office:value-type="float" office:value="22.8035082778967" calcext:value-type="float">
            <text:p>22.8035082779</text:p>
          </table:table-cell>
          <table:table-cell office:value-type="float" office:value="0.0000111506399194814" calcext:value-type="float">
            <text:p>1.12E-05</text:p>
          </table:table-cell>
          <table:table-cell office:value-type="float" office:value="16.6572310998438" calcext:value-type="float">
            <text:p>16.6572310998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10.59047122261" calcext:value-type="float">
            <text:p>10.5904712226</text:p>
          </table:table-cell>
          <table:table-cell office:value-type="float" office:value="0.0900334674849592" calcext:value-type="float">
            <text:p>0.0900334675</text:p>
          </table:table-cell>
          <table:table-cell office:value-type="float" office:value="0.0856578540696682" calcext:value-type="float">
            <text:p>0.0856578541</text:p>
          </table:table-cell>
          <table:table-cell office:value-type="float" office:value="0.0130397635074372" calcext:value-type="float">
            <text:p>0.0130397635</text:p>
          </table:table-cell>
          <table:table-cell office:value-type="float" office:value="0.0416514515713848" calcext:value-type="float">
            <text:p>0.0416514516</text:p>
          </table:table-cell>
          <table:table-cell table:style-name="ce1" office:value-type="float" office:value="0.0000996295514173064" calcext:value-type="float">
            <text:p>9.96E-05</text:p>
          </table:table-cell>
          <table:table-cell office:value-type="float" office:value="13.7477268872288" calcext:value-type="float">
            <text:p>13.7477268872</text:p>
          </table:table-cell>
          <table:table-cell office:value-type="float" office:value="0.0000100139938623658" calcext:value-type="float">
            <text:p>1.00E-05</text:p>
          </table:table-cell>
          <table:table-cell office:value-type="float" office:value="10.1730409016007" calcext:value-type="float">
            <text:p>10.1730409016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10.9361550905581" calcext:value-type="float">
            <text:p>10.9361550906</text:p>
          </table:table-cell>
          <table:table-cell office:value-type="float" office:value="0.0895687522904595" calcext:value-type="float">
            <text:p>0.0895687523</text:p>
          </table:table-cell>
          <table:table-cell office:value-type="float" office:value="0.0891522476448507" calcext:value-type="float">
            <text:p>0.0891522476</text:p>
          </table:table-cell>
          <table:table-cell office:value-type="float" office:value="0.0133072151689631" calcext:value-type="float">
            <text:p>0.0133072152</text:p>
          </table:table-cell>
          <table:table-cell office:value-type="float" office:value="0.0413850763666245" calcext:value-type="float">
            <text:p>0.0413850764</text:p>
          </table:table-cell>
          <table:table-cell office:value-type="float" office:value="0.000112399544415984" calcext:value-type="float">
            <text:p>0.0001123995</text:p>
          </table:table-cell>
          <table:table-cell office:value-type="float" office:value="14.17744678876" calcext:value-type="float">
            <text:p>14.1774467888</text:p>
          </table:table-cell>
          <table:table-cell office:value-type="float" office:value="0.0000115492189976456" calcext:value-type="float">
            <text:p>1.15E-05</text:p>
          </table:table-cell>
          <table:table-cell office:value-type="float" office:value="10.5011263960151" calcext:value-type="float">
            <text:p>10.501126396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4.02091960734375" calcext:value-type="float">
            <text:p>4.0209196073</text:p>
          </table:table-cell>
          <table:table-cell office:value-type="float" office:value="0.0883451805661794" calcext:value-type="float">
            <text:p>0.0883451806</text:p>
          </table:table-cell>
          <table:table-cell office:value-type="float" office:value="0.0781680459823703" calcext:value-type="float">
            <text:p>0.078168046</text:p>
          </table:table-cell>
          <table:table-cell office:value-type="float" office:value="0.0110319440253359" calcext:value-type="float">
            <text:p>0.011031944</text:p>
          </table:table-cell>
          <table:table-cell office:value-type="float" office:value="0.0356604997817813" calcext:value-type="float">
            <text:p>0.0356604998</text:p>
          </table:table-cell>
          <table:table-cell table:style-name="ce1" office:value-type="float" office:value="0.0000749992523624192" calcext:value-type="float">
            <text:p>7.50E-05</text:p>
          </table:table-cell>
          <table:table-cell office:value-type="float" office:value="5.3851651497999" calcext:value-type="float">
            <text:p>5.3851651498</text:p>
          </table:table-cell>
          <table:table-cell office:value-type="float" office:value="0.000007468531531902" calcext:value-type="float">
            <text:p>7.47E-06</text:p>
          </table:table-cell>
          <table:table-cell office:value-type="float" office:value="4.17422047652516" calcext:value-type="float">
            <text:p>4.1742204765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17.9830667499826" calcext:value-type="float">
            <text:p>17.98306675</text:p>
          </table:table-cell>
          <table:table-cell office:value-type="float" office:value="0.048402035932142" calcext:value-type="float">
            <text:p>0.0484020359</text:p>
          </table:table-cell>
          <table:table-cell office:value-type="float" office:value="0.0474697168636539" calcext:value-type="float">
            <text:p>0.0474697169</text:p>
          </table:table-cell>
          <table:table-cell office:value-type="float" office:value="0.0134652530067146" calcext:value-type="float">
            <text:p>0.013465253</text:p>
          </table:table-cell>
          <table:table-cell office:value-type="float" office:value="0.0501778224871808" calcext:value-type="float">
            <text:p>0.0501778225</text:p>
          </table:table-cell>
          <table:table-cell office:value-type="float" office:value="0.00115447876524549" calcext:value-type="float">
            <text:p>0.0011544788</text:p>
          </table:table-cell>
          <table:table-cell office:value-type="float" office:value="23.2378998319413" calcext:value-type="float">
            <text:p>23.2378998319</text:p>
          </table:table-cell>
          <table:table-cell table:style-name="Default" office:value-type="float" office:value="1.00317078259989" calcext:value-type="float">
            <text:p>1.0031707826</text:p>
          </table:table-cell>
          <table:table-cell office:value-type="float" office:value="16.9263452328417" calcext:value-type="float">
            <text:p>16.9263452328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18.4086328967506" calcext:value-type="float">
            <text:p>18.4086328968</text:p>
          </table:table-cell>
          <table:table-cell office:value-type="float" office:value="0.0482893164780302" calcext:value-type="float">
            <text:p>0.0482893165</text:p>
          </table:table-cell>
          <table:table-cell office:value-type="float" office:value="0.0476816594100656" calcext:value-type="float">
            <text:p>0.0476816594</text:p>
          </table:table-cell>
          <table:table-cell office:value-type="float" office:value="0.0139760703115066" calcext:value-type="float">
            <text:p>0.0139760703</text:p>
          </table:table-cell>
          <table:table-cell office:value-type="float" office:value="0.0519312671668873" calcext:value-type="float">
            <text:p>0.0519312672</text:p>
          </table:table-cell>
          <table:table-cell office:value-type="float" office:value="0.0010896757436268" calcext:value-type="float">
            <text:p>0.0010896757</text:p>
          </table:table-cell>
          <table:table-cell office:value-type="float" office:value="23.7907543020493" calcext:value-type="float">
            <text:p>23.790754302</text:p>
          </table:table-cell>
          <table:table-cell table:style-name="Default" office:value-type="float" office:value="1.00994613112699" calcext:value-type="float">
            <text:p>1.0099461311</text:p>
          </table:table-cell>
          <table:table-cell office:value-type="float" office:value="17.2824563745493" calcext:value-type="float">
            <text:p>17.2824563745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18.4191738243656" calcext:value-type="float">
            <text:p>18.4191738244</text:p>
          </table:table-cell>
          <table:table-cell office:value-type="float" office:value="0.0892260270739061" calcext:value-type="float">
            <text:p>0.0892260271</text:p>
          </table:table-cell>
          <table:table-cell office:value-type="float" office:value="0.082388524093577" calcext:value-type="float">
            <text:p>0.0823885241</text:p>
          </table:table-cell>
          <table:table-cell office:value-type="float" office:value="0.0162325348006717" calcext:value-type="float">
            <text:p>0.0162325348</text:p>
          </table:table-cell>
          <table:table-cell office:value-type="float" office:value="0.0552270306065476" calcext:value-type="float">
            <text:p>0.0552270306</text:p>
          </table:table-cell>
          <table:table-cell office:value-type="float" office:value="0.000860751968447598" calcext:value-type="float">
            <text:p>0.000860752</text:p>
          </table:table-cell>
          <table:table-cell office:value-type="float" office:value="23.7697284219283" calcext:value-type="float">
            <text:p>23.7697284219</text:p>
          </table:table-cell>
          <table:table-cell table:style-name="Default" office:value-type="float" office:value="0.286566015151488" calcext:value-type="float">
            <text:p>0.2865660152</text:p>
          </table:table-cell>
          <table:table-cell office:value-type="float" office:value="17.3513117198079" calcext:value-type="float">
            <text:p>17.3513117198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18.8532519696397" calcext:value-type="float">
            <text:p>18.8532519696</text:p>
          </table:table-cell>
          <table:table-cell office:value-type="float" office:value="0.0895213170540139" calcext:value-type="float">
            <text:p>0.0895213171</text:p>
          </table:table-cell>
          <table:table-cell office:value-type="float" office:value="0.0833511796619756" calcext:value-type="float">
            <text:p>0.0833511797</text:p>
          </table:table-cell>
          <table:table-cell office:value-type="float" office:value="0.01621607689141" calcext:value-type="float">
            <text:p>0.0162160769</text:p>
          </table:table-cell>
          <table:table-cell office:value-type="float" office:value="0.0563305703509778" calcext:value-type="float">
            <text:p>0.0563305704</text:p>
          </table:table-cell>
          <table:table-cell office:value-type="float" office:value="0.000694297869083032" calcext:value-type="float">
            <text:p>0.0006942979</text:p>
          </table:table-cell>
          <table:table-cell office:value-type="float" office:value="24.3515910912321" calcext:value-type="float">
            <text:p>24.3515910912</text:p>
          </table:table-cell>
          <table:table-cell table:style-name="Default" office:value-type="float" office:value="0.624759094267532" calcext:value-type="float">
            <text:p>0.6247590943</text:p>
          </table:table-cell>
          <table:table-cell office:value-type="float" office:value="17.7539293238895" calcext:value-type="float">
            <text:p>17.7539293239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5.91589115429881" calcext:value-type="float">
            <text:p>5.9158911543</text:p>
          </table:table-cell>
          <table:table-cell office:value-type="float" office:value="0.089777351911554" calcext:value-type="float">
            <text:p>0.0897773519</text:p>
          </table:table-cell>
          <table:table-cell office:value-type="float" office:value="0.0882896269033046" calcext:value-type="float">
            <text:p>0.0882896269</text:p>
          </table:table-cell>
          <table:table-cell office:value-type="float" office:value="0.0100052245832171" calcext:value-type="float">
            <text:p>0.0100052246</text:p>
          </table:table-cell>
          <table:table-cell office:value-type="float" office:value="0.0254500966446181" calcext:value-type="float">
            <text:p>0.0254500966</text:p>
          </table:table-cell>
          <table:table-cell office:value-type="float" office:value="0.000100027743712769" calcext:value-type="float">
            <text:p>0.0001000277</text:p>
          </table:table-cell>
          <table:table-cell office:value-type="float" office:value="7.68114557237028" calcext:value-type="float">
            <text:p>7.6811455724</text:p>
          </table:table-cell>
          <table:table-cell office:value-type="float" office:value="0.0000100244279971917" calcext:value-type="float">
            <text:p>1.00E-05</text:p>
          </table:table-cell>
          <table:table-cell office:value-type="float" office:value="5.9955903745505" calcext:value-type="float">
            <text:p>5.9955903746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7.8650236294772" calcext:value-type="float">
            <text:p>17.8650236295</text:p>
          </table:table-cell>
          <table:table-cell office:value-type="float" office:value="0.0366632104951261" calcext:value-type="float">
            <text:p>0.0366632105</text:p>
          </table:table-cell>
          <table:table-cell office:value-type="float" office:value="0.0280774573482392" calcext:value-type="float">
            <text:p>0.0280774573</text:p>
          </table:table-cell>
          <table:table-cell office:value-type="float" office:value="0.0139945909232835" calcext:value-type="float">
            <text:p>0.0139945909</text:p>
          </table:table-cell>
          <table:table-cell office:value-type="float" office:value="0.0527652730791761" calcext:value-type="float">
            <text:p>0.0527652731</text:p>
          </table:table-cell>
          <table:table-cell office:value-type="float" office:value="0.00103896694659152" calcext:value-type="float">
            <text:p>0.0010389669</text:p>
          </table:table-cell>
          <table:table-cell office:value-type="float" office:value="23.1516735946806" calcext:value-type="float">
            <text:p>23.1516735947</text:p>
          </table:table-cell>
          <table:table-cell table:style-name="Default" office:value-type="float" office:value="1.3876654641495" calcext:value-type="float">
            <text:p>1.3876654641</text:p>
          </table:table-cell>
          <table:table-cell office:value-type="float" office:value="16.7284463893657" calcext:value-type="float">
            <text:p>16.7284463894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7.6148079368685" calcext:value-type="float">
            <text:p>17.6148079369</text:p>
          </table:table-cell>
          <table:table-cell office:value-type="float" office:value="0.0291890266091775" calcext:value-type="float">
            <text:p>0.0291890266</text:p>
          </table:table-cell>
          <table:table-cell office:value-type="float" office:value="0.028359537226626" calcext:value-type="float">
            <text:p>0.0283595372</text:p>
          </table:table-cell>
          <table:table-cell office:value-type="float" office:value="0.0134648202413426" calcext:value-type="float">
            <text:p>0.0134648202</text:p>
          </table:table-cell>
          <table:table-cell office:value-type="float" office:value="0.0506970519448275" calcext:value-type="float">
            <text:p>0.0506970519</text:p>
          </table:table-cell>
          <table:table-cell office:value-type="float" office:value="0.00105152350329226" calcext:value-type="float">
            <text:p>0.0010515235</text:p>
          </table:table-cell>
          <table:table-cell office:value-type="float" office:value="22.8254241913227" calcext:value-type="float">
            <text:p>22.8254241913</text:p>
          </table:table-cell>
          <table:table-cell table:style-name="Default" office:value-type="float" office:value="1.47829653937608" calcext:value-type="float">
            <text:p>1.4782965394</text:p>
          </table:table-cell>
          <table:table-cell office:value-type="float" office:value="16.5406949526883" calcext:value-type="float">
            <text:p>16.5406949527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15.9172009607079" calcext:value-type="float">
            <text:p>15.9172009607</text:p>
          </table:table-cell>
          <table:table-cell office:value-type="float" office:value="0.0882107970041659" calcext:value-type="float">
            <text:p>0.088210797</text:p>
          </table:table-cell>
          <table:table-cell office:value-type="float" office:value="0.0790577411723682" calcext:value-type="float">
            <text:p>0.0790577412</text:p>
          </table:table-cell>
          <table:table-cell office:value-type="float" office:value="0.0146468480967305" calcext:value-type="float">
            <text:p>0.0146468481</text:p>
          </table:table-cell>
          <table:table-cell office:value-type="float" office:value="0.0510623388592949" calcext:value-type="float">
            <text:p>0.0510623389</text:p>
          </table:table-cell>
          <table:table-cell table:style-name="ce1" office:value-type="float" office:value="0.0000920293633166534" calcext:value-type="float">
            <text:p>9.20E-05</text:p>
          </table:table-cell>
          <table:table-cell office:value-type="float" office:value="20.5669636220232" calcext:value-type="float">
            <text:p>20.566963622</text:p>
          </table:table-cell>
          <table:table-cell office:value-type="float" office:value="0.00000920397906849502" calcext:value-type="float">
            <text:p>9.20E-06</text:p>
          </table:table-cell>
          <table:table-cell office:value-type="float" office:value="15.0985282285377" calcext:value-type="float">
            <text:p>15.0985282285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18.8431157967934" calcext:value-type="float">
            <text:p>18.8431157968</text:p>
          </table:table-cell>
          <table:table-cell office:value-type="float" office:value="0.0884733957514706" calcext:value-type="float">
            <text:p>0.0884733958</text:p>
          </table:table-cell>
          <table:table-cell office:value-type="float" office:value="0.079811879972596" calcext:value-type="float">
            <text:p>0.07981188</text:p>
          </table:table-cell>
          <table:table-cell office:value-type="float" office:value="0.017081787110046" calcext:value-type="float">
            <text:p>0.0170817871</text:p>
          </table:table-cell>
          <table:table-cell office:value-type="float" office:value="0.0600488281317533" calcext:value-type="float">
            <text:p>0.0600488281</text:p>
          </table:table-cell>
          <table:table-cell office:value-type="float" office:value="0.000668002483338575" calcext:value-type="float">
            <text:p>0.0006680025</text:p>
          </table:table-cell>
          <table:table-cell office:value-type="float" office:value="24.3515910765657" calcext:value-type="float">
            <text:p>24.3515910766</text:p>
          </table:table-cell>
          <table:table-cell table:style-name="Default" office:value-type="float" office:value="0.618562858446076" calcext:value-type="float">
            <text:p>0.6185628584</text:p>
          </table:table-cell>
          <table:table-cell office:value-type="float" office:value="17.7519621568945" calcext:value-type="float">
            <text:p>17.7519621569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18.745200702318" calcext:value-type="float">
            <text:p>18.7452007023</text:p>
          </table:table-cell>
          <table:table-cell office:value-type="float" office:value="0.0900623950595176" calcext:value-type="float">
            <text:p>0.0900623951</text:p>
          </table:table-cell>
          <table:table-cell office:value-type="float" office:value="0.0852750099410091" calcext:value-type="float">
            <text:p>0.0852750099</text:p>
          </table:table-cell>
          <table:table-cell office:value-type="float" office:value="0.0164301916529728" calcext:value-type="float">
            <text:p>0.0164301917</text:p>
          </table:table-cell>
          <table:table-cell office:value-type="float" office:value="0.0578943849682494" calcext:value-type="float">
            <text:p>0.057894385</text:p>
          </table:table-cell>
          <table:table-cell office:value-type="float" office:value="0.000105880115537478" calcext:value-type="float">
            <text:p>0.0001058801</text:p>
          </table:table-cell>
          <table:table-cell office:value-type="float" office:value="24.2280826508405" calcext:value-type="float">
            <text:p>24.2280826508</text:p>
          </table:table-cell>
          <table:table-cell office:value-type="float" office:value="0.000010606443365158" calcext:value-type="float">
            <text:p>1.06E-05</text:p>
          </table:table-cell>
          <table:table-cell office:value-type="float" office:value="17.6928197433023" calcext:value-type="float">
            <text:p>17.6928197433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18.7509716698213" calcext:value-type="float">
            <text:p>18.7509716698</text:p>
          </table:table-cell>
          <table:table-cell office:value-type="float" office:value="0.0900385104639229" calcext:value-type="float">
            <text:p>0.0900385105</text:p>
          </table:table-cell>
          <table:table-cell office:value-type="float" office:value="0.0859078394003092" calcext:value-type="float">
            <text:p>0.0859078394</text:p>
          </table:table-cell>
          <table:table-cell office:value-type="float" office:value="0.0155298837543836" calcext:value-type="float">
            <text:p>0.0155298838</text:p>
          </table:table-cell>
          <table:table-cell office:value-type="float" office:value="0.0535827903151456" calcext:value-type="float">
            <text:p>0.0535827903</text:p>
          </table:table-cell>
          <table:table-cell office:value-type="float" office:value="0.000100751473718596" calcext:value-type="float">
            <text:p>0.0001007515</text:p>
          </table:table-cell>
          <table:table-cell office:value-type="float" office:value="24.207436641688" calcext:value-type="float">
            <text:p>24.2074366417</text:p>
          </table:table-cell>
          <table:table-cell office:value-type="float" office:value="0.0000100812111438207" calcext:value-type="float">
            <text:p>1.01E-05</text:p>
          </table:table-cell>
          <table:table-cell office:value-type="float" office:value="17.6882479862491" calcext:value-type="float">
            <text:p>17.6882479862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16.4273778201844" calcext:value-type="float">
            <text:p>16.4273778202</text:p>
          </table:table-cell>
          <table:table-cell office:value-type="float" office:value="0.0896764307677172" calcext:value-type="float">
            <text:p>0.0896764308</text:p>
          </table:table-cell>
          <table:table-cell office:value-type="float" office:value="0.089172698813974" calcext:value-type="float">
            <text:p>0.0891726988</text:p>
          </table:table-cell>
          <table:table-cell office:value-type="float" office:value="0.0153460718592907" calcext:value-type="float">
            <text:p>0.0153460719</text:p>
          </table:table-cell>
          <table:table-cell office:value-type="float" office:value="0.0520459583871148" calcext:value-type="float">
            <text:p>0.0520459584</text:p>
          </table:table-cell>
          <table:table-cell office:value-type="float" office:value="0.000560443844451858" calcext:value-type="float">
            <text:p>0.0005604438</text:p>
          </table:table-cell>
          <table:table-cell office:value-type="float" office:value="21.2602914104718" calcext:value-type="float">
            <text:p>21.2602914105</text:p>
          </table:table-cell>
          <table:table-cell table:style-name="Default" office:value-type="float" office:value="0.563222552860048" calcext:value-type="float">
            <text:p>0.5632225529</text:p>
          </table:table-cell>
          <table:table-cell office:value-type="float" office:value="15.4556918140867" calcext:value-type="float">
            <text:p>15.4556918141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18.5316555920766" calcext:value-type="float">
            <text:p>18.5316555921</text:p>
          </table:table-cell>
          <table:table-cell office:value-type="float" office:value="0.0808294442975248" calcext:value-type="float">
            <text:p>0.0808294443</text:p>
          </table:table-cell>
          <table:table-cell office:value-type="float" office:value="0.0776642531144072" calcext:value-type="float">
            <text:p>0.0776642531</text:p>
          </table:table-cell>
          <table:table-cell office:value-type="float" office:value="0.0155313285930573" calcext:value-type="float">
            <text:p>0.0155313286</text:p>
          </table:table-cell>
          <table:table-cell office:value-type="float" office:value="0.0542765891917617" calcext:value-type="float">
            <text:p>0.0542765892</text:p>
          </table:table-cell>
          <table:table-cell office:value-type="float" office:value="0.00126918922690938" calcext:value-type="float">
            <text:p>0.0012691892</text:p>
          </table:table-cell>
          <table:table-cell office:value-type="float" office:value="23.9374181915465" calcext:value-type="float">
            <text:p>23.9374181915</text:p>
          </table:table-cell>
          <table:table-cell table:style-name="Default" office:value-type="float" office:value="0.604462967246925" calcext:value-type="float">
            <text:p>0.6044629672</text:p>
          </table:table-cell>
          <table:table-cell office:value-type="float" office:value="17.385936723324" calcext:value-type="float">
            <text:p>17.3859367233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9.46646506735326" calcext:value-type="float">
            <text:p>9.4664650674</text:p>
          </table:table-cell>
          <table:table-cell office:value-type="float" office:value="0.205850911383074" calcext:value-type="float">
            <text:p>0.2058509114</text:p>
          </table:table-cell>
          <table:table-cell office:value-type="float" office:value="0.213296541006312" calcext:value-type="float">
            <text:p>0.213296541</text:p>
          </table:table-cell>
          <table:table-cell office:value-type="float" office:value="0.0245118900817108" calcext:value-type="float">
            <text:p>0.0245118901</text:p>
          </table:table-cell>
          <table:table-cell office:value-type="float" office:value="0.081613260508544" calcext:value-type="float">
            <text:p>0.0816132605</text:p>
          </table:table-cell>
          <table:table-cell office:value-type="float" office:value="0.000167139974408717" calcext:value-type="float">
            <text:p>0.00016714</text:p>
          </table:table-cell>
          <table:table-cell office:value-type="float" office:value="12.6095201157252" calcext:value-type="float">
            <text:p>12.6095201157</text:p>
          </table:table-cell>
          <table:table-cell office:value-type="float" office:value="0.0000164176550254733" calcext:value-type="float">
            <text:p>1.64E-05</text:p>
          </table:table-cell>
          <table:table-cell office:value-type="float" office:value="9.84048151840994" calcext:value-type="float">
            <text:p>9.8404815184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15.659207881253" calcext:value-type="float">
            <text:p>15.6592078813</text:p>
          </table:table-cell>
          <table:table-cell office:value-type="float" office:value="0.107455106817771" calcext:value-type="float">
            <text:p>0.1074551068</text:p>
          </table:table-cell>
          <table:table-cell office:value-type="float" office:value="0.0901634034708217" calcext:value-type="float">
            <text:p>0.0901634035</text:p>
          </table:table-cell>
          <table:table-cell office:value-type="float" office:value="0.0167321653729515" calcext:value-type="float">
            <text:p>0.0167321654</text:p>
          </table:table-cell>
          <table:table-cell office:value-type="float" office:value="0.0654567614218187" calcext:value-type="float">
            <text:p>0.0654567614</text:p>
          </table:table-cell>
          <table:table-cell table:style-name="ce1" office:value-type="float" office:value="0.0000990726212865489" calcext:value-type="float">
            <text:p>9.91E-05</text:p>
          </table:table-cell>
          <table:table-cell office:value-type="float" office:value="20.2731347778611" calcext:value-type="float">
            <text:p>20.2731347779</text:p>
          </table:table-cell>
          <table:table-cell office:value-type="float" office:value="0.00000996774350359039" calcext:value-type="float">
            <text:p>9.97E-06</text:p>
          </table:table-cell>
          <table:table-cell office:value-type="float" office:value="14.9757142333597" calcext:value-type="float">
            <text:p>14.9757142334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15.0591865071239" calcext:value-type="float">
            <text:p>15.0591865071</text:p>
          </table:table-cell>
          <table:table-cell office:value-type="float" office:value="0.107407007042437" calcext:value-type="float">
            <text:p>0.107407007</text:p>
          </table:table-cell>
          <table:table-cell office:value-type="float" office:value="0.103815121111161" calcext:value-type="float">
            <text:p>0.1038151211</text:p>
          </table:table-cell>
          <table:table-cell office:value-type="float" office:value="0.0170343807730337" calcext:value-type="float">
            <text:p>0.0170343808</text:p>
          </table:table-cell>
          <table:table-cell office:value-type="float" office:value="0.0516097115545745" calcext:value-type="float">
            <text:p>0.0516097116</text:p>
          </table:table-cell>
          <table:table-cell office:value-type="float" office:value="0.000106239385131961" calcext:value-type="float">
            <text:p>0.0001062394</text:p>
          </table:table-cell>
          <table:table-cell office:value-type="float" office:value="19.5192211233685" calcext:value-type="float">
            <text:p>19.5192211234</text:p>
          </table:table-cell>
          <table:table-cell office:value-type="float" office:value="0.000010522956367482" calcext:value-type="float">
            <text:p>1.05E-05</text:p>
          </table:table-cell>
          <table:table-cell office:value-type="float" office:value="14.3576687345855" calcext:value-type="float">
            <text:p>14.3576687346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14.5475633459588" calcext:value-type="float">
            <text:p>14.547563346</text:p>
          </table:table-cell>
          <table:table-cell office:value-type="float" office:value="0.0893715063535733" calcext:value-type="float">
            <text:p>0.0893715064</text:p>
          </table:table-cell>
          <table:table-cell office:value-type="float" office:value="0.0885827310333068" calcext:value-type="float">
            <text:p>0.088582731</text:p>
          </table:table-cell>
          <table:table-cell office:value-type="float" office:value="0.0136900365324275" calcext:value-type="float">
            <text:p>0.0136900365</text:p>
          </table:table-cell>
          <table:table-cell office:value-type="float" office:value="0.0434678647032627" calcext:value-type="float">
            <text:p>0.0434678647</text:p>
          </table:table-cell>
          <table:table-cell office:value-type="float" office:value="0.000103117897053053" calcext:value-type="float">
            <text:p>0.0001031179</text:p>
          </table:table-cell>
          <table:table-cell office:value-type="float" office:value="18.7882940600148" calcext:value-type="float">
            <text:p>18.78829406</text:p>
          </table:table-cell>
          <table:table-cell office:value-type="float" office:value="0.0000102378134889255" calcext:value-type="float">
            <text:p>1.02E-05</text:p>
          </table:table-cell>
          <table:table-cell office:value-type="float" office:value="13.7955720523324" calcext:value-type="float">
            <text:p>13.7955720523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11.7468882267371" calcext:value-type="float">
            <text:p>11.7468882267</text:p>
          </table:table-cell>
          <table:table-cell office:value-type="float" office:value="0.155035032180397" calcext:value-type="float">
            <text:p>0.1550350322</text:p>
          </table:table-cell>
          <table:table-cell office:value-type="float" office:value="0.137103844581902" calcext:value-type="float">
            <text:p>0.1371038446</text:p>
          </table:table-cell>
          <table:table-cell office:value-type="float" office:value="0.0221461969970215" calcext:value-type="float">
            <text:p>0.022146197</text:p>
          </table:table-cell>
          <table:table-cell office:value-type="float" office:value="0.0691837409523977" calcext:value-type="float">
            <text:p>0.069183741</text:p>
          </table:table-cell>
          <table:table-cell office:value-type="float" office:value="0.000155403177032331" calcext:value-type="float">
            <text:p>0.0001554032</text:p>
          </table:table-cell>
          <table:table-cell office:value-type="float" office:value="15.4596246041579" calcext:value-type="float">
            <text:p>15.4596246042</text:p>
          </table:table-cell>
          <table:table-cell office:value-type="float" office:value="0.0000154934400189271" calcext:value-type="float">
            <text:p>1.55E-05</text:p>
          </table:table-cell>
          <table:table-cell office:value-type="float" office:value="11.404934051328" calcext:value-type="float">
            <text:p>11.4049340513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4.91271657991663" calcext:value-type="float">
            <text:p>4.9127165799</text:p>
          </table:table-cell>
          <table:table-cell office:value-type="float" office:value="0.0882629454436135" calcext:value-type="float">
            <text:p>0.0882629454</text:p>
          </table:table-cell>
          <table:table-cell office:value-type="float" office:value="0.0790652320393857" calcext:value-type="float">
            <text:p>0.079065232</text:p>
          </table:table-cell>
          <table:table-cell office:value-type="float" office:value="0.0108964166653973" calcext:value-type="float">
            <text:p>0.0108964167</text:p>
          </table:table-cell>
          <table:table-cell office:value-type="float" office:value="0.0337408800703876" calcext:value-type="float">
            <text:p>0.0337408801</text:p>
          </table:table-cell>
          <table:table-cell table:style-name="ce1" office:value-type="float" office:value="0.0000766044777808958" calcext:value-type="float">
            <text:p>7.66E-05</text:p>
          </table:table-cell>
          <table:table-cell office:value-type="float" office:value="6.48074063408007" calcext:value-type="float">
            <text:p>6.4807406341</text:p>
          </table:table-cell>
          <table:table-cell office:value-type="float" office:value="0.00000792080377594995" calcext:value-type="float">
            <text:p>7.92E-06</text:p>
          </table:table-cell>
          <table:table-cell office:value-type="float" office:value="4.96533317221625" calcext:value-type="float">
            <text:p>4.9653331722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18.9211598322339" calcext:value-type="float">
            <text:p>18.9211598322</text:p>
          </table:table-cell>
          <table:table-cell office:value-type="float" office:value="0.0336015520343143" calcext:value-type="float">
            <text:p>0.033601552</text:p>
          </table:table-cell>
          <table:table-cell office:value-type="float" office:value="0.0296852311525468" calcext:value-type="float">
            <text:p>0.0296852312</text:p>
          </table:table-cell>
          <table:table-cell office:value-type="float" office:value="0.0135531113415891" calcext:value-type="float">
            <text:p>0.0135531113</text:p>
          </table:table-cell>
          <table:table-cell office:value-type="float" office:value="0.052070270601223" calcext:value-type="float">
            <text:p>0.0520702706</text:p>
          </table:table-cell>
          <table:table-cell office:value-type="float" office:value="0.00104618927349139" calcext:value-type="float">
            <text:p>0.0010461893</text:p>
          </table:table-cell>
          <table:table-cell office:value-type="float" office:value="24.474476305634" calcext:value-type="float">
            <text:p>24.4744763056</text:p>
          </table:table-cell>
          <table:table-cell table:style-name="Default" office:value-type="float" office:value="1.26397295324891" calcext:value-type="float">
            <text:p>1.2639729532</text:p>
          </table:table-cell>
          <table:table-cell office:value-type="float" office:value="17.7072388344276" calcext:value-type="float">
            <text:p>17.7072388344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15.9987463865906" calcext:value-type="float">
            <text:p>15.9987463866</text:p>
          </table:table-cell>
          <table:table-cell office:value-type="float" office:value="0.169987861678656" calcext:value-type="float">
            <text:p>0.1699878617</text:p>
          </table:table-cell>
          <table:table-cell office:value-type="float" office:value="0.164575343964334" calcext:value-type="float">
            <text:p>0.164575344</text:p>
          </table:table-cell>
          <table:table-cell office:value-type="float" office:value="0.0241250857168952" calcext:value-type="float">
            <text:p>0.0241250857</text:p>
          </table:table-cell>
          <table:table-cell office:value-type="float" office:value="0.0780784827027571" calcext:value-type="float">
            <text:p>0.0780784827</text:p>
          </table:table-cell>
          <table:table-cell office:value-type="float" office:value="0.000142036784944145" calcext:value-type="float">
            <text:p>0.0001420368</text:p>
          </table:table-cell>
          <table:table-cell office:value-type="float" office:value="20.8566533797265" calcext:value-type="float">
            <text:p>20.8566533797</text:p>
          </table:table-cell>
          <table:table-cell office:value-type="float" office:value="0.0000142310838351582" calcext:value-type="float">
            <text:p>1.42E-05</text:p>
          </table:table-cell>
          <table:table-cell office:value-type="float" office:value="15.4092453385294" calcext:value-type="float">
            <text:p>15.4092453385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18.6805765410243" calcext:value-type="float">
            <text:p>18.680576541</text:p>
          </table:table-cell>
          <table:table-cell office:value-type="float" office:value="0.0896502294612625" calcext:value-type="float">
            <text:p>0.0896502295</text:p>
          </table:table-cell>
          <table:table-cell office:value-type="float" office:value="0.0889720923768131" calcext:value-type="float">
            <text:p>0.0889720924</text:p>
          </table:table-cell>
          <table:table-cell office:value-type="float" office:value="0.0161327694798373" calcext:value-type="float">
            <text:p>0.0161327695</text:p>
          </table:table-cell>
          <table:table-cell office:value-type="float" office:value="0.0555057624277943" calcext:value-type="float">
            <text:p>0.0555057624</text:p>
          </table:table-cell>
          <table:table-cell office:value-type="float" office:value="0.000119764410165486" calcext:value-type="float">
            <text:p>0.0001197644</text:p>
          </table:table-cell>
          <table:table-cell office:value-type="float" office:value="24.124675961514" calcext:value-type="float">
            <text:p>24.1246759615</text:p>
          </table:table-cell>
          <table:table-cell office:value-type="float" office:value="0.0000118840169137451" calcext:value-type="float">
            <text:p>1.19E-05</text:p>
          </table:table-cell>
          <table:table-cell office:value-type="float" office:value="17.6761946512185" calcext:value-type="float">
            <text:p>17.6761946512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9.3169069024313" calcext:value-type="float">
            <text:p>9.3169069024</text:p>
          </table:table-cell>
          <table:table-cell office:value-type="float" office:value="0.0892335653968273" calcext:value-type="float">
            <text:p>0.0892335654</text:p>
          </table:table-cell>
          <table:table-cell office:value-type="float" office:value="0.0822441383780784" calcext:value-type="float">
            <text:p>0.0822441384</text:p>
          </table:table-cell>
          <table:table-cell office:value-type="float" office:value="0.0118666162283325" calcext:value-type="float">
            <text:p>0.0118666162</text:p>
          </table:table-cell>
          <table:table-cell office:value-type="float" office:value="0.0364014290041052" calcext:value-type="float">
            <text:p>0.036401429</text:p>
          </table:table-cell>
          <table:table-cell table:style-name="ce1" office:value-type="float" office:value="0.0000854066554997725" calcext:value-type="float">
            <text:p>8.54E-05</text:p>
          </table:table-cell>
          <table:table-cell office:value-type="float" office:value="12.0830458717774" calcext:value-type="float">
            <text:p>12.0830458718</text:p>
          </table:table-cell>
          <table:table-cell office:value-type="float" office:value="0.00000851481000571811" calcext:value-type="float">
            <text:p>8.51E-06</text:p>
          </table:table-cell>
          <table:table-cell office:value-type="float" office:value="8.94259894081566" calcext:value-type="float">
            <text:p>8.9425989408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18.1067075397922" calcext:value-type="float">
            <text:p>18.1067075398</text:p>
          </table:table-cell>
          <table:table-cell office:value-type="float" office:value="0.08976957569579" calcext:value-type="float">
            <text:p>0.0897695757</text:p>
          </table:table-cell>
          <table:table-cell office:value-type="float" office:value="0.0843253131714113" calcext:value-type="float">
            <text:p>0.0843253132</text:p>
          </table:table-cell>
          <table:table-cell office:value-type="float" office:value="0.0156546462169199" calcext:value-type="float">
            <text:p>0.0156546462</text:p>
          </table:table-cell>
          <table:table-cell office:value-type="float" office:value="0.0538487028852356" calcext:value-type="float">
            <text:p>0.0538487029</text:p>
          </table:table-cell>
          <table:table-cell table:style-name="ce1" office:value-type="float" office:value="0.0000939070013641005" calcext:value-type="float">
            <text:p>9.39E-05</text:p>
          </table:table-cell>
          <table:table-cell office:value-type="float" office:value="23.3880309135843" calcext:value-type="float">
            <text:p>23.3880309136</text:p>
          </table:table-cell>
          <table:table-cell office:value-type="float" office:value="0.00000949874869937587" calcext:value-type="float">
            <text:p>9.50E-06</text:p>
          </table:table-cell>
          <table:table-cell office:value-type="float" office:value="17.0548876590279" calcext:value-type="float">
            <text:p>17.054887659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8.8960317500904" calcext:value-type="float">
            <text:p>18.8960317501</text:p>
          </table:table-cell>
          <table:table-cell office:value-type="float" office:value="0.0336786028414426" calcext:value-type="float">
            <text:p>0.0336786028</text:p>
          </table:table-cell>
          <table:table-cell office:value-type="float" office:value="0.0335512683375789" calcext:value-type="float">
            <text:p>0.0335512683</text:p>
          </table:table-cell>
          <table:table-cell office:value-type="float" office:value="0.014848718974698" calcext:value-type="float">
            <text:p>0.014848719</text:p>
          </table:table-cell>
          <table:table-cell office:value-type="float" office:value="0.0558915585851237" calcext:value-type="float">
            <text:p>0.0558915586</text:p>
          </table:table-cell>
          <table:table-cell office:value-type="float" office:value="0.0010707524014531" calcext:value-type="float">
            <text:p>0.0010707524</text:p>
          </table:table-cell>
          <table:table-cell office:value-type="float" office:value="24.4744762972247" calcext:value-type="float">
            <text:p>24.4744762972</text:p>
          </table:table-cell>
          <table:table-cell table:style-name="Default" office:value-type="float" office:value="1.3548492889937" calcext:value-type="float">
            <text:p>1.354849289</text:p>
          </table:table-cell>
          <table:table-cell office:value-type="float" office:value="17.6684571876611" calcext:value-type="float">
            <text:p>17.6684571877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14.9571759384795" calcext:value-type="float">
            <text:p>14.9571759385</text:p>
          </table:table-cell>
          <table:table-cell office:value-type="float" office:value="0.0802121932821725" calcext:value-type="float">
            <text:p>0.0802121933</text:p>
          </table:table-cell>
          <table:table-cell office:value-type="float" office:value="0.0740448997774659" calcext:value-type="float">
            <text:p>0.0740448998</text:p>
          </table:table-cell>
          <table:table-cell office:value-type="float" office:value="0.0147221953813452" calcext:value-type="float">
            <text:p>0.0147221954</text:p>
          </table:table-cell>
          <table:table-cell office:value-type="float" office:value="0.0487077875958603" calcext:value-type="float">
            <text:p>0.0487077876</text:p>
          </table:table-cell>
          <table:table-cell office:value-type="float" office:value="0.00121804375237438" calcext:value-type="float">
            <text:p>0.0012180438</text:p>
          </table:table-cell>
          <table:table-cell office:value-type="float" office:value="19.3390794266822" calcext:value-type="float">
            <text:p>19.3390794267</text:p>
          </table:table-cell>
          <table:table-cell table:style-name="Default" office:value-type="float" office:value="0.59211925712415" calcext:value-type="float">
            <text:p>0.5921192571</text:p>
          </table:table-cell>
          <table:table-cell office:value-type="float" office:value="14.1344355275357" calcext:value-type="float">
            <text:p>14.1344355275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18.9201252719004" calcext:value-type="float">
            <text:p>18.9201252719</text:p>
          </table:table-cell>
          <table:table-cell office:value-type="float" office:value="0.0290066003471393" calcext:value-type="float">
            <text:p>0.0290066003</text:p>
          </table:table-cell>
          <table:table-cell office:value-type="float" office:value="0.0279043610647467" calcext:value-type="float">
            <text:p>0.0279043611</text:p>
          </table:table-cell>
          <table:table-cell office:value-type="float" office:value="0.0133329450079827" calcext:value-type="float">
            <text:p>0.013332945</text:p>
          </table:table-cell>
          <table:table-cell office:value-type="float" office:value="0.051934842996273" calcext:value-type="float">
            <text:p>0.051934843</text:p>
          </table:table-cell>
          <table:table-cell office:value-type="float" office:value="0.00105153211239035" calcext:value-type="float">
            <text:p>0.0010515321</text:p>
          </table:table-cell>
          <table:table-cell office:value-type="float" office:value="24.4948971889289" calcext:value-type="float">
            <text:p>24.4948971889</text:p>
          </table:table-cell>
          <table:table-cell table:style-name="Default" office:value-type="float" office:value="1.46697792045047" calcext:value-type="float">
            <text:p>1.4669779205</text:p>
          </table:table-cell>
          <table:table-cell office:value-type="float" office:value="17.6743634055547" calcext:value-type="float">
            <text:p>17.6743634056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18.9162082622819" calcext:value-type="float">
            <text:p>18.9162082623</text:p>
          </table:table-cell>
          <table:table-cell office:value-type="float" office:value="0.0289635982034858" calcext:value-type="float">
            <text:p>0.0289635982</text:p>
          </table:table-cell>
          <table:table-cell office:value-type="float" office:value="0.0285315962541982" calcext:value-type="float">
            <text:p>0.0285315963</text:p>
          </table:table-cell>
          <table:table-cell office:value-type="float" office:value="0.0136165788076664" calcext:value-type="float">
            <text:p>0.0136165788</text:p>
          </table:table-cell>
          <table:table-cell office:value-type="float" office:value="0.0527854203501578" calcext:value-type="float">
            <text:p>0.0527854204</text:p>
          </table:table-cell>
          <table:table-cell office:value-type="float" office:value="0.00106254075880303" calcext:value-type="float">
            <text:p>0.0010625408</text:p>
          </table:table-cell>
          <table:table-cell office:value-type="float" office:value="24.4948971701728" calcext:value-type="float">
            <text:p>24.4948971702</text:p>
          </table:table-cell>
          <table:table-cell table:style-name="Default" office:value-type="float" office:value="1.49227091986728" calcext:value-type="float">
            <text:p>1.4922709199</text:p>
          </table:table-cell>
          <table:table-cell office:value-type="float" office:value="17.6897281856611" calcext:value-type="float">
            <text:p>17.6897281857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6.86272307003828" calcext:value-type="float">
            <text:p>6.86272307</text:p>
          </table:table-cell>
          <table:table-cell office:value-type="float" office:value="0.123232814244307" calcext:value-type="float">
            <text:p>0.1232328142</text:p>
          </table:table-cell>
          <table:table-cell office:value-type="float" office:value="0.112460224722746" calcext:value-type="float">
            <text:p>0.1124602247</text:p>
          </table:table-cell>
          <table:table-cell office:value-type="float" office:value="0.0181549608786627" calcext:value-type="float">
            <text:p>0.0181549609</text:p>
          </table:table-cell>
          <table:table-cell office:value-type="float" office:value="0.0524967388113925" calcext:value-type="float">
            <text:p>0.0524967388</text:p>
          </table:table-cell>
          <table:table-cell office:value-type="float" office:value="0.000152585714501521" calcext:value-type="float">
            <text:p>0.0001525857</text:p>
          </table:table-cell>
          <table:table-cell office:value-type="float" office:value="9.16515140992432" calcext:value-type="float">
            <text:p>9.1651514099</text:p>
          </table:table-cell>
          <table:table-cell office:value-type="float" office:value="0.0000156629340734758" calcext:value-type="float">
            <text:p>1.57E-05</text:p>
          </table:table-cell>
          <table:table-cell office:value-type="float" office:value="7.21198639971554" calcext:value-type="float">
            <text:p>7.2119863997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18.9266366760988" calcext:value-type="float">
            <text:p>18.9266366761</text:p>
          </table:table-cell>
          <table:table-cell office:value-type="float" office:value="0.0288384161126018" calcext:value-type="float">
            <text:p>0.0288384161</text:p>
          </table:table-cell>
          <table:table-cell office:value-type="float" office:value="0.0266379575733672" calcext:value-type="float">
            <text:p>0.0266379576</text:p>
          </table:table-cell>
          <table:table-cell office:value-type="float" office:value="0.0130785182681332" calcext:value-type="float">
            <text:p>0.0130785183</text:p>
          </table:table-cell>
          <table:table-cell office:value-type="float" office:value="0.051024039947139" calcext:value-type="float">
            <text:p>0.0510240399</text:p>
          </table:table-cell>
          <table:table-cell office:value-type="float" office:value="0.00104018084499602" calcext:value-type="float">
            <text:p>0.0010401808</text:p>
          </table:table-cell>
          <table:table-cell office:value-type="float" office:value="24.4948971579281" calcext:value-type="float">
            <text:p>24.4948971579</text:p>
          </table:table-cell>
          <table:table-cell table:style-name="Default" office:value-type="float" office:value="1.43120229832952" calcext:value-type="float">
            <text:p>1.4312022983</text:p>
          </table:table-cell>
          <table:table-cell office:value-type="float" office:value="17.6967033032327" calcext:value-type="float">
            <text:p>17.6967033032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18.860397057049" calcext:value-type="float">
            <text:p>18.860397057</text:p>
          </table:table-cell>
          <table:table-cell office:value-type="float" office:value="0.0876817772535818" calcext:value-type="float">
            <text:p>0.0876817773</text:p>
          </table:table-cell>
          <table:table-cell office:value-type="float" office:value="0.0770790956565799" calcext:value-type="float">
            <text:p>0.0770790957</text:p>
          </table:table-cell>
          <table:table-cell office:value-type="float" office:value="0.016610503828812" calcext:value-type="float">
            <text:p>0.0166105038</text:p>
          </table:table-cell>
          <table:table-cell office:value-type="float" office:value="0.0606609736433216" calcext:value-type="float">
            <text:p>0.0606609736</text:p>
          </table:table-cell>
          <table:table-cell office:value-type="float" office:value="0.000516953873928177" calcext:value-type="float">
            <text:p>0.0005169539</text:p>
          </table:table-cell>
          <table:table-cell office:value-type="float" office:value="24.3721149454615" calcext:value-type="float">
            <text:p>24.3721149455</text:p>
          </table:table-cell>
          <table:table-cell table:style-name="Default" office:value-type="float" office:value="0.644163212515223" calcext:value-type="float">
            <text:p>0.6441632125</text:p>
          </table:table-cell>
          <table:table-cell office:value-type="float" office:value="17.7987397383728" calcext:value-type="float">
            <text:p>17.7987397384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17.4489203115211" calcext:value-type="float">
            <text:p>17.4489203115</text:p>
          </table:table-cell>
          <table:table-cell office:value-type="float" office:value="0.0364339819601408" calcext:value-type="float">
            <text:p>0.036433982</text:p>
          </table:table-cell>
          <table:table-cell office:value-type="float" office:value="0.0311056673941278" calcext:value-type="float">
            <text:p>0.0311056674</text:p>
          </table:table-cell>
          <table:table-cell office:value-type="float" office:value="0.0163620032694949" calcext:value-type="float">
            <text:p>0.0163620033</text:p>
          </table:table-cell>
          <table:table-cell office:value-type="float" office:value="0.0592119207944338" calcext:value-type="float">
            <text:p>0.0592119208</text:p>
          </table:table-cell>
          <table:table-cell office:value-type="float" office:value="0.00106161689002984" calcext:value-type="float">
            <text:p>0.0010616169</text:p>
          </table:table-cell>
          <table:table-cell office:value-type="float" office:value="22.6495030516912" calcext:value-type="float">
            <text:p>22.6495030517</text:p>
          </table:table-cell>
          <table:table-cell table:style-name="Default" office:value-type="float" office:value="1.25864967984003" calcext:value-type="float">
            <text:p>1.2586496798</text:p>
          </table:table-cell>
          <table:table-cell office:value-type="float" office:value="16.4028797250873" calcext:value-type="float">
            <text:p>16.4028797251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18.0541340558114" calcext:value-type="float">
            <text:p>18.0541340558</text:p>
          </table:table-cell>
          <table:table-cell office:value-type="float" office:value="0.0289900923022548" calcext:value-type="float">
            <text:p>0.0289900923</text:p>
          </table:table-cell>
          <table:table-cell office:value-type="float" office:value="0.026058589106013" calcext:value-type="float">
            <text:p>0.0260585891</text:p>
          </table:table-cell>
          <table:table-cell office:value-type="float" office:value="0.0132703635176007" calcext:value-type="float">
            <text:p>0.0132703635</text:p>
          </table:table-cell>
          <table:table-cell office:value-type="float" office:value="0.0510048843603134" calcext:value-type="float">
            <text:p>0.0510048844</text:p>
          </table:table-cell>
          <table:table-cell office:value-type="float" office:value="0.00107279539518022" calcext:value-type="float">
            <text:p>0.0010727954</text:p>
          </table:table-cell>
          <table:table-cell office:value-type="float" office:value="23.3880309617861" calcext:value-type="float">
            <text:p>23.3880309618</text:p>
          </table:table-cell>
          <table:table-cell table:style-name="Default" office:value-type="float" office:value="1.42099025450861" calcext:value-type="float">
            <text:p>1.4209902545</text:p>
          </table:table-cell>
          <table:table-cell office:value-type="float" office:value="16.8840696766213" calcext:value-type="float">
            <text:p>16.8840696766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18.3124170092227" calcext:value-type="float">
            <text:p>18.3124170092</text:p>
          </table:table-cell>
          <table:table-cell office:value-type="float" office:value="0.0868816795563647" calcext:value-type="float">
            <text:p>0.0868816796</text:p>
          </table:table-cell>
          <table:table-cell office:value-type="float" office:value="0.0695018983525722" calcext:value-type="float">
            <text:p>0.0695018984</text:p>
          </table:table-cell>
          <table:table-cell office:value-type="float" office:value="0.0170635380249707" calcext:value-type="float">
            <text:p>0.017063538</text:p>
          </table:table-cell>
          <table:table-cell office:value-type="float" office:value="0.0651641425596302" calcext:value-type="float">
            <text:p>0.0651641426</text:p>
          </table:table-cell>
          <table:table-cell table:style-name="ce1" office:value-type="float" office:value="0.0000892924331666425" calcext:value-type="float">
            <text:p>8.93E-05</text:p>
          </table:table-cell>
          <table:table-cell office:value-type="float" office:value="23.6854383670574" calcext:value-type="float">
            <text:p>23.6854383671</text:p>
          </table:table-cell>
          <table:table-cell office:value-type="float" office:value="0.00000894990467797909" calcext:value-type="float">
            <text:p>8.95E-06</text:p>
          </table:table-cell>
          <table:table-cell office:value-type="float" office:value="17.3030255979222" calcext:value-type="float">
            <text:p>17.3030255979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18.9219701511981" calcext:value-type="float">
            <text:p>18.9219701512</text:p>
          </table:table-cell>
          <table:table-cell office:value-type="float" office:value="0.0289912844025541" calcext:value-type="float">
            <text:p>0.0289912844</text:p>
          </table:table-cell>
          <table:table-cell office:value-type="float" office:value="0.027006518427255" calcext:value-type="float">
            <text:p>0.0270065184</text:p>
          </table:table-cell>
          <table:table-cell office:value-type="float" office:value="0.0134649504245809" calcext:value-type="float">
            <text:p>0.0134649504</text:p>
          </table:table-cell>
          <table:table-cell office:value-type="float" office:value="0.0521690675096172" calcext:value-type="float">
            <text:p>0.0521690675</text:p>
          </table:table-cell>
          <table:table-cell office:value-type="float" office:value="0.00105216641282762" calcext:value-type="float">
            <text:p>0.0010521664</text:p>
          </table:table-cell>
          <table:table-cell office:value-type="float" office:value="24.4948971781427" calcext:value-type="float">
            <text:p>24.4948971781</text:p>
          </table:table-cell>
          <table:table-cell table:style-name="Default" office:value-type="float" office:value="1.43651414838855" calcext:value-type="float">
            <text:p>1.4365141484</text:p>
          </table:table-cell>
          <table:table-cell office:value-type="float" office:value="17.7091398342029" calcext:value-type="float">
            <text:p>17.7091398342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18.8838391626842" calcext:value-type="float">
            <text:p>18.8838391627</text:p>
          </table:table-cell>
          <table:table-cell office:value-type="float" office:value="0.0797107919307364" calcext:value-type="float">
            <text:p>0.0797107919</text:p>
          </table:table-cell>
          <table:table-cell office:value-type="float" office:value="0.0705328232560612" calcext:value-type="float">
            <text:p>0.0705328233</text:p>
          </table:table-cell>
          <table:table-cell office:value-type="float" office:value="0.0166145422588252" calcext:value-type="float">
            <text:p>0.0166145423</text:p>
          </table:table-cell>
          <table:table-cell office:value-type="float" office:value="0.057766414838675" calcext:value-type="float">
            <text:p>0.0577664148</text:p>
          </table:table-cell>
          <table:table-cell office:value-type="float" office:value="0.00118578963788496" calcext:value-type="float">
            <text:p>0.0011857896</text:p>
          </table:table-cell>
          <table:table-cell office:value-type="float" office:value="24.3926216114696" calcext:value-type="float">
            <text:p>24.3926216115</text:p>
          </table:table-cell>
          <table:table-cell table:style-name="Default" office:value-type="float" office:value="0.592046500008492" calcext:value-type="float">
            <text:p>0.5920465</text:p>
          </table:table-cell>
          <table:table-cell office:value-type="float" office:value="17.73426695855" calcext:value-type="float">
            <text:p>17.7342669586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9.29921884465151" calcext:value-type="float">
            <text:p>9.2992188447</text:p>
          </table:table-cell>
          <table:table-cell office:value-type="float" office:value="0.093288887818966" calcext:value-type="float">
            <text:p>0.0932888878</text:p>
          </table:table-cell>
          <table:table-cell office:value-type="float" office:value="0.0924834826995792" calcext:value-type="float">
            <text:p>0.0924834827</text:p>
          </table:table-cell>
          <table:table-cell office:value-type="float" office:value="0.0137600252274702" calcext:value-type="float">
            <text:p>0.0137600252</text:p>
          </table:table-cell>
          <table:table-cell office:value-type="float" office:value="0.0405325306516943" calcext:value-type="float">
            <text:p>0.0405325307</text:p>
          </table:table-cell>
          <table:table-cell office:value-type="float" office:value="0.000131509749902357" calcext:value-type="float">
            <text:p>0.0001315097</text:p>
          </table:table-cell>
          <table:table-cell office:value-type="float" office:value="12.0830458776847" calcext:value-type="float">
            <text:p>12.0830458777</text:p>
          </table:table-cell>
          <table:table-cell office:value-type="float" office:value="0.0000130459262195001" calcext:value-type="float">
            <text:p>1.30E-05</text:p>
          </table:table-cell>
          <table:table-cell office:value-type="float" office:value="9.16415236920739" calcext:value-type="float">
            <text:p>9.1641523692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15.9527211585277" calcext:value-type="float">
            <text:p>15.9527211585</text:p>
          </table:table-cell>
          <table:table-cell office:value-type="float" office:value="0.0888811069217084" calcext:value-type="float">
            <text:p>0.0888811069</text:p>
          </table:table-cell>
          <table:table-cell office:value-type="float" office:value="0.0842982997257968" calcext:value-type="float">
            <text:p>0.0842982997</text:p>
          </table:table-cell>
          <table:table-cell office:value-type="float" office:value="0.0147714279150323" calcext:value-type="float">
            <text:p>0.0147714279</text:p>
          </table:table-cell>
          <table:table-cell office:value-type="float" office:value="0.0486690682785566" calcext:value-type="float">
            <text:p>0.0486690683</text:p>
          </table:table-cell>
          <table:table-cell office:value-type="float" office:value="0.000701616397099362" calcext:value-type="float">
            <text:p>0.0007016164</text:p>
          </table:table-cell>
          <table:table-cell office:value-type="float" office:value="20.5912601111367" calcext:value-type="float">
            <text:p>20.5912601111</text:p>
          </table:table-cell>
          <table:table-cell table:style-name="Default" office:value-type="float" office:value="0.128052318519939" calcext:value-type="float">
            <text:p>0.1280523185</text:p>
          </table:table-cell>
          <table:table-cell office:value-type="float" office:value="15.0662782132459" calcext:value-type="float">
            <text:p>15.0662782132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14.9200852748318" calcext:value-type="float">
            <text:p>14.9200852748</text:p>
          </table:table-cell>
          <table:table-cell office:value-type="float" office:value="0.0898304558846417" calcext:value-type="float">
            <text:p>0.0898304559</text:p>
          </table:table-cell>
          <table:table-cell office:value-type="float" office:value="0.0721113858989485" calcext:value-type="float">
            <text:p>0.0721113859</text:p>
          </table:table-cell>
          <table:table-cell office:value-type="float" office:value="0.0159212299958167" calcext:value-type="float">
            <text:p>0.01592123</text:p>
          </table:table-cell>
          <table:table-cell office:value-type="float" office:value="0.0612670331076713" calcext:value-type="float">
            <text:p>0.0612670331</text:p>
          </table:table-cell>
          <table:table-cell table:style-name="ce1" office:value-type="float" office:value="0.0000830801860266456" calcext:value-type="float">
            <text:p>8.31E-05</text:p>
          </table:table-cell>
          <table:table-cell office:value-type="float" office:value="19.3390794381128" calcext:value-type="float">
            <text:p>19.3390794381</text:p>
          </table:table-cell>
          <table:table-cell office:value-type="float" office:value="0.00000826743531519905" calcext:value-type="float">
            <text:p>8.27E-06</text:p>
          </table:table-cell>
          <table:table-cell office:value-type="float" office:value="14.0800837336915" calcext:value-type="float">
            <text:p>14.0800837337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18.7138529573977" calcext:value-type="float">
            <text:p>18.7138529574</text:p>
          </table:table-cell>
          <table:table-cell office:value-type="float" office:value="0.0481351250297443" calcext:value-type="float">
            <text:p>0.048135125</text:p>
          </table:table-cell>
          <table:table-cell office:value-type="float" office:value="0.047984614051417" calcext:value-type="float">
            <text:p>0.0479846141</text:p>
          </table:table-cell>
          <table:table-cell office:value-type="float" office:value="0.0138634348377338" calcext:value-type="float">
            <text:p>0.0138634348</text:p>
          </table:table-cell>
          <table:table-cell office:value-type="float" office:value="0.052389949285809" calcext:value-type="float">
            <text:p>0.0523899493</text:p>
          </table:table-cell>
          <table:table-cell office:value-type="float" office:value="0.00114962633120004" calcext:value-type="float">
            <text:p>0.0011496263</text:p>
          </table:table-cell>
          <table:table-cell office:value-type="float" office:value="24.1867730315373" calcext:value-type="float">
            <text:p>24.1867730315</text:p>
          </table:table-cell>
          <table:table-cell table:style-name="Default" office:value-type="float" office:value="1.01802320983556" calcext:value-type="float">
            <text:p>1.0180232098</text:p>
          </table:table-cell>
          <table:table-cell office:value-type="float" office:value="17.5300585852884" calcext:value-type="float">
            <text:p>17.5300585853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18.7458252533052" calcext:value-type="float">
            <text:p>18.7458252533</text:p>
          </table:table-cell>
          <table:table-cell office:value-type="float" office:value="0.0883999961410371" calcext:value-type="float">
            <text:p>0.0883999961</text:p>
          </table:table-cell>
          <table:table-cell office:value-type="float" office:value="0.0791736199615956" calcext:value-type="float">
            <text:p>0.07917362</text:p>
          </table:table-cell>
          <table:table-cell office:value-type="float" office:value="0.0166217661247641" calcext:value-type="float">
            <text:p>0.0166217661</text:p>
          </table:table-cell>
          <table:table-cell office:value-type="float" office:value="0.0591820155197537" calcext:value-type="float">
            <text:p>0.0591820155</text:p>
          </table:table-cell>
          <table:table-cell table:style-name="ce1" office:value-type="float" office:value="0.0000922401938840403" calcext:value-type="float">
            <text:p>9.22E-05</text:p>
          </table:table-cell>
          <table:table-cell office:value-type="float" office:value="24.2280826411322" calcext:value-type="float">
            <text:p>24.2280826411</text:p>
          </table:table-cell>
          <table:table-cell office:value-type="float" office:value="0.00000932481662259639" calcext:value-type="float">
            <text:p>9.32E-06</text:p>
          </table:table-cell>
          <table:table-cell office:value-type="float" office:value="17.6699956062315" calcext:value-type="float">
            <text:p>17.6699956062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12.4879809234104" calcext:value-type="float">
            <text:p>12.4879809234</text:p>
          </table:table-cell>
          <table:table-cell office:value-type="float" office:value="0.0902851879699535" calcext:value-type="float">
            <text:p>0.090285188</text:p>
          </table:table-cell>
          <table:table-cell office:value-type="float" office:value="0.0906689621005177" calcext:value-type="float">
            <text:p>0.0906689621</text:p>
          </table:table-cell>
          <table:table-cell office:value-type="float" office:value="0.0160661330704106" calcext:value-type="float">
            <text:p>0.0160661331</text:p>
          </table:table-cell>
          <table:table-cell office:value-type="float" office:value="0.0502319900012538" calcext:value-type="float">
            <text:p>0.05023199</text:p>
          </table:table-cell>
          <table:table-cell office:value-type="float" office:value="0.000129584218564477" calcext:value-type="float">
            <text:p>0.0001295842</text:p>
          </table:table-cell>
          <table:table-cell office:value-type="float" office:value="16.2172745572563" calcext:value-type="float">
            <text:p>16.2172745573</text:p>
          </table:table-cell>
          <table:table-cell office:value-type="float" office:value="0.0000130741838825322" calcext:value-type="float">
            <text:p>1.31E-05</text:p>
          </table:table-cell>
          <table:table-cell office:value-type="float" office:value="12.0193951325622" calcext:value-type="float">
            <text:p>12.0193951326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18.9260877790337" calcext:value-type="float">
            <text:p>18.926087779</text:p>
          </table:table-cell>
          <table:table-cell office:value-type="float" office:value="0.028817098554016" calcext:value-type="float">
            <text:p>0.0288170986</text:p>
          </table:table-cell>
          <table:table-cell office:value-type="float" office:value="0.0265042474543555" calcext:value-type="float">
            <text:p>0.0265042475</text:p>
          </table:table-cell>
          <table:table-cell office:value-type="float" office:value="0.0131444130595893" calcext:value-type="float">
            <text:p>0.0131444131</text:p>
          </table:table-cell>
          <table:table-cell office:value-type="float" office:value="0.051171774044131" calcext:value-type="float">
            <text:p>0.051171774</text:p>
          </table:table-cell>
          <table:table-cell office:value-type="float" office:value="0.00105335130115137" calcext:value-type="float">
            <text:p>0.0010533513</text:p>
          </table:table-cell>
          <table:table-cell office:value-type="float" office:value="24.4948972113689" calcext:value-type="float">
            <text:p>24.4948972114</text:p>
          </table:table-cell>
          <table:table-cell table:style-name="Default" office:value-type="float" office:value="1.4324321255335" calcext:value-type="float">
            <text:p>1.4324321255</text:p>
          </table:table-cell>
          <table:table-cell office:value-type="float" office:value="17.7135549136978" calcext:value-type="float">
            <text:p>17.7135549137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18.5448084176552" calcext:value-type="float">
            <text:p>18.5448084177</text:p>
          </table:table-cell>
          <table:table-cell office:value-type="float" office:value="0.0806066844412685" calcext:value-type="float">
            <text:p>0.0806066844</text:p>
          </table:table-cell>
          <table:table-cell office:value-type="float" office:value="0.0756776119868819" calcext:value-type="float">
            <text:p>0.075677612</text:p>
          </table:table-cell>
          <table:table-cell office:value-type="float" office:value="0.0152470745294884" calcext:value-type="float">
            <text:p>0.0152470745</text:p>
          </table:table-cell>
          <table:table-cell office:value-type="float" office:value="0.0530695780089649" calcext:value-type="float">
            <text:p>0.053069578</text:p>
          </table:table-cell>
          <table:table-cell office:value-type="float" office:value="0.0012393990464509" calcext:value-type="float">
            <text:p>0.001239399</text:p>
          </table:table-cell>
          <table:table-cell office:value-type="float" office:value="23.9374181859789" calcext:value-type="float">
            <text:p>23.937418186</text:p>
          </table:table-cell>
          <table:table-cell table:style-name="Default" office:value-type="float" office:value="0.596242947089665" calcext:value-type="float">
            <text:p>0.5962429471</text:p>
          </table:table-cell>
          <table:table-cell office:value-type="float" office:value="17.4744234421709" calcext:value-type="float">
            <text:p>17.4744234422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18.7458658209849" calcext:value-type="float">
            <text:p>18.745865821</text:p>
          </table:table-cell>
          <table:table-cell office:value-type="float" office:value="0.0890634404451404" calcext:value-type="float">
            <text:p>0.0890634404</text:p>
          </table:table-cell>
          <table:table-cell office:value-type="float" office:value="0.081333579682343" calcext:value-type="float">
            <text:p>0.0813335797</text:p>
          </table:table-cell>
          <table:table-cell office:value-type="float" office:value="0.016763399233353" calcext:value-type="float">
            <text:p>0.0167633992</text:p>
          </table:table-cell>
          <table:table-cell office:value-type="float" office:value="0.0581997006266515" calcext:value-type="float">
            <text:p>0.0581997006</text:p>
          </table:table-cell>
          <table:table-cell office:value-type="float" office:value="0.000684640202971553" calcext:value-type="float">
            <text:p>0.0006846402</text:p>
          </table:table-cell>
          <table:table-cell office:value-type="float" office:value="24.2074366616219" calcext:value-type="float">
            <text:p>24.2074366616</text:p>
          </table:table-cell>
          <table:table-cell table:style-name="Default" office:value-type="float" office:value="0.142575378927909" calcext:value-type="float">
            <text:p>0.1425753789</text:p>
          </table:table-cell>
          <table:table-cell office:value-type="float" office:value="17.655606551287" calcext:value-type="float">
            <text:p>17.6556065513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16.2962704095611" calcext:value-type="float">
            <text:p>16.2962704096</text:p>
          </table:table-cell>
          <table:table-cell office:value-type="float" office:value="0.0901646378959735" calcext:value-type="float">
            <text:p>0.0901646379</text:p>
          </table:table-cell>
          <table:table-cell office:value-type="float" office:value="0.0884757931591058" calcext:value-type="float">
            <text:p>0.0884757932</text:p>
          </table:table-cell>
          <table:table-cell office:value-type="float" office:value="0.0166947519461935" calcext:value-type="float">
            <text:p>0.0166947519</text:p>
          </table:table-cell>
          <table:table-cell office:value-type="float" office:value="0.0551506299190677" calcext:value-type="float">
            <text:p>0.0551506299</text:p>
          </table:table-cell>
          <table:table-cell office:value-type="float" office:value="0.000115576099469373" calcext:value-type="float">
            <text:p>0.0001155761</text:p>
          </table:table-cell>
          <table:table-cell office:value-type="float" office:value="21.0950228695913" calcext:value-type="float">
            <text:p>21.0950228696</text:p>
          </table:table-cell>
          <table:table-cell office:value-type="float" office:value="0.0000115829824477462" calcext:value-type="float">
            <text:p>1.16E-05</text:p>
          </table:table-cell>
          <table:table-cell office:value-type="float" office:value="15.4724042341234" calcext:value-type="float">
            <text:p>15.4724042341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14.0717058040457" calcext:value-type="float">
            <text:p>14.071705804</text:p>
          </table:table-cell>
          <table:table-cell office:value-type="float" office:value="0.136474612275121" calcext:value-type="float">
            <text:p>0.1364746123</text:p>
          </table:table-cell>
          <table:table-cell office:value-type="float" office:value="0.114883885823028" calcext:value-type="float">
            <text:p>0.1148838858</text:p>
          </table:table-cell>
          <table:table-cell office:value-type="float" office:value="0.021247470137859" calcext:value-type="float">
            <text:p>0.0212474701</text:p>
          </table:table-cell>
          <table:table-cell office:value-type="float" office:value="0.0701898428855918" calcext:value-type="float">
            <text:p>0.0701898429</text:p>
          </table:table-cell>
          <table:table-cell office:value-type="float" office:value="0.000112304216771623" calcext:value-type="float">
            <text:p>0.0001123042</text:p>
          </table:table-cell>
          <table:table-cell office:value-type="float" office:value="18.357559536576" calcext:value-type="float">
            <text:p>18.3575595366</text:p>
          </table:table-cell>
          <table:table-cell office:value-type="float" office:value="0.000011108767588458" calcext:value-type="float">
            <text:p>1.11E-05</text:p>
          </table:table-cell>
          <table:table-cell office:value-type="float" office:value="13.5477982963655" calcext:value-type="float">
            <text:p>13.5477982964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18.6818178049873" calcext:value-type="float">
            <text:p>18.681817805</text:p>
          </table:table-cell>
          <table:table-cell office:value-type="float" office:value="0.0484817519214799" calcext:value-type="float">
            <text:p>0.0484817519</text:p>
          </table:table-cell>
          <table:table-cell office:value-type="float" office:value="0.0454553641262519" calcext:value-type="float">
            <text:p>0.0454553641</text:p>
          </table:table-cell>
          <table:table-cell office:value-type="float" office:value="0.0144045695468869" calcext:value-type="float">
            <text:p>0.0144045695</text:p>
          </table:table-cell>
          <table:table-cell office:value-type="float" office:value="0.0535531945690697" calcext:value-type="float">
            <text:p>0.0535531946</text:p>
          </table:table-cell>
          <table:table-cell office:value-type="float" office:value="0.00111364200351074" calcext:value-type="float">
            <text:p>0.001113642</text:p>
          </table:table-cell>
          <table:table-cell office:value-type="float" office:value="24.1453927259966" calcext:value-type="float">
            <text:p>24.145392726</text:p>
          </table:table-cell>
          <table:table-cell table:style-name="Default" office:value-type="float" office:value="0.966263153934319" calcext:value-type="float">
            <text:p>0.9662631539</text:p>
          </table:table-cell>
          <table:table-cell office:value-type="float" office:value="17.5477253639806" calcext:value-type="float">
            <text:p>17.547725364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15.2741049395697" calcext:value-type="float">
            <text:p>15.2741049396</text:p>
          </table:table-cell>
          <table:table-cell office:value-type="float" office:value="0.0901700455241229" calcext:value-type="float">
            <text:p>0.0901700455</text:p>
          </table:table-cell>
          <table:table-cell office:value-type="float" office:value="0.0867062263743817" calcext:value-type="float">
            <text:p>0.0867062264</text:p>
          </table:table-cell>
          <table:table-cell office:value-type="float" office:value="0.01590927236024" calcext:value-type="float">
            <text:p>0.0159092724</text:p>
          </table:table-cell>
          <table:table-cell office:value-type="float" office:value="0.0518959280411179" calcext:value-type="float">
            <text:p>0.051895928</text:p>
          </table:table-cell>
          <table:table-cell office:value-type="float" office:value="0.000109924281489971" calcext:value-type="float">
            <text:p>0.0001099243</text:p>
          </table:table-cell>
          <table:table-cell office:value-type="float" office:value="19.7737197606855" calcext:value-type="float">
            <text:p>19.7737197607</text:p>
          </table:table-cell>
          <table:table-cell office:value-type="float" office:value="0.0000111098426376754" calcext:value-type="float">
            <text:p>1.11E-05</text:p>
          </table:table-cell>
          <table:table-cell office:value-type="float" office:value="14.5021904610842" calcext:value-type="float">
            <text:p>14.5021904611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11.3374601947901" calcext:value-type="float">
            <text:p>11.3374601948</text:p>
          </table:table-cell>
          <table:table-cell office:value-type="float" office:value="0.106374476460875" calcext:value-type="float">
            <text:p>0.1063744765</text:p>
          </table:table-cell>
          <table:table-cell office:value-type="float" office:value="0.0997581657315782" calcext:value-type="float">
            <text:p>0.0997581657</text:p>
          </table:table-cell>
          <table:table-cell office:value-type="float" office:value="0.0134034182438706" calcext:value-type="float">
            <text:p>0.0134034182</text:p>
          </table:table-cell>
          <table:table-cell office:value-type="float" office:value="0.039550262716744" calcext:value-type="float">
            <text:p>0.0395502627</text:p>
          </table:table-cell>
          <table:table-cell table:style-name="ce1" office:value-type="float" office:value="0.0000804498876685207" calcext:value-type="float">
            <text:p>8.04E-05</text:p>
          </table:table-cell>
          <table:table-cell office:value-type="float" office:value="14.6969383853542" calcext:value-type="float">
            <text:p>14.6969383854</text:p>
          </table:table-cell>
          <table:table-cell office:value-type="float" office:value="0.00000785151524128392" calcext:value-type="float">
            <text:p>7.85E-06</text:p>
          </table:table-cell>
          <table:table-cell office:value-type="float" office:value="10.8016447955278" calcext:value-type="float">
            <text:p>10.8016447955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14.1413296660239" calcext:value-type="float">
            <text:p>14.141329666</text:p>
          </table:table-cell>
          <table:table-cell office:value-type="float" office:value="0.170551561814181" calcext:value-type="float">
            <text:p>0.1705515618</text:p>
          </table:table-cell>
          <table:table-cell office:value-type="float" office:value="0.154175376585408" calcext:value-type="float">
            <text:p>0.1541753766</text:p>
          </table:table-cell>
          <table:table-cell office:value-type="float" office:value="0.0202238535296899" calcext:value-type="float">
            <text:p>0.0202238535</text:p>
          </table:table-cell>
          <table:table-cell office:value-type="float" office:value="0.0664375195309422" calcext:value-type="float">
            <text:p>0.0664375195</text:p>
          </table:table-cell>
          <table:table-cell office:value-type="float" office:value="0.000118879784771382" calcext:value-type="float">
            <text:p>0.0001188798</text:p>
          </table:table-cell>
          <table:table-cell office:value-type="float" office:value="18.3847760989812" calcext:value-type="float">
            <text:p>18.384776099</text:p>
          </table:table-cell>
          <table:table-cell office:value-type="float" office:value="0.0000118418548497716" calcext:value-type="float">
            <text:p>1.18E-05</text:p>
          </table:table-cell>
          <table:table-cell office:value-type="float" office:value="13.6310562215054" calcext:value-type="float">
            <text:p>13.6310562215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8.4535638399358" calcext:value-type="float">
            <text:p>18.4535638399</text:p>
          </table:table-cell>
          <table:table-cell office:value-type="float" office:value="0.0300777699570216" calcext:value-type="float">
            <text:p>0.03007777</text:p>
          </table:table-cell>
          <table:table-cell office:value-type="float" office:value="0.0253848966334961" calcext:value-type="float">
            <text:p>0.0253848966</text:p>
          </table:table-cell>
          <table:table-cell office:value-type="float" office:value="0.0135142868699184" calcext:value-type="float">
            <text:p>0.0135142869</text:p>
          </table:table-cell>
          <table:table-cell office:value-type="float" office:value="0.0518836034106644" calcext:value-type="float">
            <text:p>0.0518836034</text:p>
          </table:table-cell>
          <table:table-cell office:value-type="float" office:value="0.0010399510486768" calcext:value-type="float">
            <text:p>0.001039951</text:p>
          </table:table-cell>
          <table:table-cell office:value-type="float" office:value="23.8956060533868" calcext:value-type="float">
            <text:p>23.8956060534</text:p>
          </table:table-cell>
          <table:table-cell table:style-name="Default" office:value-type="float" office:value="1.40221719898119" calcext:value-type="float">
            <text:p>1.402217199</text:p>
          </table:table-cell>
          <table:table-cell office:value-type="float" office:value="17.2816346578305" calcext:value-type="float">
            <text:p>17.2816346578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17.9571707421088" calcext:value-type="float">
            <text:p>17.9571707421</text:p>
          </table:table-cell>
          <table:table-cell office:value-type="float" office:value="0.0878391982746534" calcext:value-type="float">
            <text:p>0.0878391983</text:p>
          </table:table-cell>
          <table:table-cell office:value-type="float" office:value="0.0769204586653805" calcext:value-type="float">
            <text:p>0.0769204587</text:p>
          </table:table-cell>
          <table:table-cell office:value-type="float" office:value="0.0163339761129298" calcext:value-type="float">
            <text:p>0.0163339761</text:p>
          </table:table-cell>
          <table:table-cell office:value-type="float" office:value="0.0591072165064244" calcext:value-type="float">
            <text:p>0.0591072165</text:p>
          </table:table-cell>
          <table:table-cell table:style-name="ce1" office:value-type="float" office:value="0.0000890970226468656" calcext:value-type="float">
            <text:p>8.91E-05</text:p>
          </table:table-cell>
          <table:table-cell office:value-type="float" office:value="23.2163733029222" calcext:value-type="float">
            <text:p>23.2163733029</text:p>
          </table:table-cell>
          <table:table-cell office:value-type="float" office:value="0.00000897036971961671" calcext:value-type="float">
            <text:p>8.97E-06</text:p>
          </table:table-cell>
          <table:table-cell office:value-type="float" office:value="16.9261808810991" calcext:value-type="float">
            <text:p>16.9261808811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17.4511189386077" calcext:value-type="float">
            <text:p>17.4511189386</text:p>
          </table:table-cell>
          <table:table-cell office:value-type="float" office:value="0.080176773014946" calcext:value-type="float">
            <text:p>0.080176773</text:p>
          </table:table-cell>
          <table:table-cell office:value-type="float" office:value="0.0810853599085148" calcext:value-type="float">
            <text:p>0.0810853599</text:p>
          </table:table-cell>
          <table:table-cell office:value-type="float" office:value="0.0152791893827344" calcext:value-type="float">
            <text:p>0.0152791894</text:p>
          </table:table-cell>
          <table:table-cell office:value-type="float" office:value="0.0534983446525974" calcext:value-type="float">
            <text:p>0.0534983447</text:p>
          </table:table-cell>
          <table:table-cell office:value-type="float" office:value="0.00137677175190365" calcext:value-type="float">
            <text:p>0.0013767718</text:p>
          </table:table-cell>
          <table:table-cell office:value-type="float" office:value="22.5610281418669" calcext:value-type="float">
            <text:p>22.5610281419</text:p>
          </table:table-cell>
          <table:table-cell table:style-name="Default" office:value-type="float" office:value="0.642844383325247" calcext:value-type="float">
            <text:p>0.6428443833</text:p>
          </table:table-cell>
          <table:table-cell office:value-type="float" office:value="16.3505180555391" calcext:value-type="float">
            <text:p>16.3505180555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12.557114493969" calcext:value-type="float">
            <text:p>12.557114494</text:p>
          </table:table-cell>
          <table:table-cell office:value-type="float" office:value="0.101776535742935" calcext:value-type="float">
            <text:p>0.1017765357</text:p>
          </table:table-cell>
          <table:table-cell office:value-type="float" office:value="0.0815863510833741" calcext:value-type="float">
            <text:p>0.0815863511</text:p>
          </table:table-cell>
          <table:table-cell office:value-type="float" office:value="0.0146698814325959" calcext:value-type="float">
            <text:p>0.0146698814</text:p>
          </table:table-cell>
          <table:table-cell office:value-type="float" office:value="0.0588626573789237" calcext:value-type="float">
            <text:p>0.0588626574</text:p>
          </table:table-cell>
          <table:table-cell table:style-name="ce1" office:value-type="float" office:value="0.0000878585862424259" calcext:value-type="float">
            <text:p>8.79E-05</text:p>
          </table:table-cell>
          <table:table-cell office:value-type="float" office:value="16.2788204659293" calcext:value-type="float">
            <text:p>16.2788204659</text:p>
          </table:table-cell>
          <table:table-cell office:value-type="float" office:value="0.00000883227384511171" calcext:value-type="float">
            <text:p>8.83E-06</text:p>
          </table:table-cell>
          <table:table-cell office:value-type="float" office:value="12.0560880714301" calcext:value-type="float">
            <text:p>12.0560880714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18.5227902863637" calcext:value-type="float">
            <text:p>18.5227902864</text:p>
          </table:table-cell>
          <table:table-cell office:value-type="float" office:value="0.0884351892512242" calcext:value-type="float">
            <text:p>0.0884351893</text:p>
          </table:table-cell>
          <table:table-cell office:value-type="float" office:value="0.0809193120410598" calcext:value-type="float">
            <text:p>0.080919312</text:p>
          </table:table-cell>
          <table:table-cell office:value-type="float" office:value="0.0160989478959323" calcext:value-type="float">
            <text:p>0.0160989479</text:p>
          </table:table-cell>
          <table:table-cell office:value-type="float" office:value="0.0573662125372726" calcext:value-type="float">
            <text:p>0.0573662125</text:p>
          </table:table-cell>
          <table:table-cell office:value-type="float" office:value="0.000481300960799601" calcext:value-type="float">
            <text:p>0.000481301</text:p>
          </table:table-cell>
          <table:table-cell office:value-type="float" office:value="23.9374182241258" calcext:value-type="float">
            <text:p>23.9374182241</text:p>
          </table:table-cell>
          <table:table-cell table:style-name="Default" office:value-type="float" office:value="0.526620724007818" calcext:value-type="float">
            <text:p>0.526620724</text:p>
          </table:table-cell>
          <table:table-cell office:value-type="float" office:value="17.4305792437267" calcext:value-type="float">
            <text:p>17.4305792437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7.09424808294319" calcext:value-type="float">
            <text:p>7.0942480829</text:p>
          </table:table-cell>
          <table:table-cell office:value-type="float" office:value="0.0607674377657765" calcext:value-type="float">
            <text:p>0.0607674378</text:p>
          </table:table-cell>
          <table:table-cell office:value-type="float" office:value="0.0583340478549946" calcext:value-type="float">
            <text:p>0.0583340479</text:p>
          </table:table-cell>
          <table:table-cell office:value-type="float" office:value="0.008157816996278" calcext:value-type="float">
            <text:p>0.008157817</text:p>
          </table:table-cell>
          <table:table-cell office:value-type="float" office:value="0.0247002436833193" calcext:value-type="float">
            <text:p>0.0247002437</text:p>
          </table:table-cell>
          <table:table-cell office:value-type="float" office:value="0.00121321214405781" calcext:value-type="float">
            <text:p>0.0012132121</text:p>
          </table:table-cell>
          <table:table-cell office:value-type="float" office:value="9.21954435753584" calcext:value-type="float">
            <text:p>9.2195443575</text:p>
          </table:table-cell>
          <table:table-cell table:style-name="Default" office:value-type="float" office:value="0.800463122350033" calcext:value-type="float">
            <text:p>0.8004631224</text:p>
          </table:table-cell>
          <table:table-cell office:value-type="float" office:value="6.68536363252429" calcext:value-type="float">
            <text:p>6.6853636325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13.2812955130121" calcext:value-type="float">
            <text:p>13.281295513</text:p>
          </table:table-cell>
          <table:table-cell office:value-type="float" office:value="0.224027205877322" calcext:value-type="float">
            <text:p>0.2240272059</text:p>
          </table:table-cell>
          <table:table-cell office:value-type="float" office:value="0.1975112054073" calcext:value-type="float">
            <text:p>0.1975112054</text:p>
          </table:table-cell>
          <table:table-cell office:value-type="float" office:value="0.0303549446283306" calcext:value-type="float">
            <text:p>0.0303549446</text:p>
          </table:table-cell>
          <table:table-cell office:value-type="float" office:value="0.0967770987154336" calcext:value-type="float">
            <text:p>0.0967770987</text:p>
          </table:table-cell>
          <table:table-cell office:value-type="float" office:value="0.00105806602822196" calcext:value-type="float">
            <text:p>0.001058066</text:p>
          </table:table-cell>
          <table:table-cell office:value-type="float" office:value="17.6918058544381" calcext:value-type="float">
            <text:p>17.6918058544</text:p>
          </table:table-cell>
          <table:table-cell table:style-name="Default" office:value-type="float" office:value="1.47847506353133" calcext:value-type="float">
            <text:p>1.4784750635</text:p>
          </table:table-cell>
          <table:table-cell office:value-type="float" office:value="13.3702507594665" calcext:value-type="float">
            <text:p>13.3702507595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18.3921169734975" calcext:value-type="float">
            <text:p>18.3921169735</text:p>
          </table:table-cell>
          <table:table-cell office:value-type="float" office:value="0.0910311853139178" calcext:value-type="float">
            <text:p>0.0910311853</text:p>
          </table:table-cell>
          <table:table-cell office:value-type="float" office:value="0.0867512174601233" calcext:value-type="float">
            <text:p>0.0867512175</text:p>
          </table:table-cell>
          <table:table-cell office:value-type="float" office:value="0.0167021873384874" calcext:value-type="float">
            <text:p>0.0167021873</text:p>
          </table:table-cell>
          <table:table-cell office:value-type="float" office:value="0.0569326487340448" calcext:value-type="float">
            <text:p>0.0569326487</text:p>
          </table:table-cell>
          <table:table-cell office:value-type="float" office:value="0.000107149680403347" calcext:value-type="float">
            <text:p>0.0001071497</text:p>
          </table:table-cell>
          <table:table-cell office:value-type="float" office:value="23.7697284033064" calcext:value-type="float">
            <text:p>23.7697284033</text:p>
          </table:table-cell>
          <table:table-cell office:value-type="float" office:value="0.0000107720209177799" calcext:value-type="float">
            <text:p>1.08E-05</text:p>
          </table:table-cell>
          <table:table-cell office:value-type="float" office:value="17.3918969453914" calcext:value-type="float">
            <text:p>17.3918969454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18.4815802733071" calcext:value-type="float">
            <text:p>18.4815802733</text:p>
          </table:table-cell>
          <table:table-cell office:value-type="float" office:value="0.0894565771036328" calcext:value-type="float">
            <text:p>0.0894565771</text:p>
          </table:table-cell>
          <table:table-cell office:value-type="float" office:value="0.0827931636975655" calcext:value-type="float">
            <text:p>0.0827931637</text:p>
          </table:table-cell>
          <table:table-cell office:value-type="float" office:value="0.0158552744169595" calcext:value-type="float">
            <text:p>0.0158552744</text:p>
          </table:table-cell>
          <table:table-cell office:value-type="float" office:value="0.0556567207603058" calcext:value-type="float">
            <text:p>0.0556567208</text:p>
          </table:table-cell>
          <table:table-cell table:style-name="ce1" office:value-type="float" office:value="0.0000930872516048055" calcext:value-type="float">
            <text:p>9.31E-05</text:p>
          </table:table-cell>
          <table:table-cell office:value-type="float" office:value="23.8746724988736" calcext:value-type="float">
            <text:p>23.8746724989</text:p>
          </table:table-cell>
          <table:table-cell office:value-type="float" office:value="0.00000936268092978947" calcext:value-type="float">
            <text:p>9.36E-06</text:p>
          </table:table-cell>
          <table:table-cell office:value-type="float" office:value="17.4012484950115" calcext:value-type="float">
            <text:p>17.401248495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18.431744305676" calcext:value-type="float">
            <text:p>18.4317443057</text:p>
          </table:table-cell>
          <table:table-cell office:value-type="float" office:value="0.029397318524015" calcext:value-type="float">
            <text:p>0.0293973185</text:p>
          </table:table-cell>
          <table:table-cell office:value-type="float" office:value="0.0274070861720445" calcext:value-type="float">
            <text:p>0.0274070862</text:p>
          </table:table-cell>
          <table:table-cell office:value-type="float" office:value="0.0151923039036055" calcext:value-type="float">
            <text:p>0.0151923039</text:p>
          </table:table-cell>
          <table:table-cell office:value-type="float" office:value="0.056118108129129" calcext:value-type="float">
            <text:p>0.0561181081</text:p>
          </table:table-cell>
          <table:table-cell office:value-type="float" office:value="0.00105660000219168" calcext:value-type="float">
            <text:p>0.0010566</text:p>
          </table:table-cell>
          <table:table-cell office:value-type="float" office:value="23.8956060768941" calcext:value-type="float">
            <text:p>23.8956060769</text:p>
          </table:table-cell>
          <table:table-cell table:style-name="Default" office:value-type="float" office:value="1.4444167328045" calcext:value-type="float">
            <text:p>1.4444167328</text:p>
          </table:table-cell>
          <table:table-cell office:value-type="float" office:value="17.3358813537991" calcext:value-type="float">
            <text:p>17.3358813538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18.2437866854925" calcext:value-type="float">
            <text:p>18.2437866855</text:p>
          </table:table-cell>
          <table:table-cell office:value-type="float" office:value="0.0638909539562762" calcext:value-type="float">
            <text:p>0.063890954</text:p>
          </table:table-cell>
          <table:table-cell office:value-type="float" office:value="0.0538003359709141" calcext:value-type="float">
            <text:p>0.053800336</text:p>
          </table:table-cell>
          <table:table-cell office:value-type="float" office:value="0.0157025016693578" calcext:value-type="float">
            <text:p>0.0157025017</text:p>
          </table:table-cell>
          <table:table-cell office:value-type="float" office:value="0.055727976629641" calcext:value-type="float">
            <text:p>0.0557279766</text:p>
          </table:table-cell>
          <table:table-cell office:value-type="float" office:value="0.0011647947096842" calcext:value-type="float">
            <text:p>0.0011647947</text:p>
          </table:table-cell>
          <table:table-cell office:value-type="float" office:value="23.5796520167196" calcext:value-type="float">
            <text:p>23.5796520167</text:p>
          </table:table-cell>
          <table:table-cell table:style-name="Default" office:value-type="float" office:value="0.766467341453645" calcext:value-type="float">
            <text:p>0.7664673415</text:p>
          </table:table-cell>
          <table:table-cell office:value-type="float" office:value="17.1042260754936" calcext:value-type="float">
            <text:p>17.1042260755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11.3920357265209" calcext:value-type="float">
            <text:p>11.3920357265</text:p>
          </table:table-cell>
          <table:table-cell office:value-type="float" office:value="0.0959580952943059" calcext:value-type="float">
            <text:p>0.0959580953</text:p>
          </table:table-cell>
          <table:table-cell office:value-type="float" office:value="0.0885037664108321" calcext:value-type="float">
            <text:p>0.0885037664</text:p>
          </table:table-cell>
          <table:table-cell office:value-type="float" office:value="0.0196225809427465" calcext:value-type="float">
            <text:p>0.0196225809</text:p>
          </table:table-cell>
          <table:table-cell office:value-type="float" office:value="0.0616482765162525" calcext:value-type="float">
            <text:p>0.0616482765</text:p>
          </table:table-cell>
          <table:table-cell office:value-type="float" office:value="0.000128142041133527" calcext:value-type="float">
            <text:p>0.000128142</text:p>
          </table:table-cell>
          <table:table-cell office:value-type="float" office:value="14.9331845187097" calcext:value-type="float">
            <text:p>14.9331845187</text:p>
          </table:table-cell>
          <table:table-cell office:value-type="float" office:value="0.0000129354507766521" calcext:value-type="float">
            <text:p>1.29E-05</text:p>
          </table:table-cell>
          <table:table-cell office:value-type="float" office:value="11.2139769758146" calcext:value-type="float">
            <text:p>11.2139769758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16.4149865230726" calcext:value-type="float">
            <text:p>16.4149865231</text:p>
          </table:table-cell>
          <table:table-cell office:value-type="float" office:value="0.136647342493202" calcext:value-type="float">
            <text:p>0.1366473425</text:p>
          </table:table-cell>
          <table:table-cell office:value-type="float" office:value="0.116686983159862" calcext:value-type="float">
            <text:p>0.1166869832</text:p>
          </table:table-cell>
          <table:table-cell office:value-type="float" office:value="0.0181959736256527" calcext:value-type="float">
            <text:p>0.0181959736</text:p>
          </table:table-cell>
          <table:table-cell office:value-type="float" office:value="0.0688970068444088" calcext:value-type="float">
            <text:p>0.0688970068</text:p>
          </table:table-cell>
          <table:table-cell office:value-type="float" office:value="0.000100905379331319" calcext:value-type="float">
            <text:p>0.0001009054</text:p>
          </table:table-cell>
          <table:table-cell office:value-type="float" office:value="21.2602914133009" calcext:value-type="float">
            <text:p>21.2602914133</text:p>
          </table:table-cell>
          <table:table-cell office:value-type="float" office:value="0.000010117510254844" calcext:value-type="float">
            <text:p>1.01E-05</text:p>
          </table:table-cell>
          <table:table-cell office:value-type="float" office:value="15.6227992109323" calcext:value-type="float">
            <text:p>15.6227992109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18.5587987332834" calcext:value-type="float">
            <text:p>18.5587987333</text:p>
          </table:table-cell>
          <table:table-cell office:value-type="float" office:value="0.110218617034116" calcext:value-type="float">
            <text:p>0.110218617</text:p>
          </table:table-cell>
          <table:table-cell office:value-type="float" office:value="0.090252501786014" calcext:value-type="float">
            <text:p>0.0902525018</text:p>
          </table:table-cell>
          <table:table-cell office:value-type="float" office:value="0.0208639670116601" calcext:value-type="float">
            <text:p>0.020863967</text:p>
          </table:table-cell>
          <table:table-cell office:value-type="float" office:value="0.0720098735257736" calcext:value-type="float">
            <text:p>0.0720098735</text:p>
          </table:table-cell>
          <table:table-cell office:value-type="float" office:value="0.00115576730142326" calcext:value-type="float">
            <text:p>0.0011557673</text:p>
          </table:table-cell>
          <table:table-cell office:value-type="float" office:value="24.1039413487085" calcext:value-type="float">
            <text:p>24.1039413487</text:p>
          </table:table-cell>
          <table:table-cell table:style-name="Default" office:value-type="float" office:value="1.00043914947851" calcext:value-type="float">
            <text:p>1.0004391495</text:p>
          </table:table-cell>
          <table:table-cell office:value-type="float" office:value="17.5169336517553" calcext:value-type="float">
            <text:p>17.5169336518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17.4291037745883" calcext:value-type="float">
            <text:p>17.4291037746</text:p>
          </table:table-cell>
          <table:table-cell office:value-type="float" office:value="0.0483654811752494" calcext:value-type="float">
            <text:p>0.0483654812</text:p>
          </table:table-cell>
          <table:table-cell office:value-type="float" office:value="0.0449755477172151" calcext:value-type="float">
            <text:p>0.0449755477</text:p>
          </table:table-cell>
          <table:table-cell office:value-type="float" office:value="0.0135971035169879" calcext:value-type="float">
            <text:p>0.0135971035</text:p>
          </table:table-cell>
          <table:table-cell office:value-type="float" office:value="0.0504985030817221" calcext:value-type="float">
            <text:p>0.0504985031</text:p>
          </table:table-cell>
          <table:table-cell office:value-type="float" office:value="0.00110130138995794" calcext:value-type="float">
            <text:p>0.0011013014</text:p>
          </table:table-cell>
          <table:table-cell office:value-type="float" office:value="22.5388551679508" calcext:value-type="float">
            <text:p>22.538855168</text:p>
          </table:table-cell>
          <table:table-cell table:style-name="Default" office:value-type="float" office:value="0.962905153575888" calcext:value-type="float">
            <text:p>0.9629051536</text:p>
          </table:table-cell>
          <table:table-cell office:value-type="float" office:value="16.2710370783505" calcext:value-type="float">
            <text:p>16.2710370784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18.6564502983791" calcext:value-type="float">
            <text:p>18.6564502984</text:p>
          </table:table-cell>
          <table:table-cell office:value-type="float" office:value="0.0805161730114401" calcext:value-type="float">
            <text:p>0.080516173</text:p>
          </table:table-cell>
          <table:table-cell office:value-type="float" office:value="0.0752830170189249" calcext:value-type="float">
            <text:p>0.075283017</text:p>
          </table:table-cell>
          <table:table-cell office:value-type="float" office:value="0.0153231198996785" calcext:value-type="float">
            <text:p>0.0153231199</text:p>
          </table:table-cell>
          <table:table-cell office:value-type="float" office:value="0.0534742418265301" calcext:value-type="float">
            <text:p>0.0534742418</text:p>
          </table:table-cell>
          <table:table-cell office:value-type="float" office:value="0.00123332064754919" calcext:value-type="float">
            <text:p>0.0012333206</text:p>
          </table:table-cell>
          <table:table-cell office:value-type="float" office:value="24.0831889693515" calcext:value-type="float">
            <text:p>24.0831889694</text:p>
          </table:table-cell>
          <table:table-cell table:style-name="Default" office:value-type="float" office:value="0.594208941061555" calcext:value-type="float">
            <text:p>0.5942089411</text:p>
          </table:table-cell>
          <table:table-cell office:value-type="float" office:value="17.5518021548025" calcext:value-type="float">
            <text:p>17.5518021548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18.3001689969509" calcext:value-type="float">
            <text:p>18.300168997</text:p>
          </table:table-cell>
          <table:table-cell office:value-type="float" office:value="0.0606839512345001" calcext:value-type="float">
            <text:p>0.0606839512</text:p>
          </table:table-cell>
          <table:table-cell office:value-type="float" office:value="0.0600297664627275" calcext:value-type="float">
            <text:p>0.0600297665</text:p>
          </table:table-cell>
          <table:table-cell office:value-type="float" office:value="0.0141416750866011" calcext:value-type="float">
            <text:p>0.0141416751</text:p>
          </table:table-cell>
          <table:table-cell office:value-type="float" office:value="0.0519084958143291" calcext:value-type="float">
            <text:p>0.0519084958</text:p>
          </table:table-cell>
          <table:table-cell office:value-type="float" office:value="0.00124861166936803" calcext:value-type="float">
            <text:p>0.0012486117</text:p>
          </table:table-cell>
          <table:table-cell office:value-type="float" office:value="23.6431806425066" calcext:value-type="float">
            <text:p>23.6431806425</text:p>
          </table:table-cell>
          <table:table-cell table:style-name="Default" office:value-type="float" office:value="0.827022690060094" calcext:value-type="float">
            <text:p>0.8270226901</text:p>
          </table:table-cell>
          <table:table-cell office:value-type="float" office:value="17.1610329534988" calcext:value-type="float">
            <text:p>17.1610329535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18.9196327409266" calcext:value-type="float">
            <text:p>18.9196327409</text:p>
          </table:table-cell>
          <table:table-cell office:value-type="float" office:value="0.0290428511483347" calcext:value-type="float">
            <text:p>0.0290428511</text:p>
          </table:table-cell>
          <table:table-cell office:value-type="float" office:value="0.0270456007410807" calcext:value-type="float">
            <text:p>0.0270456007</text:p>
          </table:table-cell>
          <table:table-cell office:value-type="float" office:value="0.0136393896107265" calcext:value-type="float">
            <text:p>0.0136393896</text:p>
          </table:table-cell>
          <table:table-cell office:value-type="float" office:value="0.0526247087030208" calcext:value-type="float">
            <text:p>0.0526247087</text:p>
          </table:table-cell>
          <table:table-cell office:value-type="float" office:value="0.00104707836625348" calcext:value-type="float">
            <text:p>0.0010470784</text:p>
          </table:table-cell>
          <table:table-cell office:value-type="float" office:value="24.4948972040891" calcext:value-type="float">
            <text:p>24.4948972041</text:p>
          </table:table-cell>
          <table:table-cell table:style-name="Default" office:value-type="float" office:value="1.43792087033926" calcext:value-type="float">
            <text:p>1.4379208703</text:p>
          </table:table-cell>
          <table:table-cell office:value-type="float" office:value="17.7080229296823" calcext:value-type="float">
            <text:p>17.7080229297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17.7673713594779" calcext:value-type="float">
            <text:p>17.7673713595</text:p>
          </table:table-cell>
          <table:table-cell office:value-type="float" office:value="0.0610255500793297" calcext:value-type="float">
            <text:p>0.0610255501</text:p>
          </table:table-cell>
          <table:table-cell office:value-type="float" office:value="0.0591174824499217" calcext:value-type="float">
            <text:p>0.0591174824</text:p>
          </table:table-cell>
          <table:table-cell office:value-type="float" office:value="0.0153103179708918" calcext:value-type="float">
            <text:p>0.015310318</text:p>
          </table:table-cell>
          <table:table-cell office:value-type="float" office:value="0.0544984221178531" calcext:value-type="float">
            <text:p>0.0544984221</text:p>
          </table:table-cell>
          <table:table-cell office:value-type="float" office:value="0.00122636988031011" calcext:value-type="float">
            <text:p>0.0012263699</text:p>
          </table:table-cell>
          <table:table-cell office:value-type="float" office:value="22.9782503589567" calcext:value-type="float">
            <text:p>22.978250359</text:p>
          </table:table-cell>
          <table:table-cell table:style-name="Default" office:value-type="float" office:value="0.808816522580907" calcext:value-type="float">
            <text:p>0.8088165226</text:p>
          </table:table-cell>
          <table:table-cell office:value-type="float" office:value="16.7190966381389" calcext:value-type="float">
            <text:p>16.7190966381</text:p>
          </table:table-cell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2.80773848571414" calcext:value-type="float">
            <text:p>2.8077384857</text:p>
          </table:table-cell>
          <table:table-cell office:value-type="float" office:value="0.0283790247170232" calcext:value-type="float">
            <text:p>0.0283790247</text:p>
          </table:table-cell>
          <table:table-cell office:value-type="float" office:value="0.0267194570448791" calcext:value-type="float">
            <text:p>0.026719457</text:p>
          </table:table-cell>
          <table:table-cell office:value-type="float" office:value="0.00397506249911789" calcext:value-type="float">
            <text:p>0.0039750625</text:p>
          </table:table-cell>
          <table:table-cell office:value-type="float" office:value="0.0126918683306662" calcext:value-type="float">
            <text:p>0.0126918683</text:p>
          </table:table-cell>
          <table:table-cell office:value-type="float" office:value="0.00104639959354489" calcext:value-type="float">
            <text:p>0.0010463996</text:p>
          </table:table-cell>
          <table:table-cell office:value-type="float" office:value="4.12310559465865" calcext:value-type="float">
            <text:p>4.1231055947</text:p>
          </table:table-cell>
          <table:table-cell table:style-name="Default" office:value-type="float" office:value="1.44275328537419" calcext:value-type="float">
            <text:p>1.4427532854</text:p>
          </table:table-cell>
          <table:table-cell office:value-type="float" office:value="2.45429200006867" calcext:value-type="float">
            <text:p>2.4542920001</text:p>
          </table:table-cell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2.57711737814148" calcext:value-type="float">
            <text:p>2.5771173781</text:p>
          </table:table-cell>
          <table:table-cell office:value-type="float" office:value="0.0904668829937184" calcext:value-type="float">
            <text:p>0.090466883</text:p>
          </table:table-cell>
          <table:table-cell office:value-type="float" office:value="0.0865124470300936" calcext:value-type="float">
            <text:p>0.086512447</text:p>
          </table:table-cell>
          <table:table-cell office:value-type="float" office:value="0.00942792208797155" calcext:value-type="float">
            <text:p>0.0094279221</text:p>
          </table:table-cell>
          <table:table-cell office:value-type="float" office:value="0.0217538983220192" calcext:value-type="float">
            <text:p>0.0217538983</text:p>
          </table:table-cell>
          <table:table-cell table:style-name="ce1" office:value-type="float" office:value="0.0000904891284638221" calcext:value-type="float">
            <text:p>9.05E-05</text:p>
          </table:table-cell>
          <table:table-cell office:value-type="float" office:value="3.46410159776655" calcext:value-type="float">
            <text:p>3.4641015978</text:p>
          </table:table-cell>
          <table:table-cell office:value-type="float" office:value="0.00000905539316843831" calcext:value-type="float">
            <text:p>9.06E-06</text:p>
          </table:table-cell>
          <table:table-cell office:value-type="float" office:value="3.11054147496873" calcext:value-type="float">
            <text:p>3.110541475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4.16523841589385" calcext:value-type="float">
            <text:p>4.1652384159</text:p>
          </table:table-cell>
          <table:table-cell office:value-type="float" office:value="0.08986406041849" calcext:value-type="float">
            <text:p>0.0898640604</text:p>
          </table:table-cell>
          <table:table-cell office:value-type="float" office:value="0.0855415596742561" calcext:value-type="float">
            <text:p>0.0855415597</text:p>
          </table:table-cell>
          <table:table-cell office:value-type="float" office:value="0.0091483265884097" calcext:value-type="float">
            <text:p>0.0091483266</text:p>
          </table:table-cell>
          <table:table-cell office:value-type="float" office:value="0.0244746381427867" calcext:value-type="float">
            <text:p>0.0244746381</text:p>
          </table:table-cell>
          <table:table-cell table:style-name="ce1" office:value-type="float" office:value="0.0000865426373616277" calcext:value-type="float">
            <text:p>8.65E-05</text:p>
          </table:table-cell>
          <table:table-cell office:value-type="float" office:value="5.47722550912991" calcext:value-type="float">
            <text:p>5.4772255091</text:p>
          </table:table-cell>
          <table:table-cell office:value-type="float" office:value="0.00000866125361893898" calcext:value-type="float">
            <text:p>8.66E-06</text:p>
          </table:table-cell>
          <table:table-cell office:value-type="float" office:value="4.33062113893542" calcext:value-type="float">
            <text:p>4.3306211389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4.96087560503385" calcext:value-type="float">
            <text:p>4.960875605</text:p>
          </table:table-cell>
          <table:table-cell office:value-type="float" office:value="0.0332698755980695" calcext:value-type="float">
            <text:p>0.0332698756</text:p>
          </table:table-cell>
          <table:table-cell office:value-type="float" office:value="0.0317734963639359" calcext:value-type="float">
            <text:p>0.0317734964</text:p>
          </table:table-cell>
          <table:table-cell office:value-type="float" office:value="0.0049448519095725" calcext:value-type="float">
            <text:p>0.0049448519</text:p>
          </table:table-cell>
          <table:table-cell office:value-type="float" office:value="0.0162817703342074" calcext:value-type="float">
            <text:p>0.0162817703</text:p>
          </table:table-cell>
          <table:table-cell office:value-type="float" office:value="0.00106841989413712" calcext:value-type="float">
            <text:p>0.0010684199</text:p>
          </table:table-cell>
          <table:table-cell office:value-type="float" office:value="6.63324951564951" calcext:value-type="float">
            <text:p>6.6332495156</text:p>
          </table:table-cell>
          <table:table-cell table:style-name="Default" office:value-type="float" office:value="1.30580992552104" calcext:value-type="float">
            <text:p>1.3058099255</text:p>
          </table:table-cell>
          <table:table-cell office:value-type="float" office:value="4.59475270807813" calcext:value-type="float">
            <text:p>4.5947527081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17.6076780424423" calcext:value-type="float">
            <text:p>17.6076780424</text:p>
          </table:table-cell>
          <table:table-cell office:value-type="float" office:value="0.0291786208777674" calcext:value-type="float">
            <text:p>0.0291786209</text:p>
          </table:table-cell>
          <table:table-cell office:value-type="float" office:value="0.0279265535194446" calcext:value-type="float">
            <text:p>0.0279265535</text:p>
          </table:table-cell>
          <table:table-cell office:value-type="float" office:value="0.0135086908111773" calcext:value-type="float">
            <text:p>0.0135086908</text:p>
          </table:table-cell>
          <table:table-cell office:value-type="float" office:value="0.0512179432150414" calcext:value-type="float">
            <text:p>0.0512179432</text:p>
          </table:table-cell>
          <table:table-cell office:value-type="float" office:value="0.0010502243031264" calcext:value-type="float">
            <text:p>0.0010502243</text:p>
          </table:table-cell>
          <table:table-cell office:value-type="float" office:value="22.8254242553092" calcext:value-type="float">
            <text:p>22.8254242553</text:p>
          </table:table-cell>
          <table:table-cell table:style-name="Default" office:value-type="float" office:value="1.46402822694219" calcext:value-type="float">
            <text:p>1.4640282269</text:p>
          </table:table-cell>
          <table:table-cell office:value-type="float" office:value="16.4493584466286" calcext:value-type="float">
            <text:p>16.4493584466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9.37608184309358" calcext:value-type="float">
            <text:p>9.3760818431</text:p>
          </table:table-cell>
          <table:table-cell office:value-type="float" office:value="0.226409265213546" calcext:value-type="float">
            <text:p>0.2264092652</text:p>
          </table:table-cell>
          <table:table-cell office:value-type="float" office:value="0.208627362994473" calcext:value-type="float">
            <text:p>0.208627363</text:p>
          </table:table-cell>
          <table:table-cell office:value-type="float" office:value="0.0257165847055286" calcext:value-type="float">
            <text:p>0.0257165847</text:p>
          </table:table-cell>
          <table:table-cell office:value-type="float" office:value="0.0750916530279817" calcext:value-type="float">
            <text:p>0.075091653</text:p>
          </table:table-cell>
          <table:table-cell office:value-type="float" office:value="0.000168136064970162" calcext:value-type="float">
            <text:p>0.0001681361</text:p>
          </table:table-cell>
          <table:table-cell office:value-type="float" office:value="12.4498995185917" calcext:value-type="float">
            <text:p>12.4498995186</text:p>
          </table:table-cell>
          <table:table-cell office:value-type="float" office:value="0.0000169400278561858" calcext:value-type="float">
            <text:p>1.69E-05</text:p>
          </table:table-cell>
          <table:table-cell office:value-type="float" office:value="10.1552742258436" calcext:value-type="float">
            <text:p>10.1552742258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17.8157758545523" calcext:value-type="float">
            <text:p>17.8157758546</text:p>
          </table:table-cell>
          <table:table-cell office:value-type="float" office:value="0.0887077202771775" calcext:value-type="float">
            <text:p>0.0887077203</text:p>
          </table:table-cell>
          <table:table-cell office:value-type="float" office:value="0.0802540679430575" calcext:value-type="float">
            <text:p>0.0802540679</text:p>
          </table:table-cell>
          <table:table-cell office:value-type="float" office:value="0.0158399877065856" calcext:value-type="float">
            <text:p>0.0158399877</text:p>
          </table:table-cell>
          <table:table-cell office:value-type="float" office:value="0.0559995373085024" calcext:value-type="float">
            <text:p>0.0559995373</text:p>
          </table:table-cell>
          <table:table-cell table:style-name="ce1" office:value-type="float" office:value="0.0000928458127594061" calcext:value-type="float">
            <text:p>9.28E-05</text:p>
          </table:table-cell>
          <table:table-cell office:value-type="float" office:value="23.0217286147303" calcext:value-type="float">
            <text:p>23.0217286147</text:p>
          </table:table-cell>
          <table:table-cell office:value-type="float" office:value="0.00000933576242610595" calcext:value-type="float">
            <text:p>9.34E-06</text:p>
          </table:table-cell>
          <table:table-cell office:value-type="float" office:value="16.8158246373439" calcext:value-type="float">
            <text:p>16.8158246373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18.6094532575795" calcext:value-type="float">
            <text:p>18.6094532576</text:p>
          </table:table-cell>
          <table:table-cell office:value-type="float" office:value="0.0896564372537735" calcext:value-type="float">
            <text:p>0.0896564373</text:p>
          </table:table-cell>
          <table:table-cell office:value-type="float" office:value="0.0892613920075077" calcext:value-type="float">
            <text:p>0.089261392</text:p>
          </table:table-cell>
          <table:table-cell office:value-type="float" office:value="0.0163360661630487" calcext:value-type="float">
            <text:p>0.0163360662</text:p>
          </table:table-cell>
          <table:table-cell office:value-type="float" office:value="0.056037427948359" calcext:value-type="float">
            <text:p>0.0560374279</text:p>
          </table:table-cell>
          <table:table-cell office:value-type="float" office:value="0.0001179922006915" calcext:value-type="float">
            <text:p>0.0001179922</text:p>
          </table:table-cell>
          <table:table-cell office:value-type="float" office:value="24.0416303947703" calcext:value-type="float">
            <text:p>24.0416303948</text:p>
          </table:table-cell>
          <table:table-cell office:value-type="float" office:value="0.0000117325961213851" calcext:value-type="float">
            <text:p>1.17E-05</text:p>
          </table:table-cell>
          <table:table-cell office:value-type="float" office:value="17.5614499389846" calcext:value-type="float">
            <text:p>17.561449939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18.7327515947362" calcext:value-type="float">
            <text:p>18.7327515947</text:p>
          </table:table-cell>
          <table:table-cell office:value-type="float" office:value="0.0886158225171305" calcext:value-type="float">
            <text:p>0.0886158225</text:p>
          </table:table-cell>
          <table:table-cell office:value-type="float" office:value="0.0759256005440438" calcext:value-type="float">
            <text:p>0.0759256005</text:p>
          </table:table-cell>
          <table:table-cell office:value-type="float" office:value="0.0159669723088775" calcext:value-type="float">
            <text:p>0.0159669723</text:p>
          </table:table-cell>
          <table:table-cell office:value-type="float" office:value="0.0592282325981697" calcext:value-type="float">
            <text:p>0.0592282326</text:p>
          </table:table-cell>
          <table:table-cell table:style-name="ce1" office:value-type="float" office:value="0.0000947355794938699" calcext:value-type="float">
            <text:p>9.47E-05</text:p>
          </table:table-cell>
          <table:table-cell office:value-type="float" office:value="24.1867730518715" calcext:value-type="float">
            <text:p>24.1867730519</text:p>
          </table:table-cell>
          <table:table-cell office:value-type="float" office:value="0.00000945572205974143" calcext:value-type="float">
            <text:p>9.46E-06</text:p>
          </table:table-cell>
          <table:table-cell office:value-type="float" office:value="17.7770361644805" calcext:value-type="float">
            <text:p>17.7770361645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17.9994586775468" calcext:value-type="float">
            <text:p>17.9994586775</text:p>
          </table:table-cell>
          <table:table-cell office:value-type="float" office:value="0.0908717020337563" calcext:value-type="float">
            <text:p>0.090871702</text:p>
          </table:table-cell>
          <table:table-cell office:value-type="float" office:value="0.0896324842607077" calcext:value-type="float">
            <text:p>0.0896324843</text:p>
          </table:table-cell>
          <table:table-cell office:value-type="float" office:value="0.0153508623227149" calcext:value-type="float">
            <text:p>0.0153508623</text:p>
          </table:table-cell>
          <table:table-cell office:value-type="float" office:value="0.052013034549431" calcext:value-type="float">
            <text:p>0.0520130345</text:p>
          </table:table-cell>
          <table:table-cell office:value-type="float" office:value="0.000112619033160918" calcext:value-type="float">
            <text:p>0.000112619</text:p>
          </table:table-cell>
          <table:table-cell office:value-type="float" office:value="23.2378998503152" calcext:value-type="float">
            <text:p>23.2378998503</text:p>
          </table:table-cell>
          <table:table-cell office:value-type="float" office:value="0.0000114397702645749" calcext:value-type="float">
            <text:p>1.14E-05</text:p>
          </table:table-cell>
          <table:table-cell office:value-type="float" office:value="17.0204237296691" calcext:value-type="float">
            <text:p>17.0204237297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13.1128046573372" calcext:value-type="float">
            <text:p>13.1128046573</text:p>
          </table:table-cell>
          <table:table-cell office:value-type="float" office:value="0.119378403673506" calcext:value-type="float">
            <text:p>0.1193784037</text:p>
          </table:table-cell>
          <table:table-cell office:value-type="float" office:value="0.101100719240677" calcext:value-type="float">
            <text:p>0.1011007192</text:p>
          </table:table-cell>
          <table:table-cell office:value-type="float" office:value="0.0169639918428123" calcext:value-type="float">
            <text:p>0.0169639918</text:p>
          </table:table-cell>
          <table:table-cell office:value-type="float" office:value="0.0623348737800965" calcext:value-type="float">
            <text:p>0.0623348738</text:p>
          </table:table-cell>
          <table:table-cell office:value-type="float" office:value="0.000100650575661584" calcext:value-type="float">
            <text:p>0.0001006506</text:p>
          </table:table-cell>
          <table:table-cell office:value-type="float" office:value="17.0293862892771" calcext:value-type="float">
            <text:p>17.0293862893</text:p>
          </table:table-cell>
          <table:table-cell office:value-type="float" office:value="0.0000100700958049198" calcext:value-type="float">
            <text:p>1.01E-05</text:p>
          </table:table-cell>
          <table:table-cell office:value-type="float" office:value="12.728899843821" calcext:value-type="float">
            <text:p>12.7288998438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17.457928348762" calcext:value-type="float">
            <text:p>17.4579283488</text:p>
          </table:table-cell>
          <table:table-cell office:value-type="float" office:value="0.123470031118583" calcext:value-type="float">
            <text:p>0.1234700311</text:p>
          </table:table-cell>
          <table:table-cell office:value-type="float" office:value="0.0965339475791006" calcext:value-type="float">
            <text:p>0.0965339476</text:p>
          </table:table-cell>
          <table:table-cell office:value-type="float" office:value="0.0280239667397251" calcext:value-type="float">
            <text:p>0.0280239667</text:p>
          </table:table-cell>
          <table:table-cell office:value-type="float" office:value="0.0938287177525548" calcext:value-type="float">
            <text:p>0.0938287178</text:p>
          </table:table-cell>
          <table:table-cell office:value-type="float" office:value="0.00109076195187578" calcext:value-type="float">
            <text:p>0.001090762</text:p>
          </table:table-cell>
          <table:table-cell office:value-type="float" office:value="22.9346897251508" calcext:value-type="float">
            <text:p>22.9346897252</text:p>
          </table:table-cell>
          <table:table-cell table:style-name="Default" office:value-type="float" office:value="1.36858824988724" calcext:value-type="float">
            <text:p>1.3685882499</text:p>
          </table:table-cell>
          <table:table-cell office:value-type="float" office:value="16.9195990044645" calcext:value-type="float">
            <text:p>16.9195990045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18.9107032058568" calcext:value-type="float">
            <text:p>18.9107032059</text:p>
          </table:table-cell>
          <table:table-cell office:value-type="float" office:value="0.0299315881496107" calcext:value-type="float">
            <text:p>0.0299315881</text:p>
          </table:table-cell>
          <table:table-cell office:value-type="float" office:value="0.0299680911245528" calcext:value-type="float">
            <text:p>0.0299680911</text:p>
          </table:table-cell>
          <table:table-cell office:value-type="float" office:value="0.0142385681903468" calcext:value-type="float">
            <text:p>0.0142385682</text:p>
          </table:table-cell>
          <table:table-cell office:value-type="float" office:value="0.0542469953468472" calcext:value-type="float">
            <text:p>0.0542469953</text:p>
          </table:table-cell>
          <table:table-cell office:value-type="float" office:value="0.00105154083271052" calcext:value-type="float">
            <text:p>0.0010515408</text:p>
          </table:table-cell>
          <table:table-cell office:value-type="float" office:value="24.4948971794325" calcext:value-type="float">
            <text:p>24.4948971794</text:p>
          </table:table-cell>
          <table:table-cell table:style-name="Default" office:value-type="float" office:value="1.54096330455693" calcext:value-type="float">
            <text:p>1.5409633046</text:p>
          </table:table-cell>
          <table:table-cell office:value-type="float" office:value="17.727961037498" calcext:value-type="float">
            <text:p>17.7279610375</text:p>
          </table:table-cell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0.622348811323764" calcext:value-type="float">
            <text:p>0.6223488113</text:p>
          </table:table-cell>
          <table:table-cell office:value-type="float" office:value="0.0351449498001453" calcext:value-type="float">
            <text:p>0.0351449498</text:p>
          </table:table-cell>
          <table:table-cell office:value-type="float" office:value="0.0334870735352874" calcext:value-type="float">
            <text:p>0.0334870735</text:p>
          </table:table-cell>
          <table:table-cell office:value-type="float" office:value="0.00406800755919874" calcext:value-type="float">
            <text:p>0.0040680076</text:p>
          </table:table-cell>
          <table:table-cell office:value-type="float" office:value="0.0127909125285227" calcext:value-type="float">
            <text:p>0.0127909125</text:p>
          </table:table-cell>
          <table:table-cell office:value-type="float" office:value="0.000310224542149837" calcext:value-type="float">
            <text:p>0.0003102245</text:p>
          </table:table-cell>
          <table:table-cell office:value-type="float" office:value="2.23606795255271" calcext:value-type="float">
            <text:p>2.2360679526</text:p>
          </table:table-cell>
          <table:table-cell table:style-name="Default" office:value-type="float" office:value="1.44583764988361" calcext:value-type="float">
            <text:p>1.4458376499</text:p>
          </table:table-cell>
          <table:table-cell office:value-type="float" office:value="1.03473358258639" calcext:value-type="float">
            <text:p>1.0347335826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16.2070564898419" calcext:value-type="float">
            <text:p>16.2070564898</text:p>
          </table:table-cell>
          <table:table-cell office:value-type="float" office:value="0.150079949180519" calcext:value-type="float">
            <text:p>0.1500799492</text:p>
          </table:table-cell>
          <table:table-cell office:value-type="float" office:value="0.149416961662542" calcext:value-type="float">
            <text:p>0.1494169617</text:p>
          </table:table-cell>
          <table:table-cell office:value-type="float" office:value="0.019786821398914" calcext:value-type="float">
            <text:p>0.0197868214</text:p>
          </table:table-cell>
          <table:table-cell office:value-type="float" office:value="0.0847034904345195" calcext:value-type="float">
            <text:p>0.0847034904</text:p>
          </table:table-cell>
          <table:table-cell office:value-type="float" office:value="0.000109540340402219" calcext:value-type="float">
            <text:p>0.0001095403</text:p>
          </table:table-cell>
          <table:table-cell office:value-type="float" office:value="21.0237957562091" calcext:value-type="float">
            <text:p>21.0237957562</text:p>
          </table:table-cell>
          <table:table-cell office:value-type="float" office:value="0.0000112674335377897" calcext:value-type="float">
            <text:p>1.13E-05</text:p>
          </table:table-cell>
          <table:table-cell office:value-type="float" office:value="15.4542008995646" calcext:value-type="float">
            <text:p>15.4542008996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18.0009702759433" calcext:value-type="float">
            <text:p>18.0009702759</text:p>
          </table:table-cell>
          <table:table-cell office:value-type="float" office:value="0.0288381245790155" calcext:value-type="float">
            <text:p>0.0288381246</text:p>
          </table:table-cell>
          <table:table-cell office:value-type="float" office:value="0.0290227113287449" calcext:value-type="float">
            <text:p>0.0290227113</text:p>
          </table:table-cell>
          <table:table-cell office:value-type="float" office:value="0.0140797068750294" calcext:value-type="float">
            <text:p>0.0140797069</text:p>
          </table:table-cell>
          <table:table-cell office:value-type="float" office:value="0.0536046481547996" calcext:value-type="float">
            <text:p>0.0536046482</text:p>
          </table:table-cell>
          <table:table-cell office:value-type="float" office:value="0.00107493167484713" calcext:value-type="float">
            <text:p>0.0010749317</text:p>
          </table:table-cell>
          <table:table-cell office:value-type="float" office:value="23.345234803136" calcext:value-type="float">
            <text:p>23.3452348031</text:p>
          </table:table-cell>
          <table:table-cell table:style-name="Default" office:value-type="float" office:value="1.51588522974151" calcext:value-type="float">
            <text:p>1.5158852297</text:p>
          </table:table-cell>
          <table:table-cell office:value-type="float" office:value="16.7745651985299" calcext:value-type="float">
            <text:p>16.7745651985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18.9014093483276" calcext:value-type="float">
            <text:p>18.9014093483</text:p>
          </table:table-cell>
          <table:table-cell office:value-type="float" office:value="0.0344913237686059" calcext:value-type="float">
            <text:p>0.0344913238</text:p>
          </table:table-cell>
          <table:table-cell office:value-type="float" office:value="0.0274970704943975" calcext:value-type="float">
            <text:p>0.0274970705</text:p>
          </table:table-cell>
          <table:table-cell office:value-type="float" office:value="0.0149619620143731" calcext:value-type="float">
            <text:p>0.014961962</text:p>
          </table:table-cell>
          <table:table-cell office:value-type="float" office:value="0.0564573077224803" calcext:value-type="float">
            <text:p>0.0564573077</text:p>
          </table:table-cell>
          <table:table-cell office:value-type="float" office:value="0.00108960411307981" calcext:value-type="float">
            <text:p>0.0010896041</text:p>
          </table:table-cell>
          <table:table-cell office:value-type="float" office:value="24.4948972397976" calcext:value-type="float">
            <text:p>24.4948972398</text:p>
          </table:table-cell>
          <table:table-cell table:style-name="Default" office:value-type="float" office:value="1.38808957136273" calcext:value-type="float">
            <text:p>1.3880895714</text:p>
          </table:table-cell>
          <table:table-cell office:value-type="float" office:value="17.7099527719087" calcext:value-type="float">
            <text:p>17.7099527719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17.2388546953405" calcext:value-type="float">
            <text:p>17.2388546953</text:p>
          </table:table-cell>
          <table:table-cell office:value-type="float" office:value="0.0900896313119349" calcext:value-type="float">
            <text:p>0.0900896313</text:p>
          </table:table-cell>
          <table:table-cell office:value-type="float" office:value="0.0902858798490176" calcext:value-type="float">
            <text:p>0.0902858798</text:p>
          </table:table-cell>
          <table:table-cell office:value-type="float" office:value="0.0186731763422594" calcext:value-type="float">
            <text:p>0.0186731763</text:p>
          </table:table-cell>
          <table:table-cell office:value-type="float" office:value="0.0626494644178388" calcext:value-type="float">
            <text:p>0.0626494644</text:p>
          </table:table-cell>
          <table:table-cell office:value-type="float" office:value="0.000134293830038517" calcext:value-type="float">
            <text:p>0.0001342938</text:p>
          </table:table-cell>
          <table:table-cell office:value-type="float" office:value="22.3383076852535" calcext:value-type="float">
            <text:p>22.3383076853</text:p>
          </table:table-cell>
          <table:table-cell office:value-type="float" office:value="0.000013466608483661" calcext:value-type="float">
            <text:p>1.35E-05</text:p>
          </table:table-cell>
          <table:table-cell office:value-type="float" office:value="16.4091472576219" calcext:value-type="float">
            <text:p>16.4091472576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6.88692527313868" calcext:value-type="float">
            <text:p>6.8869252731</text:p>
          </table:table-cell>
          <table:table-cell office:value-type="float" office:value="0.0910716246833148" calcext:value-type="float">
            <text:p>0.0910716247</text:p>
          </table:table-cell>
          <table:table-cell office:value-type="float" office:value="0.0911181921796893" calcext:value-type="float">
            <text:p>0.0911181922</text:p>
          </table:table-cell>
          <table:table-cell office:value-type="float" office:value="0.0134930981247778" calcext:value-type="float">
            <text:p>0.0134930981</text:p>
          </table:table-cell>
          <table:table-cell office:value-type="float" office:value="0.0414452879055729" calcext:value-type="float">
            <text:p>0.0414452879</text:p>
          </table:table-cell>
          <table:table-cell table:style-name="ce1" office:value-type="float" office:value="0.0000910201699523364" calcext:value-type="float">
            <text:p>9.10E-05</text:p>
          </table:table-cell>
          <table:table-cell office:value-type="float" office:value="9.05538505013347" calcext:value-type="float">
            <text:p>9.0553850501</text:p>
          </table:table-cell>
          <table:table-cell office:value-type="float" office:value="0.00000896549593387334" calcext:value-type="float">
            <text:p>8.97E-06</text:p>
          </table:table-cell>
          <table:table-cell office:value-type="float" office:value="6.7481407203212" calcext:value-type="float">
            <text:p>6.7481407203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5.66466181414964" calcext:value-type="float">
            <text:p>5.6646618141</text:p>
          </table:table-cell>
          <table:table-cell office:value-type="float" office:value="0.0893686576236924" calcext:value-type="float">
            <text:p>0.0893686576</text:p>
          </table:table-cell>
          <table:table-cell office:value-type="float" office:value="0.0842119235274989" calcext:value-type="float">
            <text:p>0.0842119235</text:p>
          </table:table-cell>
          <table:table-cell office:value-type="float" office:value="0.0107316503969388" calcext:value-type="float">
            <text:p>0.0107316504</text:p>
          </table:table-cell>
          <table:table-cell office:value-type="float" office:value="0.0294448655988576" calcext:value-type="float">
            <text:p>0.0294448656</text:p>
          </table:table-cell>
          <table:table-cell table:style-name="ce1" office:value-type="float" office:value="0.0000843533415129281" calcext:value-type="float">
            <text:p>8.44E-05</text:p>
          </table:table-cell>
          <table:table-cell office:value-type="float" office:value="7.41619837171088" calcext:value-type="float">
            <text:p>7.4161983717</text:p>
          </table:table-cell>
          <table:table-cell office:value-type="float" office:value="0.00000838663229293667" calcext:value-type="float">
            <text:p>8.39E-06</text:p>
          </table:table-cell>
          <table:table-cell office:value-type="float" office:value="5.572161880304" calcext:value-type="float">
            <text:p>5.5721618803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11.0558241938218" calcext:value-type="float">
            <text:p>11.0558241938</text:p>
          </table:table-cell>
          <table:table-cell office:value-type="float" office:value="0.0892108223768238" calcext:value-type="float">
            <text:p>0.0892108224</text:p>
          </table:table-cell>
          <table:table-cell office:value-type="float" office:value="0.0822561118975683" calcext:value-type="float">
            <text:p>0.0822561119</text:p>
          </table:table-cell>
          <table:table-cell office:value-type="float" office:value="0.0124736172823845" calcext:value-type="float">
            <text:p>0.0124736173</text:p>
          </table:table-cell>
          <table:table-cell office:value-type="float" office:value="0.0392591359040003" calcext:value-type="float">
            <text:p>0.0392591359</text:p>
          </table:table-cell>
          <table:table-cell table:style-name="ce1" office:value-type="float" office:value="0.0000862487357428139" calcext:value-type="float">
            <text:p>8.62E-05</text:p>
          </table:table-cell>
          <table:table-cell office:value-type="float" office:value="14.3178209139444" calcext:value-type="float">
            <text:p>14.3178209139</text:p>
          </table:table-cell>
          <table:table-cell office:value-type="float" office:value="0.00000866764428962764" calcext:value-type="float">
            <text:p>8.67E-06</text:p>
          </table:table-cell>
          <table:table-cell office:value-type="float" office:value="10.5168755817168" calcext:value-type="float">
            <text:p>10.5168755817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8.9167741444496" calcext:value-type="float">
            <text:p>18.9167741444</text:p>
          </table:table-cell>
          <table:table-cell office:value-type="float" office:value="0.0290987463910856" calcext:value-type="float">
            <text:p>0.0290987464</text:p>
          </table:table-cell>
          <table:table-cell office:value-type="float" office:value="0.0262880163639106" calcext:value-type="float">
            <text:p>0.0262880164</text:p>
          </table:table-cell>
          <table:table-cell office:value-type="float" office:value="0.0142478274195144" calcext:value-type="float">
            <text:p>0.0142478274</text:p>
          </table:table-cell>
          <table:table-cell office:value-type="float" office:value="0.0538445162018645" calcext:value-type="float">
            <text:p>0.0538445162</text:p>
          </table:table-cell>
          <table:table-cell office:value-type="float" office:value="0.00104478693162478" calcext:value-type="float">
            <text:p>0.0010447869</text:p>
          </table:table-cell>
          <table:table-cell office:value-type="float" office:value="24.4948971862614" calcext:value-type="float">
            <text:p>24.4948971863</text:p>
          </table:table-cell>
          <table:table-cell table:style-name="Default" office:value-type="float" office:value="1.42303324668504" calcext:value-type="float">
            <text:p>1.4230332467</text:p>
          </table:table-cell>
          <table:table-cell office:value-type="float" office:value="17.7789828985845" calcext:value-type="float">
            <text:p>17.7789828986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18.4816668290008" calcext:value-type="float">
            <text:p>18.481666829</text:p>
          </table:table-cell>
          <table:table-cell office:value-type="float" office:value="0.089713814382862" calcext:value-type="float">
            <text:p>0.0897138144</text:p>
          </table:table-cell>
          <table:table-cell office:value-type="float" office:value="0.0821188754009961" calcext:value-type="float">
            <text:p>0.0821188754</text:p>
          </table:table-cell>
          <table:table-cell office:value-type="float" office:value="0.0168890346036412" calcext:value-type="float">
            <text:p>0.0168890346</text:p>
          </table:table-cell>
          <table:table-cell office:value-type="float" office:value="0.0598249897590161" calcext:value-type="float">
            <text:p>0.0598249898</text:p>
          </table:table-cell>
          <table:table-cell table:style-name="ce1" office:value-type="float" office:value="0.0000951285819466898" calcext:value-type="float">
            <text:p>9.51E-05</text:p>
          </table:table-cell>
          <table:table-cell office:value-type="float" office:value="23.895606027792" calcext:value-type="float">
            <text:p>23.8956060278</text:p>
          </table:table-cell>
          <table:table-cell office:value-type="float" office:value="0.00000956013167463437" calcext:value-type="float">
            <text:p>9.56E-06</text:p>
          </table:table-cell>
          <table:table-cell office:value-type="float" office:value="17.4258591728063" calcext:value-type="float">
            <text:p>17.4258591728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8.3657706094835" calcext:value-type="float">
            <text:p>18.3657706095</text:p>
          </table:table-cell>
          <table:table-cell office:value-type="float" office:value="0.0898414071086312" calcext:value-type="float">
            <text:p>0.0898414071</text:p>
          </table:table-cell>
          <table:table-cell office:value-type="float" office:value="0.0843695586673461" calcext:value-type="float">
            <text:p>0.0843695587</text:p>
          </table:table-cell>
          <table:table-cell office:value-type="float" office:value="0.0164958922254217" calcext:value-type="float">
            <text:p>0.0164958922</text:p>
          </table:table-cell>
          <table:table-cell office:value-type="float" office:value="0.0562351743614156" calcext:value-type="float">
            <text:p>0.0562351744</text:p>
          </table:table-cell>
          <table:table-cell office:value-type="float" office:value="0.000524437721451879" calcext:value-type="float">
            <text:p>0.0005244377</text:p>
          </table:table-cell>
          <table:table-cell office:value-type="float" office:value="23.7276208215113" calcext:value-type="float">
            <text:p>23.7276208215</text:p>
          </table:table-cell>
          <table:table-cell table:style-name="Default" office:value-type="float" office:value="0.251301221440538" calcext:value-type="float">
            <text:p>0.2513012214</text:p>
          </table:table-cell>
          <table:table-cell office:value-type="float" office:value="17.3012979542662" calcext:value-type="float">
            <text:p>17.3012979543</text:p>
          </table:table-cell>
        </table:table-row>
      </table:table>
      <table:table table:name="original params, extended sensitivities" table:style-name="ta1">
        <office:forms form:automatic-focus="false" form:apply-design-mode="false"/>
        <table:table-column table:style-name="co1" table:number-columns-repeated="24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taud</text:p>
          </table:table-cell>
          <table:table-cell table:number-columns-repeated="3"/>
          <table:table-cell office:value-type="string" calcext:value-type="string">
            <text:p>Parameter set</text:p>
          </table:table-cell>
          <table:table-cell office:value-type="string" calcext:value-type="string">
            <text:p>$S_{\alpha}$</text:p>
          </table:table-cell>
          <table:table-cell table:style-name="ce4" office:value-type="string" calcext:value-type="string">
            <text:p>$S_{N}$</text:p>
          </table:table-cell>
          <table:table-cell table:style-name="ce4" office:value-type="string" calcext:value-type="string">
            <text:p>$S_{M}$</text:p>
          </table:table-cell>
          <table:table-cell office:value-type="string" calcext:value-type="string">
            <text:p>$S_{k_1}$</text:p>
          </table:table-cell>
          <table:table-cell office:value-type="string" calcext:value-type="string">
            <text:p>$S_{k_2}$</text:p>
          </table:table-cell>
          <table:table-cell office:value-type="string" calcext:value-type="string">
            <text:p>$S_{\tau_1}$</text:p>
          </table:table-cell>
          <table:table-cell office:value-type="string" calcext:value-type="string">
            <text:p>$S_{\tau_2}$</text:p>
          </table:table-cell>
          <table:table-cell office:value-type="string" calcext:value-type="string">
            <text:p>$S_{\tau_{ach}}$</text:p>
          </table:table-cell>
          <table:table-cell office:value-type="string" calcext:value-type="string">
            <text:p>$S_{\tau_{nor}}$</text:p>
          </table:table-cell>
          <table:table-cell office:value-type="string" calcext:value-type="string">
            <text:p>$S_\beta}$</text:p>
          </table:table-cell>
          <table:table-cell table:style-name="ce4" office:value-type="string" calcext:value-type="string">
            <text:p>$S_{h_0}$</text:p>
          </table:table-cell>
          <table:table-cell office:value-type="string" calcext:value-type="string">
            <text:p>$S_{m_{ach}}$</text:p>
          </table:table-cell>
          <table:table-cell office:value-type="string" calcext:value-type="string">
            <text:p>$S_{m_{nor}}$</text:p>
          </table:table-cell>
          <table:table-cell office:value-type="string" calcext:value-type="string">
            <text:p>$S_{\tau_d}$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riginal parameters</text:p>
          </table:table-cell>
          <table:table-cell office:value-type="string" calcext:value-type="string">
            <text:p>$3.99\pm 2$</text:p>
          </table:table-cell>
          <table:table-cell office:value-type="string" calcext:value-type="string">
            <text:p>$15.26\pm4$</text:p>
          </table:table-cell>
          <table:table-cell office:value-type="string" calcext:value-type="string">
            <text:p>$.0069\pm.002$</text:p>
          </table:table-cell>
          <table:table-cell office:value-type="string" calcext:value-type="string">
            <text:p>$.0792\pm .04$</text:p>
          </table:table-cell>
          <table:table-cell office:value-type="string" calcext:value-type="string">
            <text:p>$142.61\pm 30$</text:p>
          </table:table-cell>
          <table:table-cell office:value-type="string" calcext:value-type="string">
            <text:p>$.0739\pm.04$</text:p>
          </table:table-cell>
          <table:table-cell office:value-type="string" calcext:value-type="string">
            <text:p>$.0156\pm.004$</text:p>
          </table:table-cell>
          <table:table-cell office:value-type="string" calcext:value-type="string">
            <text:p>$.0540\pm.013$</text:p>
          </table:table-cell>
          <table:table-cell table:style-name="ce3" office:value-type="string" calcext:value-type="string">
            <text:p>$0.00055\pm4E-4$</text:p>
          </table:table-cell>
          <table:table-cell table:style-name="ce3" office:value-type="string" calcext:value-type="string">
            <text:p>$.113\pm.13$</text:p>
          </table:table-cell>
          <table:table-cell office:value-type="string" calcext:value-type="string">
            <text:p>$19.9\pm 6$</text:p>
          </table:table-cell>
          <table:table-cell office:value-type="string" calcext:value-type="string">
            <text:p>$.574\pm.7$</text:p>
          </table:table-cell>
          <table:table-cell office:value-type="string" calcext:value-type="string">
            <text:p>$14.6\pm4$</text:p>
          </table:table-cell>
          <table:table-cell office:value-type="string" calcext:value-type="string">
            <text:p>$.085\pm.09$</text:p>
          </table:table-cell>
        </table:table-row>
        <table:table-row table:style-name="ro1">
          <table:table-cell/>
          <table:table-cell table:formula="of:=AVERAGE([.B5:.B277])" office:value-type="float" office:value="3.98549467072324" calcext:value-type="float">
            <text:p>3.9854946707</text:p>
          </table:table-cell>
          <table:table-cell table:formula="of:=AVERAGE([.C5:.C277])" office:value-type="float" office:value="0.112628702492716" calcext:value-type="float">
            <text:p>0.1126287025</text:p>
          </table:table-cell>
          <table:table-cell table:formula="of:=AVERAGE([.D5:.D277])" office:value-type="float" office:value="0.00689214042931069" calcext:value-type="float">
            <text:p>0.0068921404</text:p>
          </table:table-cell>
          <table:table-cell table:formula="of:=AVERAGE([.E5:.E277])" office:value-type="float" office:value="142.605888950452" calcext:value-type="float">
            <text:p>142.6058889505</text:p>
          </table:table-cell>
          <table:table-cell table:formula="of:=AVERAGE([.F5:.F277])" office:value-type="float" office:value="0.0851285387264568" calcext:value-type="float">
            <text:p>0.0851285387</text:p>
          </table:table-cell>
          <table:table-cell table:number-columns-repeated="3"/>
          <table:table-cell office:value-type="string" calcext:value-type="string">
            <text:p>estimated parameters</text:p>
          </table:table-cell>
          <table:table-cell office:value-type="string" calcext:value-type="string">
            <text:p>$78\pm250$</text:p>
          </table:table-cell>
          <table:table-cell office:value-type="string" calcext:value-type="string">
            <text:p>$2.24\pm5$</text:p>
          </table:table-cell>
          <table:table-cell office:value-type="string" calcext:value-type="string">
            <text:p>$.329\pm.6$</text:p>
          </table:table-cell>
          <table:table-cell office:value-type="string" calcext:value-type="string">
            <text:p>$.89\pm3$</text:p>
          </table:table-cell>
          <table:table-cell office:value-type="string" calcext:value-type="string">
            <text:p>$86\pm400$</text:p>
          </table:table-cell>
          <table:table-cell office:value-type="string" calcext:value-type="string">
            <text:p>$1.20\pm4$</text:p>
          </table:table-cell>
          <table:table-cell office:value-type="string" calcext:value-type="string">
            <text:p>$.61\pm3$</text:p>
          </table:table-cell>
          <table:table-cell office:value-type="string" calcext:value-type="string">
            <text:p>$0.52\pm2$</text:p>
          </table:table-cell>
          <table:table-cell office:value-type="string" calcext:value-type="string">
            <text:p>$4.34\pm1.9$</text:p>
          </table:table-cell>
          <table:table-cell office:value-type="string" calcext:value-type="string">
            <text:p>$.52\pm5$</text:p>
          </table:table-cell>
          <table:table-cell office:value-type="string" calcext:value-type="string">
            <text:p>$20.1\pm 6$</text:p>
          </table:table-cell>
          <table:table-cell office:value-type="string" calcext:value-type="string">
            <text:p>$6.79\pm2$</text:p>
          </table:table-cell>
          <table:table-cell office:value-type="string" calcext:value-type="string">
            <text:p>$.83\pm 1.9$</text:p>
          </table:table-cell>
          <table:table-cell office:value-type="string" calcext:value-type="string">
            <text:p>$4.13E-7\pm3E-6$</text:p>
          </table:table-cell>
        </table:table-row>
        <table:table-row table:style-name="ro1">
          <table:table-cell/>
          <table:table-cell table:formula="of:=STDEV(([.B5:.B277]))" office:value-type="float" office:value="2.20015718172597" calcext:value-type="float">
            <text:p>2.2001571817</text:p>
          </table:table-cell>
          <table:table-cell table:formula="of:=STDEV(([.C5:.C277]))" office:value-type="float" office:value="0.129553245329512" calcext:value-type="float">
            <text:p>0.1295532453</text:p>
          </table:table-cell>
          <table:table-cell table:formula="of:=STDEV(([.D5:.D277]))" office:value-type="float" office:value="0.00194552737644961" calcext:value-type="float">
            <text:p>0.0019455274</text:p>
          </table:table-cell>
          <table:table-cell table:formula="of:=STDEV(([.E5:.E277]))" office:value-type="float" office:value="34.4361209291695" calcext:value-type="float">
            <text:p>34.4361209292</text:p>
          </table:table-cell>
          <table:table-cell table:formula="of:=STDEV(([.F5:.F277]))" office:value-type="float" office:value="0.0927331252304785" calcext:value-type="float">
            <text:p>0.09273312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1.47945945232686" calcext:value-type="float">
            <text:p>1.4794594523</text:p>
          </table:table-cell>
          <table:table-cell office:value-type="float" office:value="0.291126472231682" calcext:value-type="float">
            <text:p>0.2911264722</text:p>
          </table:table-cell>
          <table:table-cell office:value-type="float" office:value="0.00608092788869124" calcext:value-type="float">
            <text:p>0.0060809279</text:p>
          </table:table-cell>
          <table:table-cell office:value-type="float" office:value="147.112833615034" calcext:value-type="float">
            <text:p>147.112833615</text:p>
          </table:table-cell>
          <table:table-cell office:value-type="float" office:value="0.192345707598245" calcext:value-type="float">
            <text:p>0.19234570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8.40635436088494" calcext:value-type="float">
            <text:p>8.4063543609</text:p>
          </table:table-cell>
          <table:table-cell office:value-type="float" office:value="0.226097547985796" calcext:value-type="float">
            <text:p>0.226097548</text:p>
          </table:table-cell>
          <table:table-cell office:value-type="float" office:value="0.0110915723017165" calcext:value-type="float">
            <text:p>0.0110915723</text:p>
          </table:table-cell>
          <table:table-cell office:value-type="float" office:value="169.600448847468" calcext:value-type="float">
            <text:p>169.6004488475</text:p>
          </table:table-cell>
          <table:table-cell office:value-type="float" office:value="0.190806693056303" calcext:value-type="float">
            <text:p>0.19080669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.422652287546" calcext:value-type="float">
            <text:p>1.4226522875</text:p>
          </table:table-cell>
          <table:table-cell office:value-type="float" office:value="0.280579936093505" calcext:value-type="float">
            <text:p>0.2805799361</text:p>
          </table:table-cell>
          <table:table-cell office:value-type="float" office:value="0.00594693301370186" calcext:value-type="float">
            <text:p>0.005946933</text:p>
          </table:table-cell>
          <table:table-cell office:value-type="float" office:value="164.245525530945" calcext:value-type="float">
            <text:p>164.2455255309</text:p>
          </table:table-cell>
          <table:table-cell office:value-type="float" office:value="0.189243621977657" calcext:value-type="float">
            <text:p>0.1892436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1.43869085329239" calcext:value-type="float">
            <text:p>1.4386908533</text:p>
          </table:table-cell>
          <table:table-cell office:value-type="float" office:value="0.282639448541831" calcext:value-type="float">
            <text:p>0.2826394485</text:p>
          </table:table-cell>
          <table:table-cell office:value-type="float" office:value="0.00596185619740686" calcext:value-type="float">
            <text:p>0.0059618562</text:p>
          </table:table-cell>
          <table:table-cell office:value-type="float" office:value="164.879531020637" calcext:value-type="float">
            <text:p>164.8795310206</text:p>
          </table:table-cell>
          <table:table-cell office:value-type="float" office:value="0.19192487284245" calcext:value-type="float">
            <text:p>0.19192487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1.9352842194977" calcext:value-type="float">
            <text:p>1.9352842195</text:p>
          </table:table-cell>
          <table:table-cell office:value-type="float" office:value="0.213998466197384" calcext:value-type="float">
            <text:p>0.2139984662</text:p>
          </table:table-cell>
          <table:table-cell office:value-type="float" office:value="0.00515134714827141" calcext:value-type="float">
            <text:p>0.0051513471</text:p>
          </table:table-cell>
          <table:table-cell office:value-type="float" office:value="98.703060839587" calcext:value-type="float">
            <text:p>98.7030608396</text:p>
          </table:table-cell>
          <table:table-cell office:value-type="float" office:value="0.192180831711508" calcext:value-type="float">
            <text:p>0.19218083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10.7055451442383" calcext:value-type="float">
            <text:p>10.7055451442</text:p>
          </table:table-cell>
          <table:table-cell office:value-type="float" office:value="0.294934932282169" calcext:value-type="float">
            <text:p>0.2949349323</text:p>
          </table:table-cell>
          <table:table-cell office:value-type="float" office:value="0.0155858600922188" calcext:value-type="float">
            <text:p>0.0155858601</text:p>
          </table:table-cell>
          <table:table-cell office:value-type="float" office:value="211.548044620722" calcext:value-type="float">
            <text:p>211.5480446207</text:p>
          </table:table-cell>
          <table:table-cell office:value-type="float" office:value="0.192587784466023" calcext:value-type="float">
            <text:p>0.19258778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1.47324931267392" calcext:value-type="float">
            <text:p>1.4732493127</text:p>
          </table:table-cell>
          <table:table-cell office:value-type="float" office:value="0.289901648946328" calcext:value-type="float">
            <text:p>0.2899016489</text:p>
          </table:table-cell>
          <table:table-cell office:value-type="float" office:value="0.00603267417697105" calcext:value-type="float">
            <text:p>0.0060326742</text:p>
          </table:table-cell>
          <table:table-cell office:value-type="float" office:value="150.182677529949" calcext:value-type="float">
            <text:p>150.1826775299</text:p>
          </table:table-cell>
          <table:table-cell office:value-type="float" office:value="0.192062432808582" calcext:value-type="float">
            <text:p>0.19206243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2.0484641166073" calcext:value-type="float">
            <text:p>2.0484641166</text:p>
          </table:table-cell>
          <table:table-cell office:value-type="float" office:value="0.196160714657263" calcext:value-type="float">
            <text:p>0.1961607147</text:p>
          </table:table-cell>
          <table:table-cell office:value-type="float" office:value="0.0053674214809229" calcext:value-type="float">
            <text:p>0.0053674215</text:p>
          </table:table-cell>
          <table:table-cell office:value-type="float" office:value="135.103663758816" calcext:value-type="float">
            <text:p>135.1036637588</text:p>
          </table:table-cell>
          <table:table-cell office:value-type="float" office:value="0.100779336949103" calcext:value-type="float">
            <text:p>0.10077933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6.21605575397548" calcext:value-type="float">
            <text:p>6.216055754</text:p>
          </table:table-cell>
          <table:table-cell office:value-type="float" office:value="0" calcext:value-type="float">
            <text:p>0</text:p>
          </table:table-cell>
          <table:table-cell office:value-type="float" office:value="0.00898299455026263" calcext:value-type="float">
            <text:p>0.0089829946</text:p>
          </table:table-cell>
          <table:table-cell office:value-type="float" office:value="173.104100269752" calcext:value-type="float">
            <text:p>173.104100269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1.50162622466836" calcext:value-type="float">
            <text:p>1.5016262247</text:p>
          </table:table-cell>
          <table:table-cell office:value-type="float" office:value="0.29681322441115" calcext:value-type="float">
            <text:p>0.2968132244</text:p>
          </table:table-cell>
          <table:table-cell office:value-type="float" office:value="0.00622536065892556" calcext:value-type="float">
            <text:p>0.0062253607</text:p>
          </table:table-cell>
          <table:table-cell office:value-type="float" office:value="169.643777656782" calcext:value-type="float">
            <text:p>169.6437776568</text:p>
          </table:table-cell>
          <table:table-cell office:value-type="float" office:value="0.19835679875039" calcext:value-type="float">
            <text:p>0.19835679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1.96979905415378" calcext:value-type="float">
            <text:p>1.9697990542</text:p>
          </table:table-cell>
          <table:table-cell office:value-type="float" office:value="0.219005596426733" calcext:value-type="float">
            <text:p>0.2190055964</text:p>
          </table:table-cell>
          <table:table-cell office:value-type="float" office:value="0.00549539237742581" calcext:value-type="float">
            <text:p>0.0054953924</text:p>
          </table:table-cell>
          <table:table-cell office:value-type="float" office:value="156.354881096675" calcext:value-type="float">
            <text:p>156.3548810967</text:p>
          </table:table-cell>
          <table:table-cell office:value-type="float" office:value="0.189295658107224" calcext:value-type="float">
            <text:p>0.18929565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11.6831300429071" calcext:value-type="float">
            <text:p>11.6831300429</text:p>
          </table:table-cell>
          <table:table-cell office:value-type="float" office:value="0" calcext:value-type="float">
            <text:p>0</text:p>
          </table:table-cell>
          <table:table-cell office:value-type="float" office:value="0.0159443182754601" calcext:value-type="float">
            <text:p>0.0159443183</text:p>
          </table:table-cell>
          <table:table-cell office:value-type="float" office:value="212.390699291782" calcext:value-type="float">
            <text:p>212.39069929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1.44309828983031" calcext:value-type="float">
            <text:p>1.4430982898</text:p>
          </table:table-cell>
          <table:table-cell office:value-type="float" office:value="0.285648326986371" calcext:value-type="float">
            <text:p>0.285648327</text:p>
          </table:table-cell>
          <table:table-cell office:value-type="float" office:value="0.00602042327641728" calcext:value-type="float">
            <text:p>0.0060204233</text:p>
          </table:table-cell>
          <table:table-cell office:value-type="float" office:value="165.348965261334" calcext:value-type="float">
            <text:p>165.3489652613</text:p>
          </table:table-cell>
          <table:table-cell office:value-type="float" office:value="0.201353285022357" calcext:value-type="float">
            <text:p>0.2013532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4.71207599234581" calcext:value-type="float">
            <text:p>4.7120759923</text:p>
          </table:table-cell>
          <table:table-cell office:value-type="float" office:value="0" calcext:value-type="float">
            <text:p>0</text:p>
          </table:table-cell>
          <table:table-cell office:value-type="float" office:value="0.00680902278296511" calcext:value-type="float">
            <text:p>0.0068090228</text:p>
          </table:table-cell>
          <table:table-cell office:value-type="float" office:value="144.002219831936" calcext:value-type="float">
            <text:p>144.00221983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4.28998920199158" calcext:value-type="float">
            <text:p>4.289989202</text:p>
          </table:table-cell>
          <table:table-cell office:value-type="float" office:value="0" calcext:value-type="float">
            <text:p>0</text:p>
          </table:table-cell>
          <table:table-cell office:value-type="float" office:value="0.00597081236136329" calcext:value-type="float">
            <text:p>0.0059708124</text:p>
          </table:table-cell>
          <table:table-cell office:value-type="float" office:value="98.7786226198967" calcext:value-type="float">
            <text:p>98.778622619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13.0980465035316" calcext:value-type="float">
            <text:p>13.0980465035</text:p>
          </table:table-cell>
          <table:table-cell office:value-type="float" office:value="0" calcext:value-type="float">
            <text:p>0</text:p>
          </table:table-cell>
          <table:table-cell office:value-type="float" office:value="0.0192160611446963" calcext:value-type="float">
            <text:p>0.0192160611</text:p>
          </table:table-cell>
          <table:table-cell office:value-type="float" office:value="156.125882824845" calcext:value-type="float">
            <text:p>156.12588282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5.73241457238422" calcext:value-type="float">
            <text:p>5.7324145724</text:p>
          </table:table-cell>
          <table:table-cell office:value-type="float" office:value="0.0711754452127954" calcext:value-type="float">
            <text:p>0.0711754452</text:p>
          </table:table-cell>
          <table:table-cell office:value-type="float" office:value="0.00526326986957246" calcext:value-type="float">
            <text:p>0.0052632699</text:p>
          </table:table-cell>
          <table:table-cell office:value-type="float" office:value="126.846262717416" calcext:value-type="float">
            <text:p>126.8462627174</text:p>
          </table:table-cell>
          <table:table-cell office:value-type="float" office:value="0.0571640874259991" calcext:value-type="float">
            <text:p>0.05716408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2.0183035946282" calcext:value-type="float">
            <text:p>2.0183035946</text:p>
          </table:table-cell>
          <table:table-cell office:value-type="float" office:value="0.295078317078808" calcext:value-type="float">
            <text:p>0.2950783171</text:p>
          </table:table-cell>
          <table:table-cell office:value-type="float" office:value="0.00635830680378727" calcext:value-type="float">
            <text:p>0.0063583068</text:p>
          </table:table-cell>
          <table:table-cell office:value-type="float" office:value="186.046414553361" calcext:value-type="float">
            <text:p>186.0464145534</text:p>
          </table:table-cell>
          <table:table-cell office:value-type="float" office:value="0.19985689449482" calcext:value-type="float">
            <text:p>0.19985689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5.0731855545504" calcext:value-type="float">
            <text:p>5.0731855546</text:p>
          </table:table-cell>
          <table:table-cell office:value-type="float" office:value="0" calcext:value-type="float">
            <text:p>0</text:p>
          </table:table-cell>
          <table:table-cell office:value-type="float" office:value="0.0074334758699539" calcext:value-type="float">
            <text:p>0.0074334759</text:p>
          </table:table-cell>
          <table:table-cell office:value-type="float" office:value="63.2683866743401" calcext:value-type="float">
            <text:p>63.26838667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1.43618862651649" calcext:value-type="float">
            <text:p>1.4361886265</text:p>
          </table:table-cell>
          <table:table-cell office:value-type="float" office:value="0.282571888748114" calcext:value-type="float">
            <text:p>0.2825718887</text:p>
          </table:table-cell>
          <table:table-cell office:value-type="float" office:value="0.00593367985547406" calcext:value-type="float">
            <text:p>0.0059336799</text:p>
          </table:table-cell>
          <table:table-cell office:value-type="float" office:value="147.489133134929" calcext:value-type="float">
            <text:p>147.4891331349</text:p>
          </table:table-cell>
          <table:table-cell office:value-type="float" office:value="0.189193198962275" calcext:value-type="float">
            <text:p>0.1891931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10.2615589234797" calcext:value-type="float">
            <text:p>10.2615589235</text:p>
          </table:table-cell>
          <table:table-cell office:value-type="float" office:value="0.258057440002881" calcext:value-type="float">
            <text:p>0.25805744</text:p>
          </table:table-cell>
          <table:table-cell office:value-type="float" office:value="0.013616093471948" calcext:value-type="float">
            <text:p>0.0136160935</text:p>
          </table:table-cell>
          <table:table-cell office:value-type="float" office:value="177.63351286827" calcext:value-type="float">
            <text:p>177.6335128683</text:p>
          </table:table-cell>
          <table:table-cell office:value-type="float" office:value="0.179011917611036" calcext:value-type="float">
            <text:p>0.17901191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8.68474047368403" calcext:value-type="float">
            <text:p>8.6847404737</text:p>
          </table:table-cell>
          <table:table-cell office:value-type="float" office:value="0" calcext:value-type="float">
            <text:p>0</text:p>
          </table:table-cell>
          <table:table-cell office:value-type="float" office:value="0.0124887663062254" calcext:value-type="float">
            <text:p>0.0124887663</text:p>
          </table:table-cell>
          <table:table-cell office:value-type="float" office:value="121.702847994358" calcext:value-type="float">
            <text:p>121.70284799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4.12412736181395" calcext:value-type="float">
            <text:p>4.1241273618</text:p>
          </table:table-cell>
          <table:table-cell office:value-type="float" office:value="0" calcext:value-type="float">
            <text:p>0</text:p>
          </table:table-cell>
          <table:table-cell office:value-type="float" office:value="0.00561081477749262" calcext:value-type="float">
            <text:p>0.0056108148</text:p>
          </table:table-cell>
          <table:table-cell office:value-type="float" office:value="79.6103191219369" calcext:value-type="float">
            <text:p>79.6103191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4.88514591217483" calcext:value-type="float">
            <text:p>4.8851459122</text:p>
          </table:table-cell>
          <table:table-cell office:value-type="float" office:value="0" calcext:value-type="float">
            <text:p>0</text:p>
          </table:table-cell>
          <table:table-cell office:value-type="float" office:value="0.00704714144172079" calcext:value-type="float">
            <text:p>0.0070471414</text:p>
          </table:table-cell>
          <table:table-cell office:value-type="float" office:value="123.012696810375" calcext:value-type="float">
            <text:p>123.01269681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11.5506389968596" calcext:value-type="float">
            <text:p>11.5506389969</text:p>
          </table:table-cell>
          <table:table-cell office:value-type="float" office:value="0" calcext:value-type="float">
            <text:p>0</text:p>
          </table:table-cell>
          <table:table-cell office:value-type="float" office:value="0.0142549307863928" calcext:value-type="float">
            <text:p>0.0142549308</text:p>
          </table:table-cell>
          <table:table-cell office:value-type="float" office:value="129.073345975497" calcext:value-type="float">
            <text:p>129.0733459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8.84829238703115" calcext:value-type="float">
            <text:p>8.848292387</text:p>
          </table:table-cell>
          <table:table-cell office:value-type="float" office:value="0" calcext:value-type="float">
            <text:p>0</text:p>
          </table:table-cell>
          <table:table-cell office:value-type="float" office:value="0.0117416938292809" calcext:value-type="float">
            <text:p>0.0117416938</text:p>
          </table:table-cell>
          <table:table-cell office:value-type="float" office:value="181.217903367267" calcext:value-type="float">
            <text:p>181.21790336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7.83740412503274" calcext:value-type="float">
            <text:p>7.837404125</text:p>
          </table:table-cell>
          <table:table-cell office:value-type="float" office:value="0.241915755316981" calcext:value-type="float">
            <text:p>0.2419157553</text:p>
          </table:table-cell>
          <table:table-cell office:value-type="float" office:value="0.0113947313848463" calcext:value-type="float">
            <text:p>0.0113947314</text:p>
          </table:table-cell>
          <table:table-cell office:value-type="float" office:value="148.333695141315" calcext:value-type="float">
            <text:p>148.3336951413</text:p>
          </table:table-cell>
          <table:table-cell office:value-type="float" office:value="0.185640299483872" calcext:value-type="float">
            <text:p>0.18564029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1.70310553744065" calcext:value-type="float">
            <text:p>1.7031055374</text:p>
          </table:table-cell>
          <table:table-cell office:value-type="float" office:value="0.258072739895872" calcext:value-type="float">
            <text:p>0.2580727399</text:p>
          </table:table-cell>
          <table:table-cell office:value-type="float" office:value="0.00544703849373038" calcext:value-type="float">
            <text:p>0.0054470385</text:p>
          </table:table-cell>
          <table:table-cell office:value-type="float" office:value="42.7575583111525" calcext:value-type="float">
            <text:p>42.7575583112</text:p>
          </table:table-cell>
          <table:table-cell office:value-type="float" office:value="0.191461657936602" calcext:value-type="float">
            <text:p>0.19146165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4.21639527412969" calcext:value-type="float">
            <text:p>4.2163952741</text:p>
          </table:table-cell>
          <table:table-cell office:value-type="float" office:value="0" calcext:value-type="float">
            <text:p>0</text:p>
          </table:table-cell>
          <table:table-cell office:value-type="float" office:value="0.00576734623211898" calcext:value-type="float">
            <text:p>0.0057673462</text:p>
          </table:table-cell>
          <table:table-cell office:value-type="float" office:value="71.5505228017606" calcext:value-type="float">
            <text:p>71.5505228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4.49216407471813" calcext:value-type="float">
            <text:p>4.4921640747</text:p>
          </table:table-cell>
          <table:table-cell office:value-type="float" office:value="0" calcext:value-type="float">
            <text:p>0</text:p>
          </table:table-cell>
          <table:table-cell office:value-type="float" office:value="0.00622045726225886" calcext:value-type="float">
            <text:p>0.0062204573</text:p>
          </table:table-cell>
          <table:table-cell office:value-type="float" office:value="70.4024448020218" calcext:value-type="float">
            <text:p>70.4024448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3.95891613854471" calcext:value-type="float">
            <text:p>3.9589161385</text:p>
          </table:table-cell>
          <table:table-cell office:value-type="float" office:value="0" calcext:value-type="float">
            <text:p>0</text:p>
          </table:table-cell>
          <table:table-cell office:value-type="float" office:value="0.00495072473853776" calcext:value-type="float">
            <text:p>0.0049507247</text:p>
          </table:table-cell>
          <table:table-cell office:value-type="float" office:value="79.6215136702046" calcext:value-type="float">
            <text:p>79.62151367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4.57084800898137" calcext:value-type="float">
            <text:p>4.570848009</text:p>
          </table:table-cell>
          <table:table-cell office:value-type="float" office:value="0" calcext:value-type="float">
            <text:p>0</text:p>
          </table:table-cell>
          <table:table-cell office:value-type="float" office:value="0.00659031272954997" calcext:value-type="float">
            <text:p>0.0065903127</text:p>
          </table:table-cell>
          <table:table-cell office:value-type="float" office:value="151.421423862329" calcext:value-type="float">
            <text:p>151.42142386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4.4584718421895" calcext:value-type="float">
            <text:p>4.4584718422</text:p>
          </table:table-cell>
          <table:table-cell office:value-type="float" office:value="0" calcext:value-type="float">
            <text:p>0</text:p>
          </table:table-cell>
          <table:table-cell office:value-type="float" office:value="0.00637268879651039" calcext:value-type="float">
            <text:p>0.0063726888</text:p>
          </table:table-cell>
          <table:table-cell office:value-type="float" office:value="130.753491472827" calcext:value-type="float">
            <text:p>130.7534914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.7784417460752" calcext:value-type="float">
            <text:p>1.7784417461</text:p>
          </table:table-cell>
          <table:table-cell office:value-type="float" office:value="0.274541864902514" calcext:value-type="float">
            <text:p>0.2745418649</text:p>
          </table:table-cell>
          <table:table-cell office:value-type="float" office:value="0.00623946995352704" calcext:value-type="float">
            <text:p>0.00623947</text:p>
          </table:table-cell>
          <table:table-cell office:value-type="float" office:value="163.506589024862" calcext:value-type="float">
            <text:p>163.5065890249</text:p>
          </table:table-cell>
          <table:table-cell office:value-type="float" office:value="0.194124113384666" calcext:value-type="float">
            <text:p>0.1941241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1.60521759848637" calcext:value-type="float">
            <text:p>1.6052175985</text:p>
          </table:table-cell>
          <table:table-cell office:value-type="float" office:value="0.315779956096944" calcext:value-type="float">
            <text:p>0.3157799561</text:p>
          </table:table-cell>
          <table:table-cell office:value-type="float" office:value="0.0070533251171228" calcext:value-type="float">
            <text:p>0.0070533251</text:p>
          </table:table-cell>
          <table:table-cell office:value-type="float" office:value="152.109594793407" calcext:value-type="float">
            <text:p>152.1095947934</text:p>
          </table:table-cell>
          <table:table-cell office:value-type="float" office:value="0.196797497668288" calcext:value-type="float">
            <text:p>0.19679749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1.46647388729398" calcext:value-type="float">
            <text:p>1.4664738873</text:p>
          </table:table-cell>
          <table:table-cell office:value-type="float" office:value="0.269849028629469" calcext:value-type="float">
            <text:p>0.2698490286</text:p>
          </table:table-cell>
          <table:table-cell office:value-type="float" office:value="0.00600232461667965" calcext:value-type="float">
            <text:p>0.0060023246</text:p>
          </table:table-cell>
          <table:table-cell office:value-type="float" office:value="169.455963673235" calcext:value-type="float">
            <text:p>169.4559636732</text:p>
          </table:table-cell>
          <table:table-cell office:value-type="float" office:value="0.187484023191794" calcext:value-type="float">
            <text:p>0.1874840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.3794591036103" calcext:value-type="float">
            <text:p>1.3794591036</text:p>
          </table:table-cell>
          <table:table-cell office:value-type="float" office:value="0.271540684604484" calcext:value-type="float">
            <text:p>0.2715406846</text:p>
          </table:table-cell>
          <table:table-cell office:value-type="float" office:value="0.0057714764268403" calcext:value-type="float">
            <text:p>0.0057714764</text:p>
          </table:table-cell>
          <table:table-cell office:value-type="float" office:value="148.825444265264" calcext:value-type="float">
            <text:p>148.8254442653</text:p>
          </table:table-cell>
          <table:table-cell office:value-type="float" office:value="0.18791068711367" calcext:value-type="float">
            <text:p>0.18791068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5.15784736300286" calcext:value-type="float">
            <text:p>5.157847363</text:p>
          </table:table-cell>
          <table:table-cell office:value-type="float" office:value="0" calcext:value-type="float">
            <text:p>0</text:p>
          </table:table-cell>
          <table:table-cell office:value-type="float" office:value="0.00792783020032047" calcext:value-type="float">
            <text:p>0.0079278302</text:p>
          </table:table-cell>
          <table:table-cell office:value-type="float" office:value="155.30751759728" calcext:value-type="float">
            <text:p>155.30751759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4.88342092369967" calcext:value-type="float">
            <text:p>4.8834209237</text:p>
          </table:table-cell>
          <table:table-cell office:value-type="float" office:value="0" calcext:value-type="float">
            <text:p>0</text:p>
          </table:table-cell>
          <table:table-cell office:value-type="float" office:value="0.00708983047066897" calcext:value-type="float">
            <text:p>0.0070898305</text:p>
          </table:table-cell>
          <table:table-cell office:value-type="float" office:value="137.69309723385" calcext:value-type="float">
            <text:p>137.69309723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4.45852197219102" calcext:value-type="float">
            <text:p>4.4585219722</text:p>
          </table:table-cell>
          <table:table-cell office:value-type="float" office:value="0" calcext:value-type="float">
            <text:p>0</text:p>
          </table:table-cell>
          <table:table-cell office:value-type="float" office:value="0.00634730119781627" calcext:value-type="float">
            <text:p>0.0063473012</text:p>
          </table:table-cell>
          <table:table-cell office:value-type="float" office:value="121.45200329136" calcext:value-type="float">
            <text:p>121.4520032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2.14448664577876" calcext:value-type="float">
            <text:p>2.1444866458</text:p>
          </table:table-cell>
          <table:table-cell office:value-type="float" office:value="0.328342291612111" calcext:value-type="float">
            <text:p>0.3283422916</text:p>
          </table:table-cell>
          <table:table-cell office:value-type="float" office:value="0.00810257679606116" calcext:value-type="float">
            <text:p>0.0081025768</text:p>
          </table:table-cell>
          <table:table-cell office:value-type="float" office:value="173.124791898919" calcext:value-type="float">
            <text:p>173.1247918989</text:p>
          </table:table-cell>
          <table:table-cell office:value-type="float" office:value="0.201518041128304" calcext:value-type="float">
            <text:p>0.20151804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5.60729904203295" calcext:value-type="float">
            <text:p>5.607299042</text:p>
          </table:table-cell>
          <table:table-cell office:value-type="float" office:value="0.262570771943451" calcext:value-type="float">
            <text:p>0.2625707719</text:p>
          </table:table-cell>
          <table:table-cell office:value-type="float" office:value="0.00861983590998586" calcext:value-type="float">
            <text:p>0.0086198359</text:p>
          </table:table-cell>
          <table:table-cell office:value-type="float" office:value="172.467872260044" calcext:value-type="float">
            <text:p>172.46787226</text:p>
          </table:table-cell>
          <table:table-cell office:value-type="float" office:value="0.191630622393683" calcext:value-type="float">
            <text:p>0.19163062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3.92863233480376" calcext:value-type="float">
            <text:p>3.9286323348</text:p>
          </table:table-cell>
          <table:table-cell office:value-type="float" office:value="0" calcext:value-type="float">
            <text:p>0</text:p>
          </table:table-cell>
          <table:table-cell office:value-type="float" office:value="0.00527859710765793" calcext:value-type="float">
            <text:p>0.0052785971</text:p>
          </table:table-cell>
          <table:table-cell office:value-type="float" office:value="144.751822435834" calcext:value-type="float">
            <text:p>144.75182243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1.59482670593848" calcext:value-type="float">
            <text:p>1.5948267059</text:p>
          </table:table-cell>
          <table:table-cell office:value-type="float" office:value="0.314761409773081" calcext:value-type="float">
            <text:p>0.3147614098</text:p>
          </table:table-cell>
          <table:table-cell office:value-type="float" office:value="0.0069988280928467" calcext:value-type="float">
            <text:p>0.0069988281</text:p>
          </table:table-cell>
          <table:table-cell office:value-type="float" office:value="163.767659547276" calcext:value-type="float">
            <text:p>163.7676595473</text:p>
          </table:table-cell>
          <table:table-cell office:value-type="float" office:value="0.19971090135884" calcext:value-type="float">
            <text:p>0.19971090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9.4060830514104" calcext:value-type="float">
            <text:p>9.4060830514</text:p>
          </table:table-cell>
          <table:table-cell office:value-type="float" office:value="0" calcext:value-type="float">
            <text:p>0</text:p>
          </table:table-cell>
          <table:table-cell office:value-type="float" office:value="0.0122569988043679" calcext:value-type="float">
            <text:p>0.0122569988</text:p>
          </table:table-cell>
          <table:table-cell office:value-type="float" office:value="148.766580864441" calcext:value-type="float">
            <text:p>148.76658086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2.93002469720704" calcext:value-type="float">
            <text:p>2.9300246972</text:p>
          </table:table-cell>
          <table:table-cell office:value-type="float" office:value="0.137978157779336" calcext:value-type="float">
            <text:p>0.1379781578</text:p>
          </table:table-cell>
          <table:table-cell office:value-type="float" office:value="0.0050788564519791" calcext:value-type="float">
            <text:p>0.0050788565</text:p>
          </table:table-cell>
          <table:table-cell office:value-type="float" office:value="159.698683315691" calcext:value-type="float">
            <text:p>159.6986833157</text:p>
          </table:table-cell>
          <table:table-cell office:value-type="float" office:value="0.183839534984783" calcext:value-type="float">
            <text:p>0.183839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1.39409971044648" calcext:value-type="float">
            <text:p>1.3940997104</text:p>
          </table:table-cell>
          <table:table-cell office:value-type="float" office:value="0.274646237799383" calcext:value-type="float">
            <text:p>0.2746462378</text:p>
          </table:table-cell>
          <table:table-cell office:value-type="float" office:value="0.00581334999350233" calcext:value-type="float">
            <text:p>0.00581335</text:p>
          </table:table-cell>
          <table:table-cell office:value-type="float" office:value="148.53904417765" calcext:value-type="float">
            <text:p>148.5390441777</text:p>
          </table:table-cell>
          <table:table-cell office:value-type="float" office:value="0.189517755236893" calcext:value-type="float">
            <text:p>0.18951775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4.07535637055602" calcext:value-type="float">
            <text:p>4.0753563706</text:p>
          </table:table-cell>
          <table:table-cell office:value-type="float" office:value="0" calcext:value-type="float">
            <text:p>0</text:p>
          </table:table-cell>
          <table:table-cell office:value-type="float" office:value="0.00561472510192751" calcext:value-type="float">
            <text:p>0.0056147251</text:p>
          </table:table-cell>
          <table:table-cell office:value-type="float" office:value="114.239063847827" calcext:value-type="float">
            <text:p>114.2390638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4.64872177962751" calcext:value-type="float">
            <text:p>4.6487217796</text:p>
          </table:table-cell>
          <table:table-cell office:value-type="float" office:value="0" calcext:value-type="float">
            <text:p>0</text:p>
          </table:table-cell>
          <table:table-cell office:value-type="float" office:value="0.00662635565493706" calcext:value-type="float">
            <text:p>0.0066263557</text:p>
          </table:table-cell>
          <table:table-cell office:value-type="float" office:value="145.891539182747" calcext:value-type="float">
            <text:p>145.8915391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8.40865966113793" calcext:value-type="float">
            <text:p>8.4086596611</text:p>
          </table:table-cell>
          <table:table-cell office:value-type="float" office:value="0" calcext:value-type="float">
            <text:p>0</text:p>
          </table:table-cell>
          <table:table-cell office:value-type="float" office:value="0.0104213965577553" calcext:value-type="float">
            <text:p>0.0104213966</text:p>
          </table:table-cell>
          <table:table-cell office:value-type="float" office:value="122.941125121388" calcext:value-type="float">
            <text:p>122.94112512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5.31863363330579" calcext:value-type="float">
            <text:p>5.3186336333</text:p>
          </table:table-cell>
          <table:table-cell office:value-type="float" office:value="0" calcext:value-type="float">
            <text:p>0</text:p>
          </table:table-cell>
          <table:table-cell office:value-type="float" office:value="0.00808331731735407" calcext:value-type="float">
            <text:p>0.0080833173</text:p>
          </table:table-cell>
          <table:table-cell office:value-type="float" office:value="147.05933095906" calcext:value-type="float">
            <text:p>147.0593309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1.38532693556175" calcext:value-type="float">
            <text:p>1.3853269356</text:p>
          </table:table-cell>
          <table:table-cell office:value-type="float" office:value="0.262279562100536" calcext:value-type="float">
            <text:p>0.2622795621</text:p>
          </table:table-cell>
          <table:table-cell office:value-type="float" office:value="0.0055829990109461" calcext:value-type="float">
            <text:p>0.005582999</text:p>
          </table:table-cell>
          <table:table-cell office:value-type="float" office:value="150.311133931463" calcext:value-type="float">
            <text:p>150.3111339315</text:p>
          </table:table-cell>
          <table:table-cell office:value-type="float" office:value="0.186688044697898" calcext:value-type="float">
            <text:p>0.18668804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4.78610784877546" calcext:value-type="float">
            <text:p>4.7861078488</text:p>
          </table:table-cell>
          <table:table-cell office:value-type="float" office:value="0" calcext:value-type="float">
            <text:p>0</text:p>
          </table:table-cell>
          <table:table-cell office:value-type="float" office:value="0.0068127303092852" calcext:value-type="float">
            <text:p>0.0068127303</text:p>
          </table:table-cell>
          <table:table-cell office:value-type="float" office:value="121.482200721766" calcext:value-type="float">
            <text:p>121.48220072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8.82630325089511" calcext:value-type="float">
            <text:p>8.8263032509</text:p>
          </table:table-cell>
          <table:table-cell office:value-type="float" office:value="0" calcext:value-type="float">
            <text:p>0</text:p>
          </table:table-cell>
          <table:table-cell office:value-type="float" office:value="0.011084265304037" calcext:value-type="float">
            <text:p>0.0110842653</text:p>
          </table:table-cell>
          <table:table-cell office:value-type="float" office:value="166.974069649245" calcext:value-type="float">
            <text:p>166.9740696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4.96153274920537" calcext:value-type="float">
            <text:p>4.9615327492</text:p>
          </table:table-cell>
          <table:table-cell office:value-type="float" office:value="0" calcext:value-type="float">
            <text:p>0</text:p>
          </table:table-cell>
          <table:table-cell office:value-type="float" office:value="0.00718287756087244" calcext:value-type="float">
            <text:p>0.0071828776</text:p>
          </table:table-cell>
          <table:table-cell office:value-type="float" office:value="74.2110183699885" calcext:value-type="float">
            <text:p>74.211018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1.36496665799821" calcext:value-type="float">
            <text:p>1.364966658</text:p>
          </table:table-cell>
          <table:table-cell office:value-type="float" office:value="0.263502526712724" calcext:value-type="float">
            <text:p>0.2635025267</text:p>
          </table:table-cell>
          <table:table-cell office:value-type="float" office:value="0.00562120508568369" calcext:value-type="float">
            <text:p>0.0056212051</text:p>
          </table:table-cell>
          <table:table-cell office:value-type="float" office:value="159.266271953426" calcext:value-type="float">
            <text:p>159.2662719534</text:p>
          </table:table-cell>
          <table:table-cell office:value-type="float" office:value="0.185534359229194" calcext:value-type="float">
            <text:p>0.18553435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1.43288758101884" calcext:value-type="float">
            <text:p>1.432887581</text:p>
          </table:table-cell>
          <table:table-cell office:value-type="float" office:value="0.281843412819958" calcext:value-type="float">
            <text:p>0.2818434128</text:p>
          </table:table-cell>
          <table:table-cell office:value-type="float" office:value="0.00558687040727986" calcext:value-type="float">
            <text:p>0.0055868704</text:p>
          </table:table-cell>
          <table:table-cell office:value-type="float" office:value="31.5541785153581" calcext:value-type="float">
            <text:p>31.5541785154</text:p>
          </table:table-cell>
          <table:table-cell office:value-type="float" office:value="0.190443068574191" calcext:value-type="float">
            <text:p>0.19044306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5.39299526898775" calcext:value-type="float">
            <text:p>5.392995269</text:p>
          </table:table-cell>
          <table:table-cell office:value-type="float" office:value="0.278849655754766" calcext:value-type="float">
            <text:p>0.2788496558</text:p>
          </table:table-cell>
          <table:table-cell office:value-type="float" office:value="0.00945222209607823" calcext:value-type="float">
            <text:p>0.0094522221</text:p>
          </table:table-cell>
          <table:table-cell office:value-type="float" office:value="244.079850175677" calcext:value-type="float">
            <text:p>244.0798501757</text:p>
          </table:table-cell>
          <table:table-cell office:value-type="float" office:value="0.197205081968609" calcext:value-type="float">
            <text:p>0.1972050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1.81619863670524" calcext:value-type="float">
            <text:p>1.8161986367</text:p>
          </table:table-cell>
          <table:table-cell office:value-type="float" office:value="0.300433214825417" calcext:value-type="float">
            <text:p>0.3004332148</text:p>
          </table:table-cell>
          <table:table-cell office:value-type="float" office:value="0.00718776109071496" calcext:value-type="float">
            <text:p>0.0071877611</text:p>
          </table:table-cell>
          <table:table-cell office:value-type="float" office:value="19.3746488685858" calcext:value-type="float">
            <text:p>19.3746488686</text:p>
          </table:table-cell>
          <table:table-cell office:value-type="float" office:value="0.121190021447337" calcext:value-type="float">
            <text:p>0.12119002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.36318538338471" calcext:value-type="float">
            <text:p>1.3631853834</text:p>
          </table:table-cell>
          <table:table-cell office:value-type="float" office:value="0.264245443489398" calcext:value-type="float">
            <text:p>0.2642454435</text:p>
          </table:table-cell>
          <table:table-cell office:value-type="float" office:value="0.00560469469736939" calcext:value-type="float">
            <text:p>0.0056046947</text:p>
          </table:table-cell>
          <table:table-cell office:value-type="float" office:value="150.700936450585" calcext:value-type="float">
            <text:p>150.7009364506</text:p>
          </table:table-cell>
          <table:table-cell office:value-type="float" office:value="0.186187033465939" calcext:value-type="float">
            <text:p>0.18618703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4.46877230422375" calcext:value-type="float">
            <text:p>4.4687723042</text:p>
          </table:table-cell>
          <table:table-cell office:value-type="float" office:value="0" calcext:value-type="float">
            <text:p>0</text:p>
          </table:table-cell>
          <table:table-cell office:value-type="float" office:value="0.00660006343667649" calcext:value-type="float">
            <text:p>0.0066000634</text:p>
          </table:table-cell>
          <table:table-cell office:value-type="float" office:value="214.094433135372" calcext:value-type="float">
            <text:p>214.09443313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1.52498050425112" calcext:value-type="float">
            <text:p>1.5249805043</text:p>
          </table:table-cell>
          <table:table-cell office:value-type="float" office:value="0.303706931138692" calcext:value-type="float">
            <text:p>0.3037069311</text:p>
          </table:table-cell>
          <table:table-cell office:value-type="float" office:value="0.00641623269673314" calcext:value-type="float">
            <text:p>0.0064162327</text:p>
          </table:table-cell>
          <table:table-cell office:value-type="float" office:value="146.43113526886" calcext:value-type="float">
            <text:p>146.4311352689</text:p>
          </table:table-cell>
          <table:table-cell office:value-type="float" office:value="0.195262130607337" calcext:value-type="float">
            <text:p>0.19526213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4.71194056812585" calcext:value-type="float">
            <text:p>4.7119405681</text:p>
          </table:table-cell>
          <table:table-cell office:value-type="float" office:value="0" calcext:value-type="float">
            <text:p>0</text:p>
          </table:table-cell>
          <table:table-cell office:value-type="float" office:value="0.00683713884213751" calcext:value-type="float">
            <text:p>0.0068371388</text:p>
          </table:table-cell>
          <table:table-cell office:value-type="float" office:value="145.382076825914" calcext:value-type="float">
            <text:p>145.38207682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2.17571216654609" calcext:value-type="float">
            <text:p>2.1757121665</text:p>
          </table:table-cell>
          <table:table-cell office:value-type="float" office:value="0.251953518422035" calcext:value-type="float">
            <text:p>0.2519535184</text:p>
          </table:table-cell>
          <table:table-cell office:value-type="float" office:value="0.00651865867194889" calcext:value-type="float">
            <text:p>0.0065186587</text:p>
          </table:table-cell>
          <table:table-cell office:value-type="float" office:value="169.263530056811" calcext:value-type="float">
            <text:p>169.2635300568</text:p>
          </table:table-cell>
          <table:table-cell office:value-type="float" office:value="0.202530214271766" calcext:value-type="float">
            <text:p>0.20253021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1.52445431698764" calcext:value-type="float">
            <text:p>1.524454317</text:p>
          </table:table-cell>
          <table:table-cell office:value-type="float" office:value="0.303259021922952" calcext:value-type="float">
            <text:p>0.3032590219</text:p>
          </table:table-cell>
          <table:table-cell office:value-type="float" office:value="0.00640138370422647" calcext:value-type="float">
            <text:p>0.0064013837</text:p>
          </table:table-cell>
          <table:table-cell office:value-type="float" office:value="154.92763829388" calcext:value-type="float">
            <text:p>154.9276382939</text:p>
          </table:table-cell>
          <table:table-cell office:value-type="float" office:value="0.195659611237756" calcext:value-type="float">
            <text:p>0.19565961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6.11650188552423" calcext:value-type="float">
            <text:p>6.1165018855</text:p>
          </table:table-cell>
          <table:table-cell office:value-type="float" office:value="0" calcext:value-type="float">
            <text:p>0</text:p>
          </table:table-cell>
          <table:table-cell office:value-type="float" office:value="0.00922889328169356" calcext:value-type="float">
            <text:p>0.0092288933</text:p>
          </table:table-cell>
          <table:table-cell office:value-type="float" office:value="131.424590167884" calcext:value-type="float">
            <text:p>131.424590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1.80627913437131" calcext:value-type="float">
            <text:p>1.8062791344</text:p>
          </table:table-cell>
          <table:table-cell office:value-type="float" office:value="0.3229983439333" calcext:value-type="float">
            <text:p>0.3229983439</text:p>
          </table:table-cell>
          <table:table-cell office:value-type="float" office:value="0.00756120967229298" calcext:value-type="float">
            <text:p>0.0075612097</text:p>
          </table:table-cell>
          <table:table-cell office:value-type="float" office:value="159.389737801588" calcext:value-type="float">
            <text:p>159.3897378016</text:p>
          </table:table-cell>
          <table:table-cell office:value-type="float" office:value="0.182711832131461" calcext:value-type="float">
            <text:p>0.1827118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4.87841761104421" calcext:value-type="float">
            <text:p>4.878417611</text:p>
          </table:table-cell>
          <table:table-cell office:value-type="float" office:value="0" calcext:value-type="float">
            <text:p>0</text:p>
          </table:table-cell>
          <table:table-cell office:value-type="float" office:value="0.00696431973001639" calcext:value-type="float">
            <text:p>0.0069643197</text:p>
          </table:table-cell>
          <table:table-cell office:value-type="float" office:value="83.6800044285989" calcext:value-type="float">
            <text:p>83.68000442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4.05927502863296" calcext:value-type="float">
            <text:p>4.0592750286</text:p>
          </table:table-cell>
          <table:table-cell office:value-type="float" office:value="0" calcext:value-type="float">
            <text:p>0</text:p>
          </table:table-cell>
          <table:table-cell office:value-type="float" office:value="0.00575869962158031" calcext:value-type="float">
            <text:p>0.0057586996</text:p>
          </table:table-cell>
          <table:table-cell office:value-type="float" office:value="156.148436420306" calcext:value-type="float">
            <text:p>156.14843642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7.08766714681702" calcext:value-type="float">
            <text:p>7.0876671468</text:p>
          </table:table-cell>
          <table:table-cell office:value-type="float" office:value="0.109589720143696" calcext:value-type="float">
            <text:p>0.1095897201</text:p>
          </table:table-cell>
          <table:table-cell office:value-type="float" office:value="0.0093574207966377" calcext:value-type="float">
            <text:p>0.0093574208</text:p>
          </table:table-cell>
          <table:table-cell office:value-type="float" office:value="169.986236432588" calcext:value-type="float">
            <text:p>169.9862364326</text:p>
          </table:table-cell>
          <table:table-cell office:value-type="float" office:value="0.0792390250667612" calcext:value-type="float">
            <text:p>0.07923902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4.5379648239073" calcext:value-type="float">
            <text:p>4.5379648239</text:p>
          </table:table-cell>
          <table:table-cell office:value-type="float" office:value="0" calcext:value-type="float">
            <text:p>0</text:p>
          </table:table-cell>
          <table:table-cell office:value-type="float" office:value="0.00704892699218362" calcext:value-type="float">
            <text:p>0.007048927</text:p>
          </table:table-cell>
          <table:table-cell office:value-type="float" office:value="183.232551223852" calcext:value-type="float">
            <text:p>183.23255122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4.251824141019" calcext:value-type="float">
            <text:p>4.251824141</text:p>
          </table:table-cell>
          <table:table-cell office:value-type="float" office:value="0" calcext:value-type="float">
            <text:p>0</text:p>
          </table:table-cell>
          <table:table-cell office:value-type="float" office:value="0.00611281998282994" calcext:value-type="float">
            <text:p>0.00611282</text:p>
          </table:table-cell>
          <table:table-cell office:value-type="float" office:value="151.038095750972" calcext:value-type="float">
            <text:p>151.0380957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4.66727897564112" calcext:value-type="float">
            <text:p>4.6672789756</text:p>
          </table:table-cell>
          <table:table-cell office:value-type="float" office:value="0" calcext:value-type="float">
            <text:p>0</text:p>
          </table:table-cell>
          <table:table-cell office:value-type="float" office:value="0.00655924310454989" calcext:value-type="float">
            <text:p>0.0065592431</text:p>
          </table:table-cell>
          <table:table-cell office:value-type="float" office:value="98.993291179863" calcext:value-type="float">
            <text:p>98.993291179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1.77868803641683" calcext:value-type="float">
            <text:p>1.7786880364</text:p>
          </table:table-cell>
          <table:table-cell office:value-type="float" office:value="0.274553171881694" calcext:value-type="float">
            <text:p>0.2745531719</text:p>
          </table:table-cell>
          <table:table-cell office:value-type="float" office:value="0.00622914986981554" calcext:value-type="float">
            <text:p>0.0062291499</text:p>
          </table:table-cell>
          <table:table-cell office:value-type="float" office:value="166.246659823568" calcext:value-type="float">
            <text:p>166.2466598236</text:p>
          </table:table-cell>
          <table:table-cell office:value-type="float" office:value="0.1933496503801" calcext:value-type="float">
            <text:p>0.1933496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5.5132877859523" calcext:value-type="float">
            <text:p>5.513287786</text:p>
          </table:table-cell>
          <table:table-cell office:value-type="float" office:value="0" calcext:value-type="float">
            <text:p>0</text:p>
          </table:table-cell>
          <table:table-cell office:value-type="float" office:value="0.0082769560735197" calcext:value-type="float">
            <text:p>0.0082769561</text:p>
          </table:table-cell>
          <table:table-cell office:value-type="float" office:value="222.215776138632" calcext:value-type="float">
            <text:p>222.21577613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1.75490886355064" calcext:value-type="float">
            <text:p>1.7549088636</text:p>
          </table:table-cell>
          <table:table-cell office:value-type="float" office:value="0.32099646365025" calcext:value-type="float">
            <text:p>0.3209964637</text:p>
          </table:table-cell>
          <table:table-cell office:value-type="float" office:value="0.00751682848884832" calcext:value-type="float">
            <text:p>0.0075168285</text:p>
          </table:table-cell>
          <table:table-cell office:value-type="float" office:value="166.695240141292" calcext:value-type="float">
            <text:p>166.6952401413</text:p>
          </table:table-cell>
          <table:table-cell office:value-type="float" office:value="0.193368568166541" calcext:value-type="float">
            <text:p>0.19336856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4.59255279412061" calcext:value-type="float">
            <text:p>4.5925527941</text:p>
          </table:table-cell>
          <table:table-cell office:value-type="float" office:value="0" calcext:value-type="float">
            <text:p>0</text:p>
          </table:table-cell>
          <table:table-cell office:value-type="float" office:value="0.00641599632179494" calcext:value-type="float">
            <text:p>0.0064159963</text:p>
          </table:table-cell>
          <table:table-cell office:value-type="float" office:value="112.261269766135" calcext:value-type="float">
            <text:p>112.26126976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4.34136567000566" calcext:value-type="float">
            <text:p>4.34136567</text:p>
          </table:table-cell>
          <table:table-cell office:value-type="float" office:value="0.0944343371804707" calcext:value-type="float">
            <text:p>0.0944343372</text:p>
          </table:table-cell>
          <table:table-cell office:value-type="float" office:value="0.00628599540077232" calcext:value-type="float">
            <text:p>0.0062859954</text:p>
          </table:table-cell>
          <table:table-cell office:value-type="float" office:value="156.673728054056" calcext:value-type="float">
            <text:p>156.6737280541</text:p>
          </table:table-cell>
          <table:table-cell office:value-type="float" office:value="0.0726016579373428" calcext:value-type="float">
            <text:p>0.07260165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5.90471329394904" calcext:value-type="float">
            <text:p>5.9047132939</text:p>
          </table:table-cell>
          <table:table-cell office:value-type="float" office:value="0" calcext:value-type="float">
            <text:p>0</text:p>
          </table:table-cell>
          <table:table-cell office:value-type="float" office:value="0.00923610767711413" calcext:value-type="float">
            <text:p>0.0092361077</text:p>
          </table:table-cell>
          <table:table-cell office:value-type="float" office:value="204.501780860476" calcext:value-type="float">
            <text:p>204.50178086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4.86663073740967" calcext:value-type="float">
            <text:p>4.8666307374</text:p>
          </table:table-cell>
          <table:table-cell office:value-type="float" office:value="0" calcext:value-type="float">
            <text:p>0</text:p>
          </table:table-cell>
          <table:table-cell office:value-type="float" office:value="0.00710957960139585" calcext:value-type="float">
            <text:p>0.0071095796</text:p>
          </table:table-cell>
          <table:table-cell office:value-type="float" office:value="143.50590755813" calcext:value-type="float">
            <text:p>143.50590755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4.41452016623584" calcext:value-type="float">
            <text:p>4.4145201662</text:p>
          </table:table-cell>
          <table:table-cell office:value-type="float" office:value="0" calcext:value-type="float">
            <text:p>0</text:p>
          </table:table-cell>
          <table:table-cell office:value-type="float" office:value="0.0061709280102645" calcext:value-type="float">
            <text:p>0.006170928</text:p>
          </table:table-cell>
          <table:table-cell office:value-type="float" office:value="102.377757751973" calcext:value-type="float">
            <text:p>102.377757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1.52801797220466" calcext:value-type="float">
            <text:p>1.5280179722</text:p>
          </table:table-cell>
          <table:table-cell office:value-type="float" office:value="0.304725615761523" calcext:value-type="float">
            <text:p>0.3047256158</text:p>
          </table:table-cell>
          <table:table-cell office:value-type="float" office:value="0.00645206815921815" calcext:value-type="float">
            <text:p>0.0064520682</text:p>
          </table:table-cell>
          <table:table-cell office:value-type="float" office:value="149.920083744236" calcext:value-type="float">
            <text:p>149.9200837442</text:p>
          </table:table-cell>
          <table:table-cell office:value-type="float" office:value="0.195498276072902" calcext:value-type="float">
            <text:p>0.1954982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1.42952466093084" calcext:value-type="float">
            <text:p>1.4295246609</text:p>
          </table:table-cell>
          <table:table-cell office:value-type="float" office:value="0.28004324600986" calcext:value-type="float">
            <text:p>0.280043246</text:p>
          </table:table-cell>
          <table:table-cell office:value-type="float" office:value="0.00590111826113988" calcext:value-type="float">
            <text:p>0.0059011183</text:p>
          </table:table-cell>
          <table:table-cell office:value-type="float" office:value="153.626130291874" calcext:value-type="float">
            <text:p>153.6261302919</text:p>
          </table:table-cell>
          <table:table-cell office:value-type="float" office:value="0.189903714582375" calcext:value-type="float">
            <text:p>0.18990371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1.59540240370617" calcext:value-type="float">
            <text:p>1.5954024037</text:p>
          </table:table-cell>
          <table:table-cell office:value-type="float" office:value="0.314975647019482" calcext:value-type="float">
            <text:p>0.314975647</text:p>
          </table:table-cell>
          <table:table-cell office:value-type="float" office:value="0.00700230593681545" calcext:value-type="float">
            <text:p>0.0070023059</text:p>
          </table:table-cell>
          <table:table-cell office:value-type="float" office:value="157.920521022481" calcext:value-type="float">
            <text:p>157.9205210225</text:p>
          </table:table-cell>
          <table:table-cell office:value-type="float" office:value="0.195746967911711" calcext:value-type="float">
            <text:p>0.19574696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5.10886283533287" calcext:value-type="float">
            <text:p>5.1088628353</text:p>
          </table:table-cell>
          <table:table-cell office:value-type="float" office:value="0" calcext:value-type="float">
            <text:p>0</text:p>
          </table:table-cell>
          <table:table-cell office:value-type="float" office:value="0.0075475336468698" calcext:value-type="float">
            <text:p>0.0075475336</text:p>
          </table:table-cell>
          <table:table-cell office:value-type="float" office:value="93.1599679119772" calcext:value-type="float">
            <text:p>93.1599679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2.53743932067436" calcext:value-type="float">
            <text:p>2.5374393207</text:p>
          </table:table-cell>
          <table:table-cell office:value-type="float" office:value="0.202320863001345" calcext:value-type="float">
            <text:p>0.202320863</text:p>
          </table:table-cell>
          <table:table-cell office:value-type="float" office:value="0.00569109530631869" calcext:value-type="float">
            <text:p>0.0056910953</text:p>
          </table:table-cell>
          <table:table-cell office:value-type="float" office:value="144.182441353628" calcext:value-type="float">
            <text:p>144.1824413536</text:p>
          </table:table-cell>
          <table:table-cell office:value-type="float" office:value="0.19644907650812" calcext:value-type="float">
            <text:p>0.19644907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5.16545191657993" calcext:value-type="float">
            <text:p>5.1654519166</text:p>
          </table:table-cell>
          <table:table-cell office:value-type="float" office:value="0" calcext:value-type="float">
            <text:p>0</text:p>
          </table:table-cell>
          <table:table-cell office:value-type="float" office:value="0.00771161031550687" calcext:value-type="float">
            <text:p>0.0077116103</text:p>
          </table:table-cell>
          <table:table-cell office:value-type="float" office:value="107.43461792543" calcext:value-type="float">
            <text:p>107.4346179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4.46473191709737" calcext:value-type="float">
            <text:p>4.4647319171</text:p>
          </table:table-cell>
          <table:table-cell office:value-type="float" office:value="0" calcext:value-type="float">
            <text:p>0</text:p>
          </table:table-cell>
          <table:table-cell office:value-type="float" office:value="0.0061404017969551" calcext:value-type="float">
            <text:p>0.0061404018</text:p>
          </table:table-cell>
          <table:table-cell office:value-type="float" office:value="53.0659483992391" calcext:value-type="float">
            <text:p>53.06594839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.50303299652546" calcext:value-type="float">
            <text:p>1.5030329965</text:p>
          </table:table-cell>
          <table:table-cell office:value-type="float" office:value="0.294962488698583" calcext:value-type="float">
            <text:p>0.2949624887</text:p>
          </table:table-cell>
          <table:table-cell office:value-type="float" office:value="0.0061527773690953" calcext:value-type="float">
            <text:p>0.0061527774</text:p>
          </table:table-cell>
          <table:table-cell office:value-type="float" office:value="148.243598011892" calcext:value-type="float">
            <text:p>148.2435980119</text:p>
          </table:table-cell>
          <table:table-cell office:value-type="float" office:value="0.192829868432661" calcext:value-type="float">
            <text:p>0.19282986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1.63451717716993" calcext:value-type="float">
            <text:p>1.6345171772</text:p>
          </table:table-cell>
          <table:table-cell office:value-type="float" office:value="0.318172736267934" calcext:value-type="float">
            <text:p>0.3181727363</text:p>
          </table:table-cell>
          <table:table-cell office:value-type="float" office:value="0.0071840168679426" calcext:value-type="float">
            <text:p>0.0071840169</text:p>
          </table:table-cell>
          <table:table-cell office:value-type="float" office:value="165.483677835662" calcext:value-type="float">
            <text:p>165.4836778357</text:p>
          </table:table-cell>
          <table:table-cell office:value-type="float" office:value="0.200426783159428" calcext:value-type="float">
            <text:p>0.20042678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4.70616568019309" calcext:value-type="float">
            <text:p>4.7061656802</text:p>
          </table:table-cell>
          <table:table-cell office:value-type="float" office:value="0" calcext:value-type="float">
            <text:p>0</text:p>
          </table:table-cell>
          <table:table-cell office:value-type="float" office:value="0.00670891911108537" calcext:value-type="float">
            <text:p>0.0067089191</text:p>
          </table:table-cell>
          <table:table-cell office:value-type="float" office:value="116.799460821006" calcext:value-type="float">
            <text:p>116.799460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5.03088688877822" calcext:value-type="float">
            <text:p>5.0308868888</text:p>
          </table:table-cell>
          <table:table-cell office:value-type="float" office:value="0" calcext:value-type="float">
            <text:p>0</text:p>
          </table:table-cell>
          <table:table-cell office:value-type="float" office:value="0.00741605507965113" calcext:value-type="float">
            <text:p>0.0074160551</text:p>
          </table:table-cell>
          <table:table-cell office:value-type="float" office:value="110.553767793037" calcext:value-type="float">
            <text:p>110.5537677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1.53724107714036" calcext:value-type="float">
            <text:p>1.5372410771</text:p>
          </table:table-cell>
          <table:table-cell office:value-type="float" office:value="0.30744225468" calcext:value-type="float">
            <text:p>0.3074422547</text:p>
          </table:table-cell>
          <table:table-cell office:value-type="float" office:value="0.00654670674964026" calcext:value-type="float">
            <text:p>0.0065467067</text:p>
          </table:table-cell>
          <table:table-cell office:value-type="float" office:value="156.427956050122" calcext:value-type="float">
            <text:p>156.4279560501</text:p>
          </table:table-cell>
          <table:table-cell office:value-type="float" office:value="0.198803295941232" calcext:value-type="float">
            <text:p>0.19880329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1.44319814993045" calcext:value-type="float">
            <text:p>1.4431981499</text:p>
          </table:table-cell>
          <table:table-cell office:value-type="float" office:value="0.283360573883075" calcext:value-type="float">
            <text:p>0.2833605739</text:p>
          </table:table-cell>
          <table:table-cell office:value-type="float" office:value="0.00595315049885701" calcext:value-type="float">
            <text:p>0.0059531505</text:p>
          </table:table-cell>
          <table:table-cell office:value-type="float" office:value="150.930536326465" calcext:value-type="float">
            <text:p>150.9305363265</text:p>
          </table:table-cell>
          <table:table-cell office:value-type="float" office:value="0.190975732001747" calcext:value-type="float">
            <text:p>0.1909757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1.39027098208309" calcext:value-type="float">
            <text:p>1.3902709821</text:p>
          </table:table-cell>
          <table:table-cell office:value-type="float" office:value="0.26062001838691" calcext:value-type="float">
            <text:p>0.2606200184</text:p>
          </table:table-cell>
          <table:table-cell office:value-type="float" office:value="0.00552743219924361" calcext:value-type="float">
            <text:p>0.0055274322</text:p>
          </table:table-cell>
          <table:table-cell office:value-type="float" office:value="154.92857940185" calcext:value-type="float">
            <text:p>154.9285794019</text:p>
          </table:table-cell>
          <table:table-cell office:value-type="float" office:value="0.186731835781783" calcext:value-type="float">
            <text:p>0.18673183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7.47159792991541" calcext:value-type="float">
            <text:p>7.4715979299</text:p>
          </table:table-cell>
          <table:table-cell office:value-type="float" office:value="0" calcext:value-type="float">
            <text:p>0</text:p>
          </table:table-cell>
          <table:table-cell office:value-type="float" office:value="0.0097972974609223" calcext:value-type="float">
            <text:p>0.0097972975</text:p>
          </table:table-cell>
          <table:table-cell office:value-type="float" office:value="162.658298684425" calcext:value-type="float">
            <text:p>162.65829868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3.21856879980157" calcext:value-type="float">
            <text:p>3.2185687998</text:p>
          </table:table-cell>
          <table:table-cell office:value-type="float" office:value="0.167695018969806" calcext:value-type="float">
            <text:p>0.167695019</text:p>
          </table:table-cell>
          <table:table-cell office:value-type="float" office:value="0.00583886526320055" calcext:value-type="float">
            <text:p>0.0058388653</text:p>
          </table:table-cell>
          <table:table-cell office:value-type="float" office:value="147.932562114465" calcext:value-type="float">
            <text:p>147.9325621145</text:p>
          </table:table-cell>
          <table:table-cell office:value-type="float" office:value="0.20495171687311" calcext:value-type="float">
            <text:p>0.20495171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4.27984264624429" calcext:value-type="float">
            <text:p>4.2798426462</text:p>
          </table:table-cell>
          <table:table-cell office:value-type="float" office:value="0" calcext:value-type="float">
            <text:p>0</text:p>
          </table:table-cell>
          <table:table-cell office:value-type="float" office:value="0.00615957216062426" calcext:value-type="float">
            <text:p>0.0061595722</text:p>
          </table:table-cell>
          <table:table-cell office:value-type="float" office:value="146.465918825835" calcext:value-type="float">
            <text:p>146.4659188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4.70204673239366" calcext:value-type="float">
            <text:p>4.7020467324</text:p>
          </table:table-cell>
          <table:table-cell office:value-type="float" office:value="0" calcext:value-type="float">
            <text:p>0</text:p>
          </table:table-cell>
          <table:table-cell office:value-type="float" office:value="0.00649129861501057" calcext:value-type="float">
            <text:p>0.0064912986</text:p>
          </table:table-cell>
          <table:table-cell office:value-type="float" office:value="46.3233020327096" calcext:value-type="float">
            <text:p>46.32330203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1.55283338548913" calcext:value-type="float">
            <text:p>1.5528333855</text:p>
          </table:table-cell>
          <table:table-cell office:value-type="float" office:value="0.304483657445382" calcext:value-type="float">
            <text:p>0.3044836574</text:p>
          </table:table-cell>
          <table:table-cell office:value-type="float" office:value="0.00654417975221668" calcext:value-type="float">
            <text:p>0.0065441798</text:p>
          </table:table-cell>
          <table:table-cell office:value-type="float" office:value="180.738535474038" calcext:value-type="float">
            <text:p>180.738535474</text:p>
          </table:table-cell>
          <table:table-cell office:value-type="float" office:value="0.192786657747736" calcext:value-type="float">
            <text:p>0.19278665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1.47350923481693" calcext:value-type="float">
            <text:p>1.4735092348</text:p>
          </table:table-cell>
          <table:table-cell office:value-type="float" office:value="0.289270313384228" calcext:value-type="float">
            <text:p>0.2892703134</text:p>
          </table:table-cell>
          <table:table-cell office:value-type="float" office:value="0.00607444102838318" calcext:value-type="float">
            <text:p>0.006074441</text:p>
          </table:table-cell>
          <table:table-cell office:value-type="float" office:value="161.358300745385" calcext:value-type="float">
            <text:p>161.3583007454</text:p>
          </table:table-cell>
          <table:table-cell office:value-type="float" office:value="0.190239038467748" calcext:value-type="float">
            <text:p>0.19023903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1.46826922827369" calcext:value-type="float">
            <text:p>1.4682692283</text:p>
          </table:table-cell>
          <table:table-cell office:value-type="float" office:value="0.289208971602041" calcext:value-type="float">
            <text:p>0.2892089716</text:p>
          </table:table-cell>
          <table:table-cell office:value-type="float" office:value="0.00604756393766228" calcext:value-type="float">
            <text:p>0.0060475639</text:p>
          </table:table-cell>
          <table:table-cell office:value-type="float" office:value="149.518310399534" calcext:value-type="float">
            <text:p>149.5183103995</text:p>
          </table:table-cell>
          <table:table-cell office:value-type="float" office:value="0.191849288789829" calcext:value-type="float">
            <text:p>0.19184928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4.03380720526321" calcext:value-type="float">
            <text:p>4.0338072053</text:p>
          </table:table-cell>
          <table:table-cell office:value-type="float" office:value="0.113355592583269" calcext:value-type="float">
            <text:p>0.1133555926</text:p>
          </table:table-cell>
          <table:table-cell office:value-type="float" office:value="0.00574696107380088" calcext:value-type="float">
            <text:p>0.0057469611</text:p>
          </table:table-cell>
          <table:table-cell office:value-type="float" office:value="152.317469920753" calcext:value-type="float">
            <text:p>152.3174699208</text:p>
          </table:table-cell>
          <table:table-cell office:value-type="float" office:value="0.189371934901609" calcext:value-type="float">
            <text:p>0.18937193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1.4630077199973" calcext:value-type="float">
            <text:p>1.46300772</text:p>
          </table:table-cell>
          <table:table-cell office:value-type="float" office:value="0.286932085532711" calcext:value-type="float">
            <text:p>0.2869320855</text:p>
          </table:table-cell>
          <table:table-cell office:value-type="float" office:value="0.00603379115025952" calcext:value-type="float">
            <text:p>0.0060337912</text:p>
          </table:table-cell>
          <table:table-cell office:value-type="float" office:value="151.786306039363" calcext:value-type="float">
            <text:p>151.7863060394</text:p>
          </table:table-cell>
          <table:table-cell office:value-type="float" office:value="0.192719380291309" calcext:value-type="float">
            <text:p>0.19271938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4.16229503302639" calcext:value-type="float">
            <text:p>4.162295033</text:p>
          </table:table-cell>
          <table:table-cell office:value-type="float" office:value="0.118850350968708" calcext:value-type="float">
            <text:p>0.118850351</text:p>
          </table:table-cell>
          <table:table-cell office:value-type="float" office:value="0.00594068522075195" calcext:value-type="float">
            <text:p>0.0059406852</text:p>
          </table:table-cell>
          <table:table-cell office:value-type="float" office:value="154.382921424895" calcext:value-type="float">
            <text:p>154.3829214249</text:p>
          </table:table-cell>
          <table:table-cell office:value-type="float" office:value="0.19638592406444" calcext:value-type="float">
            <text:p>0.19638592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5.36175036907475" calcext:value-type="float">
            <text:p>5.3617503691</text:p>
          </table:table-cell>
          <table:table-cell office:value-type="float" office:value="0" calcext:value-type="float">
            <text:p>0</text:p>
          </table:table-cell>
          <table:table-cell office:value-type="float" office:value="0.00624977727841698" calcext:value-type="float">
            <text:p>0.0062497773</text:p>
          </table:table-cell>
          <table:table-cell office:value-type="float" office:value="100.340004802986" calcext:value-type="float">
            <text:p>100.3400048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3.96836786083242" calcext:value-type="float">
            <text:p>3.9683678608</text:p>
          </table:table-cell>
          <table:table-cell office:value-type="float" office:value="0.111234726375013" calcext:value-type="float">
            <text:p>0.1112347264</text:p>
          </table:table-cell>
          <table:table-cell office:value-type="float" office:value="0.0055704855810482" calcext:value-type="float">
            <text:p>0.0055704856</text:p>
          </table:table-cell>
          <table:table-cell office:value-type="float" office:value="138.546506881505" calcext:value-type="float">
            <text:p>138.5465068815</text:p>
          </table:table-cell>
          <table:table-cell office:value-type="float" office:value="0.186073643653856" calcext:value-type="float">
            <text:p>0.18607364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4.82815018177432" calcext:value-type="float">
            <text:p>4.8281501818</text:p>
          </table:table-cell>
          <table:table-cell office:value-type="float" office:value="0.139543809121754" calcext:value-type="float">
            <text:p>0.1395438091</text:p>
          </table:table-cell>
          <table:table-cell office:value-type="float" office:value="0.00750342012761391" calcext:value-type="float">
            <text:p>0.0075034201</text:p>
          </table:table-cell>
          <table:table-cell office:value-type="float" office:value="161.017513620838" calcext:value-type="float">
            <text:p>161.0175136208</text:p>
          </table:table-cell>
          <table:table-cell office:value-type="float" office:value="0.132451690763561" calcext:value-type="float">
            <text:p>0.13245169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4.15436000184123" calcext:value-type="float">
            <text:p>4.1543600018</text:p>
          </table:table-cell>
          <table:table-cell office:value-type="float" office:value="0.109856572466563" calcext:value-type="float">
            <text:p>0.1098565725</text:p>
          </table:table-cell>
          <table:table-cell office:value-type="float" office:value="0.0062241166133815" calcext:value-type="float">
            <text:p>0.0062241166</text:p>
          </table:table-cell>
          <table:table-cell office:value-type="float" office:value="160.830144899614" calcext:value-type="float">
            <text:p>160.8301448996</text:p>
          </table:table-cell>
          <table:table-cell office:value-type="float" office:value="0.0603242930706805" calcext:value-type="float">
            <text:p>0.06032429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4.59226120589277" calcext:value-type="float">
            <text:p>4.5922612059</text:p>
          </table:table-cell>
          <table:table-cell office:value-type="float" office:value="0" calcext:value-type="float">
            <text:p>0</text:p>
          </table:table-cell>
          <table:table-cell office:value-type="float" office:value="0.00632071417938367" calcext:value-type="float">
            <text:p>0.0063207142</text:p>
          </table:table-cell>
          <table:table-cell office:value-type="float" office:value="52.3140434642274" calcext:value-type="float">
            <text:p>52.31404346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4.84428905079792" calcext:value-type="float">
            <text:p>4.8442890508</text:p>
          </table:table-cell>
          <table:table-cell office:value-type="float" office:value="0" calcext:value-type="float">
            <text:p>0</text:p>
          </table:table-cell>
          <table:table-cell office:value-type="float" office:value="0.0069160981521707" calcext:value-type="float">
            <text:p>0.0069160982</text:p>
          </table:table-cell>
          <table:table-cell office:value-type="float" office:value="105.44392254341" calcext:value-type="float">
            <text:p>105.4439225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4.32280972287134" calcext:value-type="float">
            <text:p>4.3228097229</text:p>
          </table:table-cell>
          <table:table-cell office:value-type="float" office:value="0.129246366317708" calcext:value-type="float">
            <text:p>0.1292463663</text:p>
          </table:table-cell>
          <table:table-cell office:value-type="float" office:value="0.00631995119685989" calcext:value-type="float">
            <text:p>0.0063199512</text:p>
          </table:table-cell>
          <table:table-cell office:value-type="float" office:value="146.33314684059" calcext:value-type="float">
            <text:p>146.3331468406</text:p>
          </table:table-cell>
          <table:table-cell office:value-type="float" office:value="0.213814247868602" calcext:value-type="float">
            <text:p>0.21381424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4.25635328410351" calcext:value-type="float">
            <text:p>4.2563532841</text:p>
          </table:table-cell>
          <table:table-cell office:value-type="float" office:value="0" calcext:value-type="float">
            <text:p>0</text:p>
          </table:table-cell>
          <table:table-cell office:value-type="float" office:value="0.0058534037182098" calcext:value-type="float">
            <text:p>0.0058534037</text:p>
          </table:table-cell>
          <table:table-cell office:value-type="float" office:value="71.4134300036462" calcext:value-type="float">
            <text:p>71.41343000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1.50687212198307" calcext:value-type="float">
            <text:p>1.506872122</text:p>
          </table:table-cell>
          <table:table-cell office:value-type="float" office:value="0.298396904159361" calcext:value-type="float">
            <text:p>0.2983969042</text:p>
          </table:table-cell>
          <table:table-cell office:value-type="float" office:value="0.00625825338962237" calcext:value-type="float">
            <text:p>0.0062582534</text:p>
          </table:table-cell>
          <table:table-cell office:value-type="float" office:value="148.841884062296" calcext:value-type="float">
            <text:p>148.8418840623</text:p>
          </table:table-cell>
          <table:table-cell office:value-type="float" office:value="0.193848688613514" calcext:value-type="float">
            <text:p>0.19384868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4.70875839840458" calcext:value-type="float">
            <text:p>4.7087583984</text:p>
          </table:table-cell>
          <table:table-cell office:value-type="float" office:value="0" calcext:value-type="float">
            <text:p>0</text:p>
          </table:table-cell>
          <table:table-cell office:value-type="float" office:value="0.00652276984004391" calcext:value-type="float">
            <text:p>0.0065227698</text:p>
          </table:table-cell>
          <table:table-cell office:value-type="float" office:value="58.586254324805" calcext:value-type="float">
            <text:p>58.58625432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4.53389027683143" calcext:value-type="float">
            <text:p>4.5338902768</text:p>
          </table:table-cell>
          <table:table-cell office:value-type="float" office:value="0.0239359200926365" calcext:value-type="float">
            <text:p>0.0239359201</text:p>
          </table:table-cell>
          <table:table-cell office:value-type="float" office:value="0.00651848210958932" calcext:value-type="float">
            <text:p>0.0065184821</text:p>
          </table:table-cell>
          <table:table-cell office:value-type="float" office:value="135.263552412044" calcext:value-type="float">
            <text:p>135.263552412</text:p>
          </table:table-cell>
          <table:table-cell office:value-type="float" office:value="0.0797226297041875" calcext:value-type="float">
            <text:p>0.0797226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4.11440033235919" calcext:value-type="float">
            <text:p>4.1144003324</text:p>
          </table:table-cell>
          <table:table-cell office:value-type="float" office:value="0" calcext:value-type="float">
            <text:p>0</text:p>
          </table:table-cell>
          <table:table-cell office:value-type="float" office:value="0.00580152916790648" calcext:value-type="float">
            <text:p>0.0058015292</text:p>
          </table:table-cell>
          <table:table-cell office:value-type="float" office:value="132.831716820116" calcext:value-type="float">
            <text:p>132.8317168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4.31030653876623" calcext:value-type="float">
            <text:p>4.3103065388</text:p>
          </table:table-cell>
          <table:table-cell office:value-type="float" office:value="0" calcext:value-type="float">
            <text:p>0</text:p>
          </table:table-cell>
          <table:table-cell office:value-type="float" office:value="0.00620479737300883" calcext:value-type="float">
            <text:p>0.0062047974</text:p>
          </table:table-cell>
          <table:table-cell office:value-type="float" office:value="151.58930324216" calcext:value-type="float">
            <text:p>151.5893032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1.82348824664029" calcext:value-type="float">
            <text:p>1.8234882466</text:p>
          </table:table-cell>
          <table:table-cell office:value-type="float" office:value="0.278111853722667" calcext:value-type="float">
            <text:p>0.2781118537</text:p>
          </table:table-cell>
          <table:table-cell office:value-type="float" office:value="0.0063896447611795" calcext:value-type="float">
            <text:p>0.0063896448</text:p>
          </table:table-cell>
          <table:table-cell office:value-type="float" office:value="160.068393203272" calcext:value-type="float">
            <text:p>160.0683932033</text:p>
          </table:table-cell>
          <table:table-cell office:value-type="float" office:value="0.198358878183594" calcext:value-type="float">
            <text:p>0.19835887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1.70220050388656" calcext:value-type="float">
            <text:p>1.7022005039</text:p>
          </table:table-cell>
          <table:table-cell office:value-type="float" office:value="0.238358918350398" calcext:value-type="float">
            <text:p>0.2383589184</text:p>
          </table:table-cell>
          <table:table-cell office:value-type="float" office:value="0.00552750786680991" calcext:value-type="float">
            <text:p>0.0055275079</text:p>
          </table:table-cell>
          <table:table-cell office:value-type="float" office:value="170.753266986826" calcext:value-type="float">
            <text:p>170.7532669868</text:p>
          </table:table-cell>
          <table:table-cell office:value-type="float" office:value="0.186636087213813" calcext:value-type="float">
            <text:p>0.18663608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4.08964195187463" calcext:value-type="float">
            <text:p>4.0896419519</text:p>
          </table:table-cell>
          <table:table-cell office:value-type="float" office:value="0" calcext:value-type="float">
            <text:p>0</text:p>
          </table:table-cell>
          <table:table-cell office:value-type="float" office:value="0.00581385197770243" calcext:value-type="float">
            <text:p>0.005813852</text:p>
          </table:table-cell>
          <table:table-cell office:value-type="float" office:value="136.490268804528" calcext:value-type="float">
            <text:p>136.4902688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8.75941700402364" calcext:value-type="float">
            <text:p>8.759417004</text:p>
          </table:table-cell>
          <table:table-cell office:value-type="float" office:value="0" calcext:value-type="float">
            <text:p>0</text:p>
          </table:table-cell>
          <table:table-cell office:value-type="float" office:value="0.0120985445406702" calcext:value-type="float">
            <text:p>0.0120985445</text:p>
          </table:table-cell>
          <table:table-cell office:value-type="float" office:value="193.141786466026" calcext:value-type="float">
            <text:p>193.141786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4.7545552792902" calcext:value-type="float">
            <text:p>4.7545552793</text:p>
          </table:table-cell>
          <table:table-cell office:value-type="float" office:value="0" calcext:value-type="float">
            <text:p>0</text:p>
          </table:table-cell>
          <table:table-cell office:value-type="float" office:value="0.00685774721470307" calcext:value-type="float">
            <text:p>0.0068577472</text:p>
          </table:table-cell>
          <table:table-cell office:value-type="float" office:value="143.985736694718" calcext:value-type="float">
            <text:p>143.98573669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4.72151184279884" calcext:value-type="float">
            <text:p>4.7215118428</text:p>
          </table:table-cell>
          <table:table-cell office:value-type="float" office:value="0" calcext:value-type="float">
            <text:p>0</text:p>
          </table:table-cell>
          <table:table-cell office:value-type="float" office:value="0.00670394941512046" calcext:value-type="float">
            <text:p>0.0067039494</text:p>
          </table:table-cell>
          <table:table-cell office:value-type="float" office:value="128.281291686213" calcext:value-type="float">
            <text:p>128.28129168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2.07024174374139" calcext:value-type="float">
            <text:p>2.0702417437</text:p>
          </table:table-cell>
          <table:table-cell office:value-type="float" office:value="0.232673789288816" calcext:value-type="float">
            <text:p>0.2326737893</text:p>
          </table:table-cell>
          <table:table-cell office:value-type="float" office:value="0.00572544934809602" calcext:value-type="float">
            <text:p>0.0057254493</text:p>
          </table:table-cell>
          <table:table-cell office:value-type="float" office:value="156.21018932309" calcext:value-type="float">
            <text:p>156.2101893231</text:p>
          </table:table-cell>
          <table:table-cell office:value-type="float" office:value="0.193526599797827" calcext:value-type="float">
            <text:p>0.19352659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1.36895584744199" calcext:value-type="float">
            <text:p>1.3689558474</text:p>
          </table:table-cell>
          <table:table-cell office:value-type="float" office:value="0.269849028629469" calcext:value-type="float">
            <text:p>0.2698490286</text:p>
          </table:table-cell>
          <table:table-cell office:value-type="float" office:value="0.00574536452886373" calcext:value-type="float">
            <text:p>0.0057453645</text:p>
          </table:table-cell>
          <table:table-cell office:value-type="float" office:value="154.632910508797" calcext:value-type="float">
            <text:p>154.6329105088</text:p>
          </table:table-cell>
          <table:table-cell office:value-type="float" office:value="0.187484023191794" calcext:value-type="float">
            <text:p>0.1874840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1.47395156492357" calcext:value-type="float">
            <text:p>1.4739515649</text:p>
          </table:table-cell>
          <table:table-cell office:value-type="float" office:value="0.289193293783257" calcext:value-type="float">
            <text:p>0.2891932938</text:p>
          </table:table-cell>
          <table:table-cell office:value-type="float" office:value="0.00605476129589621" calcext:value-type="float">
            <text:p>0.0060547613</text:p>
          </table:table-cell>
          <table:table-cell office:value-type="float" office:value="152.580854404087" calcext:value-type="float">
            <text:p>152.5808544041</text:p>
          </table:table-cell>
          <table:table-cell office:value-type="float" office:value="0.192132152467907" calcext:value-type="float">
            <text:p>0.19213215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5.73412897419464" calcext:value-type="float">
            <text:p>5.7341289742</text:p>
          </table:table-cell>
          <table:table-cell office:value-type="float" office:value="0" calcext:value-type="float">
            <text:p>0</text:p>
          </table:table-cell>
          <table:table-cell office:value-type="float" office:value="0.00720987854317409" calcext:value-type="float">
            <text:p>0.0072098785</text:p>
          </table:table-cell>
          <table:table-cell office:value-type="float" office:value="176.8199322088" calcext:value-type="float">
            <text:p>176.819932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.62606828660974" calcext:value-type="float">
            <text:p>1.6260682866</text:p>
          </table:table-cell>
          <table:table-cell office:value-type="float" office:value="0.31723709783314" calcext:value-type="float">
            <text:p>0.3172370978</text:p>
          </table:table-cell>
          <table:table-cell office:value-type="float" office:value="0.007138728228055" calcext:value-type="float">
            <text:p>0.0071387282</text:p>
          </table:table-cell>
          <table:table-cell office:value-type="float" office:value="186.261054120304" calcext:value-type="float">
            <text:p>186.2610541203</text:p>
          </table:table-cell>
          <table:table-cell office:value-type="float" office:value="0.195661048882085" calcext:value-type="float">
            <text:p>0.1956610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4.63174142236579" calcext:value-type="float">
            <text:p>4.6317414224</text:p>
          </table:table-cell>
          <table:table-cell office:value-type="float" office:value="0" calcext:value-type="float">
            <text:p>0</text:p>
          </table:table-cell>
          <table:table-cell office:value-type="float" office:value="0.00655871371037965" calcext:value-type="float">
            <text:p>0.0065587137</text:p>
          </table:table-cell>
          <table:table-cell office:value-type="float" office:value="134.233764292549" calcext:value-type="float">
            <text:p>134.23376429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4.77973458532964" calcext:value-type="float">
            <text:p>4.7797345853</text:p>
          </table:table-cell>
          <table:table-cell office:value-type="float" office:value="0" calcext:value-type="float">
            <text:p>0</text:p>
          </table:table-cell>
          <table:table-cell office:value-type="float" office:value="0.00676169535205527" calcext:value-type="float">
            <text:p>0.0067616954</text:p>
          </table:table-cell>
          <table:table-cell office:value-type="float" office:value="108.621499964811" calcext:value-type="float">
            <text:p>108.62149996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4.57086614488832" calcext:value-type="float">
            <text:p>4.5708661449</text:p>
          </table:table-cell>
          <table:table-cell office:value-type="float" office:value="0" calcext:value-type="float">
            <text:p>0</text:p>
          </table:table-cell>
          <table:table-cell office:value-type="float" office:value="0.00661346762743175" calcext:value-type="float">
            <text:p>0.0066134676</text:p>
          </table:table-cell>
          <table:table-cell office:value-type="float" office:value="163.267024699768" calcext:value-type="float">
            <text:p>163.267024699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1.59038881984791" calcext:value-type="float">
            <text:p>1.5903888198</text:p>
          </table:table-cell>
          <table:table-cell office:value-type="float" office:value="0.315131692733027" calcext:value-type="float">
            <text:p>0.3151316927</text:p>
          </table:table-cell>
          <table:table-cell office:value-type="float" office:value="0.00697990114699916" calcext:value-type="float">
            <text:p>0.0069799011</text:p>
          </table:table-cell>
          <table:table-cell office:value-type="float" office:value="147.546362392389" calcext:value-type="float">
            <text:p>147.5463623924</text:p>
          </table:table-cell>
          <table:table-cell office:value-type="float" office:value="0.196740726009702" calcext:value-type="float">
            <text:p>0.1967407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3.79255782089484" calcext:value-type="float">
            <text:p>3.7925578209</text:p>
          </table:table-cell>
          <table:table-cell office:value-type="float" office:value="0" calcext:value-type="float">
            <text:p>0</text:p>
          </table:table-cell>
          <table:table-cell office:value-type="float" office:value="0.00527523364079926" calcext:value-type="float">
            <text:p>0.0052752336</text:p>
          </table:table-cell>
          <table:table-cell office:value-type="float" office:value="162.826741907441" calcext:value-type="float">
            <text:p>162.82674190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4.64771243136057" calcext:value-type="float">
            <text:p>4.6477124314</text:p>
          </table:table-cell>
          <table:table-cell office:value-type="float" office:value="0" calcext:value-type="float">
            <text:p>0</text:p>
          </table:table-cell>
          <table:table-cell office:value-type="float" office:value="0.00639746552518191" calcext:value-type="float">
            <text:p>0.0063974655</text:p>
          </table:table-cell>
          <table:table-cell office:value-type="float" office:value="39.6879603419592" calcext:value-type="float">
            <text:p>39.68796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4.84766046305883" calcext:value-type="float">
            <text:p>4.8476604631</text:p>
          </table:table-cell>
          <table:table-cell office:value-type="float" office:value="0" calcext:value-type="float">
            <text:p>0</text:p>
          </table:table-cell>
          <table:table-cell office:value-type="float" office:value="0.00712123115368032" calcext:value-type="float">
            <text:p>0.0071212312</text:p>
          </table:table-cell>
          <table:table-cell office:value-type="float" office:value="168.542207585676" calcext:value-type="float">
            <text:p>168.5422075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1.479496639705" calcext:value-type="float">
            <text:p>1.4794966397</text:p>
          </table:table-cell>
          <table:table-cell office:value-type="float" office:value="0.290954227432234" calcext:value-type="float">
            <text:p>0.2909542274</text:p>
          </table:table-cell>
          <table:table-cell office:value-type="float" office:value="0.00609036281724253" calcext:value-type="float">
            <text:p>0.0060903628</text:p>
          </table:table-cell>
          <table:table-cell office:value-type="float" office:value="151.442732980243" calcext:value-type="float">
            <text:p>151.4427329802</text:p>
          </table:table-cell>
          <table:table-cell office:value-type="float" office:value="0.192486024447736" calcext:value-type="float">
            <text:p>0.19248602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8.12392495136" calcext:value-type="float">
            <text:p>8.1239249514</text:p>
          </table:table-cell>
          <table:table-cell office:value-type="float" office:value="0" calcext:value-type="float">
            <text:p>0</text:p>
          </table:table-cell>
          <table:table-cell office:value-type="float" office:value="0.0101185681944563" calcext:value-type="float">
            <text:p>0.0101185682</text:p>
          </table:table-cell>
          <table:table-cell office:value-type="float" office:value="118.670846725795" calcext:value-type="float">
            <text:p>118.6708467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7.14650191805892" calcext:value-type="float">
            <text:p>7.1465019181</text:p>
          </table:table-cell>
          <table:table-cell office:value-type="float" office:value="0" calcext:value-type="float">
            <text:p>0</text:p>
          </table:table-cell>
          <table:table-cell office:value-type="float" office:value="0.0102151173626521" calcext:value-type="float">
            <text:p>0.0102151174</text:p>
          </table:table-cell>
          <table:table-cell office:value-type="float" office:value="192.049357798052" calcext:value-type="float">
            <text:p>192.04935779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1.51070631371739" calcext:value-type="float">
            <text:p>1.5107063137</text:p>
          </table:table-cell>
          <table:table-cell office:value-type="float" office:value="0.299735952285344" calcext:value-type="float">
            <text:p>0.2997359523</text:p>
          </table:table-cell>
          <table:table-cell office:value-type="float" office:value="0.00629391742033472" calcext:value-type="float">
            <text:p>0.0062939174</text:p>
          </table:table-cell>
          <table:table-cell office:value-type="float" office:value="153.626810730367" calcext:value-type="float">
            <text:p>153.6268107304</text:p>
          </table:table-cell>
          <table:table-cell office:value-type="float" office:value="0.195586399265959" calcext:value-type="float">
            <text:p>0.19558639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.45649882003393" calcext:value-type="float">
            <text:p>1.45649882</text:p>
          </table:table-cell>
          <table:table-cell office:value-type="float" office:value="0.288043461109484" calcext:value-type="float">
            <text:p>0.2880434611</text:p>
          </table:table-cell>
          <table:table-cell office:value-type="float" office:value="0.00604326804011678" calcext:value-type="float">
            <text:p>0.006043268</text:p>
          </table:table-cell>
          <table:table-cell office:value-type="float" office:value="163.256434639547" calcext:value-type="float">
            <text:p>163.2564346395</text:p>
          </table:table-cell>
          <table:table-cell office:value-type="float" office:value="0.197077453585623" calcext:value-type="float">
            <text:p>0.19707745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1.47692426261879" calcext:value-type="float">
            <text:p>1.4769242626</text:p>
          </table:table-cell>
          <table:table-cell office:value-type="float" office:value="0.256819629853492" calcext:value-type="float">
            <text:p>0.2568196299</text:p>
          </table:table-cell>
          <table:table-cell office:value-type="float" office:value="0.00542597663801643" calcext:value-type="float">
            <text:p>0.0054259766</text:p>
          </table:table-cell>
          <table:table-cell office:value-type="float" office:value="163.505197689066" calcext:value-type="float">
            <text:p>163.5051976891</text:p>
          </table:table-cell>
          <table:table-cell office:value-type="float" office:value="0.192921546873091" calcext:value-type="float">
            <text:p>0.19292154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11.2723663616455" calcext:value-type="float">
            <text:p>11.2723663616</text:p>
          </table:table-cell>
          <table:table-cell office:value-type="float" office:value="0" calcext:value-type="float">
            <text:p>0</text:p>
          </table:table-cell>
          <table:table-cell office:value-type="float" office:value="0.01479978471632" calcext:value-type="float">
            <text:p>0.0147997847</text:p>
          </table:table-cell>
          <table:table-cell office:value-type="float" office:value="136.813313177825" calcext:value-type="float">
            <text:p>136.81331317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1.3867771025794" calcext:value-type="float">
            <text:p>1.3867771026</text:p>
          </table:table-cell>
          <table:table-cell office:value-type="float" office:value="0.273014295712799" calcext:value-type="float">
            <text:p>0.2730142957</text:p>
          </table:table-cell>
          <table:table-cell office:value-type="float" office:value="0.00577400823340396" calcext:value-type="float">
            <text:p>0.0057740082</text:p>
          </table:table-cell>
          <table:table-cell office:value-type="float" office:value="148.455215847317" calcext:value-type="float">
            <text:p>148.4552158473</text:p>
          </table:table-cell>
          <table:table-cell office:value-type="float" office:value="0.193273175158152" calcext:value-type="float">
            <text:p>0.19327317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1.36340846511155" calcext:value-type="float">
            <text:p>1.3634084651</text:p>
          </table:table-cell>
          <table:table-cell office:value-type="float" office:value="0.267890772451422" calcext:value-type="float">
            <text:p>0.2678907725</text:p>
          </table:table-cell>
          <table:table-cell office:value-type="float" office:value="0.0055662199729452" calcext:value-type="float">
            <text:p>0.00556622</text:p>
          </table:table-cell>
          <table:table-cell office:value-type="float" office:value="119.395652771692" calcext:value-type="float">
            <text:p>119.3956527717</text:p>
          </table:table-cell>
          <table:table-cell office:value-type="float" office:value="0.188599162596308" calcext:value-type="float">
            <text:p>0.18859916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1.72409155950692" calcext:value-type="float">
            <text:p>1.7240915595</text:p>
          </table:table-cell>
          <table:table-cell office:value-type="float" office:value="0.297226401374356" calcext:value-type="float">
            <text:p>0.2972264014</text:p>
          </table:table-cell>
          <table:table-cell office:value-type="float" office:value="0.00614535489034434" calcext:value-type="float">
            <text:p>0.0061453549</text:p>
          </table:table-cell>
          <table:table-cell office:value-type="float" office:value="117.086842150192" calcext:value-type="float">
            <text:p>117.0868421502</text:p>
          </table:table-cell>
          <table:table-cell office:value-type="float" office:value="0.198376687116379" calcext:value-type="float">
            <text:p>0.19837668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4.7858184754306" calcext:value-type="float">
            <text:p>4.7858184754</text:p>
          </table:table-cell>
          <table:table-cell office:value-type="float" office:value="0" calcext:value-type="float">
            <text:p>0</text:p>
          </table:table-cell>
          <table:table-cell office:value-type="float" office:value="0.00694074112246197" calcext:value-type="float">
            <text:p>0.0069407411</text:p>
          </table:table-cell>
          <table:table-cell office:value-type="float" office:value="154.089730362074" calcext:value-type="float">
            <text:p>154.08973036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5.20028533352565" calcext:value-type="float">
            <text:p>5.2002853335</text:p>
          </table:table-cell>
          <table:table-cell office:value-type="float" office:value="0" calcext:value-type="float">
            <text:p>0</text:p>
          </table:table-cell>
          <table:table-cell office:value-type="float" office:value="0.0066824274266401" calcext:value-type="float">
            <text:p>0.0066824274</text:p>
          </table:table-cell>
          <table:table-cell office:value-type="float" office:value="84.4787221035479" calcext:value-type="float">
            <text:p>84.4787221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1.4076534761739" calcext:value-type="float">
            <text:p>1.4076534762</text:p>
          </table:table-cell>
          <table:table-cell office:value-type="float" office:value="0.277833590407478" calcext:value-type="float">
            <text:p>0.2778335904</text:p>
          </table:table-cell>
          <table:table-cell office:value-type="float" office:value="0.00586439796510303" calcext:value-type="float">
            <text:p>0.005864398</text:p>
          </table:table-cell>
          <table:table-cell office:value-type="float" office:value="149.232922666693" calcext:value-type="float">
            <text:p>149.2329226667</text:p>
          </table:table-cell>
          <table:table-cell office:value-type="float" office:value="0.1908327742471" calcext:value-type="float">
            <text:p>0.19083277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4.87854385732473" calcext:value-type="float">
            <text:p>4.8785438573</text:p>
          </table:table-cell>
          <table:table-cell office:value-type="float" office:value="0" calcext:value-type="float">
            <text:p>0</text:p>
          </table:table-cell>
          <table:table-cell office:value-type="float" office:value="0.00706120143661975" calcext:value-type="float">
            <text:p>0.0070612014</text:p>
          </table:table-cell>
          <table:table-cell office:value-type="float" office:value="129.861241104473" calcext:value-type="float">
            <text:p>129.8612411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1.42163656754889" calcext:value-type="float">
            <text:p>1.4216365675</text:p>
          </table:table-cell>
          <table:table-cell office:value-type="float" office:value="0.280093129015245" calcext:value-type="float">
            <text:p>0.280093129</text:p>
          </table:table-cell>
          <table:table-cell office:value-type="float" office:value="0.00589736177743483" calcext:value-type="float">
            <text:p>0.0058973618</text:p>
          </table:table-cell>
          <table:table-cell office:value-type="float" office:value="153.368070612636" calcext:value-type="float">
            <text:p>153.3680706126</text:p>
          </table:table-cell>
          <table:table-cell office:value-type="float" office:value="0.189086482605141" calcext:value-type="float">
            <text:p>0.18908648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4.68307429418166" calcext:value-type="float">
            <text:p>4.6830742942</text:p>
          </table:table-cell>
          <table:table-cell office:value-type="float" office:value="0" calcext:value-type="float">
            <text:p>0</text:p>
          </table:table-cell>
          <table:table-cell office:value-type="float" office:value="0.00669665744748179" calcext:value-type="float">
            <text:p>0.0066966574</text:p>
          </table:table-cell>
          <table:table-cell office:value-type="float" office:value="136.947672257361" calcext:value-type="float">
            <text:p>136.94767225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4.6341582416304" calcext:value-type="float">
            <text:p>4.6341582416</text:p>
          </table:table-cell>
          <table:table-cell office:value-type="float" office:value="0" calcext:value-type="float">
            <text:p>0</text:p>
          </table:table-cell>
          <table:table-cell office:value-type="float" office:value="0.00643811180028841" calcext:value-type="float">
            <text:p>0.0064381118</text:p>
          </table:table-cell>
          <table:table-cell office:value-type="float" office:value="82.3589706031305" calcext:value-type="float">
            <text:p>82.3589706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4.31031029836097" calcext:value-type="float">
            <text:p>4.3103102984</text:p>
          </table:table-cell>
          <table:table-cell office:value-type="float" office:value="0" calcext:value-type="float">
            <text:p>0</text:p>
          </table:table-cell>
          <table:table-cell office:value-type="float" office:value="0.00619426501426894" calcext:value-type="float">
            <text:p>0.006194265</text:p>
          </table:table-cell>
          <table:table-cell office:value-type="float" office:value="146.591639653482" calcext:value-type="float">
            <text:p>146.5916396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4.57301316806415" calcext:value-type="float">
            <text:p>4.5730131681</text:p>
          </table:table-cell>
          <table:table-cell office:value-type="float" office:value="0" calcext:value-type="float">
            <text:p>0</text:p>
          </table:table-cell>
          <table:table-cell office:value-type="float" office:value="0.00651695536161413" calcext:value-type="float">
            <text:p>0.0065169554</text:p>
          </table:table-cell>
          <table:table-cell office:value-type="float" office:value="136.181919260802" calcext:value-type="float">
            <text:p>136.18191926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1.35950357892282" calcext:value-type="float">
            <text:p>1.3595035789</text:p>
          </table:table-cell>
          <table:table-cell office:value-type="float" office:value="0.267608173558247" calcext:value-type="float">
            <text:p>0.2676081736</text:p>
          </table:table-cell>
          <table:table-cell office:value-type="float" office:value="0.00569079259355367" calcext:value-type="float">
            <text:p>0.0056907926</text:p>
          </table:table-cell>
          <table:table-cell office:value-type="float" office:value="155.743028303037" calcext:value-type="float">
            <text:p>155.743028303</text:p>
          </table:table-cell>
          <table:table-cell office:value-type="float" office:value="0.186277844417222" calcext:value-type="float">
            <text:p>0.18627784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1.42903110282992" calcext:value-type="float">
            <text:p>1.4290311028</text:p>
          </table:table-cell>
          <table:table-cell office:value-type="float" office:value="0.280459266673959" calcext:value-type="float">
            <text:p>0.2804592667</text:p>
          </table:table-cell>
          <table:table-cell office:value-type="float" office:value="0.00591030094778483" calcext:value-type="float">
            <text:p>0.0059103009</text:p>
          </table:table-cell>
          <table:table-cell office:value-type="float" office:value="150.829116301292" calcext:value-type="float">
            <text:p>150.8291163013</text:p>
          </table:table-cell>
          <table:table-cell office:value-type="float" office:value="0.189295277247743" calcext:value-type="float">
            <text:p>0.18929527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2.22942864270623" calcext:value-type="float">
            <text:p>2.2294286427</text:p>
          </table:table-cell>
          <table:table-cell office:value-type="float" office:value="0.242264440005834" calcext:value-type="float">
            <text:p>0.24226444</text:p>
          </table:table-cell>
          <table:table-cell office:value-type="float" office:value="0.0061820518880379" calcext:value-type="float">
            <text:p>0.0061820519</text:p>
          </table:table-cell>
          <table:table-cell office:value-type="float" office:value="129.653475092189" calcext:value-type="float">
            <text:p>129.6534750922</text:p>
          </table:table-cell>
          <table:table-cell office:value-type="float" office:value="0.183849666610512" calcext:value-type="float">
            <text:p>0.18384966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1.44286117389728" calcext:value-type="float">
            <text:p>1.4428611739</text:p>
          </table:table-cell>
          <table:table-cell office:value-type="float" office:value="0.284408543095968" calcext:value-type="float">
            <text:p>0.2844085431</text:p>
          </table:table-cell>
          <table:table-cell office:value-type="float" office:value="0.00597058400474709" calcext:value-type="float">
            <text:p>0.005970584</text:p>
          </table:table-cell>
          <table:table-cell office:value-type="float" office:value="154.198108536554" calcext:value-type="float">
            <text:p>154.1981085366</text:p>
          </table:table-cell>
          <table:table-cell office:value-type="float" office:value="0.1943953583875" calcext:value-type="float">
            <text:p>0.19439535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6.19176907217512" calcext:value-type="float">
            <text:p>6.1917690722</text:p>
          </table:table-cell>
          <table:table-cell office:value-type="float" office:value="0.321306078755828" calcext:value-type="float">
            <text:p>0.3213060788</text:p>
          </table:table-cell>
          <table:table-cell office:value-type="float" office:value="0.0102705344864312" calcext:value-type="float">
            <text:p>0.0102705345</text:p>
          </table:table-cell>
          <table:table-cell office:value-type="float" office:value="202.877228948204" calcext:value-type="float">
            <text:p>202.8772289482</text:p>
          </table:table-cell>
          <table:table-cell office:value-type="float" office:value="0.200777371414564" calcext:value-type="float">
            <text:p>0.20077737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4.55762730405999" calcext:value-type="float">
            <text:p>4.5576273041</text:p>
          </table:table-cell>
          <table:table-cell office:value-type="float" office:value="0" calcext:value-type="float">
            <text:p>0</text:p>
          </table:table-cell>
          <table:table-cell office:value-type="float" office:value="0.00631673891507145" calcext:value-type="float">
            <text:p>0.0063167389</text:p>
          </table:table-cell>
          <table:table-cell office:value-type="float" office:value="45.5483581190453" calcext:value-type="float">
            <text:p>45.5483581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4.85411076439019" calcext:value-type="float">
            <text:p>4.8541107644</text:p>
          </table:table-cell>
          <table:table-cell office:value-type="float" office:value="0" calcext:value-type="float">
            <text:p>0</text:p>
          </table:table-cell>
          <table:table-cell office:value-type="float" office:value="0.00713168592676572" calcext:value-type="float">
            <text:p>0.0071316859</text:p>
          </table:table-cell>
          <table:table-cell office:value-type="float" office:value="175.064616367732" calcext:value-type="float">
            <text:p>175.06461636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.35295860331598" calcext:value-type="float">
            <text:p>1.3529586033</text:p>
          </table:table-cell>
          <table:table-cell office:value-type="float" office:value="0.267075703672556" calcext:value-type="float">
            <text:p>0.2670757037</text:p>
          </table:table-cell>
          <table:table-cell office:value-type="float" office:value="0.00565784682664708" calcext:value-type="float">
            <text:p>0.0056578468</text:p>
          </table:table-cell>
          <table:table-cell office:value-type="float" office:value="158.70988424858" calcext:value-type="float">
            <text:p>158.7098842486</text:p>
          </table:table-cell>
          <table:table-cell office:value-type="float" office:value="0.185079248927136" calcext:value-type="float">
            <text:p>0.1850792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5.02487469201357" calcext:value-type="float">
            <text:p>5.024874692</text:p>
          </table:table-cell>
          <table:table-cell office:value-type="float" office:value="0" calcext:value-type="float">
            <text:p>0</text:p>
          </table:table-cell>
          <table:table-cell office:value-type="float" office:value="0.0073821556358088" calcext:value-type="float">
            <text:p>0.0073821556</text:p>
          </table:table-cell>
          <table:table-cell office:value-type="float" office:value="102.494890534989" calcext:value-type="float">
            <text:p>102.494890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1.42857569106247" calcext:value-type="float">
            <text:p>1.4285756911</text:p>
          </table:table-cell>
          <table:table-cell office:value-type="float" office:value="0.282463585073802" calcext:value-type="float">
            <text:p>0.2824635851</text:p>
          </table:table-cell>
          <table:table-cell office:value-type="float" office:value="0.00593153192507696" calcext:value-type="float">
            <text:p>0.0059315319</text:p>
          </table:table-cell>
          <table:table-cell office:value-type="float" office:value="149.811489572336" calcext:value-type="float">
            <text:p>149.8114895723</text:p>
          </table:table-cell>
          <table:table-cell office:value-type="float" office:value="0.18962131559676" calcext:value-type="float">
            <text:p>0.18962131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.55777079392378" calcext:value-type="float">
            <text:p>1.5577707939</text:p>
          </table:table-cell>
          <table:table-cell office:value-type="float" office:value="0.256946860277093" calcext:value-type="float">
            <text:p>0.2569468603</text:p>
          </table:table-cell>
          <table:table-cell office:value-type="float" office:value="0.00559967546372229" calcext:value-type="float">
            <text:p>0.0055996755</text:p>
          </table:table-cell>
          <table:table-cell office:value-type="float" office:value="151.243086489981" calcext:value-type="float">
            <text:p>151.24308649</text:p>
          </table:table-cell>
          <table:table-cell office:value-type="float" office:value="0.184578053125251" calcext:value-type="float">
            <text:p>0.18457805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1.42969168046609" calcext:value-type="float">
            <text:p>1.4296916805</text:p>
          </table:table-cell>
          <table:table-cell office:value-type="float" office:value="0.279514743496747" calcext:value-type="float">
            <text:p>0.2795147435</text:p>
          </table:table-cell>
          <table:table-cell office:value-type="float" office:value="0.00590162130935797" calcext:value-type="float">
            <text:p>0.0059016213</text:p>
          </table:table-cell>
          <table:table-cell office:value-type="float" office:value="152.118757898959" calcext:value-type="float">
            <text:p>152.118757899</text:p>
          </table:table-cell>
          <table:table-cell office:value-type="float" office:value="0.190595198557491" calcext:value-type="float">
            <text:p>0.19059519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5.28037480961375" calcext:value-type="float">
            <text:p>5.2803748096</text:p>
          </table:table-cell>
          <table:table-cell office:value-type="float" office:value="0" calcext:value-type="float">
            <text:p>0</text:p>
          </table:table-cell>
          <table:table-cell office:value-type="float" office:value="0.00797565117107073" calcext:value-type="float">
            <text:p>0.0079756512</text:p>
          </table:table-cell>
          <table:table-cell office:value-type="float" office:value="153.797500676987" calcext:value-type="float">
            <text:p>153.7975006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3.14283205240693" calcext:value-type="float">
            <text:p>3.1428320524</text:p>
          </table:table-cell>
          <table:table-cell office:value-type="float" office:value="0.192298855784354" calcext:value-type="float">
            <text:p>0.1922988558</text:p>
          </table:table-cell>
          <table:table-cell office:value-type="float" office:value="0.00701496076603346" calcext:value-type="float">
            <text:p>0.0070149608</text:p>
          </table:table-cell>
          <table:table-cell office:value-type="float" office:value="202.824979577335" calcext:value-type="float">
            <text:p>202.8249795773</text:p>
          </table:table-cell>
          <table:table-cell office:value-type="float" office:value="0.189320510075483" calcext:value-type="float">
            <text:p>0.1893205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1.36480234624615" calcext:value-type="float">
            <text:p>1.3648023462</text:p>
          </table:table-cell>
          <table:table-cell office:value-type="float" office:value="0.265816363538893" calcext:value-type="float">
            <text:p>0.2658163635</text:p>
          </table:table-cell>
          <table:table-cell office:value-type="float" office:value="0.00566239663003593" calcext:value-type="float">
            <text:p>0.0056623966</text:p>
          </table:table-cell>
          <table:table-cell office:value-type="float" office:value="153.206785748248" calcext:value-type="float">
            <text:p>153.2067857482</text:p>
          </table:table-cell>
          <table:table-cell office:value-type="float" office:value="0.184647759229301" calcext:value-type="float">
            <text:p>0.18464775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1.47992559025832" calcext:value-type="float">
            <text:p>1.4799255903</text:p>
          </table:table-cell>
          <table:table-cell office:value-type="float" office:value="0.29193986445511" calcext:value-type="float">
            <text:p>0.2919398645</text:p>
          </table:table-cell>
          <table:table-cell office:value-type="float" office:value="0.00612429725292537" calcext:value-type="float">
            <text:p>0.0061242973</text:p>
          </table:table-cell>
          <table:table-cell office:value-type="float" office:value="156.807385404307" calcext:value-type="float">
            <text:p>156.8073854043</text:p>
          </table:table-cell>
          <table:table-cell office:value-type="float" office:value="0.196438658135199" calcext:value-type="float">
            <text:p>0.19643865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5.4115348125806" calcext:value-type="float">
            <text:p>5.4115348126</text:p>
          </table:table-cell>
          <table:table-cell office:value-type="float" office:value="0" calcext:value-type="float">
            <text:p>0</text:p>
          </table:table-cell>
          <table:table-cell office:value-type="float" office:value="0.00605619402077095" calcext:value-type="float">
            <text:p>0.006056194</text:p>
          </table:table-cell>
          <table:table-cell office:value-type="float" office:value="60.2091380037353" calcext:value-type="float">
            <text:p>60.20913800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2.91015639039703" calcext:value-type="float">
            <text:p>2.9101563904</text:p>
          </table:table-cell>
          <table:table-cell office:value-type="float" office:value="0.180438464567619" calcext:value-type="float">
            <text:p>0.1804384646</text:p>
          </table:table-cell>
          <table:table-cell office:value-type="float" office:value="0.00654353310767966" calcext:value-type="float">
            <text:p>0.0065435331</text:p>
          </table:table-cell>
          <table:table-cell office:value-type="float" office:value="208.962769269222" calcext:value-type="float">
            <text:p>208.9627692692</text:p>
          </table:table-cell>
          <table:table-cell office:value-type="float" office:value="0.18153433102914" calcext:value-type="float">
            <text:p>0.1815343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4.88403589594742" calcext:value-type="float">
            <text:p>4.8840358959</text:p>
          </table:table-cell>
          <table:table-cell office:value-type="float" office:value="0" calcext:value-type="float">
            <text:p>0</text:p>
          </table:table-cell>
          <table:table-cell office:value-type="float" office:value="0.00718420097791497" calcext:value-type="float">
            <text:p>0.007184201</text:p>
          </table:table-cell>
          <table:table-cell office:value-type="float" office:value="157.097251763774" calcext:value-type="float">
            <text:p>157.097251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2.55100112253587" calcext:value-type="float">
            <text:p>2.5510011225</text:p>
          </table:table-cell>
          <table:table-cell office:value-type="float" office:value="0.203744848803903" calcext:value-type="float">
            <text:p>0.2037448488</text:p>
          </table:table-cell>
          <table:table-cell office:value-type="float" office:value="0.00574591758100337" calcext:value-type="float">
            <text:p>0.0057459176</text:p>
          </table:table-cell>
          <table:table-cell office:value-type="float" office:value="150.33943940003" calcext:value-type="float">
            <text:p>150.3394394</text:p>
          </table:table-cell>
          <table:table-cell office:value-type="float" office:value="0.185488722102483" calcext:value-type="float">
            <text:p>0.1854887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4.11455729716019" calcext:value-type="float">
            <text:p>4.1145572972</text:p>
          </table:table-cell>
          <table:table-cell office:value-type="float" office:value="0" calcext:value-type="float">
            <text:p>0</text:p>
          </table:table-cell>
          <table:table-cell office:value-type="float" office:value="0.00585206069740464" calcext:value-type="float">
            <text:p>0.0058520607</text:p>
          </table:table-cell>
          <table:table-cell office:value-type="float" office:value="145.483941175988" calcext:value-type="float">
            <text:p>145.4839411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4.41812324916843" calcext:value-type="float">
            <text:p>4.4181232492</text:p>
          </table:table-cell>
          <table:table-cell office:value-type="float" office:value="0.0528763902243743" calcext:value-type="float">
            <text:p>0.0528763902</text:p>
          </table:table-cell>
          <table:table-cell office:value-type="float" office:value="0.00641265137848781" calcext:value-type="float">
            <text:p>0.0064126514</text:p>
          </table:table-cell>
          <table:table-cell office:value-type="float" office:value="156.832053163219" calcext:value-type="float">
            <text:p>156.8320531632</text:p>
          </table:table-cell>
          <table:table-cell office:value-type="float" office:value="0.100452288266485" calcext:value-type="float">
            <text:p>0.1004522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4.19756557835058" calcext:value-type="float">
            <text:p>4.1975655784</text:p>
          </table:table-cell>
          <table:table-cell office:value-type="float" office:value="0" calcext:value-type="float">
            <text:p>0</text:p>
          </table:table-cell>
          <table:table-cell office:value-type="float" office:value="0.0058875832611725" calcext:value-type="float">
            <text:p>0.0058875833</text:p>
          </table:table-cell>
          <table:table-cell office:value-type="float" office:value="121.03712291295" calcext:value-type="float">
            <text:p>121.0371229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4.31023361109918" calcext:value-type="float">
            <text:p>4.3102336111</text:p>
          </table:table-cell>
          <table:table-cell office:value-type="float" office:value="0" calcext:value-type="float">
            <text:p>0</text:p>
          </table:table-cell>
          <table:table-cell office:value-type="float" office:value="0.00617488936674654" calcext:value-type="float">
            <text:p>0.0061748894</text:p>
          </table:table-cell>
          <table:table-cell office:value-type="float" office:value="143.993796496821" calcext:value-type="float">
            <text:p>143.99379649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4.41601912209418" calcext:value-type="float">
            <text:p>4.4160191221</text:p>
          </table:table-cell>
          <table:table-cell office:value-type="float" office:value="0" calcext:value-type="float">
            <text:p>0</text:p>
          </table:table-cell>
          <table:table-cell office:value-type="float" office:value="0.00615050946264275" calcext:value-type="float">
            <text:p>0.0061505095</text:p>
          </table:table-cell>
          <table:table-cell office:value-type="float" office:value="91.1595676313853" calcext:value-type="float">
            <text:p>91.15956763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4.89287009256293" calcext:value-type="float">
            <text:p>4.8928700926</text:p>
          </table:table-cell>
          <table:table-cell office:value-type="float" office:value="0" calcext:value-type="float">
            <text:p>0</text:p>
          </table:table-cell>
          <table:table-cell office:value-type="float" office:value="0.00689050038163081" calcext:value-type="float">
            <text:p>0.0068905004</text:p>
          </table:table-cell>
          <table:table-cell office:value-type="float" office:value="96.5162480726688" calcext:value-type="float">
            <text:p>96.51624807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1.79586795040878" calcext:value-type="float">
            <text:p>1.7958679504</text:p>
          </table:table-cell>
          <table:table-cell office:value-type="float" office:value="0.259527547063383" calcext:value-type="float">
            <text:p>0.2595275471</text:p>
          </table:table-cell>
          <table:table-cell office:value-type="float" office:value="0.00582361251167249" calcext:value-type="float">
            <text:p>0.0058236125</text:p>
          </table:table-cell>
          <table:table-cell office:value-type="float" office:value="159.351603183694" calcext:value-type="float">
            <text:p>159.3516031837</text:p>
          </table:table-cell>
          <table:table-cell office:value-type="float" office:value="0.188715415716756" calcext:value-type="float">
            <text:p>0.18871541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4.43865619517084" calcext:value-type="float">
            <text:p>4.4386561952</text:p>
          </table:table-cell>
          <table:table-cell office:value-type="float" office:value="0" calcext:value-type="float">
            <text:p>0</text:p>
          </table:table-cell>
          <table:table-cell office:value-type="float" office:value="0.00498835125288735" calcext:value-type="float">
            <text:p>0.0049883513</text:p>
          </table:table-cell>
          <table:table-cell office:value-type="float" office:value="118.112683500538" calcext:value-type="float">
            <text:p>118.11268350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4.7780961803561" calcext:value-type="float">
            <text:p>4.7780961804</text:p>
          </table:table-cell>
          <table:table-cell office:value-type="float" office:value="0" calcext:value-type="float">
            <text:p>0</text:p>
          </table:table-cell>
          <table:table-cell office:value-type="float" office:value="0.00673355615909748" calcext:value-type="float">
            <text:p>0.0067335562</text:p>
          </table:table-cell>
          <table:table-cell office:value-type="float" office:value="95.2613417205172" calcext:value-type="float">
            <text:p>95.2613417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2.19265018557809" calcext:value-type="float">
            <text:p>2.1926501856</text:p>
          </table:table-cell>
          <table:table-cell office:value-type="float" office:value="0.245265827119174" calcext:value-type="float">
            <text:p>0.2452658271</text:p>
          </table:table-cell>
          <table:table-cell office:value-type="float" office:value="0.00631677528574505" calcext:value-type="float">
            <text:p>0.0063167753</text:p>
          </table:table-cell>
          <table:table-cell office:value-type="float" office:value="164.572678965306" calcext:value-type="float">
            <text:p>164.5726789653</text:p>
          </table:table-cell>
          <table:table-cell office:value-type="float" office:value="0.198382705909863" calcext:value-type="float">
            <text:p>0.19838270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1.6930902661886" calcext:value-type="float">
            <text:p>1.6930902662</text:p>
          </table:table-cell>
          <table:table-cell office:value-type="float" office:value="0.285634767482283" calcext:value-type="float">
            <text:p>0.2856347675</text:p>
          </table:table-cell>
          <table:table-cell office:value-type="float" office:value="0.00656334026781338" calcext:value-type="float">
            <text:p>0.0065633403</text:p>
          </table:table-cell>
          <table:table-cell office:value-type="float" office:value="195.224934660442" calcext:value-type="float">
            <text:p>195.2249346604</text:p>
          </table:table-cell>
          <table:table-cell office:value-type="float" office:value="0.194673274459032" calcext:value-type="float">
            <text:p>0.19467327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4.72092024891936" calcext:value-type="float">
            <text:p>4.7209202489</text:p>
          </table:table-cell>
          <table:table-cell office:value-type="float" office:value="0" calcext:value-type="float">
            <text:p>0</text:p>
          </table:table-cell>
          <table:table-cell office:value-type="float" office:value="0.00681019877076851" calcext:value-type="float">
            <text:p>0.0068101988</text:p>
          </table:table-cell>
          <table:table-cell office:value-type="float" office:value="147.322718020407" calcext:value-type="float">
            <text:p>147.32271802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4.05426522288257" calcext:value-type="float">
            <text:p>4.0542652229</text:p>
          </table:table-cell>
          <table:table-cell office:value-type="float" office:value="0.114602404959645" calcext:value-type="float">
            <text:p>0.114602405</text:p>
          </table:table-cell>
          <table:table-cell office:value-type="float" office:value="0.00576669853857282" calcext:value-type="float">
            <text:p>0.0057666985</text:p>
          </table:table-cell>
          <table:table-cell office:value-type="float" office:value="150.890335629267" calcext:value-type="float">
            <text:p>150.8903356293</text:p>
          </table:table-cell>
          <table:table-cell office:value-type="float" office:value="0.190762876708678" calcext:value-type="float">
            <text:p>0.19076287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3.85554405170413" calcext:value-type="float">
            <text:p>3.8555440517</text:p>
          </table:table-cell>
          <table:table-cell office:value-type="float" office:value="0" calcext:value-type="float">
            <text:p>0</text:p>
          </table:table-cell>
          <table:table-cell office:value-type="float" office:value="0.00448188663961685" calcext:value-type="float">
            <text:p>0.0044818866</text:p>
          </table:table-cell>
          <table:table-cell office:value-type="float" office:value="132.346560644766" calcext:value-type="float">
            <text:p>132.34656064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1.3774882838583" calcext:value-type="float">
            <text:p>1.3774882839</text:p>
          </table:table-cell>
          <table:table-cell office:value-type="float" office:value="0.266471905945016" calcext:value-type="float">
            <text:p>0.2664719059</text:p>
          </table:table-cell>
          <table:table-cell office:value-type="float" office:value="0.00568696059603413" calcext:value-type="float">
            <text:p>0.0056869606</text:p>
          </table:table-cell>
          <table:table-cell office:value-type="float" office:value="153.089825632781" calcext:value-type="float">
            <text:p>153.0898256328</text:p>
          </table:table-cell>
          <table:table-cell office:value-type="float" office:value="0.188520796144754" calcext:value-type="float">
            <text:p>0.18852079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1.38206820310148" calcext:value-type="float">
            <text:p>1.3820682031</text:p>
          </table:table-cell>
          <table:table-cell office:value-type="float" office:value="0.273116421369391" calcext:value-type="float">
            <text:p>0.2731164214</text:p>
          </table:table-cell>
          <table:table-cell office:value-type="float" office:value="0.00578154523626475" calcext:value-type="float">
            <text:p>0.0057815452</text:p>
          </table:table-cell>
          <table:table-cell office:value-type="float" office:value="147.658122467775" calcext:value-type="float">
            <text:p>147.6581224678</text:p>
          </table:table-cell>
          <table:table-cell office:value-type="float" office:value="0.18822075223143" calcext:value-type="float">
            <text:p>0.18822075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4.67882876922952" calcext:value-type="float">
            <text:p>4.6788287692</text:p>
          </table:table-cell>
          <table:table-cell office:value-type="float" office:value="0" calcext:value-type="float">
            <text:p>0</text:p>
          </table:table-cell>
          <table:table-cell office:value-type="float" office:value="0.00655948711638766" calcext:value-type="float">
            <text:p>0.0065594871</text:p>
          </table:table-cell>
          <table:table-cell office:value-type="float" office:value="117.909086505404" calcext:value-type="float">
            <text:p>117.90908650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4.24876486628674" calcext:value-type="float">
            <text:p>4.2487648663</text:p>
          </table:table-cell>
          <table:table-cell office:value-type="float" office:value="0" calcext:value-type="float">
            <text:p>0</text:p>
          </table:table-cell>
          <table:table-cell office:value-type="float" office:value="0.00605658591535909" calcext:value-type="float">
            <text:p>0.0060565859</text:p>
          </table:table-cell>
          <table:table-cell office:value-type="float" office:value="134.976529176547" calcext:value-type="float">
            <text:p>134.97652917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1.38779414773135" calcext:value-type="float">
            <text:p>1.3877941477</text:p>
          </table:table-cell>
          <table:table-cell office:value-type="float" office:value="0.274241761643587" calcext:value-type="float">
            <text:p>0.2742417616</text:p>
          </table:table-cell>
          <table:table-cell office:value-type="float" office:value="0.00581245801975493" calcext:value-type="float">
            <text:p>0.005812458</text:p>
          </table:table-cell>
          <table:table-cell office:value-type="float" office:value="150.129909584319" calcext:value-type="float">
            <text:p>150.1299095843</text:p>
          </table:table-cell>
          <table:table-cell office:value-type="float" office:value="0.188475297492443" calcext:value-type="float">
            <text:p>0.18847529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5.6294090854493" calcext:value-type="float">
            <text:p>5.6294090854</text:p>
          </table:table-cell>
          <table:table-cell office:value-type="float" office:value="0" calcext:value-type="float">
            <text:p>0</text:p>
          </table:table-cell>
          <table:table-cell office:value-type="float" office:value="0.0084649615376672" calcext:value-type="float">
            <text:p>0.0084649615</text:p>
          </table:table-cell>
          <table:table-cell office:value-type="float" office:value="191.013425317689" calcext:value-type="float">
            <text:p>191.01342531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4.79089189746315" calcext:value-type="float">
            <text:p>4.7908918975</text:p>
          </table:table-cell>
          <table:table-cell office:value-type="float" office:value="0" calcext:value-type="float">
            <text:p>0</text:p>
          </table:table-cell>
          <table:table-cell office:value-type="float" office:value="0.00699224122350392" calcext:value-type="float">
            <text:p>0.0069922412</text:p>
          </table:table-cell>
          <table:table-cell office:value-type="float" office:value="177.650664087091" calcext:value-type="float">
            <text:p>177.65066408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1.35169162176226" calcext:value-type="float">
            <text:p>1.3516916218</text:p>
          </table:table-cell>
          <table:table-cell office:value-type="float" office:value="0.266181097686747" calcext:value-type="float">
            <text:p>0.2661810977</text:p>
          </table:table-cell>
          <table:table-cell office:value-type="float" office:value="0.00566823321966208" calcext:value-type="float">
            <text:p>0.0056682332</text:p>
          </table:table-cell>
          <table:table-cell office:value-type="float" office:value="152.150762932122" calcext:value-type="float">
            <text:p>152.1507629321</text:p>
          </table:table-cell>
          <table:table-cell office:value-type="float" office:value="0.186423155299216" calcext:value-type="float">
            <text:p>0.18642315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2.52456850232566" calcext:value-type="float">
            <text:p>2.5245685023</text:p>
          </table:table-cell>
          <table:table-cell office:value-type="float" office:value="0.197585511815446" calcext:value-type="float">
            <text:p>0.1975855118</text:p>
          </table:table-cell>
          <table:table-cell office:value-type="float" office:value="0.00564954304769735" calcext:value-type="float">
            <text:p>0.005649543</text:p>
          </table:table-cell>
          <table:table-cell office:value-type="float" office:value="156.905641147536" calcext:value-type="float">
            <text:p>156.9056411475</text:p>
          </table:table-cell>
          <table:table-cell office:value-type="float" office:value="0.198771249092526" calcext:value-type="float">
            <text:p>0.19877124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4.87220847570139" calcext:value-type="float">
            <text:p>4.8722084757</text:p>
          </table:table-cell>
          <table:table-cell office:value-type="float" office:value="0" calcext:value-type="float">
            <text:p>0</text:p>
          </table:table-cell>
          <table:table-cell office:value-type="float" office:value="0.00724492787798575" calcext:value-type="float">
            <text:p>0.0072449279</text:p>
          </table:table-cell>
          <table:table-cell office:value-type="float" office:value="167.698624117009" calcext:value-type="float">
            <text:p>167.69862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1.40607026921366" calcext:value-type="float">
            <text:p>1.4060702692</text:p>
          </table:table-cell>
          <table:table-cell office:value-type="float" office:value="0.275733990953356" calcext:value-type="float">
            <text:p>0.275733991</text:p>
          </table:table-cell>
          <table:table-cell office:value-type="float" office:value="0.00586629358296098" calcext:value-type="float">
            <text:p>0.0058662936</text:p>
          </table:table-cell>
          <table:table-cell office:value-type="float" office:value="163.722397305221" calcext:value-type="float">
            <text:p>163.7223973052</text:p>
          </table:table-cell>
          <table:table-cell office:value-type="float" office:value="0.191135506584754" calcext:value-type="float">
            <text:p>0.19113550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9.42463476125857" calcext:value-type="float">
            <text:p>9.4246347613</text:p>
          </table:table-cell>
          <table:table-cell office:value-type="float" office:value="0" calcext:value-type="float">
            <text:p>0</text:p>
          </table:table-cell>
          <table:table-cell office:value-type="float" office:value="0.0139375668971461" calcext:value-type="float">
            <text:p>0.0139375669</text:p>
          </table:table-cell>
          <table:table-cell office:value-type="float" office:value="130.402055453033" calcext:value-type="float">
            <text:p>130.4020554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.39298147683259" calcext:value-type="float">
            <text:p>1.3929814768</text:p>
          </table:table-cell>
          <table:table-cell office:value-type="float" office:value="0.273675150160492" calcext:value-type="float">
            <text:p>0.2736751502</text:p>
          </table:table-cell>
          <table:table-cell office:value-type="float" office:value="0.00579380990506837" calcext:value-type="float">
            <text:p>0.0057938099</text:p>
          </table:table-cell>
          <table:table-cell office:value-type="float" office:value="157.457855180116" calcext:value-type="float">
            <text:p>157.4578551801</text:p>
          </table:table-cell>
          <table:table-cell office:value-type="float" office:value="0.188585051611416" calcext:value-type="float">
            <text:p>0.18858505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1.64577920765533" calcext:value-type="float">
            <text:p>1.6457792077</text:p>
          </table:table-cell>
          <table:table-cell office:value-type="float" office:value="0.246994562971444" calcext:value-type="float">
            <text:p>0.246994563</text:p>
          </table:table-cell>
          <table:table-cell office:value-type="float" office:value="0.00562539563928824" calcext:value-type="float">
            <text:p>0.0056253956</text:p>
          </table:table-cell>
          <table:table-cell office:value-type="float" office:value="158.18154408997" calcext:value-type="float">
            <text:p>158.18154409</text:p>
          </table:table-cell>
          <table:table-cell office:value-type="float" office:value="0.18605582178451" calcext:value-type="float">
            <text:p>0.18605582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9.07465356200719" calcext:value-type="float">
            <text:p>9.074653562</text:p>
          </table:table-cell>
          <table:table-cell office:value-type="float" office:value="0" calcext:value-type="float">
            <text:p>0</text:p>
          </table:table-cell>
          <table:table-cell office:value-type="float" office:value="0.0112477590361621" calcext:value-type="float">
            <text:p>0.011247759</text:p>
          </table:table-cell>
          <table:table-cell office:value-type="float" office:value="155.702276940305" calcext:value-type="float">
            <text:p>155.7022769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1.52864115172565" calcext:value-type="float">
            <text:p>1.5286411517</text:p>
          </table:table-cell>
          <table:table-cell office:value-type="float" office:value="0.306612426564875" calcext:value-type="float">
            <text:p>0.3066124266</text:p>
          </table:table-cell>
          <table:table-cell office:value-type="float" office:value="0.00653406750256275" calcext:value-type="float">
            <text:p>0.0065340675</text:p>
          </table:table-cell>
          <table:table-cell office:value-type="float" office:value="161.803015925309" calcext:value-type="float">
            <text:p>161.8030159253</text:p>
          </table:table-cell>
          <table:table-cell office:value-type="float" office:value="0.197556679863887" calcext:value-type="float">
            <text:p>0.19755667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3.08021222773348" calcext:value-type="float">
            <text:p>3.0802122277</text:p>
          </table:table-cell>
          <table:table-cell office:value-type="float" office:value="0.155173813912339" calcext:value-type="float">
            <text:p>0.1551738139</text:p>
          </table:table-cell>
          <table:table-cell office:value-type="float" office:value="0.00551028897104224" calcext:value-type="float">
            <text:p>0.005510289</text:p>
          </table:table-cell>
          <table:table-cell office:value-type="float" office:value="148.7069374663" calcext:value-type="float">
            <text:p>148.7069374663</text:p>
          </table:table-cell>
          <table:table-cell office:value-type="float" office:value="0.194956139340382" calcext:value-type="float">
            <text:p>0.19495613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6.29507381931072" calcext:value-type="float">
            <text:p>6.2950738193</text:p>
          </table:table-cell>
          <table:table-cell office:value-type="float" office:value="0" calcext:value-type="float">
            <text:p>0</text:p>
          </table:table-cell>
          <table:table-cell office:value-type="float" office:value="0.00735507744139305" calcext:value-type="float">
            <text:p>0.0073550774</text:p>
          </table:table-cell>
          <table:table-cell office:value-type="float" office:value="144.763115117646" calcext:value-type="float">
            <text:p>144.76311511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4.84877077626756" calcext:value-type="float">
            <text:p>4.8487707763</text:p>
          </table:table-cell>
          <table:table-cell office:value-type="float" office:value="0" calcext:value-type="float">
            <text:p>0</text:p>
          </table:table-cell>
          <table:table-cell office:value-type="float" office:value="0.00709155127829902" calcext:value-type="float">
            <text:p>0.0070915513</text:p>
          </table:table-cell>
          <table:table-cell office:value-type="float" office:value="157.743693326216" calcext:value-type="float">
            <text:p>157.7436933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2.4305259055779" calcext:value-type="float">
            <text:p>2.4305259056</text:p>
          </table:table-cell>
          <table:table-cell office:value-type="float" office:value="0.188981405110581" calcext:value-type="float">
            <text:p>0.1889814051</text:p>
          </table:table-cell>
          <table:table-cell office:value-type="float" office:value="0.00542846607169075" calcext:value-type="float">
            <text:p>0.0054284661</text:p>
          </table:table-cell>
          <table:table-cell office:value-type="float" office:value="154.639813602143" calcext:value-type="float">
            <text:p>154.6398136021</text:p>
          </table:table-cell>
          <table:table-cell office:value-type="float" office:value="0.187350799494935" calcext:value-type="float">
            <text:p>0.18735079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.52493072233544" calcext:value-type="float">
            <text:p>1.5249307223</text:p>
          </table:table-cell>
          <table:table-cell office:value-type="float" office:value="0.303381830762462" calcext:value-type="float">
            <text:p>0.3033818308</text:p>
          </table:table-cell>
          <table:table-cell office:value-type="float" office:value="0.00640851277243236" calcext:value-type="float">
            <text:p>0.0064085128</text:p>
          </table:table-cell>
          <table:table-cell office:value-type="float" office:value="146.983597146988" calcext:value-type="float">
            <text:p>146.983597147</text:p>
          </table:table-cell>
          <table:table-cell office:value-type="float" office:value="0.193912775019233" calcext:value-type="float">
            <text:p>0.1939127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2.40387675583545" calcext:value-type="float">
            <text:p>2.4038767558</text:p>
          </table:table-cell>
          <table:table-cell office:value-type="float" office:value="0.187442366011248" calcext:value-type="float">
            <text:p>0.187442366</text:p>
          </table:table-cell>
          <table:table-cell office:value-type="float" office:value="0.00539188609988157" calcext:value-type="float">
            <text:p>0.0053918861</text:p>
          </table:table-cell>
          <table:table-cell office:value-type="float" office:value="146.594521698785" calcext:value-type="float">
            <text:p>146.5945216988</text:p>
          </table:table-cell>
          <table:table-cell office:value-type="float" office:value="0.185052082375565" calcext:value-type="float">
            <text:p>0.1850520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5.2829557008099" calcext:value-type="float">
            <text:p>5.2829557008</text:p>
          </table:table-cell>
          <table:table-cell office:value-type="float" office:value="0" calcext:value-type="float">
            <text:p>0</text:p>
          </table:table-cell>
          <table:table-cell office:value-type="float" office:value="0.00806670300567249" calcext:value-type="float">
            <text:p>0.008066703</text:p>
          </table:table-cell>
          <table:table-cell office:value-type="float" office:value="133.302427497134" calcext:value-type="float">
            <text:p>133.30242749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1.52799425149501" calcext:value-type="float">
            <text:p>1.5279942515</text:p>
          </table:table-cell>
          <table:table-cell office:value-type="float" office:value="0.304725615761523" calcext:value-type="float">
            <text:p>0.3047256158</text:p>
          </table:table-cell>
          <table:table-cell office:value-type="float" office:value="0.00646519856280667" calcext:value-type="float">
            <text:p>0.0064651986</text:p>
          </table:table-cell>
          <table:table-cell office:value-type="float" office:value="155.881484829701" calcext:value-type="float">
            <text:p>155.8814848297</text:p>
          </table:table-cell>
          <table:table-cell office:value-type="float" office:value="0.195498276072902" calcext:value-type="float">
            <text:p>0.1954982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4.30827614944606" calcext:value-type="float">
            <text:p>4.3082761494</text:p>
          </table:table-cell>
          <table:table-cell office:value-type="float" office:value="0" calcext:value-type="float">
            <text:p>0</text:p>
          </table:table-cell>
          <table:table-cell office:value-type="float" office:value="0.00610329410037949" calcext:value-type="float">
            <text:p>0.0061032941</text:p>
          </table:table-cell>
          <table:table-cell office:value-type="float" office:value="145.876564300826" calcext:value-type="float">
            <text:p>145.8765643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4.25275542055985" calcext:value-type="float">
            <text:p>4.2527554206</text:p>
          </table:table-cell>
          <table:table-cell office:value-type="float" office:value="0.0559778378544197" calcext:value-type="float">
            <text:p>0.0559778379</text:p>
          </table:table-cell>
          <table:table-cell office:value-type="float" office:value="0.00605039593830352" calcext:value-type="float">
            <text:p>0.0060503959</text:p>
          </table:table-cell>
          <table:table-cell office:value-type="float" office:value="164.109788981397" calcext:value-type="float">
            <text:p>164.1097889814</text:p>
          </table:table-cell>
          <table:table-cell office:value-type="float" office:value="0.0815762053329059" calcext:value-type="float">
            <text:p>0.08157620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5.48747028606386" calcext:value-type="float">
            <text:p>5.4874702861</text:p>
          </table:table-cell>
          <table:table-cell office:value-type="float" office:value="0" calcext:value-type="float">
            <text:p>0</text:p>
          </table:table-cell>
          <table:table-cell office:value-type="float" office:value="0.00576162543643393" calcext:value-type="float">
            <text:p>0.0057616254</text:p>
          </table:table-cell>
          <table:table-cell office:value-type="float" office:value="129.76107284144" calcext:value-type="float">
            <text:p>129.7610728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4.25655247981991" calcext:value-type="float">
            <text:p>4.2565524798</text:p>
          </table:table-cell>
          <table:table-cell office:value-type="float" office:value="0" calcext:value-type="float">
            <text:p>0</text:p>
          </table:table-cell>
          <table:table-cell office:value-type="float" office:value="0.00591286706663241" calcext:value-type="float">
            <text:p>0.0059128671</text:p>
          </table:table-cell>
          <table:table-cell office:value-type="float" office:value="94.2561916195611" calcext:value-type="float">
            <text:p>94.2561916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4.28279334989938" calcext:value-type="float">
            <text:p>4.2827933499</text:p>
          </table:table-cell>
          <table:table-cell office:value-type="float" office:value="0" calcext:value-type="float">
            <text:p>0</text:p>
          </table:table-cell>
          <table:table-cell office:value-type="float" office:value="0.00593337443665183" calcext:value-type="float">
            <text:p>0.0059333744</text:p>
          </table:table-cell>
          <table:table-cell office:value-type="float" office:value="87.9367639734555" calcext:value-type="float">
            <text:p>87.9367639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4.41265437178512" calcext:value-type="float">
            <text:p>4.4126543718</text:p>
          </table:table-cell>
          <table:table-cell office:value-type="float" office:value="0" calcext:value-type="float">
            <text:p>0</text:p>
          </table:table-cell>
          <table:table-cell office:value-type="float" office:value="0.00633229557499089" calcext:value-type="float">
            <text:p>0.0063322956</text:p>
          </table:table-cell>
          <table:table-cell office:value-type="float" office:value="162.664317173685" calcext:value-type="float">
            <text:p>162.66431717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8.89504197586263" calcext:value-type="float">
            <text:p>8.8950419759</text:p>
          </table:table-cell>
          <table:table-cell office:value-type="float" office:value="0" calcext:value-type="float">
            <text:p>0</text:p>
          </table:table-cell>
          <table:table-cell office:value-type="float" office:value="0.0115474434858557" calcext:value-type="float">
            <text:p>0.0115474435</text:p>
          </table:table-cell>
          <table:table-cell office:value-type="float" office:value="117.909217556106" calcext:value-type="float">
            <text:p>117.9092175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3.13007603155371" calcext:value-type="float">
            <text:p>3.1300760316</text:p>
          </table:table-cell>
          <table:table-cell office:value-type="float" office:value="0.158610075900492" calcext:value-type="float">
            <text:p>0.1586100759</text:p>
          </table:table-cell>
          <table:table-cell office:value-type="float" office:value="0.00528261901880459" calcext:value-type="float">
            <text:p>0.005282619</text:p>
          </table:table-cell>
          <table:table-cell office:value-type="float" office:value="63.8626768783164" calcext:value-type="float">
            <text:p>63.8626768783</text:p>
          </table:table-cell>
          <table:table-cell office:value-type="float" office:value="0.197908313136003" calcext:value-type="float">
            <text:p>0.19790831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1.52089369733016" calcext:value-type="float">
            <text:p>1.5208936973</text:p>
          </table:table-cell>
          <table:table-cell office:value-type="float" office:value="0.302963517913961" calcext:value-type="float">
            <text:p>0.3029635179</text:p>
          </table:table-cell>
          <table:table-cell office:value-type="float" office:value="0.00640804294758412" calcext:value-type="float">
            <text:p>0.0064080429</text:p>
          </table:table-cell>
          <table:table-cell office:value-type="float" office:value="159.375082662749" calcext:value-type="float">
            <text:p>159.3750826627</text:p>
          </table:table-cell>
          <table:table-cell office:value-type="float" office:value="0.196229153298378" calcext:value-type="float">
            <text:p>0.19622915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4.10678775134025" calcext:value-type="float">
            <text:p>4.1067877513</text:p>
          </table:table-cell>
          <table:table-cell office:value-type="float" office:value="0" calcext:value-type="float">
            <text:p>0</text:p>
          </table:table-cell>
          <table:table-cell office:value-type="float" office:value="0.00583466362934416" calcext:value-type="float">
            <text:p>0.0058346636</text:p>
          </table:table-cell>
          <table:table-cell office:value-type="float" office:value="151.549586181345" calcext:value-type="float">
            <text:p>151.5495861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4.05814721242065" calcext:value-type="float">
            <text:p>4.0581472124</text:p>
          </table:table-cell>
          <table:table-cell office:value-type="float" office:value="0" calcext:value-type="float">
            <text:p>0</text:p>
          </table:table-cell>
          <table:table-cell office:value-type="float" office:value="0.00582324479157505" calcext:value-type="float">
            <text:p>0.0058232448</text:p>
          </table:table-cell>
          <table:table-cell office:value-type="float" office:value="177.607554719097" calcext:value-type="float">
            <text:p>177.60755471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7.48643999579487" calcext:value-type="float">
            <text:p>7.4864399958</text:p>
          </table:table-cell>
          <table:table-cell office:value-type="float" office:value="0" calcext:value-type="float">
            <text:p>0</text:p>
          </table:table-cell>
          <table:table-cell office:value-type="float" office:value="0.00963133336765707" calcext:value-type="float">
            <text:p>0.0096313334</text:p>
          </table:table-cell>
          <table:table-cell office:value-type="float" office:value="140.576362131378" calcext:value-type="float">
            <text:p>140.57636213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4.8965973364434" calcext:value-type="float">
            <text:p>4.8965973364</text:p>
          </table:table-cell>
          <table:table-cell office:value-type="float" office:value="0.20146445808106" calcext:value-type="float">
            <text:p>0.2014644581</text:p>
          </table:table-cell>
          <table:table-cell office:value-type="float" office:value="0.00850329140690851" calcext:value-type="float">
            <text:p>0.0085032914</text:p>
          </table:table-cell>
          <table:table-cell office:value-type="float" office:value="191.726495335118" calcext:value-type="float">
            <text:p>191.7264953351</text:p>
          </table:table-cell>
          <table:table-cell office:value-type="float" office:value="0.196249547840935" calcext:value-type="float">
            <text:p>0.19624954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4.80299970276138" calcext:value-type="float">
            <text:p>4.8029997028</text:p>
          </table:table-cell>
          <table:table-cell office:value-type="float" office:value="0" calcext:value-type="float">
            <text:p>0</text:p>
          </table:table-cell>
          <table:table-cell office:value-type="float" office:value="0.00697673425305056" calcext:value-type="float">
            <text:p>0.0069767343</text:p>
          </table:table-cell>
          <table:table-cell office:value-type="float" office:value="156.152961491841" calcext:value-type="float">
            <text:p>156.15296149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4.25477605111664" calcext:value-type="float">
            <text:p>4.2547760511</text:p>
          </table:table-cell>
          <table:table-cell office:value-type="float" office:value="0" calcext:value-type="float">
            <text:p>0</text:p>
          </table:table-cell>
          <table:table-cell office:value-type="float" office:value="0.00616102946482775" calcext:value-type="float">
            <text:p>0.0061610295</text:p>
          </table:table-cell>
          <table:table-cell office:value-type="float" office:value="161.520793169569" calcext:value-type="float">
            <text:p>161.52079316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4.29563897865236" calcext:value-type="float">
            <text:p>4.2956389787</text:p>
          </table:table-cell>
          <table:table-cell office:value-type="float" office:value="0.0322845712063661" calcext:value-type="float">
            <text:p>0.0322845712</text:p>
          </table:table-cell>
          <table:table-cell office:value-type="float" office:value="0.00622604917043114" calcext:value-type="float">
            <text:p>0.0062260492</text:p>
          </table:table-cell>
          <table:table-cell office:value-type="float" office:value="174.450551174411" calcext:value-type="float">
            <text:p>174.4505511744</text:p>
          </table:table-cell>
          <table:table-cell office:value-type="float" office:value="0.0946772231688027" calcext:value-type="float">
            <text:p>0.0946772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4.72562925334912" calcext:value-type="float">
            <text:p>4.7256292533</text:p>
          </table:table-cell>
          <table:table-cell office:value-type="float" office:value="0" calcext:value-type="float">
            <text:p>0</text:p>
          </table:table-cell>
          <table:table-cell office:value-type="float" office:value="0.0067981634953461" calcext:value-type="float">
            <text:p>0.0067981635</text:p>
          </table:table-cell>
          <table:table-cell office:value-type="float" office:value="155.135184778538" calcext:value-type="float">
            <text:p>155.13518477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3.9972980220581" calcext:value-type="float">
            <text:p>3.9972980221</text:p>
          </table:table-cell>
          <table:table-cell office:value-type="float" office:value="0" calcext:value-type="float">
            <text:p>0</text:p>
          </table:table-cell>
          <table:table-cell office:value-type="float" office:value="0.00557887414721173" calcext:value-type="float">
            <text:p>0.0055788741</text:p>
          </table:table-cell>
          <table:table-cell office:value-type="float" office:value="169.026831861244" calcext:value-type="float">
            <text:p>169.02683186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4.5351638083052" calcext:value-type="float">
            <text:p>4.5351638083</text:p>
          </table:table-cell>
          <table:table-cell office:value-type="float" office:value="0" calcext:value-type="float">
            <text:p>0</text:p>
          </table:table-cell>
          <table:table-cell office:value-type="float" office:value="0.00646066232848528" calcext:value-type="float">
            <text:p>0.0064606623</text:p>
          </table:table-cell>
          <table:table-cell office:value-type="float" office:value="138.286635900154" calcext:value-type="float">
            <text:p>138.2866359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8.28843353586503" calcext:value-type="float">
            <text:p>8.2884335359</text:p>
          </table:table-cell>
          <table:table-cell office:value-type="float" office:value="0" calcext:value-type="float">
            <text:p>0</text:p>
          </table:table-cell>
          <table:table-cell office:value-type="float" office:value="0.0102108532701558" calcext:value-type="float">
            <text:p>0.0102108533</text:p>
          </table:table-cell>
          <table:table-cell office:value-type="float" office:value="137.194277659649" calcext:value-type="float">
            <text:p>137.1942776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1.52401221900518" calcext:value-type="float">
            <text:p>1.524012219</text:p>
          </table:table-cell>
          <table:table-cell office:value-type="float" office:value="0.302949247265159" calcext:value-type="float">
            <text:p>0.3029492473</text:p>
          </table:table-cell>
          <table:table-cell office:value-type="float" office:value="0.00640793969117596" calcext:value-type="float">
            <text:p>0.0064079397</text:p>
          </table:table-cell>
          <table:table-cell office:value-type="float" office:value="168.938588845248" calcext:value-type="float">
            <text:p>168.9385888452</text:p>
          </table:table-cell>
          <table:table-cell office:value-type="float" office:value="0.197553185825615" calcext:value-type="float">
            <text:p>0.19755318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1.41707526071199" calcext:value-type="float">
            <text:p>1.4170752607</text:p>
          </table:table-cell>
          <table:table-cell office:value-type="float" office:value="0.277153497099929" calcext:value-type="float">
            <text:p>0.2771534971</text:p>
          </table:table-cell>
          <table:table-cell office:value-type="float" office:value="0.00586885304967833" calcext:value-type="float">
            <text:p>0.005868853</text:p>
          </table:table-cell>
          <table:table-cell office:value-type="float" office:value="148.910765377872" calcext:value-type="float">
            <text:p>148.9107653779</text:p>
          </table:table-cell>
          <table:table-cell office:value-type="float" office:value="0.188387529524065" calcext:value-type="float">
            <text:p>0.18838752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1.59146077381571" calcext:value-type="float">
            <text:p>1.5914607738</text:p>
          </table:table-cell>
          <table:table-cell office:value-type="float" office:value="0.24094837014853" calcext:value-type="float">
            <text:p>0.2409483701</text:p>
          </table:table-cell>
          <table:table-cell office:value-type="float" office:value="0.00550405227132945" calcext:value-type="float">
            <text:p>0.0055040523</text:p>
          </table:table-cell>
          <table:table-cell office:value-type="float" office:value="151.697078097068" calcext:value-type="float">
            <text:p>151.6970780971</text:p>
          </table:table-cell>
          <table:table-cell office:value-type="float" office:value="0.184602283497828" calcext:value-type="float">
            <text:p>0.18460228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4.24963937359778" calcext:value-type="float">
            <text:p>4.2496393736</text:p>
          </table:table-cell>
          <table:table-cell office:value-type="float" office:value="0" calcext:value-type="float">
            <text:p>0</text:p>
          </table:table-cell>
          <table:table-cell office:value-type="float" office:value="0.00614366723846491" calcext:value-type="float">
            <text:p>0.0061436672</text:p>
          </table:table-cell>
          <table:table-cell office:value-type="float" office:value="168.509294883264" calcext:value-type="float">
            <text:p>168.50929488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8.04478357889379" calcext:value-type="float">
            <text:p>8.0447835789</text:p>
          </table:table-cell>
          <table:table-cell office:value-type="float" office:value="0" calcext:value-type="float">
            <text:p>0</text:p>
          </table:table-cell>
          <table:table-cell office:value-type="float" office:value="0.00968890440061548" calcext:value-type="float">
            <text:p>0.0096889044</text:p>
          </table:table-cell>
          <table:table-cell office:value-type="float" office:value="148.447946758736" calcext:value-type="float">
            <text:p>148.44794675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4.46837049728801" calcext:value-type="float">
            <text:p>4.4683704973</text:p>
          </table:table-cell>
          <table:table-cell office:value-type="float" office:value="0.115315390430663" calcext:value-type="float">
            <text:p>0.1153153904</text:p>
          </table:table-cell>
          <table:table-cell office:value-type="float" office:value="0.00677662060116657" calcext:value-type="float">
            <text:p>0.0067766206</text:p>
          </table:table-cell>
          <table:table-cell office:value-type="float" office:value="157.713192901192" calcext:value-type="float">
            <text:p>157.7131929012</text:p>
          </table:table-cell>
          <table:table-cell office:value-type="float" office:value="0.0849767760092051" calcext:value-type="float">
            <text:p>0.0849767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4.665105306445" calcext:value-type="float">
            <text:p>4.6651053064</text:p>
          </table:table-cell>
          <table:table-cell office:value-type="float" office:value="0" calcext:value-type="float">
            <text:p>0</text:p>
          </table:table-cell>
          <table:table-cell office:value-type="float" office:value="0.00675154635011783" calcext:value-type="float">
            <text:p>0.0067515464</text:p>
          </table:table-cell>
          <table:table-cell office:value-type="float" office:value="158.505416392938" calcext:value-type="float">
            <text:p>158.50541639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4.45888588483643" calcext:value-type="float">
            <text:p>4.4588858848</text:p>
          </table:table-cell>
          <table:table-cell office:value-type="float" office:value="0.0463695984043353" calcext:value-type="float">
            <text:p>0.0463695984</text:p>
          </table:table-cell>
          <table:table-cell office:value-type="float" office:value="0.00650301753758081" calcext:value-type="float">
            <text:p>0.0065030175</text:p>
          </table:table-cell>
          <table:table-cell office:value-type="float" office:value="157.910841381665" calcext:value-type="float">
            <text:p>157.9108413817</text:p>
          </table:table-cell>
          <table:table-cell office:value-type="float" office:value="0.0658592226578391" calcext:value-type="float">
            <text:p>0.06585922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4.80755019304521" calcext:value-type="float">
            <text:p>4.807550193</text:p>
          </table:table-cell>
          <table:table-cell office:value-type="float" office:value="0" calcext:value-type="float">
            <text:p>0</text:p>
          </table:table-cell>
          <table:table-cell office:value-type="float" office:value="0.00674497145502201" calcext:value-type="float">
            <text:p>0.0067449715</text:p>
          </table:table-cell>
          <table:table-cell office:value-type="float" office:value="119.439647839422" calcext:value-type="float">
            <text:p>119.4396478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4.45713648909421" calcext:value-type="float">
            <text:p>4.4571364891</text:p>
          </table:table-cell>
          <table:table-cell office:value-type="float" office:value="0" calcext:value-type="float">
            <text:p>0</text:p>
          </table:table-cell>
          <table:table-cell office:value-type="float" office:value="0.00630976843956766" calcext:value-type="float">
            <text:p>0.0063097684</text:p>
          </table:table-cell>
          <table:table-cell office:value-type="float" office:value="108.732668294461" calcext:value-type="float">
            <text:p>108.73266829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4.45795540158879" calcext:value-type="float">
            <text:p>4.4579554016</text:p>
          </table:table-cell>
          <table:table-cell office:value-type="float" office:value="0" calcext:value-type="float">
            <text:p>0</text:p>
          </table:table-cell>
          <table:table-cell office:value-type="float" office:value="0.00647917407532027" calcext:value-type="float">
            <text:p>0.0064791741</text:p>
          </table:table-cell>
          <table:table-cell office:value-type="float" office:value="149.068079364568" calcext:value-type="float">
            <text:p>149.06807936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4.14508805569114" calcext:value-type="float">
            <text:p>4.1450880557</text:p>
          </table:table-cell>
          <table:table-cell office:value-type="float" office:value="0" calcext:value-type="float">
            <text:p>0</text:p>
          </table:table-cell>
          <table:table-cell office:value-type="float" office:value="0.00598729997730268" calcext:value-type="float">
            <text:p>0.0059873</text:p>
          </table:table-cell>
          <table:table-cell office:value-type="float" office:value="156.815588549354" calcext:value-type="float">
            <text:p>156.8155885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4.44161575409313" calcext:value-type="float">
            <text:p>4.4416157541</text:p>
          </table:table-cell>
          <table:table-cell office:value-type="float" office:value="0" calcext:value-type="float">
            <text:p>0</text:p>
          </table:table-cell>
          <table:table-cell office:value-type="float" office:value="0.00640340839554305" calcext:value-type="float">
            <text:p>0.0064034084</text:p>
          </table:table-cell>
          <table:table-cell office:value-type="float" office:value="153.469148730258" calcext:value-type="float">
            <text:p>153.46914873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4.71975545705806" calcext:value-type="float">
            <text:p>4.7197554571</text:p>
          </table:table-cell>
          <table:table-cell office:value-type="float" office:value="0" calcext:value-type="float">
            <text:p>0</text:p>
          </table:table-cell>
          <table:table-cell office:value-type="float" office:value="0.00654628816252957" calcext:value-type="float">
            <text:p>0.0065462882</text:p>
          </table:table-cell>
          <table:table-cell office:value-type="float" office:value="54.9197722309123" calcext:value-type="float">
            <text:p>54.91977223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4.56977665505743" calcext:value-type="float">
            <text:p>4.5697766551</text:p>
          </table:table-cell>
          <table:table-cell office:value-type="float" office:value="0" calcext:value-type="float">
            <text:p>0</text:p>
          </table:table-cell>
          <table:table-cell office:value-type="float" office:value="0.00631653849095456" calcext:value-type="float">
            <text:p>0.0063165385</text:p>
          </table:table-cell>
          <table:table-cell office:value-type="float" office:value="65.9753183863341" calcext:value-type="float">
            <text:p>65.97531838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4.79035789870167" calcext:value-type="float">
            <text:p>4.7903578987</text:p>
          </table:table-cell>
          <table:table-cell office:value-type="float" office:value="0.112452000502157" calcext:value-type="float">
            <text:p>0.1124520005</text:p>
          </table:table-cell>
          <table:table-cell office:value-type="float" office:value="0.006939039738149" calcext:value-type="float">
            <text:p>0.0069390397</text:p>
          </table:table-cell>
          <table:table-cell office:value-type="float" office:value="142.817373871292" calcext:value-type="float">
            <text:p>142.8173738713</text:p>
          </table:table-cell>
          <table:table-cell office:value-type="float" office:value="0.101847007439511" calcext:value-type="float">
            <text:p>0.10184700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4.36338222913182" calcext:value-type="float">
            <text:p>4.3633822291</text:p>
          </table:table-cell>
          <table:table-cell office:value-type="float" office:value="0.13197879133124" calcext:value-type="float">
            <text:p>0.1319787913</text:p>
          </table:table-cell>
          <table:table-cell office:value-type="float" office:value="0.00650396312134968" calcext:value-type="float">
            <text:p>0.0065039631</text:p>
          </table:table-cell>
          <table:table-cell office:value-type="float" office:value="148.378115499094" calcext:value-type="float">
            <text:p>148.3781154991</text:p>
          </table:table-cell>
          <table:table-cell office:value-type="float" office:value="0.215244229709125" calcext:value-type="float">
            <text:p>0.2152442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4.28851773433178" calcext:value-type="float">
            <text:p>4.2885177343</text:p>
          </table:table-cell>
          <table:table-cell office:value-type="float" office:value="0.110013139270751" calcext:value-type="float">
            <text:p>0.1100131393</text:p>
          </table:table-cell>
          <table:table-cell office:value-type="float" office:value="0.00649046429556099" calcext:value-type="float">
            <text:p>0.0064904643</text:p>
          </table:table-cell>
          <table:table-cell office:value-type="float" office:value="166.052919807375" calcext:value-type="float">
            <text:p>166.0529198074</text:p>
          </table:table-cell>
          <table:table-cell office:value-type="float" office:value="0.0729882459054432" calcext:value-type="float">
            <text:p>0.07298824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4.81086824884234" calcext:value-type="float">
            <text:p>4.8108682488</text:p>
          </table:table-cell>
          <table:table-cell office:value-type="float" office:value="0" calcext:value-type="float">
            <text:p>0</text:p>
          </table:table-cell>
          <table:table-cell office:value-type="float" office:value="0.00679434815185216" calcext:value-type="float">
            <text:p>0.0067943482</text:p>
          </table:table-cell>
          <table:table-cell office:value-type="float" office:value="100.328776946697" calcext:value-type="float">
            <text:p>100.3287769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4.72617784974775" calcext:value-type="float">
            <text:p>4.7261778497</text:p>
          </table:table-cell>
          <table:table-cell office:value-type="float" office:value="0" calcext:value-type="float">
            <text:p>0</text:p>
          </table:table-cell>
          <table:table-cell office:value-type="float" office:value="0.00669176486507609" calcext:value-type="float">
            <text:p>0.0066917649</text:p>
          </table:table-cell>
          <table:table-cell office:value-type="float" office:value="116.821980475299" calcext:value-type="float">
            <text:p>116.82198047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4.89789823028265" calcext:value-type="float">
            <text:p>4.8978982303</text:p>
          </table:table-cell>
          <table:table-cell office:value-type="float" office:value="0" calcext:value-type="float">
            <text:p>0</text:p>
          </table:table-cell>
          <table:table-cell office:value-type="float" office:value="0.00547609827667968" calcext:value-type="float">
            <text:p>0.0054760983</text:p>
          </table:table-cell>
          <table:table-cell office:value-type="float" office:value="141.971259710103" calcext:value-type="float">
            <text:p>141.9712597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4.36475470363609" calcext:value-type="float">
            <text:p>4.3647547036</text:p>
          </table:table-cell>
          <table:table-cell office:value-type="float" office:value="0" calcext:value-type="float">
            <text:p>0</text:p>
          </table:table-cell>
          <table:table-cell office:value-type="float" office:value="0.00623446290077199" calcext:value-type="float">
            <text:p>0.0062344629</text:p>
          </table:table-cell>
          <table:table-cell office:value-type="float" office:value="141.271492489611" calcext:value-type="float">
            <text:p>141.27149248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4.78503056919887" calcext:value-type="float">
            <text:p>4.7850305692</text:p>
          </table:table-cell>
          <table:table-cell office:value-type="float" office:value="0" calcext:value-type="float">
            <text:p>0</text:p>
          </table:table-cell>
          <table:table-cell office:value-type="float" office:value="0.00681405072220748" calcext:value-type="float">
            <text:p>0.0068140507</text:p>
          </table:table-cell>
          <table:table-cell office:value-type="float" office:value="117.067583486265" calcext:value-type="float">
            <text:p>117.06758348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4.6967710768822" calcext:value-type="float">
            <text:p>4.6967710769</text:p>
          </table:table-cell>
          <table:table-cell office:value-type="float" office:value="0" calcext:value-type="float">
            <text:p>0</text:p>
          </table:table-cell>
          <table:table-cell office:value-type="float" office:value="0.00675380576545078" calcext:value-type="float">
            <text:p>0.0067538058</text:p>
          </table:table-cell>
          <table:table-cell office:value-type="float" office:value="154.087324608046" calcext:value-type="float">
            <text:p>154.0873246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4.67813084603433" calcext:value-type="float">
            <text:p>4.678130846</text:p>
          </table:table-cell>
          <table:table-cell office:value-type="float" office:value="0" calcext:value-type="float">
            <text:p>0</text:p>
          </table:table-cell>
          <table:table-cell office:value-type="float" office:value="0.00674558568625549" calcext:value-type="float">
            <text:p>0.0067455857</text:p>
          </table:table-cell>
          <table:table-cell office:value-type="float" office:value="167.104830910011" calcext:value-type="float">
            <text:p>167.104830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4.10480557726753" calcext:value-type="float">
            <text:p>4.1048055773</text:p>
          </table:table-cell>
          <table:table-cell office:value-type="float" office:value="0" calcext:value-type="float">
            <text:p>0</text:p>
          </table:table-cell>
          <table:table-cell office:value-type="float" office:value="0.00577634756604407" calcext:value-type="float">
            <text:p>0.0057763476</text:p>
          </table:table-cell>
          <table:table-cell office:value-type="float" office:value="130.584645515243" calcext:value-type="float">
            <text:p>130.5846455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4.31700915172881" calcext:value-type="float">
            <text:p>4.3170091517</text:p>
          </table:table-cell>
          <table:table-cell office:value-type="float" office:value="0.076160115160981" calcext:value-type="float">
            <text:p>0.0761601152</text:p>
          </table:table-cell>
          <table:table-cell office:value-type="float" office:value="0.00619490272272604" calcext:value-type="float">
            <text:p>0.0061949027</text:p>
          </table:table-cell>
          <table:table-cell office:value-type="float" office:value="153.414754640998" calcext:value-type="float">
            <text:p>153.414754641</text:p>
          </table:table-cell>
          <table:table-cell office:value-type="float" office:value="0.0793043292005173" calcext:value-type="float">
            <text:p>0.07930432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4.36359650820436" calcext:value-type="float">
            <text:p>4.3635965082</text:p>
          </table:table-cell>
          <table:table-cell office:value-type="float" office:value="0.0261284539737348" calcext:value-type="float">
            <text:p>0.026128454</text:p>
          </table:table-cell>
          <table:table-cell office:value-type="float" office:value="0.00636513428504739" calcext:value-type="float">
            <text:p>0.0063651343</text:p>
          </table:table-cell>
          <table:table-cell office:value-type="float" office:value="162.880400191216" calcext:value-type="float">
            <text:p>162.8804001912</text:p>
          </table:table-cell>
          <table:table-cell office:value-type="float" office:value="0.073987617374676" calcext:value-type="float">
            <text:p>0.07398761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4.57853569310035" calcext:value-type="float">
            <text:p>4.5785356931</text:p>
          </table:table-cell>
          <table:table-cell office:value-type="float" office:value="0" calcext:value-type="float">
            <text:p>0</text:p>
          </table:table-cell>
          <table:table-cell office:value-type="float" office:value="0.00663581258391748" calcext:value-type="float">
            <text:p>0.0066358126</text:p>
          </table:table-cell>
          <table:table-cell office:value-type="float" office:value="149.476976134963" calcext:value-type="float">
            <text:p>149.4769761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3.80163531345492" calcext:value-type="float">
            <text:p>3.8016353135</text:p>
          </table:table-cell>
          <table:table-cell office:value-type="float" office:value="0.106127006547214" calcext:value-type="float">
            <text:p>0.1061270065</text:p>
          </table:table-cell>
          <table:table-cell office:value-type="float" office:value="0.00545332766883901" calcext:value-type="float">
            <text:p>0.0054533277</text:p>
          </table:table-cell>
          <table:table-cell office:value-type="float" office:value="164.83547935394" calcext:value-type="float">
            <text:p>164.8354793539</text:p>
          </table:table-cell>
          <table:table-cell office:value-type="float" office:value="0.1780771723138" calcext:value-type="float">
            <text:p>0.17807717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4.67901923205145" calcext:value-type="float">
            <text:p>4.6790192321</text:p>
          </table:table-cell>
          <table:table-cell office:value-type="float" office:value="0" calcext:value-type="float">
            <text:p>0</text:p>
          </table:table-cell>
          <table:table-cell office:value-type="float" office:value="0.00674289756165862" calcext:value-type="float">
            <text:p>0.0067428976</text:p>
          </table:table-cell>
          <table:table-cell office:value-type="float" office:value="152.974296919016" calcext:value-type="float">
            <text:p>152.9742969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4.7847459170081" calcext:value-type="float">
            <text:p>4.784745917</text:p>
          </table:table-cell>
          <table:table-cell office:value-type="float" office:value="0" calcext:value-type="float">
            <text:p>0</text:p>
          </table:table-cell>
          <table:table-cell office:value-type="float" office:value="0.00675306846251499" calcext:value-type="float">
            <text:p>0.0067530685</text:p>
          </table:table-cell>
          <table:table-cell office:value-type="float" office:value="95.6934262655478" calcext:value-type="float">
            <text:p>95.69342626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4.03370694968571" calcext:value-type="float">
            <text:p>4.0337069497</text:p>
          </table:table-cell>
          <table:table-cell office:value-type="float" office:value="0.113355592583269" calcext:value-type="float">
            <text:p>0.1133555926</text:p>
          </table:table-cell>
          <table:table-cell office:value-type="float" office:value="0.00571971148499471" calcext:value-type="float">
            <text:p>0.0057197115</text:p>
          </table:table-cell>
          <table:table-cell office:value-type="float" office:value="144.871790762851" calcext:value-type="float">
            <text:p>144.8717907629</text:p>
          </table:table-cell>
          <table:table-cell office:value-type="float" office:value="0.189371934901609" calcext:value-type="float">
            <text:p>0.18937193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4.59359516547436" calcext:value-type="float">
            <text:p>4.5935951655</text:p>
          </table:table-cell>
          <table:table-cell office:value-type="float" office:value="0" calcext:value-type="float">
            <text:p>0</text:p>
          </table:table-cell>
          <table:table-cell office:value-type="float" office:value="0.00662227830333346" calcext:value-type="float">
            <text:p>0.0066222783</text:p>
          </table:table-cell>
          <table:table-cell office:value-type="float" office:value="156.161837552258" calcext:value-type="float">
            <text:p>156.16183755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4.6699817674773" calcext:value-type="float">
            <text:p>4.6699817675</text:p>
          </table:table-cell>
          <table:table-cell office:value-type="float" office:value="0.087061506950076" calcext:value-type="float">
            <text:p>0.087061507</text:p>
          </table:table-cell>
          <table:table-cell office:value-type="float" office:value="0.00638918657329302" calcext:value-type="float">
            <text:p>0.0063891866</text:p>
          </table:table-cell>
          <table:table-cell office:value-type="float" office:value="199.728115696177" calcext:value-type="float">
            <text:p>199.7281156962</text:p>
          </table:table-cell>
          <table:table-cell office:value-type="float" office:value="0.0504774289455801" calcext:value-type="float">
            <text:p>0.05047742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2.56829533071988" calcext:value-type="float">
            <text:p>2.5682953307</text:p>
          </table:table-cell>
          <table:table-cell office:value-type="float" office:value="0.206920717818939" calcext:value-type="float">
            <text:p>0.2069207178</text:p>
          </table:table-cell>
          <table:table-cell office:value-type="float" office:value="0.00589254252353999" calcext:value-type="float">
            <text:p>0.0058925425</text:p>
          </table:table-cell>
          <table:table-cell office:value-type="float" office:value="150.53144637977" calcext:value-type="float">
            <text:p>150.5314463798</text:p>
          </table:table-cell>
          <table:table-cell office:value-type="float" office:value="0.196632177091779" calcext:value-type="float">
            <text:p>0.19663217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5.58234987294539" calcext:value-type="float">
            <text:p>5.5823498729</text:p>
          </table:table-cell>
          <table:table-cell office:value-type="float" office:value="0" calcext:value-type="float">
            <text:p>0</text:p>
          </table:table-cell>
          <table:table-cell office:value-type="float" office:value="0.00683903743845147" calcext:value-type="float">
            <text:p>0.0068390374</text:p>
          </table:table-cell>
          <table:table-cell office:value-type="float" office:value="145.957600354655" calcext:value-type="float">
            <text:p>145.95760035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3.16651104876173" calcext:value-type="float">
            <text:p>3.1665110488</text:p>
          </table:table-cell>
          <table:table-cell office:value-type="float" office:value="0.161656807948027" calcext:value-type="float">
            <text:p>0.1616568079</text:p>
          </table:table-cell>
          <table:table-cell office:value-type="float" office:value="0.00567301614513982" calcext:value-type="float">
            <text:p>0.0056730161</text:p>
          </table:table-cell>
          <table:table-cell office:value-type="float" office:value="156.806322631827" calcext:value-type="float">
            <text:p>156.8063226318</text:p>
          </table:table-cell>
          <table:table-cell office:value-type="float" office:value="0.200288769132566" calcext:value-type="float">
            <text:p>0.20028876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4.20983310069108" calcext:value-type="float">
            <text:p>4.2098331007</text:p>
          </table:table-cell>
          <table:table-cell office:value-type="float" office:value="0" calcext:value-type="float">
            <text:p>0</text:p>
          </table:table-cell>
          <table:table-cell office:value-type="float" office:value="0.00587175677478839" calcext:value-type="float">
            <text:p>0.0058717568</text:p>
          </table:table-cell>
          <table:table-cell office:value-type="float" office:value="140.856644079652" calcext:value-type="float">
            <text:p>140.85664407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3.90778598172173" calcext:value-type="float">
            <text:p>3.9077859817</text:p>
          </table:table-cell>
          <table:table-cell office:value-type="float" office:value="0" calcext:value-type="float">
            <text:p>0</text:p>
          </table:table-cell>
          <table:table-cell office:value-type="float" office:value="0.00443351726531708" calcext:value-type="float">
            <text:p>0.0044335173</text:p>
          </table:table-cell>
          <table:table-cell office:value-type="float" office:value="133.22633589008" calcext:value-type="float">
            <text:p>133.22633589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table table:name="best params, extended sensitivitie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/>
          <table:table-cell table:formula="of:=AVERAGE([.B4:.B276])" office:value-type="float" office:value="78.6413801820673" calcext:value-type="float">
            <text:p>78.6413801821</text:p>
          </table:table-cell>
          <table:table-cell table:formula="of:=AVERAGE([.C4:.C276])" office:value-type="float" office:value="0.522240622222589" calcext:value-type="float">
            <text:p>0.5222406222</text:p>
          </table:table-cell>
          <table:table-cell table:formula="of:=AVERAGE([.D4:.D276])" office:value-type="float" office:value="0.329055785456257" calcext:value-type="float">
            <text:p>0.3290557855</text:p>
          </table:table-cell>
          <table:table-cell table:formula="of:=AVERAGE([.E4:.E276])" office:value-type="float" office:value="86.0014253495608" calcext:value-type="float">
            <text:p>86.0014253496</text:p>
          </table:table-cell>
          <table:table-cell table:formula="of:=AVERAGE([.F4:.F276])" office:value-type="float" office:value="0.000000412696326305292" calcext:value-type="float">
            <text:p>4.13E-07</text:p>
          </table:table-cell>
        </table:table-row>
        <table:table-row table:style-name="ro1">
          <table:table-cell/>
          <table:table-cell table:formula="of:=STDEV([.B4:.B276])" office:value-type="float" office:value="252.772911968813" calcext:value-type="float">
            <text:p>252.7729119688</text:p>
          </table:table-cell>
          <table:table-cell table:formula="of:=STDEV([.C4:.C276])" office:value-type="float" office:value="5.38857323100034" calcext:value-type="float">
            <text:p>5.388573231</text:p>
          </table:table-cell>
          <table:table-cell table:formula="of:=STDEV([.D4:.D276])" office:value-type="float" office:value="0.601448402543562" calcext:value-type="float">
            <text:p>0.6014484025</text:p>
          </table:table-cell>
          <table:table-cell table:formula="of:=STDEV([.E4:.E276])" office:value-type="float" office:value="375.026146802612" calcext:value-type="float">
            <text:p>375.0261468026</text:p>
          </table:table-cell>
          <table:table-cell table:style-name="Default" table:formula="of:=STDEV([.F4:.F276])" office:value-type="float" office:value="0.00000329641606448389" calcext:value-type="float">
            <text:p>3.29641606448389E-06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2</text:p>
          </table:table-cell>
          <table:table-cell table:style-name="Default" office:value-type="string" calcext:value-type="string">
            <text:p>taud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6.22233059216604" calcext:value-type="float">
            <text:p>6.2223305922</text:p>
          </table:table-cell>
          <table:table-cell office:value-type="float" office:value="0.430199554880968" calcext:value-type="float">
            <text:p>0.4301995549</text:p>
          </table:table-cell>
          <table:table-cell office:value-type="float" office:value="0.0762359070838077" calcext:value-type="float">
            <text:p>0.0762359071</text:p>
          </table:table-cell>
          <table:table-cell office:value-type="float" office:value="3.76429423781994" calcext:value-type="float">
            <text:p>3.7642942378</text:p>
          </table:table-cell>
          <table:table-cell office:value-type="float" office:value="0.000000461950236141507" calcext:value-type="float">
            <text:p>4.62E-07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6.74695146147828" calcext:value-type="float">
            <text:p>6.7469514615</text:p>
          </table:table-cell>
          <table:table-cell office:value-type="float" office:value="0.309787459412015" calcext:value-type="float">
            <text:p>0.3097874594</text:p>
          </table:table-cell>
          <table:table-cell office:value-type="float" office:value="1.54939064055262" calcext:value-type="float">
            <text:p>1.5493906406</text:p>
          </table:table-cell>
          <table:table-cell office:value-type="float" office:value="3.64518064648409" calcext:value-type="float">
            <text:p>3.6451806465</text:p>
          </table:table-cell>
          <table:table-cell office:value-type="float" office:value="0.000000370832915329035" calcext:value-type="float">
            <text:p>3.71E-07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948.096050943079" calcext:value-type="float">
            <text:p>948.0960509431</text:p>
          </table:table-cell>
          <table:table-cell office:value-type="float" office:value="0.399171009168196" calcext:value-type="float">
            <text:p>0.3991710092</text:p>
          </table:table-cell>
          <table:table-cell office:value-type="float" office:value="2.16760342295912" calcext:value-type="float">
            <text:p>2.167603423</text:p>
          </table:table-cell>
          <table:table-cell office:value-type="float" office:value="1791.25877917811" calcext:value-type="float">
            <text:p>1791.2587791781</text:p>
          </table:table-cell>
          <table:table-cell office:value-type="float" office:value="0.000000448703074235542" calcext:value-type="float">
            <text:p>4.49E-07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7.20523156234839" calcext:value-type="float">
            <text:p>7.2052315623</text:p>
          </table:table-cell>
          <table:table-cell office:value-type="float" office:value="0.402980524927197" calcext:value-type="float">
            <text:p>0.4029805249</text:p>
          </table:table-cell>
          <table:table-cell office:value-type="float" office:value="1.55885984404512" calcext:value-type="float">
            <text:p>1.558859844</text:p>
          </table:table-cell>
          <table:table-cell office:value-type="float" office:value="6.60531609894574" calcext:value-type="float">
            <text:p>6.6053160989</text:p>
          </table:table-cell>
          <table:table-cell office:value-type="float" office:value="0.000000449993426200144" calcext:value-type="float">
            <text:p>4.50E-07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4.50921022849791" calcext:value-type="float">
            <text:p>4.5092102285</text:p>
          </table:table-cell>
          <table:table-cell office:value-type="float" office:value="0.285876788864873" calcext:value-type="float">
            <text:p>0.2858767889</text:p>
          </table:table-cell>
          <table:table-cell office:value-type="float" office:value="0.0416334421395434" calcext:value-type="float">
            <text:p>0.0416334421</text:p>
          </table:table-cell>
          <table:table-cell office:value-type="float" office:value="3.43163205908625" calcext:value-type="float">
            <text:p>3.4316320591</text:p>
          </table:table-cell>
          <table:table-cell office:value-type="float" office:value="0.000000362035069428936" calcext:value-type="float">
            <text:p>3.62E-07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5.022545661982" calcext:value-type="float">
            <text:p>5.022545662</text:p>
          </table:table-cell>
          <table:table-cell office:value-type="float" office:value="0.510335511933039" calcext:value-type="float">
            <text:p>0.5103355119</text:p>
          </table:table-cell>
          <table:table-cell office:value-type="float" office:value="0.0553584992225001" calcext:value-type="float">
            <text:p>0.0553584992</text:p>
          </table:table-cell>
          <table:table-cell office:value-type="float" office:value="4.29679406762993" calcext:value-type="float">
            <text:p>4.2967940676</text:p>
          </table:table-cell>
          <table:table-cell office:value-type="float" office:value="0.000000496780472930317" calcext:value-type="float">
            <text:p>4.97E-07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6.57645222225753" calcext:value-type="float">
            <text:p>6.5764522223</text:p>
          </table:table-cell>
          <table:table-cell office:value-type="float" office:value="0.423282162515267" calcext:value-type="float">
            <text:p>0.4232821625</text:p>
          </table:table-cell>
          <table:table-cell office:value-type="float" office:value="1.51615185716691" calcext:value-type="float">
            <text:p>1.5161518572</text:p>
          </table:table-cell>
          <table:table-cell office:value-type="float" office:value="5.28804932083617" calcext:value-type="float">
            <text:p>5.2880493208</text:p>
          </table:table-cell>
          <table:table-cell office:value-type="float" office:value="0.000000457694484902381" calcext:value-type="float">
            <text:p>4.58E-07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6.02517662521048" calcext:value-type="float">
            <text:p>6.0251766252</text:p>
          </table:table-cell>
          <table:table-cell office:value-type="float" office:value="0.291124262911725" calcext:value-type="float">
            <text:p>0.2911242629</text:p>
          </table:table-cell>
          <table:table-cell office:value-type="float" office:value="0.0644997549262219" calcext:value-type="float">
            <text:p>0.0644997549</text:p>
          </table:table-cell>
          <table:table-cell office:value-type="float" office:value="4.90604571230088" calcext:value-type="float">
            <text:p>4.9060457123</text:p>
          </table:table-cell>
          <table:table-cell office:value-type="float" office:value="0.000000282693533979287" calcext:value-type="float">
            <text:p>2.83E-07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6.45750736920371" calcext:value-type="float">
            <text:p>6.4575073692</text:p>
          </table:table-cell>
          <table:table-cell office:value-type="float" office:value="0.00188964218774376" calcext:value-type="float">
            <text:p>0.0018896422</text:p>
          </table:table-cell>
          <table:table-cell office:value-type="float" office:value="0.0567217539801633" calcext:value-type="float">
            <text:p>0.056721754</text:p>
          </table:table-cell>
          <table:table-cell office:value-type="float" office:value="2.98929470963903" calcext:value-type="float">
            <text:p>2.9892947096</text:p>
          </table:table-cell>
          <table:table-cell office:value-type="float" office:value="0.0000000362388449636176" calcext:value-type="float">
            <text:p>3.62E-08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8.03762048869994" calcext:value-type="float">
            <text:p>8.0376204887</text:p>
          </table:table-cell>
          <table:table-cell office:value-type="float" office:value="0.699362271088164" calcext:value-type="float">
            <text:p>0.6993622711</text:p>
          </table:table-cell>
          <table:table-cell office:value-type="float" office:value="0.0784057794613142" calcext:value-type="float">
            <text:p>0.0784057795</text:p>
          </table:table-cell>
          <table:table-cell office:value-type="float" office:value="6.19209271749347" calcext:value-type="float">
            <text:p>6.1920927175</text:p>
          </table:table-cell>
          <table:table-cell office:value-type="float" office:value="0.000000585194151530746" calcext:value-type="float">
            <text:p>5.85E-07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7.02778161611841" calcext:value-type="float">
            <text:p>7.0277816161</text:p>
          </table:table-cell>
          <table:table-cell office:value-type="float" office:value="0.293594833228367" calcext:value-type="float">
            <text:p>0.2935948332</text:p>
          </table:table-cell>
          <table:table-cell office:value-type="float" office:value="0.0750373671547606" calcext:value-type="float">
            <text:p>0.0750373672</text:p>
          </table:table-cell>
          <table:table-cell office:value-type="float" office:value="3.65415395385788" calcext:value-type="float">
            <text:p>3.6541539539</text:p>
          </table:table-cell>
          <table:table-cell office:value-type="float" office:value="0.000000361941931004533" calcext:value-type="float">
            <text:p>3.62E-07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3.46249164187353" calcext:value-type="float">
            <text:p>3.4624916419</text:p>
          </table:table-cell>
          <table:table-cell office:value-type="float" office:value="0" calcext:value-type="float">
            <text:p>0</text:p>
          </table:table-cell>
          <table:table-cell office:value-type="float" office:value="0.0443541278019199" calcext:value-type="float">
            <text:p>0.0443541278</text:p>
          </table:table-cell>
          <table:table-cell office:value-type="float" office:value="1.53028064530939" calcext:value-type="float">
            <text:p>1.530280645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6.74005484510976" calcext:value-type="float">
            <text:p>6.7400548451</text:p>
          </table:table-cell>
          <table:table-cell office:value-type="float" office:value="0.406267442980523" calcext:value-type="float">
            <text:p>0.406267443</text:p>
          </table:table-cell>
          <table:table-cell office:value-type="float" office:value="0.0765314210110722" calcext:value-type="float">
            <text:p>0.076531421</text:p>
          </table:table-cell>
          <table:table-cell office:value-type="float" office:value="4.25218808562153" calcext:value-type="float">
            <text:p>4.2521880856</text:p>
          </table:table-cell>
          <table:table-cell office:value-type="float" office:value="0.000000453583468523766" calcext:value-type="float">
            <text:p>4.54E-07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5.70113534088797" calcext:value-type="float">
            <text:p>5.7011353409</text:p>
          </table:table-cell>
          <table:table-cell office:value-type="float" office:value="0" calcext:value-type="float">
            <text:p>0</text:p>
          </table:table-cell>
          <table:table-cell office:value-type="float" office:value="1.53184746272047" calcext:value-type="float">
            <text:p>1.5318474627</text:p>
          </table:table-cell>
          <table:table-cell office:value-type="float" office:value="4.17519927170465" calcext:value-type="float">
            <text:p>4.175199271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3.33704629914011" calcext:value-type="float">
            <text:p>3.3370462991</text:p>
          </table:table-cell>
          <table:table-cell office:value-type="float" office:value="0" calcext:value-type="float">
            <text:p>0</text:p>
          </table:table-cell>
          <table:table-cell office:value-type="float" office:value="0.0426474599242725" calcext:value-type="float">
            <text:p>0.0426474599</text:p>
          </table:table-cell>
          <table:table-cell office:value-type="float" office:value="3.93808298953637" calcext:value-type="float">
            <text:p>3.938082989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3.70835045586684" calcext:value-type="float">
            <text:p>3.7083504559</text:p>
          </table:table-cell>
          <table:table-cell table:style-name="ce3" office:value-type="float" office:value="0.00000100091663454142" calcext:value-type="float">
            <text:p>1.00E-06</text:p>
          </table:table-cell>
          <table:table-cell office:value-type="float" office:value="0.047407386385571" calcext:value-type="float">
            <text:p>0.0474073864</text:p>
          </table:table-cell>
          <table:table-cell office:value-type="float" office:value="4.85678880284665" calcext:value-type="float">
            <text:p>4.8567888028</text:p>
          </table:table-cell>
          <table:table-cell office:value-type="float" office:value="0.000000000000542008953322247" calcext:value-type="float">
            <text:p>5.42E-13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4.15271438663257" calcext:value-type="float">
            <text:p>4.1527143866</text:p>
          </table:table-cell>
          <table:table-cell office:value-type="float" office:value="0.0677838857808744" calcext:value-type="float">
            <text:p>0.0677838858</text:p>
          </table:table-cell>
          <table:table-cell office:value-type="float" office:value="0.309654736634861" calcext:value-type="float">
            <text:p>0.3096547366</text:p>
          </table:table-cell>
          <table:table-cell office:value-type="float" office:value="328.436205167803" calcext:value-type="float">
            <text:p>328.4362051678</text:p>
          </table:table-cell>
          <table:table-cell office:value-type="float" office:value="0.000000245750568858464" calcext:value-type="float">
            <text:p>2.46E-07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939.662779842933" calcext:value-type="float">
            <text:p>939.6627798429</text:p>
          </table:table-cell>
          <table:table-cell office:value-type="float" office:value="0.620781380837047" calcext:value-type="float">
            <text:p>0.6207813808</text:p>
          </table:table-cell>
          <table:table-cell office:value-type="float" office:value="1.54326288182384" calcext:value-type="float">
            <text:p>1.5432628818</text:p>
          </table:table-cell>
          <table:table-cell office:value-type="float" office:value="1776.63679259883" calcext:value-type="float">
            <text:p>1776.6367925988</text:p>
          </table:table-cell>
          <table:table-cell office:value-type="float" office:value="0.000000570650704612919" calcext:value-type="float">
            <text:p>5.71E-07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1.37023628518208" calcext:value-type="float">
            <text:p>1.3702362852</text:p>
          </table:table-cell>
          <table:table-cell office:value-type="float" office:value="0" calcext:value-type="float">
            <text:p>0</text:p>
          </table:table-cell>
          <table:table-cell office:value-type="float" office:value="0.0159156029232394" calcext:value-type="float">
            <text:p>0.0159156029</text:p>
          </table:table-cell>
          <table:table-cell office:value-type="float" office:value="0.964366585684026" calcext:value-type="float">
            <text:p>0.964366585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6.4870020957541" calcext:value-type="float">
            <text:p>6.4870020958</text:p>
          </table:table-cell>
          <table:table-cell office:value-type="float" office:value="0.40295164551253" calcext:value-type="float">
            <text:p>0.4029516455</text:p>
          </table:table-cell>
          <table:table-cell office:value-type="float" office:value="1.55309765464004" calcext:value-type="float">
            <text:p>1.5530976546</text:p>
          </table:table-cell>
          <table:table-cell office:value-type="float" office:value="6.8141110119561" calcext:value-type="float">
            <text:p>6.814111012</text:p>
          </table:table-cell>
          <table:table-cell office:value-type="float" office:value="0.000000449711446808874" calcext:value-type="float">
            <text:p>4.50E-07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6.54142371720209" calcext:value-type="float">
            <text:p>6.5414237172</text:p>
          </table:table-cell>
          <table:table-cell office:value-type="float" office:value="0.374106245095469" calcext:value-type="float">
            <text:p>0.3741062451</text:p>
          </table:table-cell>
          <table:table-cell office:value-type="float" office:value="0.0633761013708091" calcext:value-type="float">
            <text:p>0.0633761014</text:p>
          </table:table-cell>
          <table:table-cell office:value-type="float" office:value="4.24249332290043" calcext:value-type="float">
            <text:p>4.2424933229</text:p>
          </table:table-cell>
          <table:table-cell office:value-type="float" office:value="0.000000436512424553833" calcext:value-type="float">
            <text:p>4.37E-07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3.88276982494466" calcext:value-type="float">
            <text:p>3.8827698249</text:p>
          </table:table-cell>
          <table:table-cell office:value-type="float" office:value="0" calcext:value-type="float">
            <text:p>0</text:p>
          </table:table-cell>
          <table:table-cell office:value-type="float" office:value="0.0485961491615118" calcext:value-type="float">
            <text:p>0.0485961492</text:p>
          </table:table-cell>
          <table:table-cell office:value-type="float" office:value="3.19971421035788" calcext:value-type="float">
            <text:p>3.199714210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3.15045980849287" calcext:value-type="float">
            <text:p>3.1504598085</text:p>
          </table:table-cell>
          <table:table-cell office:value-type="float" office:value="0" calcext:value-type="float">
            <text:p>0</text:p>
          </table:table-cell>
          <table:table-cell office:value-type="float" office:value="0.0247668969615719" calcext:value-type="float">
            <text:p>0.024766897</text:p>
          </table:table-cell>
          <table:table-cell office:value-type="float" office:value="2.34539675504293" calcext:value-type="float">
            <text:p>2.34539675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4.78713953727005" calcext:value-type="float">
            <text:p>4.7871395373</text:p>
          </table:table-cell>
          <table:table-cell office:value-type="float" office:value="0" calcext:value-type="float">
            <text:p>0</text:p>
          </table:table-cell>
          <table:table-cell office:value-type="float" office:value="0.0453780677725222" calcext:value-type="float">
            <text:p>0.0453780678</text:p>
          </table:table-cell>
          <table:table-cell office:value-type="float" office:value="3.37127050503748" calcext:value-type="float">
            <text:p>3.37127050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7.67006534826276" calcext:value-type="float">
            <text:p>7.6700653483</text:p>
          </table:table-cell>
          <table:table-cell office:value-type="float" office:value="0" calcext:value-type="float">
            <text:p>0</text:p>
          </table:table-cell>
          <table:table-cell office:value-type="float" office:value="0.0395960994133193" calcext:value-type="float">
            <text:p>0.0395960994</text:p>
          </table:table-cell>
          <table:table-cell office:value-type="float" office:value="4.88511768405829" calcext:value-type="float">
            <text:p>4.885117684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6.39755192691888" calcext:value-type="float">
            <text:p>6.3975519269</text:p>
          </table:table-cell>
          <table:table-cell office:value-type="float" office:value="0" calcext:value-type="float">
            <text:p>0</text:p>
          </table:table-cell>
          <table:table-cell office:value-type="float" office:value="0.0651410959602601" calcext:value-type="float">
            <text:p>0.065141096</text:p>
          </table:table-cell>
          <table:table-cell office:value-type="float" office:value="7.3950263050204" calcext:value-type="float">
            <text:p>7.39502630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6.88841793351077" calcext:value-type="float">
            <text:p>6.8884179335</text:p>
          </table:table-cell>
          <table:table-cell office:value-type="float" office:value="0.330690862660469" calcext:value-type="float">
            <text:p>0.3306908627</text:p>
          </table:table-cell>
          <table:table-cell office:value-type="float" office:value="0.0704985671092577" calcext:value-type="float">
            <text:p>0.0704985671</text:p>
          </table:table-cell>
          <table:table-cell office:value-type="float" office:value="10.9998019717757" calcext:value-type="float">
            <text:p>10.9998019718</text:p>
          </table:table-cell>
          <table:table-cell office:value-type="float" office:value="0.000000403219981576681" calcext:value-type="float">
            <text:p>4.03E-07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2.24486640731565" calcext:value-type="float">
            <text:p>2.2448664073</text:p>
          </table:table-cell>
          <table:table-cell office:value-type="float" office:value="0.359622834832186" calcext:value-type="float">
            <text:p>0.3596228348</text:p>
          </table:table-cell>
          <table:table-cell office:value-type="float" office:value="0.0222189675833035" calcext:value-type="float">
            <text:p>0.0222189676</text:p>
          </table:table-cell>
          <table:table-cell office:value-type="float" office:value="0.383514066713018" calcext:value-type="float">
            <text:p>0.3835140667</text:p>
          </table:table-cell>
          <table:table-cell office:value-type="float" office:value="0.000000418763409788285" calcext:value-type="float">
            <text:p>4.19E-07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1.70393864094601" calcext:value-type="float">
            <text:p>1.7039386409</text:p>
          </table:table-cell>
          <table:table-cell office:value-type="float" office:value="0" calcext:value-type="float">
            <text:p>0</text:p>
          </table:table-cell>
          <table:table-cell office:value-type="float" office:value="0.0162415974032432" calcext:value-type="float">
            <text:p>0.0162415974</text:p>
          </table:table-cell>
          <table:table-cell office:value-type="float" office:value="0.642274096558937" calcext:value-type="float">
            <text:p>0.6422740966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1.96820633625015" calcext:value-type="float">
            <text:p>1.9682063363</text:p>
          </table:table-cell>
          <table:table-cell office:value-type="float" office:value="0" calcext:value-type="float">
            <text:p>0</text:p>
          </table:table-cell>
          <table:table-cell office:value-type="float" office:value="0.0240059092991605" calcext:value-type="float">
            <text:p>0.0240059093</text:p>
          </table:table-cell>
          <table:table-cell office:value-type="float" office:value="1.68763235568923" calcext:value-type="float">
            <text:p>1.6876323557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2.23348005064799" calcext:value-type="float">
            <text:p>2.2334800506</text:p>
          </table:table-cell>
          <table:table-cell office:value-type="float" office:value="0" calcext:value-type="float">
            <text:p>0</text:p>
          </table:table-cell>
          <table:table-cell office:value-type="float" office:value="0.0211884583655177" calcext:value-type="float">
            <text:p>0.0211884584</text:p>
          </table:table-cell>
          <table:table-cell office:value-type="float" office:value="1.7785811089747" calcext:value-type="float">
            <text:p>1.7785811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6.89327492743049" calcext:value-type="float">
            <text:p>6.8932749274</text:p>
          </table:table-cell>
          <table:table-cell office:value-type="float" office:value="0.0991502920897592" calcext:value-type="float">
            <text:p>0.0991502921</text:p>
          </table:table-cell>
          <table:table-cell office:value-type="float" office:value="0.0736934143015035" calcext:value-type="float">
            <text:p>0.0736934143</text:p>
          </table:table-cell>
          <table:table-cell office:value-type="float" office:value="4.06638023780884" calcext:value-type="float">
            <text:p>4.0663802378</text:p>
          </table:table-cell>
          <table:table-cell office:value-type="float" office:value="0.0000000803036878950941" calcext:value-type="float">
            <text:p>8.03E-08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5.97687401375296" calcext:value-type="float">
            <text:p>5.9768740138</text:p>
          </table:table-cell>
          <table:table-cell office:value-type="float" office:value="0" calcext:value-type="float">
            <text:p>0</text:p>
          </table:table-cell>
          <table:table-cell office:value-type="float" office:value="0.0578089040558857" calcext:value-type="float">
            <text:p>0.0578089041</text:p>
          </table:table-cell>
          <table:table-cell office:value-type="float" office:value="4.1821491794592" calcext:value-type="float">
            <text:p>4.182149179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7.27037084644193" calcext:value-type="float">
            <text:p>7.2703708464</text:p>
          </table:table-cell>
          <table:table-cell office:value-type="float" office:value="0.602456899364372" calcext:value-type="float">
            <text:p>0.6024568994</text:p>
          </table:table-cell>
          <table:table-cell office:value-type="float" office:value="0.0767889615416684" calcext:value-type="float">
            <text:p>0.0767889615</text:p>
          </table:table-cell>
          <table:table-cell office:value-type="float" office:value="7.53292779480641" calcext:value-type="float">
            <text:p>7.5329277948</text:p>
          </table:table-cell>
          <table:table-cell office:value-type="float" office:value="0.00000057448196130241" calcext:value-type="float">
            <text:p>5.74E-07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6.62899192345751" calcext:value-type="float">
            <text:p>6.6289919235</text:p>
          </table:table-cell>
          <table:table-cell office:value-type="float" office:value="0.696726953009876" calcext:value-type="float">
            <text:p>0.696726953</text:p>
          </table:table-cell>
          <table:table-cell office:value-type="float" office:value="0.0777755975558043" calcext:value-type="float">
            <text:p>0.0777755976</text:p>
          </table:table-cell>
          <table:table-cell office:value-type="float" office:value="4.6776758985589" calcext:value-type="float">
            <text:p>4.6776758986</text:p>
          </table:table-cell>
          <table:table-cell office:value-type="float" office:value="0.000000581395599828388" calcext:value-type="float">
            <text:p>5.81E-07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7.21314620791628" calcext:value-type="float">
            <text:p>7.2131462079</text:p>
          </table:table-cell>
          <table:table-cell office:value-type="float" office:value="0.384244399426225" calcext:value-type="float">
            <text:p>0.3842443994</text:p>
          </table:table-cell>
          <table:table-cell office:value-type="float" office:value="0.0784870230232546" calcext:value-type="float">
            <text:p>0.078487023</text:p>
          </table:table-cell>
          <table:table-cell office:value-type="float" office:value="5.74612111025947" calcext:value-type="float">
            <text:p>5.7461211103</text:p>
          </table:table-cell>
          <table:table-cell office:value-type="float" office:value="0.000000442476399601702" calcext:value-type="float">
            <text:p>4.42E-07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7.32635586850887" calcext:value-type="float">
            <text:p>7.3263558685</text:p>
          </table:table-cell>
          <table:table-cell office:value-type="float" office:value="0.386080690630892" calcext:value-type="float">
            <text:p>0.3860806906</text:p>
          </table:table-cell>
          <table:table-cell office:value-type="float" office:value="1.54042572149261" calcext:value-type="float">
            <text:p>1.5404257215</text:p>
          </table:table-cell>
          <table:table-cell office:value-type="float" office:value="3.70198678673578" calcext:value-type="float">
            <text:p>3.7019867867</text:p>
          </table:table-cell>
          <table:table-cell office:value-type="float" office:value="0.000000443322478989278" calcext:value-type="float">
            <text:p>4.43E-07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5.96977681287231" calcext:value-type="float">
            <text:p>5.9697768129</text:p>
          </table:table-cell>
          <table:table-cell office:value-type="float" office:value="0" calcext:value-type="float">
            <text:p>0</text:p>
          </table:table-cell>
          <table:table-cell office:value-type="float" office:value="0.0572373852942714" calcext:value-type="float">
            <text:p>0.0572373853</text:p>
          </table:table-cell>
          <table:table-cell office:value-type="float" office:value="6.87498118949829" calcext:value-type="float">
            <text:p>6.874981189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6.00839039800764" calcext:value-type="float">
            <text:p>6.008390398</text:p>
          </table:table-cell>
          <table:table-cell table:style-name="ce3" office:value-type="float" office:value="0" calcext:value-type="float">
            <text:p>0.00E+00</text:p>
          </table:table-cell>
          <table:table-cell office:value-type="float" office:value="0.0538781239504162" calcext:value-type="float">
            <text:p>0.053878124</text:p>
          </table:table-cell>
          <table:table-cell office:value-type="float" office:value="2.83089833409336" calcext:value-type="float">
            <text:p>2.830898334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4.42768890083475" calcext:value-type="float">
            <text:p>4.4276889008</text:p>
          </table:table-cell>
          <table:table-cell office:value-type="float" office:value="0" calcext:value-type="float">
            <text:p>0</text:p>
          </table:table-cell>
          <table:table-cell office:value-type="float" office:value="0.0499680718810559" calcext:value-type="float">
            <text:p>0.0499680719</text:p>
          </table:table-cell>
          <table:table-cell office:value-type="float" office:value="3.56453839145271" calcext:value-type="float">
            <text:p>3.564538391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921.481271066264" calcext:value-type="float">
            <text:p>921.4812710663</text:p>
          </table:table-cell>
          <table:table-cell office:value-type="float" office:value="0.696682470243579" calcext:value-type="float">
            <text:p>0.6966824702</text:p>
          </table:table-cell>
          <table:table-cell office:value-type="float" office:value="0.0774266654692084" calcext:value-type="float">
            <text:p>0.0774266655</text:p>
          </table:table-cell>
          <table:table-cell office:value-type="float" office:value="1742.22895100139" calcext:value-type="float">
            <text:p>1742.2289510014</text:p>
          </table:table-cell>
          <table:table-cell office:value-type="float" office:value="0.000000580187891225843" calcext:value-type="float">
            <text:p>5.80E-07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949.421237217691" calcext:value-type="float">
            <text:p>949.4212372177</text:p>
          </table:table-cell>
          <table:table-cell office:value-type="float" office:value="0.387333624048482" calcext:value-type="float">
            <text:p>0.387333624</text:p>
          </table:table-cell>
          <table:table-cell office:value-type="float" office:value="1.53174250852851" calcext:value-type="float">
            <text:p>1.5317425085</text:p>
          </table:table-cell>
          <table:table-cell office:value-type="float" office:value="5.31005824067203" calcext:value-type="float">
            <text:p>5.3100582407</text:p>
          </table:table-cell>
          <table:table-cell office:value-type="float" office:value="0.000000431030782442477" calcext:value-type="float">
            <text:p>4.31E-07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6.04757520853773" calcext:value-type="float">
            <text:p>6.0475752085</text:p>
          </table:table-cell>
          <table:table-cell office:value-type="float" office:value="0" calcext:value-type="float">
            <text:p>0</text:p>
          </table:table-cell>
          <table:table-cell office:value-type="float" office:value="0.060644213647618" calcext:value-type="float">
            <text:p>0.0606442136</text:p>
          </table:table-cell>
          <table:table-cell office:value-type="float" office:value="7.83228372215546" calcext:value-type="float">
            <text:p>7.832283722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7.87625786366187" calcext:value-type="float">
            <text:p>7.8762578637</text:p>
          </table:table-cell>
          <table:table-cell office:value-type="float" office:value="0.696951563996622" calcext:value-type="float">
            <text:p>0.696951564</text:p>
          </table:table-cell>
          <table:table-cell office:value-type="float" office:value="0.0775993196996466" calcext:value-type="float">
            <text:p>0.0775993197</text:p>
          </table:table-cell>
          <table:table-cell office:value-type="float" office:value="5.17539549669534" calcext:value-type="float">
            <text:p>5.1753954967</text:p>
          </table:table-cell>
          <table:table-cell office:value-type="float" office:value="0.000000581628756726593" calcext:value-type="float">
            <text:p>5.82E-07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4.80111950000822" calcext:value-type="float">
            <text:p>4.8011195</text:p>
          </table:table-cell>
          <table:table-cell office:value-type="float" office:value="0" calcext:value-type="float">
            <text:p>0</text:p>
          </table:table-cell>
          <table:table-cell office:value-type="float" office:value="1.59629233372805" calcext:value-type="float">
            <text:p>1.5962923337</text:p>
          </table:table-cell>
          <table:table-cell office:value-type="float" office:value="4.96085117518102" calcext:value-type="float">
            <text:p>4.960851175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8.00154542322014" calcext:value-type="float">
            <text:p>8.0015454232</text:p>
          </table:table-cell>
          <table:table-cell office:value-type="float" office:value="0.191326809363278" calcext:value-type="float">
            <text:p>0.1913268094</text:p>
          </table:table-cell>
          <table:table-cell office:value-type="float" office:value="1.48174237565588" calcext:value-type="float">
            <text:p>1.4817423757</text:p>
          </table:table-cell>
          <table:table-cell office:value-type="float" office:value="6.03063597887425" calcext:value-type="float">
            <text:p>6.0306359789</text:p>
          </table:table-cell>
          <table:table-cell office:value-type="float" office:value="0.000000339209165066643" calcext:value-type="float">
            <text:p>3.39E-07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6.02383490845698" calcext:value-type="float">
            <text:p>6.0238349085</text:p>
          </table:table-cell>
          <table:table-cell office:value-type="float" office:value="0.390848285446976" calcext:value-type="float">
            <text:p>0.3908482854</text:p>
          </table:table-cell>
          <table:table-cell office:value-type="float" office:value="0.0760069610677427" calcext:value-type="float">
            <text:p>0.0760069611</text:p>
          </table:table-cell>
          <table:table-cell office:value-type="float" office:value="4.18090793671263" calcext:value-type="float">
            <text:p>4.1809079367</text:p>
          </table:table-cell>
          <table:table-cell office:value-type="float" office:value="0.000000444991158360422" calcext:value-type="float">
            <text:p>4.45E-07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5.98566311066667" calcext:value-type="float">
            <text:p>5.9856631107</text:p>
          </table:table-cell>
          <table:table-cell office:value-type="float" office:value="0" calcext:value-type="float">
            <text:p>0</text:p>
          </table:table-cell>
          <table:table-cell office:value-type="float" office:value="0.0462999758459714" calcext:value-type="float">
            <text:p>0.0462999758</text:p>
          </table:table-cell>
          <table:table-cell office:value-type="float" office:value="4.54441047997426" calcext:value-type="float">
            <text:p>4.544410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891.116591720443" calcext:value-type="float">
            <text:p>891.1165917204</text:p>
          </table:table-cell>
          <table:table-cell office:value-type="float" office:value="0" calcext:value-type="float">
            <text:p>0</text:p>
          </table:table-cell>
          <table:table-cell office:value-type="float" office:value="1.46512548298728" calcext:value-type="float">
            <text:p>1.465125483</text:p>
          </table:table-cell>
          <table:table-cell office:value-type="float" office:value="1705.42418626684" calcext:value-type="float">
            <text:p>1705.424186266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3.38637651688109" calcext:value-type="float">
            <text:p>3.3863765169</text:p>
          </table:table-cell>
          <table:table-cell office:value-type="float" office:value="0" calcext:value-type="float">
            <text:p>0</text:p>
          </table:table-cell>
          <table:table-cell office:value-type="float" office:value="0.0408001046092793" calcext:value-type="float">
            <text:p>0.0408001046</text:p>
          </table:table-cell>
          <table:table-cell office:value-type="float" office:value="3.06686025452526" calcext:value-type="float">
            <text:p>3.066860254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923.556144476041" calcext:value-type="float">
            <text:p>923.556144476</text:p>
          </table:table-cell>
          <table:table-cell office:value-type="float" office:value="0" calcext:value-type="float">
            <text:p>0</text:p>
          </table:table-cell>
          <table:table-cell office:value-type="float" office:value="1.51008686054736" calcext:value-type="float">
            <text:p>1.5100868605</text:p>
          </table:table-cell>
          <table:table-cell office:value-type="float" office:value="4.758408371656" calcext:value-type="float">
            <text:p>4.7584083717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8.79032562215253" calcext:value-type="float">
            <text:p>8.7903256222</text:p>
          </table:table-cell>
          <table:table-cell office:value-type="float" office:value="0.376180002501065" calcext:value-type="float">
            <text:p>0.3761800025</text:p>
          </table:table-cell>
          <table:table-cell office:value-type="float" office:value="0.0764961069194475" calcext:value-type="float">
            <text:p>0.0764961069</text:p>
          </table:table-cell>
          <table:table-cell office:value-type="float" office:value="7.99601420778444" calcext:value-type="float">
            <text:p>7.9960142078</text:p>
          </table:table-cell>
          <table:table-cell office:value-type="float" office:value="0.000000440442970714359" calcext:value-type="float">
            <text:p>4.40E-07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4.86551393817251" calcext:value-type="float">
            <text:p>4.8655139382</text:p>
          </table:table-cell>
          <table:table-cell office:value-type="float" office:value="0" calcext:value-type="float">
            <text:p>0</text:p>
          </table:table-cell>
          <table:table-cell office:value-type="float" office:value="0.0541651710813944" calcext:value-type="float">
            <text:p>0.0541651711</text:p>
          </table:table-cell>
          <table:table-cell office:value-type="float" office:value="5.05347531249542" calcext:value-type="float">
            <text:p>5.053475312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5.18606742964599" calcext:value-type="float">
            <text:p>5.1860674296</text:p>
          </table:table-cell>
          <table:table-cell office:value-type="float" office:value="0" calcext:value-type="float">
            <text:p>0</text:p>
          </table:table-cell>
          <table:table-cell office:value-type="float" office:value="0.0606819684490067" calcext:value-type="float">
            <text:p>0.0606819684</text:p>
          </table:table-cell>
          <table:table-cell office:value-type="float" office:value="3.98897980643845" calcext:value-type="float">
            <text:p>3.988979806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3.52001331150212" calcext:value-type="float">
            <text:p>3.5200133115</text:p>
          </table:table-cell>
          <table:table-cell office:value-type="float" office:value="0" calcext:value-type="float">
            <text:p>0</text:p>
          </table:table-cell>
          <table:table-cell office:value-type="float" office:value="0.0244544904699608" calcext:value-type="float">
            <text:p>0.0244544905</text:p>
          </table:table-cell>
          <table:table-cell office:value-type="float" office:value="4.21222881357659" calcext:value-type="float">
            <text:p>4.212228813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6.95151725518134" calcext:value-type="float">
            <text:p>6.9515172552</text:p>
          </table:table-cell>
          <table:table-cell office:value-type="float" office:value="0.378865165616723" calcext:value-type="float">
            <text:p>0.3788651656</text:p>
          </table:table-cell>
          <table:table-cell office:value-type="float" office:value="0.0765494387178084" calcext:value-type="float">
            <text:p>0.0765494387</text:p>
          </table:table-cell>
          <table:table-cell office:value-type="float" office:value="6.53741167029081" calcext:value-type="float">
            <text:p>6.5374116703</text:p>
          </table:table-cell>
          <table:table-cell office:value-type="float" office:value="0.00000043868636459488" calcext:value-type="float">
            <text:p>4.39E-07</text:p>
          </table:table-cell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1.54550859065506" calcext:value-type="float">
            <text:p>1.5455085907</text:p>
          </table:table-cell>
          <table:table-cell office:value-type="float" office:value="0.399919819043099" calcext:value-type="float">
            <text:p>0.399919819</text:p>
          </table:table-cell>
          <table:table-cell office:value-type="float" office:value="0.0162169643983489" calcext:value-type="float">
            <text:p>0.0162169644</text:p>
          </table:table-cell>
          <table:table-cell office:value-type="float" office:value="0.245991019370289" calcext:value-type="float">
            <text:p>0.2459910194</text:p>
          </table:table-cell>
          <table:table-cell office:value-type="float" office:value="0.00000044059387546268" calcext:value-type="float">
            <text:p>4.41E-07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6.75640955440272" calcext:value-type="float">
            <text:p>6.7564095544</text:p>
          </table:table-cell>
          <table:table-cell office:value-type="float" office:value="0.602836934016153" calcext:value-type="float">
            <text:p>0.602836934</text:p>
          </table:table-cell>
          <table:table-cell office:value-type="float" office:value="0.075133724461989" calcext:value-type="float">
            <text:p>0.0751337245</text:p>
          </table:table-cell>
          <table:table-cell office:value-type="float" office:value="8.23533305339636" calcext:value-type="float">
            <text:p>8.2353330534</text:p>
          </table:table-cell>
          <table:table-cell office:value-type="float" office:value="0.000000576783979856371" calcext:value-type="float">
            <text:p>5.77E-07</text:p>
          </table:table-cell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0.672580008349722" calcext:value-type="float">
            <text:p>0.6725800083</text:p>
          </table:table-cell>
          <table:table-cell office:value-type="float" office:value="0.679863195748511" calcext:value-type="float">
            <text:p>0.6798631957</text:p>
          </table:table-cell>
          <table:table-cell office:value-type="float" office:value="0.0192357845888119" calcext:value-type="float">
            <text:p>0.0192357846</text:p>
          </table:table-cell>
          <table:table-cell office:value-type="float" office:value="0.0999317729006697" calcext:value-type="float">
            <text:p>0.0999317729</text:p>
          </table:table-cell>
          <table:table-cell office:value-type="float" office:value="0.000000482907565462714" calcext:value-type="float">
            <text:p>4.83E-07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8.8577108845874" calcext:value-type="float">
            <text:p>8.8577108846</text:p>
          </table:table-cell>
          <table:table-cell office:value-type="float" office:value="0.37836795784382" calcext:value-type="float">
            <text:p>0.3783679578</text:p>
          </table:table-cell>
          <table:table-cell office:value-type="float" office:value="0.0739522683772739" calcext:value-type="float">
            <text:p>0.0739522684</text:p>
          </table:table-cell>
          <table:table-cell office:value-type="float" office:value="12.8641610143406" calcext:value-type="float">
            <text:p>12.8641610143</text:p>
          </table:table-cell>
          <table:table-cell office:value-type="float" office:value="0.000000440593380259563" calcext:value-type="float">
            <text:p>4.41E-07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7.39677544518233" calcext:value-type="float">
            <text:p>7.3967754452</text:p>
          </table:table-cell>
          <table:table-cell office:value-type="float" office:value="0" calcext:value-type="float">
            <text:p>0</text:p>
          </table:table-cell>
          <table:table-cell office:value-type="float" office:value="0.0742913410244201" calcext:value-type="float">
            <text:p>0.074291341</text:p>
          </table:table-cell>
          <table:table-cell office:value-type="float" office:value="8.13059676622522" calcext:value-type="float">
            <text:p>8.130596766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6.29358148380153" calcext:value-type="float">
            <text:p>6.2935814838</text:p>
          </table:table-cell>
          <table:table-cell office:value-type="float" office:value="0.697601543208534" calcext:value-type="float">
            <text:p>0.6976015432</text:p>
          </table:table-cell>
          <table:table-cell office:value-type="float" office:value="0.0783301670939874" calcext:value-type="float">
            <text:p>0.0783301671</text:p>
          </table:table-cell>
          <table:table-cell office:value-type="float" office:value="3.90119211347057" calcext:value-type="float">
            <text:p>3.9011921135</text:p>
          </table:table-cell>
          <table:table-cell office:value-type="float" office:value="0.000000581885442072511" calcext:value-type="float">
            <text:p>5.82E-07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917.369337724132" calcext:value-type="float">
            <text:p>917.3693377241</text:p>
          </table:table-cell>
          <table:table-cell office:value-type="float" office:value="0.0107959824804405" calcext:value-type="float">
            <text:p>0.0107959825</text:p>
          </table:table-cell>
          <table:table-cell office:value-type="float" office:value="0.0708735053590847" calcext:value-type="float">
            <text:p>0.0708735054</text:p>
          </table:table-cell>
          <table:table-cell office:value-type="float" office:value="5.77912549210742" calcext:value-type="float">
            <text:p>5.7791254921</text:p>
          </table:table-cell>
          <table:table-cell office:value-type="float" office:value="0.0000000363081923797815" calcext:value-type="float">
            <text:p>3.63E-08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7.89947851276236" calcext:value-type="float">
            <text:p>7.8994785128</text:p>
          </table:table-cell>
          <table:table-cell office:value-type="float" office:value="0.506511183136294" calcext:value-type="float">
            <text:p>0.5065111831</text:p>
          </table:table-cell>
          <table:table-cell office:value-type="float" office:value="2.20853929591162" calcext:value-type="float">
            <text:p>2.2085392959</text:p>
          </table:table-cell>
          <table:table-cell office:value-type="float" office:value="7.0515223609571" calcext:value-type="float">
            <text:p>7.051522361</text:p>
          </table:table-cell>
          <table:table-cell office:value-type="float" office:value="0.000000547877806837433" calcext:value-type="float">
            <text:p>5.48E-07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6.79189640873442" calcext:value-type="float">
            <text:p>6.7918964087</text:p>
          </table:table-cell>
          <table:table-cell office:value-type="float" office:value="0.69763332025095" calcext:value-type="float">
            <text:p>0.6976333203</text:p>
          </table:table-cell>
          <table:table-cell office:value-type="float" office:value="0.076989763866214" calcext:value-type="float">
            <text:p>0.0769897639</text:p>
          </table:table-cell>
          <table:table-cell office:value-type="float" office:value="5.355173058584" calcext:value-type="float">
            <text:p>5.3551730586</text:p>
          </table:table-cell>
          <table:table-cell office:value-type="float" office:value="0.000000581716159785655" calcext:value-type="float">
            <text:p>5.82E-07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886.590220842125" calcext:value-type="float">
            <text:p>886.5902208421</text:p>
          </table:table-cell>
          <table:table-cell office:value-type="float" office:value="0" calcext:value-type="float">
            <text:p>0</text:p>
          </table:table-cell>
          <table:table-cell office:value-type="float" office:value="0.0307581735714768" calcext:value-type="float">
            <text:p>0.0307581736</text:p>
          </table:table-cell>
          <table:table-cell office:value-type="float" office:value="3.37816450024861" calcext:value-type="float">
            <text:p>3.378164500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6.96841267690805" calcext:value-type="float">
            <text:p>6.9684126769</text:p>
          </table:table-cell>
          <table:table-cell office:value-type="float" office:value="0.695983477600777" calcext:value-type="float">
            <text:p>0.6959834776</text:p>
          </table:table-cell>
          <table:table-cell office:value-type="float" office:value="0.078936346943448" calcext:value-type="float">
            <text:p>0.0789363469</text:p>
          </table:table-cell>
          <table:table-cell office:value-type="float" office:value="4.21161266668607" calcext:value-type="float">
            <text:p>4.2116126667</text:p>
          </table:table-cell>
          <table:table-cell office:value-type="float" office:value="0.000000561085333985054" calcext:value-type="float">
            <text:p>5.61E-07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3.05365619180366" calcext:value-type="float">
            <text:p>3.0536561918</text:p>
          </table:table-cell>
          <table:table-cell office:value-type="float" office:value="0" calcext:value-type="float">
            <text:p>0</text:p>
          </table:table-cell>
          <table:table-cell office:value-type="float" office:value="0.0325788415185582" calcext:value-type="float">
            <text:p>0.0325788415</text:p>
          </table:table-cell>
          <table:table-cell office:value-type="float" office:value="2.51782974724485" calcext:value-type="float">
            <text:p>2.517829747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7.10736690372978" calcext:value-type="float">
            <text:p>7.1073669037</text:p>
          </table:table-cell>
          <table:table-cell office:value-type="float" office:value="0.0270241394073929" calcext:value-type="float">
            <text:p>0.0270241394</text:p>
          </table:table-cell>
          <table:table-cell office:value-type="float" office:value="0.0724629905535049" calcext:value-type="float">
            <text:p>0.0724629906</text:p>
          </table:table-cell>
          <table:table-cell office:value-type="float" office:value="7.08387863528037" calcext:value-type="float">
            <text:p>7.0838786353</text:p>
          </table:table-cell>
          <table:table-cell office:value-type="float" office:value="0.0000000408103305452824" calcext:value-type="float">
            <text:p>4.08E-08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6.947725083726" calcext:value-type="float">
            <text:p>6.9477250837</text:p>
          </table:table-cell>
          <table:table-cell office:value-type="float" office:value="0.195024702936509" calcext:value-type="float">
            <text:p>0.1950247029</text:p>
          </table:table-cell>
          <table:table-cell office:value-type="float" office:value="0.0605304664719586" calcext:value-type="float">
            <text:p>0.0605304665</text:p>
          </table:table-cell>
          <table:table-cell office:value-type="float" office:value="6.36394928992065" calcext:value-type="float">
            <text:p>6.3639492899</text:p>
          </table:table-cell>
          <table:table-cell office:value-type="float" office:value="0.000000226432663700718" calcext:value-type="float">
            <text:p>2.26E-07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5.83209574409921" calcext:value-type="float">
            <text:p>5.8320957441</text:p>
          </table:table-cell>
          <table:table-cell office:value-type="float" office:value="0" calcext:value-type="float">
            <text:p>0</text:p>
          </table:table-cell>
          <table:table-cell office:value-type="float" office:value="0.0678699087735298" calcext:value-type="float">
            <text:p>0.0678699088</text:p>
          </table:table-cell>
          <table:table-cell office:value-type="float" office:value="1691.33685245493" calcext:value-type="float">
            <text:p>1691.336852454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6.87191199585323" calcext:value-type="float">
            <text:p>6.8719119959</text:p>
          </table:table-cell>
          <table:table-cell office:value-type="float" office:value="0" calcext:value-type="float">
            <text:p>0</text:p>
          </table:table-cell>
          <table:table-cell office:value-type="float" office:value="0.0664452643431274" calcext:value-type="float">
            <text:p>0.0664452643</text:p>
          </table:table-cell>
          <table:table-cell office:value-type="float" office:value="4.85399721366759" calcext:value-type="float">
            <text:p>4.8539972137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3.94628578815532" calcext:value-type="float">
            <text:p>3.9462857882</text:p>
          </table:table-cell>
          <table:table-cell office:value-type="float" office:value="0" calcext:value-type="float">
            <text:p>0</text:p>
          </table:table-cell>
          <table:table-cell office:value-type="float" office:value="0.0444098035920838" calcext:value-type="float">
            <text:p>0.0444098036</text:p>
          </table:table-cell>
          <table:table-cell office:value-type="float" office:value="2.72911229588175" calcext:value-type="float">
            <text:p>2.729112295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7.2678227230661" calcext:value-type="float">
            <text:p>7.2678227231</text:p>
          </table:table-cell>
          <table:table-cell office:value-type="float" office:value="0.60211696753033" calcext:value-type="float">
            <text:p>0.6021169675</text:p>
          </table:table-cell>
          <table:table-cell office:value-type="float" office:value="0.0780797715886747" calcext:value-type="float">
            <text:p>0.0780797716</text:p>
          </table:table-cell>
          <table:table-cell office:value-type="float" office:value="5.72388102782803" calcext:value-type="float">
            <text:p>5.7238810278</text:p>
          </table:table-cell>
          <table:table-cell office:value-type="float" office:value="0.000000575308007077396" calcext:value-type="float">
            <text:p>5.75E-07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5.35711595402298" calcext:value-type="float">
            <text:p>5.357115954</text:p>
          </table:table-cell>
          <table:table-cell office:value-type="float" office:value="0" calcext:value-type="float">
            <text:p>0</text:p>
          </table:table-cell>
          <table:table-cell office:value-type="float" office:value="0.0687605132524613" calcext:value-type="float">
            <text:p>0.0687605133</text:p>
          </table:table-cell>
          <table:table-cell office:value-type="float" office:value="10.1980591633758" calcext:value-type="float">
            <text:p>10.198059163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6.90451475422396" calcext:value-type="float">
            <text:p>6.9045147542</text:p>
          </table:table-cell>
          <table:table-cell office:value-type="float" office:value="0.697580354128931" calcext:value-type="float">
            <text:p>0.6975803541</text:p>
          </table:table-cell>
          <table:table-cell office:value-type="float" office:value="1.55798189826951" calcext:value-type="float">
            <text:p>1.5579818983</text:p>
          </table:table-cell>
          <table:table-cell office:value-type="float" office:value="4.48155884879123" calcext:value-type="float">
            <text:p>4.4815588488</text:p>
          </table:table-cell>
          <table:table-cell office:value-type="float" office:value="0.000000563542386366356" calcext:value-type="float">
            <text:p>5.64E-07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4.00044758597771" calcext:value-type="float">
            <text:p>4.000447586</text:p>
          </table:table-cell>
          <table:table-cell office:value-type="float" office:value="0" calcext:value-type="float">
            <text:p>0</text:p>
          </table:table-cell>
          <table:table-cell office:value-type="float" office:value="0.0431356009083607" calcext:value-type="float">
            <text:p>0.0431356009</text:p>
          </table:table-cell>
          <table:table-cell office:value-type="float" office:value="3.34148328098948" calcext:value-type="float">
            <text:p>3.34148328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7.42380954524632" calcext:value-type="float">
            <text:p>7.4238095452</text:p>
          </table:table-cell>
          <table:table-cell office:value-type="float" office:value="0.163635835594908" calcext:value-type="float">
            <text:p>0.1636358356</text:p>
          </table:table-cell>
          <table:table-cell office:value-type="float" office:value="0.0733095177335744" calcext:value-type="float">
            <text:p>0.0733095177</text:p>
          </table:table-cell>
          <table:table-cell office:value-type="float" office:value="8.23808294446746" calcext:value-type="float">
            <text:p>8.2380829445</text:p>
          </table:table-cell>
          <table:table-cell office:value-type="float" office:value="0.000000174463067866565" calcext:value-type="float">
            <text:p>1.74E-07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893.668038616563" calcext:value-type="float">
            <text:p>893.6680386166</text:p>
          </table:table-cell>
          <table:table-cell office:value-type="float" office:value="0" calcext:value-type="float">
            <text:p>0</text:p>
          </table:table-cell>
          <table:table-cell office:value-type="float" office:value="0.0722964609154339" calcext:value-type="float">
            <text:p>0.0722964609</text:p>
          </table:table-cell>
          <table:table-cell office:value-type="float" office:value="6.25695431636437" calcext:value-type="float">
            <text:p>6.256954316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6.23255758888107" calcext:value-type="float">
            <text:p>6.2325575889</text:p>
          </table:table-cell>
          <table:table-cell office:value-type="float" office:value="0" calcext:value-type="float">
            <text:p>0</text:p>
          </table:table-cell>
          <table:table-cell office:value-type="float" office:value="0.0677592694729968" calcext:value-type="float">
            <text:p>0.0677592695</text:p>
          </table:table-cell>
          <table:table-cell office:value-type="float" office:value="5.30014007710588" calcext:value-type="float">
            <text:p>5.300140077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5.01412704572979" calcext:value-type="float">
            <text:p>5.0141270457</text:p>
          </table:table-cell>
          <table:table-cell office:value-type="float" office:value="0" calcext:value-type="float">
            <text:p>0</text:p>
          </table:table-cell>
          <table:table-cell office:value-type="float" office:value="0.0438650780953134" calcext:value-type="float">
            <text:p>0.0438650781</text:p>
          </table:table-cell>
          <table:table-cell office:value-type="float" office:value="3.19897637537242" calcext:value-type="float">
            <text:p>3.198976375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6.53390451661922" calcext:value-type="float">
            <text:p>6.5339045166</text:p>
          </table:table-cell>
          <table:table-cell office:value-type="float" office:value="0.697646301254557" calcext:value-type="float">
            <text:p>0.6976463013</text:p>
          </table:table-cell>
          <table:table-cell office:value-type="float" office:value="0.0774050842703032" calcext:value-type="float">
            <text:p>0.0774050843</text:p>
          </table:table-cell>
          <table:table-cell office:value-type="float" office:value="3.5299263035326" calcext:value-type="float">
            <text:p>3.5299263035</text:p>
          </table:table-cell>
          <table:table-cell office:value-type="float" office:value="0.000000581671494747896" calcext:value-type="float">
            <text:p>5.82E-07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8.21265496584443" calcext:value-type="float">
            <text:p>8.2126549658</text:p>
          </table:table-cell>
          <table:table-cell office:value-type="float" office:value="0.398001582949141" calcext:value-type="float">
            <text:p>0.3980015829</text:p>
          </table:table-cell>
          <table:table-cell office:value-type="float" office:value="0.0783528824217769" calcext:value-type="float">
            <text:p>0.0783528824</text:p>
          </table:table-cell>
          <table:table-cell office:value-type="float" office:value="6.53718105483169" calcext:value-type="float">
            <text:p>6.5371810548</text:p>
          </table:table-cell>
          <table:table-cell office:value-type="float" office:value="0.000000447394734229235" calcext:value-type="float">
            <text:p>4.47E-07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7.4368369390838" calcext:value-type="float">
            <text:p>7.4368369391</text:p>
          </table:table-cell>
          <table:table-cell office:value-type="float" office:value="0.696709905179486" calcext:value-type="float">
            <text:p>0.6967099052</text:p>
          </table:table-cell>
          <table:table-cell office:value-type="float" office:value="0.0773603861049528" calcext:value-type="float">
            <text:p>0.0773603861</text:p>
          </table:table-cell>
          <table:table-cell office:value-type="float" office:value="6.4898962253185" calcext:value-type="float">
            <text:p>6.4898962253</text:p>
          </table:table-cell>
          <table:table-cell office:value-type="float" office:value="0.000000580332366333676" calcext:value-type="float">
            <text:p>5.80E-07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3.84822118341516" calcext:value-type="float">
            <text:p>3.8482211834</text:p>
          </table:table-cell>
          <table:table-cell office:value-type="float" office:value="0" calcext:value-type="float">
            <text:p>0</text:p>
          </table:table-cell>
          <table:table-cell office:value-type="float" office:value="0.0338634968817255" calcext:value-type="float">
            <text:p>0.0338634969</text:p>
          </table:table-cell>
          <table:table-cell office:value-type="float" office:value="3.31758587519052" calcext:value-type="float">
            <text:p>3.317585875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6.80056342057532" calcext:value-type="float">
            <text:p>6.8005634206</text:p>
          </table:table-cell>
          <table:table-cell office:value-type="float" office:value="0.42954623081687" calcext:value-type="float">
            <text:p>0.4295462308</text:p>
          </table:table-cell>
          <table:table-cell office:value-type="float" office:value="0.0724193703112579" calcext:value-type="float">
            <text:p>0.0724193703</text:p>
          </table:table-cell>
          <table:table-cell office:value-type="float" office:value="4.03359360381892" calcext:value-type="float">
            <text:p>4.0335936038</text:p>
          </table:table-cell>
          <table:table-cell office:value-type="float" office:value="0.000000552490982883114" calcext:value-type="float">
            <text:p>5.52E-07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3.95019720974199" calcext:value-type="float">
            <text:p>3.9501972097</text:p>
          </table:table-cell>
          <table:table-cell office:value-type="float" office:value="0" calcext:value-type="float">
            <text:p>0</text:p>
          </table:table-cell>
          <table:table-cell office:value-type="float" office:value="0.0463902603352095" calcext:value-type="float">
            <text:p>0.0463902603</text:p>
          </table:table-cell>
          <table:table-cell office:value-type="float" office:value="4.18255702410376" calcext:value-type="float">
            <text:p>4.182557024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1.45377194408139" calcext:value-type="float">
            <text:p>1.4537719441</text:p>
          </table:table-cell>
          <table:table-cell office:value-type="float" office:value="0" calcext:value-type="float">
            <text:p>0</text:p>
          </table:table-cell>
          <table:table-cell office:value-type="float" office:value="0.014738368003346" calcext:value-type="float">
            <text:p>0.014738368</text:p>
          </table:table-cell>
          <table:table-cell office:value-type="float" office:value="0.602795772456673" calcext:value-type="float">
            <text:p>0.602795772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7.18623012449851" calcext:value-type="float">
            <text:p>7.1862301245</text:p>
          </table:table-cell>
          <table:table-cell office:value-type="float" office:value="0.588627152248216" calcext:value-type="float">
            <text:p>0.5886271522</text:p>
          </table:table-cell>
          <table:table-cell office:value-type="float" office:value="0.0726823002220305" calcext:value-type="float">
            <text:p>0.0726823002</text:p>
          </table:table-cell>
          <table:table-cell office:value-type="float" office:value="6.62979107510302" calcext:value-type="float">
            <text:p>6.6297910751</text:p>
          </table:table-cell>
          <table:table-cell office:value-type="float" office:value="0.000000534297836351715" calcext:value-type="float">
            <text:p>5.34E-07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7.66966710886011" calcext:value-type="float">
            <text:p>7.6696671089</text:p>
          </table:table-cell>
          <table:table-cell office:value-type="float" office:value="0.69628846259535" calcext:value-type="float">
            <text:p>0.6962884626</text:p>
          </table:table-cell>
          <table:table-cell office:value-type="float" office:value="2.22668824014084" calcext:value-type="float">
            <text:p>2.2266882401</text:p>
          </table:table-cell>
          <table:table-cell office:value-type="float" office:value="9.65980604588373" calcext:value-type="float">
            <text:p>9.6598060459</text:p>
          </table:table-cell>
          <table:table-cell office:value-type="float" office:value="0.000000565513649830172" calcext:value-type="float">
            <text:p>5.66E-07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5.1385922041565" calcext:value-type="float">
            <text:p>5.1385922042</text:p>
          </table:table-cell>
          <table:table-cell office:value-type="float" office:value="0" calcext:value-type="float">
            <text:p>0</text:p>
          </table:table-cell>
          <table:table-cell office:value-type="float" office:value="0.0564810901164771" calcext:value-type="float">
            <text:p>0.0564810901</text:p>
          </table:table-cell>
          <table:table-cell office:value-type="float" office:value="5.6898018184797" calcext:value-type="float">
            <text:p>5.689801818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4.38593013595297" calcext:value-type="float">
            <text:p>4.385930136</text:p>
          </table:table-cell>
          <table:table-cell office:value-type="float" office:value="0" calcext:value-type="float">
            <text:p>0</text:p>
          </table:table-cell>
          <table:table-cell office:value-type="float" office:value="0.0430544432794957" calcext:value-type="float">
            <text:p>0.0430544433</text:p>
          </table:table-cell>
          <table:table-cell office:value-type="float" office:value="3.26022839894711" calcext:value-type="float">
            <text:p>3.260228398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7.04879339846118" calcext:value-type="float">
            <text:p>7.0487933985</text:p>
          </table:table-cell>
          <table:table-cell office:value-type="float" office:value="0.69764867989526" calcext:value-type="float">
            <text:p>0.6976486799</text:p>
          </table:table-cell>
          <table:table-cell office:value-type="float" office:value="0.0738373067658103" calcext:value-type="float">
            <text:p>0.0738373068</text:p>
          </table:table-cell>
          <table:table-cell office:value-type="float" office:value="7.08460013597445" calcext:value-type="float">
            <text:p>7.084600136</text:p>
          </table:table-cell>
          <table:table-cell office:value-type="float" office:value="0.000000582986438824106" calcext:value-type="float">
            <text:p>5.83E-07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9.55718043783402" calcext:value-type="float">
            <text:p>9.5571804378</text:p>
          </table:table-cell>
          <table:table-cell office:value-type="float" office:value="0.40410110692146" calcext:value-type="float">
            <text:p>0.4041011069</text:p>
          </table:table-cell>
          <table:table-cell office:value-type="float" office:value="0.078161963023195" calcext:value-type="float">
            <text:p>0.078161963</text:p>
          </table:table-cell>
          <table:table-cell office:value-type="float" office:value="8.39608829042801" calcext:value-type="float">
            <text:p>8.3960882904</text:p>
          </table:table-cell>
          <table:table-cell office:value-type="float" office:value="0.000000450341898202512" calcext:value-type="float">
            <text:p>4.50E-07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7.41970637584817" calcext:value-type="float">
            <text:p>7.4197063758</text:p>
          </table:table-cell>
          <table:table-cell office:value-type="float" office:value="0.374500705482868" calcext:value-type="float">
            <text:p>0.3745007055</text:p>
          </table:table-cell>
          <table:table-cell office:value-type="float" office:value="2.19356785801067" calcext:value-type="float">
            <text:p>2.193567858</text:p>
          </table:table-cell>
          <table:table-cell office:value-type="float" office:value="6.35100888974084" calcext:value-type="float">
            <text:p>6.3510088897</text:p>
          </table:table-cell>
          <table:table-cell office:value-type="float" office:value="0.00000043992920607313" calcext:value-type="float">
            <text:p>4.40E-07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4.32615976326936" calcext:value-type="float">
            <text:p>4.3261597633</text:p>
          </table:table-cell>
          <table:table-cell office:value-type="float" office:value="0" calcext:value-type="float">
            <text:p>0</text:p>
          </table:table-cell>
          <table:table-cell office:value-type="float" office:value="0.0481305311092591" calcext:value-type="float">
            <text:p>0.0481305311</text:p>
          </table:table-cell>
          <table:table-cell office:value-type="float" office:value="3.09261523671152" calcext:value-type="float">
            <text:p>3.09261523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7.01380263160524" calcext:value-type="float">
            <text:p>7.0138026316</text:p>
          </table:table-cell>
          <table:table-cell office:value-type="float" office:value="0.323538641434335" calcext:value-type="float">
            <text:p>0.3235386414</text:p>
          </table:table-cell>
          <table:table-cell office:value-type="float" office:value="0.0742581803753138" calcext:value-type="float">
            <text:p>0.0742581804</text:p>
          </table:table-cell>
          <table:table-cell office:value-type="float" office:value="4.38922814111384" calcext:value-type="float">
            <text:p>4.3892281411</text:p>
          </table:table-cell>
          <table:table-cell office:value-type="float" office:value="0.00000052389099619454" calcext:value-type="float">
            <text:p>5.24E-07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5.75546712237204" calcext:value-type="float">
            <text:p>5.7554671224</text:p>
          </table:table-cell>
          <table:table-cell office:value-type="float" office:value="0" calcext:value-type="float">
            <text:p>0</text:p>
          </table:table-cell>
          <table:table-cell office:value-type="float" office:value="0.069136450618149" calcext:value-type="float">
            <text:p>0.0691364506</text:p>
          </table:table-cell>
          <table:table-cell office:value-type="float" office:value="3.62756831085481" calcext:value-type="float">
            <text:p>3.627568310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2.49620702767771" calcext:value-type="float">
            <text:p>2.4962070277</text:p>
          </table:table-cell>
          <table:table-cell office:value-type="float" office:value="0" calcext:value-type="float">
            <text:p>0</text:p>
          </table:table-cell>
          <table:table-cell office:value-type="float" office:value="0.0166000756127111" calcext:value-type="float">
            <text:p>0.0166000756</text:p>
          </table:table-cell>
          <table:table-cell office:value-type="float" office:value="1.16581898480904" calcext:value-type="float">
            <text:p>1.165818984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6.59093361120288" calcext:value-type="float">
            <text:p>6.5909336112</text:p>
          </table:table-cell>
          <table:table-cell office:value-type="float" office:value="0.696830859983451" calcext:value-type="float">
            <text:p>0.69683086</text:p>
          </table:table-cell>
          <table:table-cell office:value-type="float" office:value="0.0800300069078734" calcext:value-type="float">
            <text:p>0.0800300069</text:p>
          </table:table-cell>
          <table:table-cell office:value-type="float" office:value="5.43075256108681" calcext:value-type="float">
            <text:p>5.4307525611</text:p>
          </table:table-cell>
          <table:table-cell office:value-type="float" office:value="0.00000057950982264994" calcext:value-type="float">
            <text:p>5.80E-07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7.39286838351903" calcext:value-type="float">
            <text:p>7.3928683835</text:p>
          </table:table-cell>
          <table:table-cell office:value-type="float" office:value="0.421143869616418" calcext:value-type="float">
            <text:p>0.4211438696</text:p>
          </table:table-cell>
          <table:table-cell office:value-type="float" office:value="2.20101479305045" calcext:value-type="float">
            <text:p>2.2010147931</text:p>
          </table:table-cell>
          <table:table-cell office:value-type="float" office:value="5.72201798953238" calcext:value-type="float">
            <text:p>5.7220179895</text:p>
          </table:table-cell>
          <table:table-cell office:value-type="float" office:value="0.000000458234382599034" calcext:value-type="float">
            <text:p>4.58E-07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6.76942679065996" calcext:value-type="float">
            <text:p>6.7694267907</text:p>
          </table:table-cell>
          <table:table-cell office:value-type="float" office:value="0.421265017849351" calcext:value-type="float">
            <text:p>0.4212650178</text:p>
          </table:table-cell>
          <table:table-cell office:value-type="float" office:value="0.0758709439473251" calcext:value-type="float">
            <text:p>0.0758709439</text:p>
          </table:table-cell>
          <table:table-cell office:value-type="float" office:value="3.04521993892971" calcext:value-type="float">
            <text:p>3.0452199389</text:p>
          </table:table-cell>
          <table:table-cell office:value-type="float" office:value="0.000000458332825807358" calcext:value-type="float">
            <text:p>4.58E-07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7.39733598068185" calcext:value-type="float">
            <text:p>7.3973359807</text:p>
          </table:table-cell>
          <table:table-cell office:value-type="float" office:value="0.183484170394244" calcext:value-type="float">
            <text:p>0.1834841704</text:p>
          </table:table-cell>
          <table:table-cell office:value-type="float" office:value="0.0745673892153913" calcext:value-type="float">
            <text:p>0.0745673892</text:p>
          </table:table-cell>
          <table:table-cell office:value-type="float" office:value="7.02460307617878" calcext:value-type="float">
            <text:p>7.0246030762</text:p>
          </table:table-cell>
          <table:table-cell office:value-type="float" office:value="0.000000300577187194563" calcext:value-type="float">
            <text:p>3.01E-07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7.6845822043389" calcext:value-type="float">
            <text:p>7.6845822043</text:p>
          </table:table-cell>
          <table:table-cell office:value-type="float" office:value="0.415632510508878" calcext:value-type="float">
            <text:p>0.4156325105</text:p>
          </table:table-cell>
          <table:table-cell office:value-type="float" office:value="0.0786388121378723" calcext:value-type="float">
            <text:p>0.0786388121</text:p>
          </table:table-cell>
          <table:table-cell office:value-type="float" office:value="5.58019094833681" calcext:value-type="float">
            <text:p>5.5801909483</text:p>
          </table:table-cell>
          <table:table-cell office:value-type="float" office:value="0.000000448974310809714" calcext:value-type="float">
            <text:p>4.49E-07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6.40898851022448" calcext:value-type="float">
            <text:p>6.4089885102</text:p>
          </table:table-cell>
          <table:table-cell office:value-type="float" office:value="0.198522907448399" calcext:value-type="float">
            <text:p>0.1985229074</text:p>
          </table:table-cell>
          <table:table-cell office:value-type="float" office:value="0.0733500818323135" calcext:value-type="float">
            <text:p>0.0733500818</text:p>
          </table:table-cell>
          <table:table-cell office:value-type="float" office:value="5.3748212094462" calcext:value-type="float">
            <text:p>5.3748212094</text:p>
          </table:table-cell>
          <table:table-cell office:value-type="float" office:value="0.000000296484111355844" calcext:value-type="float">
            <text:p>2.96E-07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4.58857408721829" calcext:value-type="float">
            <text:p>4.5885740872</text:p>
          </table:table-cell>
          <table:table-cell office:value-type="float" office:value="0" calcext:value-type="float">
            <text:p>0</text:p>
          </table:table-cell>
          <table:table-cell office:value-type="float" office:value="0.0450626760175647" calcext:value-type="float">
            <text:p>0.045062676</text:p>
          </table:table-cell>
          <table:table-cell office:value-type="float" office:value="4.69624107686082" calcext:value-type="float">
            <text:p>4.696241076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6.80037552892905" calcext:value-type="float">
            <text:p>6.8003755289</text:p>
          </table:table-cell>
          <table:table-cell office:value-type="float" office:value="0.178512556995238" calcext:value-type="float">
            <text:p>0.178512557</text:p>
          </table:table-cell>
          <table:table-cell office:value-type="float" office:value="0.0618599567605699" calcext:value-type="float">
            <text:p>0.0618599568</text:p>
          </table:table-cell>
          <table:table-cell office:value-type="float" office:value="5.00176542669063" calcext:value-type="float">
            <text:p>5.0017654267</text:p>
          </table:table-cell>
          <table:table-cell office:value-type="float" office:value="0.000000297825911118724" calcext:value-type="float">
            <text:p>2.98E-07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919.077412187692" calcext:value-type="float">
            <text:p>919.0774121877</text:p>
          </table:table-cell>
          <table:table-cell office:value-type="float" office:value="0.479671472161974" calcext:value-type="float">
            <text:p>0.4796714722</text:p>
          </table:table-cell>
          <table:table-cell office:value-type="float" office:value="0.0765758863894878" calcext:value-type="float">
            <text:p>0.0765758864</text:p>
          </table:table-cell>
          <table:table-cell office:value-type="float" office:value="4.4788874584104" calcext:value-type="float">
            <text:p>4.4788874584</text:p>
          </table:table-cell>
          <table:table-cell office:value-type="float" office:value="0.000000335578665814003" calcext:value-type="float">
            <text:p>3.36E-07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7.06272648929092" calcext:value-type="float">
            <text:p>7.0627264893</text:p>
          </table:table-cell>
          <table:table-cell office:value-type="float" office:value="0.193933610026227" calcext:value-type="float">
            <text:p>0.19393361</text:p>
          </table:table-cell>
          <table:table-cell office:value-type="float" office:value="0.0755004665115057" calcext:value-type="float">
            <text:p>0.0755004665</text:p>
          </table:table-cell>
          <table:table-cell office:value-type="float" office:value="5.02619857640267" calcext:value-type="float">
            <text:p>5.0261985764</text:p>
          </table:table-cell>
          <table:table-cell office:value-type="float" office:value="0.0000002135883124457" calcext:value-type="float">
            <text:p>2.14E-07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2.64594288662606" calcext:value-type="float">
            <text:p>2.6459428866</text:p>
          </table:table-cell>
          <table:table-cell office:value-type="float" office:value="0.0290099315748894" calcext:value-type="float">
            <text:p>0.0290099316</text:p>
          </table:table-cell>
          <table:table-cell office:value-type="float" office:value="0.016341014682102" calcext:value-type="float">
            <text:p>0.0163410147</text:p>
          </table:table-cell>
          <table:table-cell office:value-type="float" office:value="1.28734815882929" calcext:value-type="float">
            <text:p>1.2873481588</text:p>
          </table:table-cell>
          <table:table-cell office:value-type="float" office:value="0.0000000598770161578227" calcext:value-type="float">
            <text:p>5.99E-08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4.62173385776761" calcext:value-type="float">
            <text:p>4.6217338578</text:p>
          </table:table-cell>
          <table:table-cell office:value-type="float" office:value="0" calcext:value-type="float">
            <text:p>0</text:p>
          </table:table-cell>
          <table:table-cell office:value-type="float" office:value="0.0512120111041412" calcext:value-type="float">
            <text:p>0.0512120111</text:p>
          </table:table-cell>
          <table:table-cell office:value-type="float" office:value="4.92382914042166" calcext:value-type="float">
            <text:p>4.923829140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6.19683418236566" calcext:value-type="float">
            <text:p>6.1968341824</text:p>
          </table:table-cell>
          <table:table-cell office:value-type="float" office:value="0.23077360945055" calcext:value-type="float">
            <text:p>0.2307736095</text:p>
          </table:table-cell>
          <table:table-cell office:value-type="float" office:value="0.0694676449086936" calcext:value-type="float">
            <text:p>0.0694676449</text:p>
          </table:table-cell>
          <table:table-cell office:value-type="float" office:value="4.77312321179046" calcext:value-type="float">
            <text:p>4.7731232118</text:p>
          </table:table-cell>
          <table:table-cell office:value-type="float" office:value="0.00000051555102234133" calcext:value-type="float">
            <text:p>5.16E-07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1.91357785854928" calcext:value-type="float">
            <text:p>1.9135778585</text:p>
          </table:table-cell>
          <table:table-cell office:value-type="float" office:value="0" calcext:value-type="float">
            <text:p>0</text:p>
          </table:table-cell>
          <table:table-cell office:value-type="float" office:value="0.0197151958276511" calcext:value-type="float">
            <text:p>0.0197151958</text:p>
          </table:table-cell>
          <table:table-cell office:value-type="float" office:value="1.92147185244965" calcext:value-type="float">
            <text:p>1.921471852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6.2396998043141" calcext:value-type="float">
            <text:p>6.2396998043</text:p>
          </table:table-cell>
          <table:table-cell office:value-type="float" office:value="0.698356410906949" calcext:value-type="float">
            <text:p>0.6983564109</text:p>
          </table:table-cell>
          <table:table-cell office:value-type="float" office:value="0.0772050021303737" calcext:value-type="float">
            <text:p>0.0772050021</text:p>
          </table:table-cell>
          <table:table-cell office:value-type="float" office:value="2.52848714194686" calcext:value-type="float">
            <text:p>2.5284871419</text:p>
          </table:table-cell>
          <table:table-cell office:value-type="float" office:value="0.000000584474459769027" calcext:value-type="float">
            <text:p>5.84E-07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1.99607089077442" calcext:value-type="float">
            <text:p>1.9960708908</text:p>
          </table:table-cell>
          <table:table-cell office:value-type="float" office:value="0" calcext:value-type="float">
            <text:p>0</text:p>
          </table:table-cell>
          <table:table-cell office:value-type="float" office:value="0.021406548503551" calcext:value-type="float">
            <text:p>0.0214065485</text:p>
          </table:table-cell>
          <table:table-cell office:value-type="float" office:value="1.36677122519351" calcext:value-type="float">
            <text:p>1.3667712252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5.76332511427761" calcext:value-type="float">
            <text:p>5.7633251143</text:p>
          </table:table-cell>
          <table:table-cell office:value-type="float" office:value="0.0942722452271537" calcext:value-type="float">
            <text:p>0.0942722452</text:p>
          </table:table-cell>
          <table:table-cell office:value-type="float" office:value="0.0635015754953321" calcext:value-type="float">
            <text:p>0.0635015755</text:p>
          </table:table-cell>
          <table:table-cell office:value-type="float" office:value="2.80375848516589" calcext:value-type="float">
            <text:p>2.8037584852</text:p>
          </table:table-cell>
          <table:table-cell office:value-type="float" office:value="0.000000142709102474948" calcext:value-type="float">
            <text:p>1.43E-07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7.96489921089115" calcext:value-type="float">
            <text:p>7.9648992109</text:p>
          </table:table-cell>
          <table:table-cell office:value-type="float" office:value="0" calcext:value-type="float">
            <text:p>0</text:p>
          </table:table-cell>
          <table:table-cell office:value-type="float" office:value="0.0617861834674623" calcext:value-type="float">
            <text:p>0.0617861835</text:p>
          </table:table-cell>
          <table:table-cell office:value-type="float" office:value="13.540942453542" calcext:value-type="float">
            <text:p>13.540942453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8.22010172071315" calcext:value-type="float">
            <text:p>8.2201017207</text:p>
          </table:table-cell>
          <table:table-cell office:value-type="float" office:value="0.00200341028996346" calcext:value-type="float">
            <text:p>0.0020034103</text:p>
          </table:table-cell>
          <table:table-cell office:value-type="float" office:value="0.0708519713550471" calcext:value-type="float">
            <text:p>0.0708519714</text:p>
          </table:table-cell>
          <table:table-cell office:value-type="float" office:value="9.37267611634111" calcext:value-type="float">
            <text:p>9.3726761163</text:p>
          </table:table-cell>
          <table:table-cell office:value-type="float" office:value="0.0000000372451403458739" calcext:value-type="float">
            <text:p>3.72E-08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7.49797912536078" calcext:value-type="float">
            <text:p>7.4979791254</text:p>
          </table:table-cell>
          <table:table-cell office:value-type="float" office:value="0.602395677533968" calcext:value-type="float">
            <text:p>0.6023956775</text:p>
          </table:table-cell>
          <table:table-cell office:value-type="float" office:value="0.0762368247122632" calcext:value-type="float">
            <text:p>0.0762368247</text:p>
          </table:table-cell>
          <table:table-cell office:value-type="float" office:value="4.47432340335903" calcext:value-type="float">
            <text:p>4.4743234034</text:p>
          </table:table-cell>
          <table:table-cell office:value-type="float" office:value="0.000000575550117371962" calcext:value-type="float">
            <text:p>5.76E-07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7.4446126727442" calcext:value-type="float">
            <text:p>7.4446126727</text:p>
          </table:table-cell>
          <table:table-cell office:value-type="float" office:value="0.326547496887904" calcext:value-type="float">
            <text:p>0.3265474969</text:p>
          </table:table-cell>
          <table:table-cell office:value-type="float" office:value="1.54519786569044" calcext:value-type="float">
            <text:p>1.5451978657</text:p>
          </table:table-cell>
          <table:table-cell office:value-type="float" office:value="7.34481309383785" calcext:value-type="float">
            <text:p>7.3448130938</text:p>
          </table:table-cell>
          <table:table-cell office:value-type="float" office:value="0.000000401374100561516" calcext:value-type="float">
            <text:p>4.01E-07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5.36028482439496" calcext:value-type="float">
            <text:p>5.3602848244</text:p>
          </table:table-cell>
          <table:table-cell office:value-type="float" office:value="0" calcext:value-type="float">
            <text:p>0</text:p>
          </table:table-cell>
          <table:table-cell office:value-type="float" office:value="1.54035660676945" calcext:value-type="float">
            <text:p>1.5403566068</text:p>
          </table:table-cell>
          <table:table-cell office:value-type="float" office:value="4.16473965346129" calcext:value-type="float">
            <text:p>4.164739653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7.69698442524095" calcext:value-type="float">
            <text:p>7.6969844252</text:p>
          </table:table-cell>
          <table:table-cell office:value-type="float" office:value="0.0233690867138468" calcext:value-type="float">
            <text:p>0.0233690867</text:p>
          </table:table-cell>
          <table:table-cell office:value-type="float" office:value="0.0720273844805156" calcext:value-type="float">
            <text:p>0.0720273845</text:p>
          </table:table-cell>
          <table:table-cell office:value-type="float" office:value="1801.13787207167" calcext:value-type="float">
            <text:p>1801.1378720717</text:p>
          </table:table-cell>
          <table:table-cell office:value-type="float" office:value="0.0000000385260602120224" calcext:value-type="float">
            <text:p>3.85E-08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8.82897349307795" calcext:value-type="float">
            <text:p>8.8289734931</text:p>
          </table:table-cell>
          <table:table-cell office:value-type="float" office:value="0.00360868399364912" calcext:value-type="float">
            <text:p>0.003608684</text:p>
          </table:table-cell>
          <table:table-cell office:value-type="float" office:value="0.0714899461445371" calcext:value-type="float">
            <text:p>0.0714899461</text:p>
          </table:table-cell>
          <table:table-cell office:value-type="float" office:value="8.29429273395287" calcext:value-type="float">
            <text:p>8.294292734</text:p>
          </table:table-cell>
          <table:table-cell office:value-type="float" office:value="0.0000000195733746830185" calcext:value-type="float">
            <text:p>1.96E-08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4.7813739027007" calcext:value-type="float">
            <text:p>4.7813739027</text:p>
          </table:table-cell>
          <table:table-cell office:value-type="float" office:value="0" calcext:value-type="float">
            <text:p>0</text:p>
          </table:table-cell>
          <table:table-cell office:value-type="float" office:value="1.58070322063792" calcext:value-type="float">
            <text:p>1.5807032206</text:p>
          </table:table-cell>
          <table:table-cell office:value-type="float" office:value="4.38804190671544" calcext:value-type="float">
            <text:p>4.3880419067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6.85077353695059" calcext:value-type="float">
            <text:p>6.850773537</text:p>
          </table:table-cell>
          <table:table-cell office:value-type="float" office:value="0.380598751651336" calcext:value-type="float">
            <text:p>0.3805987517</text:p>
          </table:table-cell>
          <table:table-cell office:value-type="float" office:value="0.0735346806507157" calcext:value-type="float">
            <text:p>0.0735346807</text:p>
          </table:table-cell>
          <table:table-cell office:value-type="float" office:value="5.38089458178261" calcext:value-type="float">
            <text:p>5.3808945818</text:p>
          </table:table-cell>
          <table:table-cell office:value-type="float" office:value="0.000000423993921537701" calcext:value-type="float">
            <text:p>4.24E-07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8.67880210047745" calcext:value-type="float">
            <text:p>8.6788021005</text:p>
          </table:table-cell>
          <table:table-cell office:value-type="float" office:value="0.384284280059413" calcext:value-type="float">
            <text:p>0.3842842801</text:p>
          </table:table-cell>
          <table:table-cell office:value-type="float" office:value="0.0774337025302038" calcext:value-type="float">
            <text:p>0.0774337025</text:p>
          </table:table-cell>
          <table:table-cell office:value-type="float" office:value="8.40802996117716" calcext:value-type="float">
            <text:p>8.4080299612</text:p>
          </table:table-cell>
          <table:table-cell office:value-type="float" office:value="0.000000442112153357242" calcext:value-type="float">
            <text:p>4.42E-07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6.815190194928" calcext:value-type="float">
            <text:p>6.8151901949</text:p>
          </table:table-cell>
          <table:table-cell office:value-type="float" office:value="0.418599466359322" calcext:value-type="float">
            <text:p>0.4185994664</text:p>
          </table:table-cell>
          <table:table-cell office:value-type="float" office:value="0.0771802293803983" calcext:value-type="float">
            <text:p>0.0771802294</text:p>
          </table:table-cell>
          <table:table-cell office:value-type="float" office:value="6.29635370669577" calcext:value-type="float">
            <text:p>6.2963537067</text:p>
          </table:table-cell>
          <table:table-cell office:value-type="float" office:value="0.000000457368384690306" calcext:value-type="float">
            <text:p>4.57E-07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902.917671682458" calcext:value-type="float">
            <text:p>902.9176716825</text:p>
          </table:table-cell>
          <table:table-cell office:value-type="float" office:value="0.00252958581444351" calcext:value-type="float">
            <text:p>0.0025295858</text:p>
          </table:table-cell>
          <table:table-cell office:value-type="float" office:value="0.0719820102244404" calcext:value-type="float">
            <text:p>0.0719820102</text:p>
          </table:table-cell>
          <table:table-cell office:value-type="float" office:value="5.52451827851366" calcext:value-type="float">
            <text:p>5.5245182785</text:p>
          </table:table-cell>
          <table:table-cell office:value-type="float" office:value="0.00000000947278035412314" calcext:value-type="float">
            <text:p>9.47E-09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7.69434712019905" calcext:value-type="float">
            <text:p>7.6943471202</text:p>
          </table:table-cell>
          <table:table-cell office:value-type="float" office:value="89.1457508066747" calcext:value-type="float">
            <text:p>89.1457508067</text:p>
          </table:table-cell>
          <table:table-cell office:value-type="float" office:value="2.18731934325337" calcext:value-type="float">
            <text:p>2.1873193433</text:p>
          </table:table-cell>
          <table:table-cell office:value-type="float" office:value="2536.1627681789" calcext:value-type="float">
            <text:p>2536.1627681789</text:p>
          </table:table-cell>
          <table:table-cell office:value-type="float" office:value="0.0000545478126345722" calcext:value-type="float">
            <text:p>5.45E-05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4.84447320490211" calcext:value-type="float">
            <text:p>4.8444732049</text:p>
          </table:table-cell>
          <table:table-cell office:value-type="float" office:value="0" calcext:value-type="float">
            <text:p>0</text:p>
          </table:table-cell>
          <table:table-cell office:value-type="float" office:value="0.0556251170648917" calcext:value-type="float">
            <text:p>0.0556251171</text:p>
          </table:table-cell>
          <table:table-cell office:value-type="float" office:value="4.85458329479965" calcext:value-type="float">
            <text:p>4.85458329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4.83389445341193" calcext:value-type="float">
            <text:p>4.8338944534</text:p>
          </table:table-cell>
          <table:table-cell office:value-type="float" office:value="0" calcext:value-type="float">
            <text:p>0</text:p>
          </table:table-cell>
          <table:table-cell office:value-type="float" office:value="0.0481383409196943" calcext:value-type="float">
            <text:p>0.0481383409</text:p>
          </table:table-cell>
          <table:table-cell office:value-type="float" office:value="6.33448249423976" calcext:value-type="float">
            <text:p>6.334482494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7.34800351451568" calcext:value-type="float">
            <text:p>7.3480035145</text:p>
          </table:table-cell>
          <table:table-cell office:value-type="float" office:value="0.0383669299579362" calcext:value-type="float">
            <text:p>0.03836693</text:p>
          </table:table-cell>
          <table:table-cell office:value-type="float" office:value="0.0760681456220431" calcext:value-type="float">
            <text:p>0.0760681456</text:p>
          </table:table-cell>
          <table:table-cell office:value-type="float" office:value="6.89385492323816" calcext:value-type="float">
            <text:p>6.8938549232</text:p>
          </table:table-cell>
          <table:table-cell office:value-type="float" office:value="0.0000000614263568700277" calcext:value-type="float">
            <text:p>6.14E-08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7.58343317780939" calcext:value-type="float">
            <text:p>7.5834331778</text:p>
          </table:table-cell>
          <table:table-cell office:value-type="float" office:value="0.697015156367064" calcext:value-type="float">
            <text:p>0.6970151564</text:p>
          </table:table-cell>
          <table:table-cell office:value-type="float" office:value="0.0778209246129881" calcext:value-type="float">
            <text:p>0.0778209246</text:p>
          </table:table-cell>
          <table:table-cell office:value-type="float" office:value="5.51156703884794" calcext:value-type="float">
            <text:p>5.5115670388</text:p>
          </table:table-cell>
          <table:table-cell office:value-type="float" office:value="0.000000579925886918508" calcext:value-type="float">
            <text:p>5.80E-07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9.64383999686238" calcext:value-type="float">
            <text:p>9.6438399969</text:p>
          </table:table-cell>
          <table:table-cell office:value-type="float" office:value="0.0458943032049084" calcext:value-type="float">
            <text:p>0.0458943032</text:p>
          </table:table-cell>
          <table:table-cell office:value-type="float" office:value="0.0729828163446527" calcext:value-type="float">
            <text:p>0.0729828163</text:p>
          </table:table-cell>
          <table:table-cell office:value-type="float" office:value="9.5392511502278" calcext:value-type="float">
            <text:p>9.5392511502</text:p>
          </table:table-cell>
          <table:table-cell office:value-type="float" office:value="0.000000153197740603681" calcext:value-type="float">
            <text:p>1.53E-07</text:p>
          </table:table-cell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0.711516355294612" calcext:value-type="float">
            <text:p>0.7115163553</text:p>
          </table:table-cell>
          <table:table-cell office:value-type="float" office:value="0" calcext:value-type="float">
            <text:p>0</text:p>
          </table:table-cell>
          <table:table-cell office:value-type="float" office:value="0.0107654675297483" calcext:value-type="float">
            <text:p>0.0107654675</text:p>
          </table:table-cell>
          <table:table-cell office:value-type="float" office:value="0.127110253443128" calcext:value-type="float">
            <text:p>0.127110253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7.72080259536154" calcext:value-type="float">
            <text:p>7.7208025954</text:p>
          </table:table-cell>
          <table:table-cell office:value-type="float" office:value="0" calcext:value-type="float">
            <text:p>0</text:p>
          </table:table-cell>
          <table:table-cell office:value-type="float" office:value="0.0747172122922744" calcext:value-type="float">
            <text:p>0.0747172123</text:p>
          </table:table-cell>
          <table:table-cell office:value-type="float" office:value="9.47007284315419" calcext:value-type="float">
            <text:p>9.470072843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947.754093045276" calcext:value-type="float">
            <text:p>947.7540930453</text:p>
          </table:table-cell>
          <table:table-cell office:value-type="float" office:value="0.427301326942873" calcext:value-type="float">
            <text:p>0.4273013269</text:p>
          </table:table-cell>
          <table:table-cell office:value-type="float" office:value="0.0768611422012122" calcext:value-type="float">
            <text:p>0.0768611422</text:p>
          </table:table-cell>
          <table:table-cell office:value-type="float" office:value="5.47941451903969" calcext:value-type="float">
            <text:p>5.479414519</text:p>
          </table:table-cell>
          <table:table-cell office:value-type="float" office:value="0.00000046076534080666" calcext:value-type="float">
            <text:p>4.61E-07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5.74364346749012" calcext:value-type="float">
            <text:p>5.7436434675</text:p>
          </table:table-cell>
          <table:table-cell office:value-type="float" office:value="0" calcext:value-type="float">
            <text:p>0</text:p>
          </table:table-cell>
          <table:table-cell office:value-type="float" office:value="0.0389401927160985" calcext:value-type="float">
            <text:p>0.0389401927</text:p>
          </table:table-cell>
          <table:table-cell office:value-type="float" office:value="2.31840191704873" calcext:value-type="float">
            <text:p>2.31840191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8.30042344642772" calcext:value-type="float">
            <text:p>8.3004234464</text:p>
          </table:table-cell>
          <table:table-cell office:value-type="float" office:value="0" calcext:value-type="float">
            <text:p>0</text:p>
          </table:table-cell>
          <table:table-cell office:value-type="float" office:value="0.063275240682121" calcext:value-type="float">
            <text:p>0.0632752407</text:p>
          </table:table-cell>
          <table:table-cell office:value-type="float" office:value="5.17681470256284" calcext:value-type="float">
            <text:p>5.176814702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922.406193459568" calcext:value-type="float">
            <text:p>922.4061934596</text:p>
          </table:table-cell>
          <table:table-cell office:value-type="float" office:value="0.70294202888646" calcext:value-type="float">
            <text:p>0.7029420289</text:p>
          </table:table-cell>
          <table:table-cell office:value-type="float" office:value="1.51388471340718" calcext:value-type="float">
            <text:p>1.5138847134</text:p>
          </table:table-cell>
          <table:table-cell office:value-type="float" office:value="4.92306586779825" calcext:value-type="float">
            <text:p>4.9230658678</text:p>
          </table:table-cell>
          <table:table-cell office:value-type="float" office:value="0.000000587684153586555" calcext:value-type="float">
            <text:p>5.88E-07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7.4354204418203" calcext:value-type="float">
            <text:p>7.4354204418</text:p>
          </table:table-cell>
          <table:table-cell office:value-type="float" office:value="0.412720999658771" calcext:value-type="float">
            <text:p>0.4127209997</text:p>
          </table:table-cell>
          <table:table-cell office:value-type="float" office:value="0.0775319143759229" calcext:value-type="float">
            <text:p>0.0775319144</text:p>
          </table:table-cell>
          <table:table-cell office:value-type="float" office:value="5.39694651677559" calcext:value-type="float">
            <text:p>5.3969465168</text:p>
          </table:table-cell>
          <table:table-cell office:value-type="float" office:value="0.00000045654237131844" calcext:value-type="float">
            <text:p>4.57E-07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7.1749339045144" calcext:value-type="float">
            <text:p>7.1749339045</text:p>
          </table:table-cell>
          <table:table-cell office:value-type="float" office:value="0.370916746511288" calcext:value-type="float">
            <text:p>0.3709167465</text:p>
          </table:table-cell>
          <table:table-cell office:value-type="float" office:value="0.0772248448335376" calcext:value-type="float">
            <text:p>0.0772248448</text:p>
          </table:table-cell>
          <table:table-cell office:value-type="float" office:value="1673.08141538795" calcext:value-type="float">
            <text:p>1673.081415388</text:p>
          </table:table-cell>
          <table:table-cell office:value-type="float" office:value="0.000000443151079789919" calcext:value-type="float">
            <text:p>4.43E-07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3.72866934735482" calcext:value-type="float">
            <text:p>3.7286693474</text:p>
          </table:table-cell>
          <table:table-cell office:value-type="float" office:value="0" calcext:value-type="float">
            <text:p>0</text:p>
          </table:table-cell>
          <table:table-cell office:value-type="float" office:value="0.0391652948554985" calcext:value-type="float">
            <text:p>0.0391652949</text:p>
          </table:table-cell>
          <table:table-cell office:value-type="float" office:value="3.29759881829368" calcext:value-type="float">
            <text:p>3.297598818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7.56557162677693" calcext:value-type="float">
            <text:p>7.5655716268</text:p>
          </table:table-cell>
          <table:table-cell office:value-type="float" office:value="0.387034721646002" calcext:value-type="float">
            <text:p>0.3870347216</text:p>
          </table:table-cell>
          <table:table-cell office:value-type="float" office:value="0.0734187371965617" calcext:value-type="float">
            <text:p>0.0734187372</text:p>
          </table:table-cell>
          <table:table-cell office:value-type="float" office:value="7.20631115376631" calcext:value-type="float">
            <text:p>7.2063111538</text:p>
          </table:table-cell>
          <table:table-cell office:value-type="float" office:value="0.000000443965084478801" calcext:value-type="float">
            <text:p>4.44E-07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7.08387045474885" calcext:value-type="float">
            <text:p>7.0838704547</text:p>
          </table:table-cell>
          <table:table-cell office:value-type="float" office:value="0.381927831864561" calcext:value-type="float">
            <text:p>0.3819278319</text:p>
          </table:table-cell>
          <table:table-cell office:value-type="float" office:value="0.0609278962448547" calcext:value-type="float">
            <text:p>0.0609278962</text:p>
          </table:table-cell>
          <table:table-cell office:value-type="float" office:value="9.27880192146137" calcext:value-type="float">
            <text:p>9.2788019215</text:p>
          </table:table-cell>
          <table:table-cell office:value-type="float" office:value="0.000000441489941875182" calcext:value-type="float">
            <text:p>4.41E-07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5.04174140712758" calcext:value-type="float">
            <text:p>5.0417414071</text:p>
          </table:table-cell>
          <table:table-cell office:value-type="float" office:value="0.605882652912216" calcext:value-type="float">
            <text:p>0.6058826529</text:p>
          </table:table-cell>
          <table:table-cell office:value-type="float" office:value="0.0460982474575419" calcext:value-type="float">
            <text:p>0.0460982475</text:p>
          </table:table-cell>
          <table:table-cell office:value-type="float" office:value="3.72643753185284" calcext:value-type="float">
            <text:p>3.7264375319</text:p>
          </table:table-cell>
          <table:table-cell office:value-type="float" office:value="0.000000556211103600531" calcext:value-type="float">
            <text:p>5.56E-07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7.93092995135082" calcext:value-type="float">
            <text:p>7.9309299514</text:p>
          </table:table-cell>
          <table:table-cell office:value-type="float" office:value="0.0130133641959982" calcext:value-type="float">
            <text:p>0.0130133642</text:p>
          </table:table-cell>
          <table:table-cell office:value-type="float" office:value="0.0753278509080891" calcext:value-type="float">
            <text:p>0.0753278509</text:p>
          </table:table-cell>
          <table:table-cell office:value-type="float" office:value="4.05095577949175" calcext:value-type="float">
            <text:p>4.0509557795</text:p>
          </table:table-cell>
          <table:table-cell office:value-type="float" office:value="0.0000000352635302030831" calcext:value-type="float">
            <text:p>3.53E-08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3.04750125585203" calcext:value-type="float">
            <text:p>3.0475012559</text:p>
          </table:table-cell>
          <table:table-cell office:value-type="float" office:value="0" calcext:value-type="float">
            <text:p>0</text:p>
          </table:table-cell>
          <table:table-cell office:value-type="float" office:value="0.0320286010520879" calcext:value-type="float">
            <text:p>0.0320286011</text:p>
          </table:table-cell>
          <table:table-cell office:value-type="float" office:value="2.44223138666328" calcext:value-type="float">
            <text:p>2.44223138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6.85519197791197" calcext:value-type="float">
            <text:p>6.8551919779</text:p>
          </table:table-cell>
          <table:table-cell office:value-type="float" office:value="0.394495719982669" calcext:value-type="float">
            <text:p>0.39449572</text:p>
          </table:table-cell>
          <table:table-cell office:value-type="float" office:value="1.55277592726749" calcext:value-type="float">
            <text:p>1.5527759273</text:p>
          </table:table-cell>
          <table:table-cell office:value-type="float" office:value="8.53026570519873" calcext:value-type="float">
            <text:p>8.5302657052</text:p>
          </table:table-cell>
          <table:table-cell office:value-type="float" office:value="0.000000446714601857741" calcext:value-type="float">
            <text:p>4.47E-07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942.262853351858" calcext:value-type="float">
            <text:p>942.2628533519</text:p>
          </table:table-cell>
          <table:table-cell office:value-type="float" office:value="0" calcext:value-type="float">
            <text:p>0</text:p>
          </table:table-cell>
          <table:table-cell office:value-type="float" office:value="1.54591837065489" calcext:value-type="float">
            <text:p>1.5459183707</text:p>
          </table:table-cell>
          <table:table-cell office:value-type="float" office:value="1781.20197929535" calcext:value-type="float">
            <text:p>1781.201979295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7.41001766166796" calcext:value-type="float">
            <text:p>7.4100176617</text:p>
          </table:table-cell>
          <table:table-cell office:value-type="float" office:value="0.398336149636035" calcext:value-type="float">
            <text:p>0.3983361496</text:p>
          </table:table-cell>
          <table:table-cell office:value-type="float" office:value="0.0751175704542973" calcext:value-type="float">
            <text:p>0.0751175705</text:p>
          </table:table-cell>
          <table:table-cell office:value-type="float" office:value="6.22867196107145" calcext:value-type="float">
            <text:p>6.2286719611</text:p>
          </table:table-cell>
          <table:table-cell office:value-type="float" office:value="0.00000044876604767962" calcext:value-type="float">
            <text:p>4.49E-07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5.3346469514374" calcext:value-type="float">
            <text:p>5.3346469514</text:p>
          </table:table-cell>
          <table:table-cell office:value-type="float" office:value="0" calcext:value-type="float">
            <text:p>0</text:p>
          </table:table-cell>
          <table:table-cell office:value-type="float" office:value="0.0669387974176982" calcext:value-type="float">
            <text:p>0.0669387974</text:p>
          </table:table-cell>
          <table:table-cell office:value-type="float" office:value="2.86604336819726" calcext:value-type="float">
            <text:p>2.866043368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3.4237315151278" calcext:value-type="float">
            <text:p>3.4237315151</text:p>
          </table:table-cell>
          <table:table-cell office:value-type="float" office:value="0" calcext:value-type="float">
            <text:p>0</text:p>
          </table:table-cell>
          <table:table-cell office:value-type="float" office:value="0.0338743221841588" calcext:value-type="float">
            <text:p>0.0338743222</text:p>
          </table:table-cell>
          <table:table-cell office:value-type="float" office:value="3.83824202652716" calcext:value-type="float">
            <text:p>3.8382420265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5.53530123142225" calcext:value-type="float">
            <text:p>5.5353012314</text:p>
          </table:table-cell>
          <table:table-cell office:value-type="float" office:value="0" calcext:value-type="float">
            <text:p>0</text:p>
          </table:table-cell>
          <table:table-cell office:value-type="float" office:value="0.069891347522415" calcext:value-type="float">
            <text:p>0.0698913475</text:p>
          </table:table-cell>
          <table:table-cell office:value-type="float" office:value="1682.07718118794" calcext:value-type="float">
            <text:p>1682.07718118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950.653423801349" calcext:value-type="float">
            <text:p>950.6534238013</text:p>
          </table:table-cell>
          <table:table-cell office:value-type="float" office:value="0" calcext:value-type="float">
            <text:p>0</text:p>
          </table:table-cell>
          <table:table-cell office:value-type="float" office:value="1.5604248411588" calcext:value-type="float">
            <text:p>1.5604248412</text:p>
          </table:table-cell>
          <table:table-cell office:value-type="float" office:value="3.93765984489113" calcext:value-type="float">
            <text:p>3.9376598449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7.10797956548636" calcext:value-type="float">
            <text:p>7.1079795655</text:p>
          </table:table-cell>
          <table:table-cell office:value-type="float" office:value="0.3811894787834" calcext:value-type="float">
            <text:p>0.3811894788</text:p>
          </table:table-cell>
          <table:table-cell office:value-type="float" office:value="0.075662300474706" calcext:value-type="float">
            <text:p>0.0756623005</text:p>
          </table:table-cell>
          <table:table-cell office:value-type="float" office:value="5.21330279132739" calcext:value-type="float">
            <text:p>5.2133027913</text:p>
          </table:table-cell>
          <table:table-cell office:value-type="float" office:value="0.000000440649647077823" calcext:value-type="float">
            <text:p>4.41E-07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7.19257178107395" calcext:value-type="float">
            <text:p>7.1925717811</text:p>
          </table:table-cell>
          <table:table-cell office:value-type="float" office:value="0.400323935431729" calcext:value-type="float">
            <text:p>0.4003239354</text:p>
          </table:table-cell>
          <table:table-cell office:value-type="float" office:value="0.0768164446041133" calcext:value-type="float">
            <text:p>0.0768164446</text:p>
          </table:table-cell>
          <table:table-cell office:value-type="float" office:value="6.63106994422709" calcext:value-type="float">
            <text:p>6.6310699442</text:p>
          </table:table-cell>
          <table:table-cell office:value-type="float" office:value="0.000000448773528692491" calcext:value-type="float">
            <text:p>4.49E-07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4.37299738379706" calcext:value-type="float">
            <text:p>4.3729973838</text:p>
          </table:table-cell>
          <table:table-cell office:value-type="float" office:value="0.331945060437175" calcext:value-type="float">
            <text:p>0.3319450604</text:p>
          </table:table-cell>
          <table:table-cell office:value-type="float" office:value="1.55513819788983" calcext:value-type="float">
            <text:p>1.5551381979</text:p>
          </table:table-cell>
          <table:table-cell office:value-type="float" office:value="1.37781876771358" calcext:value-type="float">
            <text:p>1.3778187677</text:p>
          </table:table-cell>
          <table:table-cell office:value-type="float" office:value="0.000000405660363669417" calcext:value-type="float">
            <text:p>4.06E-07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7.08086691316575" calcext:value-type="float">
            <text:p>7.0808669132</text:p>
          </table:table-cell>
          <table:table-cell office:value-type="float" office:value="0.405937928318225" calcext:value-type="float">
            <text:p>0.4059379283</text:p>
          </table:table-cell>
          <table:table-cell office:value-type="float" office:value="0.076033423502972" calcext:value-type="float">
            <text:p>0.0760334235</text:p>
          </table:table-cell>
          <table:table-cell office:value-type="float" office:value="6.99365586604609" calcext:value-type="float">
            <text:p>6.993655866</text:p>
          </table:table-cell>
          <table:table-cell office:value-type="float" office:value="0.000000453630394109269" calcext:value-type="float">
            <text:p>4.54E-07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8.01030826628535" calcext:value-type="float">
            <text:p>8.0103082663</text:p>
          </table:table-cell>
          <table:table-cell office:value-type="float" office:value="0.696153048070939" calcext:value-type="float">
            <text:p>0.6961530481</text:p>
          </table:table-cell>
          <table:table-cell office:value-type="float" office:value="0.0764967264375601" calcext:value-type="float">
            <text:p>0.0764967264</text:p>
          </table:table-cell>
          <table:table-cell office:value-type="float" office:value="5.30701913298915" calcext:value-type="float">
            <text:p>5.307019133</text:p>
          </table:table-cell>
          <table:table-cell office:value-type="float" office:value="0.000000580784939516582" calcext:value-type="float">
            <text:p>5.81E-07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994.223577846269" calcext:value-type="float">
            <text:p>994.2235778463</text:p>
          </table:table-cell>
          <table:table-cell office:value-type="float" office:value="0" calcext:value-type="float">
            <text:p>0</text:p>
          </table:table-cell>
          <table:table-cell office:value-type="float" office:value="1.62485231539391" calcext:value-type="float">
            <text:p>1.6248523154</text:p>
          </table:table-cell>
          <table:table-cell office:value-type="float" office:value="0.426772252353635" calcext:value-type="float">
            <text:p>0.426772252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6.68173376174878" calcext:value-type="float">
            <text:p>6.6817337617</text:p>
          </table:table-cell>
          <table:table-cell office:value-type="float" office:value="0" calcext:value-type="float">
            <text:p>0</text:p>
          </table:table-cell>
          <table:table-cell office:value-type="float" office:value="0.0720996536870227" calcext:value-type="float">
            <text:p>0.0720996537</text:p>
          </table:table-cell>
          <table:table-cell office:value-type="float" office:value="7.07462072537214" calcext:value-type="float">
            <text:p>7.0746207254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291.42805605824" calcext:value-type="float">
            <text:p>1291.4280560582</text:p>
          </table:table-cell>
          <table:table-cell office:value-type="float" office:value="0.381874150878594" calcext:value-type="float">
            <text:p>0.3818741509</text:p>
          </table:table-cell>
          <table:table-cell office:value-type="float" office:value="1.50884398374547" calcext:value-type="float">
            <text:p>1.5088439837</text:p>
          </table:table-cell>
          <table:table-cell office:value-type="float" office:value="5.71229267435729" calcext:value-type="float">
            <text:p>5.7122926744</text:p>
          </table:table-cell>
          <table:table-cell office:value-type="float" office:value="0.000000441933058926672" calcext:value-type="float">
            <text:p>4.42E-07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3.60696686387825" calcext:value-type="float">
            <text:p>3.6069668639</text:p>
          </table:table-cell>
          <table:table-cell office:value-type="float" office:value="0" calcext:value-type="float">
            <text:p>0</text:p>
          </table:table-cell>
          <table:table-cell office:value-type="float" office:value="0.0379605685229754" calcext:value-type="float">
            <text:p>0.0379605685</text:p>
          </table:table-cell>
          <table:table-cell office:value-type="float" office:value="2.49158490244421" calcext:value-type="float">
            <text:p>2.49158490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6.69416696942531" calcext:value-type="float">
            <text:p>6.6941669694</text:p>
          </table:table-cell>
          <table:table-cell office:value-type="float" office:value="0.402908021996079" calcext:value-type="float">
            <text:p>0.402908022</text:p>
          </table:table-cell>
          <table:table-cell office:value-type="float" office:value="0.075965082174231" calcext:value-type="float">
            <text:p>0.0759650822</text:p>
          </table:table-cell>
          <table:table-cell office:value-type="float" office:value="5.0658610527115" calcext:value-type="float">
            <text:p>5.0658610527</text:p>
          </table:table-cell>
          <table:table-cell office:value-type="float" office:value="0.00000045004869726603" calcext:value-type="float">
            <text:p>4.50E-07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9.2560494458387" calcext:value-type="float">
            <text:p>9.2560494458</text:p>
          </table:table-cell>
          <table:table-cell office:value-type="float" office:value="0.371557862851609" calcext:value-type="float">
            <text:p>0.3715578629</text:p>
          </table:table-cell>
          <table:table-cell office:value-type="float" office:value="0.0724023806945179" calcext:value-type="float">
            <text:p>0.0724023807</text:p>
          </table:table-cell>
          <table:table-cell office:value-type="float" office:value="5.87260799548261" calcext:value-type="float">
            <text:p>5.8726079955</text:p>
          </table:table-cell>
          <table:table-cell office:value-type="float" office:value="0.000000437356335236855" calcext:value-type="float">
            <text:p>4.37E-07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6.70537388955082" calcext:value-type="float">
            <text:p>6.7053738896</text:p>
          </table:table-cell>
          <table:table-cell office:value-type="float" office:value="0.398568622878058" calcext:value-type="float">
            <text:p>0.3985686229</text:p>
          </table:table-cell>
          <table:table-cell office:value-type="float" office:value="0.0756450380209337" calcext:value-type="float">
            <text:p>0.075645038</text:p>
          </table:table-cell>
          <table:table-cell office:value-type="float" office:value="7.36607837529087" calcext:value-type="float">
            <text:p>7.3660783753</text:p>
          </table:table-cell>
          <table:table-cell office:value-type="float" office:value="0.000000448356695861735" calcext:value-type="float">
            <text:p>4.48E-07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5.52521555927206" calcext:value-type="float">
            <text:p>5.5252155593</text:p>
          </table:table-cell>
          <table:table-cell office:value-type="float" office:value="0" calcext:value-type="float">
            <text:p>0</text:p>
          </table:table-cell>
          <table:table-cell office:value-type="float" office:value="0.0674060575087427" calcext:value-type="float">
            <text:p>0.0674060575</text:p>
          </table:table-cell>
          <table:table-cell office:value-type="float" office:value="4.22407513288699" calcext:value-type="float">
            <text:p>4.224075132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7.4297429714796" calcext:value-type="float">
            <text:p>7.4297429715</text:p>
          </table:table-cell>
          <table:table-cell office:value-type="float" office:value="0.2640587900388" calcext:value-type="float">
            <text:p>0.26405879</text:p>
          </table:table-cell>
          <table:table-cell office:value-type="float" office:value="0.0768259180995806" calcext:value-type="float">
            <text:p>0.0768259181</text:p>
          </table:table-cell>
          <table:table-cell office:value-type="float" office:value="5.32137593045035" calcext:value-type="float">
            <text:p>5.3213759305</text:p>
          </table:table-cell>
          <table:table-cell office:value-type="float" office:value="0.000000373337985962949" calcext:value-type="float">
            <text:p>3.73E-07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947.264370353518" calcext:value-type="float">
            <text:p>947.2643703535</text:p>
          </table:table-cell>
          <table:table-cell office:value-type="float" office:value="0.379690822306602" calcext:value-type="float">
            <text:p>0.3796908223</text:p>
          </table:table-cell>
          <table:table-cell office:value-type="float" office:value="1.55021296194381" calcext:value-type="float">
            <text:p>1.5502129619</text:p>
          </table:table-cell>
          <table:table-cell office:value-type="float" office:value="12.1565782966112" calcext:value-type="float">
            <text:p>12.1565782966</text:p>
          </table:table-cell>
          <table:table-cell office:value-type="float" office:value="0.000000440757522962812" calcext:value-type="float">
            <text:p>4.41E-07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7.67333467872827" calcext:value-type="float">
            <text:p>7.6733346787</text:p>
          </table:table-cell>
          <table:table-cell office:value-type="float" office:value="0.424852458768193" calcext:value-type="float">
            <text:p>0.4248524588</text:p>
          </table:table-cell>
          <table:table-cell office:value-type="float" office:value="0.0759892502863815" calcext:value-type="float">
            <text:p>0.0759892503</text:p>
          </table:table-cell>
          <table:table-cell office:value-type="float" office:value="6.35917009844776" calcext:value-type="float">
            <text:p>6.3591700984</text:p>
          </table:table-cell>
          <table:table-cell office:value-type="float" office:value="0.000000460484352688137" calcext:value-type="float">
            <text:p>4.60E-07</text:p>
          </table:table-cell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0.824155701749232" calcext:value-type="float">
            <text:p>0.8241557017</text:p>
          </table:table-cell>
          <table:table-cell office:value-type="float" office:value="0" calcext:value-type="float">
            <text:p>0</text:p>
          </table:table-cell>
          <table:table-cell office:value-type="float" office:value="0.00653484372281862" calcext:value-type="float">
            <text:p>0.0065348437</text:p>
          </table:table-cell>
          <table:table-cell office:value-type="float" office:value="1.658918530819" calcext:value-type="float">
            <text:p>1.658918530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7.31997329160632" calcext:value-type="float">
            <text:p>7.3199732916</text:p>
          </table:table-cell>
          <table:table-cell office:value-type="float" office:value="0.24171990876737" calcext:value-type="float">
            <text:p>0.2417199088</text:p>
          </table:table-cell>
          <table:table-cell office:value-type="float" office:value="1.48576493380068" calcext:value-type="float">
            <text:p>1.4857649338</text:p>
          </table:table-cell>
          <table:table-cell office:value-type="float" office:value="7.01443849924171" calcext:value-type="float">
            <text:p>7.0144384992</text:p>
          </table:table-cell>
          <table:table-cell office:value-type="float" office:value="0.000000359856014156819" calcext:value-type="float">
            <text:p>3.60E-07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6.06065814662311" calcext:value-type="float">
            <text:p>6.0606581466</text:p>
          </table:table-cell>
          <table:table-cell office:value-type="float" office:value="0" calcext:value-type="float">
            <text:p>0</text:p>
          </table:table-cell>
          <table:table-cell office:value-type="float" office:value="0.0610596919561302" calcext:value-type="float">
            <text:p>0.061059692</text:p>
          </table:table-cell>
          <table:table-cell office:value-type="float" office:value="5.74514745604049" calcext:value-type="float">
            <text:p>5.745147456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7.80240417919189" calcext:value-type="float">
            <text:p>7.8024041792</text:p>
          </table:table-cell>
          <table:table-cell office:value-type="float" office:value="0.41774796651976" calcext:value-type="float">
            <text:p>0.4177479665</text:p>
          </table:table-cell>
          <table:table-cell office:value-type="float" office:value="0.0760526513326956" calcext:value-type="float">
            <text:p>0.0760526513</text:p>
          </table:table-cell>
          <table:table-cell office:value-type="float" office:value="4.90045403194437" calcext:value-type="float">
            <text:p>4.9004540319</text:p>
          </table:table-cell>
          <table:table-cell office:value-type="float" office:value="0.000000520369260973675" calcext:value-type="float">
            <text:p>5.20E-07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7.78256375215496" calcext:value-type="float">
            <text:p>7.7825637522</text:p>
          </table:table-cell>
          <table:table-cell office:value-type="float" office:value="0" calcext:value-type="float">
            <text:p>0</text:p>
          </table:table-cell>
          <table:table-cell office:value-type="float" office:value="0.0671283685533195" calcext:value-type="float">
            <text:p>0.0671283686</text:p>
          </table:table-cell>
          <table:table-cell office:value-type="float" office:value="10.9542395236334" calcext:value-type="float">
            <text:p>10.9542395236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8.26255132140982" calcext:value-type="float">
            <text:p>8.2625513214</text:p>
          </table:table-cell>
          <table:table-cell office:value-type="float" office:value="0.139013514001828" calcext:value-type="float">
            <text:p>0.139013514</text:p>
          </table:table-cell>
          <table:table-cell office:value-type="float" office:value="0.0748404561693686" calcext:value-type="float">
            <text:p>0.0748404562</text:p>
          </table:table-cell>
          <table:table-cell office:value-type="float" office:value="8.51643171965027" calcext:value-type="float">
            <text:p>8.5164317197</text:p>
          </table:table-cell>
          <table:table-cell office:value-type="float" office:value="0.000000230288315914912" calcext:value-type="float">
            <text:p>2.30E-07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5.18675122808134" calcext:value-type="float">
            <text:p>5.1867512281</text:p>
          </table:table-cell>
          <table:table-cell office:value-type="float" office:value="0" calcext:value-type="float">
            <text:p>0</text:p>
          </table:table-cell>
          <table:table-cell office:value-type="float" office:value="0.049464235493233" calcext:value-type="float">
            <text:p>0.0494642355</text:p>
          </table:table-cell>
          <table:table-cell office:value-type="float" office:value="3.66592907912258" calcext:value-type="float">
            <text:p>3.665929079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5.74195200635995" calcext:value-type="float">
            <text:p>5.7419520064</text:p>
          </table:table-cell>
          <table:table-cell office:value-type="float" office:value="0" calcext:value-type="float">
            <text:p>0</text:p>
          </table:table-cell>
          <table:table-cell office:value-type="float" office:value="0.0681025846073996" calcext:value-type="float">
            <text:p>0.0681025846</text:p>
          </table:table-cell>
          <table:table-cell office:value-type="float" office:value="4.60849958580419" calcext:value-type="float">
            <text:p>4.6084995858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3.26956404819061" calcext:value-type="float">
            <text:p>3.2695640482</text:p>
          </table:table-cell>
          <table:table-cell office:value-type="float" office:value="0" calcext:value-type="float">
            <text:p>0</text:p>
          </table:table-cell>
          <table:table-cell office:value-type="float" office:value="0.0374653738190704" calcext:value-type="float">
            <text:p>0.0374653738</text:p>
          </table:table-cell>
          <table:table-cell office:value-type="float" office:value="3.52749895349254" calcext:value-type="float">
            <text:p>3.527498953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3.02627602481752" calcext:value-type="float">
            <text:p>3.0262760248</text:p>
          </table:table-cell>
          <table:table-cell office:value-type="float" office:value="0" calcext:value-type="float">
            <text:p>0</text:p>
          </table:table-cell>
          <table:table-cell office:value-type="float" office:value="0.0279638009692944" calcext:value-type="float">
            <text:p>0.027963801</text:p>
          </table:table-cell>
          <table:table-cell office:value-type="float" office:value="3.06553431029391" calcext:value-type="float">
            <text:p>3.0655343103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5.88179466249961" calcext:value-type="float">
            <text:p>5.8817946625</text:p>
          </table:table-cell>
          <table:table-cell office:value-type="float" office:value="0.367344089832048" calcext:value-type="float">
            <text:p>0.3673440898</text:p>
          </table:table-cell>
          <table:table-cell office:value-type="float" office:value="0.0735872114364969" calcext:value-type="float">
            <text:p>0.0735872114</text:p>
          </table:table-cell>
          <table:table-cell office:value-type="float" office:value="4.00683522632086" calcext:value-type="float">
            <text:p>4.0068352263</text:p>
          </table:table-cell>
          <table:table-cell office:value-type="float" office:value="0.000000421775451636935" calcext:value-type="float">
            <text:p>4.22E-07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4.75415710143766" calcext:value-type="float">
            <text:p>4.7541571014</text:p>
          </table:table-cell>
          <table:table-cell office:value-type="float" office:value="0" calcext:value-type="float">
            <text:p>0</text:p>
          </table:table-cell>
          <table:table-cell office:value-type="float" office:value="0.0529960286884226" calcext:value-type="float">
            <text:p>0.0529960287</text:p>
          </table:table-cell>
          <table:table-cell office:value-type="float" office:value="5.60205829380512" calcext:value-type="float">
            <text:p>5.602058293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3.11797781333239" calcext:value-type="float">
            <text:p>3.1179778133</text:p>
          </table:table-cell>
          <table:table-cell office:value-type="float" office:value="0" calcext:value-type="float">
            <text:p>0</text:p>
          </table:table-cell>
          <table:table-cell office:value-type="float" office:value="0.0489169859639019" calcext:value-type="float">
            <text:p>0.048916986</text:p>
          </table:table-cell>
          <table:table-cell office:value-type="float" office:value="2.83437473659838" calcext:value-type="float">
            <text:p>2.834374736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7.72451494416629" calcext:value-type="float">
            <text:p>7.7245149442</text:p>
          </table:table-cell>
          <table:table-cell office:value-type="float" office:value="0.508133766183271" calcext:value-type="float">
            <text:p>0.5081337662</text:p>
          </table:table-cell>
          <table:table-cell office:value-type="float" office:value="1.59299439197722" calcext:value-type="float">
            <text:p>1.592994392</text:p>
          </table:table-cell>
          <table:table-cell office:value-type="float" office:value="6.74371947252719" calcext:value-type="float">
            <text:p>6.7437194725</text:p>
          </table:table-cell>
          <table:table-cell office:value-type="float" office:value="0.000000548249571834253" calcext:value-type="float">
            <text:p>5.48E-07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7.57505097304583" calcext:value-type="float">
            <text:p>7.575050973</text:p>
          </table:table-cell>
          <table:table-cell office:value-type="float" office:value="0.408695090764321" calcext:value-type="float">
            <text:p>0.4086950908</text:p>
          </table:table-cell>
          <table:table-cell office:value-type="float" office:value="2.19037352959135" calcext:value-type="float">
            <text:p>2.1903735296</text:p>
          </table:table-cell>
          <table:table-cell office:value-type="float" office:value="6.13403059655411" calcext:value-type="float">
            <text:p>6.1340305966</text:p>
          </table:table-cell>
          <table:table-cell office:value-type="float" office:value="0.000000454970406103739" calcext:value-type="float">
            <text:p>4.55E-07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7.26555049853307" calcext:value-type="float">
            <text:p>7.2655504985</text:p>
          </table:table-cell>
          <table:table-cell office:value-type="float" office:value="0" calcext:value-type="float">
            <text:p>0</text:p>
          </table:table-cell>
          <table:table-cell office:value-type="float" office:value="0.0712367146010128" calcext:value-type="float">
            <text:p>0.0712367146</text:p>
          </table:table-cell>
          <table:table-cell office:value-type="float" office:value="7.32167001656439" calcext:value-type="float">
            <text:p>7.3216700166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6.83833475804789" calcext:value-type="float">
            <text:p>6.838334758</text:p>
          </table:table-cell>
          <table:table-cell office:value-type="float" office:value="0.186642564895445" calcext:value-type="float">
            <text:p>0.1866425649</text:p>
          </table:table-cell>
          <table:table-cell office:value-type="float" office:value="1.5125093540589" calcext:value-type="float">
            <text:p>1.5125093541</text:p>
          </table:table-cell>
          <table:table-cell office:value-type="float" office:value="3.06966043803383" calcext:value-type="float">
            <text:p>3.069660438</text:p>
          </table:table-cell>
          <table:table-cell office:value-type="float" office:value="0.000000303473164235369" calcext:value-type="float">
            <text:p>3.03E-07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6.34632239767469" calcext:value-type="float">
            <text:p>6.3463223977</text:p>
          </table:table-cell>
          <table:table-cell office:value-type="float" office:value="0" calcext:value-type="float">
            <text:p>0</text:p>
          </table:table-cell>
          <table:table-cell office:value-type="float" office:value="0.0512987292216855" calcext:value-type="float">
            <text:p>0.0512987292</text:p>
          </table:table-cell>
          <table:table-cell office:value-type="float" office:value="7.70214347108736" calcext:value-type="float">
            <text:p>7.7021434711</text:p>
          </table:table-cell>
          <table:table-cell office:value-type="float" office:value="0" calcext:value-type="float">
            <text:p>0.00E+00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9.07427350133611" calcext:value-type="float">
            <text:p>9.0742735013</text:p>
          </table:table-cell>
          <table:table-cell office:value-type="float" office:value="0.379795496919031" calcext:value-type="float">
            <text:p>0.3797954969</text:p>
          </table:table-cell>
          <table:table-cell office:value-type="float" office:value="0.076589972393237" calcext:value-type="float">
            <text:p>0.0765899724</text:p>
          </table:table-cell>
          <table:table-cell office:value-type="float" office:value="12.1898038624712" calcext:value-type="float">
            <text:p>12.1898038625</text:p>
          </table:table-cell>
          <table:table-cell office:value-type="float" office:value="0.000000440542351416073" calcext:value-type="float">
            <text:p>4.41E-07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6.47016430732924" calcext:value-type="float">
            <text:p>6.4701643073</text:p>
          </table:table-cell>
          <table:table-cell office:value-type="float" office:value="0.388145160350647" calcext:value-type="float">
            <text:p>0.3881451604</text:p>
          </table:table-cell>
          <table:table-cell office:value-type="float" office:value="0.0760138324019566" calcext:value-type="float">
            <text:p>0.0760138324</text:p>
          </table:table-cell>
          <table:table-cell office:value-type="float" office:value="6.32958158264395" calcext:value-type="float">
            <text:p>6.3295815826</text:p>
          </table:table-cell>
          <table:table-cell office:value-type="float" office:value="0.000000443737558665494" calcext:value-type="float">
            <text:p>4.44E-07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4.67032880010316" calcext:value-type="float">
            <text:p>4.6703288001</text:p>
          </table:table-cell>
          <table:table-cell office:value-type="float" office:value="0" calcext:value-type="float">
            <text:p>0</text:p>
          </table:table-cell>
          <table:table-cell office:value-type="float" office:value="0.0528875135650117" calcext:value-type="float">
            <text:p>0.0528875136</text:p>
          </table:table-cell>
          <table:table-cell office:value-type="float" office:value="2.87060663251542" calcext:value-type="float">
            <text:p>2.870606632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5.98476090875058" calcext:value-type="float">
            <text:p>5.9847609088</text:p>
          </table:table-cell>
          <table:table-cell office:value-type="float" office:value="0" calcext:value-type="float">
            <text:p>0</text:p>
          </table:table-cell>
          <table:table-cell office:value-type="float" office:value="0.0633070223216527" calcext:value-type="float">
            <text:p>0.0633070223</text:p>
          </table:table-cell>
          <table:table-cell office:value-type="float" office:value="4.63725852633218" calcext:value-type="float">
            <text:p>4.637258526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7.74424028597954" calcext:value-type="float">
            <text:p>7.744240286</text:p>
          </table:table-cell>
          <table:table-cell office:value-type="float" office:value="0.389436393363338" calcext:value-type="float">
            <text:p>0.3894363934</text:p>
          </table:table-cell>
          <table:table-cell office:value-type="float" office:value="0.0764441717074158" calcext:value-type="float">
            <text:p>0.0764441717</text:p>
          </table:table-cell>
          <table:table-cell office:value-type="float" office:value="5.20851445649093" calcext:value-type="float">
            <text:p>5.2085144565</text:p>
          </table:table-cell>
          <table:table-cell office:value-type="float" office:value="0.000000445247909883328" calcext:value-type="float">
            <text:p>4.45E-07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6.9901777360272" calcext:value-type="float">
            <text:p>6.990177736</text:p>
          </table:table-cell>
          <table:table-cell office:value-type="float" office:value="0" calcext:value-type="float">
            <text:p>0</text:p>
          </table:table-cell>
          <table:table-cell office:value-type="float" office:value="0.0666321207260333" calcext:value-type="float">
            <text:p>0.0666321207</text:p>
          </table:table-cell>
          <table:table-cell office:value-type="float" office:value="7.6264754734186" calcext:value-type="float">
            <text:p>7.626475473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7.58256051057367" calcext:value-type="float">
            <text:p>7.5825605106</text:p>
          </table:table-cell>
          <table:table-cell office:value-type="float" office:value="0" calcext:value-type="float">
            <text:p>0</text:p>
          </table:table-cell>
          <table:table-cell office:value-type="float" office:value="0.0731339212154091" calcext:value-type="float">
            <text:p>0.0731339212</text:p>
          </table:table-cell>
          <table:table-cell office:value-type="float" office:value="5.23567102738529" calcext:value-type="float">
            <text:p>5.235671027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9.13281539840123" calcext:value-type="float">
            <text:p>9.1328153984</text:p>
          </table:table-cell>
          <table:table-cell office:value-type="float" office:value="0.380939499252401" calcext:value-type="float">
            <text:p>0.3809394993</text:p>
          </table:table-cell>
          <table:table-cell office:value-type="float" office:value="0.0771245329771105" calcext:value-type="float">
            <text:p>0.077124533</text:p>
          </table:table-cell>
          <table:table-cell office:value-type="float" office:value="10.2250941752214" calcext:value-type="float">
            <text:p>10.2250941752</text:p>
          </table:table-cell>
          <table:table-cell office:value-type="float" office:value="0.000000440864508683874" calcext:value-type="float">
            <text:p>4.41E-07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6.95418869476118" calcext:value-type="float">
            <text:p>6.9541886948</text:p>
          </table:table-cell>
          <table:table-cell office:value-type="float" office:value="0.294791716253055" calcext:value-type="float">
            <text:p>0.2947917163</text:p>
          </table:table-cell>
          <table:table-cell office:value-type="float" office:value="0.0762390649882348" calcext:value-type="float">
            <text:p>0.076239065</text:p>
          </table:table-cell>
          <table:table-cell office:value-type="float" office:value="5.06176348159046" calcext:value-type="float">
            <text:p>5.0617634816</text:p>
          </table:table-cell>
          <table:table-cell office:value-type="float" office:value="0.000000406158051530566" calcext:value-type="float">
            <text:p>4.06E-07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4.69405721767279" calcext:value-type="float">
            <text:p>4.6940572177</text:p>
          </table:table-cell>
          <table:table-cell office:value-type="float" office:value="0" calcext:value-type="float">
            <text:p>0</text:p>
          </table:table-cell>
          <table:table-cell office:value-type="float" office:value="0.0483520228761066" calcext:value-type="float">
            <text:p>0.0483520229</text:p>
          </table:table-cell>
          <table:table-cell office:value-type="float" office:value="2.72367082590675" calcext:value-type="float">
            <text:p>2.723670825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7.96119806026256" calcext:value-type="float">
            <text:p>7.9611980603</text:p>
          </table:table-cell>
          <table:table-cell office:value-type="float" office:value="0.390099901458797" calcext:value-type="float">
            <text:p>0.3900999015</text:p>
          </table:table-cell>
          <table:table-cell office:value-type="float" office:value="0.0766140712838861" calcext:value-type="float">
            <text:p>0.0766140713</text:p>
          </table:table-cell>
          <table:table-cell office:value-type="float" office:value="11.4095099505033" calcext:value-type="float">
            <text:p>11.4095099505</text:p>
          </table:table-cell>
          <table:table-cell office:value-type="float" office:value="0.000000444546226775779" calcext:value-type="float">
            <text:p>4.45E-07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4.77984508827668" calcext:value-type="float">
            <text:p>4.7798450883</text:p>
          </table:table-cell>
          <table:table-cell office:value-type="float" office:value="0" calcext:value-type="float">
            <text:p>0</text:p>
          </table:table-cell>
          <table:table-cell office:value-type="float" office:value="0.051440202898921" calcext:value-type="float">
            <text:p>0.0514402029</text:p>
          </table:table-cell>
          <table:table-cell office:value-type="float" office:value="4.20469577373838" calcext:value-type="float">
            <text:p>4.20469577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8.10442057572241" calcext:value-type="float">
            <text:p>8.1044205757</text:p>
          </table:table-cell>
          <table:table-cell office:value-type="float" office:value="0.388145947403672" calcext:value-type="float">
            <text:p>0.3881459474</text:p>
          </table:table-cell>
          <table:table-cell office:value-type="float" office:value="1.55705392355617" calcext:value-type="float">
            <text:p>1.5570539236</text:p>
          </table:table-cell>
          <table:table-cell office:value-type="float" office:value="8.73831609444462" calcext:value-type="float">
            <text:p>8.7383160944</text:p>
          </table:table-cell>
          <table:table-cell office:value-type="float" office:value="0.000000444091228692126" calcext:value-type="float">
            <text:p>4.44E-07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6.27463209877666" calcext:value-type="float">
            <text:p>6.2746320988</text:p>
          </table:table-cell>
          <table:table-cell office:value-type="float" office:value="0.337932652461018" calcext:value-type="float">
            <text:p>0.3379326525</text:p>
          </table:table-cell>
          <table:table-cell office:value-type="float" office:value="0.0754639374105631" calcext:value-type="float">
            <text:p>0.0754639374</text:p>
          </table:table-cell>
          <table:table-cell office:value-type="float" office:value="3.56047945117085" calcext:value-type="float">
            <text:p>3.5604794512</text:p>
          </table:table-cell>
          <table:table-cell office:value-type="float" office:value="0.000000405624622674412" calcext:value-type="float">
            <text:p>4.06E-07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939.554053232111" calcext:value-type="float">
            <text:p>939.5540532321</text:p>
          </table:table-cell>
          <table:table-cell office:value-type="float" office:value="0" calcext:value-type="float">
            <text:p>0</text:p>
          </table:table-cell>
          <table:table-cell office:value-type="float" office:value="1.53673632624626" calcext:value-type="float">
            <text:p>1.5367363262</text:p>
          </table:table-cell>
          <table:table-cell office:value-type="float" office:value="5.60246164140474" calcext:value-type="float">
            <text:p>5.602461641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7.99081855378707" calcext:value-type="float">
            <text:p>7.9908185538</text:p>
          </table:table-cell>
          <table:table-cell office:value-type="float" office:value="0.208509625212048" calcext:value-type="float">
            <text:p>0.2085096252</text:p>
          </table:table-cell>
          <table:table-cell office:value-type="float" office:value="1.55268008375894" calcext:value-type="float">
            <text:p>1.5526800838</text:p>
          </table:table-cell>
          <table:table-cell office:value-type="float" office:value="8.60624900942287" calcext:value-type="float">
            <text:p>8.6062490094</text:p>
          </table:table-cell>
          <table:table-cell office:value-type="float" office:value="0.000000231516559228269" calcext:value-type="float">
            <text:p>2.32E-07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6.05753918275452" calcext:value-type="float">
            <text:p>6.0575391828</text:p>
          </table:table-cell>
          <table:table-cell office:value-type="float" office:value="0.100494445196037" calcext:value-type="float">
            <text:p>0.1004944452</text:p>
          </table:table-cell>
          <table:table-cell office:value-type="float" office:value="0.07349109649876" calcext:value-type="float">
            <text:p>0.0734910965</text:p>
          </table:table-cell>
          <table:table-cell office:value-type="float" office:value="7.3152520910275" calcext:value-type="float">
            <text:p>7.315252091</text:p>
          </table:table-cell>
          <table:table-cell office:value-type="float" office:value="0.000000234415784624231" calcext:value-type="float">
            <text:p>2.34E-07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8.27867712646227" calcext:value-type="float">
            <text:p>8.2786771265</text:p>
          </table:table-cell>
          <table:table-cell office:value-type="float" office:value="0.104477034527694" calcext:value-type="float">
            <text:p>0.1044770345</text:p>
          </table:table-cell>
          <table:table-cell office:value-type="float" office:value="1.55232442268335" calcext:value-type="float">
            <text:p>1.5523244227</text:p>
          </table:table-cell>
          <table:table-cell office:value-type="float" office:value="4.77740559852929" calcext:value-type="float">
            <text:p>4.7774055985</text:p>
          </table:table-cell>
          <table:table-cell office:value-type="float" office:value="0.000000136704719629088" calcext:value-type="float">
            <text:p>1.37E-07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5.48076759652229" calcext:value-type="float">
            <text:p>5.4807675965</text:p>
          </table:table-cell>
          <table:table-cell office:value-type="float" office:value="0" calcext:value-type="float">
            <text:p>0</text:p>
          </table:table-cell>
          <table:table-cell office:value-type="float" office:value="0.0594312625051057" calcext:value-type="float">
            <text:p>0.0594312625</text:p>
          </table:table-cell>
          <table:table-cell office:value-type="float" office:value="4.09824736462173" calcext:value-type="float">
            <text:p>4.098247364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4.87981427160273" calcext:value-type="float">
            <text:p>4.8798142716</text:p>
          </table:table-cell>
          <table:table-cell office:value-type="float" office:value="0" calcext:value-type="float">
            <text:p>0</text:p>
          </table:table-cell>
          <table:table-cell office:value-type="float" office:value="0.0472864749839501" calcext:value-type="float">
            <text:p>0.047286475</text:p>
          </table:table-cell>
          <table:table-cell office:value-type="float" office:value="3.1343192590446" calcext:value-type="float">
            <text:p>3.13431925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5.91115510714575" calcext:value-type="float">
            <text:p>5.9111551071</text:p>
          </table:table-cell>
          <table:table-cell office:value-type="float" office:value="0" calcext:value-type="float">
            <text:p>0</text:p>
          </table:table-cell>
          <table:table-cell office:value-type="float" office:value="0.0720608824834348" calcext:value-type="float">
            <text:p>0.0720608825</text:p>
          </table:table-cell>
          <table:table-cell office:value-type="float" office:value="7.07156677941187" calcext:value-type="float">
            <text:p>7.071566779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8.18400825540659" calcext:value-type="float">
            <text:p>8.1840082554</text:p>
          </table:table-cell>
          <table:table-cell office:value-type="float" office:value="0" calcext:value-type="float">
            <text:p>0</text:p>
          </table:table-cell>
          <table:table-cell office:value-type="float" office:value="0.0722104943100764" calcext:value-type="float">
            <text:p>0.0722104943</text:p>
          </table:table-cell>
          <table:table-cell office:value-type="float" office:value="7.37766946334161" calcext:value-type="float">
            <text:p>7.377669463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8.07273152881597" calcext:value-type="float">
            <text:p>8.0727315288</text:p>
          </table:table-cell>
          <table:table-cell office:value-type="float" office:value="0.00416986944757321" calcext:value-type="float">
            <text:p>0.0041698694</text:p>
          </table:table-cell>
          <table:table-cell office:value-type="float" office:value="0.0731217914574211" calcext:value-type="float">
            <text:p>0.0731217915</text:p>
          </table:table-cell>
          <table:table-cell office:value-type="float" office:value="5.67574627968473" calcext:value-type="float">
            <text:p>5.6757462797</text:p>
          </table:table-cell>
          <table:table-cell office:value-type="float" office:value="0.0000000420018324231774" calcext:value-type="float">
            <text:p>4.20E-08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2.03249217298282" calcext:value-type="float">
            <text:p>2.032492173</text:p>
          </table:table-cell>
          <table:table-cell office:value-type="float" office:value="0" calcext:value-type="float">
            <text:p>0</text:p>
          </table:table-cell>
          <table:table-cell office:value-type="float" office:value="0.0245167303092162" calcext:value-type="float">
            <text:p>0.0245167303</text:p>
          </table:table-cell>
          <table:table-cell office:value-type="float" office:value="1.78097979987599" calcext:value-type="float">
            <text:p>1.780979799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2.2804512326915" calcext:value-type="float">
            <text:p>2.2804512327</text:p>
          </table:table-cell>
          <table:table-cell office:value-type="float" office:value="0" calcext:value-type="float">
            <text:p>0</text:p>
          </table:table-cell>
          <table:table-cell office:value-type="float" office:value="0.0250822207852982" calcext:value-type="float">
            <text:p>0.0250822208</text:p>
          </table:table-cell>
          <table:table-cell office:value-type="float" office:value="1.44169186816727" calcext:value-type="float">
            <text:p>1.441691868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6.07524055934608" calcext:value-type="float">
            <text:p>6.0752405593</text:p>
          </table:table-cell>
          <table:table-cell office:value-type="float" office:value="0.218465061801038" calcext:value-type="float">
            <text:p>0.2184650618</text:p>
          </table:table-cell>
          <table:table-cell office:value-type="float" office:value="0.0659005831639272" calcext:value-type="float">
            <text:p>0.0659005832</text:p>
          </table:table-cell>
          <table:table-cell office:value-type="float" office:value="6.85412574700893" calcext:value-type="float">
            <text:p>6.854125747</text:p>
          </table:table-cell>
          <table:table-cell office:value-type="float" office:value="0.000000459368854476772" calcext:value-type="float">
            <text:p>4.59E-07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6.25207860938535" calcext:value-type="float">
            <text:p>6.2520786094</text:p>
          </table:table-cell>
          <table:table-cell office:value-type="float" office:value="0.230085650753104" calcext:value-type="float">
            <text:p>0.2300856508</text:p>
          </table:table-cell>
          <table:table-cell office:value-type="float" office:value="0.0702601613888328" calcext:value-type="float">
            <text:p>0.0702601614</text:p>
          </table:table-cell>
          <table:table-cell office:value-type="float" office:value="6.2912581301702" calcext:value-type="float">
            <text:p>6.2912581302</text:p>
          </table:table-cell>
          <table:table-cell office:value-type="float" office:value="0.000000507555005771758" calcext:value-type="float">
            <text:p>5.08E-07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7.21841035762441" calcext:value-type="float">
            <text:p>7.2184103576</text:p>
          </table:table-cell>
          <table:table-cell office:value-type="float" office:value="0.196118306095529" calcext:value-type="float">
            <text:p>0.1961183061</text:p>
          </table:table-cell>
          <table:table-cell office:value-type="float" office:value="0.0748568842750975" calcext:value-type="float">
            <text:p>0.0748568843</text:p>
          </table:table-cell>
          <table:table-cell office:value-type="float" office:value="5.64697378854988" calcext:value-type="float">
            <text:p>5.6469737885</text:p>
          </table:table-cell>
          <table:table-cell office:value-type="float" office:value="0.000000219486228899478" calcext:value-type="float">
            <text:p>2.19E-07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4.94259221988065" calcext:value-type="float">
            <text:p>4.9425922199</text:p>
          </table:table-cell>
          <table:table-cell office:value-type="float" office:value="0" calcext:value-type="float">
            <text:p>0</text:p>
          </table:table-cell>
          <table:table-cell office:value-type="float" office:value="0.0423894983291485" calcext:value-type="float">
            <text:p>0.0423894983</text:p>
          </table:table-cell>
          <table:table-cell office:value-type="float" office:value="3.85517891570755" calcext:value-type="float">
            <text:p>3.855178915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7.29163718373713" calcext:value-type="float">
            <text:p>7.2916371837</text:p>
          </table:table-cell>
          <table:table-cell office:value-type="float" office:value="0" calcext:value-type="float">
            <text:p>0</text:p>
          </table:table-cell>
          <table:table-cell office:value-type="float" office:value="0.0583460814216806" calcext:value-type="float">
            <text:p>0.0583460814</text:p>
          </table:table-cell>
          <table:table-cell office:value-type="float" office:value="5.96184763747797" calcext:value-type="float">
            <text:p>5.961847637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5.21849212626719" calcext:value-type="float">
            <text:p>5.2184921263</text:p>
          </table:table-cell>
          <table:table-cell office:value-type="float" office:value="0" calcext:value-type="float">
            <text:p>0</text:p>
          </table:table-cell>
          <table:table-cell office:value-type="float" office:value="0.0638442465870985" calcext:value-type="float">
            <text:p>0.0638442466</text:p>
          </table:table-cell>
          <table:table-cell office:value-type="float" office:value="3.57692503219631" calcext:value-type="float">
            <text:p>3.576925032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6.38960305677927" calcext:value-type="float">
            <text:p>6.3896030568</text:p>
          </table:table-cell>
          <table:table-cell office:value-type="float" office:value="0" calcext:value-type="float">
            <text:p>0</text:p>
          </table:table-cell>
          <table:table-cell office:value-type="float" office:value="0.066132257035007" calcext:value-type="float">
            <text:p>0.066132257</text:p>
          </table:table-cell>
          <table:table-cell office:value-type="float" office:value="7.37816166982925" calcext:value-type="float">
            <text:p>7.378161669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5.0983819719565" calcext:value-type="float">
            <text:p>5.098381972</text:p>
          </table:table-cell>
          <table:table-cell office:value-type="float" office:value="0" calcext:value-type="float">
            <text:p>0</text:p>
          </table:table-cell>
          <table:table-cell office:value-type="float" office:value="0.0575223322711064" calcext:value-type="float">
            <text:p>0.0575223323</text:p>
          </table:table-cell>
          <table:table-cell office:value-type="float" office:value="4.51067699018172" calcext:value-type="float">
            <text:p>4.510676990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6.85868501112557" calcext:value-type="float">
            <text:p>6.8586850111</text:p>
          </table:table-cell>
          <table:table-cell office:value-type="float" office:value="0" calcext:value-type="float">
            <text:p>0</text:p>
          </table:table-cell>
          <table:table-cell office:value-type="float" office:value="0.0721309743573531" calcext:value-type="float">
            <text:p>0.0721309744</text:p>
          </table:table-cell>
          <table:table-cell office:value-type="float" office:value="1798.47013664405" calcext:value-type="float">
            <text:p>1798.470136644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6.66304336153416" calcext:value-type="float">
            <text:p>6.6630433615</text:p>
          </table:table-cell>
          <table:table-cell office:value-type="float" office:value="0" calcext:value-type="float">
            <text:p>0</text:p>
          </table:table-cell>
          <table:table-cell office:value-type="float" office:value="0.0709815437953786" calcext:value-type="float">
            <text:p>0.0709815438</text:p>
          </table:table-cell>
          <table:table-cell office:value-type="float" office:value="6.33603034887802" calcext:value-type="float">
            <text:p>6.336030348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5.92561066912889" calcext:value-type="float">
            <text:p>5.9256106691</text:p>
          </table:table-cell>
          <table:table-cell office:value-type="float" office:value="0" calcext:value-type="float">
            <text:p>0</text:p>
          </table:table-cell>
          <table:table-cell office:value-type="float" office:value="1.54742262852059" calcext:value-type="float">
            <text:p>1.5474226285</text:p>
          </table:table-cell>
          <table:table-cell office:value-type="float" office:value="5.51778800294266" calcext:value-type="float">
            <text:p>5.517788002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6.9927823928382" calcext:value-type="float">
            <text:p>6.9927823928</text:p>
          </table:table-cell>
          <table:table-cell office:value-type="float" office:value="0.152696395880224" calcext:value-type="float">
            <text:p>0.1526963959</text:p>
          </table:table-cell>
          <table:table-cell office:value-type="float" office:value="0.0702556870933318" calcext:value-type="float">
            <text:p>0.0702556871</text:p>
          </table:table-cell>
          <table:table-cell office:value-type="float" office:value="5.28522618640653" calcext:value-type="float">
            <text:p>5.2852261864</text:p>
          </table:table-cell>
          <table:table-cell office:value-type="float" office:value="0.00000022208152474081" calcext:value-type="float">
            <text:p>2.22E-07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6.81503295490021" calcext:value-type="float">
            <text:p>6.8150329549</text:p>
          </table:table-cell>
          <table:table-cell office:value-type="float" office:value="0.0922457161045477" calcext:value-type="float">
            <text:p>0.0922457161</text:p>
          </table:table-cell>
          <table:table-cell office:value-type="float" office:value="0.0751719796722288" calcext:value-type="float">
            <text:p>0.0751719797</text:p>
          </table:table-cell>
          <table:table-cell office:value-type="float" office:value="7.85174987250805" calcext:value-type="float">
            <text:p>7.8517498725</text:p>
          </table:table-cell>
          <table:table-cell office:value-type="float" office:value="0.000000134538941015713" calcext:value-type="float">
            <text:p>1.35E-07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7.51889026143618" calcext:value-type="float">
            <text:p>7.5188902614</text:p>
          </table:table-cell>
          <table:table-cell office:value-type="float" office:value="0.034760370458736" calcext:value-type="float">
            <text:p>0.0347603705</text:p>
          </table:table-cell>
          <table:table-cell office:value-type="float" office:value="0.0743588488514671" calcext:value-type="float">
            <text:p>0.0743588489</text:p>
          </table:table-cell>
          <table:table-cell office:value-type="float" office:value="5.40138237930314" calcext:value-type="float">
            <text:p>5.4013823793</text:p>
          </table:table-cell>
          <table:table-cell office:value-type="float" office:value="0.0000000657878103374843" calcext:value-type="float">
            <text:p>6.58E-08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8.04690559504853" calcext:value-type="float">
            <text:p>8.046905595</text:p>
          </table:table-cell>
          <table:table-cell office:value-type="float" office:value="0.168357932497213" calcext:value-type="float">
            <text:p>0.1683579325</text:p>
          </table:table-cell>
          <table:table-cell office:value-type="float" office:value="0.0751867775468367" calcext:value-type="float">
            <text:p>0.0751867775</text:p>
          </table:table-cell>
          <table:table-cell office:value-type="float" office:value="5.3834309685682" calcext:value-type="float">
            <text:p>5.3834309686</text:p>
          </table:table-cell>
          <table:table-cell office:value-type="float" office:value="0.000000288793846715591" calcext:value-type="float">
            <text:p>2.89E-07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5.94619654973631" calcext:value-type="float">
            <text:p>5.9461965497</text:p>
          </table:table-cell>
          <table:table-cell office:value-type="float" office:value="0" calcext:value-type="float">
            <text:p>0</text:p>
          </table:table-cell>
          <table:table-cell office:value-type="float" office:value="0.0681395408703304" calcext:value-type="float">
            <text:p>0.0681395409</text:p>
          </table:table-cell>
          <table:table-cell office:value-type="float" office:value="7.04753347566609" calcext:value-type="float">
            <text:p>7.047533475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4.14332112644463" calcext:value-type="float">
            <text:p>4.1433211264</text:p>
          </table:table-cell>
          <table:table-cell office:value-type="float" office:value="0" calcext:value-type="float">
            <text:p>0</text:p>
          </table:table-cell>
          <table:table-cell office:value-type="float" office:value="0.0438711142706918" calcext:value-type="float">
            <text:p>0.0438711143</text:p>
          </table:table-cell>
          <table:table-cell office:value-type="float" office:value="1.87047884393737" calcext:value-type="float">
            <text:p>1.870478843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6.1269249200667" calcext:value-type="float">
            <text:p>6.1269249201</text:p>
          </table:table-cell>
          <table:table-cell office:value-type="float" office:value="0.183835380825275" calcext:value-type="float">
            <text:p>0.1838353808</text:p>
          </table:table-cell>
          <table:table-cell office:value-type="float" office:value="0.0706609205017588" calcext:value-type="float">
            <text:p>0.0706609205</text:p>
          </table:table-cell>
          <table:table-cell office:value-type="float" office:value="7.4964466301155" calcext:value-type="float">
            <text:p>7.4964466301</text:p>
          </table:table-cell>
          <table:table-cell office:value-type="float" office:value="0.000000301928256209658" calcext:value-type="float">
            <text:p>3.02E-07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6.78985454220357" calcext:value-type="float">
            <text:p>6.7898545422</text:p>
          </table:table-cell>
          <table:table-cell office:value-type="float" office:value="0.0320807798645599" calcext:value-type="float">
            <text:p>0.0320807799</text:p>
          </table:table-cell>
          <table:table-cell office:value-type="float" office:value="0.0732940943181552" calcext:value-type="float">
            <text:p>0.0732940943</text:p>
          </table:table-cell>
          <table:table-cell office:value-type="float" office:value="4.78307247300615" calcext:value-type="float">
            <text:p>4.783072473</text:p>
          </table:table-cell>
          <table:table-cell office:value-type="float" office:value="0.0000000592858688986153" calcext:value-type="float">
            <text:p>5.93E-08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7.85824590034066" calcext:value-type="float">
            <text:p>7.8582459003</text:p>
          </table:table-cell>
          <table:table-cell office:value-type="float" office:value="0.165233704183892" calcext:value-type="float">
            <text:p>0.1652337042</text:p>
          </table:table-cell>
          <table:table-cell office:value-type="float" office:value="0.0760249778571599" calcext:value-type="float">
            <text:p>0.0760249779</text:p>
          </table:table-cell>
          <table:table-cell office:value-type="float" office:value="7.74165208647794" calcext:value-type="float">
            <text:p>7.7416520865</text:p>
          </table:table-cell>
          <table:table-cell office:value-type="float" office:value="0.000000168876160472605" calcext:value-type="float">
            <text:p>1.69E-07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7.21531788451657" calcext:value-type="float">
            <text:p>7.2153178845</text:p>
          </table:table-cell>
          <table:table-cell office:value-type="float" office:value="0.415834535342277" calcext:value-type="float">
            <text:p>0.4158345353</text:p>
          </table:table-cell>
          <table:table-cell office:value-type="float" office:value="1.55188276600437" calcext:value-type="float">
            <text:p>1.551882766</text:p>
          </table:table-cell>
          <table:table-cell office:value-type="float" office:value="5.42079068188514" calcext:value-type="float">
            <text:p>5.4207906819</text:p>
          </table:table-cell>
          <table:table-cell office:value-type="float" office:value="0.000000518833701723923" calcext:value-type="float">
            <text:p>5.19E-07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6.43103489737866" calcext:value-type="float">
            <text:p>6.4310348974</text:p>
          </table:table-cell>
          <table:table-cell office:value-type="float" office:value="0" calcext:value-type="float">
            <text:p>0</text:p>
          </table:table-cell>
          <table:table-cell office:value-type="float" office:value="1.58446760547868" calcext:value-type="float">
            <text:p>1.5844676055</text:p>
          </table:table-cell>
          <table:table-cell office:value-type="float" office:value="6.2518229675888" calcext:value-type="float">
            <text:p>6.251822967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7.05536334257304" calcext:value-type="float">
            <text:p>7.0553633426</text:p>
          </table:table-cell>
          <table:table-cell office:value-type="float" office:value="0.289845342836747" calcext:value-type="float">
            <text:p>0.2898453428</text:p>
          </table:table-cell>
          <table:table-cell office:value-type="float" office:value="1.54705135451047" calcext:value-type="float">
            <text:p>1.5470513545</text:p>
          </table:table-cell>
          <table:table-cell office:value-type="float" office:value="7.62558036581525" calcext:value-type="float">
            <text:p>7.6255803658</text:p>
          </table:table-cell>
          <table:table-cell office:value-type="float" office:value="0.000000433260216308502" calcext:value-type="float">
            <text:p>4.33E-07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6.94119667750526" calcext:value-type="float">
            <text:p>6.9411966775</text:p>
          </table:table-cell>
          <table:table-cell office:value-type="float" office:value="0" calcext:value-type="float">
            <text:p>0</text:p>
          </table:table-cell>
          <table:table-cell office:value-type="float" office:value="0.0612410688471426" calcext:value-type="float">
            <text:p>0.0612410688</text:p>
          </table:table-cell>
          <table:table-cell office:value-type="float" office:value="8.43988584579251" calcext:value-type="float">
            <text:p>8.439885845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4.67826671807698" calcext:value-type="float">
            <text:p>4.6782667181</text:p>
          </table:table-cell>
          <table:table-cell office:value-type="float" office:value="0" calcext:value-type="float">
            <text:p>0</text:p>
          </table:table-cell>
          <table:table-cell office:value-type="float" office:value="0.0511579358463393" calcext:value-type="float">
            <text:p>0.0511579358</text:p>
          </table:table-cell>
          <table:table-cell office:value-type="float" office:value="5.28499849170761" calcext:value-type="float">
            <text:p>5.284998491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7.18456448939756" calcext:value-type="float">
            <text:p>7.1845644894</text:p>
          </table:table-cell>
          <table:table-cell office:value-type="float" office:value="0.697485117954385" calcext:value-type="float">
            <text:p>0.697485118</text:p>
          </table:table-cell>
          <table:table-cell office:value-type="float" office:value="0.0778910189115532" calcext:value-type="float">
            <text:p>0.0778910189</text:p>
          </table:table-cell>
          <table:table-cell office:value-type="float" office:value="4.57668071495243" calcext:value-type="float">
            <text:p>4.576680715</text:p>
          </table:table-cell>
          <table:table-cell office:value-type="float" office:value="0.000000582100677399004" calcext:value-type="float">
            <text:p>5.82E-07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6.99993230018165" calcext:value-type="float">
            <text:p>6.9999323002</text:p>
          </table:table-cell>
          <table:table-cell office:value-type="float" office:value="0.222006169267769" calcext:value-type="float">
            <text:p>0.2220061693</text:p>
          </table:table-cell>
          <table:table-cell office:value-type="float" office:value="0.0750221358731251" calcext:value-type="float">
            <text:p>0.0750221359</text:p>
          </table:table-cell>
          <table:table-cell office:value-type="float" office:value="3.8387559232868" calcext:value-type="float">
            <text:p>3.8387559233</text:p>
          </table:table-cell>
          <table:table-cell office:value-type="float" office:value="0.00000035706976139524" calcext:value-type="float">
            <text:p>3.57E-07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5.5653095754075" calcext:value-type="float">
            <text:p>5.5653095754</text:p>
          </table:table-cell>
          <table:table-cell office:value-type="float" office:value="0" calcext:value-type="float">
            <text:p>0</text:p>
          </table:table-cell>
          <table:table-cell office:value-type="float" office:value="0.0659237524089352" calcext:value-type="float">
            <text:p>0.0659237524</text:p>
          </table:table-cell>
          <table:table-cell office:value-type="float" office:value="5.19900558937999" calcext:value-type="float">
            <text:p>5.199005589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6.49299085045016" calcext:value-type="float">
            <text:p>6.4929908505</text:p>
          </table:table-cell>
          <table:table-cell office:value-type="float" office:value="0" calcext:value-type="float">
            <text:p>0</text:p>
          </table:table-cell>
          <table:table-cell office:value-type="float" office:value="0.0739788738230588" calcext:value-type="float">
            <text:p>0.0739788738</text:p>
          </table:table-cell>
          <table:table-cell office:value-type="float" office:value="3.43500543275482" calcext:value-type="float">
            <text:p>3.435005432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6.17447767907723" calcext:value-type="float">
            <text:p>6.1744776791</text:p>
          </table:table-cell>
          <table:table-cell office:value-type="float" office:value="0.255971364362458" calcext:value-type="float">
            <text:p>0.2559713644</text:p>
          </table:table-cell>
          <table:table-cell office:value-type="float" office:value="0.0746250010041401" calcext:value-type="float">
            <text:p>0.074625001</text:p>
          </table:table-cell>
          <table:table-cell office:value-type="float" office:value="3.61921580130918" calcext:value-type="float">
            <text:p>3.6192158013</text:p>
          </table:table-cell>
          <table:table-cell office:value-type="float" office:value="0.000000367698613591349" calcext:value-type="float">
            <text:p>3.68E-07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6.83623758808212" calcext:value-type="float">
            <text:p>6.8362375881</text:p>
          </table:table-cell>
          <table:table-cell office:value-type="float" office:value="0.697626116021755" calcext:value-type="float">
            <text:p>0.697626116</text:p>
          </table:table-cell>
          <table:table-cell office:value-type="float" office:value="1.54380221585859" calcext:value-type="float">
            <text:p>1.5438022159</text:p>
          </table:table-cell>
          <table:table-cell office:value-type="float" office:value="5.20082437573384" calcext:value-type="float">
            <text:p>5.2008243757</text:p>
          </table:table-cell>
          <table:table-cell office:value-type="float" office:value="0.000000581900562461785" calcext:value-type="float">
            <text:p>5.82E-07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7.19214715466903" calcext:value-type="float">
            <text:p>7.1921471547</text:p>
          </table:table-cell>
          <table:table-cell office:value-type="float" office:value="0.252999812119283" calcext:value-type="float">
            <text:p>0.2529998121</text:p>
          </table:table-cell>
          <table:table-cell office:value-type="float" office:value="0.0716230466400179" calcext:value-type="float">
            <text:p>0.0716230466</text:p>
          </table:table-cell>
          <table:table-cell office:value-type="float" office:value="6.53214405277551" calcext:value-type="float">
            <text:p>6.5321440528</text:p>
          </table:table-cell>
          <table:table-cell office:value-type="float" office:value="0.000000365287269260276" calcext:value-type="float">
            <text:p>3.65E-07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5.01756438400498" calcext:value-type="float">
            <text:p>5.017564384</text:p>
          </table:table-cell>
          <table:table-cell office:value-type="float" office:value="0" calcext:value-type="float">
            <text:p>0</text:p>
          </table:table-cell>
          <table:table-cell office:value-type="float" office:value="0.0555935163485278" calcext:value-type="float">
            <text:p>0.0555935163</text:p>
          </table:table-cell>
          <table:table-cell office:value-type="float" office:value="4.2657117603744" calcext:value-type="float">
            <text:p>4.265711760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6.47306170097381" calcext:value-type="float">
            <text:p>6.473061701</text:p>
          </table:table-cell>
          <table:table-cell office:value-type="float" office:value="0.697642929661892" calcext:value-type="float">
            <text:p>0.6976429297</text:p>
          </table:table-cell>
          <table:table-cell office:value-type="float" office:value="0.0782459625342531" calcext:value-type="float">
            <text:p>0.0782459625</text:p>
          </table:table-cell>
          <table:table-cell office:value-type="float" office:value="5.80503057418429" calcext:value-type="float">
            <text:p>5.8050305742</text:p>
          </table:table-cell>
          <table:table-cell office:value-type="float" office:value="0.000000581712230959397" calcext:value-type="float">
            <text:p>5.82E-07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956.607175496652" calcext:value-type="float">
            <text:p>956.6071754967</text:p>
          </table:table-cell>
          <table:table-cell office:value-type="float" office:value="0" calcext:value-type="float">
            <text:p>0</text:p>
          </table:table-cell>
          <table:table-cell office:value-type="float" office:value="0.0591511653557951" calcext:value-type="float">
            <text:p>0.0591511654</text:p>
          </table:table-cell>
          <table:table-cell office:value-type="float" office:value="1810.14343487923" calcext:value-type="float">
            <text:p>1810.143434879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9.79840407333944" calcext:value-type="float">
            <text:p>9.7984040733</text:p>
          </table:table-cell>
          <table:table-cell office:value-type="float" office:value="0.131455537480326" calcext:value-type="float">
            <text:p>0.1314555375</text:p>
          </table:table-cell>
          <table:table-cell office:value-type="float" office:value="0.0728120475328424" calcext:value-type="float">
            <text:p>0.0728120475</text:p>
          </table:table-cell>
          <table:table-cell office:value-type="float" office:value="8.23770119717812" calcext:value-type="float">
            <text:p>8.2377011972</text:p>
          </table:table-cell>
          <table:table-cell office:value-type="float" office:value="0.00000021715302825118" calcext:value-type="float">
            <text:p>2.17E-07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4.55992598215489" calcext:value-type="float">
            <text:p>4.5599259822</text:p>
          </table:table-cell>
          <table:table-cell office:value-type="float" office:value="0" calcext:value-type="float">
            <text:p>0</text:p>
          </table:table-cell>
          <table:table-cell office:value-type="float" office:value="0.0534905093041775" calcext:value-type="float">
            <text:p>0.0534905093</text:p>
          </table:table-cell>
          <table:table-cell office:value-type="float" office:value="2.78106162363911" calcext:value-type="float">
            <text:p>2.781061623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3.78570744084295" calcext:value-type="float">
            <text:p>3.7857074408</text:p>
          </table:table-cell>
          <table:table-cell office:value-type="float" office:value="0" calcext:value-type="float">
            <text:p>0</text:p>
          </table:table-cell>
          <table:table-cell office:value-type="float" office:value="0.0381079209064029" calcext:value-type="float">
            <text:p>0.0381079209</text:p>
          </table:table-cell>
          <table:table-cell office:value-type="float" office:value="3.39250290279968" calcext:value-type="float">
            <text:p>3.392502902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3.36763182614603" calcext:value-type="float">
            <text:p>3.3676318261</text:p>
          </table:table-cell>
          <table:table-cell office:value-type="float" office:value="0" calcext:value-type="float">
            <text:p>0</text:p>
          </table:table-cell>
          <table:table-cell office:value-type="float" office:value="0.0334967888547589" calcext:value-type="float">
            <text:p>0.0334967889</text:p>
          </table:table-cell>
          <table:table-cell office:value-type="float" office:value="5.91755454681775" calcext:value-type="float">
            <text:p>5.917554546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8.50612486278807" calcext:value-type="float">
            <text:p>8.5061248628</text:p>
          </table:table-cell>
          <table:table-cell office:value-type="float" office:value="0.0122563161326739" calcext:value-type="float">
            <text:p>0.0122563161</text:p>
          </table:table-cell>
          <table:table-cell office:value-type="float" office:value="0.0732320892979353" calcext:value-type="float">
            <text:p>0.0732320893</text:p>
          </table:table-cell>
          <table:table-cell office:value-type="float" office:value="4.09516781570925" calcext:value-type="float">
            <text:p>4.0951678157</text:p>
          </table:table-cell>
          <table:table-cell office:value-type="float" office:value="0.0000000346853514343531" calcext:value-type="float">
            <text:p>3.47E-08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4.94623995185698" calcext:value-type="float">
            <text:p>4.9462399519</text:p>
          </table:table-cell>
          <table:table-cell office:value-type="float" office:value="0" calcext:value-type="float">
            <text:p>0</text:p>
          </table:table-cell>
          <table:table-cell office:value-type="float" office:value="0.0489236137098819" calcext:value-type="float">
            <text:p>0.0489236137</text:p>
          </table:table-cell>
          <table:table-cell office:value-type="float" office:value="2.62299814712039" calcext:value-type="float">
            <text:p>2.62299814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3.14022509915078" calcext:value-type="float">
            <text:p>3.1402250992</text:p>
          </table:table-cell>
          <table:table-cell office:value-type="float" office:value="0.234688092565648" calcext:value-type="float">
            <text:p>0.2346880926</text:p>
          </table:table-cell>
          <table:table-cell office:value-type="float" office:value="0.0284792017121345" calcext:value-type="float">
            <text:p>0.0284792017</text:p>
          </table:table-cell>
          <table:table-cell office:value-type="float" office:value="0.531770612620182" calcext:value-type="float">
            <text:p>0.5317706126</text:p>
          </table:table-cell>
          <table:table-cell office:value-type="float" office:value="0.000000367250513574289" calcext:value-type="float">
            <text:p>3.67E-07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8.7417633258774" calcext:value-type="float">
            <text:p>8.7417633259</text:p>
          </table:table-cell>
          <table:table-cell office:value-type="float" office:value="0.697226976900304" calcext:value-type="float">
            <text:p>0.6972269769</text:p>
          </table:table-cell>
          <table:table-cell office:value-type="float" office:value="0.0777607546487692" calcext:value-type="float">
            <text:p>0.0777607546</text:p>
          </table:table-cell>
          <table:table-cell office:value-type="float" office:value="4.93984906823989" calcext:value-type="float">
            <text:p>4.9398490682</text:p>
          </table:table-cell>
          <table:table-cell office:value-type="float" office:value="0.00000058096294569266" calcext:value-type="float">
            <text:p>5.81E-07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7.22473426654734" calcext:value-type="float">
            <text:p>7.2247342665</text:p>
          </table:table-cell>
          <table:table-cell office:value-type="float" office:value="0.0286586549497916" calcext:value-type="float">
            <text:p>0.0286586549</text:p>
          </table:table-cell>
          <table:table-cell office:value-type="float" office:value="1.55023202211938" calcext:value-type="float">
            <text:p>1.5502320221</text:p>
          </table:table-cell>
          <table:table-cell office:value-type="float" office:value="10.079659400381" calcext:value-type="float">
            <text:p>10.0796594004</text:p>
          </table:table-cell>
          <table:table-cell office:value-type="float" office:value="0.0000000414042091751362" calcext:value-type="float">
            <text:p>4.14E-08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5.91022167572644" calcext:value-type="float">
            <text:p>5.9102216757</text:p>
          </table:table-cell>
          <table:table-cell office:value-type="float" office:value="0" calcext:value-type="float">
            <text:p>0</text:p>
          </table:table-cell>
          <table:table-cell office:value-type="float" office:value="0.0692649098635923" calcext:value-type="float">
            <text:p>0.0692649099</text:p>
          </table:table-cell>
          <table:table-cell office:value-type="float" office:value="5.15947216134423" calcext:value-type="float">
            <text:p>5.159472161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6.34783766229051" calcext:value-type="float">
            <text:p>6.3478376623</text:p>
          </table:table-cell>
          <table:table-cell office:value-type="float" office:value="0" calcext:value-type="float">
            <text:p>0</text:p>
          </table:table-cell>
          <table:table-cell office:value-type="float" office:value="0.0633019298855748" calcext:value-type="float">
            <text:p>0.0633019299</text:p>
          </table:table-cell>
          <table:table-cell office:value-type="float" office:value="5.95391235116249" calcext:value-type="float">
            <text:p>5.953912351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7.16634600832054" calcext:value-type="float">
            <text:p>7.1663460083</text:p>
          </table:table-cell>
          <table:table-cell office:value-type="float" office:value="0.409809310814254" calcext:value-type="float">
            <text:p>0.4098093108</text:p>
          </table:table-cell>
          <table:table-cell office:value-type="float" office:value="0.0760631690487058" calcext:value-type="float">
            <text:p>0.076063169</text:p>
          </table:table-cell>
          <table:table-cell office:value-type="float" office:value="6.07998891068585" calcext:value-type="float">
            <text:p>6.0799889107</text:p>
          </table:table-cell>
          <table:table-cell office:value-type="float" office:value="0.000000536336168870707" calcext:value-type="float">
            <text:p>5.36E-07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7.81772387716908" calcext:value-type="float">
            <text:p>7.8177238772</text:p>
          </table:table-cell>
          <table:table-cell office:value-type="float" office:value="0.00911249978591663" calcext:value-type="float">
            <text:p>0.0091124998</text:p>
          </table:table-cell>
          <table:table-cell office:value-type="float" office:value="0.0734339850846403" calcext:value-type="float">
            <text:p>0.0734339851</text:p>
          </table:table-cell>
          <table:table-cell office:value-type="float" office:value="7.71328213442126" calcext:value-type="float">
            <text:p>7.7132821344</text:p>
          </table:table-cell>
          <table:table-cell office:value-type="float" office:value="0.000000028532244430119" calcext:value-type="float">
            <text:p>2.85E-08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7.56250710223665" calcext:value-type="float">
            <text:p>7.5625071022</text:p>
          </table:table-cell>
          <table:table-cell office:value-type="float" office:value="0.0400464274267408" calcext:value-type="float">
            <text:p>0.0400464274</text:p>
          </table:table-cell>
          <table:table-cell office:value-type="float" office:value="0.0756829286299613" calcext:value-type="float">
            <text:p>0.0756829286</text:p>
          </table:table-cell>
          <table:table-cell office:value-type="float" office:value="5.98375837156704" calcext:value-type="float">
            <text:p>5.9837583716</text:p>
          </table:table-cell>
          <table:table-cell office:value-type="float" office:value="0.000000128805215387907" calcext:value-type="float">
            <text:p>1.29E-07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6.97837922069362" calcext:value-type="float">
            <text:p>6.9783792207</text:p>
          </table:table-cell>
          <table:table-cell office:value-type="float" office:value="0.11576657815914" calcext:value-type="float">
            <text:p>0.1157665782</text:p>
          </table:table-cell>
          <table:table-cell office:value-type="float" office:value="0.0750672542497435" calcext:value-type="float">
            <text:p>0.0750672542</text:p>
          </table:table-cell>
          <table:table-cell office:value-type="float" office:value="5.05529977680984" calcext:value-type="float">
            <text:p>5.0552997768</text:p>
          </table:table-cell>
          <table:table-cell office:value-type="float" office:value="0.000000188384837328759" calcext:value-type="float">
            <text:p>1.88E-07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6.5334992632372" calcext:value-type="float">
            <text:p>6.5334992632</text:p>
          </table:table-cell>
          <table:table-cell office:value-type="float" office:value="0" calcext:value-type="float">
            <text:p>0</text:p>
          </table:table-cell>
          <table:table-cell office:value-type="float" office:value="0.0645095568478676" calcext:value-type="float">
            <text:p>0.0645095568</text:p>
          </table:table-cell>
          <table:table-cell office:value-type="float" office:value="6.85189898256688" calcext:value-type="float">
            <text:p>6.851898982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6.835542086658" calcext:value-type="float">
            <text:p>6.8355420867</text:p>
          </table:table-cell>
          <table:table-cell office:value-type="float" office:value="0.0268444066037569" calcext:value-type="float">
            <text:p>0.0268444066</text:p>
          </table:table-cell>
          <table:table-cell office:value-type="float" office:value="0.0741089941785891" calcext:value-type="float">
            <text:p>0.0741089942</text:p>
          </table:table-cell>
          <table:table-cell office:value-type="float" office:value="3.82290542927682" calcext:value-type="float">
            <text:p>3.8229054293</text:p>
          </table:table-cell>
          <table:table-cell office:value-type="float" office:value="0.0000000390747935059295" calcext:value-type="float">
            <text:p>3.91E-08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5.27063798951706" calcext:value-type="float">
            <text:p>5.2706379895</text:p>
          </table:table-cell>
          <table:table-cell office:value-type="float" office:value="0" calcext:value-type="float">
            <text:p>0</text:p>
          </table:table-cell>
          <table:table-cell office:value-type="float" office:value="0.0644617776906694" calcext:value-type="float">
            <text:p>0.0644617777</text:p>
          </table:table-cell>
          <table:table-cell office:value-type="float" office:value="4.99686463984277" calcext:value-type="float">
            <text:p>4.996864639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4.94993724376385" calcext:value-type="float">
            <text:p>4.9499372438</text:p>
          </table:table-cell>
          <table:table-cell office:value-type="float" office:value="0" calcext:value-type="float">
            <text:p>0</text:p>
          </table:table-cell>
          <table:table-cell office:value-type="float" office:value="0.0567736422168875" calcext:value-type="float">
            <text:p>0.0567736422</text:p>
          </table:table-cell>
          <table:table-cell office:value-type="float" office:value="6.1331895044231" calcext:value-type="float">
            <text:p>6.133189504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7.24767524111243" calcext:value-type="float">
            <text:p>7.2476752411</text:p>
          </table:table-cell>
          <table:table-cell office:value-type="float" office:value="0.697810325075655" calcext:value-type="float">
            <text:p>0.6978103251</text:p>
          </table:table-cell>
          <table:table-cell office:value-type="float" office:value="0.0791907357651817" calcext:value-type="float">
            <text:p>0.0791907358</text:p>
          </table:table-cell>
          <table:table-cell office:value-type="float" office:value="4.66115486817664" calcext:value-type="float">
            <text:p>4.6611548682</text:p>
          </table:table-cell>
          <table:table-cell office:value-type="float" office:value="0.000000582376559426918" calcext:value-type="float">
            <text:p>5.82E-07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948.489793868667" calcext:value-type="float">
            <text:p>948.4897938687</text:p>
          </table:table-cell>
          <table:table-cell office:value-type="float" office:value="0.393597070237052" calcext:value-type="float">
            <text:p>0.3935970702</text:p>
          </table:table-cell>
          <table:table-cell office:value-type="float" office:value="1.5523286590688" calcext:value-type="float">
            <text:p>1.5523286591</text:p>
          </table:table-cell>
          <table:table-cell office:value-type="float" office:value="5.94854113592979" calcext:value-type="float">
            <text:p>5.9485411359</text:p>
          </table:table-cell>
          <table:table-cell office:value-type="float" office:value="0.000000446521404319379" calcext:value-type="float">
            <text:p>4.47E-07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7.59694697010858" calcext:value-type="float">
            <text:p>7.5969469701</text:p>
          </table:table-cell>
          <table:table-cell office:value-type="float" office:value="0.33072715397179" calcext:value-type="float">
            <text:p>0.330727154</text:p>
          </table:table-cell>
          <table:table-cell office:value-type="float" office:value="0.0761559084096677" calcext:value-type="float">
            <text:p>0.0761559084</text:p>
          </table:table-cell>
          <table:table-cell office:value-type="float" office:value="7.66916094646582" calcext:value-type="float">
            <text:p>7.6691609465</text:p>
          </table:table-cell>
          <table:table-cell office:value-type="float" office:value="0.000000403422480989681" calcext:value-type="float">
            <text:p>4.03E-07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6.20247424121142" calcext:value-type="float">
            <text:p>6.2024742412</text:p>
          </table:table-cell>
          <table:table-cell office:value-type="float" office:value="0" calcext:value-type="float">
            <text:p>0</text:p>
          </table:table-cell>
          <table:table-cell office:value-type="float" office:value="1.58260683544906" calcext:value-type="float">
            <text:p>1.5826068354</text:p>
          </table:table-cell>
          <table:table-cell office:value-type="float" office:value="3.84292185393969" calcext:value-type="float">
            <text:p>3.842921853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5.88319161292431" calcext:value-type="float">
            <text:p>5.8831916129</text:p>
          </table:table-cell>
          <table:table-cell office:value-type="float" office:value="0" calcext:value-type="float">
            <text:p>0</text:p>
          </table:table-cell>
          <table:table-cell office:value-type="float" office:value="0.064620404355004" calcext:value-type="float">
            <text:p>0.0646204044</text:p>
          </table:table-cell>
          <table:table-cell office:value-type="float" office:value="6.22308933479799" calcext:value-type="float">
            <text:p>6.2230893348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08:13:51.27160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09:06:47.297387889</meta:creation-date>
    <dc:date>2016-06-30T08:17:12.397728157</dc:date>
    <meta:editing-duration>PT1H13M5S</meta:editing-duration>
    <meta:editing-cycles>13</meta:editing-cycles>
    <meta:generator>LibreOffice/5.1.4.2$Linux_X86_64 LibreOffice_project/10m0$Build-2</meta:generator>
    <meta:document-statistic meta:table-count="4" meta:cell-count="8879" meta:object-count="0"/>
    <meta:user-defined meta:name="qrichtext">1</meta:user-defined>
  </office:meta>
</office:document-meta>
</file>